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_x</text:p>
          </table:table-cell>
          <table:table-cell office:value-type="string" calcext:value-type="string">
            <text:p>s_y</text:p>
          </table:table-cell>
          <table:table-cell office:value-type="string" calcext:value-type="string">
            <text:p>p_x</text:p>
          </table:table-cell>
          <table:table-cell office:value-type="string" calcext:value-type="string">
            <text:p>p_y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v_y</text:p>
          </table:table-cell>
          <table:table-cell table:number-columns-repeated="2"/>
        </table:table-row>
        <table:table-row table:style-name="ro1">
          <table:table-cell office:value-type="float" office:value="1527048195.43721" calcext:value-type="float">
            <text:p>1527048195.4372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57.751709" calcext:value-type="float">
            <text:p>257.751709</text:p>
          </table:table-cell>
          <table:table-cell office:value-type="float" office:value="12.946119" calcext:value-type="float">
            <text:p>12.946119</text:p>
          </table:table-cell>
          <table:table-cell office:value-type="float" office:value="0.980803" calcext:value-type="float">
            <text:p>0.980803</text:p>
          </table:table-cell>
          <table:table-cell office:value-type="float" office:value="0.218366" calcext:value-type="float">
            <text:p>0.218366</text:p>
          </table:table-cell>
          <table:table-cell office:value-type="float" office:value="9.479969" calcext:value-type="float">
            <text:p>9.479969</text:p>
          </table:table-cell>
          <table:table-cell office:value-type="float" office:value="2.110619" calcext:value-type="float">
            <text:p>2.110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</table:table-row>
        <table:table-row table:style-name="ro1" table:visibility="filter">
          <table:table-cell office:value-type="float" office:value="1527048195.43728" calcext:value-type="float">
            <text:p>1527048195.4372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57.751709" calcext:value-type="float">
            <text:p>257.751709</text:p>
          </table:table-cell>
          <table:table-cell office:value-type="float" office:value="12.946119" calcext:value-type="float">
            <text:p>12.946119</text:p>
          </table:table-cell>
          <table:table-cell table:style-name="Default" office:value-type="float" office:value="0.980803" calcext:value-type="float">
            <text:p>0.980803</text:p>
          </table:table-cell>
          <table:table-cell office:value-type="float" office:value="0.218366" calcext:value-type="float">
            <text:p>0.218366</text:p>
          </table:table-cell>
          <table:table-cell table:style-name="Default" office:value-type="float" office:value="9.479969" calcext:value-type="float">
            <text:p>9.479969</text:p>
          </table:table-cell>
          <table:table-cell office:value-type="float" office:value="2.110619" calcext:value-type="float">
            <text:p>2.110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</table:table-row>
        <table:table-row table:style-name="ro1">
          <table:table-cell office:value-type="float" office:value="1527048195.45672" calcext:value-type="float">
            <text:p>1527048195.4567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58.695312" calcext:value-type="float">
            <text:p>258.695312</text:p>
          </table:table-cell>
          <table:table-cell office:value-type="float" office:value="12.319655" calcext:value-type="float">
            <text:p>12.319655</text:p>
          </table:table-cell>
          <table:table-cell office:value-type="float" office:value="0.982498" calcext:value-type="float">
            <text:p>0.982498</text:p>
          </table:table-cell>
          <table:table-cell office:value-type="float" office:value="0.213275" calcext:value-type="float">
            <text:p>0.213275</text:p>
          </table:table-cell>
          <table:table-cell office:value-type="float" office:value="9.497341" calcext:value-type="float">
            <text:p>9.497341</text:p>
          </table:table-cell>
          <table:table-cell office:value-type="float" office:value="2.058454" calcext:value-type="float">
            <text:p>2.058454</text:p>
          </table:table-cell>
          <table:table-cell office:value-type="float" office:value="0.980803" calcext:value-type="float">
            <text:p>0.980803</text:p>
          </table:table-cell>
          <table:table-cell office:value-type="string" calcext:value-type="string">
            <text:p>0.218366</text:p>
          </table:table-cell>
        </table:table-row>
        <table:table-row table:style-name="ro1" table:visibility="filter">
          <table:table-cell office:value-type="float" office:value="1527048195.45681" calcext:value-type="float">
            <text:p>1527048195.4568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58.695312" calcext:value-type="float">
            <text:p>258.695312</text:p>
          </table:table-cell>
          <table:table-cell office:value-type="float" office:value="12.319655" calcext:value-type="float">
            <text:p>12.319655</text:p>
          </table:table-cell>
          <table:table-cell table:style-name="Default" office:value-type="float" office:value="0.982498" calcext:value-type="float">
            <text:p>0.982498</text:p>
          </table:table-cell>
          <table:table-cell office:value-type="float" office:value="0.213275" calcext:value-type="float">
            <text:p>0.213275</text:p>
          </table:table-cell>
          <table:table-cell table:style-name="Default" office:value-type="float" office:value="9.497341" calcext:value-type="float">
            <text:p>9.497341</text:p>
          </table:table-cell>
          <table:table-cell office:value-type="float" office:value="2.058454" calcext:value-type="float">
            <text:p>2.058454</text:p>
          </table:table-cell>
          <table:table-cell office:value-type="float" office:value="0.980803" calcext:value-type="float">
            <text:p>0.980803</text:p>
          </table:table-cell>
          <table:table-cell office:value-type="string" calcext:value-type="string">
            <text:p>0.218366</text:p>
          </table:table-cell>
        </table:table-row>
        <table:table-row table:style-name="ro1">
          <table:table-cell office:value-type="float" office:value="1527048195.47622" calcext:value-type="float">
            <text:p>1527048195.4762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0.551849" calcext:value-type="float">
            <text:p>260.551849</text:p>
          </table:table-cell>
          <table:table-cell office:value-type="float" office:value="10.152664" calcext:value-type="float">
            <text:p>10.152664</text:p>
          </table:table-cell>
          <table:table-cell office:value-type="float" office:value="0.985822" calcext:value-type="float">
            <text:p>0.985822</text:p>
          </table:table-cell>
          <table:table-cell office:value-type="float" office:value="0.194598" calcext:value-type="float">
            <text:p>0.194598</text:p>
          </table:table-cell>
          <table:table-cell office:value-type="float" office:value="9.531427" calcext:value-type="float">
            <text:p>9.531427</text:p>
          </table:table-cell>
          <table:table-cell office:value-type="float" office:value="1.866902" calcext:value-type="float">
            <text:p>1.866902</text:p>
          </table:table-cell>
          <table:table-cell office:value-type="float" office:value="0.982498" calcext:value-type="float">
            <text:p>0.982498</text:p>
          </table:table-cell>
          <table:table-cell office:value-type="string" calcext:value-type="string">
            <text:p>0.213275</text:p>
          </table:table-cell>
        </table:table-row>
        <table:table-row table:style-name="ro1" table:visibility="filter">
          <table:table-cell office:value-type="float" office:value="1527048195.47628" calcext:value-type="float">
            <text:p>1527048195.4762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0.551849" calcext:value-type="float">
            <text:p>260.551849</text:p>
          </table:table-cell>
          <table:table-cell office:value-type="float" office:value="10.152664" calcext:value-type="float">
            <text:p>10.152664</text:p>
          </table:table-cell>
          <table:table-cell table:style-name="Default" office:value-type="float" office:value="0.985822" calcext:value-type="float">
            <text:p>0.985822</text:p>
          </table:table-cell>
          <table:table-cell office:value-type="float" office:value="0.194598" calcext:value-type="float">
            <text:p>0.194598</text:p>
          </table:table-cell>
          <table:table-cell table:style-name="Default" office:value-type="float" office:value="9.531427" calcext:value-type="float">
            <text:p>9.531427</text:p>
          </table:table-cell>
          <table:table-cell office:value-type="float" office:value="1.866902" calcext:value-type="float">
            <text:p>1.866902</text:p>
          </table:table-cell>
          <table:table-cell office:value-type="float" office:value="0.982498" calcext:value-type="float">
            <text:p>0.982498</text:p>
          </table:table-cell>
          <table:table-cell office:value-type="string" calcext:value-type="string">
            <text:p>0.213275</text:p>
          </table:table-cell>
        </table:table-row>
        <table:table-row table:style-name="ro1">
          <table:table-cell office:value-type="float" office:value="1527048195.49665" calcext:value-type="float">
            <text:p>1527048195.4966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3.020447" calcext:value-type="float">
            <text:p>263.020447</text:p>
          </table:table-cell>
          <table:table-cell office:value-type="float" office:value="9.344129" calcext:value-type="float">
            <text:p>9.344129</text:p>
          </table:table-cell>
          <table:table-cell office:value-type="float" office:value="0.990435" calcext:value-type="float">
            <text:p>0.990435</text:p>
          </table:table-cell>
          <table:table-cell office:value-type="float" office:value="0.186765" calcext:value-type="float">
            <text:p>0.186765</text:p>
          </table:table-cell>
          <table:table-cell office:value-type="float" office:value="9.57656" calcext:value-type="float">
            <text:p>9.57656</text:p>
          </table:table-cell>
          <table:table-cell office:value-type="float" office:value="1.790273" calcext:value-type="float">
            <text:p>1.790273</text:p>
          </table:table-cell>
          <table:table-cell office:value-type="float" office:value="0.985822" calcext:value-type="float">
            <text:p>0.985822</text:p>
          </table:table-cell>
          <table:table-cell office:value-type="string" calcext:value-type="string">
            <text:p>0.194598</text:p>
          </table:table-cell>
        </table:table-row>
        <table:table-row table:style-name="ro1" table:visibility="filter">
          <table:table-cell office:value-type="float" office:value="1527048195.49671" calcext:value-type="float">
            <text:p>1527048195.496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3.020447" calcext:value-type="float">
            <text:p>263.020447</text:p>
          </table:table-cell>
          <table:table-cell office:value-type="float" office:value="9.344129" calcext:value-type="float">
            <text:p>9.344129</text:p>
          </table:table-cell>
          <table:table-cell table:style-name="Default" office:value-type="float" office:value="0.990435" calcext:value-type="float">
            <text:p>0.990435</text:p>
          </table:table-cell>
          <table:table-cell office:value-type="float" office:value="0.186765" calcext:value-type="float">
            <text:p>0.186765</text:p>
          </table:table-cell>
          <table:table-cell table:style-name="Default" office:value-type="float" office:value="9.57656" calcext:value-type="float">
            <text:p>9.57656</text:p>
          </table:table-cell>
          <table:table-cell office:value-type="float" office:value="1.790273" calcext:value-type="float">
            <text:p>1.790273</text:p>
          </table:table-cell>
          <table:table-cell office:value-type="float" office:value="0.985822" calcext:value-type="float">
            <text:p>0.985822</text:p>
          </table:table-cell>
          <table:table-cell office:value-type="string" calcext:value-type="string">
            <text:p>0.194598</text:p>
          </table:table-cell>
        </table:table-row>
        <table:table-row table:style-name="ro1">
          <table:table-cell office:value-type="float" office:value="1527048195.51709" calcext:value-type="float">
            <text:p>1527048195.5170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5.781433" calcext:value-type="float">
            <text:p>265.781433</text:p>
          </table:table-cell>
          <table:table-cell office:value-type="float" office:value="7.628537" calcext:value-type="float">
            <text:p>7.628537</text:p>
          </table:table-cell>
          <table:table-cell office:value-type="float" office:value="0.995561" calcext:value-type="float">
            <text:p>0.99556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9.626788" calcext:value-type="float">
            <text:p>9.626788</text:p>
          </table:table-cell>
          <table:table-cell office:value-type="float" office:value="1.615813" calcext:value-type="float">
            <text:p>1.615813</text:p>
          </table:table-cell>
          <table:table-cell office:value-type="float" office:value="0.990435" calcext:value-type="float">
            <text:p>0.990435</text:p>
          </table:table-cell>
          <table:table-cell office:value-type="string" calcext:value-type="string">
            <text:p>0.186765</text:p>
          </table:table-cell>
        </table:table-row>
        <table:table-row table:style-name="ro1" table:visibility="filter">
          <table:table-cell office:value-type="float" office:value="1527048195.51716" calcext:value-type="float">
            <text:p>1527048195.5171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5.781433" calcext:value-type="float">
            <text:p>265.781433</text:p>
          </table:table-cell>
          <table:table-cell office:value-type="float" office:value="7.628537" calcext:value-type="float">
            <text:p>7.628537</text:p>
          </table:table-cell>
          <table:table-cell table:style-name="Default" office:value-type="float" office:value="0.995561" calcext:value-type="float">
            <text:p>0.995561</text:p>
          </table:table-cell>
          <table:table-cell office:value-type="float" office:value="0.16896" calcext:value-type="float">
            <text:p>0.16896</text:p>
          </table:table-cell>
          <table:table-cell table:style-name="Default" office:value-type="float" office:value="9.626788" calcext:value-type="float">
            <text:p>9.626788</text:p>
          </table:table-cell>
          <table:table-cell office:value-type="float" office:value="1.615813" calcext:value-type="float">
            <text:p>1.615813</text:p>
          </table:table-cell>
          <table:table-cell office:value-type="float" office:value="0.990435" calcext:value-type="float">
            <text:p>0.990435</text:p>
          </table:table-cell>
          <table:table-cell office:value-type="string" calcext:value-type="string">
            <text:p>0.186765</text:p>
          </table:table-cell>
        </table:table-row>
        <table:table-row table:style-name="ro1">
          <table:table-cell office:value-type="float" office:value="1527048195.53672" calcext:value-type="float">
            <text:p>1527048195.5367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6.558502" calcext:value-type="float">
            <text:p>266.558502</text:p>
          </table:table-cell>
          <table:table-cell office:value-type="float" office:value="6.800991" calcext:value-type="float">
            <text:p>6.800991</text:p>
          </table:table-cell>
          <table:table-cell office:value-type="float" office:value="0.996946" calcext:value-type="float">
            <text:p>0.996946</text:p>
          </table:table-cell>
          <table:table-cell office:value-type="float" office:value="0.159994" calcext:value-type="float">
            <text:p>0.159994</text:p>
          </table:table-cell>
          <table:table-cell office:value-type="float" office:value="9.640879" calcext:value-type="float">
            <text:p>9.640879</text:p>
          </table:table-cell>
          <table:table-cell office:value-type="float" office:value="1.524582" calcext:value-type="float">
            <text:p>1.524582</text:p>
          </table:table-cell>
          <table:table-cell office:value-type="float" office:value="0.995561" calcext:value-type="float">
            <text:p>0.995561</text:p>
          </table:table-cell>
          <table:table-cell office:value-type="string" calcext:value-type="string">
            <text:p>0.168960</text:p>
          </table:table-cell>
        </table:table-row>
        <table:table-row table:style-name="ro1" table:visibility="filter">
          <table:table-cell office:value-type="float" office:value="1527048195.53679" calcext:value-type="float">
            <text:p>1527048195.5367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6.558502" calcext:value-type="float">
            <text:p>266.558502</text:p>
          </table:table-cell>
          <table:table-cell office:value-type="float" office:value="6.800991" calcext:value-type="float">
            <text:p>6.800991</text:p>
          </table:table-cell>
          <table:table-cell table:style-name="Default" office:value-type="float" office:value="0.996946" calcext:value-type="float">
            <text:p>0.996946</text:p>
          </table:table-cell>
          <table:table-cell office:value-type="float" office:value="0.159994" calcext:value-type="float">
            <text:p>0.159994</text:p>
          </table:table-cell>
          <table:table-cell table:style-name="Default" office:value-type="float" office:value="9.640879" calcext:value-type="float">
            <text:p>9.640879</text:p>
          </table:table-cell>
          <table:table-cell office:value-type="float" office:value="1.524582" calcext:value-type="float">
            <text:p>1.524582</text:p>
          </table:table-cell>
          <table:table-cell office:value-type="float" office:value="0.995561" calcext:value-type="float">
            <text:p>0.995561</text:p>
          </table:table-cell>
          <table:table-cell office:value-type="string" calcext:value-type="string">
            <text:p>0.168960</text:p>
          </table:table-cell>
        </table:table-row>
        <table:table-row table:style-name="ro1">
          <table:table-cell office:value-type="float" office:value="1527048195.5561" calcext:value-type="float">
            <text:p>1527048195.556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9.020447" calcext:value-type="float">
            <text:p>269.020447</text:p>
          </table:table-cell>
          <table:table-cell office:value-type="float" office:value="6.681242" calcext:value-type="float">
            <text:p>6.681242</text:p>
          </table:table-cell>
          <table:table-cell office:value-type="float" office:value="1.001259" calcext:value-type="float">
            <text:p>1.001259</text:p>
          </table:table-cell>
          <table:table-cell office:value-type="float" office:value="0.158671" calcext:value-type="float">
            <text:p>0.158671</text:p>
          </table:table-cell>
          <table:table-cell office:value-type="float" office:value="9.685387" calcext:value-type="float">
            <text:p>9.685387</text:p>
          </table:table-cell>
          <table:table-cell office:value-type="float" office:value="1.510927" calcext:value-type="float">
            <text:p>1.510927</text:p>
          </table:table-cell>
          <table:table-cell office:value-type="float" office:value="0.996946" calcext:value-type="float">
            <text:p>0.996946</text:p>
          </table:table-cell>
          <table:table-cell office:value-type="string" calcext:value-type="string">
            <text:p>0.159994</text:p>
          </table:table-cell>
        </table:table-row>
        <table:table-row table:style-name="ro1" table:visibility="filter">
          <table:table-cell office:value-type="float" office:value="1527048195.55617" calcext:value-type="float">
            <text:p>1527048195.556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9.020447" calcext:value-type="float">
            <text:p>269.020447</text:p>
          </table:table-cell>
          <table:table-cell office:value-type="float" office:value="6.681242" calcext:value-type="float">
            <text:p>6.681242</text:p>
          </table:table-cell>
          <table:table-cell table:style-name="Default" office:value-type="float" office:value="1.001259" calcext:value-type="float">
            <text:p>1.001259</text:p>
          </table:table-cell>
          <table:table-cell office:value-type="float" office:value="0.158671" calcext:value-type="float">
            <text:p>0.158671</text:p>
          </table:table-cell>
          <table:table-cell table:style-name="Default" office:value-type="float" office:value="9.685387" calcext:value-type="float">
            <text:p>9.685387</text:p>
          </table:table-cell>
          <table:table-cell office:value-type="float" office:value="1.510927" calcext:value-type="float">
            <text:p>1.510927</text:p>
          </table:table-cell>
          <table:table-cell office:value-type="float" office:value="0.996946" calcext:value-type="float">
            <text:p>0.996946</text:p>
          </table:table-cell>
          <table:table-cell office:value-type="string" calcext:value-type="string">
            <text:p>0.159994</text:p>
          </table:table-cell>
        </table:table-row>
        <table:table-row table:style-name="ro1">
          <table:table-cell office:value-type="float" office:value="1527048195.57663" calcext:value-type="float">
            <text:p>1527048195.5766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9.682159" calcext:value-type="float">
            <text:p>269.682159</text:p>
          </table:table-cell>
          <table:table-cell office:value-type="float" office:value="5.965131" calcext:value-type="float">
            <text:p>5.965131</text:p>
          </table:table-cell>
          <table:table-cell office:value-type="float" office:value="1.002483" calcext:value-type="float">
            <text:p>1.002483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.697313" calcext:value-type="float">
            <text:p>9.697313</text:p>
          </table:table-cell>
          <table:table-cell office:value-type="float" office:value="1.426635" calcext:value-type="float">
            <text:p>1.426635</text:p>
          </table:table-cell>
          <table:table-cell office:value-type="float" office:value="1.001259" calcext:value-type="float">
            <text:p>1.001259</text:p>
          </table:table-cell>
          <table:table-cell office:value-type="string" calcext:value-type="string">
            <text:p>0.158671</text:p>
          </table:table-cell>
        </table:table-row>
        <table:table-row table:style-name="ro1" table:visibility="filter">
          <table:table-cell office:value-type="float" office:value="1527048195.57669" calcext:value-type="float">
            <text:p>1527048195.57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9.682159" calcext:value-type="float">
            <text:p>269.682159</text:p>
          </table:table-cell>
          <table:table-cell office:value-type="float" office:value="5.965131" calcext:value-type="float">
            <text:p>5.965131</text:p>
          </table:table-cell>
          <table:table-cell table:style-name="Default" office:value-type="float" office:value="1.002483" calcext:value-type="float">
            <text:p>1.002483</text:p>
          </table:table-cell>
          <table:table-cell office:value-type="float" office:value="0.150022" calcext:value-type="float">
            <text:p>0.150022</text:p>
          </table:table-cell>
          <table:table-cell table:style-name="Default" office:value-type="float" office:value="9.697313" calcext:value-type="float">
            <text:p>9.697313</text:p>
          </table:table-cell>
          <table:table-cell office:value-type="float" office:value="1.426635" calcext:value-type="float">
            <text:p>1.426635</text:p>
          </table:table-cell>
          <table:table-cell office:value-type="float" office:value="1.001259" calcext:value-type="float">
            <text:p>1.001259</text:p>
          </table:table-cell>
          <table:table-cell office:value-type="string" calcext:value-type="string">
            <text:p>0.158671</text:p>
          </table:table-cell>
        </table:table-row>
        <table:table-row table:style-name="ro1">
          <table:table-cell office:value-type="float" office:value="1527048195.5961" calcext:value-type="float">
            <text:p>1527048195.596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9.802704" calcext:value-type="float">
            <text:p>269.802704</text:p>
          </table:table-cell>
          <table:table-cell office:value-type="float" office:value="5.22888" calcext:value-type="float">
            <text:p>5.22888</text:p>
          </table:table-cell>
          <table:table-cell office:value-type="float" office:value="1.002694" calcext:value-type="float">
            <text:p>1.002694</text:p>
          </table:table-cell>
          <table:table-cell office:value-type="float" office:value="0.141053" calcext:value-type="float">
            <text:p>0.141053</text:p>
          </table:table-cell>
          <table:table-cell office:value-type="float" office:value="9.699485" calcext:value-type="float">
            <text:p>9.699485</text:p>
          </table:table-cell>
          <table:table-cell office:value-type="float" office:value="1.334444" calcext:value-type="float">
            <text:p>1.334444</text:p>
          </table:table-cell>
          <table:table-cell office:value-type="float" office:value="1.002483" calcext:value-type="float">
            <text:p>1.002483</text:p>
          </table:table-cell>
          <table:table-cell office:value-type="string" calcext:value-type="string">
            <text:p>0.150022</text:p>
          </table:table-cell>
        </table:table-row>
        <table:table-row table:style-name="ro1" table:visibility="filter">
          <table:table-cell office:value-type="float" office:value="1527048195.59618" calcext:value-type="float">
            <text:p>1527048195.596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9.802704" calcext:value-type="float">
            <text:p>269.802704</text:p>
          </table:table-cell>
          <table:table-cell office:value-type="float" office:value="5.22888" calcext:value-type="float">
            <text:p>5.22888</text:p>
          </table:table-cell>
          <table:table-cell table:style-name="Default" office:value-type="float" office:value="1.002694" calcext:value-type="float">
            <text:p>1.002694</text:p>
          </table:table-cell>
          <table:table-cell office:value-type="float" office:value="0.141053" calcext:value-type="float">
            <text:p>0.141053</text:p>
          </table:table-cell>
          <table:table-cell table:style-name="Default" office:value-type="float" office:value="9.699485" calcext:value-type="float">
            <text:p>9.699485</text:p>
          </table:table-cell>
          <table:table-cell office:value-type="float" office:value="1.334444" calcext:value-type="float">
            <text:p>1.334444</text:p>
          </table:table-cell>
          <table:table-cell office:value-type="float" office:value="1.002483" calcext:value-type="float">
            <text:p>1.002483</text:p>
          </table:table-cell>
          <table:table-cell office:value-type="string" calcext:value-type="string">
            <text:p>0.150022</text:p>
          </table:table-cell>
        </table:table-row>
        <table:table-row table:style-name="ro1">
          <table:table-cell office:value-type="float" office:value="1527048195.61657" calcext:value-type="float">
            <text:p>1527048195.6165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9.284515" calcext:value-type="float">
            <text:p>269.284515</text:p>
          </table:table-cell>
          <table:table-cell office:value-type="float" office:value="5.201576" calcext:value-type="float">
            <text:p>5.201576</text:p>
          </table:table-cell>
          <table:table-cell office:value-type="float" office:value="1.001737" calcext:value-type="float">
            <text:p>1.001737</text:p>
          </table:table-cell>
          <table:table-cell office:value-type="float" office:value="0.14069" calcext:value-type="float">
            <text:p>0.14069</text:p>
          </table:table-cell>
          <table:table-cell office:value-type="float" office:value="9.690148" calcext:value-type="float">
            <text:p>9.690148</text:p>
          </table:table-cell>
          <table:table-cell office:value-type="float" office:value="1.330906" calcext:value-type="float">
            <text:p>1.330906</text:p>
          </table:table-cell>
          <table:table-cell office:value-type="float" office:value="1.002694" calcext:value-type="float">
            <text:p>1.002694</text:p>
          </table:table-cell>
          <table:table-cell office:value-type="string" calcext:value-type="string">
            <text:p>0.141053</text:p>
          </table:table-cell>
        </table:table-row>
        <table:table-row table:style-name="ro1" table:visibility="filter">
          <table:table-cell office:value-type="float" office:value="1527048195.61663" calcext:value-type="float">
            <text:p>1527048195.6166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9.284515" calcext:value-type="float">
            <text:p>269.284515</text:p>
          </table:table-cell>
          <table:table-cell office:value-type="float" office:value="5.201576" calcext:value-type="float">
            <text:p>5.201576</text:p>
          </table:table-cell>
          <table:table-cell table:style-name="Default" office:value-type="float" office:value="1.001737" calcext:value-type="float">
            <text:p>1.001737</text:p>
          </table:table-cell>
          <table:table-cell office:value-type="float" office:value="0.14069" calcext:value-type="float">
            <text:p>0.14069</text:p>
          </table:table-cell>
          <table:table-cell table:style-name="Default" office:value-type="float" office:value="9.690148" calcext:value-type="float">
            <text:p>9.690148</text:p>
          </table:table-cell>
          <table:table-cell office:value-type="float" office:value="1.330906" calcext:value-type="float">
            <text:p>1.330906</text:p>
          </table:table-cell>
          <table:table-cell office:value-type="float" office:value="1.002694" calcext:value-type="float">
            <text:p>1.002694</text:p>
          </table:table-cell>
          <table:table-cell office:value-type="string" calcext:value-type="string">
            <text:p>0.141053</text:p>
          </table:table-cell>
        </table:table-row>
        <table:table-row table:style-name="ro1">
          <table:table-cell office:value-type="float" office:value="1527048195.63707" calcext:value-type="float">
            <text:p>1527048195.6370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8.550873" calcext:value-type="float">
            <text:p>268.550873</text:p>
          </table:table-cell>
          <table:table-cell office:value-type="float" office:value="4.383881" calcext:value-type="float">
            <text:p>4.383881</text:p>
          </table:table-cell>
          <table:table-cell office:value-type="float" office:value="1.000382" calcext:value-type="float">
            <text:p>1.000382</text:p>
          </table:table-cell>
          <table:table-cell office:value-type="float" office:value="0.129363" calcext:value-type="float">
            <text:p>0.129363</text:p>
          </table:table-cell>
          <table:table-cell office:value-type="float" office:value="9.676914" calcext:value-type="float">
            <text:p>9.676914</text:p>
          </table:table-cell>
          <table:table-cell office:value-type="float" office:value="1.220279" calcext:value-type="float">
            <text:p>1.220279</text:p>
          </table:table-cell>
          <table:table-cell office:value-type="float" office:value="1.001737" calcext:value-type="float">
            <text:p>1.001737</text:p>
          </table:table-cell>
          <table:table-cell office:value-type="string" calcext:value-type="string">
            <text:p>0.140690</text:p>
          </table:table-cell>
        </table:table-row>
        <table:table-row table:style-name="ro1" table:visibility="filter">
          <table:table-cell office:value-type="float" office:value="1527048195.63715" calcext:value-type="float">
            <text:p>1527048195.6371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8.550873" calcext:value-type="float">
            <text:p>268.550873</text:p>
          </table:table-cell>
          <table:table-cell office:value-type="float" office:value="4.383881" calcext:value-type="float">
            <text:p>4.383881</text:p>
          </table:table-cell>
          <table:table-cell table:style-name="Default" office:value-type="float" office:value="1.000382" calcext:value-type="float">
            <text:p>1.000382</text:p>
          </table:table-cell>
          <table:table-cell office:value-type="float" office:value="0.129363" calcext:value-type="float">
            <text:p>0.129363</text:p>
          </table:table-cell>
          <table:table-cell table:style-name="Default" office:value-type="float" office:value="9.676914" calcext:value-type="float">
            <text:p>9.676914</text:p>
          </table:table-cell>
          <table:table-cell office:value-type="float" office:value="1.220279" calcext:value-type="float">
            <text:p>1.220279</text:p>
          </table:table-cell>
          <table:table-cell office:value-type="float" office:value="1.001737" calcext:value-type="float">
            <text:p>1.001737</text:p>
          </table:table-cell>
          <table:table-cell office:value-type="string" calcext:value-type="string">
            <text:p>0.140690</text:p>
          </table:table-cell>
        </table:table-row>
        <table:table-row table:style-name="ro1">
          <table:table-cell office:value-type="float" office:value="1527048195.65666" calcext:value-type="float">
            <text:p>1527048195.6566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9.055878" calcext:value-type="float">
            <text:p>269.055878</text:p>
          </table:table-cell>
          <table:table-cell office:value-type="float" office:value="3.371288" calcext:value-type="float">
            <text:p>3.371288</text:p>
          </table:table-cell>
          <table:table-cell office:value-type="float" office:value="1.001276" calcext:value-type="float">
            <text:p>1.001276</text:p>
          </table:table-cell>
          <table:table-cell office:value-type="float" office:value="0.114406" calcext:value-type="float">
            <text:p>0.114406</text:p>
          </table:table-cell>
          <table:table-cell office:value-type="float" office:value="9.686027" calcext:value-type="float">
            <text:p>9.686027</text:p>
          </table:table-cell>
          <table:table-cell office:value-type="float" office:value="1.067665" calcext:value-type="float">
            <text:p>1.067665</text:p>
          </table:table-cell>
          <table:table-cell office:value-type="float" office:value="1.000382" calcext:value-type="float">
            <text:p>1.000382</text:p>
          </table:table-cell>
          <table:table-cell office:value-type="string" calcext:value-type="string">
            <text:p>0.129363</text:p>
          </table:table-cell>
        </table:table-row>
        <table:table-row table:style-name="ro1" table:visibility="filter">
          <table:table-cell office:value-type="float" office:value="1527048195.65671" calcext:value-type="float">
            <text:p>1527048195.656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9.055878" calcext:value-type="float">
            <text:p>269.055878</text:p>
          </table:table-cell>
          <table:table-cell office:value-type="float" office:value="3.371288" calcext:value-type="float">
            <text:p>3.371288</text:p>
          </table:table-cell>
          <table:table-cell table:style-name="Default" office:value-type="float" office:value="1.001276" calcext:value-type="float">
            <text:p>1.001276</text:p>
          </table:table-cell>
          <table:table-cell office:value-type="float" office:value="0.114406" calcext:value-type="float">
            <text:p>0.114406</text:p>
          </table:table-cell>
          <table:table-cell table:style-name="Default" office:value-type="float" office:value="9.686027" calcext:value-type="float">
            <text:p>9.686027</text:p>
          </table:table-cell>
          <table:table-cell office:value-type="float" office:value="1.067665" calcext:value-type="float">
            <text:p>1.067665</text:p>
          </table:table-cell>
          <table:table-cell office:value-type="float" office:value="1.000382" calcext:value-type="float">
            <text:p>1.000382</text:p>
          </table:table-cell>
          <table:table-cell office:value-type="string" calcext:value-type="string">
            <text:p>0.129363</text:p>
          </table:table-cell>
        </table:table-row>
        <table:table-row table:style-name="ro1">
          <table:table-cell office:value-type="float" office:value="1527048195.67718" calcext:value-type="float">
            <text:p>1527048195.6771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9.932098" calcext:value-type="float">
            <text:p>269.932098</text:p>
          </table:table-cell>
          <table:table-cell office:value-type="float" office:value="2.730859" calcext:value-type="float">
            <text:p>2.730859</text:p>
          </table:table-cell>
          <table:table-cell office:value-type="float" office:value="1.002896" calcext:value-type="float">
            <text:p>1.002896</text:p>
          </table:table-cell>
          <table:table-cell office:value-type="float" office:value="0.103253" calcext:value-type="float">
            <text:p>0.103253</text:p>
          </table:table-cell>
          <table:table-cell office:value-type="float" office:value="9.701816" calcext:value-type="float">
            <text:p>9.701816</text:p>
          </table:table-cell>
          <table:table-cell office:value-type="float" office:value="0.95899" calcext:value-type="float">
            <text:p>0.95899</text:p>
          </table:table-cell>
          <table:table-cell office:value-type="float" office:value="1.001276" calcext:value-type="float">
            <text:p>1.001276</text:p>
          </table:table-cell>
          <table:table-cell office:value-type="string" calcext:value-type="string">
            <text:p>0.114406</text:p>
          </table:table-cell>
        </table:table-row>
        <table:table-row table:style-name="ro1" table:visibility="filter">
          <table:table-cell office:value-type="float" office:value="1527048195.67723" calcext:value-type="float">
            <text:p>1527048195.6772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9.932098" calcext:value-type="float">
            <text:p>269.932098</text:p>
          </table:table-cell>
          <table:table-cell office:value-type="float" office:value="2.730859" calcext:value-type="float">
            <text:p>2.730859</text:p>
          </table:table-cell>
          <table:table-cell table:style-name="Default" office:value-type="float" office:value="1.002896" calcext:value-type="float">
            <text:p>1.002896</text:p>
          </table:table-cell>
          <table:table-cell office:value-type="float" office:value="0.103253" calcext:value-type="float">
            <text:p>0.103253</text:p>
          </table:table-cell>
          <table:table-cell table:style-name="Default" office:value-type="float" office:value="9.701816" calcext:value-type="float">
            <text:p>9.701816</text:p>
          </table:table-cell>
          <table:table-cell office:value-type="float" office:value="0.95899" calcext:value-type="float">
            <text:p>0.95899</text:p>
          </table:table-cell>
          <table:table-cell office:value-type="float" office:value="1.001276" calcext:value-type="float">
            <text:p>1.001276</text:p>
          </table:table-cell>
          <table:table-cell office:value-type="string" calcext:value-type="string">
            <text:p>0.114406</text:p>
          </table:table-cell>
        </table:table-row>
        <table:table-row table:style-name="ro1">
          <table:table-cell office:value-type="float" office:value="1527048195.69662" calcext:value-type="float">
            <text:p>1527048195.6966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70.521698" calcext:value-type="float">
            <text:p>270.521698</text:p>
          </table:table-cell>
          <table:table-cell office:value-type="float" office:value="2.166689" calcext:value-type="float">
            <text:p>2.166689</text:p>
          </table:table-cell>
          <table:table-cell office:value-type="float" office:value="1.003926" calcext:value-type="float">
            <text:p>1.003926</text:p>
          </table:table-cell>
          <table:table-cell office:value-type="float" office:value="0.092861" calcext:value-type="float">
            <text:p>0.092861</text:p>
          </table:table-cell>
          <table:table-cell office:value-type="float" office:value="9.712426" calcext:value-type="float">
            <text:p>9.712426</text:p>
          </table:table-cell>
          <table:table-cell office:value-type="float" office:value="0.851962" calcext:value-type="float">
            <text:p>0.851962</text:p>
          </table:table-cell>
          <table:table-cell office:value-type="float" office:value="1.002896" calcext:value-type="float">
            <text:p>1.002896</text:p>
          </table:table-cell>
          <table:table-cell office:value-type="string" calcext:value-type="string">
            <text:p>0.103253</text:p>
          </table:table-cell>
        </table:table-row>
        <table:table-row table:style-name="ro1" table:visibility="filter">
          <table:table-cell office:value-type="float" office:value="1527048195.6967" calcext:value-type="float">
            <text:p>1527048195.69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70.521698" calcext:value-type="float">
            <text:p>270.521698</text:p>
          </table:table-cell>
          <table:table-cell office:value-type="float" office:value="2.166689" calcext:value-type="float">
            <text:p>2.166689</text:p>
          </table:table-cell>
          <table:table-cell table:style-name="Default" office:value-type="float" office:value="1.003926" calcext:value-type="float">
            <text:p>1.003926</text:p>
          </table:table-cell>
          <table:table-cell office:value-type="float" office:value="0.092861" calcext:value-type="float">
            <text:p>0.092861</text:p>
          </table:table-cell>
          <table:table-cell table:style-name="Default" office:value-type="float" office:value="9.712426" calcext:value-type="float">
            <text:p>9.712426</text:p>
          </table:table-cell>
          <table:table-cell office:value-type="float" office:value="0.851962" calcext:value-type="float">
            <text:p>0.851962</text:p>
          </table:table-cell>
          <table:table-cell office:value-type="float" office:value="1.002896" calcext:value-type="float">
            <text:p>1.002896</text:p>
          </table:table-cell>
          <table:table-cell office:value-type="string" calcext:value-type="string">
            <text:p>0.103253</text:p>
          </table:table-cell>
        </table:table-row>
        <table:table-row table:style-name="ro1">
          <table:table-cell office:value-type="float" office:value="1527048195.71713" calcext:value-type="float">
            <text:p>1527048195.7171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71.558838" calcext:value-type="float">
            <text:p>271.558838</text:p>
          </table:table-cell>
          <table:table-cell office:value-type="float" office:value="1.690291" calcext:value-type="float">
            <text:p>1.690291</text:p>
          </table:table-cell>
          <table:table-cell office:value-type="float" office:value="1.005839" calcext:value-type="float">
            <text:p>1.005839</text:p>
          </table:table-cell>
          <table:table-cell office:value-type="float" office:value="0.082409" calcext:value-type="float">
            <text:p>0.082409</text:p>
          </table:table-cell>
          <table:table-cell office:value-type="float" office:value="9.731061" calcext:value-type="float">
            <text:p>9.731061</text:p>
          </table:table-cell>
          <table:table-cell office:value-type="float" office:value="0.750172" calcext:value-type="float">
            <text:p>0.750172</text:p>
          </table:table-cell>
          <table:table-cell office:value-type="float" office:value="1.003926" calcext:value-type="float">
            <text:p>1.003926</text:p>
          </table:table-cell>
          <table:table-cell office:value-type="string" calcext:value-type="string">
            <text:p>0.092861</text:p>
          </table:table-cell>
        </table:table-row>
        <table:table-row table:style-name="ro1" table:visibility="filter">
          <table:table-cell office:value-type="float" office:value="1527048195.7172" calcext:value-type="float">
            <text:p>1527048195.71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71.558838" calcext:value-type="float">
            <text:p>271.558838</text:p>
          </table:table-cell>
          <table:table-cell office:value-type="float" office:value="1.690291" calcext:value-type="float">
            <text:p>1.690291</text:p>
          </table:table-cell>
          <table:table-cell table:style-name="Default" office:value-type="float" office:value="1.005839" calcext:value-type="float">
            <text:p>1.005839</text:p>
          </table:table-cell>
          <table:table-cell office:value-type="float" office:value="0.082409" calcext:value-type="float">
            <text:p>0.082409</text:p>
          </table:table-cell>
          <table:table-cell table:style-name="Default" office:value-type="float" office:value="9.731061" calcext:value-type="float">
            <text:p>9.731061</text:p>
          </table:table-cell>
          <table:table-cell office:value-type="float" office:value="0.750172" calcext:value-type="float">
            <text:p>0.750172</text:p>
          </table:table-cell>
          <table:table-cell office:value-type="float" office:value="1.003926" calcext:value-type="float">
            <text:p>1.003926</text:p>
          </table:table-cell>
          <table:table-cell office:value-type="string" calcext:value-type="string">
            <text:p>0.092861</text:p>
          </table:table-cell>
        </table:table-row>
        <table:table-row table:style-name="ro1">
          <table:table-cell office:value-type="float" office:value="1527048195.73664" calcext:value-type="float">
            <text:p>1527048195.7366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70.355988" calcext:value-type="float">
            <text:p>270.355988</text:p>
          </table:table-cell>
          <table:table-cell office:value-type="float" office:value="1.30838" calcext:value-type="float">
            <text:p>1.30838</text:p>
          </table:table-cell>
          <table:table-cell office:value-type="float" office:value="1.003731" calcext:value-type="float">
            <text:p>1.003731</text:p>
          </table:table-cell>
          <table:table-cell office:value-type="float" office:value="0.073367" calcext:value-type="float">
            <text:p>0.073367</text:p>
          </table:table-cell>
          <table:table-cell office:value-type="float" office:value="9.709443" calcext:value-type="float">
            <text:p>9.709443</text:p>
          </table:table-cell>
          <table:table-cell office:value-type="float" office:value="0.657461" calcext:value-type="float">
            <text:p>0.657461</text:p>
          </table:table-cell>
          <table:table-cell office:value-type="float" office:value="1.005839" calcext:value-type="float">
            <text:p>1.005839</text:p>
          </table:table-cell>
          <table:table-cell office:value-type="string" calcext:value-type="string">
            <text:p>0.082409</text:p>
          </table:table-cell>
        </table:table-row>
        <table:table-row table:style-name="ro1" table:visibility="filter">
          <table:table-cell office:value-type="float" office:value="1527048195.73669" calcext:value-type="float">
            <text:p>1527048195.73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70.355988" calcext:value-type="float">
            <text:p>270.355988</text:p>
          </table:table-cell>
          <table:table-cell office:value-type="float" office:value="1.30838" calcext:value-type="float">
            <text:p>1.30838</text:p>
          </table:table-cell>
          <table:table-cell table:style-name="Default" office:value-type="float" office:value="1.003731" calcext:value-type="float">
            <text:p>1.003731</text:p>
          </table:table-cell>
          <table:table-cell office:value-type="float" office:value="0.073367" calcext:value-type="float">
            <text:p>0.073367</text:p>
          </table:table-cell>
          <table:table-cell table:style-name="Default" office:value-type="float" office:value="9.709443" calcext:value-type="float">
            <text:p>9.709443</text:p>
          </table:table-cell>
          <table:table-cell office:value-type="float" office:value="0.657461" calcext:value-type="float">
            <text:p>0.657461</text:p>
          </table:table-cell>
          <table:table-cell office:value-type="float" office:value="1.005839" calcext:value-type="float">
            <text:p>1.005839</text:p>
          </table:table-cell>
          <table:table-cell office:value-type="string" calcext:value-type="string">
            <text:p>0.082409</text:p>
          </table:table-cell>
        </table:table-row>
        <table:table-row table:style-name="ro1">
          <table:table-cell office:value-type="float" office:value="1527048195.75614" calcext:value-type="float">
            <text:p>1527048195.7561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9.333618" calcext:value-type="float">
            <text:p>269.333618</text:p>
          </table:table-cell>
          <table:table-cell office:value-type="float" office:value="1.233245" calcext:value-type="float">
            <text:p>1.233245</text:p>
          </table:table-cell>
          <table:table-cell office:value-type="float" office:value="1.001937" calcext:value-type="float">
            <text:p>1.001937</text:p>
          </table:table-cell>
          <table:table-cell office:value-type="float" office:value="0.07144" calcext:value-type="float">
            <text:p>0.07144</text:p>
          </table:table-cell>
          <table:table-cell office:value-type="float" office:value="9.691031" calcext:value-type="float">
            <text:p>9.691031</text:p>
          </table:table-cell>
          <table:table-cell office:value-type="float" office:value="0.637677" calcext:value-type="float">
            <text:p>0.637677</text:p>
          </table:table-cell>
          <table:table-cell office:value-type="float" office:value="1.003731" calcext:value-type="float">
            <text:p>1.003731</text:p>
          </table:table-cell>
          <table:table-cell office:value-type="string" calcext:value-type="string">
            <text:p>0.073367</text:p>
          </table:table-cell>
        </table:table-row>
        <table:table-row table:style-name="ro1" table:visibility="filter">
          <table:table-cell office:value-type="float" office:value="1527048195.75621" calcext:value-type="float">
            <text:p>1527048195.7562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9.333618" calcext:value-type="float">
            <text:p>269.333618</text:p>
          </table:table-cell>
          <table:table-cell office:value-type="float" office:value="1.233245" calcext:value-type="float">
            <text:p>1.233245</text:p>
          </table:table-cell>
          <table:table-cell table:style-name="Default" office:value-type="float" office:value="1.001937" calcext:value-type="float">
            <text:p>1.001937</text:p>
          </table:table-cell>
          <table:table-cell office:value-type="float" office:value="0.07144" calcext:value-type="float">
            <text:p>0.07144</text:p>
          </table:table-cell>
          <table:table-cell table:style-name="Default" office:value-type="float" office:value="9.691031" calcext:value-type="float">
            <text:p>9.691031</text:p>
          </table:table-cell>
          <table:table-cell office:value-type="float" office:value="0.637677" calcext:value-type="float">
            <text:p>0.637677</text:p>
          </table:table-cell>
          <table:table-cell office:value-type="float" office:value="1.003731" calcext:value-type="float">
            <text:p>1.003731</text:p>
          </table:table-cell>
          <table:table-cell office:value-type="string" calcext:value-type="string">
            <text:p>0.073367</text:p>
          </table:table-cell>
        </table:table-row>
        <table:table-row table:style-name="ro1">
          <table:table-cell office:value-type="float" office:value="1527048195.77664" calcext:value-type="float">
            <text:p>1527048195.7766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8.434235" calcext:value-type="float">
            <text:p>268.434235</text:p>
          </table:table-cell>
          <table:table-cell office:value-type="float" office:value="0.962252" calcext:value-type="float">
            <text:p>0.962252</text:p>
          </table:table-cell>
          <table:table-cell office:value-type="float" office:value="1.000273" calcext:value-type="float">
            <text:p>1.000273</text:p>
          </table:table-cell>
          <table:table-cell office:value-type="float" office:value="0.06356" calcext:value-type="float">
            <text:p>0.06356</text:p>
          </table:table-cell>
          <table:table-cell office:value-type="float" office:value="9.674807" calcext:value-type="float">
            <text:p>9.674807</text:p>
          </table:table-cell>
          <table:table-cell office:value-type="float" office:value="0.560841" calcext:value-type="float">
            <text:p>0.560841</text:p>
          </table:table-cell>
          <table:table-cell office:value-type="float" office:value="1.001937" calcext:value-type="float">
            <text:p>1.001937</text:p>
          </table:table-cell>
          <table:table-cell office:value-type="string" calcext:value-type="string">
            <text:p>0.071440</text:p>
          </table:table-cell>
        </table:table-row>
        <table:table-row table:style-name="ro1" table:visibility="filter">
          <table:table-cell office:value-type="float" office:value="1527048195.7767" calcext:value-type="float">
            <text:p>1527048195.77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8.434235" calcext:value-type="float">
            <text:p>268.434235</text:p>
          </table:table-cell>
          <table:table-cell office:value-type="float" office:value="0.962252" calcext:value-type="float">
            <text:p>0.962252</text:p>
          </table:table-cell>
          <table:table-cell table:style-name="Default" office:value-type="float" office:value="1.000273" calcext:value-type="float">
            <text:p>1.000273</text:p>
          </table:table-cell>
          <table:table-cell office:value-type="float" office:value="0.06356" calcext:value-type="float">
            <text:p>0.06356</text:p>
          </table:table-cell>
          <table:table-cell table:style-name="Default" office:value-type="float" office:value="9.674807" calcext:value-type="float">
            <text:p>9.674807</text:p>
          </table:table-cell>
          <table:table-cell office:value-type="float" office:value="0.560841" calcext:value-type="float">
            <text:p>0.560841</text:p>
          </table:table-cell>
          <table:table-cell office:value-type="float" office:value="1.001937" calcext:value-type="float">
            <text:p>1.001937</text:p>
          </table:table-cell>
          <table:table-cell office:value-type="string" calcext:value-type="string">
            <text:p>0.071440</text:p>
          </table:table-cell>
        </table:table-row>
        <table:table-row table:style-name="ro1">
          <table:table-cell office:value-type="float" office:value="1527048195.79704" calcext:value-type="float">
            <text:p>1527048195.7970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6.389008" calcext:value-type="float">
            <text:p>266.389008</text:p>
          </table:table-cell>
          <table:table-cell office:value-type="float" office:value="0.625195" calcext:value-type="float">
            <text:p>0.62519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052041" calcext:value-type="float">
            <text:p>0.052041</text:p>
          </table:table-cell>
          <table:table-cell office:value-type="float" office:value="9.63781" calcext:value-type="float">
            <text:p>9.63781</text:p>
          </table:table-cell>
          <table:table-cell office:value-type="float" office:value="0.447888" calcext:value-type="float">
            <text:p>0.447888</text:p>
          </table:table-cell>
          <table:table-cell office:value-type="float" office:value="1.000273" calcext:value-type="float">
            <text:p>1.000273</text:p>
          </table:table-cell>
          <table:table-cell office:value-type="string" calcext:value-type="string">
            <text:p>0.063560</text:p>
          </table:table-cell>
        </table:table-row>
        <table:table-row table:style-name="ro1" table:visibility="filter">
          <table:table-cell office:value-type="float" office:value="1527048195.79709" calcext:value-type="float">
            <text:p>1527048195.7970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6.389008" calcext:value-type="float">
            <text:p>266.389008</text:p>
          </table:table-cell>
          <table:table-cell office:value-type="float" office:value="0.625195" calcext:value-type="float">
            <text:p>0.625195</text:p>
          </table:table-cell>
          <table:table-cell table:style-name="Default" office:value-type="float" office:value="0.9965" calcext:value-type="float">
            <text:p>0.9965</text:p>
          </table:table-cell>
          <table:table-cell office:value-type="float" office:value="0.052041" calcext:value-type="float">
            <text:p>0.052041</text:p>
          </table:table-cell>
          <table:table-cell table:style-name="Default" office:value-type="float" office:value="9.63781" calcext:value-type="float">
            <text:p>9.63781</text:p>
          </table:table-cell>
          <table:table-cell office:value-type="float" office:value="0.447888" calcext:value-type="float">
            <text:p>0.447888</text:p>
          </table:table-cell>
          <table:table-cell office:value-type="float" office:value="1.000273" calcext:value-type="float">
            <text:p>1.000273</text:p>
          </table:table-cell>
          <table:table-cell office:value-type="string" calcext:value-type="string">
            <text:p>0.063560</text:p>
          </table:table-cell>
        </table:table-row>
        <table:table-row table:style-name="ro1">
          <table:table-cell office:value-type="float" office:value="1527048195.81656" calcext:value-type="float">
            <text:p>1527048195.8165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4.336639" calcext:value-type="float">
            <text:p>264.336639</text:p>
          </table:table-cell>
          <table:table-cell office:value-type="float" office:value="0.325837" calcext:value-type="float">
            <text:p>0.325837</text:p>
          </table:table-cell>
          <table:table-cell office:value-type="float" office:value="0.992864" calcext:value-type="float">
            <text:p>0.992864</text:p>
          </table:table-cell>
          <table:table-cell office:value-type="float" office:value="0.039243" calcext:value-type="float">
            <text:p>0.039243</text:p>
          </table:table-cell>
          <table:table-cell office:value-type="float" office:value="9.600537" calcext:value-type="float">
            <text:p>9.600537</text:p>
          </table:table-cell>
          <table:table-cell office:value-type="float" office:value="0.316715" calcext:value-type="float">
            <text:p>0.316715</text:p>
          </table:table-cell>
          <table:table-cell office:value-type="float" office:value="0.9965" calcext:value-type="float">
            <text:p>0.9965</text:p>
          </table:table-cell>
          <table:table-cell office:value-type="string" calcext:value-type="string">
            <text:p>0.052041</text:p>
          </table:table-cell>
        </table:table-row>
        <table:table-row table:style-name="ro1" table:visibility="filter">
          <table:table-cell office:value-type="float" office:value="1527048195.81665" calcext:value-type="float">
            <text:p>1527048195.816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4.336639" calcext:value-type="float">
            <text:p>264.336639</text:p>
          </table:table-cell>
          <table:table-cell office:value-type="float" office:value="0.325837" calcext:value-type="float">
            <text:p>0.325837</text:p>
          </table:table-cell>
          <table:table-cell table:style-name="Default" office:value-type="float" office:value="0.992864" calcext:value-type="float">
            <text:p>0.992864</text:p>
          </table:table-cell>
          <table:table-cell office:value-type="float" office:value="0.039243" calcext:value-type="float">
            <text:p>0.039243</text:p>
          </table:table-cell>
          <table:table-cell table:style-name="Default" office:value-type="float" office:value="9.600537" calcext:value-type="float">
            <text:p>9.600537</text:p>
          </table:table-cell>
          <table:table-cell office:value-type="float" office:value="0.316715" calcext:value-type="float">
            <text:p>0.316715</text:p>
          </table:table-cell>
          <table:table-cell office:value-type="float" office:value="0.9965" calcext:value-type="float">
            <text:p>0.9965</text:p>
          </table:table-cell>
          <table:table-cell office:value-type="string" calcext:value-type="string">
            <text:p>0.052041</text:p>
          </table:table-cell>
        </table:table-row>
        <table:table-row table:style-name="ro1">
          <table:table-cell office:value-type="float" office:value="1527048195.83706" calcext:value-type="float">
            <text:p>1527048195.8370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2.992493" calcext:value-type="float">
            <text:p>262.992493</text:p>
          </table:table-cell>
          <table:table-cell office:value-type="float" office:value="0.206868" calcext:value-type="float">
            <text:p>0.206868</text:p>
          </table:table-cell>
          <table:table-cell office:value-type="float" office:value="0.990353" calcext:value-type="float">
            <text:p>0.990353</text:p>
          </table:table-cell>
          <table:table-cell office:value-type="float" office:value="0.032126" calcext:value-type="float">
            <text:p>0.032126</text:p>
          </table:table-cell>
          <table:table-cell office:value-type="float" office:value="9.576051" calcext:value-type="float">
            <text:p>9.576051</text:p>
          </table:table-cell>
          <table:table-cell office:value-type="float" office:value="0.247305" calcext:value-type="float">
            <text:p>0.247305</text:p>
          </table:table-cell>
          <table:table-cell office:value-type="float" office:value="0.992864" calcext:value-type="float">
            <text:p>0.992864</text:p>
          </table:table-cell>
          <table:table-cell office:value-type="string" calcext:value-type="string">
            <text:p>0.039243</text:p>
          </table:table-cell>
        </table:table-row>
        <table:table-row table:style-name="ro1" table:visibility="filter">
          <table:table-cell office:value-type="float" office:value="1527048195.83711" calcext:value-type="float">
            <text:p>1527048195.8371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2.992493" calcext:value-type="float">
            <text:p>262.992493</text:p>
          </table:table-cell>
          <table:table-cell office:value-type="float" office:value="0.206868" calcext:value-type="float">
            <text:p>0.206868</text:p>
          </table:table-cell>
          <table:table-cell table:style-name="Default" office:value-type="float" office:value="0.990353" calcext:value-type="float">
            <text:p>0.990353</text:p>
          </table:table-cell>
          <table:table-cell office:value-type="float" office:value="0.032126" calcext:value-type="float">
            <text:p>0.032126</text:p>
          </table:table-cell>
          <table:table-cell table:style-name="Default" office:value-type="float" office:value="9.576051" calcext:value-type="float">
            <text:p>9.576051</text:p>
          </table:table-cell>
          <table:table-cell office:value-type="float" office:value="0.247305" calcext:value-type="float">
            <text:p>0.247305</text:p>
          </table:table-cell>
          <table:table-cell office:value-type="float" office:value="0.992864" calcext:value-type="float">
            <text:p>0.992864</text:p>
          </table:table-cell>
          <table:table-cell office:value-type="string" calcext:value-type="string">
            <text:p>0.039243</text:p>
          </table:table-cell>
        </table:table-row>
        <table:table-row table:style-name="ro1">
          <table:table-cell office:value-type="float" office:value="1527048195.85666" calcext:value-type="float">
            <text:p>1527048195.8566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1.646729" calcext:value-type="float">
            <text:p>261.646729</text:p>
          </table:table-cell>
          <table:table-cell office:value-type="float" office:value="0.101605" calcext:value-type="float">
            <text:p>0.101605</text:p>
          </table:table-cell>
          <table:table-cell office:value-type="float" office:value="0.987945" calcext:value-type="float">
            <text:p>0.987945</text:p>
          </table:table-cell>
          <table:table-cell office:value-type="float" office:value="0.024039" calcext:value-type="float">
            <text:p>0.024039</text:p>
          </table:table-cell>
          <table:table-cell office:value-type="float" office:value="9.55147" calcext:value-type="float">
            <text:p>9.55147</text:p>
          </table:table-cell>
          <table:table-cell office:value-type="float" office:value="0.164767" calcext:value-type="float">
            <text:p>0.164767</text:p>
          </table:table-cell>
          <table:table-cell office:value-type="float" office:value="0.990353" calcext:value-type="float">
            <text:p>0.990353</text:p>
          </table:table-cell>
          <table:table-cell office:value-type="string" calcext:value-type="string">
            <text:p>0.032126</text:p>
          </table:table-cell>
        </table:table-row>
        <table:table-row table:style-name="ro1" table:visibility="filter">
          <table:table-cell office:value-type="float" office:value="1527048195.85673" calcext:value-type="float">
            <text:p>1527048195.8567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1.646729" calcext:value-type="float">
            <text:p>261.646729</text:p>
          </table:table-cell>
          <table:table-cell office:value-type="float" office:value="0.101605" calcext:value-type="float">
            <text:p>0.101605</text:p>
          </table:table-cell>
          <table:table-cell table:style-name="Default" office:value-type="float" office:value="0.987945" calcext:value-type="float">
            <text:p>0.987945</text:p>
          </table:table-cell>
          <table:table-cell office:value-type="float" office:value="0.024039" calcext:value-type="float">
            <text:p>0.024039</text:p>
          </table:table-cell>
          <table:table-cell table:style-name="Default" office:value-type="float" office:value="9.55147" calcext:value-type="float">
            <text:p>9.55147</text:p>
          </table:table-cell>
          <table:table-cell office:value-type="float" office:value="0.164767" calcext:value-type="float">
            <text:p>0.164767</text:p>
          </table:table-cell>
          <table:table-cell office:value-type="float" office:value="0.990353" calcext:value-type="float">
            <text:p>0.990353</text:p>
          </table:table-cell>
          <table:table-cell office:value-type="string" calcext:value-type="string">
            <text:p>0.032126</text:p>
          </table:table-cell>
        </table:table-row>
        <table:table-row table:style-name="ro1">
          <table:table-cell office:value-type="float" office:value="1527048195.87612" calcext:value-type="float">
            <text:p>1527048195.8761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59.437622" calcext:value-type="float">
            <text:p>259.437622</text:p>
          </table:table-cell>
          <table:table-cell office:value-type="float" office:value="0.026022" calcext:value-type="float">
            <text:p>0.026022</text:p>
          </table:table-cell>
          <table:table-cell office:value-type="float" office:value="0.984002" calcext:value-type="float">
            <text:p>0.984002</text:p>
          </table:table-cell>
          <table:table-cell office:value-type="float" office:value="0.014247" calcext:value-type="float">
            <text:p>0.014247</text:p>
          </table:table-cell>
          <table:table-cell office:value-type="float" office:value="9.510982" calcext:value-type="float">
            <text:p>9.510982</text:p>
          </table:table-cell>
          <table:table-cell office:value-type="float" office:value="0.064198" calcext:value-type="float">
            <text:p>0.064198</text:p>
          </table:table-cell>
          <table:table-cell office:value-type="float" office:value="0.987945" calcext:value-type="float">
            <text:p>0.987945</text:p>
          </table:table-cell>
          <table:table-cell office:value-type="string" calcext:value-type="string">
            <text:p>0.024039</text:p>
          </table:table-cell>
        </table:table-row>
        <table:table-row table:style-name="ro1" table:visibility="filter">
          <table:table-cell office:value-type="float" office:value="1527048195.87618" calcext:value-type="float">
            <text:p>1527048195.876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59.437622" calcext:value-type="float">
            <text:p>259.437622</text:p>
          </table:table-cell>
          <table:table-cell office:value-type="float" office:value="0.026022" calcext:value-type="float">
            <text:p>0.026022</text:p>
          </table:table-cell>
          <table:table-cell table:style-name="Default" office:value-type="float" office:value="0.984002" calcext:value-type="float">
            <text:p>0.984002</text:p>
          </table:table-cell>
          <table:table-cell office:value-type="float" office:value="0.014247" calcext:value-type="float">
            <text:p>0.014247</text:p>
          </table:table-cell>
          <table:table-cell table:style-name="Default" office:value-type="float" office:value="9.510982" calcext:value-type="float">
            <text:p>9.510982</text:p>
          </table:table-cell>
          <table:table-cell office:value-type="float" office:value="0.064198" calcext:value-type="float">
            <text:p>0.064198</text:p>
          </table:table-cell>
          <table:table-cell office:value-type="float" office:value="0.987945" calcext:value-type="float">
            <text:p>0.987945</text:p>
          </table:table-cell>
          <table:table-cell office:value-type="string" calcext:value-type="string">
            <text:p>0.024039</text:p>
          </table:table-cell>
        </table:table-row>
        <table:table-row table:style-name="ro1">
          <table:table-cell office:value-type="float" office:value="1527048195.89661" calcext:value-type="float">
            <text:p>1527048195.8966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58.18399" calcext:value-type="float">
            <text:p>258.18399</text:p>
          </table:table-cell>
          <table:table-cell office:value-type="float" office:value="0.020823" calcext:value-type="float">
            <text:p>0.020823</text:p>
          </table:table-cell>
          <table:table-cell office:value-type="float" office:value="0.981642" calcext:value-type="float">
            <text:p>0.981642</text:p>
          </table:table-cell>
          <table:table-cell office:value-type="float" office:value="0.013023" calcext:value-type="float">
            <text:p>0.013023</text:p>
          </table:table-cell>
          <table:table-cell office:value-type="float" office:value="9.48793" calcext:value-type="float">
            <text:p>9.48793</text:p>
          </table:table-cell>
          <table:table-cell office:value-type="float" office:value="0.052249" calcext:value-type="float">
            <text:p>0.052249</text:p>
          </table:table-cell>
          <table:table-cell office:value-type="float" office:value="0.984002" calcext:value-type="float">
            <text:p>0.984002</text:p>
          </table:table-cell>
          <table:table-cell office:value-type="string" calcext:value-type="string">
            <text:p>0.014247</text:p>
          </table:table-cell>
        </table:table-row>
        <table:table-row table:style-name="ro1" table:visibility="filter">
          <table:table-cell office:value-type="float" office:value="1527048195.89667" calcext:value-type="float">
            <text:p>1527048195.89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58.18399" calcext:value-type="float">
            <text:p>258.18399</text:p>
          </table:table-cell>
          <table:table-cell office:value-type="float" office:value="0.020823" calcext:value-type="float">
            <text:p>0.020823</text:p>
          </table:table-cell>
          <table:table-cell table:style-name="Default" office:value-type="float" office:value="0.981642" calcext:value-type="float">
            <text:p>0.981642</text:p>
          </table:table-cell>
          <table:table-cell office:value-type="float" office:value="0.013023" calcext:value-type="float">
            <text:p>0.013023</text:p>
          </table:table-cell>
          <table:table-cell table:style-name="Default" office:value-type="float" office:value="9.48793" calcext:value-type="float">
            <text:p>9.48793</text:p>
          </table:table-cell>
          <table:table-cell office:value-type="float" office:value="0.052249" calcext:value-type="float">
            <text:p>0.052249</text:p>
          </table:table-cell>
          <table:table-cell office:value-type="float" office:value="0.984002" calcext:value-type="float">
            <text:p>0.984002</text:p>
          </table:table-cell>
          <table:table-cell office:value-type="string" calcext:value-type="string">
            <text:p>0.014247</text:p>
          </table:table-cell>
        </table:table-row>
        <table:table-row table:style-name="ro1">
          <table:table-cell office:value-type="float" office:value="1527048195.91704" calcext:value-type="float">
            <text:p>1527048195.9170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55.717636" calcext:value-type="float">
            <text:p>255.717636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976991" calcext:value-type="float">
            <text:p>0.976991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9.442416" calcext:value-type="float">
            <text:p>9.442416</text:p>
          </table:table-cell>
          <table:table-cell office:value-type="float" office:value="-0.035528" calcext:value-type="float">
            <text:p>-0.035528</text:p>
          </table:table-cell>
          <table:table-cell office:value-type="float" office:value="0.981642" calcext:value-type="float">
            <text:p>0.981642</text:p>
          </table:table-cell>
          <table:table-cell office:value-type="string" calcext:value-type="string">
            <text:p>0.013023</text:p>
          </table:table-cell>
        </table:table-row>
        <table:table-row table:style-name="ro1" table:visibility="filter">
          <table:table-cell office:value-type="float" office:value="1527048195.9171" calcext:value-type="float">
            <text:p>1527048195.91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55.717636" calcext:value-type="float">
            <text:p>255.717636</text:p>
          </table:table-cell>
          <table:table-cell office:value-type="float" office:value="0.000447" calcext:value-type="float">
            <text:p>0.000447</text:p>
          </table:table-cell>
          <table:table-cell table:style-name="Default" office:value-type="float" office:value="0.976991" calcext:value-type="float">
            <text:p>0.976991</text:p>
          </table:table-cell>
          <table:table-cell office:value-type="float" office:value="0.004053" calcext:value-type="float">
            <text:p>0.004053</text:p>
          </table:table-cell>
          <table:table-cell table:style-name="Default" office:value-type="float" office:value="9.442416" calcext:value-type="float">
            <text:p>9.442416</text:p>
          </table:table-cell>
          <table:table-cell office:value-type="float" office:value="-0.035528" calcext:value-type="float">
            <text:p>-0.035528</text:p>
          </table:table-cell>
          <table:table-cell office:value-type="float" office:value="0.981642" calcext:value-type="float">
            <text:p>0.981642</text:p>
          </table:table-cell>
          <table:table-cell office:value-type="string" calcext:value-type="string">
            <text:p>0.013023</text:p>
          </table:table-cell>
        </table:table-row>
        <table:table-row table:style-name="ro1">
          <table:table-cell office:value-type="float" office:value="1527048195.93653" calcext:value-type="float">
            <text:p>1527048195.9365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51.994583" calcext:value-type="float">
            <text:p>251.994583</text:p>
          </table:table-cell>
          <table:table-cell office:value-type="float" office:value="-0.035031" calcext:value-type="float">
            <text:p>-0.035031</text:p>
          </table:table-cell>
          <table:table-cell office:value-type="float" office:value="0.970262" calcext:value-type="float">
            <text:p>0.970262</text:p>
          </table:table-cell>
          <table:table-cell office:value-type="float" office:value="-0.002823" calcext:value-type="float">
            <text:p>-0.002823</text:p>
          </table:table-cell>
          <table:table-cell office:value-type="float" office:value="9.373287" calcext:value-type="float">
            <text:p>9.373287</text:p>
          </table:table-cell>
          <table:table-cell office:value-type="float" office:value="-0.106173" calcext:value-type="float">
            <text:p>-0.106173</text:p>
          </table:table-cell>
          <table:table-cell office:value-type="float" office:value="0.976991" calcext:value-type="float">
            <text:p>0.976991</text:p>
          </table:table-cell>
          <table:table-cell office:value-type="string" calcext:value-type="string">
            <text:p>0.004053</text:p>
          </table:table-cell>
        </table:table-row>
        <table:table-row table:style-name="ro1" table:visibility="filter">
          <table:table-cell office:value-type="float" office:value="1527048195.93661" calcext:value-type="float">
            <text:p>1527048195.9366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51.994583" calcext:value-type="float">
            <text:p>251.994583</text:p>
          </table:table-cell>
          <table:table-cell office:value-type="float" office:value="-0.035031" calcext:value-type="float">
            <text:p>-0.035031</text:p>
          </table:table-cell>
          <table:table-cell table:style-name="Default" office:value-type="float" office:value="0.970262" calcext:value-type="float">
            <text:p>0.970262</text:p>
          </table:table-cell>
          <table:table-cell office:value-type="float" office:value="-0.002823" calcext:value-type="float">
            <text:p>-0.002823</text:p>
          </table:table-cell>
          <table:table-cell table:style-name="Default" office:value-type="float" office:value="9.373287" calcext:value-type="float">
            <text:p>9.373287</text:p>
          </table:table-cell>
          <table:table-cell office:value-type="float" office:value="-0.106173" calcext:value-type="float">
            <text:p>-0.106173</text:p>
          </table:table-cell>
          <table:table-cell office:value-type="float" office:value="0.976991" calcext:value-type="float">
            <text:p>0.976991</text:p>
          </table:table-cell>
          <table:table-cell office:value-type="string" calcext:value-type="string">
            <text:p>0.004053</text:p>
          </table:table-cell>
        </table:table-row>
        <table:table-row table:style-name="ro1">
          <table:table-cell office:value-type="float" office:value="1527048195.95709" calcext:value-type="float">
            <text:p>1527048195.9570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49.608536" calcext:value-type="float">
            <text:p>249.608536</text:p>
          </table:table-cell>
          <table:table-cell office:value-type="float" office:value="-0.090926" calcext:value-type="float">
            <text:p>-0.090926</text:p>
          </table:table-cell>
          <table:table-cell office:value-type="float" office:value="0.965681" calcext:value-type="float">
            <text:p>0.965681</text:p>
          </table:table-cell>
          <table:table-cell office:value-type="float" office:value="-0.009285" calcext:value-type="float">
            <text:p>-0.009285</text:p>
          </table:table-cell>
          <table:table-cell office:value-type="float" office:value="9.328719" calcext:value-type="float">
            <text:p>9.328719</text:p>
          </table:table-cell>
          <table:table-cell office:value-type="float" office:value="-0.169039" calcext:value-type="float">
            <text:p>-0.169039</text:p>
          </table:table-cell>
          <table:table-cell office:value-type="float" office:value="0.970262" calcext:value-type="float">
            <text:p>0.970262</text:p>
          </table:table-cell>
          <table:table-cell office:value-type="string" calcext:value-type="string">
            <text:p>-0.002823</text:p>
          </table:table-cell>
        </table:table-row>
        <table:table-row table:style-name="ro1" table:visibility="filter">
          <table:table-cell office:value-type="float" office:value="1527048195.95715" calcext:value-type="float">
            <text:p>1527048195.9571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49.608536" calcext:value-type="float">
            <text:p>249.608536</text:p>
          </table:table-cell>
          <table:table-cell office:value-type="float" office:value="-0.090926" calcext:value-type="float">
            <text:p>-0.090926</text:p>
          </table:table-cell>
          <table:table-cell table:style-name="Default" office:value-type="float" office:value="0.965681" calcext:value-type="float">
            <text:p>0.965681</text:p>
          </table:table-cell>
          <table:table-cell office:value-type="float" office:value="-0.009285" calcext:value-type="float">
            <text:p>-0.009285</text:p>
          </table:table-cell>
          <table:table-cell table:style-name="Default" office:value-type="float" office:value="9.328719" calcext:value-type="float">
            <text:p>9.328719</text:p>
          </table:table-cell>
          <table:table-cell office:value-type="float" office:value="-0.169039" calcext:value-type="float">
            <text:p>-0.169039</text:p>
          </table:table-cell>
          <table:table-cell office:value-type="float" office:value="0.970262" calcext:value-type="float">
            <text:p>0.970262</text:p>
          </table:table-cell>
          <table:table-cell office:value-type="string" calcext:value-type="string">
            <text:p>-0.002823</text:p>
          </table:table-cell>
        </table:table-row>
        <table:table-row table:style-name="ro1">
          <table:table-cell office:value-type="float" office:value="1527048195.9766" calcext:value-type="float">
            <text:p>1527048195.976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45.563309" calcext:value-type="float">
            <text:p>245.563309</text:p>
          </table:table-cell>
          <table:table-cell office:value-type="float" office:value="-0.138056" calcext:value-type="float">
            <text:p>-0.138056</text:p>
          </table:table-cell>
          <table:table-cell office:value-type="float" office:value="0.95826" calcext:value-type="float">
            <text:p>0.95826</text:p>
          </table:table-cell>
          <table:table-cell office:value-type="float" office:value="-0.01319" calcext:value-type="float">
            <text:p>-0.01319</text:p>
          </table:table-cell>
          <table:table-cell office:value-type="float" office:value="9.252663" calcext:value-type="float">
            <text:p>9.252663</text:p>
          </table:table-cell>
          <table:table-cell office:value-type="float" office:value="-0.209053" calcext:value-type="float">
            <text:p>-0.209053</text:p>
          </table:table-cell>
          <table:table-cell office:value-type="float" office:value="0.965681" calcext:value-type="float">
            <text:p>0.965681</text:p>
          </table:table-cell>
          <table:table-cell office:value-type="string" calcext:value-type="string">
            <text:p>-0.009285</text:p>
          </table:table-cell>
        </table:table-row>
        <table:table-row table:style-name="ro1" table:visibility="filter">
          <table:table-cell office:value-type="float" office:value="1527048195.97667" calcext:value-type="float">
            <text:p>1527048195.97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45.563309" calcext:value-type="float">
            <text:p>245.563309</text:p>
          </table:table-cell>
          <table:table-cell office:value-type="float" office:value="-0.138056" calcext:value-type="float">
            <text:p>-0.138056</text:p>
          </table:table-cell>
          <table:table-cell table:style-name="Default" office:value-type="float" office:value="0.95826" calcext:value-type="float">
            <text:p>0.95826</text:p>
          </table:table-cell>
          <table:table-cell office:value-type="float" office:value="-0.01319" calcext:value-type="float">
            <text:p>-0.01319</text:p>
          </table:table-cell>
          <table:table-cell table:style-name="Default" office:value-type="float" office:value="9.252663" calcext:value-type="float">
            <text:p>9.252663</text:p>
          </table:table-cell>
          <table:table-cell office:value-type="float" office:value="-0.209053" calcext:value-type="float">
            <text:p>-0.209053</text:p>
          </table:table-cell>
          <table:table-cell office:value-type="float" office:value="0.965681" calcext:value-type="float">
            <text:p>0.965681</text:p>
          </table:table-cell>
          <table:table-cell office:value-type="string" calcext:value-type="string">
            <text:p>-0.009285</text:p>
          </table:table-cell>
        </table:table-row>
        <table:table-row table:style-name="ro1">
          <table:table-cell office:value-type="float" office:value="1527048195.99721" calcext:value-type="float">
            <text:p>1527048195.9972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42.781937" calcext:value-type="float">
            <text:p>242.781937</text:p>
          </table:table-cell>
          <table:table-cell office:value-type="float" office:value="-0.202812" calcext:value-type="float">
            <text:p>-0.202812</text:p>
          </table:table-cell>
          <table:table-cell office:value-type="float" office:value="0.952827" calcext:value-type="float">
            <text:p>0.952827</text:p>
          </table:table-cell>
          <table:table-cell office:value-type="float" office:value="-0.017871" calcext:value-type="float">
            <text:p>-0.017871</text:p>
          </table:table-cell>
          <table:table-cell office:value-type="float" office:value="9.20001" calcext:value-type="float">
            <text:p>9.20001</text:p>
          </table:table-cell>
          <table:table-cell office:value-type="float" office:value="-0.25442" calcext:value-type="float">
            <text:p>-0.25442</text:p>
          </table:table-cell>
          <table:table-cell office:value-type="float" office:value="0.95826" calcext:value-type="float">
            <text:p>0.95826</text:p>
          </table:table-cell>
          <table:table-cell office:value-type="string" calcext:value-type="string">
            <text:p>-0.013190</text:p>
          </table:table-cell>
        </table:table-row>
        <table:table-row table:style-name="ro1" table:visibility="filter">
          <table:table-cell office:value-type="float" office:value="1527048195.99727" calcext:value-type="float">
            <text:p>1527048195.9972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42.781937" calcext:value-type="float">
            <text:p>242.781937</text:p>
          </table:table-cell>
          <table:table-cell office:value-type="float" office:value="-0.202812" calcext:value-type="float">
            <text:p>-0.202812</text:p>
          </table:table-cell>
          <table:table-cell table:style-name="Default" office:value-type="float" office:value="0.952827" calcext:value-type="float">
            <text:p>0.952827</text:p>
          </table:table-cell>
          <table:table-cell office:value-type="float" office:value="-0.017871" calcext:value-type="float">
            <text:p>-0.017871</text:p>
          </table:table-cell>
          <table:table-cell table:style-name="Default" office:value-type="float" office:value="9.20001" calcext:value-type="float">
            <text:p>9.20001</text:p>
          </table:table-cell>
          <table:table-cell office:value-type="float" office:value="-0.25442" calcext:value-type="float">
            <text:p>-0.25442</text:p>
          </table:table-cell>
          <table:table-cell office:value-type="float" office:value="0.95826" calcext:value-type="float">
            <text:p>0.95826</text:p>
          </table:table-cell>
          <table:table-cell office:value-type="string" calcext:value-type="string">
            <text:p>-0.013190</text:p>
          </table:table-cell>
        </table:table-row>
        <table:table-row table:style-name="ro1">
          <table:table-cell office:value-type="float" office:value="1527048196.01664" calcext:value-type="float">
            <text:p>1527048196.0166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39.841827" calcext:value-type="float">
            <text:p>239.841827</text:p>
          </table:table-cell>
          <table:table-cell office:value-type="float" office:value="-0.177493" calcext:value-type="float">
            <text:p>-0.177493</text:p>
          </table:table-cell>
          <table:table-cell office:value-type="float" office:value="0.947395" calcext:value-type="float">
            <text:p>0.947395</text:p>
          </table:table-cell>
          <table:table-cell office:value-type="float" office:value="-0.016236" calcext:value-type="float">
            <text:p>-0.016236</text:p>
          </table:table-cell>
          <table:table-cell office:value-type="float" office:value="9.144017" calcext:value-type="float">
            <text:p>9.144017</text:p>
          </table:table-cell>
          <table:table-cell office:value-type="float" office:value="-0.237571" calcext:value-type="float">
            <text:p>-0.237571</text:p>
          </table:table-cell>
          <table:table-cell office:value-type="float" office:value="0.952827" calcext:value-type="float">
            <text:p>0.952827</text:p>
          </table:table-cell>
          <table:table-cell office:value-type="string" calcext:value-type="string">
            <text:p>-0.017871</text:p>
          </table:table-cell>
        </table:table-row>
        <table:table-row table:style-name="ro1" table:visibility="filter">
          <table:table-cell office:value-type="float" office:value="1527048196.01672" calcext:value-type="float">
            <text:p>1527048196.01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39.841827" calcext:value-type="float">
            <text:p>239.841827</text:p>
          </table:table-cell>
          <table:table-cell office:value-type="float" office:value="-0.177493" calcext:value-type="float">
            <text:p>-0.177493</text:p>
          </table:table-cell>
          <table:table-cell table:style-name="Default" office:value-type="float" office:value="0.947395" calcext:value-type="float">
            <text:p>0.947395</text:p>
          </table:table-cell>
          <table:table-cell office:value-type="float" office:value="-0.016236" calcext:value-type="float">
            <text:p>-0.016236</text:p>
          </table:table-cell>
          <table:table-cell table:style-name="Default" office:value-type="float" office:value="9.144017" calcext:value-type="float">
            <text:p>9.144017</text:p>
          </table:table-cell>
          <table:table-cell office:value-type="float" office:value="-0.237571" calcext:value-type="float">
            <text:p>-0.237571</text:p>
          </table:table-cell>
          <table:table-cell office:value-type="float" office:value="0.952827" calcext:value-type="float">
            <text:p>0.952827</text:p>
          </table:table-cell>
          <table:table-cell office:value-type="string" calcext:value-type="string">
            <text:p>-0.017871</text:p>
          </table:table-cell>
        </table:table-row>
        <table:table-row table:style-name="ro1">
          <table:table-cell office:value-type="float" office:value="1527048196.03713" calcext:value-type="float">
            <text:p>1527048196.0371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35.459518" calcext:value-type="float">
            <text:p>235.459518</text:p>
          </table:table-cell>
          <table:table-cell office:value-type="float" office:value="-0.223902" calcext:value-type="float">
            <text:p>-0.223902</text:p>
          </table:table-cell>
          <table:table-cell office:value-type="float" office:value="0.938774" calcext:value-type="float">
            <text:p>0.938774</text:p>
          </table:table-cell>
          <table:table-cell office:value-type="float" office:value="-0.019314" calcext:value-type="float">
            <text:p>-0.019314</text:p>
          </table:table-cell>
          <table:table-cell office:value-type="float" office:value="9.059926" calcext:value-type="float">
            <text:p>9.059926</text:p>
          </table:table-cell>
          <table:table-cell office:value-type="float" office:value="-0.267592" calcext:value-type="float">
            <text:p>-0.267592</text:p>
          </table:table-cell>
          <table:table-cell office:value-type="float" office:value="0.947395" calcext:value-type="float">
            <text:p>0.947395</text:p>
          </table:table-cell>
          <table:table-cell office:value-type="string" calcext:value-type="string">
            <text:p>-0.016236</text:p>
          </table:table-cell>
        </table:table-row>
        <table:table-row table:style-name="ro1" table:visibility="filter">
          <table:table-cell office:value-type="float" office:value="1527048196.03719" calcext:value-type="float">
            <text:p>1527048196.03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35.459518" calcext:value-type="float">
            <text:p>235.459518</text:p>
          </table:table-cell>
          <table:table-cell office:value-type="float" office:value="-0.223902" calcext:value-type="float">
            <text:p>-0.223902</text:p>
          </table:table-cell>
          <table:table-cell table:style-name="Default" office:value-type="float" office:value="0.938774" calcext:value-type="float">
            <text:p>0.938774</text:p>
          </table:table-cell>
          <table:table-cell office:value-type="float" office:value="-0.019314" calcext:value-type="float">
            <text:p>-0.019314</text:p>
          </table:table-cell>
          <table:table-cell table:style-name="Default" office:value-type="float" office:value="9.059926" calcext:value-type="float">
            <text:p>9.059926</text:p>
          </table:table-cell>
          <table:table-cell office:value-type="float" office:value="-0.267592" calcext:value-type="float">
            <text:p>-0.267592</text:p>
          </table:table-cell>
          <table:table-cell office:value-type="float" office:value="0.947395" calcext:value-type="float">
            <text:p>0.947395</text:p>
          </table:table-cell>
          <table:table-cell office:value-type="string" calcext:value-type="string">
            <text:p>-0.016236</text:p>
          </table:table-cell>
        </table:table-row>
        <table:table-row table:style-name="ro1">
          <table:table-cell office:value-type="float" office:value="1527048196.05663" calcext:value-type="float">
            <text:p>1527048196.0566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32.366852" calcext:value-type="float">
            <text:p>232.366852</text:p>
          </table:table-cell>
          <table:table-cell office:value-type="float" office:value="-0.202541" calcext:value-type="float">
            <text:p>-0.202541</text:p>
          </table:table-cell>
          <table:table-cell office:value-type="float" office:value="0.932939" calcext:value-type="float">
            <text:p>0.932939</text:p>
          </table:table-cell>
          <table:table-cell office:value-type="float" office:value="-0.018002" calcext:value-type="float">
            <text:p>-0.018002</text:p>
          </table:table-cell>
          <table:table-cell office:value-type="float" office:value="9.000104" calcext:value-type="float">
            <text:p>9.000104</text:p>
          </table:table-cell>
          <table:table-cell office:value-type="float" office:value="-0.254143" calcext:value-type="float">
            <text:p>-0.254143</text:p>
          </table:table-cell>
          <table:table-cell office:value-type="float" office:value="0.938774" calcext:value-type="float">
            <text:p>0.938774</text:p>
          </table:table-cell>
          <table:table-cell office:value-type="string" calcext:value-type="string">
            <text:p>-0.019314</text:p>
          </table:table-cell>
        </table:table-row>
        <table:table-row table:style-name="ro1" table:visibility="filter">
          <table:table-cell office:value-type="float" office:value="1527048196.0567" calcext:value-type="float">
            <text:p>1527048196.05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32.366852" calcext:value-type="float">
            <text:p>232.366852</text:p>
          </table:table-cell>
          <table:table-cell office:value-type="float" office:value="-0.202541" calcext:value-type="float">
            <text:p>-0.202541</text:p>
          </table:table-cell>
          <table:table-cell table:style-name="Default" office:value-type="float" office:value="0.932939" calcext:value-type="float">
            <text:p>0.932939</text:p>
          </table:table-cell>
          <table:table-cell office:value-type="float" office:value="-0.018002" calcext:value-type="float">
            <text:p>-0.018002</text:p>
          </table:table-cell>
          <table:table-cell table:style-name="Default" office:value-type="float" office:value="9.000104" calcext:value-type="float">
            <text:p>9.000104</text:p>
          </table:table-cell>
          <table:table-cell office:value-type="float" office:value="-0.254143" calcext:value-type="float">
            <text:p>-0.254143</text:p>
          </table:table-cell>
          <table:table-cell office:value-type="float" office:value="0.938774" calcext:value-type="float">
            <text:p>0.938774</text:p>
          </table:table-cell>
          <table:table-cell office:value-type="string" calcext:value-type="string">
            <text:p>-0.019314</text:p>
          </table:table-cell>
        </table:table-row>
        <table:table-row table:style-name="ro1">
          <table:table-cell office:value-type="float" office:value="1527048196.07718" calcext:value-type="float">
            <text:p>1527048196.0771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27.53334" calcext:value-type="float">
            <text:p>227.53334</text:p>
          </table:table-cell>
          <table:table-cell office:value-type="float" office:value="-0.255438" calcext:value-type="float">
            <text:p>-0.255438</text:p>
          </table:table-cell>
          <table:table-cell office:value-type="float" office:value="0.923263" calcext:value-type="float">
            <text:p>0.923263</text:p>
          </table:table-cell>
          <table:table-cell office:value-type="float" office:value="-0.021298" calcext:value-type="float">
            <text:p>-0.021298</text:p>
          </table:table-cell>
          <table:table-cell office:value-type="float" office:value="8.905814" calcext:value-type="float">
            <text:p>8.905814</text:p>
          </table:table-cell>
          <table:table-cell office:value-type="float" office:value="-0.286267" calcext:value-type="float">
            <text:p>-0.286267</text:p>
          </table:table-cell>
          <table:table-cell office:value-type="float" office:value="0.932939" calcext:value-type="float">
            <text:p>0.932939</text:p>
          </table:table-cell>
          <table:table-cell office:value-type="string" calcext:value-type="string">
            <text:p>-0.018002</text:p>
          </table:table-cell>
        </table:table-row>
        <table:table-row table:style-name="ro1" table:visibility="filter">
          <table:table-cell office:value-type="float" office:value="1527048196.07727" calcext:value-type="float">
            <text:p>1527048196.0772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27.53334" calcext:value-type="float">
            <text:p>227.53334</text:p>
          </table:table-cell>
          <table:table-cell office:value-type="float" office:value="-0.255438" calcext:value-type="float">
            <text:p>-0.255438</text:p>
          </table:table-cell>
          <table:table-cell table:style-name="Default" office:value-type="float" office:value="0.923263" calcext:value-type="float">
            <text:p>0.923263</text:p>
          </table:table-cell>
          <table:table-cell office:value-type="float" office:value="-0.021298" calcext:value-type="float">
            <text:p>-0.021298</text:p>
          </table:table-cell>
          <table:table-cell table:style-name="Default" office:value-type="float" office:value="8.905814" calcext:value-type="float">
            <text:p>8.905814</text:p>
          </table:table-cell>
          <table:table-cell office:value-type="float" office:value="-0.286267" calcext:value-type="float">
            <text:p>-0.286267</text:p>
          </table:table-cell>
          <table:table-cell office:value-type="float" office:value="0.932939" calcext:value-type="float">
            <text:p>0.932939</text:p>
          </table:table-cell>
          <table:table-cell office:value-type="string" calcext:value-type="string">
            <text:p>-0.018002</text:p>
          </table:table-cell>
        </table:table-row>
        <table:table-row table:style-name="ro1">
          <table:table-cell office:value-type="float" office:value="1527048196.09669" calcext:value-type="float">
            <text:p>1527048196.0966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24.037918" calcext:value-type="float">
            <text:p>224.037918</text:p>
          </table:table-cell>
          <table:table-cell office:value-type="float" office:value="-0.287221" calcext:value-type="float">
            <text:p>-0.287221</text:p>
          </table:table-cell>
          <table:table-cell office:value-type="float" office:value="0.916546" calcext:value-type="float">
            <text:p>0.916546</text:p>
          </table:table-cell>
          <table:table-cell office:value-type="float" office:value="-0.023037" calcext:value-type="float">
            <text:p>-0.023037</text:p>
          </table:table-cell>
          <table:table-cell office:value-type="float" office:value="8.836995" calcext:value-type="float">
            <text:p>8.836995</text:p>
          </table:table-cell>
          <table:table-cell office:value-type="float" office:value="-0.30408" calcext:value-type="float">
            <text:p>-0.30408</text:p>
          </table:table-cell>
          <table:table-cell office:value-type="float" office:value="0.923263" calcext:value-type="float">
            <text:p>0.923263</text:p>
          </table:table-cell>
          <table:table-cell office:value-type="string" calcext:value-type="string">
            <text:p>-0.021298</text:p>
          </table:table-cell>
        </table:table-row>
        <table:table-row table:style-name="ro1" table:visibility="filter">
          <table:table-cell office:value-type="float" office:value="1527048196.09674" calcext:value-type="float">
            <text:p>1527048196.0967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24.037918" calcext:value-type="float">
            <text:p>224.037918</text:p>
          </table:table-cell>
          <table:table-cell office:value-type="float" office:value="-0.287221" calcext:value-type="float">
            <text:p>-0.287221</text:p>
          </table:table-cell>
          <table:table-cell table:style-name="Default" office:value-type="float" office:value="0.916546" calcext:value-type="float">
            <text:p>0.916546</text:p>
          </table:table-cell>
          <table:table-cell office:value-type="float" office:value="-0.023037" calcext:value-type="float">
            <text:p>-0.023037</text:p>
          </table:table-cell>
          <table:table-cell table:style-name="Default" office:value-type="float" office:value="8.836995" calcext:value-type="float">
            <text:p>8.836995</text:p>
          </table:table-cell>
          <table:table-cell office:value-type="float" office:value="-0.30408" calcext:value-type="float">
            <text:p>-0.30408</text:p>
          </table:table-cell>
          <table:table-cell office:value-type="float" office:value="0.923263" calcext:value-type="float">
            <text:p>0.923263</text:p>
          </table:table-cell>
          <table:table-cell office:value-type="string" calcext:value-type="string">
            <text:p>-0.021298</text:p>
          </table:table-cell>
        </table:table-row>
        <table:table-row table:style-name="ro1">
          <table:table-cell office:value-type="float" office:value="1527048196.11611" calcext:value-type="float">
            <text:p>1527048196.1161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20.479752" calcext:value-type="float">
            <text:p>220.479752</text:p>
          </table:table-cell>
          <table:table-cell office:value-type="float" office:value="-0.243151" calcext:value-type="float">
            <text:p>-0.243151</text:p>
          </table:table-cell>
          <table:table-cell office:value-type="float" office:value="0.909687" calcext:value-type="float">
            <text:p>0.909687</text:p>
          </table:table-cell>
          <table:table-cell office:value-type="float" office:value="-0.020609" calcext:value-type="float">
            <text:p>-0.020609</text:p>
          </table:table-cell>
          <table:table-cell office:value-type="float" office:value="8.766386" calcext:value-type="float">
            <text:p>8.766386</text:p>
          </table:table-cell>
          <table:table-cell office:value-type="float" office:value="-0.279087" calcext:value-type="float">
            <text:p>-0.279087</text:p>
          </table:table-cell>
          <table:table-cell office:value-type="float" office:value="0.916546" calcext:value-type="float">
            <text:p>0.916546</text:p>
          </table:table-cell>
          <table:table-cell office:value-type="string" calcext:value-type="string">
            <text:p>-0.023037</text:p>
          </table:table-cell>
        </table:table-row>
        <table:table-row table:style-name="ro1" table:visibility="filter">
          <table:table-cell office:value-type="float" office:value="1527048196.11617" calcext:value-type="float">
            <text:p>1527048196.116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20.479752" calcext:value-type="float">
            <text:p>220.479752</text:p>
          </table:table-cell>
          <table:table-cell office:value-type="float" office:value="-0.243151" calcext:value-type="float">
            <text:p>-0.243151</text:p>
          </table:table-cell>
          <table:table-cell table:style-name="Default" office:value-type="float" office:value="0.909687" calcext:value-type="float">
            <text:p>0.909687</text:p>
          </table:table-cell>
          <table:table-cell office:value-type="float" office:value="-0.020609" calcext:value-type="float">
            <text:p>-0.020609</text:p>
          </table:table-cell>
          <table:table-cell table:style-name="Default" office:value-type="float" office:value="8.766386" calcext:value-type="float">
            <text:p>8.766386</text:p>
          </table:table-cell>
          <table:table-cell office:value-type="float" office:value="-0.279087" calcext:value-type="float">
            <text:p>-0.279087</text:p>
          </table:table-cell>
          <table:table-cell office:value-type="float" office:value="0.916546" calcext:value-type="float">
            <text:p>0.916546</text:p>
          </table:table-cell>
          <table:table-cell office:value-type="string" calcext:value-type="string">
            <text:p>-0.023037</text:p>
          </table:table-cell>
        </table:table-row>
        <table:table-row table:style-name="ro1">
          <table:table-cell office:value-type="float" office:value="1527048196.13658" calcext:value-type="float">
            <text:p>1527048196.1365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15.175476" calcext:value-type="float">
            <text:p>215.175476</text:p>
          </table:table-cell>
          <table:table-cell office:value-type="float" office:value="-0.277563" calcext:value-type="float">
            <text:p>-0.277563</text:p>
          </table:table-cell>
          <table:table-cell office:value-type="float" office:value="0.898807" calcext:value-type="float">
            <text:p>0.898807</text:p>
          </table:table-cell>
          <table:table-cell office:value-type="float" office:value="-0.022618" calcext:value-type="float">
            <text:p>-0.022618</text:p>
          </table:table-cell>
          <table:table-cell office:value-type="float" office:value="8.660071" calcext:value-type="float">
            <text:p>8.660071</text:p>
          </table:table-cell>
          <table:table-cell office:value-type="float" office:value="-0.298715" calcext:value-type="float">
            <text:p>-0.298715</text:p>
          </table:table-cell>
          <table:table-cell office:value-type="float" office:value="0.909687" calcext:value-type="float">
            <text:p>0.909687</text:p>
          </table:table-cell>
          <table:table-cell office:value-type="string" calcext:value-type="string">
            <text:p>-0.020609</text:p>
          </table:table-cell>
        </table:table-row>
        <table:table-row table:style-name="ro1" table:visibility="filter">
          <table:table-cell office:value-type="float" office:value="1527048196.13664" calcext:value-type="float">
            <text:p>1527048196.1366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15.175476" calcext:value-type="float">
            <text:p>215.175476</text:p>
          </table:table-cell>
          <table:table-cell office:value-type="float" office:value="-0.277563" calcext:value-type="float">
            <text:p>-0.277563</text:p>
          </table:table-cell>
          <table:table-cell table:style-name="Default" office:value-type="float" office:value="0.898807" calcext:value-type="float">
            <text:p>0.898807</text:p>
          </table:table-cell>
          <table:table-cell office:value-type="float" office:value="-0.022618" calcext:value-type="float">
            <text:p>-0.022618</text:p>
          </table:table-cell>
          <table:table-cell table:style-name="Default" office:value-type="float" office:value="8.660071" calcext:value-type="float">
            <text:p>8.660071</text:p>
          </table:table-cell>
          <table:table-cell office:value-type="float" office:value="-0.298715" calcext:value-type="float">
            <text:p>-0.298715</text:p>
          </table:table-cell>
          <table:table-cell office:value-type="float" office:value="0.909687" calcext:value-type="float">
            <text:p>0.909687</text:p>
          </table:table-cell>
          <table:table-cell office:value-type="string" calcext:value-type="string">
            <text:p>-0.020609</text:p>
          </table:table-cell>
        </table:table-row>
        <table:table-row table:style-name="ro1">
          <table:table-cell office:value-type="float" office:value="1527048196.15703" calcext:value-type="float">
            <text:p>1527048196.1570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11.549942" calcext:value-type="float">
            <text:p>211.549942</text:p>
          </table:table-cell>
          <table:table-cell office:value-type="float" office:value="-0.196263" calcext:value-type="float">
            <text:p>-0.196263</text:p>
          </table:table-cell>
          <table:table-cell office:value-type="float" office:value="0.891306" calcext:value-type="float">
            <text:p>0.891306</text:p>
          </table:table-cell>
          <table:table-cell office:value-type="float" office:value="-0.017645" calcext:value-type="float">
            <text:p>-0.017645</text:p>
          </table:table-cell>
          <table:table-cell office:value-type="float" office:value="8.586648" calcext:value-type="float">
            <text:p>8.586648</text:p>
          </table:table-cell>
          <table:table-cell office:value-type="float" office:value="-0.250032" calcext:value-type="float">
            <text:p>-0.250032</text:p>
          </table:table-cell>
          <table:table-cell office:value-type="float" office:value="0.898807" calcext:value-type="float">
            <text:p>0.898807</text:p>
          </table:table-cell>
          <table:table-cell office:value-type="string" calcext:value-type="string">
            <text:p>-0.022618</text:p>
          </table:table-cell>
        </table:table-row>
        <table:table-row table:style-name="ro1" table:visibility="filter">
          <table:table-cell office:value-type="float" office:value="1527048196.15708" calcext:value-type="float">
            <text:p>1527048196.1570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11.549942" calcext:value-type="float">
            <text:p>211.549942</text:p>
          </table:table-cell>
          <table:table-cell office:value-type="float" office:value="-0.196263" calcext:value-type="float">
            <text:p>-0.196263</text:p>
          </table:table-cell>
          <table:table-cell table:style-name="Default" office:value-type="float" office:value="0.891306" calcext:value-type="float">
            <text:p>0.891306</text:p>
          </table:table-cell>
          <table:table-cell office:value-type="float" office:value="-0.017645" calcext:value-type="float">
            <text:p>-0.017645</text:p>
          </table:table-cell>
          <table:table-cell table:style-name="Default" office:value-type="float" office:value="8.586648" calcext:value-type="float">
            <text:p>8.586648</text:p>
          </table:table-cell>
          <table:table-cell office:value-type="float" office:value="-0.250032" calcext:value-type="float">
            <text:p>-0.250032</text:p>
          </table:table-cell>
          <table:table-cell office:value-type="float" office:value="0.898807" calcext:value-type="float">
            <text:p>0.898807</text:p>
          </table:table-cell>
          <table:table-cell office:value-type="string" calcext:value-type="string">
            <text:p>-0.022618</text:p>
          </table:table-cell>
        </table:table-row>
        <table:table-row table:style-name="ro1">
          <table:table-cell office:value-type="float" office:value="1527048196.17648" calcext:value-type="float">
            <text:p>1527048196.1764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05.696518" calcext:value-type="float">
            <text:p>205.696518</text:p>
          </table:table-cell>
          <table:table-cell office:value-type="float" office:value="-0.173613" calcext:value-type="float">
            <text:p>-0.173613</text:p>
          </table:table-cell>
          <table:table-cell office:value-type="float" office:value="0.879635" calcext:value-type="float">
            <text:p>0.879635</text:p>
          </table:table-cell>
          <table:table-cell office:value-type="float" office:value="-0.016158" calcext:value-type="float">
            <text:p>-0.016158</text:p>
          </table:table-cell>
          <table:table-cell office:value-type="float" office:value="8.466753" calcext:value-type="float">
            <text:p>8.466753</text:p>
          </table:table-cell>
          <table:table-cell office:value-type="float" office:value="-0.234754" calcext:value-type="float">
            <text:p>-0.234754</text:p>
          </table:table-cell>
          <table:table-cell office:value-type="float" office:value="0.891306" calcext:value-type="float">
            <text:p>0.891306</text:p>
          </table:table-cell>
          <table:table-cell office:value-type="string" calcext:value-type="string">
            <text:p>-0.017645</text:p>
          </table:table-cell>
        </table:table-row>
        <table:table-row table:style-name="ro1" table:visibility="filter">
          <table:table-cell office:value-type="float" office:value="1527048196.17655" calcext:value-type="float">
            <text:p>1527048196.1765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05.696518" calcext:value-type="float">
            <text:p>205.696518</text:p>
          </table:table-cell>
          <table:table-cell office:value-type="float" office:value="-0.173613" calcext:value-type="float">
            <text:p>-0.173613</text:p>
          </table:table-cell>
          <table:table-cell table:style-name="Default" office:value-type="float" office:value="0.879635" calcext:value-type="float">
            <text:p>0.879635</text:p>
          </table:table-cell>
          <table:table-cell office:value-type="float" office:value="-0.016158" calcext:value-type="float">
            <text:p>-0.016158</text:p>
          </table:table-cell>
          <table:table-cell table:style-name="Default" office:value-type="float" office:value="8.466753" calcext:value-type="float">
            <text:p>8.466753</text:p>
          </table:table-cell>
          <table:table-cell office:value-type="float" office:value="-0.234754" calcext:value-type="float">
            <text:p>-0.234754</text:p>
          </table:table-cell>
          <table:table-cell office:value-type="float" office:value="0.891306" calcext:value-type="float">
            <text:p>0.891306</text:p>
          </table:table-cell>
          <table:table-cell office:value-type="string" calcext:value-type="string">
            <text:p>-0.017645</text:p>
          </table:table-cell>
        </table:table-row>
        <table:table-row table:style-name="ro1">
          <table:table-cell office:value-type="float" office:value="1527048196.19702" calcext:value-type="float">
            <text:p>1527048196.1970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02.009323" calcext:value-type="float">
            <text:p>202.009323</text:p>
          </table:table-cell>
          <table:table-cell office:value-type="float" office:value="-0.161987" calcext:value-type="float">
            <text:p>-0.161987</text:p>
          </table:table-cell>
          <table:table-cell office:value-type="float" office:value="0.871788" calcext:value-type="float">
            <text:p>0.871788</text:p>
          </table:table-cell>
          <table:table-cell office:value-type="float" office:value="-0.015317" calcext:value-type="float">
            <text:p>-0.015317</text:p>
          </table:table-cell>
          <table:table-cell office:value-type="float" office:value="8.39036" calcext:value-type="float">
            <text:p>8.39036</text:p>
          </table:table-cell>
          <table:table-cell office:value-type="float" office:value="-0.226571" calcext:value-type="float">
            <text:p>-0.226571</text:p>
          </table:table-cell>
          <table:table-cell office:value-type="float" office:value="0.879635" calcext:value-type="float">
            <text:p>0.879635</text:p>
          </table:table-cell>
          <table:table-cell office:value-type="string" calcext:value-type="string">
            <text:p>-0.016158</text:p>
          </table:table-cell>
        </table:table-row>
        <table:table-row table:style-name="ro1" table:visibility="filter">
          <table:table-cell office:value-type="float" office:value="1527048196.19708" calcext:value-type="float">
            <text:p>1527048196.1970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02.009323" calcext:value-type="float">
            <text:p>202.009323</text:p>
          </table:table-cell>
          <table:table-cell office:value-type="float" office:value="-0.161987" calcext:value-type="float">
            <text:p>-0.161987</text:p>
          </table:table-cell>
          <table:table-cell table:style-name="Default" office:value-type="float" office:value="0.871788" calcext:value-type="float">
            <text:p>0.871788</text:p>
          </table:table-cell>
          <table:table-cell office:value-type="float" office:value="-0.015317" calcext:value-type="float">
            <text:p>-0.015317</text:p>
          </table:table-cell>
          <table:table-cell table:style-name="Default" office:value-type="float" office:value="8.39036" calcext:value-type="float">
            <text:p>8.39036</text:p>
          </table:table-cell>
          <table:table-cell office:value-type="float" office:value="-0.226571" calcext:value-type="float">
            <text:p>-0.226571</text:p>
          </table:table-cell>
          <table:table-cell office:value-type="float" office:value="0.879635" calcext:value-type="float">
            <text:p>0.879635</text:p>
          </table:table-cell>
          <table:table-cell office:value-type="string" calcext:value-type="string">
            <text:p>-0.016158</text:p>
          </table:table-cell>
        </table:table-row>
        <table:table-row table:style-name="ro1">
          <table:table-cell office:value-type="float" office:value="1527048196.21651" calcext:value-type="float">
            <text:p>1527048196.2165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97.942612" calcext:value-type="float">
            <text:p>197.942612</text:p>
          </table:table-cell>
          <table:table-cell office:value-type="float" office:value="-0.118651" calcext:value-type="float">
            <text:p>-0.118651</text:p>
          </table:table-cell>
          <table:table-cell office:value-type="float" office:value="0.863498" calcext:value-type="float">
            <text:p>0.863498</text:p>
          </table:table-cell>
          <table:table-cell office:value-type="float" office:value="-0.012061" calcext:value-type="float">
            <text:p>-0.012061</text:p>
          </table:table-cell>
          <table:table-cell office:value-type="float" office:value="8.305281" calcext:value-type="float">
            <text:p>8.305281</text:p>
          </table:table-cell>
          <table:table-cell office:value-type="float" office:value="-0.193149" calcext:value-type="float">
            <text:p>-0.193149</text:p>
          </table:table-cell>
          <table:table-cell office:value-type="float" office:value="0.871788" calcext:value-type="float">
            <text:p>0.871788</text:p>
          </table:table-cell>
          <table:table-cell office:value-type="string" calcext:value-type="string">
            <text:p>-0.015317</text:p>
          </table:table-cell>
        </table:table-row>
        <table:table-row table:style-name="ro1" table:visibility="filter">
          <table:table-cell office:value-type="float" office:value="1527048196.21659" calcext:value-type="float">
            <text:p>1527048196.2165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97.942612" calcext:value-type="float">
            <text:p>197.942612</text:p>
          </table:table-cell>
          <table:table-cell office:value-type="float" office:value="-0.118651" calcext:value-type="float">
            <text:p>-0.118651</text:p>
          </table:table-cell>
          <table:table-cell table:style-name="Default" office:value-type="float" office:value="0.863498" calcext:value-type="float">
            <text:p>0.863498</text:p>
          </table:table-cell>
          <table:table-cell office:value-type="float" office:value="-0.012061" calcext:value-type="float">
            <text:p>-0.012061</text:p>
          </table:table-cell>
          <table:table-cell table:style-name="Default" office:value-type="float" office:value="8.305281" calcext:value-type="float">
            <text:p>8.305281</text:p>
          </table:table-cell>
          <table:table-cell office:value-type="float" office:value="-0.193149" calcext:value-type="float">
            <text:p>-0.193149</text:p>
          </table:table-cell>
          <table:table-cell office:value-type="float" office:value="0.871788" calcext:value-type="float">
            <text:p>0.871788</text:p>
          </table:table-cell>
          <table:table-cell office:value-type="string" calcext:value-type="string">
            <text:p>-0.015317</text:p>
          </table:table-cell>
        </table:table-row>
        <table:table-row table:style-name="ro1">
          <table:table-cell office:value-type="float" office:value="1527048196.237" calcext:value-type="float">
            <text:p>1527048196.23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92.281815" calcext:value-type="float">
            <text:p>192.281815</text:p>
          </table:table-cell>
          <table:table-cell office:value-type="float" office:value="-0.052633" calcext:value-type="float">
            <text:p>-0.052633</text:p>
          </table:table-cell>
          <table:table-cell office:value-type="float" office:value="0.851212" calcext:value-type="float">
            <text:p>0.851212</text:p>
          </table:table-cell>
          <table:table-cell office:value-type="float" office:value="-0.005438" calcext:value-type="float">
            <text:p>-0.005438</text:p>
          </table:table-cell>
          <table:table-cell office:value-type="float" office:value="8.185396" calcext:value-type="float">
            <text:p>8.185396</text:p>
          </table:table-cell>
          <table:table-cell office:value-type="float" office:value="-0.128523" calcext:value-type="float">
            <text:p>-0.128523</text:p>
          </table:table-cell>
          <table:table-cell office:value-type="float" office:value="0.863498" calcext:value-type="float">
            <text:p>0.863498</text:p>
          </table:table-cell>
          <table:table-cell office:value-type="string" calcext:value-type="string">
            <text:p>-0.012061</text:p>
          </table:table-cell>
        </table:table-row>
        <table:table-row table:style-name="ro1" table:visibility="filter">
          <table:table-cell office:value-type="float" office:value="1527048196.23705" calcext:value-type="float">
            <text:p>1527048196.2370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92.281815" calcext:value-type="float">
            <text:p>192.281815</text:p>
          </table:table-cell>
          <table:table-cell office:value-type="float" office:value="-0.052633" calcext:value-type="float">
            <text:p>-0.052633</text:p>
          </table:table-cell>
          <table:table-cell table:style-name="Default" office:value-type="float" office:value="0.851212" calcext:value-type="float">
            <text:p>0.851212</text:p>
          </table:table-cell>
          <table:table-cell office:value-type="float" office:value="-0.005438" calcext:value-type="float">
            <text:p>-0.005438</text:p>
          </table:table-cell>
          <table:table-cell table:style-name="Default" office:value-type="float" office:value="8.185396" calcext:value-type="float">
            <text:p>8.185396</text:p>
          </table:table-cell>
          <table:table-cell office:value-type="float" office:value="-0.128523" calcext:value-type="float">
            <text:p>-0.128523</text:p>
          </table:table-cell>
          <table:table-cell office:value-type="float" office:value="0.863498" calcext:value-type="float">
            <text:p>0.863498</text:p>
          </table:table-cell>
          <table:table-cell office:value-type="string" calcext:value-type="string">
            <text:p>-0.012061</text:p>
          </table:table-cell>
        </table:table-row>
        <table:table-row table:style-name="ro1">
          <table:table-cell office:value-type="float" office:value="1527048196.25652" calcext:value-type="float">
            <text:p>1527048196.2565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88.018326" calcext:value-type="float">
            <text:p>188.018326</text:p>
          </table:table-cell>
          <table:table-cell office:value-type="float" office:value="-0.035434" calcext:value-type="float">
            <text:p>-0.035434</text:p>
          </table:table-cell>
          <table:table-cell office:value-type="float" office:value="0.842282" calcext:value-type="float">
            <text:p>0.842282</text:p>
          </table:table-cell>
          <table:table-cell office:value-type="float" office:value="-0.003252" calcext:value-type="float">
            <text:p>-0.003252</text:p>
          </table:table-cell>
          <table:table-cell office:value-type="float" office:value="8.093925" calcext:value-type="float">
            <text:p>8.093925</text:p>
          </table:table-cell>
          <table:table-cell office:value-type="float" office:value="-0.106131" calcext:value-type="float">
            <text:p>-0.106131</text:p>
          </table:table-cell>
          <table:table-cell office:value-type="float" office:value="0.851212" calcext:value-type="float">
            <text:p>0.851212</text:p>
          </table:table-cell>
          <table:table-cell office:value-type="string" calcext:value-type="string">
            <text:p>-0.005438</text:p>
          </table:table-cell>
        </table:table-row>
        <table:table-row table:style-name="ro1" table:visibility="filter">
          <table:table-cell office:value-type="float" office:value="1527048196.25658" calcext:value-type="float">
            <text:p>1527048196.25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88.018326" calcext:value-type="float">
            <text:p>188.018326</text:p>
          </table:table-cell>
          <table:table-cell office:value-type="float" office:value="-0.035434" calcext:value-type="float">
            <text:p>-0.035434</text:p>
          </table:table-cell>
          <table:table-cell table:style-name="Default" office:value-type="float" office:value="0.842282" calcext:value-type="float">
            <text:p>0.842282</text:p>
          </table:table-cell>
          <table:table-cell office:value-type="float" office:value="-0.003252" calcext:value-type="float">
            <text:p>-0.003252</text:p>
          </table:table-cell>
          <table:table-cell table:style-name="Default" office:value-type="float" office:value="8.093925" calcext:value-type="float">
            <text:p>8.093925</text:p>
          </table:table-cell>
          <table:table-cell office:value-type="float" office:value="-0.106131" calcext:value-type="float">
            <text:p>-0.106131</text:p>
          </table:table-cell>
          <table:table-cell office:value-type="float" office:value="0.851212" calcext:value-type="float">
            <text:p>0.851212</text:p>
          </table:table-cell>
          <table:table-cell office:value-type="string" calcext:value-type="string">
            <text:p>-0.005438</text:p>
          </table:table-cell>
        </table:table-row>
        <table:table-row table:style-name="ro1">
          <table:table-cell office:value-type="float" office:value="1527048196.27692" calcext:value-type="float">
            <text:p>1527048196.2769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82.034454" calcext:value-type="float">
            <text:p>182.034454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829016" calcext:value-type="float">
            <text:p>0.829016</text:p>
          </table:table-cell>
          <table:table-cell office:value-type="float" office:value="0.004909" calcext:value-type="float">
            <text:p>0.004909</text:p>
          </table:table-cell>
          <table:table-cell office:value-type="float" office:value="7.963787" calcext:value-type="float">
            <text:p>7.963787</text:p>
          </table:table-cell>
          <table:table-cell office:value-type="float" office:value="-0.026071" calcext:value-type="float">
            <text:p>-0.026071</text:p>
          </table:table-cell>
          <table:table-cell office:value-type="float" office:value="0.842282" calcext:value-type="float">
            <text:p>0.842282</text:p>
          </table:table-cell>
          <table:table-cell office:value-type="string" calcext:value-type="string">
            <text:p>-0.003252</text:p>
          </table:table-cell>
        </table:table-row>
        <table:table-row table:style-name="ro1" table:visibility="filter">
          <table:table-cell office:value-type="float" office:value="1527048196.27698" calcext:value-type="float">
            <text:p>1527048196.2769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82.034454" calcext:value-type="float">
            <text:p>182.034454</text:p>
          </table:table-cell>
          <table:table-cell office:value-type="float" office:value="0.002967" calcext:value-type="float">
            <text:p>0.002967</text:p>
          </table:table-cell>
          <table:table-cell table:style-name="Default" office:value-type="float" office:value="0.829016" calcext:value-type="float">
            <text:p>0.829016</text:p>
          </table:table-cell>
          <table:table-cell office:value-type="float" office:value="0.004909" calcext:value-type="float">
            <text:p>0.004909</text:p>
          </table:table-cell>
          <table:table-cell table:style-name="Default" office:value-type="float" office:value="7.963787" calcext:value-type="float">
            <text:p>7.963787</text:p>
          </table:table-cell>
          <table:table-cell office:value-type="float" office:value="-0.026071" calcext:value-type="float">
            <text:p>-0.026071</text:p>
          </table:table-cell>
          <table:table-cell office:value-type="float" office:value="0.842282" calcext:value-type="float">
            <text:p>0.842282</text:p>
          </table:table-cell>
          <table:table-cell office:value-type="string" calcext:value-type="string">
            <text:p>-0.003252</text:p>
          </table:table-cell>
        </table:table-row>
        <table:table-row table:style-name="ro1">
          <table:table-cell office:value-type="float" office:value="1527048196.29644" calcext:value-type="float">
            <text:p>1527048196.2964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77.566986" calcext:value-type="float">
            <text:p>177.566986</text:p>
          </table:table-cell>
          <table:table-cell office:value-type="float" office:value="0.013329" calcext:value-type="float">
            <text:p>0.013329</text:p>
          </table:table-cell>
          <table:table-cell office:value-type="float" office:value="0.819392" calcext:value-type="float">
            <text:p>0.819392</text:p>
          </table:table-cell>
          <table:table-cell office:value-type="float" office:value="0.010518" calcext:value-type="float">
            <text:p>0.010518</text:p>
          </table:table-cell>
          <table:table-cell office:value-type="float" office:value="7.865218" calcext:value-type="float">
            <text:p>7.865218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829016" calcext:value-type="float">
            <text:p>0.829016</text:p>
          </table:table-cell>
          <table:table-cell office:value-type="string" calcext:value-type="string">
            <text:p>0.004909</text:p>
          </table:table-cell>
        </table:table-row>
        <table:table-row table:style-name="ro1" table:visibility="filter">
          <table:table-cell office:value-type="float" office:value="1527048196.2965" calcext:value-type="float">
            <text:p>1527048196.29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77.566986" calcext:value-type="float">
            <text:p>177.566986</text:p>
          </table:table-cell>
          <table:table-cell office:value-type="float" office:value="0.013329" calcext:value-type="float">
            <text:p>0.013329</text:p>
          </table:table-cell>
          <table:table-cell table:style-name="Default" office:value-type="float" office:value="0.819392" calcext:value-type="float">
            <text:p>0.819392</text:p>
          </table:table-cell>
          <table:table-cell office:value-type="float" office:value="0.010518" calcext:value-type="float">
            <text:p>0.010518</text:p>
          </table:table-cell>
          <table:table-cell table:style-name="Default" office:value-type="float" office:value="7.865218" calcext:value-type="float">
            <text:p>7.865218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829016" calcext:value-type="float">
            <text:p>0.829016</text:p>
          </table:table-cell>
          <table:table-cell office:value-type="string" calcext:value-type="string">
            <text:p>0.004909</text:p>
          </table:table-cell>
        </table:table-row>
        <table:table-row table:style-name="ro1">
          <table:table-cell office:value-type="float" office:value="1527048196.31685" calcext:value-type="float">
            <text:p>1527048196.3168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73.428085" calcext:value-type="float">
            <text:p>173.428085</text:p>
          </table:table-cell>
          <table:table-cell office:value-type="float" office:value="0.021242" calcext:value-type="float">
            <text:p>0.021242</text:p>
          </table:table-cell>
          <table:table-cell office:value-type="float" office:value="0.809959" calcext:value-type="float">
            <text:p>0.809959</text:p>
          </table:table-cell>
          <table:table-cell office:value-type="float" office:value="0.012848" calcext:value-type="float">
            <text:p>0.012848</text:p>
          </table:table-cell>
          <table:table-cell office:value-type="float" office:value="7.772795" calcext:value-type="float">
            <text:p>7.77279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0.819392" calcext:value-type="float">
            <text:p>0.819392</text:p>
          </table:table-cell>
          <table:table-cell office:value-type="string" calcext:value-type="string">
            <text:p>0.010518</text:p>
          </table:table-cell>
        </table:table-row>
        <table:table-row table:style-name="ro1" table:visibility="filter">
          <table:table-cell office:value-type="float" office:value="1527048196.31691" calcext:value-type="float">
            <text:p>1527048196.3169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73.428085" calcext:value-type="float">
            <text:p>173.428085</text:p>
          </table:table-cell>
          <table:table-cell office:value-type="float" office:value="0.021242" calcext:value-type="float">
            <text:p>0.021242</text:p>
          </table:table-cell>
          <table:table-cell table:style-name="Default" office:value-type="float" office:value="0.809959" calcext:value-type="float">
            <text:p>0.809959</text:p>
          </table:table-cell>
          <table:table-cell office:value-type="float" office:value="0.012848" calcext:value-type="float">
            <text:p>0.012848</text:p>
          </table:table-cell>
          <table:table-cell table:style-name="Default" office:value-type="float" office:value="7.772795" calcext:value-type="float">
            <text:p>7.77279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0.819392" calcext:value-type="float">
            <text:p>0.819392</text:p>
          </table:table-cell>
          <table:table-cell office:value-type="string" calcext:value-type="string">
            <text:p>0.010518</text:p>
          </table:table-cell>
        </table:table-row>
        <table:table-row table:style-name="ro1">
          <table:table-cell office:value-type="float" office:value="1527048196.3363" calcext:value-type="float">
            <text:p>1527048196.336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66.705368" calcext:value-type="float">
            <text:p>166.705368</text:p>
          </table:table-cell>
          <table:table-cell office:value-type="float" office:value="0.085966" calcext:value-type="float">
            <text:p>0.085966</text:p>
          </table:table-cell>
          <table:table-cell office:value-type="float" office:value="0.795125" calcext:value-type="float">
            <text:p>0.795125</text:p>
          </table:table-cell>
          <table:table-cell office:value-type="float" office:value="0.022116" calcext:value-type="float">
            <text:p>0.022116</text:p>
          </table:table-cell>
          <table:table-cell office:value-type="float" office:value="7.620275" calcext:value-type="float">
            <text:p>7.620275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0.809959" calcext:value-type="float">
            <text:p>0.809959</text:p>
          </table:table-cell>
          <table:table-cell office:value-type="string" calcext:value-type="string">
            <text:p>0.012848</text:p>
          </table:table-cell>
        </table:table-row>
        <table:table-row table:style-name="ro1" table:visibility="filter">
          <table:table-cell office:value-type="float" office:value="1527048196.33635" calcext:value-type="float">
            <text:p>1527048196.3363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66.705368" calcext:value-type="float">
            <text:p>166.705368</text:p>
          </table:table-cell>
          <table:table-cell office:value-type="float" office:value="0.085966" calcext:value-type="float">
            <text:p>0.085966</text:p>
          </table:table-cell>
          <table:table-cell table:style-name="Default" office:value-type="float" office:value="0.795125" calcext:value-type="float">
            <text:p>0.795125</text:p>
          </table:table-cell>
          <table:table-cell office:value-type="float" office:value="0.022116" calcext:value-type="float">
            <text:p>0.022116</text:p>
          </table:table-cell>
          <table:table-cell table:style-name="Default" office:value-type="float" office:value="7.620275" calcext:value-type="float">
            <text:p>7.620275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0.809959" calcext:value-type="float">
            <text:p>0.809959</text:p>
          </table:table-cell>
          <table:table-cell office:value-type="string" calcext:value-type="string">
            <text:p>0.012848</text:p>
          </table:table-cell>
        </table:table-row>
        <table:table-row table:style-name="ro1">
          <table:table-cell office:value-type="float" office:value="1527048196.35675" calcext:value-type="float">
            <text:p>1527048196.3567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62.47261" calcext:value-type="float">
            <text:p>162.47261</text:p>
          </table:table-cell>
          <table:table-cell office:value-type="float" office:value="0.148695" calcext:value-type="float">
            <text:p>0.148695</text:p>
          </table:table-cell>
          <table:table-cell office:value-type="float" office:value="0.785149" calcext:value-type="float">
            <text:p>0.785149</text:p>
          </table:table-cell>
          <table:table-cell office:value-type="float" office:value="0.027856" calcext:value-type="float">
            <text:p>0.027856</text:p>
          </table:table-cell>
          <table:table-cell office:value-type="float" office:value="7.522673" calcext:value-type="float">
            <text:p>7.522673</text:p>
          </table:table-cell>
          <table:table-cell office:value-type="float" office:value="0.205654" calcext:value-type="float">
            <text:p>0.205654</text:p>
          </table:table-cell>
          <table:table-cell office:value-type="float" office:value="0.795125" calcext:value-type="float">
            <text:p>0.795125</text:p>
          </table:table-cell>
          <table:table-cell office:value-type="string" calcext:value-type="string">
            <text:p>0.022116</text:p>
          </table:table-cell>
        </table:table-row>
        <table:table-row table:style-name="ro1" table:visibility="filter">
          <table:table-cell office:value-type="float" office:value="1527048196.35681" calcext:value-type="float">
            <text:p>1527048196.3568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62.47261" calcext:value-type="float">
            <text:p>162.47261</text:p>
          </table:table-cell>
          <table:table-cell office:value-type="float" office:value="0.148695" calcext:value-type="float">
            <text:p>0.148695</text:p>
          </table:table-cell>
          <table:table-cell table:style-name="Default" office:value-type="float" office:value="0.785149" calcext:value-type="float">
            <text:p>0.785149</text:p>
          </table:table-cell>
          <table:table-cell office:value-type="float" office:value="0.027856" calcext:value-type="float">
            <text:p>0.027856</text:p>
          </table:table-cell>
          <table:table-cell table:style-name="Default" office:value-type="float" office:value="7.522673" calcext:value-type="float">
            <text:p>7.522673</text:p>
          </table:table-cell>
          <table:table-cell office:value-type="float" office:value="0.205654" calcext:value-type="float">
            <text:p>0.205654</text:p>
          </table:table-cell>
          <table:table-cell office:value-type="float" office:value="0.795125" calcext:value-type="float">
            <text:p>0.795125</text:p>
          </table:table-cell>
          <table:table-cell office:value-type="string" calcext:value-type="string">
            <text:p>0.022116</text:p>
          </table:table-cell>
        </table:table-row>
        <table:table-row table:style-name="ro1">
          <table:table-cell office:value-type="float" office:value="1527048196.37614" calcext:value-type="float">
            <text:p>1527048196.3761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55.847717" calcext:value-type="float">
            <text:p>155.8477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770083" calcext:value-type="float">
            <text:p>0.770083</text:p>
          </table:table-cell>
          <table:table-cell office:value-type="float" office:value="0.029495" calcext:value-type="float">
            <text:p>0.029495</text:p>
          </table:table-cell>
          <table:table-cell office:value-type="float" office:value="7.367304" calcext:value-type="float">
            <text:p>7.367304</text:p>
          </table:table-cell>
          <table:table-cell office:value-type="float" office:value="0.222547" calcext:value-type="float">
            <text:p>0.222547</text:p>
          </table:table-cell>
          <table:table-cell office:value-type="float" office:value="0.785149" calcext:value-type="float">
            <text:p>0.785149</text:p>
          </table:table-cell>
          <table:table-cell office:value-type="string" calcext:value-type="string">
            <text:p>0.027856</text:p>
          </table:table-cell>
        </table:table-row>
        <table:table-row table:style-name="ro1" table:visibility="filter">
          <table:table-cell office:value-type="float" office:value="1527048196.3762" calcext:value-type="float">
            <text:p>1527048196.37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55.847717" calcext:value-type="float">
            <text:p>155.847717</text:p>
          </table:table-cell>
          <table:table-cell office:value-type="float" office:value="0.171" calcext:value-type="float">
            <text:p>0.171</text:p>
          </table:table-cell>
          <table:table-cell table:style-name="Default" office:value-type="float" office:value="0.770083" calcext:value-type="float">
            <text:p>0.770083</text:p>
          </table:table-cell>
          <table:table-cell office:value-type="float" office:value="0.029495" calcext:value-type="float">
            <text:p>0.029495</text:p>
          </table:table-cell>
          <table:table-cell table:style-name="Default" office:value-type="float" office:value="7.367304" calcext:value-type="float">
            <text:p>7.367304</text:p>
          </table:table-cell>
          <table:table-cell office:value-type="float" office:value="0.222547" calcext:value-type="float">
            <text:p>0.222547</text:p>
          </table:table-cell>
          <table:table-cell office:value-type="float" office:value="0.785149" calcext:value-type="float">
            <text:p>0.785149</text:p>
          </table:table-cell>
          <table:table-cell office:value-type="string" calcext:value-type="string">
            <text:p>0.027856</text:p>
          </table:table-cell>
        </table:table-row>
        <table:table-row table:style-name="ro1">
          <table:table-cell office:value-type="float" office:value="1527048196.39662" calcext:value-type="float">
            <text:p>1527048196.3966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51.724213" calcext:value-type="float">
            <text:p>151.724213</text:p>
          </table:table-cell>
          <table:table-cell office:value-type="float" office:value="0.215502" calcext:value-type="float">
            <text:p>0.215502</text:p>
          </table:table-cell>
          <table:table-cell office:value-type="float" office:value="0.760023" calcext:value-type="float">
            <text:p>0.760023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7.268939" calcext:value-type="float">
            <text:p>7.268939</text:p>
          </table:table-cell>
          <table:table-cell office:value-type="float" office:value="0.253006" calcext:value-type="float">
            <text:p>0.253006</text:p>
          </table:table-cell>
          <table:table-cell office:value-type="float" office:value="0.770083" calcext:value-type="float">
            <text:p>0.770083</text:p>
          </table:table-cell>
          <table:table-cell office:value-type="string" calcext:value-type="string">
            <text:p>0.029495</text:p>
          </table:table-cell>
        </table:table-row>
        <table:table-row table:style-name="ro1" table:visibility="filter">
          <table:table-cell office:value-type="float" office:value="1527048196.39669" calcext:value-type="float">
            <text:p>1527048196.39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51.724213" calcext:value-type="float">
            <text:p>151.724213</text:p>
          </table:table-cell>
          <table:table-cell office:value-type="float" office:value="0.215502" calcext:value-type="float">
            <text:p>0.215502</text:p>
          </table:table-cell>
          <table:table-cell table:style-name="Default" office:value-type="float" office:value="0.760023" calcext:value-type="float">
            <text:p>0.760023</text:p>
          </table:table-cell>
          <table:table-cell office:value-type="float" office:value="0.03261" calcext:value-type="float">
            <text:p>0.03261</text:p>
          </table:table-cell>
          <table:table-cell table:style-name="Default" office:value-type="float" office:value="7.268939" calcext:value-type="float">
            <text:p>7.268939</text:p>
          </table:table-cell>
          <table:table-cell office:value-type="float" office:value="0.253006" calcext:value-type="float">
            <text:p>0.253006</text:p>
          </table:table-cell>
          <table:table-cell office:value-type="float" office:value="0.770083" calcext:value-type="float">
            <text:p>0.770083</text:p>
          </table:table-cell>
          <table:table-cell office:value-type="string" calcext:value-type="string">
            <text:p>0.029495</text:p>
          </table:table-cell>
        </table:table-row>
        <table:table-row table:style-name="ro1">
          <table:table-cell office:value-type="float" office:value="1527048196.41704" calcext:value-type="float">
            <text:p>1527048196.4170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47.703613" calcext:value-type="float">
            <text:p>147.703613</text:p>
          </table:table-cell>
          <table:table-cell office:value-type="float" office:value="0.275341" calcext:value-type="float">
            <text:p>0.275341</text:p>
          </table:table-cell>
          <table:table-cell office:value-type="float" office:value="0.750087" calcext:value-type="float">
            <text:p>0.750087</text:p>
          </table:table-cell>
          <table:table-cell office:value-type="float" office:value="0.036313" calcext:value-type="float">
            <text:p>0.036313</text:p>
          </table:table-cell>
          <table:table-cell office:value-type="float" office:value="7.171731" calcext:value-type="float">
            <text:p>7.171731</text:p>
          </table:table-cell>
          <table:table-cell office:value-type="float" office:value="0.28924" calcext:value-type="float">
            <text:p>0.28924</text:p>
          </table:table-cell>
          <table:table-cell office:value-type="float" office:value="0.760023" calcext:value-type="float">
            <text:p>0.760023</text:p>
          </table:table-cell>
          <table:table-cell office:value-type="string" calcext:value-type="string">
            <text:p>0.032610</text:p>
          </table:table-cell>
        </table:table-row>
        <table:table-row table:style-name="ro1" table:visibility="filter">
          <table:table-cell office:value-type="float" office:value="1527048196.4171" calcext:value-type="float">
            <text:p>1527048196.41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47.703613" calcext:value-type="float">
            <text:p>147.703613</text:p>
          </table:table-cell>
          <table:table-cell office:value-type="float" office:value="0.275341" calcext:value-type="float">
            <text:p>0.275341</text:p>
          </table:table-cell>
          <table:table-cell table:style-name="Default" office:value-type="float" office:value="0.750087" calcext:value-type="float">
            <text:p>0.750087</text:p>
          </table:table-cell>
          <table:table-cell office:value-type="float" office:value="0.036313" calcext:value-type="float">
            <text:p>0.036313</text:p>
          </table:table-cell>
          <table:table-cell table:style-name="Default" office:value-type="float" office:value="7.171731" calcext:value-type="float">
            <text:p>7.171731</text:p>
          </table:table-cell>
          <table:table-cell office:value-type="float" office:value="0.28924" calcext:value-type="float">
            <text:p>0.28924</text:p>
          </table:table-cell>
          <table:table-cell office:value-type="float" office:value="0.760023" calcext:value-type="float">
            <text:p>0.760023</text:p>
          </table:table-cell>
          <table:table-cell office:value-type="string" calcext:value-type="string">
            <text:p>0.032610</text:p>
          </table:table-cell>
        </table:table-row>
        <table:table-row table:style-name="ro1">
          <table:table-cell office:value-type="float" office:value="1527048196.43651" calcext:value-type="float">
            <text:p>1527048196.4365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40.868973" calcext:value-type="float">
            <text:p>140.868973</text:p>
          </table:table-cell>
          <table:table-cell office:value-type="float" office:value="0.435689" calcext:value-type="float">
            <text:p>0.435689</text:p>
          </table:table-cell>
          <table:table-cell office:value-type="float" office:value="0.733713" calcext:value-type="float">
            <text:p>0.733713</text:p>
          </table:table-cell>
          <table:table-cell office:value-type="float" office:value="0.044185" calcext:value-type="float">
            <text:p>0.044185</text:p>
          </table:table-cell>
          <table:table-cell office:value-type="float" office:value="7.003381" calcext:value-type="float">
            <text:p>7.003381</text:p>
          </table:table-cell>
          <table:table-cell office:value-type="float" office:value="0.370171" calcext:value-type="float">
            <text:p>0.370171</text:p>
          </table:table-cell>
          <table:table-cell office:value-type="float" office:value="0.750087" calcext:value-type="float">
            <text:p>0.750087</text:p>
          </table:table-cell>
          <table:table-cell office:value-type="string" calcext:value-type="string">
            <text:p>0.036313</text:p>
          </table:table-cell>
        </table:table-row>
        <table:table-row table:style-name="ro1" table:visibility="filter">
          <table:table-cell office:value-type="float" office:value="1527048196.43662" calcext:value-type="float">
            <text:p>1527048196.43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40.868973" calcext:value-type="float">
            <text:p>140.868973</text:p>
          </table:table-cell>
          <table:table-cell office:value-type="float" office:value="0.435689" calcext:value-type="float">
            <text:p>0.435689</text:p>
          </table:table-cell>
          <table:table-cell table:style-name="Default" office:value-type="float" office:value="0.733713" calcext:value-type="float">
            <text:p>0.733713</text:p>
          </table:table-cell>
          <table:table-cell office:value-type="float" office:value="0.044185" calcext:value-type="float">
            <text:p>0.044185</text:p>
          </table:table-cell>
          <table:table-cell table:style-name="Default" office:value-type="float" office:value="7.003381" calcext:value-type="float">
            <text:p>7.003381</text:p>
          </table:table-cell>
          <table:table-cell office:value-type="float" office:value="0.370171" calcext:value-type="float">
            <text:p>0.370171</text:p>
          </table:table-cell>
          <table:table-cell office:value-type="float" office:value="0.750087" calcext:value-type="float">
            <text:p>0.750087</text:p>
          </table:table-cell>
          <table:table-cell office:value-type="string" calcext:value-type="string">
            <text:p>0.036313</text:p>
          </table:table-cell>
        </table:table-row>
        <table:table-row table:style-name="ro1">
          <table:table-cell office:value-type="float" office:value="1527048196.45701" calcext:value-type="float">
            <text:p>1527048196.4570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36.558685" calcext:value-type="float">
            <text:p>136.558685</text:p>
          </table:table-cell>
          <table:table-cell office:value-type="float" office:value="0.489543" calcext:value-type="float">
            <text:p>0.489543</text:p>
          </table:table-cell>
          <table:table-cell office:value-type="float" office:value="0.722615" calcext:value-type="float">
            <text:p>0.722615</text:p>
          </table:table-cell>
          <table:table-cell office:value-type="float" office:value="0.046601" calcext:value-type="float">
            <text:p>0.046601</text:p>
          </table:table-cell>
          <table:table-cell office:value-type="float" office:value="6.895116" calcext:value-type="float">
            <text:p>6.895116</text:p>
          </table:table-cell>
          <table:table-cell office:value-type="float" office:value="0.393738" calcext:value-type="float">
            <text:p>0.393738</text:p>
          </table:table-cell>
          <table:table-cell office:value-type="float" office:value="0.733713" calcext:value-type="float">
            <text:p>0.733713</text:p>
          </table:table-cell>
          <table:table-cell office:value-type="string" calcext:value-type="string">
            <text:p>0.044185</text:p>
          </table:table-cell>
        </table:table-row>
        <table:table-row table:style-name="ro1" table:visibility="filter">
          <table:table-cell office:value-type="float" office:value="1527048196.45706" calcext:value-type="float">
            <text:p>1527048196.4570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36.558685" calcext:value-type="float">
            <text:p>136.558685</text:p>
          </table:table-cell>
          <table:table-cell office:value-type="float" office:value="0.489543" calcext:value-type="float">
            <text:p>0.489543</text:p>
          </table:table-cell>
          <table:table-cell table:style-name="Default" office:value-type="float" office:value="0.722615" calcext:value-type="float">
            <text:p>0.722615</text:p>
          </table:table-cell>
          <table:table-cell office:value-type="float" office:value="0.046601" calcext:value-type="float">
            <text:p>0.046601</text:p>
          </table:table-cell>
          <table:table-cell table:style-name="Default" office:value-type="float" office:value="6.895116" calcext:value-type="float">
            <text:p>6.895116</text:p>
          </table:table-cell>
          <table:table-cell office:value-type="float" office:value="0.393738" calcext:value-type="float">
            <text:p>0.393738</text:p>
          </table:table-cell>
          <table:table-cell office:value-type="float" office:value="0.733713" calcext:value-type="float">
            <text:p>0.733713</text:p>
          </table:table-cell>
          <table:table-cell office:value-type="string" calcext:value-type="string">
            <text:p>0.044185</text:p>
          </table:table-cell>
        </table:table-row>
        <table:table-row table:style-name="ro1">
          <table:table-cell office:value-type="float" office:value="1527048196.47659" calcext:value-type="float">
            <text:p>1527048196.4765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29.844299" calcext:value-type="float">
            <text:p>129.844299</text:p>
          </table:table-cell>
          <table:table-cell office:value-type="float" office:value="0.580164" calcext:value-type="float">
            <text:p>0.580164</text:p>
          </table:table-cell>
          <table:table-cell office:value-type="float" office:value="0.705761" calcext:value-type="float">
            <text:p>0.705761</text:p>
          </table:table-cell>
          <table:table-cell office:value-type="float" office:value="0.050217" calcext:value-type="float">
            <text:p>0.050217</text:p>
          </table:table-cell>
          <table:table-cell office:value-type="float" office:value="6.722982" calcext:value-type="float">
            <text:p>6.722982</text:p>
          </table:table-cell>
          <table:table-cell office:value-type="float" office:value="0.430676" calcext:value-type="float">
            <text:p>0.430676</text:p>
          </table:table-cell>
          <table:table-cell office:value-type="float" office:value="0.722615" calcext:value-type="float">
            <text:p>0.722615</text:p>
          </table:table-cell>
          <table:table-cell office:value-type="string" calcext:value-type="string">
            <text:p>0.046601</text:p>
          </table:table-cell>
        </table:table-row>
        <table:table-row table:style-name="ro1" table:visibility="filter">
          <table:table-cell office:value-type="float" office:value="1527048196.47666" calcext:value-type="float">
            <text:p>1527048196.476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29.844299" calcext:value-type="float">
            <text:p>129.844299</text:p>
          </table:table-cell>
          <table:table-cell office:value-type="float" office:value="0.580164" calcext:value-type="float">
            <text:p>0.580164</text:p>
          </table:table-cell>
          <table:table-cell table:style-name="Default" office:value-type="float" office:value="0.705761" calcext:value-type="float">
            <text:p>0.705761</text:p>
          </table:table-cell>
          <table:table-cell office:value-type="float" office:value="0.050217" calcext:value-type="float">
            <text:p>0.050217</text:p>
          </table:table-cell>
          <table:table-cell table:style-name="Default" office:value-type="float" office:value="6.722982" calcext:value-type="float">
            <text:p>6.722982</text:p>
          </table:table-cell>
          <table:table-cell office:value-type="float" office:value="0.430676" calcext:value-type="float">
            <text:p>0.430676</text:p>
          </table:table-cell>
          <table:table-cell office:value-type="float" office:value="0.722615" calcext:value-type="float">
            <text:p>0.722615</text:p>
          </table:table-cell>
          <table:table-cell office:value-type="string" calcext:value-type="string">
            <text:p>0.046601</text:p>
          </table:table-cell>
        </table:table-row>
        <table:table-row table:style-name="ro1">
          <table:table-cell office:value-type="float" office:value="1527048196.49714" calcext:value-type="float">
            <text:p>1527048196.4971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25.612656" calcext:value-type="float">
            <text:p>125.612656</text:p>
          </table:table-cell>
          <table:table-cell office:value-type="float" office:value="0.701676" calcext:value-type="float">
            <text:p>0.701676</text:p>
          </table:table-cell>
          <table:table-cell office:value-type="float" office:value="0.694369" calcext:value-type="float">
            <text:p>0.694369</text:p>
          </table:table-cell>
          <table:table-cell office:value-type="float" office:value="0.054858" calcext:value-type="float">
            <text:p>0.054858</text:p>
          </table:table-cell>
          <table:table-cell office:value-type="float" office:value="6.612216" calcext:value-type="float">
            <text:p>6.612216</text:p>
          </table:table-cell>
          <table:table-cell office:value-type="float" office:value="0.475801" calcext:value-type="float">
            <text:p>0.475801</text:p>
          </table:table-cell>
          <table:table-cell office:value-type="float" office:value="0.705761" calcext:value-type="float">
            <text:p>0.705761</text:p>
          </table:table-cell>
          <table:table-cell office:value-type="string" calcext:value-type="string">
            <text:p>0.050217</text:p>
          </table:table-cell>
        </table:table-row>
        <table:table-row table:style-name="ro1" table:visibility="filter">
          <table:table-cell office:value-type="float" office:value="1527048196.49719" calcext:value-type="float">
            <text:p>1527048196.49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25.612656" calcext:value-type="float">
            <text:p>125.612656</text:p>
          </table:table-cell>
          <table:table-cell office:value-type="float" office:value="0.701676" calcext:value-type="float">
            <text:p>0.701676</text:p>
          </table:table-cell>
          <table:table-cell table:style-name="Default" office:value-type="float" office:value="0.694369" calcext:value-type="float">
            <text:p>0.694369</text:p>
          </table:table-cell>
          <table:table-cell office:value-type="float" office:value="0.054858" calcext:value-type="float">
            <text:p>0.054858</text:p>
          </table:table-cell>
          <table:table-cell table:style-name="Default" office:value-type="float" office:value="6.612216" calcext:value-type="float">
            <text:p>6.612216</text:p>
          </table:table-cell>
          <table:table-cell office:value-type="float" office:value="0.475801" calcext:value-type="float">
            <text:p>0.475801</text:p>
          </table:table-cell>
          <table:table-cell office:value-type="float" office:value="0.705761" calcext:value-type="float">
            <text:p>0.705761</text:p>
          </table:table-cell>
          <table:table-cell office:value-type="string" calcext:value-type="string">
            <text:p>0.050217</text:p>
          </table:table-cell>
        </table:table-row>
        <table:table-row table:style-name="ro1">
          <table:table-cell office:value-type="float" office:value="1527048196.51671" calcext:value-type="float">
            <text:p>1527048196.5167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18.974113" calcext:value-type="float">
            <text:p>118.974113</text:p>
          </table:table-cell>
          <table:table-cell office:value-type="float" office:value="0.859684" calcext:value-type="float">
            <text:p>0.859684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060064" calcext:value-type="float">
            <text:p>0.060064</text:p>
          </table:table-cell>
          <table:table-cell office:value-type="float" office:value="6.434593" calcext:value-type="float">
            <text:p>6.434593</text:p>
          </table:table-cell>
          <table:table-cell office:value-type="float" office:value="0.529024" calcext:value-type="float">
            <text:p>0.529024</text:p>
          </table:table-cell>
          <table:table-cell office:value-type="float" office:value="0.694369" calcext:value-type="float">
            <text:p>0.694369</text:p>
          </table:table-cell>
          <table:table-cell office:value-type="string" calcext:value-type="string">
            <text:p>0.054858</text:p>
          </table:table-cell>
        </table:table-row>
        <table:table-row table:style-name="ro1" table:visibility="filter">
          <table:table-cell office:value-type="float" office:value="1527048196.51679" calcext:value-type="float">
            <text:p>1527048196.5167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18.974113" calcext:value-type="float">
            <text:p>118.974113</text:p>
          </table:table-cell>
          <table:table-cell office:value-type="float" office:value="0.859684" calcext:value-type="float">
            <text:p>0.859684</text:p>
          </table:table-cell>
          <table:table-cell table:style-name="Default" office:value-type="float" office:value="0.676996" calcext:value-type="float">
            <text:p>0.676996</text:p>
          </table:table-cell>
          <table:table-cell office:value-type="float" office:value="0.060064" calcext:value-type="float">
            <text:p>0.060064</text:p>
          </table:table-cell>
          <table:table-cell table:style-name="Default" office:value-type="float" office:value="6.434593" calcext:value-type="float">
            <text:p>6.434593</text:p>
          </table:table-cell>
          <table:table-cell office:value-type="float" office:value="0.529024" calcext:value-type="float">
            <text:p>0.529024</text:p>
          </table:table-cell>
          <table:table-cell office:value-type="float" office:value="0.694369" calcext:value-type="float">
            <text:p>0.694369</text:p>
          </table:table-cell>
          <table:table-cell office:value-type="string" calcext:value-type="string">
            <text:p>0.054858</text:p>
          </table:table-cell>
        </table:table-row>
        <table:table-row table:style-name="ro1">
          <table:table-cell office:value-type="float" office:value="1527048196.53629" calcext:value-type="float">
            <text:p>1527048196.5362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14.459953" calcext:value-type="float">
            <text:p>114.459953</text:p>
          </table:table-cell>
          <table:table-cell office:value-type="float" office:value="0.874504" calcext:value-type="float">
            <text:p>0.874504</text:p>
          </table:table-cell>
          <table:table-cell office:value-type="float" office:value="0.664888" calcext:value-type="float">
            <text:p>0.664888</text:p>
          </table:table-cell>
          <table:table-cell office:value-type="float" office:value="0.060527" calcext:value-type="float">
            <text:p>0.060527</text:p>
          </table:table-cell>
          <table:table-cell office:value-type="float" office:value="6.310965" calcext:value-type="float">
            <text:p>6.310965</text:p>
          </table:table-cell>
          <table:table-cell office:value-type="float" office:value="0.533753" calcext:value-type="float">
            <text:p>0.533753</text:p>
          </table:table-cell>
          <table:table-cell office:value-type="float" office:value="0.676996" calcext:value-type="float">
            <text:p>0.676996</text:p>
          </table:table-cell>
          <table:table-cell office:value-type="string" calcext:value-type="string">
            <text:p>0.060064</text:p>
          </table:table-cell>
        </table:table-row>
        <table:table-row table:style-name="ro1" table:visibility="filter">
          <table:table-cell office:value-type="float" office:value="1527048196.53635" calcext:value-type="float">
            <text:p>1527048196.5363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14.459953" calcext:value-type="float">
            <text:p>114.459953</text:p>
          </table:table-cell>
          <table:table-cell office:value-type="float" office:value="0.874504" calcext:value-type="float">
            <text:p>0.874504</text:p>
          </table:table-cell>
          <table:table-cell table:style-name="Default" office:value-type="float" office:value="0.664888" calcext:value-type="float">
            <text:p>0.664888</text:p>
          </table:table-cell>
          <table:table-cell office:value-type="float" office:value="0.060527" calcext:value-type="float">
            <text:p>0.060527</text:p>
          </table:table-cell>
          <table:table-cell table:style-name="Default" office:value-type="float" office:value="6.310965" calcext:value-type="float">
            <text:p>6.310965</text:p>
          </table:table-cell>
          <table:table-cell office:value-type="float" office:value="0.533753" calcext:value-type="float">
            <text:p>0.533753</text:p>
          </table:table-cell>
          <table:table-cell office:value-type="float" office:value="0.676996" calcext:value-type="float">
            <text:p>0.676996</text:p>
          </table:table-cell>
          <table:table-cell office:value-type="string" calcext:value-type="string">
            <text:p>0.060064</text:p>
          </table:table-cell>
        </table:table-row>
        <table:table-row table:style-name="ro1">
          <table:table-cell office:value-type="float" office:value="1527048196.55672" calcext:value-type="float">
            <text:p>1527048196.5567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10.128647" calcext:value-type="float">
            <text:p>110.128647</text:p>
          </table:table-cell>
          <table:table-cell office:value-type="float" office:value="0.948285" calcext:value-type="float">
            <text:p>0.948285</text:p>
          </table:table-cell>
          <table:table-cell office:value-type="float" office:value="0.652538" calcext:value-type="float">
            <text:p>0.652538</text:p>
          </table:table-cell>
          <table:table-cell office:value-type="float" office:value="0.062869" calcext:value-type="float">
            <text:p>0.062869</text:p>
          </table:table-cell>
          <table:table-cell office:value-type="float" office:value="6.190043" calcext:value-type="float">
            <text:p>6.190043</text:p>
          </table:table-cell>
          <table:table-cell office:value-type="float" office:value="0.556683" calcext:value-type="float">
            <text:p>0.556683</text:p>
          </table:table-cell>
          <table:table-cell office:value-type="float" office:value="0.664888" calcext:value-type="float">
            <text:p>0.664888</text:p>
          </table:table-cell>
          <table:table-cell office:value-type="string" calcext:value-type="string">
            <text:p>0.060527</text:p>
          </table:table-cell>
        </table:table-row>
        <table:table-row table:style-name="ro1" table:visibility="filter">
          <table:table-cell office:value-type="float" office:value="1527048196.55677" calcext:value-type="float">
            <text:p>1527048196.5567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10.128647" calcext:value-type="float">
            <text:p>110.128647</text:p>
          </table:table-cell>
          <table:table-cell office:value-type="float" office:value="0.948285" calcext:value-type="float">
            <text:p>0.948285</text:p>
          </table:table-cell>
          <table:table-cell table:style-name="Default" office:value-type="float" office:value="0.652538" calcext:value-type="float">
            <text:p>0.652538</text:p>
          </table:table-cell>
          <table:table-cell office:value-type="float" office:value="0.062869" calcext:value-type="float">
            <text:p>0.062869</text:p>
          </table:table-cell>
          <table:table-cell table:style-name="Default" office:value-type="float" office:value="6.190043" calcext:value-type="float">
            <text:p>6.190043</text:p>
          </table:table-cell>
          <table:table-cell office:value-type="float" office:value="0.556683" calcext:value-type="float">
            <text:p>0.556683</text:p>
          </table:table-cell>
          <table:table-cell office:value-type="float" office:value="0.664888" calcext:value-type="float">
            <text:p>0.664888</text:p>
          </table:table-cell>
          <table:table-cell office:value-type="string" calcext:value-type="string">
            <text:p>0.060527</text:p>
          </table:table-cell>
        </table:table-row>
        <table:table-row table:style-name="ro1">
          <table:table-cell office:value-type="float" office:value="1527048196.57715" calcext:value-type="float">
            <text:p>1527048196.5771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04.083153" calcext:value-type="float">
            <text:p>104.083153</text:p>
          </table:table-cell>
          <table:table-cell office:value-type="float" office:value="1.073275" calcext:value-type="float">
            <text:p>1.073275</text:p>
          </table:table-cell>
          <table:table-cell office:value-type="float" office:value="0.63489" calcext:value-type="float">
            <text:p>0.63489</text:p>
          </table:table-cell>
          <table:table-cell office:value-type="float" office:value="0.066636" calcext:value-type="float">
            <text:p>0.066636</text:p>
          </table:table-cell>
          <table:table-cell office:value-type="float" office:value="6.017216" calcext:value-type="float">
            <text:p>6.017216</text:p>
          </table:table-cell>
          <table:table-cell office:value-type="float" office:value="0.593569" calcext:value-type="float">
            <text:p>0.593569</text:p>
          </table:table-cell>
          <table:table-cell office:value-type="float" office:value="0.652538" calcext:value-type="float">
            <text:p>0.652538</text:p>
          </table:table-cell>
          <table:table-cell office:value-type="string" calcext:value-type="string">
            <text:p>0.062869</text:p>
          </table:table-cell>
        </table:table-row>
        <table:table-row table:style-name="ro1" table:visibility="filter">
          <table:table-cell office:value-type="float" office:value="1527048196.5772" calcext:value-type="float">
            <text:p>1527048196.57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04.083153" calcext:value-type="float">
            <text:p>104.083153</text:p>
          </table:table-cell>
          <table:table-cell office:value-type="float" office:value="1.073275" calcext:value-type="float">
            <text:p>1.073275</text:p>
          </table:table-cell>
          <table:table-cell table:style-name="Default" office:value-type="float" office:value="0.63489" calcext:value-type="float">
            <text:p>0.63489</text:p>
          </table:table-cell>
          <table:table-cell office:value-type="float" office:value="0.066636" calcext:value-type="float">
            <text:p>0.066636</text:p>
          </table:table-cell>
          <table:table-cell table:style-name="Default" office:value-type="float" office:value="6.017216" calcext:value-type="float">
            <text:p>6.017216</text:p>
          </table:table-cell>
          <table:table-cell office:value-type="float" office:value="0.593569" calcext:value-type="float">
            <text:p>0.593569</text:p>
          </table:table-cell>
          <table:table-cell office:value-type="float" office:value="0.652538" calcext:value-type="float">
            <text:p>0.652538</text:p>
          </table:table-cell>
          <table:table-cell office:value-type="string" calcext:value-type="string">
            <text:p>0.062869</text:p>
          </table:table-cell>
        </table:table-row>
        <table:table-row table:style-name="ro1">
          <table:table-cell office:value-type="float" office:value="1527048196.59657" calcext:value-type="float">
            <text:p>1527048196.5965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99.777443" calcext:value-type="float">
            <text:p>99.777443</text:p>
          </table:table-cell>
          <table:table-cell office:value-type="float" office:value="1.014971" calcext:value-type="float">
            <text:p>1.014971</text:p>
          </table:table-cell>
          <table:table-cell office:value-type="float" office:value="0.622636" calcext:value-type="float">
            <text:p>0.622636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5.891026" calcext:value-type="float">
            <text:p>5.891026</text:p>
          </table:table-cell>
          <table:table-cell office:value-type="float" office:value="0.576622" calcext:value-type="float">
            <text:p>0.576622</text:p>
          </table:table-cell>
          <table:table-cell office:value-type="float" office:value="0.63489" calcext:value-type="float">
            <text:p>0.63489</text:p>
          </table:table-cell>
          <table:table-cell office:value-type="string" calcext:value-type="string">
            <text:p>0.066636</text:p>
          </table:table-cell>
        </table:table-row>
        <table:table-row table:style-name="ro1" table:visibility="filter">
          <table:table-cell office:value-type="float" office:value="1527048196.59662" calcext:value-type="float">
            <text:p>1527048196.59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99.777443" calcext:value-type="float">
            <text:p>99.777443</text:p>
          </table:table-cell>
          <table:table-cell office:value-type="float" office:value="1.014971" calcext:value-type="float">
            <text:p>1.014971</text:p>
          </table:table-cell>
          <table:table-cell table:style-name="Default" office:value-type="float" office:value="0.622636" calcext:value-type="float">
            <text:p>0.622636</text:p>
          </table:table-cell>
          <table:table-cell office:value-type="float" office:value="0.06499" calcext:value-type="float">
            <text:p>0.06499</text:p>
          </table:table-cell>
          <table:table-cell table:style-name="Default" office:value-type="float" office:value="5.891026" calcext:value-type="float">
            <text:p>5.891026</text:p>
          </table:table-cell>
          <table:table-cell office:value-type="float" office:value="0.576622" calcext:value-type="float">
            <text:p>0.576622</text:p>
          </table:table-cell>
          <table:table-cell office:value-type="float" office:value="0.63489" calcext:value-type="float">
            <text:p>0.63489</text:p>
          </table:table-cell>
          <table:table-cell office:value-type="string" calcext:value-type="string">
            <text:p>0.066636</text:p>
          </table:table-cell>
        </table:table-row>
        <table:table-row table:style-name="ro1">
          <table:table-cell office:value-type="float" office:value="1527048196.61706" calcext:value-type="float">
            <text:p>1527048196.6170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95.785095" calcext:value-type="float">
            <text:p>95.785095</text:p>
          </table:table-cell>
          <table:table-cell office:value-type="float" office:value="1.072947" calcext:value-type="float">
            <text:p>1.072947</text:p>
          </table:table-cell>
          <table:table-cell office:value-type="float" office:value="0.610397" calcext:value-type="float">
            <text:p>0.610397</text:p>
          </table:table-cell>
          <table:table-cell office:value-type="float" office:value="0.066714" calcext:value-type="float">
            <text:p>0.066714</text:p>
          </table:table-cell>
          <table:table-cell office:value-type="float" office:value="5.771581" calcext:value-type="float">
            <text:p>5.771581</text:p>
          </table:table-cell>
          <table:table-cell office:value-type="float" office:value="0.593449" calcext:value-type="float">
            <text:p>0.593449</text:p>
          </table:table-cell>
          <table:table-cell office:value-type="float" office:value="0.622636" calcext:value-type="float">
            <text:p>0.622636</text:p>
          </table:table-cell>
          <table:table-cell office:value-type="string" calcext:value-type="string">
            <text:p>0.064990</text:p>
          </table:table-cell>
        </table:table-row>
        <table:table-row table:style-name="ro1" table:visibility="filter">
          <table:table-cell office:value-type="float" office:value="1527048196.61711" calcext:value-type="float">
            <text:p>1527048196.6171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95.785095" calcext:value-type="float">
            <text:p>95.785095</text:p>
          </table:table-cell>
          <table:table-cell office:value-type="float" office:value="1.072947" calcext:value-type="float">
            <text:p>1.072947</text:p>
          </table:table-cell>
          <table:table-cell table:style-name="Default" office:value-type="float" office:value="0.610397" calcext:value-type="float">
            <text:p>0.610397</text:p>
          </table:table-cell>
          <table:table-cell office:value-type="float" office:value="0.066714" calcext:value-type="float">
            <text:p>0.066714</text:p>
          </table:table-cell>
          <table:table-cell table:style-name="Default" office:value-type="float" office:value="5.771581" calcext:value-type="float">
            <text:p>5.771581</text:p>
          </table:table-cell>
          <table:table-cell office:value-type="float" office:value="0.593449" calcext:value-type="float">
            <text:p>0.593449</text:p>
          </table:table-cell>
          <table:table-cell office:value-type="float" office:value="0.622636" calcext:value-type="float">
            <text:p>0.622636</text:p>
          </table:table-cell>
          <table:table-cell office:value-type="string" calcext:value-type="string">
            <text:p>0.064990</text:p>
          </table:table-cell>
        </table:table-row>
        <table:table-row table:style-name="ro1">
          <table:table-cell office:value-type="float" office:value="1527048196.63656" calcext:value-type="float">
            <text:p>1527048196.6365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89.370979" calcext:value-type="float">
            <text:p>89.370979</text:p>
          </table:table-cell>
          <table:table-cell office:value-type="float" office:value="1.236518" calcext:value-type="float">
            <text:p>1.236518</text:p>
          </table:table-cell>
          <table:table-cell office:value-type="float" office:value="0.591176" calcext:value-type="float">
            <text:p>0.591176</text:p>
          </table:table-cell>
          <table:table-cell office:value-type="float" office:value="0.071119" calcext:value-type="float">
            <text:p>0.071119</text:p>
          </table:table-cell>
          <table:table-cell office:value-type="float" office:value="5.57431" calcext:value-type="float">
            <text:p>5.57431</text:p>
          </table:table-cell>
          <table:table-cell office:value-type="float" office:value="0.638662" calcext:value-type="float">
            <text:p>0.638662</text:p>
          </table:table-cell>
          <table:table-cell office:value-type="float" office:value="0.610397" calcext:value-type="float">
            <text:p>0.610397</text:p>
          </table:table-cell>
          <table:table-cell office:value-type="string" calcext:value-type="string">
            <text:p>0.066714</text:p>
          </table:table-cell>
        </table:table-row>
        <table:table-row table:style-name="ro1" table:visibility="filter">
          <table:table-cell office:value-type="float" office:value="1527048196.63662" calcext:value-type="float">
            <text:p>1527048196.63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89.370979" calcext:value-type="float">
            <text:p>89.370979</text:p>
          </table:table-cell>
          <table:table-cell office:value-type="float" office:value="1.236518" calcext:value-type="float">
            <text:p>1.236518</text:p>
          </table:table-cell>
          <table:table-cell table:style-name="Default" office:value-type="float" office:value="0.591176" calcext:value-type="float">
            <text:p>0.591176</text:p>
          </table:table-cell>
          <table:table-cell office:value-type="float" office:value="0.071119" calcext:value-type="float">
            <text:p>0.071119</text:p>
          </table:table-cell>
          <table:table-cell table:style-name="Default" office:value-type="float" office:value="5.57431" calcext:value-type="float">
            <text:p>5.57431</text:p>
          </table:table-cell>
          <table:table-cell office:value-type="float" office:value="0.638662" calcext:value-type="float">
            <text:p>0.638662</text:p>
          </table:table-cell>
          <table:table-cell office:value-type="float" office:value="0.610397" calcext:value-type="float">
            <text:p>0.610397</text:p>
          </table:table-cell>
          <table:table-cell office:value-type="string" calcext:value-type="string">
            <text:p>0.066714</text:p>
          </table:table-cell>
        </table:table-row>
        <table:table-row table:style-name="ro1">
          <table:table-cell office:value-type="float" office:value="1527048196.65706" calcext:value-type="float">
            <text:p>1527048196.6570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85.640045" calcext:value-type="float">
            <text:p>85.640045</text:p>
          </table:table-cell>
          <table:table-cell office:value-type="float" office:value="1.173097" calcext:value-type="float">
            <text:p>1.173097</text:p>
          </table:table-cell>
          <table:table-cell office:value-type="float" office:value="0.579067" calcext:value-type="float">
            <text:p>0.579067</text:p>
          </table:table-cell>
          <table:table-cell office:value-type="float" office:value="0.069362" calcext:value-type="float">
            <text:p>0.069362</text:p>
          </table:table-cell>
          <table:table-cell office:value-type="float" office:value="5.456312" calcext:value-type="float">
            <text:p>5.456312</text:p>
          </table:table-cell>
          <table:table-cell office:value-type="float" office:value="0.621536" calcext:value-type="float">
            <text:p>0.621536</text:p>
          </table:table-cell>
          <table:table-cell office:value-type="float" office:value="0.591176" calcext:value-type="float">
            <text:p>0.591176</text:p>
          </table:table-cell>
          <table:table-cell office:value-type="string" calcext:value-type="string">
            <text:p>0.071119</text:p>
          </table:table-cell>
        </table:table-row>
        <table:table-row table:style-name="ro1" table:visibility="filter">
          <table:table-cell office:value-type="float" office:value="1527048196.65712" calcext:value-type="float">
            <text:p>1527048196.6571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85.640045" calcext:value-type="float">
            <text:p>85.640045</text:p>
          </table:table-cell>
          <table:table-cell office:value-type="float" office:value="1.173097" calcext:value-type="float">
            <text:p>1.173097</text:p>
          </table:table-cell>
          <table:table-cell table:style-name="Default" office:value-type="float" office:value="0.579067" calcext:value-type="float">
            <text:p>0.579067</text:p>
          </table:table-cell>
          <table:table-cell office:value-type="float" office:value="0.069362" calcext:value-type="float">
            <text:p>0.069362</text:p>
          </table:table-cell>
          <table:table-cell table:style-name="Default" office:value-type="float" office:value="5.456312" calcext:value-type="float">
            <text:p>5.456312</text:p>
          </table:table-cell>
          <table:table-cell office:value-type="float" office:value="0.621536" calcext:value-type="float">
            <text:p>0.621536</text:p>
          </table:table-cell>
          <table:table-cell office:value-type="float" office:value="0.591176" calcext:value-type="float">
            <text:p>0.591176</text:p>
          </table:table-cell>
          <table:table-cell office:value-type="string" calcext:value-type="string">
            <text:p>0.071119</text:p>
          </table:table-cell>
        </table:table-row>
        <table:table-row table:style-name="ro1">
          <table:table-cell office:value-type="float" office:value="1527048196.67656" calcext:value-type="float">
            <text:p>1527048196.6765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79.354576" calcext:value-type="float">
            <text:p>79.354576</text:p>
          </table:table-cell>
          <table:table-cell office:value-type="float" office:value="1.086588" calcext:value-type="float">
            <text:p>1.086588</text:p>
          </table:table-cell>
          <table:table-cell office:value-type="float" office:value="0.559112" calcext:value-type="float">
            <text:p>0.559112</text:p>
          </table:table-cell>
          <table:table-cell office:value-type="float" office:value="0.067007" calcext:value-type="float">
            <text:p>0.067007</text:p>
          </table:table-cell>
          <table:table-cell office:value-type="float" office:value="5.251515" calcext:value-type="float">
            <text:p>5.251515</text:p>
          </table:table-cell>
          <table:table-cell office:value-type="float" office:value="0.597372" calcext:value-type="float">
            <text:p>0.597372</text:p>
          </table:table-cell>
          <table:table-cell office:value-type="float" office:value="0.579067" calcext:value-type="float">
            <text:p>0.579067</text:p>
          </table:table-cell>
          <table:table-cell office:value-type="string" calcext:value-type="string">
            <text:p>0.069362</text:p>
          </table:table-cell>
        </table:table-row>
        <table:table-row table:style-name="ro1" table:visibility="filter">
          <table:table-cell office:value-type="float" office:value="1527048196.67662" calcext:value-type="float">
            <text:p>1527048196.67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79.354576" calcext:value-type="float">
            <text:p>79.354576</text:p>
          </table:table-cell>
          <table:table-cell office:value-type="float" office:value="1.086588" calcext:value-type="float">
            <text:p>1.086588</text:p>
          </table:table-cell>
          <table:table-cell table:style-name="Default" office:value-type="float" office:value="0.559112" calcext:value-type="float">
            <text:p>0.559112</text:p>
          </table:table-cell>
          <table:table-cell office:value-type="float" office:value="0.067007" calcext:value-type="float">
            <text:p>0.067007</text:p>
          </table:table-cell>
          <table:table-cell table:style-name="Default" office:value-type="float" office:value="5.251515" calcext:value-type="float">
            <text:p>5.251515</text:p>
          </table:table-cell>
          <table:table-cell office:value-type="float" office:value="0.597372" calcext:value-type="float">
            <text:p>0.597372</text:p>
          </table:table-cell>
          <table:table-cell office:value-type="float" office:value="0.579067" calcext:value-type="float">
            <text:p>0.579067</text:p>
          </table:table-cell>
          <table:table-cell office:value-type="string" calcext:value-type="string">
            <text:p>0.069362</text:p>
          </table:table-cell>
        </table:table-row>
        <table:table-row table:style-name="ro1">
          <table:table-cell office:value-type="float" office:value="1527048196.69707" calcext:value-type="float">
            <text:p>1527048196.6970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75.688278" calcext:value-type="float">
            <text:p>75.688278</text:p>
          </table:table-cell>
          <table:table-cell office:value-type="float" office:value="1.025693" calcext:value-type="float">
            <text:p>1.025693</text:p>
          </table:table-cell>
          <table:table-cell office:value-type="float" office:value="0.546492" calcext:value-type="float">
            <text:p>0.546492</text:p>
          </table:table-cell>
          <table:table-cell office:value-type="float" office:value="0.065208" calcext:value-type="float">
            <text:p>0.065208</text:p>
          </table:table-cell>
          <table:table-cell office:value-type="float" office:value="5.128316" calcext:value-type="float">
            <text:p>5.128316</text:p>
          </table:table-cell>
          <table:table-cell office:value-type="float" office:value="0.579802" calcext:value-type="float">
            <text:p>0.579802</text:p>
          </table:table-cell>
          <table:table-cell office:value-type="float" office:value="0.559112" calcext:value-type="float">
            <text:p>0.559112</text:p>
          </table:table-cell>
          <table:table-cell office:value-type="string" calcext:value-type="string">
            <text:p>0.067007</text:p>
          </table:table-cell>
        </table:table-row>
        <table:table-row table:style-name="ro1" table:visibility="filter">
          <table:table-cell office:value-type="float" office:value="1527048196.69713" calcext:value-type="float">
            <text:p>1527048196.6971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75.688278" calcext:value-type="float">
            <text:p>75.688278</text:p>
          </table:table-cell>
          <table:table-cell office:value-type="float" office:value="1.025693" calcext:value-type="float">
            <text:p>1.025693</text:p>
          </table:table-cell>
          <table:table-cell table:style-name="Default" office:value-type="float" office:value="0.546492" calcext:value-type="float">
            <text:p>0.546492</text:p>
          </table:table-cell>
          <table:table-cell office:value-type="float" office:value="0.065208" calcext:value-type="float">
            <text:p>0.065208</text:p>
          </table:table-cell>
          <table:table-cell table:style-name="Default" office:value-type="float" office:value="5.128316" calcext:value-type="float">
            <text:p>5.128316</text:p>
          </table:table-cell>
          <table:table-cell office:value-type="float" office:value="0.579802" calcext:value-type="float">
            <text:p>0.579802</text:p>
          </table:table-cell>
          <table:table-cell office:value-type="float" office:value="0.559112" calcext:value-type="float">
            <text:p>0.559112</text:p>
          </table:table-cell>
          <table:table-cell office:value-type="string" calcext:value-type="string">
            <text:p>0.067007</text:p>
          </table:table-cell>
        </table:table-row>
        <table:table-row table:style-name="ro1">
          <table:table-cell office:value-type="float" office:value="1527048196.71647" calcext:value-type="float">
            <text:p>1527048196.7164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71.632767" calcext:value-type="float">
            <text:p>71.632767</text:p>
          </table:table-cell>
          <table:table-cell office:value-type="float" office:value="1.106698" calcext:value-type="float">
            <text:p>1.106698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067472" calcext:value-type="float">
            <text:p>0.067472</text:p>
          </table:table-cell>
          <table:table-cell office:value-type="float" office:value="4.988482" calcext:value-type="float">
            <text:p>4.988482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46492" calcext:value-type="float">
            <text:p>0.546492</text:p>
          </table:table-cell>
          <table:table-cell office:value-type="string" calcext:value-type="string">
            <text:p>0.065208</text:p>
          </table:table-cell>
        </table:table-row>
        <table:table-row table:style-name="ro1" table:visibility="filter">
          <table:table-cell office:value-type="float" office:value="1527048196.71653" calcext:value-type="float">
            <text:p>1527048196.7165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71.632767" calcext:value-type="float">
            <text:p>71.632767</text:p>
          </table:table-cell>
          <table:table-cell office:value-type="float" office:value="1.106698" calcext:value-type="float">
            <text:p>1.106698</text:p>
          </table:table-cell>
          <table:table-cell table:style-name="Default" office:value-type="float" office:value="0.5329" calcext:value-type="float">
            <text:p>0.5329</text:p>
          </table:table-cell>
          <table:table-cell office:value-type="float" office:value="0.067472" calcext:value-type="float">
            <text:p>0.067472</text:p>
          </table:table-cell>
          <table:table-cell table:style-name="Default" office:value-type="float" office:value="4.988482" calcext:value-type="float">
            <text:p>4.988482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46492" calcext:value-type="float">
            <text:p>0.546492</text:p>
          </table:table-cell>
          <table:table-cell office:value-type="string" calcext:value-type="string">
            <text:p>0.065208</text:p>
          </table:table-cell>
        </table:table-row>
        <table:table-row table:style-name="ro1">
          <table:table-cell office:value-type="float" office:value="1527048196.73687" calcext:value-type="float">
            <text:p>1527048196.7368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65.935333" calcext:value-type="float">
            <text:p>65.935333</text:p>
          </table:table-cell>
          <table:table-cell office:value-type="float" office:value="0.959918" calcext:value-type="float">
            <text:p>0.959918</text:p>
          </table:table-cell>
          <table:table-cell office:value-type="float" office:value="0.512178" calcext:value-type="float">
            <text:p>0.512178</text:p>
          </table:table-cell>
          <table:table-cell office:value-type="float" office:value="0.063105" calcext:value-type="float">
            <text:p>0.063105</text:p>
          </table:table-cell>
          <table:table-cell office:value-type="float" office:value="4.785196" calcext:value-type="float">
            <text:p>4.785196</text:p>
          </table:table-cell>
          <table:table-cell office:value-type="float" office:value="0.560254" calcext:value-type="float">
            <text:p>0.560254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0.067472</text:p>
          </table:table-cell>
        </table:table-row>
        <table:table-row table:style-name="ro1" table:visibility="filter">
          <table:table-cell office:value-type="float" office:value="1527048196.73692" calcext:value-type="float">
            <text:p>1527048196.7369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65.935333" calcext:value-type="float">
            <text:p>65.935333</text:p>
          </table:table-cell>
          <table:table-cell office:value-type="float" office:value="0.959918" calcext:value-type="float">
            <text:p>0.959918</text:p>
          </table:table-cell>
          <table:table-cell table:style-name="Default" office:value-type="float" office:value="0.512178" calcext:value-type="float">
            <text:p>0.512178</text:p>
          </table:table-cell>
          <table:table-cell office:value-type="float" office:value="0.063105" calcext:value-type="float">
            <text:p>0.063105</text:p>
          </table:table-cell>
          <table:table-cell table:style-name="Default" office:value-type="float" office:value="4.785196" calcext:value-type="float">
            <text:p>4.785196</text:p>
          </table:table-cell>
          <table:table-cell office:value-type="float" office:value="0.560254" calcext:value-type="float">
            <text:p>0.560254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0.067472</text:p>
          </table:table-cell>
        </table:table-row>
        <table:table-row table:style-name="ro1">
          <table:table-cell office:value-type="float" office:value="1527048196.75629" calcext:value-type="float">
            <text:p>1527048196.7562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61.683968" calcext:value-type="float">
            <text:p>61.683968</text:p>
          </table:table-cell>
          <table:table-cell office:value-type="float" office:value="0.96127" calcext:value-type="float">
            <text:p>0.96127</text:p>
          </table:table-cell>
          <table:table-cell office:value-type="float" office:value="0.496901" calcext:value-type="float">
            <text:p>0.496901</text:p>
          </table:table-cell>
          <table:table-cell office:value-type="float" office:value="0.063144" calcext:value-type="float">
            <text:p>0.063144</text:p>
          </table:table-cell>
          <table:table-cell office:value-type="float" office:value="4.627686" calcext:value-type="float">
            <text:p>4.627686</text:p>
          </table:table-cell>
          <table:table-cell office:value-type="float" office:value="0.560664" calcext:value-type="float">
            <text:p>0.560664</text:p>
          </table:table-cell>
          <table:table-cell office:value-type="float" office:value="0.512178" calcext:value-type="float">
            <text:p>0.512178</text:p>
          </table:table-cell>
          <table:table-cell office:value-type="string" calcext:value-type="string">
            <text:p>0.063105</text:p>
          </table:table-cell>
        </table:table-row>
        <table:table-row table:style-name="ro1" table:visibility="filter">
          <table:table-cell office:value-type="float" office:value="1527048196.75635" calcext:value-type="float">
            <text:p>1527048196.7563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61.683968" calcext:value-type="float">
            <text:p>61.683968</text:p>
          </table:table-cell>
          <table:table-cell office:value-type="float" office:value="0.96127" calcext:value-type="float">
            <text:p>0.96127</text:p>
          </table:table-cell>
          <table:table-cell table:style-name="Default" office:value-type="float" office:value="0.496901" calcext:value-type="float">
            <text:p>0.496901</text:p>
          </table:table-cell>
          <table:table-cell office:value-type="float" office:value="0.063144" calcext:value-type="float">
            <text:p>0.063144</text:p>
          </table:table-cell>
          <table:table-cell table:style-name="Default" office:value-type="float" office:value="4.627686" calcext:value-type="float">
            <text:p>4.627686</text:p>
          </table:table-cell>
          <table:table-cell office:value-type="float" office:value="0.560664" calcext:value-type="float">
            <text:p>0.560664</text:p>
          </table:table-cell>
          <table:table-cell office:value-type="float" office:value="0.512178" calcext:value-type="float">
            <text:p>0.512178</text:p>
          </table:table-cell>
          <table:table-cell office:value-type="string" calcext:value-type="string">
            <text:p>0.063105</text:p>
          </table:table-cell>
        </table:table-row>
        <table:table-row table:style-name="ro1">
          <table:table-cell office:value-type="float" office:value="1527048196.77677" calcext:value-type="float">
            <text:p>1527048196.7767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56.75642" calcext:value-type="float">
            <text:p>56.75642</text:p>
          </table:table-cell>
          <table:table-cell office:value-type="float" office:value="0.771709" calcext:value-type="float">
            <text:p>0.771709</text:p>
          </table:table-cell>
          <table:table-cell office:value-type="float" office:value="0.477485" calcext:value-type="float">
            <text:p>0.477485</text:p>
          </table:table-cell>
          <table:table-cell office:value-type="float" office:value="0.056946" calcext:value-type="float">
            <text:p>0.056946</text:p>
          </table:table-cell>
          <table:table-cell office:value-type="float" office:value="4.438201" calcext:value-type="float">
            <text:p>4.438201</text:p>
          </table:table-cell>
          <table:table-cell office:value-type="float" office:value="0.500167" calcext:value-type="float">
            <text:p>0.500167</text:p>
          </table:table-cell>
          <table:table-cell office:value-type="float" office:value="0.496901" calcext:value-type="float">
            <text:p>0.496901</text:p>
          </table:table-cell>
          <table:table-cell office:value-type="string" calcext:value-type="string">
            <text:p>0.063144</text:p>
          </table:table-cell>
        </table:table-row>
        <table:table-row table:style-name="ro1" table:visibility="filter">
          <table:table-cell office:value-type="float" office:value="1527048196.77688" calcext:value-type="float">
            <text:p>1527048196.7768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56.75642" calcext:value-type="float">
            <text:p>56.75642</text:p>
          </table:table-cell>
          <table:table-cell office:value-type="float" office:value="0.771709" calcext:value-type="float">
            <text:p>0.771709</text:p>
          </table:table-cell>
          <table:table-cell table:style-name="Default" office:value-type="float" office:value="0.477485" calcext:value-type="float">
            <text:p>0.477485</text:p>
          </table:table-cell>
          <table:table-cell office:value-type="float" office:value="0.056946" calcext:value-type="float">
            <text:p>0.056946</text:p>
          </table:table-cell>
          <table:table-cell table:style-name="Default" office:value-type="float" office:value="4.438201" calcext:value-type="float">
            <text:p>4.438201</text:p>
          </table:table-cell>
          <table:table-cell office:value-type="float" office:value="0.500167" calcext:value-type="float">
            <text:p>0.500167</text:p>
          </table:table-cell>
          <table:table-cell office:value-type="float" office:value="0.496901" calcext:value-type="float">
            <text:p>0.496901</text:p>
          </table:table-cell>
          <table:table-cell office:value-type="string" calcext:value-type="string">
            <text:p>0.063144</text:p>
          </table:table-cell>
        </table:table-row>
        <table:table-row table:style-name="ro1">
          <table:table-cell office:value-type="float" office:value="1527048196.79616" calcext:value-type="float">
            <text:p>1527048196.7961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52.940151" calcext:value-type="float">
            <text:p>52.940151</text:p>
          </table:table-cell>
          <table:table-cell office:value-type="float" office:value="0.723807" calcext:value-type="float">
            <text:p>0.723807</text:p>
          </table:table-cell>
          <table:table-cell office:value-type="float" office:value="0.462698" calcext:value-type="float">
            <text:p>0.462698</text:p>
          </table:table-cell>
          <table:table-cell office:value-type="float" office:value="0.055349" calcext:value-type="float">
            <text:p>0.055349</text:p>
          </table:table-cell>
          <table:table-cell office:value-type="float" office:value="4.285686" calcext:value-type="float">
            <text:p>4.285686</text:p>
          </table:table-cell>
          <table:table-cell office:value-type="float" office:value="0.483695" calcext:value-type="float">
            <text:p>0.483695</text:p>
          </table:table-cell>
          <table:table-cell office:value-type="float" office:value="0.477485" calcext:value-type="float">
            <text:p>0.477485</text:p>
          </table:table-cell>
          <table:table-cell office:value-type="string" calcext:value-type="string">
            <text:p>0.056946</text:p>
          </table:table-cell>
        </table:table-row>
        <table:table-row table:style-name="ro1" table:visibility="filter">
          <table:table-cell office:value-type="float" office:value="1527048196.79621" calcext:value-type="float">
            <text:p>1527048196.7962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52.940151" calcext:value-type="float">
            <text:p>52.940151</text:p>
          </table:table-cell>
          <table:table-cell office:value-type="float" office:value="0.723807" calcext:value-type="float">
            <text:p>0.723807</text:p>
          </table:table-cell>
          <table:table-cell table:style-name="Default" office:value-type="float" office:value="0.462698" calcext:value-type="float">
            <text:p>0.462698</text:p>
          </table:table-cell>
          <table:table-cell office:value-type="float" office:value="0.055349" calcext:value-type="float">
            <text:p>0.055349</text:p>
          </table:table-cell>
          <table:table-cell table:style-name="Default" office:value-type="float" office:value="4.285686" calcext:value-type="float">
            <text:p>4.285686</text:p>
          </table:table-cell>
          <table:table-cell office:value-type="float" office:value="0.483695" calcext:value-type="float">
            <text:p>0.483695</text:p>
          </table:table-cell>
          <table:table-cell office:value-type="float" office:value="0.477485" calcext:value-type="float">
            <text:p>0.477485</text:p>
          </table:table-cell>
          <table:table-cell office:value-type="string" calcext:value-type="string">
            <text:p>0.056946</text:p>
          </table:table-cell>
        </table:table-row>
        <table:table-row table:style-name="ro1">
          <table:table-cell office:value-type="float" office:value="1527048196.8166" calcext:value-type="float">
            <text:p>1527048196.816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49.481133" calcext:value-type="float">
            <text:p>49.481133</text:p>
          </table:table-cell>
          <table:table-cell office:value-type="float" office:value="0.635364" calcext:value-type="float">
            <text:p>0.635364</text:p>
          </table:table-cell>
          <table:table-cell office:value-type="float" office:value="0.448076" calcext:value-type="float">
            <text:p>0.448076</text:p>
          </table:table-cell>
          <table:table-cell office:value-type="float" office:value="0.052091" calcext:value-type="float">
            <text:p>0.052091</text:p>
          </table:table-cell>
          <table:table-cell office:value-type="float" office:value="4.142653" calcext:value-type="float">
            <text:p>4.142653</text:p>
          </table:table-cell>
          <table:table-cell office:value-type="float" office:value="0.451825" calcext:value-type="float">
            <text:p>0.451825</text:p>
          </table:table-cell>
          <table:table-cell office:value-type="float" office:value="0.462698" calcext:value-type="float">
            <text:p>0.462698</text:p>
          </table:table-cell>
          <table:table-cell office:value-type="string" calcext:value-type="string">
            <text:p>0.055349</text:p>
          </table:table-cell>
        </table:table-row>
        <table:table-row table:style-name="ro1" table:visibility="filter">
          <table:table-cell office:value-type="float" office:value="1527048196.81668" calcext:value-type="float">
            <text:p>1527048196.8166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49.481133" calcext:value-type="float">
            <text:p>49.481133</text:p>
          </table:table-cell>
          <table:table-cell office:value-type="float" office:value="0.635364" calcext:value-type="float">
            <text:p>0.635364</text:p>
          </table:table-cell>
          <table:table-cell table:style-name="Default" office:value-type="float" office:value="0.448076" calcext:value-type="float">
            <text:p>0.448076</text:p>
          </table:table-cell>
          <table:table-cell office:value-type="float" office:value="0.052091" calcext:value-type="float">
            <text:p>0.052091</text:p>
          </table:table-cell>
          <table:table-cell table:style-name="Default" office:value-type="float" office:value="4.142653" calcext:value-type="float">
            <text:p>4.142653</text:p>
          </table:table-cell>
          <table:table-cell office:value-type="float" office:value="0.451825" calcext:value-type="float">
            <text:p>0.451825</text:p>
          </table:table-cell>
          <table:table-cell office:value-type="float" office:value="0.462698" calcext:value-type="float">
            <text:p>0.462698</text:p>
          </table:table-cell>
          <table:table-cell office:value-type="string" calcext:value-type="string">
            <text:p>0.055349</text:p>
          </table:table-cell>
        </table:table-row>
        <table:table-row table:style-name="ro1">
          <table:table-cell office:value-type="float" office:value="1527048196.83717" calcext:value-type="float">
            <text:p>1527048196.8371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44.172798" calcext:value-type="float">
            <text:p>44.172798</text:p>
          </table:table-cell>
          <table:table-cell office:value-type="float" office:value="0.531529" calcext:value-type="float">
            <text:p>0.531529</text:p>
          </table:table-cell>
          <table:table-cell office:value-type="float" office:value="0.424458" calcext:value-type="float">
            <text:p>0.424458</text:p>
          </table:table-cell>
          <table:table-cell office:value-type="float" office:value="0.047934" calcext:value-type="float">
            <text:p>0.047934</text:p>
          </table:table-cell>
          <table:table-cell office:value-type="float" office:value="3.913045" calcext:value-type="float">
            <text:p>3.913045</text:p>
          </table:table-cell>
          <table:table-cell office:value-type="float" office:value="0.41141" calcext:value-type="float">
            <text:p>0.41141</text:p>
          </table:table-cell>
          <table:table-cell office:value-type="float" office:value="0.448076" calcext:value-type="float">
            <text:p>0.448076</text:p>
          </table:table-cell>
          <table:table-cell office:value-type="string" calcext:value-type="string">
            <text:p>0.052091</text:p>
          </table:table-cell>
        </table:table-row>
        <table:table-row table:style-name="ro1" table:visibility="filter">
          <table:table-cell office:value-type="float" office:value="1527048196.83722" calcext:value-type="float">
            <text:p>1527048196.8372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44.172798" calcext:value-type="float">
            <text:p>44.172798</text:p>
          </table:table-cell>
          <table:table-cell office:value-type="float" office:value="0.531529" calcext:value-type="float">
            <text:p>0.531529</text:p>
          </table:table-cell>
          <table:table-cell table:style-name="Default" office:value-type="float" office:value="0.424458" calcext:value-type="float">
            <text:p>0.424458</text:p>
          </table:table-cell>
          <table:table-cell office:value-type="float" office:value="0.047934" calcext:value-type="float">
            <text:p>0.047934</text:p>
          </table:table-cell>
          <table:table-cell table:style-name="Default" office:value-type="float" office:value="3.913045" calcext:value-type="float">
            <text:p>3.913045</text:p>
          </table:table-cell>
          <table:table-cell office:value-type="float" office:value="0.41141" calcext:value-type="float">
            <text:p>0.41141</text:p>
          </table:table-cell>
          <table:table-cell office:value-type="float" office:value="0.448076" calcext:value-type="float">
            <text:p>0.448076</text:p>
          </table:table-cell>
          <table:table-cell office:value-type="string" calcext:value-type="string">
            <text:p>0.052091</text:p>
          </table:table-cell>
        </table:table-row>
        <table:table-row table:style-name="ro1">
          <table:table-cell office:value-type="float" office:value="1527048196.85666" calcext:value-type="float">
            <text:p>1527048196.8566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40.993637" calcext:value-type="float">
            <text:p>40.993637</text:p>
          </table:table-cell>
          <table:table-cell office:value-type="float" office:value="0.338308" calcext:value-type="float">
            <text:p>0.338308</text:p>
          </table:table-cell>
          <table:table-cell office:value-type="float" office:value="0.410393" calcext:value-type="float">
            <text:p>0.410393</text:p>
          </table:table-cell>
          <table:table-cell office:value-type="float" office:value="0.039357" calcext:value-type="float">
            <text:p>0.039357</text:p>
          </table:table-cell>
          <table:table-cell office:value-type="float" office:value="3.768837" calcext:value-type="float">
            <text:p>3.768837</text:p>
          </table:table-cell>
          <table:table-cell office:value-type="float" office:value="0.32347" calcext:value-type="float">
            <text:p>0.32347</text:p>
          </table:table-cell>
          <table:table-cell office:value-type="float" office:value="0.424458" calcext:value-type="float">
            <text:p>0.424458</text:p>
          </table:table-cell>
          <table:table-cell office:value-type="string" calcext:value-type="string">
            <text:p>0.047934</text:p>
          </table:table-cell>
        </table:table-row>
        <table:table-row table:style-name="ro1" table:visibility="filter">
          <table:table-cell office:value-type="float" office:value="1527048196.85672" calcext:value-type="float">
            <text:p>1527048196.85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40.993637" calcext:value-type="float">
            <text:p>40.993637</text:p>
          </table:table-cell>
          <table:table-cell office:value-type="float" office:value="0.338308" calcext:value-type="float">
            <text:p>0.338308</text:p>
          </table:table-cell>
          <table:table-cell table:style-name="Default" office:value-type="float" office:value="0.410393" calcext:value-type="float">
            <text:p>0.410393</text:p>
          </table:table-cell>
          <table:table-cell office:value-type="float" office:value="0.039357" calcext:value-type="float">
            <text:p>0.039357</text:p>
          </table:table-cell>
          <table:table-cell table:style-name="Default" office:value-type="float" office:value="3.768837" calcext:value-type="float">
            <text:p>3.768837</text:p>
          </table:table-cell>
          <table:table-cell office:value-type="float" office:value="0.32347" calcext:value-type="float">
            <text:p>0.32347</text:p>
          </table:table-cell>
          <table:table-cell office:value-type="float" office:value="0.424458" calcext:value-type="float">
            <text:p>0.424458</text:p>
          </table:table-cell>
          <table:table-cell office:value-type="string" calcext:value-type="string">
            <text:p>0.047934</text:p>
          </table:table-cell>
        </table:table-row>
        <table:table-row table:style-name="ro1">
          <table:table-cell office:value-type="float" office:value="1527048196.8771" calcext:value-type="float">
            <text:p>1527048196.877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36.359333" calcext:value-type="float">
            <text:p>36.359333</text:p>
          </table:table-cell>
          <table:table-cell office:value-type="float" office:value="0.289469" calcext:value-type="float">
            <text:p>0.289469</text:p>
          </table:table-cell>
          <table:table-cell office:value-type="float" office:value="0.387858" calcext:value-type="float">
            <text:p>0.387858</text:p>
          </table:table-cell>
          <table:table-cell office:value-type="float" office:value="0.036698" calcext:value-type="float">
            <text:p>0.036698</text:p>
          </table:table-cell>
          <table:table-cell office:value-type="float" office:value="3.548241" calcext:value-type="float">
            <text:p>3.548241</text:p>
          </table:table-cell>
          <table:table-cell office:value-type="float" office:value="0.297439" calcext:value-type="float">
            <text:p>0.297439</text:p>
          </table:table-cell>
          <table:table-cell office:value-type="float" office:value="0.410393" calcext:value-type="float">
            <text:p>0.410393</text:p>
          </table:table-cell>
          <table:table-cell office:value-type="string" calcext:value-type="string">
            <text:p>0.039357</text:p>
          </table:table-cell>
        </table:table-row>
        <table:table-row table:style-name="ro1" table:visibility="filter">
          <table:table-cell office:value-type="float" office:value="1527048196.87716" calcext:value-type="float">
            <text:p>1527048196.8771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36.359333" calcext:value-type="float">
            <text:p>36.359333</text:p>
          </table:table-cell>
          <table:table-cell office:value-type="float" office:value="0.289469" calcext:value-type="float">
            <text:p>0.289469</text:p>
          </table:table-cell>
          <table:table-cell table:style-name="Default" office:value-type="float" office:value="0.387858" calcext:value-type="float">
            <text:p>0.387858</text:p>
          </table:table-cell>
          <table:table-cell office:value-type="float" office:value="0.036698" calcext:value-type="float">
            <text:p>0.036698</text:p>
          </table:table-cell>
          <table:table-cell table:style-name="Default" office:value-type="float" office:value="3.548241" calcext:value-type="float">
            <text:p>3.548241</text:p>
          </table:table-cell>
          <table:table-cell office:value-type="float" office:value="0.297439" calcext:value-type="float">
            <text:p>0.297439</text:p>
          </table:table-cell>
          <table:table-cell office:value-type="float" office:value="0.410393" calcext:value-type="float">
            <text:p>0.410393</text:p>
          </table:table-cell>
          <table:table-cell office:value-type="string" calcext:value-type="string">
            <text:p>0.039357</text:p>
          </table:table-cell>
        </table:table-row>
        <table:table-row table:style-name="ro1">
          <table:table-cell office:value-type="float" office:value="1527048196.89652" calcext:value-type="float">
            <text:p>1527048196.8965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33.567097" calcext:value-type="float">
            <text:p>33.567097</text:p>
          </table:table-cell>
          <table:table-cell office:value-type="float" office:value="0.217966" calcext:value-type="float">
            <text:p>0.217966</text:p>
          </table:table-cell>
          <table:table-cell office:value-type="float" office:value="0.374288" calcext:value-type="float">
            <text:p>0.374288</text:p>
          </table:table-cell>
          <table:table-cell office:value-type="float" office:value="0.032553" calcext:value-type="float">
            <text:p>0.032553</text:p>
          </table:table-cell>
          <table:table-cell office:value-type="float" office:value="3.408443" calcext:value-type="float">
            <text:p>3.408443</text:p>
          </table:table-cell>
          <table:table-cell office:value-type="float" office:value="0.254744" calcext:value-type="float">
            <text:p>0.254744</text:p>
          </table:table-cell>
          <table:table-cell office:value-type="float" office:value="0.387858" calcext:value-type="float">
            <text:p>0.387858</text:p>
          </table:table-cell>
          <table:table-cell office:value-type="string" calcext:value-type="string">
            <text:p>0.036698</text:p>
          </table:table-cell>
        </table:table-row>
        <table:table-row table:style-name="ro1" table:visibility="filter">
          <table:table-cell office:value-type="float" office:value="1527048196.89658" calcext:value-type="float">
            <text:p>1527048196.89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33.567097" calcext:value-type="float">
            <text:p>33.567097</text:p>
          </table:table-cell>
          <table:table-cell office:value-type="float" office:value="0.217966" calcext:value-type="float">
            <text:p>0.217966</text:p>
          </table:table-cell>
          <table:table-cell table:style-name="Default" office:value-type="float" office:value="0.374288" calcext:value-type="float">
            <text:p>0.374288</text:p>
          </table:table-cell>
          <table:table-cell office:value-type="float" office:value="0.032553" calcext:value-type="float">
            <text:p>0.032553</text:p>
          </table:table-cell>
          <table:table-cell table:style-name="Default" office:value-type="float" office:value="3.408443" calcext:value-type="float">
            <text:p>3.408443</text:p>
          </table:table-cell>
          <table:table-cell office:value-type="float" office:value="0.254744" calcext:value-type="float">
            <text:p>0.254744</text:p>
          </table:table-cell>
          <table:table-cell office:value-type="float" office:value="0.387858" calcext:value-type="float">
            <text:p>0.387858</text:p>
          </table:table-cell>
          <table:table-cell office:value-type="string" calcext:value-type="string">
            <text:p>0.036698</text:p>
          </table:table-cell>
        </table:table-row>
        <table:table-row table:style-name="ro1">
          <table:table-cell office:value-type="float" office:value="1527048196.91693" calcext:value-type="float">
            <text:p>1527048196.9169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9.312113" calcext:value-type="float">
            <text:p>29.312113</text:p>
          </table:table-cell>
          <table:table-cell office:value-type="float" office:value="0.104615" calcext:value-type="float">
            <text:p>0.104615</text:p>
          </table:table-cell>
          <table:table-cell office:value-type="float" office:value="0.351377" calcext:value-type="float">
            <text:p>0.351377</text:p>
          </table:table-cell>
          <table:table-cell office:value-type="float" office:value="0.023734" calcext:value-type="float">
            <text:p>0.023734</text:p>
          </table:table-cell>
          <table:table-cell office:value-type="float" office:value="3.183749" calcext:value-type="float">
            <text:p>3.183749</text:p>
          </table:table-cell>
          <table:table-cell office:value-type="float" office:value="0.168251" calcext:value-type="float">
            <text:p>0.168251</text:p>
          </table:table-cell>
          <table:table-cell office:value-type="float" office:value="0.374288" calcext:value-type="float">
            <text:p>0.374288</text:p>
          </table:table-cell>
          <table:table-cell office:value-type="string" calcext:value-type="string">
            <text:p>0.032553</text:p>
          </table:table-cell>
        </table:table-row>
        <table:table-row table:style-name="ro1" table:visibility="filter">
          <table:table-cell office:value-type="float" office:value="1527048196.91699" calcext:value-type="float">
            <text:p>1527048196.9169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9.312113" calcext:value-type="float">
            <text:p>29.312113</text:p>
          </table:table-cell>
          <table:table-cell office:value-type="float" office:value="0.104615" calcext:value-type="float">
            <text:p>0.104615</text:p>
          </table:table-cell>
          <table:table-cell table:style-name="Default" office:value-type="float" office:value="0.351377" calcext:value-type="float">
            <text:p>0.351377</text:p>
          </table:table-cell>
          <table:table-cell office:value-type="float" office:value="0.023734" calcext:value-type="float">
            <text:p>0.023734</text:p>
          </table:table-cell>
          <table:table-cell table:style-name="Default" office:value-type="float" office:value="3.183749" calcext:value-type="float">
            <text:p>3.183749</text:p>
          </table:table-cell>
          <table:table-cell office:value-type="float" office:value="0.168251" calcext:value-type="float">
            <text:p>0.168251</text:p>
          </table:table-cell>
          <table:table-cell office:value-type="float" office:value="0.374288" calcext:value-type="float">
            <text:p>0.374288</text:p>
          </table:table-cell>
          <table:table-cell office:value-type="string" calcext:value-type="string">
            <text:p>0.032553</text:p>
          </table:table-cell>
        </table:table-row>
        <table:table-row table:style-name="ro1">
          <table:table-cell office:value-type="float" office:value="1527048196.93644" calcext:value-type="float">
            <text:p>1527048196.9364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6.129587" calcext:value-type="float">
            <text:p>26.129587</text:p>
          </table:table-cell>
          <table:table-cell office:value-type="float" office:value="0.04574" calcext:value-type="float">
            <text:p>0.04574</text:p>
          </table:table-cell>
          <table:table-cell office:value-type="float" office:value="0.33391" calcext:value-type="float">
            <text:p>0.33391</text:p>
          </table:table-cell>
          <table:table-cell office:value-type="float" office:value="0.017088" calcext:value-type="float">
            <text:p>0.017088</text:p>
          </table:table-cell>
          <table:table-cell office:value-type="float" office:value="3.004744" calcext:value-type="float">
            <text:p>3.004744</text:p>
          </table:table-cell>
          <table:table-cell office:value-type="float" office:value="0.10014" calcext:value-type="float">
            <text:p>0.10014</text:p>
          </table:table-cell>
          <table:table-cell office:value-type="float" office:value="0.351377" calcext:value-type="float">
            <text:p>0.351377</text:p>
          </table:table-cell>
          <table:table-cell office:value-type="string" calcext:value-type="string">
            <text:p>0.023734</text:p>
          </table:table-cell>
        </table:table-row>
        <table:table-row table:style-name="ro1" table:visibility="filter">
          <table:table-cell office:value-type="float" office:value="1527048196.9365" calcext:value-type="float">
            <text:p>1527048196.93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6.129587" calcext:value-type="float">
            <text:p>26.129587</text:p>
          </table:table-cell>
          <table:table-cell office:value-type="float" office:value="0.04574" calcext:value-type="float">
            <text:p>0.04574</text:p>
          </table:table-cell>
          <table:table-cell table:style-name="Default" office:value-type="float" office:value="0.33391" calcext:value-type="float">
            <text:p>0.33391</text:p>
          </table:table-cell>
          <table:table-cell office:value-type="float" office:value="0.017088" calcext:value-type="float">
            <text:p>0.017088</text:p>
          </table:table-cell>
          <table:table-cell table:style-name="Default" office:value-type="float" office:value="3.004744" calcext:value-type="float">
            <text:p>3.004744</text:p>
          </table:table-cell>
          <table:table-cell office:value-type="float" office:value="0.10014" calcext:value-type="float">
            <text:p>0.10014</text:p>
          </table:table-cell>
          <table:table-cell office:value-type="float" office:value="0.351377" calcext:value-type="float">
            <text:p>0.351377</text:p>
          </table:table-cell>
          <table:table-cell office:value-type="string" calcext:value-type="string">
            <text:p>0.023734</text:p>
          </table:table-cell>
        </table:table-row>
        <table:table-row table:style-name="ro1">
          <table:table-cell office:value-type="float" office:value="1527048196.95687" calcext:value-type="float">
            <text:p>1527048196.9568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23.88306" calcext:value-type="float">
            <text:p>23.88306</text:p>
          </table:table-cell>
          <table:table-cell office:value-type="float" office:value="0.029259" calcext:value-type="float">
            <text:p>0.029259</text:p>
          </table:table-cell>
          <table:table-cell office:value-type="float" office:value="0.320303" calcext:value-type="float">
            <text:p>0.320303</text:p>
          </table:table-cell>
          <table:table-cell office:value-type="float" office:value="0.014256" calcext:value-type="float">
            <text:p>0.014256</text:p>
          </table:table-cell>
          <table:table-cell office:value-type="float" office:value="2.871753" calcext:value-type="float">
            <text:p>2.871753</text:p>
          </table:table-cell>
          <table:table-cell office:value-type="float" office:value="0.072463" calcext:value-type="float">
            <text:p>0.072463</text:p>
          </table:table-cell>
          <table:table-cell office:value-type="float" office:value="0.33391" calcext:value-type="float">
            <text:p>0.33391</text:p>
          </table:table-cell>
          <table:table-cell office:value-type="string" calcext:value-type="string">
            <text:p>0.017088</text:p>
          </table:table-cell>
        </table:table-row>
        <table:table-row table:style-name="ro1" table:visibility="filter">
          <table:table-cell office:value-type="float" office:value="1527048196.95691" calcext:value-type="float">
            <text:p>1527048196.9569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3.88306" calcext:value-type="float">
            <text:p>23.88306</text:p>
          </table:table-cell>
          <table:table-cell office:value-type="float" office:value="0.029259" calcext:value-type="float">
            <text:p>0.029259</text:p>
          </table:table-cell>
          <table:table-cell table:style-name="Default" office:value-type="float" office:value="0.320303" calcext:value-type="float">
            <text:p>0.320303</text:p>
          </table:table-cell>
          <table:table-cell office:value-type="float" office:value="0.014256" calcext:value-type="float">
            <text:p>0.014256</text:p>
          </table:table-cell>
          <table:table-cell table:style-name="Default" office:value-type="float" office:value="2.871753" calcext:value-type="float">
            <text:p>2.871753</text:p>
          </table:table-cell>
          <table:table-cell office:value-type="float" office:value="0.072463" calcext:value-type="float">
            <text:p>0.072463</text:p>
          </table:table-cell>
          <table:table-cell office:value-type="float" office:value="0.33391" calcext:value-type="float">
            <text:p>0.33391</text:p>
          </table:table-cell>
          <table:table-cell office:value-type="string" calcext:value-type="string">
            <text:p>0.017088</text:p>
          </table:table-cell>
        </table:table-row>
        <table:table-row table:style-name="ro1">
          <table:table-cell office:value-type="float" office:value="1527048196.97634" calcext:value-type="float">
            <text:p>1527048196.9763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9.993687" calcext:value-type="float">
            <text:p>19.993687</text:p>
          </table:table-cell>
          <table:table-cell office:value-type="float" office:value="0.013589" calcext:value-type="float">
            <text:p>0.013589</text:p>
          </table:table-cell>
          <table:table-cell office:value-type="float" office:value="0.296326" calcext:value-type="float">
            <text:p>0.296326</text:p>
          </table:table-cell>
          <table:table-cell office:value-type="float" office:value="0.010434" calcext:value-type="float">
            <text:p>0.010434</text:p>
          </table:table-cell>
          <table:table-cell office:value-type="float" office:value="2.625657" calcext:value-type="float">
            <text:p>2.625657</text:p>
          </table:table-cell>
          <table:table-cell office:value-type="float" office:value="0.033231" calcext:value-type="float">
            <text:p>0.033231</text:p>
          </table:table-cell>
          <table:table-cell office:value-type="float" office:value="0.320303" calcext:value-type="float">
            <text:p>0.320303</text:p>
          </table:table-cell>
          <table:table-cell office:value-type="string" calcext:value-type="string">
            <text:p>0.014256</text:p>
          </table:table-cell>
        </table:table-row>
        <table:table-row table:style-name="ro1" table:visibility="filter">
          <table:table-cell office:value-type="float" office:value="1527048196.97637" calcext:value-type="float">
            <text:p>1527048196.9763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9.993687" calcext:value-type="float">
            <text:p>19.993687</text:p>
          </table:table-cell>
          <table:table-cell office:value-type="float" office:value="0.013589" calcext:value-type="float">
            <text:p>0.013589</text:p>
          </table:table-cell>
          <table:table-cell table:style-name="Default" office:value-type="float" office:value="0.296326" calcext:value-type="float">
            <text:p>0.296326</text:p>
          </table:table-cell>
          <table:table-cell office:value-type="float" office:value="0.010434" calcext:value-type="float">
            <text:p>0.010434</text:p>
          </table:table-cell>
          <table:table-cell table:style-name="Default" office:value-type="float" office:value="2.625657" calcext:value-type="float">
            <text:p>2.625657</text:p>
          </table:table-cell>
          <table:table-cell office:value-type="float" office:value="0.033231" calcext:value-type="float">
            <text:p>0.033231</text:p>
          </table:table-cell>
          <table:table-cell office:value-type="float" office:value="0.320303" calcext:value-type="float">
            <text:p>0.320303</text:p>
          </table:table-cell>
          <table:table-cell office:value-type="string" calcext:value-type="string">
            <text:p>0.014256</text:p>
          </table:table-cell>
        </table:table-row>
        <table:table-row table:style-name="ro1">
          <table:table-cell office:value-type="float" office:value="1527048196.99672" calcext:value-type="float">
            <text:p>1527048196.9967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7.945976" calcext:value-type="float">
            <text:p>17.945976</text:p>
          </table:table-cell>
          <table:table-cell office:value-type="float" office:value="-0.009962" calcext:value-type="float">
            <text:p>-0.009962</text:p>
          </table:table-cell>
          <table:table-cell office:value-type="float" office:value="0.28217" calcext:value-type="float">
            <text:p>0.28217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2.48643" calcext:value-type="float">
            <text:p>2.48643</text:p>
          </table:table-cell>
          <table:table-cell office:value-type="float" office:value="-0.061405" calcext:value-type="float">
            <text:p>-0.061405</text:p>
          </table:table-cell>
          <table:table-cell office:value-type="float" office:value="0.296326" calcext:value-type="float">
            <text:p>0.296326</text:p>
          </table:table-cell>
          <table:table-cell office:value-type="string" calcext:value-type="string">
            <text:p>0.010434</text:p>
          </table:table-cell>
        </table:table-row>
        <table:table-row table:style-name="ro1" table:visibility="filter">
          <table:table-cell office:value-type="float" office:value="1527048196.9968" calcext:value-type="float">
            <text:p>1527048196.996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7.945976" calcext:value-type="float">
            <text:p>17.945976</text:p>
          </table:table-cell>
          <table:table-cell office:value-type="float" office:value="-0.009962" calcext:value-type="float">
            <text:p>-0.009962</text:p>
          </table:table-cell>
          <table:table-cell table:style-name="Default" office:value-type="float" office:value="0.28217" calcext:value-type="float">
            <text:p>0.28217</text:p>
          </table:table-cell>
          <table:table-cell office:value-type="float" office:value="0.000812" calcext:value-type="float">
            <text:p>0.000812</text:p>
          </table:table-cell>
          <table:table-cell table:style-name="Default" office:value-type="float" office:value="2.48643" calcext:value-type="float">
            <text:p>2.48643</text:p>
          </table:table-cell>
          <table:table-cell office:value-type="float" office:value="-0.061405" calcext:value-type="float">
            <text:p>-0.061405</text:p>
          </table:table-cell>
          <table:table-cell office:value-type="float" office:value="0.296326" calcext:value-type="float">
            <text:p>0.296326</text:p>
          </table:table-cell>
          <table:table-cell office:value-type="string" calcext:value-type="string">
            <text:p>0.010434</text:p>
          </table:table-cell>
        </table:table-row>
        <table:table-row table:style-name="ro1">
          <table:table-cell office:value-type="float" office:value="1527048197.01623" calcext:value-type="float">
            <text:p>1527048197.0162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14.362002" calcext:value-type="float">
            <text:p>14.362002</text:p>
          </table:table-cell>
          <table:table-cell office:value-type="float" office:value="-0.047995" calcext:value-type="float">
            <text:p>-0.047995</text:p>
          </table:table-cell>
          <table:table-cell office:value-type="float" office:value="0.256353" calcext:value-type="float">
            <text:p>0.256353</text:p>
          </table:table-cell>
          <table:table-cell office:value-type="float" office:value="-0.005148" calcext:value-type="float">
            <text:p>-0.005148</text:p>
          </table:table-cell>
          <table:table-cell office:value-type="float" office:value="2.221931" calcext:value-type="float">
            <text:p>2.221931</text:p>
          </table:table-cell>
          <table:table-cell office:value-type="float" office:value="-0.122461" calcext:value-type="float">
            <text:p>-0.122461</text:p>
          </table:table-cell>
          <table:table-cell office:value-type="float" office:value="0.28217" calcext:value-type="float">
            <text:p>0.28217</text:p>
          </table:table-cell>
          <table:table-cell office:value-type="string" calcext:value-type="string">
            <text:p>0.000812</text:p>
          </table:table-cell>
        </table:table-row>
        <table:table-row table:style-name="ro1" table:visibility="filter">
          <table:table-cell office:value-type="float" office:value="1527048197.01629" calcext:value-type="float">
            <text:p>1527048197.0162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4.362002" calcext:value-type="float">
            <text:p>14.362002</text:p>
          </table:table-cell>
          <table:table-cell office:value-type="float" office:value="-0.047995" calcext:value-type="float">
            <text:p>-0.047995</text:p>
          </table:table-cell>
          <table:table-cell table:style-name="Default" office:value-type="float" office:value="0.256353" calcext:value-type="float">
            <text:p>0.256353</text:p>
          </table:table-cell>
          <table:table-cell office:value-type="float" office:value="-0.005148" calcext:value-type="float">
            <text:p>-0.005148</text:p>
          </table:table-cell>
          <table:table-cell table:style-name="Default" office:value-type="float" office:value="2.221931" calcext:value-type="float">
            <text:p>2.221931</text:p>
          </table:table-cell>
          <table:table-cell office:value-type="float" office:value="-0.122461" calcext:value-type="float">
            <text:p>-0.122461</text:p>
          </table:table-cell>
          <table:table-cell office:value-type="float" office:value="0.28217" calcext:value-type="float">
            <text:p>0.28217</text:p>
          </table:table-cell>
          <table:table-cell office:value-type="string" calcext:value-type="string">
            <text:p>0.000812</text:p>
          </table:table-cell>
        </table:table-row>
        <table:table-row table:style-name="ro1">
          <table:table-cell office:value-type="float" office:value="1527048197.03667" calcext:value-type="float">
            <text:p>1527048197.03667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11.849689" calcext:value-type="float">
            <text:p>11.849689</text:p>
          </table:table-cell>
          <table:table-cell office:value-type="float" office:value="-0.076729" calcext:value-type="float">
            <text:p>-0.076729</text:p>
          </table:table-cell>
          <table:table-cell office:value-type="float" office:value="0.235347" calcext:value-type="float">
            <text:p>0.235347</text:p>
          </table:table-cell>
          <table:table-cell office:value-type="float" office:value="-0.00843" calcext:value-type="float">
            <text:p>-0.00843</text:p>
          </table:table-cell>
          <table:table-cell office:value-type="float" office:value="2.016189" calcext:value-type="float">
            <text:p>2.016189</text:p>
          </table:table-cell>
          <table:table-cell office:value-type="float" office:value="-0.154611" calcext:value-type="float">
            <text:p>-0.154611</text:p>
          </table:table-cell>
          <table:table-cell office:value-type="float" office:value="0.256353" calcext:value-type="float">
            <text:p>0.256353</text:p>
          </table:table-cell>
          <table:table-cell office:value-type="string" calcext:value-type="string">
            <text:p>-0.005148</text:p>
          </table:table-cell>
        </table:table-row>
        <table:table-row table:style-name="ro1" table:visibility="filter">
          <table:table-cell office:value-type="float" office:value="1527048197.03676" calcext:value-type="float">
            <text:p>1527048197.0367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1.849689" calcext:value-type="float">
            <text:p>11.849689</text:p>
          </table:table-cell>
          <table:table-cell office:value-type="float" office:value="-0.076729" calcext:value-type="float">
            <text:p>-0.076729</text:p>
          </table:table-cell>
          <table:table-cell table:style-name="Default" office:value-type="float" office:value="0.235347" calcext:value-type="float">
            <text:p>0.235347</text:p>
          </table:table-cell>
          <table:table-cell office:value-type="float" office:value="-0.00843" calcext:value-type="float">
            <text:p>-0.00843</text:p>
          </table:table-cell>
          <table:table-cell table:style-name="Default" office:value-type="float" office:value="2.016189" calcext:value-type="float">
            <text:p>2.016189</text:p>
          </table:table-cell>
          <table:table-cell office:value-type="float" office:value="-0.154611" calcext:value-type="float">
            <text:p>-0.154611</text:p>
          </table:table-cell>
          <table:table-cell office:value-type="float" office:value="0.256353" calcext:value-type="float">
            <text:p>0.256353</text:p>
          </table:table-cell>
          <table:table-cell office:value-type="string" calcext:value-type="string">
            <text:p>-0.005148</text:p>
          </table:table-cell>
        </table:table-row>
        <table:table-row table:style-name="ro1">
          <table:table-cell office:value-type="float" office:value="1527048197.0561" calcext:value-type="float">
            <text:p>1527048197.0561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10.016264" calcext:value-type="float">
            <text:p>10.016264</text:p>
          </table:table-cell>
          <table:table-cell office:value-type="float" office:value="-0.168551" calcext:value-type="float">
            <text:p>-0.168551</text:p>
          </table:table-cell>
          <table:table-cell office:value-type="float" office:value="0.219354" calcext:value-type="float">
            <text:p>0.219354</text:p>
          </table:table-cell>
          <table:table-cell office:value-type="float" office:value="-0.015875" calcext:value-type="float">
            <text:p>-0.015875</text:p>
          </table:table-cell>
          <table:table-cell office:value-type="float" office:value="1.851734" calcext:value-type="float">
            <text:p>1.851734</text:p>
          </table:table-cell>
          <table:table-cell office:value-type="float" office:value="-0.231164" calcext:value-type="float">
            <text:p>-0.231164</text:p>
          </table:table-cell>
          <table:table-cell office:value-type="float" office:value="0.235347" calcext:value-type="float">
            <text:p>0.235347</text:p>
          </table:table-cell>
          <table:table-cell office:value-type="string" calcext:value-type="string">
            <text:p>-0.008430</text:p>
          </table:table-cell>
        </table:table-row>
        <table:table-row table:style-name="ro1" table:visibility="filter">
          <table:table-cell office:value-type="float" office:value="1527048197.05616" calcext:value-type="float">
            <text:p>1527048197.0561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0.016264" calcext:value-type="float">
            <text:p>10.016264</text:p>
          </table:table-cell>
          <table:table-cell office:value-type="float" office:value="-0.168551" calcext:value-type="float">
            <text:p>-0.168551</text:p>
          </table:table-cell>
          <table:table-cell table:style-name="Default" office:value-type="float" office:value="0.219354" calcext:value-type="float">
            <text:p>0.219354</text:p>
          </table:table-cell>
          <table:table-cell office:value-type="float" office:value="-0.015875" calcext:value-type="float">
            <text:p>-0.015875</text:p>
          </table:table-cell>
          <table:table-cell table:style-name="Default" office:value-type="float" office:value="1.851734" calcext:value-type="float">
            <text:p>1.851734</text:p>
          </table:table-cell>
          <table:table-cell office:value-type="float" office:value="-0.231164" calcext:value-type="float">
            <text:p>-0.231164</text:p>
          </table:table-cell>
          <table:table-cell office:value-type="float" office:value="0.235347" calcext:value-type="float">
            <text:p>0.235347</text:p>
          </table:table-cell>
          <table:table-cell office:value-type="string" calcext:value-type="string">
            <text:p>-0.008430</text:p>
          </table:table-cell>
        </table:table-row>
        <table:table-row table:style-name="ro1">
          <table:table-cell office:value-type="float" office:value="1527048197.07654" calcext:value-type="float">
            <text:p>1527048197.0765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7.251359" calcext:value-type="float">
            <text:p>7.251359</text:p>
          </table:table-cell>
          <table:table-cell office:value-type="float" office:value="-0.336279" calcext:value-type="float">
            <text:p>-0.336279</text:p>
          </table:table-cell>
          <table:table-cell office:value-type="float" office:value="0.190774" calcext:value-type="float">
            <text:p>0.190774</text:p>
          </table:table-cell>
          <table:table-cell office:value-type="float" office:value="-0.02593" calcext:value-type="float">
            <text:p>-0.02593</text:p>
          </table:table-cell>
          <table:table-cell office:value-type="float" office:value="1.572007" calcext:value-type="float">
            <text:p>1.572007</text:p>
          </table:table-cell>
          <table:table-cell office:value-type="float" office:value="-0.329579" calcext:value-type="float">
            <text:p>-0.329579</text:p>
          </table:table-cell>
          <table:table-cell office:value-type="float" office:value="0.219354" calcext:value-type="float">
            <text:p>0.219354</text:p>
          </table:table-cell>
          <table:table-cell office:value-type="string" calcext:value-type="string">
            <text:p>-0.015875</text:p>
          </table:table-cell>
        </table:table-row>
        <table:table-row table:style-name="ro1" table:visibility="filter">
          <table:table-cell office:value-type="float" office:value="1527048197.0766" calcext:value-type="float">
            <text:p>1527048197.07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7.251359" calcext:value-type="float">
            <text:p>7.251359</text:p>
          </table:table-cell>
          <table:table-cell office:value-type="float" office:value="-0.336279" calcext:value-type="float">
            <text:p>-0.336279</text:p>
          </table:table-cell>
          <table:table-cell table:style-name="Default" office:value-type="float" office:value="0.190774" calcext:value-type="float">
            <text:p>0.190774</text:p>
          </table:table-cell>
          <table:table-cell office:value-type="float" office:value="-0.02593" calcext:value-type="float">
            <text:p>-0.02593</text:p>
          </table:table-cell>
          <table:table-cell table:style-name="Default" office:value-type="float" office:value="1.572007" calcext:value-type="float">
            <text:p>1.572007</text:p>
          </table:table-cell>
          <table:table-cell office:value-type="float" office:value="-0.329579" calcext:value-type="float">
            <text:p>-0.329579</text:p>
          </table:table-cell>
          <table:table-cell office:value-type="float" office:value="0.219354" calcext:value-type="float">
            <text:p>0.219354</text:p>
          </table:table-cell>
          <table:table-cell office:value-type="string" calcext:value-type="string">
            <text:p>-0.015875</text:p>
          </table:table-cell>
        </table:table-row>
        <table:table-row table:style-name="ro1">
          <table:table-cell office:value-type="float" office:value="1527048197.09707" calcext:value-type="float">
            <text:p>1527048197.09707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5.619163" calcext:value-type="float">
            <text:p>5.619163</text:p>
          </table:table-cell>
          <table:table-cell office:value-type="float" office:value="-0.425714" calcext:value-type="float">
            <text:p>-0.425714</text:p>
          </table:table-cell>
          <table:table-cell office:value-type="float" office:value="0.171144" calcext:value-type="float">
            <text:p>0.171144</text:p>
          </table:table-cell>
          <table:table-cell office:value-type="float" office:value="-0.030289" calcext:value-type="float">
            <text:p>-0.030289</text:p>
          </table:table-cell>
          <table:table-cell office:value-type="float" office:value="1.380872" calcext:value-type="float">
            <text:p>1.380872</text:p>
          </table:table-cell>
          <table:table-cell office:value-type="float" office:value="-0.37202" calcext:value-type="float">
            <text:p>-0.37202</text:p>
          </table:table-cell>
          <table:table-cell office:value-type="float" office:value="0.190774" calcext:value-type="float">
            <text:p>0.190774</text:p>
          </table:table-cell>
          <table:table-cell office:value-type="string" calcext:value-type="string">
            <text:p>-0.025930</text:p>
          </table:table-cell>
        </table:table-row>
        <table:table-row table:style-name="ro1" table:visibility="filter">
          <table:table-cell office:value-type="float" office:value="1527048197.09714" calcext:value-type="float">
            <text:p>1527048197.0971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5.619163" calcext:value-type="float">
            <text:p>5.619163</text:p>
          </table:table-cell>
          <table:table-cell office:value-type="float" office:value="-0.425714" calcext:value-type="float">
            <text:p>-0.425714</text:p>
          </table:table-cell>
          <table:table-cell table:style-name="Default" office:value-type="float" office:value="0.171144" calcext:value-type="float">
            <text:p>0.171144</text:p>
          </table:table-cell>
          <table:table-cell office:value-type="float" office:value="-0.030289" calcext:value-type="float">
            <text:p>-0.030289</text:p>
          </table:table-cell>
          <table:table-cell table:style-name="Default" office:value-type="float" office:value="1.380872" calcext:value-type="float">
            <text:p>1.380872</text:p>
          </table:table-cell>
          <table:table-cell office:value-type="float" office:value="-0.37202" calcext:value-type="float">
            <text:p>-0.37202</text:p>
          </table:table-cell>
          <table:table-cell office:value-type="float" office:value="0.190774" calcext:value-type="float">
            <text:p>0.190774</text:p>
          </table:table-cell>
          <table:table-cell office:value-type="string" calcext:value-type="string">
            <text:p>-0.025930</text:p>
          </table:table-cell>
        </table:table-row>
        <table:table-row table:style-name="ro1">
          <table:table-cell office:value-type="float" office:value="1527048197.11658" calcext:value-type="float">
            <text:p>1527048197.11658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3.466252" calcext:value-type="float">
            <text:p>3.466252</text:p>
          </table:table-cell>
          <table:table-cell office:value-type="float" office:value="-0.56668" calcext:value-type="float">
            <text:p>-0.56668</text:p>
          </table:table-cell>
          <table:table-cell office:value-type="float" office:value="0.14168" calcext:value-type="float">
            <text:p>0.14168</text:p>
          </table:table-cell>
          <table:table-cell office:value-type="float" office:value="-0.036036" calcext:value-type="float">
            <text:p>-0.036036</text:p>
          </table:table-cell>
          <table:table-cell office:value-type="float" office:value="1.078703" calcext:value-type="float">
            <text:p>1.078703</text:p>
          </table:table-cell>
          <table:table-cell office:value-type="float" office:value="-0.430959" calcext:value-type="float">
            <text:p>-0.430959</text:p>
          </table:table-cell>
          <table:table-cell office:value-type="float" office:value="0.171144" calcext:value-type="float">
            <text:p>0.171144</text:p>
          </table:table-cell>
          <table:table-cell office:value-type="string" calcext:value-type="string">
            <text:p>-0.030289</text:p>
          </table:table-cell>
        </table:table-row>
        <table:table-row table:style-name="ro1" table:visibility="filter">
          <table:table-cell office:value-type="float" office:value="1527048197.11666" calcext:value-type="float">
            <text:p>1527048197.116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3.466252" calcext:value-type="float">
            <text:p>3.466252</text:p>
          </table:table-cell>
          <table:table-cell office:value-type="float" office:value="-0.56668" calcext:value-type="float">
            <text:p>-0.56668</text:p>
          </table:table-cell>
          <table:table-cell table:style-name="Default" office:value-type="float" office:value="0.14168" calcext:value-type="float">
            <text:p>0.14168</text:p>
          </table:table-cell>
          <table:table-cell office:value-type="float" office:value="-0.036036" calcext:value-type="float">
            <text:p>-0.036036</text:p>
          </table:table-cell>
          <table:table-cell table:style-name="Default" office:value-type="float" office:value="1.078703" calcext:value-type="float">
            <text:p>1.078703</text:p>
          </table:table-cell>
          <table:table-cell office:value-type="float" office:value="-0.430959" calcext:value-type="float">
            <text:p>-0.430959</text:p>
          </table:table-cell>
          <table:table-cell office:value-type="float" office:value="0.171144" calcext:value-type="float">
            <text:p>0.171144</text:p>
          </table:table-cell>
          <table:table-cell office:value-type="string" calcext:value-type="string">
            <text:p>-0.030289</text:p>
          </table:table-cell>
        </table:table-row>
        <table:table-row table:style-name="ro1">
          <table:table-cell office:value-type="float" office:value="1527048197.13708" calcext:value-type="float">
            <text:p>1527048197.13708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2.130148" calcext:value-type="float">
            <text:p>2.130148</text:p>
          </table:table-cell>
          <table:table-cell office:value-type="float" office:value="-0.882082" calcext:value-type="float">
            <text:p>-0.882082</text:p>
          </table:table-cell>
          <table:table-cell office:value-type="float" office:value="0.11716" calcext:value-type="float">
            <text:p>0.11716</text:p>
          </table:table-cell>
          <table:table-cell office:value-type="float" office:value="-0.047263" calcext:value-type="float">
            <text:p>-0.047263</text:p>
          </table:table-cell>
          <table:table-cell office:value-type="float" office:value="0.839372" calcext:value-type="float">
            <text:p>0.839372</text:p>
          </table:table-cell>
          <table:table-cell office:value-type="float" office:value="-0.540543" calcext:value-type="float">
            <text:p>-0.540543</text:p>
          </table:table-cell>
          <table:table-cell office:value-type="float" office:value="0.14168" calcext:value-type="float">
            <text:p>0.14168</text:p>
          </table:table-cell>
          <table:table-cell office:value-type="string" calcext:value-type="string">
            <text:p>-0.036036</text:p>
          </table:table-cell>
        </table:table-row>
        <table:table-row table:style-name="ro1" table:visibility="filter">
          <table:table-cell office:value-type="float" office:value="1527048197.13713" calcext:value-type="float">
            <text:p>1527048197.1371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2.130148" calcext:value-type="float">
            <text:p>2.130148</text:p>
          </table:table-cell>
          <table:table-cell office:value-type="float" office:value="-0.882082" calcext:value-type="float">
            <text:p>-0.882082</text:p>
          </table:table-cell>
          <table:table-cell table:style-name="Default" office:value-type="float" office:value="0.11716" calcext:value-type="float">
            <text:p>0.11716</text:p>
          </table:table-cell>
          <table:table-cell office:value-type="float" office:value="-0.047263" calcext:value-type="float">
            <text:p>-0.047263</text:p>
          </table:table-cell>
          <table:table-cell table:style-name="Default" office:value-type="float" office:value="0.839372" calcext:value-type="float">
            <text:p>0.839372</text:p>
          </table:table-cell>
          <table:table-cell office:value-type="float" office:value="-0.540543" calcext:value-type="float">
            <text:p>-0.540543</text:p>
          </table:table-cell>
          <table:table-cell office:value-type="float" office:value="0.14168" calcext:value-type="float">
            <text:p>0.14168</text:p>
          </table:table-cell>
          <table:table-cell office:value-type="string" calcext:value-type="string">
            <text:p>-0.036036</text:p>
          </table:table-cell>
        </table:table-row>
        <table:table-row table:style-name="ro1">
          <table:table-cell office:value-type="float" office:value="1527048197.15654" calcext:value-type="float">
            <text:p>1527048197.1565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1.054381" calcext:value-type="float">
            <text:p>1.054381</text:p>
          </table:table-cell>
          <table:table-cell office:value-type="float" office:value="-0.906799" calcext:value-type="float">
            <text:p>-0.906799</text:p>
          </table:table-cell>
          <table:table-cell office:value-type="float" office:value="0.091976" calcext:value-type="float">
            <text:p>0.091976</text:p>
          </table:table-cell>
          <table:table-cell office:value-type="float" office:value="-0.048012" calcext:value-type="float">
            <text:p>-0.048012</text:p>
          </table:table-cell>
          <table:table-cell office:value-type="float" office:value="0.580381" calcext:value-type="float">
            <text:p>0.580381</text:p>
          </table:table-cell>
          <table:table-cell office:value-type="float" office:value="-0.548248" calcext:value-type="float">
            <text:p>-0.548248</text:p>
          </table:table-cell>
          <table:table-cell office:value-type="float" office:value="0.11716" calcext:value-type="float">
            <text:p>0.11716</text:p>
          </table:table-cell>
          <table:table-cell office:value-type="string" calcext:value-type="string">
            <text:p>-0.047263</text:p>
          </table:table-cell>
        </table:table-row>
        <table:table-row table:style-name="ro1" table:visibility="filter">
          <table:table-cell office:value-type="float" office:value="1527048197.15661" calcext:value-type="float">
            <text:p>1527048197.1566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054381" calcext:value-type="float">
            <text:p>1.054381</text:p>
          </table:table-cell>
          <table:table-cell office:value-type="float" office:value="-0.906799" calcext:value-type="float">
            <text:p>-0.906799</text:p>
          </table:table-cell>
          <table:table-cell table:style-name="Default" office:value-type="float" office:value="0.091976" calcext:value-type="float">
            <text:p>0.091976</text:p>
          </table:table-cell>
          <table:table-cell office:value-type="float" office:value="-0.048012" calcext:value-type="float">
            <text:p>-0.048012</text:p>
          </table:table-cell>
          <table:table-cell table:style-name="Default" office:value-type="float" office:value="0.580381" calcext:value-type="float">
            <text:p>0.580381</text:p>
          </table:table-cell>
          <table:table-cell office:value-type="float" office:value="-0.548248" calcext:value-type="float">
            <text:p>-0.548248</text:p>
          </table:table-cell>
          <table:table-cell office:value-type="float" office:value="0.11716" calcext:value-type="float">
            <text:p>0.11716</text:p>
          </table:table-cell>
          <table:table-cell office:value-type="string" calcext:value-type="string">
            <text:p>-0.047263</text:p>
          </table:table-cell>
        </table:table-row>
        <table:table-row table:style-name="ro1">
          <table:table-cell office:value-type="float" office:value="1527048197.17704" calcext:value-type="float">
            <text:p>1527048197.1770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0.240807" calcext:value-type="float">
            <text:p>0.240807</text:p>
          </table:table-cell>
          <table:table-cell office:value-type="float" office:value="-1.122099" calcext:value-type="float">
            <text:p>-1.122099</text:p>
          </table:table-cell>
          <table:table-cell office:value-type="float" office:value="0.058375" calcext:value-type="float">
            <text:p>0.058375</text:p>
          </table:table-cell>
          <table:table-cell office:value-type="float" office:value="-0.054476" calcext:value-type="float">
            <text:p>-0.054476</text:p>
          </table:table-cell>
          <table:table-cell office:value-type="float" office:value="0.252688" calcext:value-type="float">
            <text:p>0.252688</text:p>
          </table:table-cell>
          <table:table-cell office:value-type="float" office:value="-0.611284" calcext:value-type="float">
            <text:p>-0.611284</text:p>
          </table:table-cell>
          <table:table-cell office:value-type="float" office:value="0.091976" calcext:value-type="float">
            <text:p>0.091976</text:p>
          </table:table-cell>
          <table:table-cell office:value-type="string" calcext:value-type="string">
            <text:p>-0.048012</text:p>
          </table:table-cell>
        </table:table-row>
        <table:table-row table:style-name="ro1" table:visibility="filter">
          <table:table-cell office:value-type="float" office:value="1527048197.17711" calcext:value-type="float">
            <text:p>1527048197.1771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240807" calcext:value-type="float">
            <text:p>0.240807</text:p>
          </table:table-cell>
          <table:table-cell office:value-type="float" office:value="-1.122099" calcext:value-type="float">
            <text:p>-1.122099</text:p>
          </table:table-cell>
          <table:table-cell table:style-name="Default" office:value-type="float" office:value="0.058375" calcext:value-type="float">
            <text:p>0.058375</text:p>
          </table:table-cell>
          <table:table-cell office:value-type="float" office:value="-0.054476" calcext:value-type="float">
            <text:p>-0.054476</text:p>
          </table:table-cell>
          <table:table-cell table:style-name="Default" office:value-type="float" office:value="0.252688" calcext:value-type="float">
            <text:p>0.252688</text:p>
          </table:table-cell>
          <table:table-cell office:value-type="float" office:value="-0.611284" calcext:value-type="float">
            <text:p>-0.611284</text:p>
          </table:table-cell>
          <table:table-cell office:value-type="float" office:value="0.091976" calcext:value-type="float">
            <text:p>0.091976</text:p>
          </table:table-cell>
          <table:table-cell office:value-type="string" calcext:value-type="string">
            <text:p>-0.048012</text:p>
          </table:table-cell>
        </table:table-row>
        <table:table-row table:style-name="ro1">
          <table:table-cell office:value-type="float" office:value="1527048197.19654" calcext:value-type="float">
            <text:p>1527048197.1965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0.011108" calcext:value-type="float">
            <text:p>0.011108</text:p>
          </table:table-cell>
          <table:table-cell office:value-type="float" office:value="-1.303119" calcext:value-type="float">
            <text:p>-1.303119</text:p>
          </table:table-cell>
          <table:table-cell office:value-type="float" office:value="0.026568" calcext:value-type="float">
            <text:p>0.026568</text:p>
          </table:table-cell>
          <table:table-cell office:value-type="float" office:value="-0.059208" calcext:value-type="float">
            <text:p>-0.059208</text:p>
          </table:table-cell>
          <table:table-cell office:value-type="float" office:value="-0.073559" calcext:value-type="float">
            <text:p>-0.073559</text:p>
          </table:table-cell>
          <table:table-cell office:value-type="float" office:value="-0.659825" calcext:value-type="float">
            <text:p>-0.659825</text:p>
          </table:table-cell>
          <table:table-cell office:value-type="float" office:value="0.058375" calcext:value-type="float">
            <text:p>0.058375</text:p>
          </table:table-cell>
          <table:table-cell office:value-type="string" calcext:value-type="string">
            <text:p>-0.054476</text:p>
          </table:table-cell>
        </table:table-row>
        <table:table-row table:style-name="ro1" table:visibility="filter">
          <table:table-cell office:value-type="float" office:value="1527048197.19661" calcext:value-type="float">
            <text:p>1527048197.1966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11108" calcext:value-type="float">
            <text:p>0.011108</text:p>
          </table:table-cell>
          <table:table-cell office:value-type="float" office:value="-1.303119" calcext:value-type="float">
            <text:p>-1.303119</text:p>
          </table:table-cell>
          <table:table-cell table:style-name="Default" office:value-type="float" office:value="0.026568" calcext:value-type="float">
            <text:p>0.026568</text:p>
          </table:table-cell>
          <table:table-cell office:value-type="float" office:value="-0.059208" calcext:value-type="float">
            <text:p>-0.059208</text:p>
          </table:table-cell>
          <table:table-cell table:style-name="Default" office:value-type="float" office:value="-0.073559" calcext:value-type="float">
            <text:p>-0.073559</text:p>
          </table:table-cell>
          <table:table-cell office:value-type="float" office:value="-0.659825" calcext:value-type="float">
            <text:p>-0.659825</text:p>
          </table:table-cell>
          <table:table-cell office:value-type="float" office:value="0.058375" calcext:value-type="float">
            <text:p>0.058375</text:p>
          </table:table-cell>
          <table:table-cell office:value-type="string" calcext:value-type="string">
            <text:p>-0.054476</text:p>
          </table:table-cell>
        </table:table-row>
        <table:table-row table:style-name="ro1">
          <table:table-cell office:value-type="float" office:value="1527048197.21701" calcext:value-type="float">
            <text:p>1527048197.21701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0.236619" calcext:value-type="float">
            <text:p>-0.236619</text:p>
          </table:table-cell>
          <table:table-cell office:value-type="float" office:value="-1.347342" calcext:value-type="float">
            <text:p>-1.347342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-0.060368" calcext:value-type="float">
            <text:p>-0.060368</text:p>
          </table:table-cell>
          <table:table-cell office:value-type="float" office:value="-0.290418" calcext:value-type="float">
            <text:p>-0.290418</text:p>
          </table:table-cell>
          <table:table-cell office:value-type="float" office:value="-0.671149" calcext:value-type="float">
            <text:p>-0.671149</text:p>
          </table:table-cell>
          <table:table-cell office:value-type="float" office:value="0.026568" calcext:value-type="float">
            <text:p>0.026568</text:p>
          </table:table-cell>
          <table:table-cell office:value-type="string" calcext:value-type="string">
            <text:p>-0.059208</text:p>
          </table:table-cell>
        </table:table-row>
        <table:table-row table:style-name="ro1" table:visibility="filter">
          <table:table-cell office:value-type="float" office:value="1527048197.21708" calcext:value-type="float">
            <text:p>1527048197.2170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236619" calcext:value-type="float">
            <text:p>-0.236619</text:p>
          </table:table-cell>
          <table:table-cell office:value-type="float" office:value="-1.347342" calcext:value-type="float">
            <text:p>-1.347342</text:p>
          </table:table-cell>
          <table:table-cell table:style-name="Default" office:value-type="float" office:value="0.00436" calcext:value-type="float">
            <text:p>0.00436</text:p>
          </table:table-cell>
          <table:table-cell office:value-type="float" office:value="-0.060368" calcext:value-type="float">
            <text:p>-0.060368</text:p>
          </table:table-cell>
          <table:table-cell table:style-name="Default" office:value-type="float" office:value="-0.290418" calcext:value-type="float">
            <text:p>-0.290418</text:p>
          </table:table-cell>
          <table:table-cell office:value-type="float" office:value="-0.671149" calcext:value-type="float">
            <text:p>-0.671149</text:p>
          </table:table-cell>
          <table:table-cell office:value-type="float" office:value="0.026568" calcext:value-type="float">
            <text:p>0.026568</text:p>
          </table:table-cell>
          <table:table-cell office:value-type="string" calcext:value-type="string">
            <text:p>-0.059208</text:p>
          </table:table-cell>
        </table:table-row>
        <table:table-row table:style-name="ro1">
          <table:table-cell office:value-type="float" office:value="1527048197.23656" calcext:value-type="float">
            <text:p>1527048197.23656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1.2285" calcext:value-type="float">
            <text:p>-1.2285</text:p>
          </table:table-cell>
          <table:table-cell office:value-type="float" office:value="-1.837252" calcext:value-type="float">
            <text:p>-1.837252</text:p>
          </table:table-cell>
          <table:table-cell office:value-type="float" office:value="-0.030549" calcext:value-type="float">
            <text:p>-0.030549</text:p>
          </table:table-cell>
          <table:table-cell office:value-type="float" office:value="-0.071607" calcext:value-type="float">
            <text:p>-0.071607</text:p>
          </table:table-cell>
          <table:table-cell office:value-type="float" office:value="-0.64752" calcext:value-type="float">
            <text:p>-0.64752</text:p>
          </table:table-cell>
          <table:table-cell office:value-type="float" office:value="-0.786114" calcext:value-type="float">
            <text:p>-0.786114</text:p>
          </table:table-cell>
          <table:table-cell office:value-type="float" office:value="0.00436" calcext:value-type="float">
            <text:p>0.00436</text:p>
          </table:table-cell>
          <table:table-cell office:value-type="string" calcext:value-type="string">
            <text:p>-0.060368</text:p>
          </table:table-cell>
        </table:table-row>
        <table:table-row table:style-name="ro1" table:visibility="filter">
          <table:table-cell office:value-type="float" office:value="1527048197.23663" calcext:value-type="float">
            <text:p>1527048197.2366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.2285" calcext:value-type="float">
            <text:p>-1.2285</text:p>
          </table:table-cell>
          <table:table-cell office:value-type="float" office:value="-1.837252" calcext:value-type="float">
            <text:p>-1.837252</text:p>
          </table:table-cell>
          <table:table-cell table:style-name="Default" office:value-type="float" office:value="-0.030549" calcext:value-type="float">
            <text:p>-0.030549</text:p>
          </table:table-cell>
          <table:table-cell office:value-type="float" office:value="-0.071607" calcext:value-type="float">
            <text:p>-0.071607</text:p>
          </table:table-cell>
          <table:table-cell table:style-name="Default" office:value-type="float" office:value="-0.64752" calcext:value-type="float">
            <text:p>-0.64752</text:p>
          </table:table-cell>
          <table:table-cell office:value-type="float" office:value="-0.786114" calcext:value-type="float">
            <text:p>-0.786114</text:p>
          </table:table-cell>
          <table:table-cell office:value-type="float" office:value="0.00436" calcext:value-type="float">
            <text:p>0.00436</text:p>
          </table:table-cell>
          <table:table-cell office:value-type="string" calcext:value-type="string">
            <text:p>-0.060368</text:p>
          </table:table-cell>
        </table:table-row>
        <table:table-row table:style-name="ro1">
          <table:table-cell office:value-type="float" office:value="1527048197.25709" calcext:value-type="float">
            <text:p>1527048197.25709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2.084142" calcext:value-type="float">
            <text:p>-2.084142</text:p>
          </table:table-cell>
          <table:table-cell office:value-type="float" office:value="-1.834268" calcext:value-type="float">
            <text:p>-1.834268</text:p>
          </table:table-cell>
          <table:table-cell office:value-type="float" office:value="-0.050669" calcext:value-type="float">
            <text:p>-0.050669</text:p>
          </table:table-cell>
          <table:table-cell office:value-type="float" office:value="-0.07154" calcext:value-type="float">
            <text:p>-0.07154</text:p>
          </table:table-cell>
          <table:table-cell office:value-type="float" office:value="-0.843632" calcext:value-type="float">
            <text:p>-0.843632</text:p>
          </table:table-cell>
          <table:table-cell office:value-type="float" office:value="-0.785465" calcext:value-type="float">
            <text:p>-0.785465</text:p>
          </table:table-cell>
          <table:table-cell office:value-type="float" office:value="-0.030549" calcext:value-type="float">
            <text:p>-0.030549</text:p>
          </table:table-cell>
          <table:table-cell office:value-type="string" calcext:value-type="string">
            <text:p>-0.071607</text:p>
          </table:table-cell>
        </table:table-row>
        <table:table-row table:style-name="ro1" table:visibility="filter">
          <table:table-cell office:value-type="float" office:value="1527048197.25716" calcext:value-type="float">
            <text:p>1527048197.2571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.084142" calcext:value-type="float">
            <text:p>-2.084142</text:p>
          </table:table-cell>
          <table:table-cell office:value-type="float" office:value="-1.834268" calcext:value-type="float">
            <text:p>-1.834268</text:p>
          </table:table-cell>
          <table:table-cell table:style-name="Default" office:value-type="float" office:value="-0.050669" calcext:value-type="float">
            <text:p>-0.050669</text:p>
          </table:table-cell>
          <table:table-cell office:value-type="float" office:value="-0.07154" calcext:value-type="float">
            <text:p>-0.07154</text:p>
          </table:table-cell>
          <table:table-cell table:style-name="Default" office:value-type="float" office:value="-0.843632" calcext:value-type="float">
            <text:p>-0.843632</text:p>
          </table:table-cell>
          <table:table-cell office:value-type="float" office:value="-0.785465" calcext:value-type="float">
            <text:p>-0.785465</text:p>
          </table:table-cell>
          <table:table-cell office:value-type="float" office:value="-0.030549" calcext:value-type="float">
            <text:p>-0.030549</text:p>
          </table:table-cell>
          <table:table-cell office:value-type="string" calcext:value-type="string">
            <text:p>-0.071607</text:p>
          </table:table-cell>
        </table:table-row>
        <table:table-row table:style-name="ro1">
          <table:table-cell office:value-type="float" office:value="1527048197.27661" calcext:value-type="float">
            <text:p>1527048197.27661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3.88893" calcext:value-type="float">
            <text:p>-3.88893</text:p>
          </table:table-cell>
          <table:table-cell office:value-type="float" office:value="-1.806309" calcext:value-type="float">
            <text:p>-1.806309</text:p>
          </table:table-cell>
          <table:table-cell office:value-type="float" office:value="-0.081026" calcext:value-type="float">
            <text:p>-0.081026</text:p>
          </table:table-cell>
          <table:table-cell office:value-type="float" office:value="-0.070942" calcext:value-type="float">
            <text:p>-0.070942</text:p>
          </table:table-cell>
          <table:table-cell office:value-type="float" office:value="-1.154455" calcext:value-type="float">
            <text:p>-1.154455</text:p>
          </table:table-cell>
          <table:table-cell office:value-type="float" office:value="-0.779345" calcext:value-type="float">
            <text:p>-0.779345</text:p>
          </table:table-cell>
          <table:table-cell office:value-type="float" office:value="-0.050669" calcext:value-type="float">
            <text:p>-0.050669</text:p>
          </table:table-cell>
          <table:table-cell office:value-type="string" calcext:value-type="string">
            <text:p>-0.071540</text:p>
          </table:table-cell>
        </table:table-row>
        <table:table-row table:style-name="ro1" table:visibility="filter">
          <table:table-cell office:value-type="float" office:value="1527048197.2767" calcext:value-type="float">
            <text:p>1527048197.27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.88893" calcext:value-type="float">
            <text:p>-3.88893</text:p>
          </table:table-cell>
          <table:table-cell office:value-type="float" office:value="-1.806309" calcext:value-type="float">
            <text:p>-1.806309</text:p>
          </table:table-cell>
          <table:table-cell table:style-name="Default" office:value-type="float" office:value="-0.081026" calcext:value-type="float">
            <text:p>-0.081026</text:p>
          </table:table-cell>
          <table:table-cell office:value-type="float" office:value="-0.070942" calcext:value-type="float">
            <text:p>-0.070942</text:p>
          </table:table-cell>
          <table:table-cell table:style-name="Default" office:value-type="float" office:value="-1.154455" calcext:value-type="float">
            <text:p>-1.154455</text:p>
          </table:table-cell>
          <table:table-cell office:value-type="float" office:value="-0.779345" calcext:value-type="float">
            <text:p>-0.779345</text:p>
          </table:table-cell>
          <table:table-cell office:value-type="float" office:value="-0.050669" calcext:value-type="float">
            <text:p>-0.050669</text:p>
          </table:table-cell>
          <table:table-cell office:value-type="string" calcext:value-type="string">
            <text:p>-0.071540</text:p>
          </table:table-cell>
        </table:table-row>
        <table:table-row table:style-name="ro1">
          <table:table-cell office:value-type="float" office:value="1527048197.29716" calcext:value-type="float">
            <text:p>1527048197.29716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5.195325" calcext:value-type="float">
            <text:p>-5.195325</text:p>
          </table:table-cell>
          <table:table-cell office:value-type="float" office:value="-1.764972" calcext:value-type="float">
            <text:p>-1.764972</text:p>
          </table:table-cell>
          <table:table-cell office:value-type="float" office:value="-0.099629" calcext:value-type="float">
            <text:p>-0.099629</text:p>
          </table:table-cell>
          <table:table-cell office:value-type="float" office:value="-0.070005" calcext:value-type="float">
            <text:p>-0.070005</text:p>
          </table:table-cell>
          <table:table-cell office:value-type="float" office:value="-1.335475" calcext:value-type="float">
            <text:p>-1.335475</text:p>
          </table:table-cell>
          <table:table-cell office:value-type="float" office:value="-0.77022" calcext:value-type="float">
            <text:p>-0.77022</text:p>
          </table:table-cell>
          <table:table-cell office:value-type="float" office:value="-0.081026" calcext:value-type="float">
            <text:p>-0.081026</text:p>
          </table:table-cell>
          <table:table-cell office:value-type="string" calcext:value-type="string">
            <text:p>-0.070942</text:p>
          </table:table-cell>
        </table:table-row>
        <table:table-row table:style-name="ro1" table:visibility="filter">
          <table:table-cell office:value-type="float" office:value="1527048197.29721" calcext:value-type="float">
            <text:p>1527048197.2972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.195325" calcext:value-type="float">
            <text:p>-5.195325</text:p>
          </table:table-cell>
          <table:table-cell office:value-type="float" office:value="-1.764972" calcext:value-type="float">
            <text:p>-1.764972</text:p>
          </table:table-cell>
          <table:table-cell table:style-name="Default" office:value-type="float" office:value="-0.099629" calcext:value-type="float">
            <text:p>-0.099629</text:p>
          </table:table-cell>
          <table:table-cell office:value-type="float" office:value="-0.070005" calcext:value-type="float">
            <text:p>-0.070005</text:p>
          </table:table-cell>
          <table:table-cell table:style-name="Default" office:value-type="float" office:value="-1.335475" calcext:value-type="float">
            <text:p>-1.335475</text:p>
          </table:table-cell>
          <table:table-cell office:value-type="float" office:value="-0.77022" calcext:value-type="float">
            <text:p>-0.77022</text:p>
          </table:table-cell>
          <table:table-cell office:value-type="float" office:value="-0.081026" calcext:value-type="float">
            <text:p>-0.081026</text:p>
          </table:table-cell>
          <table:table-cell office:value-type="string" calcext:value-type="string">
            <text:p>-0.070942</text:p>
          </table:table-cell>
        </table:table-row>
        <table:table-row table:style-name="ro1">
          <table:table-cell office:value-type="float" office:value="1527048197.31664" calcext:value-type="float">
            <text:p>1527048197.3166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6.460151" calcext:value-type="float">
            <text:p>-6.460151</text:p>
          </table:table-cell>
          <table:table-cell office:value-type="float" office:value="-1.806816" calcext:value-type="float">
            <text:p>-1.806816</text:p>
          </table:table-cell>
          <table:table-cell office:value-type="float" office:value="-0.114685" calcext:value-type="float">
            <text:p>-0.114685</text:p>
          </table:table-cell>
          <table:table-cell office:value-type="float" office:value="-0.070904" calcext:value-type="float">
            <text:p>-0.070904</text:p>
          </table:table-cell>
          <table:table-cell office:value-type="float" office:value="-1.490273" calcext:value-type="float">
            <text:p>-1.490273</text:p>
          </table:table-cell>
          <table:table-cell office:value-type="float" office:value="-0.779467" calcext:value-type="float">
            <text:p>-0.779467</text:p>
          </table:table-cell>
          <table:table-cell office:value-type="float" office:value="-0.099629" calcext:value-type="float">
            <text:p>-0.099629</text:p>
          </table:table-cell>
          <table:table-cell office:value-type="string" calcext:value-type="string">
            <text:p>-0.070005</text:p>
          </table:table-cell>
        </table:table-row>
        <table:table-row table:style-name="ro1" table:visibility="filter">
          <table:table-cell office:value-type="float" office:value="1527048197.31672" calcext:value-type="float">
            <text:p>1527048197.31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.460151" calcext:value-type="float">
            <text:p>-6.460151</text:p>
          </table:table-cell>
          <table:table-cell office:value-type="float" office:value="-1.806816" calcext:value-type="float">
            <text:p>-1.806816</text:p>
          </table:table-cell>
          <table:table-cell table:style-name="Default" office:value-type="float" office:value="-0.114685" calcext:value-type="float">
            <text:p>-0.114685</text:p>
          </table:table-cell>
          <table:table-cell office:value-type="float" office:value="-0.070904" calcext:value-type="float">
            <text:p>-0.070904</text:p>
          </table:table-cell>
          <table:table-cell table:style-name="Default" office:value-type="float" office:value="-1.490273" calcext:value-type="float">
            <text:p>-1.490273</text:p>
          </table:table-cell>
          <table:table-cell office:value-type="float" office:value="-0.779467" calcext:value-type="float">
            <text:p>-0.779467</text:p>
          </table:table-cell>
          <table:table-cell office:value-type="float" office:value="-0.099629" calcext:value-type="float">
            <text:p>-0.099629</text:p>
          </table:table-cell>
          <table:table-cell office:value-type="string" calcext:value-type="string">
            <text:p>-0.070005</text:p>
          </table:table-cell>
        </table:table-row>
        <table:table-row table:style-name="ro1">
          <table:table-cell office:value-type="float" office:value="1527048197.33705" calcext:value-type="float">
            <text:p>1527048197.33705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8.665358" calcext:value-type="float">
            <text:p>-8.665358</text:p>
          </table:table-cell>
          <table:table-cell office:value-type="float" office:value="-1.666692" calcext:value-type="float">
            <text:p>-1.666692</text:p>
          </table:table-cell>
          <table:table-cell office:value-type="float" office:value="-0.138927" calcext:value-type="float">
            <text:p>-0.138927</text:p>
          </table:table-cell>
          <table:table-cell office:value-type="float" office:value="-0.067698" calcext:value-type="float">
            <text:p>-0.067698</text:p>
          </table:table-cell>
          <table:table-cell office:value-type="float" office:value="-1.727498" calcext:value-type="float">
            <text:p>-1.727498</text:p>
          </table:table-cell>
          <table:table-cell office:value-type="float" office:value="-0.748096" calcext:value-type="float">
            <text:p>-0.748096</text:p>
          </table:table-cell>
          <table:table-cell office:value-type="float" office:value="-0.114685" calcext:value-type="float">
            <text:p>-0.114685</text:p>
          </table:table-cell>
          <table:table-cell office:value-type="string" calcext:value-type="string">
            <text:p>-0.070904</text:p>
          </table:table-cell>
        </table:table-row>
        <table:table-row table:style-name="ro1" table:visibility="filter">
          <table:table-cell office:value-type="float" office:value="1527048197.33711" calcext:value-type="float">
            <text:p>1527048197.3371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8.665358" calcext:value-type="float">
            <text:p>-8.665358</text:p>
          </table:table-cell>
          <table:table-cell office:value-type="float" office:value="-1.666692" calcext:value-type="float">
            <text:p>-1.666692</text:p>
          </table:table-cell>
          <table:table-cell table:style-name="Default" office:value-type="float" office:value="-0.138927" calcext:value-type="float">
            <text:p>-0.138927</text:p>
          </table:table-cell>
          <table:table-cell office:value-type="float" office:value="-0.067698" calcext:value-type="float">
            <text:p>-0.067698</text:p>
          </table:table-cell>
          <table:table-cell table:style-name="Default" office:value-type="float" office:value="-1.727498" calcext:value-type="float">
            <text:p>-1.727498</text:p>
          </table:table-cell>
          <table:table-cell office:value-type="float" office:value="-0.748096" calcext:value-type="float">
            <text:p>-0.748096</text:p>
          </table:table-cell>
          <table:table-cell office:value-type="float" office:value="-0.114685" calcext:value-type="float">
            <text:p>-0.114685</text:p>
          </table:table-cell>
          <table:table-cell office:value-type="string" calcext:value-type="string">
            <text:p>-0.070904</text:p>
          </table:table-cell>
        </table:table-row>
        <table:table-row table:style-name="ro1">
          <table:table-cell office:value-type="float" office:value="1527048197.35654" calcext:value-type="float">
            <text:p>1527048197.3565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9.927334" calcext:value-type="float">
            <text:p>-9.927334</text:p>
          </table:table-cell>
          <table:table-cell office:value-type="float" office:value="-1.543741" calcext:value-type="float">
            <text:p>-1.543741</text:p>
          </table:table-cell>
          <table:table-cell office:value-type="float" office:value="-0.150848" calcext:value-type="float">
            <text:p>-0.150848</text:p>
          </table:table-cell>
          <table:table-cell office:value-type="float" office:value="-0.064905" calcext:value-type="float">
            <text:p>-0.064905</text:p>
          </table:table-cell>
          <table:table-cell office:value-type="float" office:value="-1.849803" calcext:value-type="float">
            <text:p>-1.849803</text:p>
          </table:table-cell>
          <table:table-cell office:value-type="float" office:value="-0.719439" calcext:value-type="float">
            <text:p>-0.719439</text:p>
          </table:table-cell>
          <table:table-cell office:value-type="float" office:value="-0.138927" calcext:value-type="float">
            <text:p>-0.138927</text:p>
          </table:table-cell>
          <table:table-cell office:value-type="string" calcext:value-type="string">
            <text:p>-0.067698</text:p>
          </table:table-cell>
        </table:table-row>
        <table:table-row table:style-name="ro1" table:visibility="filter">
          <table:table-cell office:value-type="float" office:value="1527048197.3566" calcext:value-type="float">
            <text:p>1527048197.35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9.927334" calcext:value-type="float">
            <text:p>-9.927334</text:p>
          </table:table-cell>
          <table:table-cell office:value-type="float" office:value="-1.543741" calcext:value-type="float">
            <text:p>-1.543741</text:p>
          </table:table-cell>
          <table:table-cell table:style-name="Default" office:value-type="float" office:value="-0.150848" calcext:value-type="float">
            <text:p>-0.150848</text:p>
          </table:table-cell>
          <table:table-cell office:value-type="float" office:value="-0.064905" calcext:value-type="float">
            <text:p>-0.064905</text:p>
          </table:table-cell>
          <table:table-cell table:style-name="Default" office:value-type="float" office:value="-1.849803" calcext:value-type="float">
            <text:p>-1.849803</text:p>
          </table:table-cell>
          <table:table-cell office:value-type="float" office:value="-0.719439" calcext:value-type="float">
            <text:p>-0.719439</text:p>
          </table:table-cell>
          <table:table-cell office:value-type="float" office:value="-0.138927" calcext:value-type="float">
            <text:p>-0.138927</text:p>
          </table:table-cell>
          <table:table-cell office:value-type="string" calcext:value-type="string">
            <text:p>-0.067698</text:p>
          </table:table-cell>
        </table:table-row>
        <table:table-row table:style-name="ro1">
          <table:table-cell office:value-type="float" office:value="1527048197.37702" calcext:value-type="float">
            <text:p>1527048197.37702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12.920677" calcext:value-type="float">
            <text:p>-12.920677</text:p>
          </table:table-cell>
          <table:table-cell office:value-type="float" office:value="-1.416625" calcext:value-type="float">
            <text:p>-1.416625</text:p>
          </table:table-cell>
          <table:table-cell office:value-type="float" office:value="-0.177667" calcext:value-type="float">
            <text:p>-0.177667</text:p>
          </table:table-cell>
          <table:table-cell office:value-type="float" office:value="-0.061752" calcext:value-type="float">
            <text:p>-0.061752</text:p>
          </table:table-cell>
          <table:table-cell office:value-type="float" office:value="-2.111884" calcext:value-type="float">
            <text:p>-2.111884</text:p>
          </table:table-cell>
          <table:table-cell office:value-type="float" office:value="-0.688626" calcext:value-type="float">
            <text:p>-0.688626</text:p>
          </table:table-cell>
          <table:table-cell office:value-type="float" office:value="-0.150848" calcext:value-type="float">
            <text:p>-0.150848</text:p>
          </table:table-cell>
          <table:table-cell office:value-type="string" calcext:value-type="string">
            <text:p>-0.064905</text:p>
          </table:table-cell>
        </table:table-row>
        <table:table-row table:style-name="ro1" table:visibility="filter">
          <table:table-cell office:value-type="float" office:value="1527048197.37708" calcext:value-type="float">
            <text:p>1527048197.3770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2.920677" calcext:value-type="float">
            <text:p>-12.920677</text:p>
          </table:table-cell>
          <table:table-cell office:value-type="float" office:value="-1.416625" calcext:value-type="float">
            <text:p>-1.416625</text:p>
          </table:table-cell>
          <table:table-cell table:style-name="Default" office:value-type="float" office:value="-0.177667" calcext:value-type="float">
            <text:p>-0.177667</text:p>
          </table:table-cell>
          <table:table-cell office:value-type="float" office:value="-0.061752" calcext:value-type="float">
            <text:p>-0.061752</text:p>
          </table:table-cell>
          <table:table-cell table:style-name="Default" office:value-type="float" office:value="-2.111884" calcext:value-type="float">
            <text:p>-2.111884</text:p>
          </table:table-cell>
          <table:table-cell office:value-type="float" office:value="-0.688626" calcext:value-type="float">
            <text:p>-0.688626</text:p>
          </table:table-cell>
          <table:table-cell office:value-type="float" office:value="-0.150848" calcext:value-type="float">
            <text:p>-0.150848</text:p>
          </table:table-cell>
          <table:table-cell office:value-type="string" calcext:value-type="string">
            <text:p>-0.064905</text:p>
          </table:table-cell>
        </table:table-row>
        <table:table-row table:style-name="ro1">
          <table:table-cell office:value-type="float" office:value="1527048197.3965" calcext:value-type="float">
            <text:p>1527048197.3965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14.484445" calcext:value-type="float">
            <text:p>-14.484445</text:p>
          </table:table-cell>
          <table:table-cell office:value-type="float" office:value="-1.117884" calcext:value-type="float">
            <text:p>-1.117884</text:p>
          </table:table-cell>
          <table:table-cell office:value-type="float" office:value="-0.189836" calcext:value-type="float">
            <text:p>-0.189836</text:p>
          </table:table-cell>
          <table:table-cell office:value-type="float" office:value="-0.054108" calcext:value-type="float">
            <text:p>-0.054108</text:p>
          </table:table-cell>
          <table:table-cell office:value-type="float" office:value="-2.236764" calcext:value-type="float">
            <text:p>-2.236764</text:p>
          </table:table-cell>
          <table:table-cell office:value-type="float" office:value="-0.610181" calcext:value-type="float">
            <text:p>-0.610181</text:p>
          </table:table-cell>
          <table:table-cell office:value-type="float" office:value="-0.177667" calcext:value-type="float">
            <text:p>-0.177667</text:p>
          </table:table-cell>
          <table:table-cell office:value-type="string" calcext:value-type="string">
            <text:p>-0.061752</text:p>
          </table:table-cell>
        </table:table-row>
        <table:table-row table:style-name="ro1" table:visibility="filter">
          <table:table-cell office:value-type="float" office:value="1527048197.39656" calcext:value-type="float">
            <text:p>1527048197.3965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4.484445" calcext:value-type="float">
            <text:p>-14.484445</text:p>
          </table:table-cell>
          <table:table-cell office:value-type="float" office:value="-1.117884" calcext:value-type="float">
            <text:p>-1.117884</text:p>
          </table:table-cell>
          <table:table-cell table:style-name="Default" office:value-type="float" office:value="-0.189836" calcext:value-type="float">
            <text:p>-0.189836</text:p>
          </table:table-cell>
          <table:table-cell office:value-type="float" office:value="-0.054108" calcext:value-type="float">
            <text:p>-0.054108</text:p>
          </table:table-cell>
          <table:table-cell table:style-name="Default" office:value-type="float" office:value="-2.236764" calcext:value-type="float">
            <text:p>-2.236764</text:p>
          </table:table-cell>
          <table:table-cell office:value-type="float" office:value="-0.610181" calcext:value-type="float">
            <text:p>-0.610181</text:p>
          </table:table-cell>
          <table:table-cell office:value-type="float" office:value="-0.177667" calcext:value-type="float">
            <text:p>-0.177667</text:p>
          </table:table-cell>
          <table:table-cell office:value-type="string" calcext:value-type="string">
            <text:p>-0.061752</text:p>
          </table:table-cell>
        </table:table-row>
        <table:table-row table:style-name="ro1">
          <table:table-cell office:value-type="float" office:value="1527048197.41694" calcext:value-type="float">
            <text:p>1527048197.4169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16.511034" calcext:value-type="float">
            <text:p>-16.511034</text:p>
          </table:table-cell>
          <table:table-cell office:value-type="float" office:value="-1.106824" calcext:value-type="float">
            <text:p>-1.106824</text:p>
          </table:table-cell>
          <table:table-cell office:value-type="float" office:value="-0.20539" calcext:value-type="float">
            <text:p>-0.20539</text:p>
          </table:table-cell>
          <table:table-cell office:value-type="float" office:value="-0.053792" calcext:value-type="float">
            <text:p>-0.053792</text:p>
          </table:table-cell>
          <table:table-cell office:value-type="float" office:value="-2.388928" calcext:value-type="float">
            <text:p>-2.388928</text:p>
          </table:table-cell>
          <table:table-cell office:value-type="float" office:value="-0.607092" calcext:value-type="float">
            <text:p>-0.607092</text:p>
          </table:table-cell>
          <table:table-cell office:value-type="float" office:value="-0.189836" calcext:value-type="float">
            <text:p>-0.189836</text:p>
          </table:table-cell>
          <table:table-cell office:value-type="string" calcext:value-type="string">
            <text:p>-0.054108</text:p>
          </table:table-cell>
        </table:table-row>
        <table:table-row table:style-name="ro1" table:visibility="filter">
          <table:table-cell office:value-type="float" office:value="1527048197.417" calcext:value-type="float">
            <text:p>1527048197.4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6.511034" calcext:value-type="float">
            <text:p>-16.511034</text:p>
          </table:table-cell>
          <table:table-cell office:value-type="float" office:value="-1.106824" calcext:value-type="float">
            <text:p>-1.106824</text:p>
          </table:table-cell>
          <table:table-cell table:style-name="Default" office:value-type="float" office:value="-0.20539" calcext:value-type="float">
            <text:p>-0.20539</text:p>
          </table:table-cell>
          <table:table-cell office:value-type="float" office:value="-0.053792" calcext:value-type="float">
            <text:p>-0.053792</text:p>
          </table:table-cell>
          <table:table-cell table:style-name="Default" office:value-type="float" office:value="-2.388928" calcext:value-type="float">
            <text:p>-2.388928</text:p>
          </table:table-cell>
          <table:table-cell office:value-type="float" office:value="-0.607092" calcext:value-type="float">
            <text:p>-0.607092</text:p>
          </table:table-cell>
          <table:table-cell office:value-type="float" office:value="-0.189836" calcext:value-type="float">
            <text:p>-0.189836</text:p>
          </table:table-cell>
          <table:table-cell office:value-type="string" calcext:value-type="string">
            <text:p>-0.054108</text:p>
          </table:table-cell>
        </table:table-row>
        <table:table-row table:style-name="ro1">
          <table:table-cell office:value-type="float" office:value="1527048197.43654" calcext:value-type="float">
            <text:p>1527048197.43654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19.217579" calcext:value-type="float">
            <text:p>-19.217579</text:p>
          </table:table-cell>
          <table:table-cell office:value-type="float" office:value="-0.870275" calcext:value-type="float">
            <text:p>-0.870275</text:p>
          </table:table-cell>
          <table:table-cell office:value-type="float" office:value="-0.223947" calcext:value-type="float">
            <text:p>-0.223947</text:p>
          </table:table-cell>
          <table:table-cell office:value-type="float" office:value="-0.046907" calcext:value-type="float">
            <text:p>-0.046907</text:p>
          </table:table-cell>
          <table:table-cell office:value-type="float" office:value="-2.578327" calcext:value-type="float">
            <text:p>-2.578327</text:p>
          </table:table-cell>
          <table:table-cell office:value-type="float" office:value="-0.536823" calcext:value-type="float">
            <text:p>-0.536823</text:p>
          </table:table-cell>
          <table:table-cell office:value-type="float" office:value="-0.20539" calcext:value-type="float">
            <text:p>-0.20539</text:p>
          </table:table-cell>
          <table:table-cell office:value-type="string" calcext:value-type="string">
            <text:p>-0.053792</text:p>
          </table:table-cell>
        </table:table-row>
        <table:table-row table:style-name="ro1" table:visibility="filter">
          <table:table-cell office:value-type="float" office:value="1527048197.4366" calcext:value-type="float">
            <text:p>1527048197.43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9.217579" calcext:value-type="float">
            <text:p>-19.217579</text:p>
          </table:table-cell>
          <table:table-cell office:value-type="float" office:value="-0.870275" calcext:value-type="float">
            <text:p>-0.870275</text:p>
          </table:table-cell>
          <table:table-cell table:style-name="Default" office:value-type="float" office:value="-0.223947" calcext:value-type="float">
            <text:p>-0.223947</text:p>
          </table:table-cell>
          <table:table-cell office:value-type="float" office:value="-0.046907" calcext:value-type="float">
            <text:p>-0.046907</text:p>
          </table:table-cell>
          <table:table-cell table:style-name="Default" office:value-type="float" office:value="-2.578327" calcext:value-type="float">
            <text:p>-2.578327</text:p>
          </table:table-cell>
          <table:table-cell office:value-type="float" office:value="-0.536823" calcext:value-type="float">
            <text:p>-0.536823</text:p>
          </table:table-cell>
          <table:table-cell office:value-type="float" office:value="-0.20539" calcext:value-type="float">
            <text:p>-0.20539</text:p>
          </table:table-cell>
          <table:table-cell office:value-type="string" calcext:value-type="string">
            <text:p>-0.053792</text:p>
          </table:table-cell>
        </table:table-row>
        <table:table-row table:style-name="ro1">
          <table:table-cell office:value-type="float" office:value="1527048197.45707" calcext:value-type="float">
            <text:p>1527048197.45707</text:p>
          </table:table-cell>
          <table:table-cell table:style-name="ce2" office:value-type="string" calcext:value-type="string">
            <text:p>PID_x</text:p>
          </table:table-cell>
          <table:table-cell office:value-type="float" office:value="-21.298174" calcext:value-type="float">
            <text:p>-21.298174</text:p>
          </table:table-cell>
          <table:table-cell office:value-type="float" office:value="-0.722293" calcext:value-type="float">
            <text:p>-0.722293</text:p>
          </table:table-cell>
          <table:table-cell office:value-type="float" office:value="-0.237969" calcext:value-type="float">
            <text:p>-0.237969</text:p>
          </table:table-cell>
          <table:table-cell office:value-type="float" office:value="-0.041897" calcext:value-type="float">
            <text:p>-0.041897</text:p>
          </table:table-cell>
          <table:table-cell office:value-type="float" office:value="-2.714972" calcext:value-type="float">
            <text:p>-2.714972</text:p>
          </table:table-cell>
          <table:table-cell office:value-type="float" office:value="-0.487995" calcext:value-type="float">
            <text:p>-0.487995</text:p>
          </table:table-cell>
          <table:table-cell office:value-type="float" office:value="-0.223947" calcext:value-type="float">
            <text:p>-0.223947</text:p>
          </table:table-cell>
          <table:table-cell office:value-type="string" calcext:value-type="string">
            <text:p>-0.046907</text:p>
          </table:table-cell>
        </table:table-row>
        <table:table-row table:style-name="ro1" table:visibility="filter">
          <table:table-cell office:value-type="float" office:value="1527048197.45713" calcext:value-type="float">
            <text:p>1527048197.4571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1.298174" calcext:value-type="float">
            <text:p>-21.298174</text:p>
          </table:table-cell>
          <table:table-cell office:value-type="float" office:value="-0.722293" calcext:value-type="float">
            <text:p>-0.722293</text:p>
          </table:table-cell>
          <table:table-cell table:style-name="Default" office:value-type="float" office:value="-0.237969" calcext:value-type="float">
            <text:p>-0.237969</text:p>
          </table:table-cell>
          <table:table-cell office:value-type="float" office:value="-0.041897" calcext:value-type="float">
            <text:p>-0.041897</text:p>
          </table:table-cell>
          <table:table-cell table:style-name="Default" office:value-type="float" office:value="-2.714972" calcext:value-type="float">
            <text:p>-2.714972</text:p>
          </table:table-cell>
          <table:table-cell office:value-type="float" office:value="-0.487995" calcext:value-type="float">
            <text:p>-0.487995</text:p>
          </table:table-cell>
          <table:table-cell office:value-type="float" office:value="-0.223947" calcext:value-type="float">
            <text:p>-0.223947</text:p>
          </table:table-cell>
          <table:table-cell office:value-type="string" calcext:value-type="string">
            <text:p>-0.046907</text:p>
          </table:table-cell>
        </table:table-row>
        <table:table-row table:style-name="ro1">
          <table:table-cell office:value-type="float" office:value="1527048197.47658" calcext:value-type="float">
            <text:p>1527048197.4765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24.80353" calcext:value-type="float">
            <text:p>-24.80353</text:p>
          </table:table-cell>
          <table:table-cell office:value-type="float" office:value="-0.552389" calcext:value-type="float">
            <text:p>-0.552389</text:p>
          </table:table-cell>
          <table:table-cell office:value-type="float" office:value="-0.259029" calcext:value-type="float">
            <text:p>-0.259029</text:p>
          </table:table-cell>
          <table:table-cell office:value-type="float" office:value="-0.035776" calcext:value-type="float">
            <text:p>-0.035776</text:p>
          </table:table-cell>
          <table:table-cell office:value-type="float" office:value="-2.930968" calcext:value-type="float">
            <text:p>-2.930968</text:p>
          </table:table-cell>
          <table:table-cell office:value-type="float" office:value="-0.425223" calcext:value-type="float">
            <text:p>-0.425223</text:p>
          </table:table-cell>
          <table:table-cell office:value-type="float" office:value="-0.237969" calcext:value-type="float">
            <text:p>-0.237969</text:p>
          </table:table-cell>
          <table:table-cell office:value-type="string" calcext:value-type="string">
            <text:p>-0.041897</text:p>
          </table:table-cell>
        </table:table-row>
        <table:table-row table:style-name="ro1" table:visibility="filter">
          <table:table-cell office:value-type="float" office:value="1527048197.47663" calcext:value-type="float">
            <text:p>1527048197.4766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4.80353" calcext:value-type="float">
            <text:p>-24.80353</text:p>
          </table:table-cell>
          <table:table-cell office:value-type="float" office:value="-0.552389" calcext:value-type="float">
            <text:p>-0.552389</text:p>
          </table:table-cell>
          <table:table-cell table:style-name="Default" office:value-type="float" office:value="-0.259029" calcext:value-type="float">
            <text:p>-0.259029</text:p>
          </table:table-cell>
          <table:table-cell office:value-type="float" office:value="-0.035776" calcext:value-type="float">
            <text:p>-0.035776</text:p>
          </table:table-cell>
          <table:table-cell table:style-name="Default" office:value-type="float" office:value="-2.930968" calcext:value-type="float">
            <text:p>-2.930968</text:p>
          </table:table-cell>
          <table:table-cell office:value-type="float" office:value="-0.425223" calcext:value-type="float">
            <text:p>-0.425223</text:p>
          </table:table-cell>
          <table:table-cell office:value-type="float" office:value="-0.237969" calcext:value-type="float">
            <text:p>-0.237969</text:p>
          </table:table-cell>
          <table:table-cell office:value-type="string" calcext:value-type="string">
            <text:p>-0.041897</text:p>
          </table:table-cell>
        </table:table-row>
        <table:table-row table:style-name="ro1">
          <table:table-cell office:value-type="float" office:value="1527048197.49718" calcext:value-type="float">
            <text:p>1527048197.4971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26.024954" calcext:value-type="float">
            <text:p>-26.024954</text:p>
          </table:table-cell>
          <table:table-cell office:value-type="float" office:value="-0.414998" calcext:value-type="float">
            <text:p>-0.414998</text:p>
          </table:table-cell>
          <table:table-cell office:value-type="float" office:value="-0.266405" calcext:value-type="float">
            <text:p>-0.266405</text:p>
          </table:table-cell>
          <table:table-cell office:value-type="float" office:value="-0.029798" calcext:value-type="float">
            <text:p>-0.029798</text:p>
          </table:table-cell>
          <table:table-cell office:value-type="float" office:value="-3.002581" calcext:value-type="float">
            <text:p>-3.002581</text:p>
          </table:table-cell>
          <table:table-cell office:value-type="float" office:value="-0.367179" calcext:value-type="float">
            <text:p>-0.367179</text:p>
          </table:table-cell>
          <table:table-cell office:value-type="float" office:value="-0.259029" calcext:value-type="float">
            <text:p>-0.259029</text:p>
          </table:table-cell>
          <table:table-cell office:value-type="string" calcext:value-type="string">
            <text:p>-0.035776</text:p>
          </table:table-cell>
        </table:table-row>
        <table:table-row table:style-name="ro1" table:visibility="filter">
          <table:table-cell office:value-type="float" office:value="1527048197.49724" calcext:value-type="float">
            <text:p>1527048197.4972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6.024954" calcext:value-type="float">
            <text:p>-26.024954</text:p>
          </table:table-cell>
          <table:table-cell office:value-type="float" office:value="-0.414998" calcext:value-type="float">
            <text:p>-0.414998</text:p>
          </table:table-cell>
          <table:table-cell table:style-name="Default" office:value-type="float" office:value="-0.266405" calcext:value-type="float">
            <text:p>-0.266405</text:p>
          </table:table-cell>
          <table:table-cell office:value-type="float" office:value="-0.029798" calcext:value-type="float">
            <text:p>-0.029798</text:p>
          </table:table-cell>
          <table:table-cell table:style-name="Default" office:value-type="float" office:value="-3.002581" calcext:value-type="float">
            <text:p>-3.002581</text:p>
          </table:table-cell>
          <table:table-cell office:value-type="float" office:value="-0.367179" calcext:value-type="float">
            <text:p>-0.367179</text:p>
          </table:table-cell>
          <table:table-cell office:value-type="float" office:value="-0.259029" calcext:value-type="float">
            <text:p>-0.259029</text:p>
          </table:table-cell>
          <table:table-cell office:value-type="string" calcext:value-type="string">
            <text:p>-0.035776</text:p>
          </table:table-cell>
        </table:table-row>
        <table:table-row table:style-name="ro1">
          <table:table-cell office:value-type="float" office:value="1527048197.51668" calcext:value-type="float">
            <text:p>1527048197.5166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28.5926" calcext:value-type="float">
            <text:p>-28.5926</text:p>
          </table:table-cell>
          <table:table-cell office:value-type="float" office:value="-0.334227" calcext:value-type="float">
            <text:p>-0.334227</text:p>
          </table:table-cell>
          <table:table-cell office:value-type="float" office:value="-0.280575" calcext:value-type="float">
            <text:p>-0.280575</text:p>
          </table:table-cell>
          <table:table-cell office:value-type="float" office:value="-0.02602" calcext:value-type="float">
            <text:p>-0.02602</text:p>
          </table:table-cell>
          <table:table-cell office:value-type="float" office:value="-3.14789" calcext:value-type="float">
            <text:p>-3.14789</text:p>
          </table:table-cell>
          <table:table-cell office:value-type="float" office:value="-0.328439" calcext:value-type="float">
            <text:p>-0.328439</text:p>
          </table:table-cell>
          <table:table-cell office:value-type="float" office:value="-0.266405" calcext:value-type="float">
            <text:p>-0.266405</text:p>
          </table:table-cell>
          <table:table-cell office:value-type="string" calcext:value-type="string">
            <text:p>-0.029798</text:p>
          </table:table-cell>
        </table:table-row>
        <table:table-row table:style-name="ro1" table:visibility="filter">
          <table:table-cell office:value-type="float" office:value="1527048197.51674" calcext:value-type="float">
            <text:p>1527048197.5167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8.5926" calcext:value-type="float">
            <text:p>-28.5926</text:p>
          </table:table-cell>
          <table:table-cell office:value-type="float" office:value="-0.334227" calcext:value-type="float">
            <text:p>-0.334227</text:p>
          </table:table-cell>
          <table:table-cell table:style-name="Default" office:value-type="float" office:value="-0.280575" calcext:value-type="float">
            <text:p>-0.280575</text:p>
          </table:table-cell>
          <table:table-cell office:value-type="float" office:value="-0.02602" calcext:value-type="float">
            <text:p>-0.02602</text:p>
          </table:table-cell>
          <table:table-cell table:style-name="Default" office:value-type="float" office:value="-3.14789" calcext:value-type="float">
            <text:p>-3.14789</text:p>
          </table:table-cell>
          <table:table-cell office:value-type="float" office:value="-0.328439" calcext:value-type="float">
            <text:p>-0.328439</text:p>
          </table:table-cell>
          <table:table-cell office:value-type="float" office:value="-0.266405" calcext:value-type="float">
            <text:p>-0.266405</text:p>
          </table:table-cell>
          <table:table-cell office:value-type="string" calcext:value-type="string">
            <text:p>-0.029798</text:p>
          </table:table-cell>
        </table:table-row>
        <table:table-row table:style-name="ro1">
          <table:table-cell office:value-type="float" office:value="1527048197.53733" calcext:value-type="float">
            <text:p>1527048197.5373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1.219608" calcext:value-type="float">
            <text:p>-31.219608</text:p>
          </table:table-cell>
          <table:table-cell office:value-type="float" office:value="-0.237296" calcext:value-type="float">
            <text:p>-0.237296</text:p>
          </table:table-cell>
          <table:table-cell office:value-type="float" office:value="-0.29525" calcext:value-type="float">
            <text:p>-0.29525</text:p>
          </table:table-cell>
          <table:table-cell office:value-type="float" office:value="-0.020543" calcext:value-type="float">
            <text:p>-0.020543</text:p>
          </table:table-cell>
          <table:table-cell office:value-type="float" office:value="-3.289913" calcext:value-type="float">
            <text:p>-3.289913</text:p>
          </table:table-cell>
          <table:table-cell office:value-type="float" office:value="-0.275433" calcext:value-type="float">
            <text:p>-0.275433</text:p>
          </table:table-cell>
          <table:table-cell office:value-type="float" office:value="-0.280575" calcext:value-type="float">
            <text:p>-0.280575</text:p>
          </table:table-cell>
          <table:table-cell office:value-type="string" calcext:value-type="string">
            <text:p>-0.026020</text:p>
          </table:table-cell>
        </table:table-row>
        <table:table-row table:style-name="ro1" table:visibility="filter">
          <table:table-cell office:value-type="float" office:value="1527048197.53739" calcext:value-type="float">
            <text:p>1527048197.5373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1.219608" calcext:value-type="float">
            <text:p>-31.219608</text:p>
          </table:table-cell>
          <table:table-cell office:value-type="float" office:value="-0.237296" calcext:value-type="float">
            <text:p>-0.237296</text:p>
          </table:table-cell>
          <table:table-cell table:style-name="Default" office:value-type="float" office:value="-0.29525" calcext:value-type="float">
            <text:p>-0.29525</text:p>
          </table:table-cell>
          <table:table-cell office:value-type="float" office:value="-0.020543" calcext:value-type="float">
            <text:p>-0.020543</text:p>
          </table:table-cell>
          <table:table-cell table:style-name="Default" office:value-type="float" office:value="-3.289913" calcext:value-type="float">
            <text:p>-3.289913</text:p>
          </table:table-cell>
          <table:table-cell office:value-type="float" office:value="-0.275433" calcext:value-type="float">
            <text:p>-0.275433</text:p>
          </table:table-cell>
          <table:table-cell office:value-type="float" office:value="-0.280575" calcext:value-type="float">
            <text:p>-0.280575</text:p>
          </table:table-cell>
          <table:table-cell office:value-type="string" calcext:value-type="string">
            <text:p>-0.026020</text:p>
          </table:table-cell>
        </table:table-row>
        <table:table-row table:style-name="ro1">
          <table:table-cell office:value-type="float" office:value="1527048197.55686" calcext:value-type="float">
            <text:p>1527048197.5568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2.643776" calcext:value-type="float">
            <text:p>-32.643776</text:p>
          </table:table-cell>
          <table:table-cell office:value-type="float" office:value="-0.171496" calcext:value-type="float">
            <text:p>-0.171496</text:p>
          </table:table-cell>
          <table:table-cell office:value-type="float" office:value="-0.302514" calcext:value-type="float">
            <text:p>-0.302514</text:p>
          </table:table-cell>
          <table:table-cell office:value-type="float" office:value="-0.016406" calcext:value-type="float">
            <text:p>-0.016406</text:p>
          </table:table-cell>
          <table:table-cell office:value-type="float" office:value="-3.364438" calcext:value-type="float">
            <text:p>-3.364438</text:p>
          </table:table-cell>
          <table:table-cell office:value-type="float" office:value="-0.232984" calcext:value-type="float">
            <text:p>-0.232984</text:p>
          </table:table-cell>
          <table:table-cell office:value-type="float" office:value="-0.29525" calcext:value-type="float">
            <text:p>-0.29525</text:p>
          </table:table-cell>
          <table:table-cell office:value-type="string" calcext:value-type="string">
            <text:p>-0.020543</text:p>
          </table:table-cell>
        </table:table-row>
        <table:table-row table:style-name="ro1" table:visibility="filter">
          <table:table-cell office:value-type="float" office:value="1527048197.55693" calcext:value-type="float">
            <text:p>1527048197.5569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2.643776" calcext:value-type="float">
            <text:p>-32.643776</text:p>
          </table:table-cell>
          <table:table-cell office:value-type="float" office:value="-0.171496" calcext:value-type="float">
            <text:p>-0.171496</text:p>
          </table:table-cell>
          <table:table-cell table:style-name="Default" office:value-type="float" office:value="-0.302514" calcext:value-type="float">
            <text:p>-0.302514</text:p>
          </table:table-cell>
          <table:table-cell office:value-type="float" office:value="-0.016406" calcext:value-type="float">
            <text:p>-0.016406</text:p>
          </table:table-cell>
          <table:table-cell table:style-name="Default" office:value-type="float" office:value="-3.364438" calcext:value-type="float">
            <text:p>-3.364438</text:p>
          </table:table-cell>
          <table:table-cell office:value-type="float" office:value="-0.232984" calcext:value-type="float">
            <text:p>-0.232984</text:p>
          </table:table-cell>
          <table:table-cell office:value-type="float" office:value="-0.29525" calcext:value-type="float">
            <text:p>-0.29525</text:p>
          </table:table-cell>
          <table:table-cell office:value-type="string" calcext:value-type="string">
            <text:p>-0.020543</text:p>
          </table:table-cell>
        </table:table-row>
        <table:table-row table:style-name="ro1">
          <table:table-cell office:value-type="float" office:value="1527048197.57642" calcext:value-type="float">
            <text:p>1527048197.5764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4.8946" calcext:value-type="float">
            <text:p>-34.8946</text:p>
          </table:table-cell>
          <table:table-cell office:value-type="float" office:value="-0.086828" calcext:value-type="float">
            <text:p>-0.086828</text:p>
          </table:table-cell>
          <table:table-cell office:value-type="float" office:value="-0.313726" calcext:value-type="float">
            <text:p>-0.313726</text:p>
          </table:table-cell>
          <table:table-cell office:value-type="float" office:value="-0.009684" calcext:value-type="float">
            <text:p>-0.009684</text:p>
          </table:table-cell>
          <table:table-cell office:value-type="float" office:value="-3.478981" calcext:value-type="float">
            <text:p>-3.478981</text:p>
          </table:table-cell>
          <table:table-cell office:value-type="float" office:value="-0.164318" calcext:value-type="float">
            <text:p>-0.164318</text:p>
          </table:table-cell>
          <table:table-cell office:value-type="float" office:value="-0.302514" calcext:value-type="float">
            <text:p>-0.302514</text:p>
          </table:table-cell>
          <table:table-cell office:value-type="string" calcext:value-type="string">
            <text:p>-0.016406</text:p>
          </table:table-cell>
        </table:table-row>
        <table:table-row table:style-name="ro1" table:visibility="filter">
          <table:table-cell office:value-type="float" office:value="1527048197.57647" calcext:value-type="float">
            <text:p>1527048197.5764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4.8946" calcext:value-type="float">
            <text:p>-34.8946</text:p>
          </table:table-cell>
          <table:table-cell office:value-type="float" office:value="-0.086828" calcext:value-type="float">
            <text:p>-0.086828</text:p>
          </table:table-cell>
          <table:table-cell table:style-name="Default" office:value-type="float" office:value="-0.313726" calcext:value-type="float">
            <text:p>-0.313726</text:p>
          </table:table-cell>
          <table:table-cell office:value-type="float" office:value="-0.009684" calcext:value-type="float">
            <text:p>-0.009684</text:p>
          </table:table-cell>
          <table:table-cell table:style-name="Default" office:value-type="float" office:value="-3.478981" calcext:value-type="float">
            <text:p>-3.478981</text:p>
          </table:table-cell>
          <table:table-cell office:value-type="float" office:value="-0.164318" calcext:value-type="float">
            <text:p>-0.164318</text:p>
          </table:table-cell>
          <table:table-cell office:value-type="float" office:value="-0.302514" calcext:value-type="float">
            <text:p>-0.302514</text:p>
          </table:table-cell>
          <table:table-cell office:value-type="string" calcext:value-type="string">
            <text:p>-0.016406</text:p>
          </table:table-cell>
        </table:table-row>
        <table:table-row table:style-name="ro1">
          <table:table-cell office:value-type="float" office:value="1527048197.59692" calcext:value-type="float">
            <text:p>1527048197.5969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6.140911" calcext:value-type="float">
            <text:p>-36.140911</text:p>
          </table:table-cell>
          <table:table-cell office:value-type="float" office:value="-0.061408" calcext:value-type="float">
            <text:p>-0.061408</text:p>
          </table:table-cell>
          <table:table-cell office:value-type="float" office:value="-0.320068" calcext:value-type="float">
            <text:p>-0.320068</text:p>
          </table:table-cell>
          <table:table-cell office:value-type="float" office:value="-0.006986" calcext:value-type="float">
            <text:p>-0.006986</text:p>
          </table:table-cell>
          <table:table-cell office:value-type="float" office:value="-3.540804" calcext:value-type="float">
            <text:p>-3.540804</text:p>
          </table:table-cell>
          <table:table-cell office:value-type="float" office:value="-0.138013" calcext:value-type="float">
            <text:p>-0.138013</text:p>
          </table:table-cell>
          <table:table-cell office:value-type="float" office:value="-0.313726" calcext:value-type="float">
            <text:p>-0.313726</text:p>
          </table:table-cell>
          <table:table-cell office:value-type="string" calcext:value-type="string">
            <text:p>-0.009684</text:p>
          </table:table-cell>
        </table:table-row>
        <table:table-row table:style-name="ro1" table:visibility="filter">
          <table:table-cell office:value-type="float" office:value="1527048197.59698" calcext:value-type="float">
            <text:p>1527048197.5969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6.140911" calcext:value-type="float">
            <text:p>-36.140911</text:p>
          </table:table-cell>
          <table:table-cell office:value-type="float" office:value="-0.061408" calcext:value-type="float">
            <text:p>-0.061408</text:p>
          </table:table-cell>
          <table:table-cell table:style-name="Default" office:value-type="float" office:value="-0.320068" calcext:value-type="float">
            <text:p>-0.320068</text:p>
          </table:table-cell>
          <table:table-cell office:value-type="float" office:value="-0.006986" calcext:value-type="float">
            <text:p>-0.006986</text:p>
          </table:table-cell>
          <table:table-cell table:style-name="Default" office:value-type="float" office:value="-3.540804" calcext:value-type="float">
            <text:p>-3.540804</text:p>
          </table:table-cell>
          <table:table-cell office:value-type="float" office:value="-0.138013" calcext:value-type="float">
            <text:p>-0.138013</text:p>
          </table:table-cell>
          <table:table-cell office:value-type="float" office:value="-0.313726" calcext:value-type="float">
            <text:p>-0.313726</text:p>
          </table:table-cell>
          <table:table-cell office:value-type="string" calcext:value-type="string">
            <text:p>-0.009684</text:p>
          </table:table-cell>
        </table:table-row>
        <table:table-row table:style-name="ro1">
          <table:table-cell office:value-type="float" office:value="1527048197.61644" calcext:value-type="float">
            <text:p>1527048197.6164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7.252167" calcext:value-type="float">
            <text:p>-37.252167</text:p>
          </table:table-cell>
          <table:table-cell office:value-type="float" office:value="-0.021243" calcext:value-type="float">
            <text:p>-0.021243</text:p>
          </table:table-cell>
          <table:table-cell office:value-type="float" office:value="-0.325361" calcext:value-type="float">
            <text:p>-0.325361</text:p>
          </table:table-cell>
          <table:table-cell office:value-type="float" office:value="-0.001608" calcext:value-type="float">
            <text:p>-0.001608</text:p>
          </table:table-cell>
          <table:table-cell office:value-type="float" office:value="-3.59505" calcext:value-type="float">
            <text:p>-3.59505</text:p>
          </table:table-cell>
          <table:table-cell office:value-type="float" office:value="-0.082899" calcext:value-type="float">
            <text:p>-0.082899</text:p>
          </table:table-cell>
          <table:table-cell office:value-type="float" office:value="-0.320068" calcext:value-type="float">
            <text:p>-0.320068</text:p>
          </table:table-cell>
          <table:table-cell office:value-type="string" calcext:value-type="string">
            <text:p>-0.006986</text:p>
          </table:table-cell>
        </table:table-row>
        <table:table-row table:style-name="ro1" table:visibility="filter">
          <table:table-cell office:value-type="float" office:value="1527048197.61651" calcext:value-type="float">
            <text:p>1527048197.6165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7.252167" calcext:value-type="float">
            <text:p>-37.252167</text:p>
          </table:table-cell>
          <table:table-cell office:value-type="float" office:value="-0.021243" calcext:value-type="float">
            <text:p>-0.021243</text:p>
          </table:table-cell>
          <table:table-cell table:style-name="Default" office:value-type="float" office:value="-0.325361" calcext:value-type="float">
            <text:p>-0.325361</text:p>
          </table:table-cell>
          <table:table-cell office:value-type="float" office:value="-0.001608" calcext:value-type="float">
            <text:p>-0.001608</text:p>
          </table:table-cell>
          <table:table-cell table:style-name="Default" office:value-type="float" office:value="-3.59505" calcext:value-type="float">
            <text:p>-3.59505</text:p>
          </table:table-cell>
          <table:table-cell office:value-type="float" office:value="-0.082899" calcext:value-type="float">
            <text:p>-0.082899</text:p>
          </table:table-cell>
          <table:table-cell office:value-type="float" office:value="-0.320068" calcext:value-type="float">
            <text:p>-0.320068</text:p>
          </table:table-cell>
          <table:table-cell office:value-type="string" calcext:value-type="string">
            <text:p>-0.006986</text:p>
          </table:table-cell>
        </table:table-row>
        <table:table-row table:style-name="ro1">
          <table:table-cell office:value-type="float" office:value="1527048197.63691" calcext:value-type="float">
            <text:p>1527048197.6369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9.262531" calcext:value-type="float">
            <text:p>-39.26253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335202" calcext:value-type="float">
            <text:p>-0.335202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-3.691147" calcext:value-type="float">
            <text:p>-3.691147</text:p>
          </table:table-cell>
          <table:table-cell office:value-type="float" office:value="-0.051197" calcext:value-type="float">
            <text:p>-0.051197</text:p>
          </table:table-cell>
          <table:table-cell office:value-type="float" office:value="-0.325361" calcext:value-type="float">
            <text:p>-0.325361</text:p>
          </table:table-cell>
          <table:table-cell office:value-type="string" calcext:value-type="string">
            <text:p>-0.001608</text:p>
          </table:table-cell>
        </table:table-row>
        <table:table-row table:style-name="ro1" table:visibility="filter">
          <table:table-cell office:value-type="float" office:value="1527048197.63699" calcext:value-type="float">
            <text:p>1527048197.6369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9.262531" calcext:value-type="float">
            <text:p>-39.262531</text:p>
          </table:table-cell>
          <table:table-cell office:value-type="float" office:value="-0.00585" calcext:value-type="float">
            <text:p>-0.00585</text:p>
          </table:table-cell>
          <table:table-cell table:style-name="Default" office:value-type="float" office:value="-0.335202" calcext:value-type="float">
            <text:p>-0.335202</text:p>
          </table:table-cell>
          <table:table-cell office:value-type="float" office:value="0.001639" calcext:value-type="float">
            <text:p>0.001639</text:p>
          </table:table-cell>
          <table:table-cell table:style-name="Default" office:value-type="float" office:value="-3.691147" calcext:value-type="float">
            <text:p>-3.691147</text:p>
          </table:table-cell>
          <table:table-cell office:value-type="float" office:value="-0.051197" calcext:value-type="float">
            <text:p>-0.051197</text:p>
          </table:table-cell>
          <table:table-cell office:value-type="float" office:value="-0.325361" calcext:value-type="float">
            <text:p>-0.325361</text:p>
          </table:table-cell>
          <table:table-cell office:value-type="string" calcext:value-type="string">
            <text:p>-0.001608</text:p>
          </table:table-cell>
        </table:table-row>
        <table:table-row table:style-name="ro1">
          <table:table-cell office:value-type="float" office:value="1527048197.65652" calcext:value-type="float">
            <text:p>1527048197.6565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0.749462" calcext:value-type="float">
            <text:p>-40.749462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-0.34202" calcext:value-type="float">
            <text:p>-0.34202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-3.760665" calcext:value-type="float">
            <text:p>-3.760665</text:p>
          </table:table-cell>
          <table:table-cell office:value-type="float" office:value="-0.024814" calcext:value-type="float">
            <text:p>-0.024814</text:p>
          </table:table-cell>
          <table:table-cell office:value-type="float" office:value="-0.335202" calcext:value-type="float">
            <text:p>-0.335202</text:p>
          </table:table-cell>
          <table:table-cell office:value-type="string" calcext:value-type="string">
            <text:p>0.001639</text:p>
          </table:table-cell>
        </table:table-row>
        <table:table-row table:style-name="ro1" table:visibility="filter">
          <table:table-cell office:value-type="float" office:value="1527048197.65658" calcext:value-type="float">
            <text:p>1527048197.65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0.749462" calcext:value-type="float">
            <text:p>-40.749462</text:p>
          </table:table-cell>
          <table:table-cell office:value-type="float" office:value="0.002466" calcext:value-type="float">
            <text:p>0.002466</text:p>
          </table:table-cell>
          <table:table-cell table:style-name="Default" office:value-type="float" office:value="-0.34202" calcext:value-type="float">
            <text:p>-0.34202</text:p>
          </table:table-cell>
          <table:table-cell office:value-type="float" office:value="0.004226" calcext:value-type="float">
            <text:p>0.004226</text:p>
          </table:table-cell>
          <table:table-cell table:style-name="Default" office:value-type="float" office:value="-3.760665" calcext:value-type="float">
            <text:p>-3.760665</text:p>
          </table:table-cell>
          <table:table-cell office:value-type="float" office:value="-0.024814" calcext:value-type="float">
            <text:p>-0.024814</text:p>
          </table:table-cell>
          <table:table-cell office:value-type="float" office:value="-0.335202" calcext:value-type="float">
            <text:p>-0.335202</text:p>
          </table:table-cell>
          <table:table-cell office:value-type="string" calcext:value-type="string">
            <text:p>0.001639</text:p>
          </table:table-cell>
        </table:table-row>
        <table:table-row table:style-name="ro1">
          <table:table-cell office:value-type="float" office:value="1527048197.67697" calcext:value-type="float">
            <text:p>1527048197.6769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2.961155" calcext:value-type="float">
            <text:p>-42.961155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-0.352337" calcext:value-type="float">
            <text:p>-0.352337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-3.861747" calcext:value-type="float">
            <text:p>-3.861747</text:p>
          </table:table-cell>
          <table:table-cell office:value-type="float" office:value="0.030235" calcext:value-type="float">
            <text:p>0.030235</text:p>
          </table:table-cell>
          <table:table-cell office:value-type="float" office:value="-0.34202" calcext:value-type="float">
            <text:p>-0.34202</text:p>
          </table:table-cell>
          <table:table-cell office:value-type="string" calcext:value-type="string">
            <text:p>0.004226</text:p>
          </table:table-cell>
        </table:table-row>
        <table:table-row table:style-name="ro1" table:visibility="filter">
          <table:table-cell office:value-type="float" office:value="1527048197.67704" calcext:value-type="float">
            <text:p>1527048197.6770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2.961155" calcext:value-type="float">
            <text:p>-42.961155</text:p>
          </table:table-cell>
          <table:table-cell office:value-type="float" office:value="0.012457" calcext:value-type="float">
            <text:p>0.012457</text:p>
          </table:table-cell>
          <table:table-cell table:style-name="Default" office:value-type="float" office:value="-0.352337" calcext:value-type="float">
            <text:p>-0.352337</text:p>
          </table:table-cell>
          <table:table-cell office:value-type="float" office:value="0.009845" calcext:value-type="float">
            <text:p>0.009845</text:p>
          </table:table-cell>
          <table:table-cell table:style-name="Default" office:value-type="float" office:value="-3.861747" calcext:value-type="float">
            <text:p>-3.861747</text:p>
          </table:table-cell>
          <table:table-cell office:value-type="float" office:value="0.030235" calcext:value-type="float">
            <text:p>0.030235</text:p>
          </table:table-cell>
          <table:table-cell office:value-type="float" office:value="-0.34202" calcext:value-type="float">
            <text:p>-0.34202</text:p>
          </table:table-cell>
          <table:table-cell office:value-type="string" calcext:value-type="string">
            <text:p>0.004226</text:p>
          </table:table-cell>
        </table:table-row>
        <table:table-row table:style-name="ro1">
          <table:table-cell office:value-type="float" office:value="1527048197.69652" calcext:value-type="float">
            <text:p>1527048197.6965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4.290028" calcext:value-type="float">
            <text:p>-44.290028</text:p>
          </table:table-cell>
          <table:table-cell office:value-type="float" office:value="0.023037" calcext:value-type="float">
            <text:p>0.023037</text:p>
          </table:table-cell>
          <table:table-cell office:value-type="float" office:value="-0.358164" calcext:value-type="float">
            <text:p>-0.358164</text:p>
          </table:table-cell>
          <table:table-cell office:value-type="float" office:value="0.012758" calcext:value-type="float">
            <text:p>0.012758</text:p>
          </table:table-cell>
          <table:table-cell office:value-type="float" office:value="-3.921244" calcext:value-type="float">
            <text:p>-3.921244</text:p>
          </table:table-cell>
          <table:table-cell office:value-type="float" office:value="0.059981" calcext:value-type="float">
            <text:p>0.059981</text:p>
          </table:table-cell>
          <table:table-cell office:value-type="float" office:value="-0.352337" calcext:value-type="float">
            <text:p>-0.352337</text:p>
          </table:table-cell>
          <table:table-cell office:value-type="string" calcext:value-type="string">
            <text:p>0.009845</text:p>
          </table:table-cell>
        </table:table-row>
        <table:table-row table:style-name="ro1" table:visibility="filter">
          <table:table-cell office:value-type="float" office:value="1527048197.69658" calcext:value-type="float">
            <text:p>1527048197.69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4.290028" calcext:value-type="float">
            <text:p>-44.290028</text:p>
          </table:table-cell>
          <table:table-cell office:value-type="float" office:value="0.023037" calcext:value-type="float">
            <text:p>0.023037</text:p>
          </table:table-cell>
          <table:table-cell table:style-name="Default" office:value-type="float" office:value="-0.358164" calcext:value-type="float">
            <text:p>-0.358164</text:p>
          </table:table-cell>
          <table:table-cell office:value-type="float" office:value="0.012758" calcext:value-type="float">
            <text:p>0.012758</text:p>
          </table:table-cell>
          <table:table-cell table:style-name="Default" office:value-type="float" office:value="-3.921244" calcext:value-type="float">
            <text:p>-3.921244</text:p>
          </table:table-cell>
          <table:table-cell office:value-type="float" office:value="0.059981" calcext:value-type="float">
            <text:p>0.059981</text:p>
          </table:table-cell>
          <table:table-cell office:value-type="float" office:value="-0.352337" calcext:value-type="float">
            <text:p>-0.352337</text:p>
          </table:table-cell>
          <table:table-cell office:value-type="string" calcext:value-type="string">
            <text:p>0.009845</text:p>
          </table:table-cell>
        </table:table-row>
        <table:table-row table:style-name="ro1">
          <table:table-cell office:value-type="float" office:value="1527048197.71696" calcext:value-type="float">
            <text:p>1527048197.7169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5.784477" calcext:value-type="float">
            <text:p>-45.784477</text:p>
          </table:table-cell>
          <table:table-cell office:value-type="float" office:value="0.025875" calcext:value-type="float">
            <text:p>0.025875</text:p>
          </table:table-cell>
          <table:table-cell office:value-type="float" office:value="-0.364889" calcext:value-type="float">
            <text:p>-0.364889</text:p>
          </table:table-cell>
          <table:table-cell office:value-type="float" office:value="0.013385" calcext:value-type="float">
            <text:p>0.013385</text:p>
          </table:table-cell>
          <table:table-cell office:value-type="float" office:value="-3.987086" calcext:value-type="float">
            <text:p>-3.987086</text:p>
          </table:table-cell>
          <table:table-cell office:value-type="float" office:value="0.066119" calcext:value-type="float">
            <text:p>0.066119</text:p>
          </table:table-cell>
          <table:table-cell office:value-type="float" office:value="-0.358164" calcext:value-type="float">
            <text:p>-0.358164</text:p>
          </table:table-cell>
          <table:table-cell office:value-type="string" calcext:value-type="string">
            <text:p>0.012758</text:p>
          </table:table-cell>
        </table:table-row>
        <table:table-row table:style-name="ro1" table:visibility="filter">
          <table:table-cell office:value-type="float" office:value="1527048197.71702" calcext:value-type="float">
            <text:p>1527048197.7170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5.784477" calcext:value-type="float">
            <text:p>-45.784477</text:p>
          </table:table-cell>
          <table:table-cell office:value-type="float" office:value="0.025875" calcext:value-type="float">
            <text:p>0.025875</text:p>
          </table:table-cell>
          <table:table-cell table:style-name="Default" office:value-type="float" office:value="-0.364889" calcext:value-type="float">
            <text:p>-0.364889</text:p>
          </table:table-cell>
          <table:table-cell office:value-type="float" office:value="0.013385" calcext:value-type="float">
            <text:p>0.013385</text:p>
          </table:table-cell>
          <table:table-cell table:style-name="Default" office:value-type="float" office:value="-3.987086" calcext:value-type="float">
            <text:p>-3.987086</text:p>
          </table:table-cell>
          <table:table-cell office:value-type="float" office:value="0.066119" calcext:value-type="float">
            <text:p>0.066119</text:p>
          </table:table-cell>
          <table:table-cell office:value-type="float" office:value="-0.358164" calcext:value-type="float">
            <text:p>-0.358164</text:p>
          </table:table-cell>
          <table:table-cell office:value-type="string" calcext:value-type="string">
            <text:p>0.012758</text:p>
          </table:table-cell>
        </table:table-row>
        <table:table-row table:style-name="ro1">
          <table:table-cell office:value-type="float" office:value="1527048197.73644" calcext:value-type="float">
            <text:p>1527048197.7364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8.0126" calcext:value-type="float">
            <text:p>-48.0126</text:p>
          </table:table-cell>
          <table:table-cell office:value-type="float" office:value="0.041393" calcext:value-type="float">
            <text:p>0.041393</text:p>
          </table:table-cell>
          <table:table-cell office:value-type="float" office:value="-0.374252" calcext:value-type="float">
            <text:p>-0.374252</text:p>
          </table:table-cell>
          <table:table-cell office:value-type="float" office:value="0.016105" calcext:value-type="float">
            <text:p>0.016105</text:p>
          </table:table-cell>
          <table:table-cell office:value-type="float" office:value="-4.08331" calcext:value-type="float">
            <text:p>-4.08331</text:p>
          </table:table-cell>
          <table:table-cell office:value-type="float" office:value="0.094079" calcext:value-type="float">
            <text:p>0.094079</text:p>
          </table:table-cell>
          <table:table-cell office:value-type="float" office:value="-0.364889" calcext:value-type="float">
            <text:p>-0.364889</text:p>
          </table:table-cell>
          <table:table-cell office:value-type="string" calcext:value-type="string">
            <text:p>0.013385</text:p>
          </table:table-cell>
        </table:table-row>
        <table:table-row table:style-name="ro1" table:visibility="filter">
          <table:table-cell office:value-type="float" office:value="1527048197.73649" calcext:value-type="float">
            <text:p>1527048197.7364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8.0126" calcext:value-type="float">
            <text:p>-48.0126</text:p>
          </table:table-cell>
          <table:table-cell office:value-type="float" office:value="0.041393" calcext:value-type="float">
            <text:p>0.041393</text:p>
          </table:table-cell>
          <table:table-cell table:style-name="Default" office:value-type="float" office:value="-0.374252" calcext:value-type="float">
            <text:p>-0.374252</text:p>
          </table:table-cell>
          <table:table-cell office:value-type="float" office:value="0.016105" calcext:value-type="float">
            <text:p>0.016105</text:p>
          </table:table-cell>
          <table:table-cell table:style-name="Default" office:value-type="float" office:value="-4.08331" calcext:value-type="float">
            <text:p>-4.08331</text:p>
          </table:table-cell>
          <table:table-cell office:value-type="float" office:value="0.094079" calcext:value-type="float">
            <text:p>0.094079</text:p>
          </table:table-cell>
          <table:table-cell office:value-type="float" office:value="-0.364889" calcext:value-type="float">
            <text:p>-0.364889</text:p>
          </table:table-cell>
          <table:table-cell office:value-type="string" calcext:value-type="string">
            <text:p>0.013385</text:p>
          </table:table-cell>
        </table:table-row>
        <table:table-row table:style-name="ro1">
          <table:table-cell office:value-type="float" office:value="1527048197.75695" calcext:value-type="float">
            <text:p>1527048197.7569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9.089722" calcext:value-type="float">
            <text:p>-49.089722</text:p>
          </table:table-cell>
          <table:table-cell office:value-type="float" office:value="0.058562" calcext:value-type="float">
            <text:p>0.058562</text:p>
          </table:table-cell>
          <table:table-cell office:value-type="float" office:value="-0.378942" calcext:value-type="float">
            <text:p>-0.378942</text:p>
          </table:table-cell>
          <table:table-cell office:value-type="float" office:value="0.018589" calcext:value-type="float">
            <text:p>0.018589</text:p>
          </table:table-cell>
          <table:table-cell office:value-type="float" office:value="-4.129016" calcext:value-type="float">
            <text:p>-4.129016</text:p>
          </table:table-cell>
          <table:table-cell office:value-type="float" office:value="0.118283" calcext:value-type="float">
            <text:p>0.118283</text:p>
          </table:table-cell>
          <table:table-cell office:value-type="float" office:value="-0.374252" calcext:value-type="float">
            <text:p>-0.374252</text:p>
          </table:table-cell>
          <table:table-cell office:value-type="string" calcext:value-type="string">
            <text:p>0.016105</text:p>
          </table:table-cell>
        </table:table-row>
        <table:table-row table:style-name="ro1" table:visibility="filter">
          <table:table-cell office:value-type="float" office:value="1527048197.75701" calcext:value-type="float">
            <text:p>1527048197.7570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9.089722" calcext:value-type="float">
            <text:p>-49.089722</text:p>
          </table:table-cell>
          <table:table-cell office:value-type="float" office:value="0.058562" calcext:value-type="float">
            <text:p>0.058562</text:p>
          </table:table-cell>
          <table:table-cell table:style-name="Default" office:value-type="float" office:value="-0.378942" calcext:value-type="float">
            <text:p>-0.378942</text:p>
          </table:table-cell>
          <table:table-cell office:value-type="float" office:value="0.018589" calcext:value-type="float">
            <text:p>0.018589</text:p>
          </table:table-cell>
          <table:table-cell table:style-name="Default" office:value-type="float" office:value="-4.129016" calcext:value-type="float">
            <text:p>-4.129016</text:p>
          </table:table-cell>
          <table:table-cell office:value-type="float" office:value="0.118283" calcext:value-type="float">
            <text:p>0.118283</text:p>
          </table:table-cell>
          <table:table-cell office:value-type="float" office:value="-0.374252" calcext:value-type="float">
            <text:p>-0.374252</text:p>
          </table:table-cell>
          <table:table-cell office:value-type="string" calcext:value-type="string">
            <text:p>0.016105</text:p>
          </table:table-cell>
        </table:table-row>
        <table:table-row table:style-name="ro1">
          <table:table-cell office:value-type="float" office:value="1527048197.77641" calcext:value-type="float">
            <text:p>1527048197.7764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0.683216" calcext:value-type="float">
            <text:p>-50.683216</text:p>
          </table:table-cell>
          <table:table-cell office:value-type="float" office:value="0.068133" calcext:value-type="float">
            <text:p>0.068133</text:p>
          </table:table-cell>
          <table:table-cell office:value-type="float" office:value="-0.385433" calcext:value-type="float">
            <text:p>-0.385433</text:p>
          </table:table-cell>
          <table:table-cell office:value-type="float" office:value="0.019742" calcext:value-type="float">
            <text:p>0.019742</text:p>
          </table:table-cell>
          <table:table-cell office:value-type="float" office:value="-4.195739" calcext:value-type="float">
            <text:p>-4.195739</text:p>
          </table:table-cell>
          <table:table-cell office:value-type="float" office:value="0.130141" calcext:value-type="float">
            <text:p>0.130141</text:p>
          </table:table-cell>
          <table:table-cell office:value-type="float" office:value="-0.378942" calcext:value-type="float">
            <text:p>-0.378942</text:p>
          </table:table-cell>
          <table:table-cell office:value-type="string" calcext:value-type="string">
            <text:p>0.018589</text:p>
          </table:table-cell>
        </table:table-row>
        <table:table-row table:style-name="ro1" table:visibility="filter">
          <table:table-cell office:value-type="float" office:value="1527048197.77652" calcext:value-type="float">
            <text:p>1527048197.7765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0.683216" calcext:value-type="float">
            <text:p>-50.683216</text:p>
          </table:table-cell>
          <table:table-cell office:value-type="float" office:value="0.068133" calcext:value-type="float">
            <text:p>0.068133</text:p>
          </table:table-cell>
          <table:table-cell table:style-name="Default" office:value-type="float" office:value="-0.385433" calcext:value-type="float">
            <text:p>-0.385433</text:p>
          </table:table-cell>
          <table:table-cell office:value-type="float" office:value="0.019742" calcext:value-type="float">
            <text:p>0.019742</text:p>
          </table:table-cell>
          <table:table-cell table:style-name="Default" office:value-type="float" office:value="-4.195739" calcext:value-type="float">
            <text:p>-4.195739</text:p>
          </table:table-cell>
          <table:table-cell office:value-type="float" office:value="0.130141" calcext:value-type="float">
            <text:p>0.130141</text:p>
          </table:table-cell>
          <table:table-cell office:value-type="float" office:value="-0.378942" calcext:value-type="float">
            <text:p>-0.378942</text:p>
          </table:table-cell>
          <table:table-cell office:value-type="string" calcext:value-type="string">
            <text:p>0.018589</text:p>
          </table:table-cell>
        </table:table-row>
        <table:table-row table:style-name="ro1">
          <table:table-cell office:value-type="float" office:value="1527048197.79692" calcext:value-type="float">
            <text:p>1527048197.7969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1.71125" calcext:value-type="float">
            <text:p>-51.71125</text:p>
          </table:table-cell>
          <table:table-cell office:value-type="float" office:value="0.069985" calcext:value-type="float">
            <text:p>0.069985</text:p>
          </table:table-cell>
          <table:table-cell office:value-type="float" office:value="-0.389791" calcext:value-type="float">
            <text:p>-0.389791</text:p>
          </table:table-cell>
          <table:table-cell office:value-type="float" office:value="0.019965" calcext:value-type="float">
            <text:p>0.019965</text:p>
          </table:table-cell>
          <table:table-cell office:value-type="float" office:value="-4.23822" calcext:value-type="float">
            <text:p>-4.23822</text:p>
          </table:table-cell>
          <table:table-cell office:value-type="float" office:value="0.132314" calcext:value-type="float">
            <text:p>0.132314</text:p>
          </table:table-cell>
          <table:table-cell office:value-type="float" office:value="-0.385433" calcext:value-type="float">
            <text:p>-0.385433</text:p>
          </table:table-cell>
          <table:table-cell office:value-type="string" calcext:value-type="string">
            <text:p>0.019742</text:p>
          </table:table-cell>
        </table:table-row>
        <table:table-row table:style-name="ro1" table:visibility="filter">
          <table:table-cell office:value-type="float" office:value="1527048197.79698" calcext:value-type="float">
            <text:p>1527048197.7969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1.71125" calcext:value-type="float">
            <text:p>-51.71125</text:p>
          </table:table-cell>
          <table:table-cell office:value-type="float" office:value="0.069985" calcext:value-type="float">
            <text:p>0.069985</text:p>
          </table:table-cell>
          <table:table-cell table:style-name="Default" office:value-type="float" office:value="-0.389791" calcext:value-type="float">
            <text:p>-0.389791</text:p>
          </table:table-cell>
          <table:table-cell office:value-type="float" office:value="0.019965" calcext:value-type="float">
            <text:p>0.019965</text:p>
          </table:table-cell>
          <table:table-cell table:style-name="Default" office:value-type="float" office:value="-4.23822" calcext:value-type="float">
            <text:p>-4.23822</text:p>
          </table:table-cell>
          <table:table-cell office:value-type="float" office:value="0.132314" calcext:value-type="float">
            <text:p>0.132314</text:p>
          </table:table-cell>
          <table:table-cell office:value-type="float" office:value="-0.385433" calcext:value-type="float">
            <text:p>-0.385433</text:p>
          </table:table-cell>
          <table:table-cell office:value-type="string" calcext:value-type="string">
            <text:p>0.019742</text:p>
          </table:table-cell>
        </table:table-row>
        <table:table-row table:style-name="ro1">
          <table:table-cell office:value-type="float" office:value="1527048197.81646" calcext:value-type="float">
            <text:p>1527048197.8164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2.799335" calcext:value-type="float">
            <text:p>-52.799335</text:p>
          </table:table-cell>
          <table:table-cell office:value-type="float" office:value="0.088479" calcext:value-type="float">
            <text:p>0.088479</text:p>
          </table:table-cell>
          <table:table-cell office:value-type="float" office:value="-0.394142" calcext:value-type="float">
            <text:p>-0.394142</text:p>
          </table:table-cell>
          <table:table-cell office:value-type="float" office:value="0.021948" calcext:value-type="float">
            <text:p>0.021948</text:p>
          </table:table-cell>
          <table:table-cell office:value-type="float" office:value="-4.282735" calcext:value-type="float">
            <text:p>-4.282735</text:p>
          </table:table-cell>
          <table:table-cell office:value-type="float" office:value="0.152597" calcext:value-type="float">
            <text:p>0.152597</text:p>
          </table:table-cell>
          <table:table-cell office:value-type="float" office:value="-0.389791" calcext:value-type="float">
            <text:p>-0.389791</text:p>
          </table:table-cell>
          <table:table-cell office:value-type="string" calcext:value-type="string">
            <text:p>0.019965</text:p>
          </table:table-cell>
        </table:table-row>
        <table:table-row table:style-name="ro1" table:visibility="filter">
          <table:table-cell office:value-type="float" office:value="1527048197.81652" calcext:value-type="float">
            <text:p>1527048197.8165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2.799335" calcext:value-type="float">
            <text:p>-52.799335</text:p>
          </table:table-cell>
          <table:table-cell office:value-type="float" office:value="0.088479" calcext:value-type="float">
            <text:p>0.088479</text:p>
          </table:table-cell>
          <table:table-cell table:style-name="Default" office:value-type="float" office:value="-0.394142" calcext:value-type="float">
            <text:p>-0.394142</text:p>
          </table:table-cell>
          <table:table-cell office:value-type="float" office:value="0.021948" calcext:value-type="float">
            <text:p>0.021948</text:p>
          </table:table-cell>
          <table:table-cell table:style-name="Default" office:value-type="float" office:value="-4.282735" calcext:value-type="float">
            <text:p>-4.282735</text:p>
          </table:table-cell>
          <table:table-cell office:value-type="float" office:value="0.152597" calcext:value-type="float">
            <text:p>0.152597</text:p>
          </table:table-cell>
          <table:table-cell office:value-type="float" office:value="-0.389791" calcext:value-type="float">
            <text:p>-0.389791</text:p>
          </table:table-cell>
          <table:table-cell office:value-type="string" calcext:value-type="string">
            <text:p>0.019965</text:p>
          </table:table-cell>
        </table:table-row>
        <table:table-row table:style-name="ro1">
          <table:table-cell office:value-type="float" office:value="1527048197.8371" calcext:value-type="float">
            <text:p>1527048197.837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4.242584" calcext:value-type="float">
            <text:p>-54.242584</text:p>
          </table:table-cell>
          <table:table-cell office:value-type="float" office:value="0.101499" calcext:value-type="float">
            <text:p>0.101499</text:p>
          </table:table-cell>
          <table:table-cell office:value-type="float" office:value="-0.400158" calcext:value-type="float">
            <text:p>-0.400158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-4.341065" calcext:value-type="float">
            <text:p>-4.341065</text:p>
          </table:table-cell>
          <table:table-cell office:value-type="float" office:value="0.165464" calcext:value-type="float">
            <text:p>0.165464</text:p>
          </table:table-cell>
          <table:table-cell office:value-type="float" office:value="-0.394142" calcext:value-type="float">
            <text:p>-0.394142</text:p>
          </table:table-cell>
          <table:table-cell office:value-type="string" calcext:value-type="string">
            <text:p>0.021948</text:p>
          </table:table-cell>
        </table:table-row>
        <table:table-row table:style-name="ro1" table:visibility="filter">
          <table:table-cell office:value-type="float" office:value="1527048197.83716" calcext:value-type="float">
            <text:p>1527048197.8371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4.242584" calcext:value-type="float">
            <text:p>-54.242584</text:p>
          </table:table-cell>
          <table:table-cell office:value-type="float" office:value="0.101499" calcext:value-type="float">
            <text:p>0.101499</text:p>
          </table:table-cell>
          <table:table-cell table:style-name="Default" office:value-type="float" office:value="-0.400158" calcext:value-type="float">
            <text:p>-0.400158</text:p>
          </table:table-cell>
          <table:table-cell office:value-type="float" office:value="0.023275" calcext:value-type="float">
            <text:p>0.023275</text:p>
          </table:table-cell>
          <table:table-cell table:style-name="Default" office:value-type="float" office:value="-4.341065" calcext:value-type="float">
            <text:p>-4.341065</text:p>
          </table:table-cell>
          <table:table-cell office:value-type="float" office:value="0.165464" calcext:value-type="float">
            <text:p>0.165464</text:p>
          </table:table-cell>
          <table:table-cell office:value-type="float" office:value="-0.394142" calcext:value-type="float">
            <text:p>-0.394142</text:p>
          </table:table-cell>
          <table:table-cell office:value-type="string" calcext:value-type="string">
            <text:p>0.021948</text:p>
          </table:table-cell>
        </table:table-row>
        <table:table-row table:style-name="ro1">
          <table:table-cell office:value-type="float" office:value="1527048197.85663" calcext:value-type="float">
            <text:p>1527048197.8566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4.991222" calcext:value-type="float">
            <text:p>-54.991222</text:p>
          </table:table-cell>
          <table:table-cell office:value-type="float" office:value="0.110388" calcext:value-type="float">
            <text:p>0.110388</text:p>
          </table:table-cell>
          <table:table-cell office:value-type="float" office:value="-0.403085" calcext:value-type="float">
            <text:p>-0.403085</text:p>
          </table:table-cell>
          <table:table-cell office:value-type="float" office:value="0.024089" calcext:value-type="float">
            <text:p>0.024089</text:p>
          </table:table-cell>
          <table:table-cell office:value-type="float" office:value="-4.371024" calcext:value-type="float">
            <text:p>-4.371024</text:p>
          </table:table-cell>
          <table:table-cell office:value-type="float" office:value="0.173795" calcext:value-type="float">
            <text:p>0.173795</text:p>
          </table:table-cell>
          <table:table-cell office:value-type="float" office:value="-0.400158" calcext:value-type="float">
            <text:p>-0.400158</text:p>
          </table:table-cell>
          <table:table-cell office:value-type="string" calcext:value-type="string">
            <text:p>0.023275</text:p>
          </table:table-cell>
        </table:table-row>
        <table:table-row table:style-name="ro1" table:visibility="filter">
          <table:table-cell office:value-type="float" office:value="1527048197.85669" calcext:value-type="float">
            <text:p>1527048197.85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4.991222" calcext:value-type="float">
            <text:p>-54.991222</text:p>
          </table:table-cell>
          <table:table-cell office:value-type="float" office:value="0.110388" calcext:value-type="float">
            <text:p>0.110388</text:p>
          </table:table-cell>
          <table:table-cell table:style-name="Default" office:value-type="float" office:value="-0.403085" calcext:value-type="float">
            <text:p>-0.403085</text:p>
          </table:table-cell>
          <table:table-cell office:value-type="float" office:value="0.024089" calcext:value-type="float">
            <text:p>0.024089</text:p>
          </table:table-cell>
          <table:table-cell table:style-name="Default" office:value-type="float" office:value="-4.371024" calcext:value-type="float">
            <text:p>-4.371024</text:p>
          </table:table-cell>
          <table:table-cell office:value-type="float" office:value="0.173795" calcext:value-type="float">
            <text:p>0.173795</text:p>
          </table:table-cell>
          <table:table-cell office:value-type="float" office:value="-0.400158" calcext:value-type="float">
            <text:p>-0.400158</text:p>
          </table:table-cell>
          <table:table-cell office:value-type="string" calcext:value-type="string">
            <text:p>0.023275</text:p>
          </table:table-cell>
        </table:table-row>
        <table:table-row table:style-name="ro1">
          <table:table-cell office:value-type="float" office:value="1527048197.87718" calcext:value-type="float">
            <text:p>1527048197.8771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6.346886" calcext:value-type="float">
            <text:p>-56.346886</text:p>
          </table:table-cell>
          <table:table-cell office:value-type="float" office:value="0.092636" calcext:value-type="float">
            <text:p>0.092636</text:p>
          </table:table-cell>
          <table:table-cell office:value-type="float" office:value="-0.408605" calcext:value-type="float">
            <text:p>-0.408605</text:p>
          </table:table-cell>
          <table:table-cell office:value-type="float" office:value="0.022348" calcext:value-type="float">
            <text:p>0.022348</text:p>
          </table:table-cell>
          <table:table-cell office:value-type="float" office:value="-4.424748" calcext:value-type="float">
            <text:p>-4.424748</text:p>
          </table:table-cell>
          <table:table-cell office:value-type="float" office:value="0.156847" calcext:value-type="float">
            <text:p>0.156847</text:p>
          </table:table-cell>
          <table:table-cell office:value-type="float" office:value="-0.403085" calcext:value-type="float">
            <text:p>-0.403085</text:p>
          </table:table-cell>
          <table:table-cell office:value-type="string" calcext:value-type="string">
            <text:p>0.024089</text:p>
          </table:table-cell>
        </table:table-row>
        <table:table-row table:style-name="ro1" table:visibility="filter">
          <table:table-cell office:value-type="float" office:value="1527048197.87724" calcext:value-type="float">
            <text:p>1527048197.8772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6.346886" calcext:value-type="float">
            <text:p>-56.346886</text:p>
          </table:table-cell>
          <table:table-cell office:value-type="float" office:value="0.092636" calcext:value-type="float">
            <text:p>0.092636</text:p>
          </table:table-cell>
          <table:table-cell table:style-name="Default" office:value-type="float" office:value="-0.408605" calcext:value-type="float">
            <text:p>-0.408605</text:p>
          </table:table-cell>
          <table:table-cell office:value-type="float" office:value="0.022348" calcext:value-type="float">
            <text:p>0.022348</text:p>
          </table:table-cell>
          <table:table-cell table:style-name="Default" office:value-type="float" office:value="-4.424748" calcext:value-type="float">
            <text:p>-4.424748</text:p>
          </table:table-cell>
          <table:table-cell office:value-type="float" office:value="0.156847" calcext:value-type="float">
            <text:p>0.156847</text:p>
          </table:table-cell>
          <table:table-cell office:value-type="float" office:value="-0.403085" calcext:value-type="float">
            <text:p>-0.403085</text:p>
          </table:table-cell>
          <table:table-cell office:value-type="string" calcext:value-type="string">
            <text:p>0.024089</text:p>
          </table:table-cell>
        </table:table-row>
        <table:table-row table:style-name="ro1">
          <table:table-cell office:value-type="float" office:value="1527048197.89677" calcext:value-type="float">
            <text:p>1527048197.8967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7.421661" calcext:value-type="float">
            <text:p>-57.421661</text:p>
          </table:table-cell>
          <table:table-cell office:value-type="float" office:value="0.088428" calcext:value-type="float">
            <text:p>0.088428</text:p>
          </table:table-cell>
          <table:table-cell office:value-type="float" office:value="-0.41273" calcext:value-type="float">
            <text:p>-0.41273</text:p>
          </table:table-cell>
          <table:table-cell office:value-type="float" office:value="0.021928" calcext:value-type="float">
            <text:p>0.021928</text:p>
          </table:table-cell>
          <table:table-cell office:value-type="float" office:value="-4.466892" calcext:value-type="float">
            <text:p>-4.466892</text:p>
          </table:table-cell>
          <table:table-cell office:value-type="float" office:value="0.152561" calcext:value-type="float">
            <text:p>0.152561</text:p>
          </table:table-cell>
          <table:table-cell office:value-type="float" office:value="-0.408605" calcext:value-type="float">
            <text:p>-0.408605</text:p>
          </table:table-cell>
          <table:table-cell office:value-type="string" calcext:value-type="string">
            <text:p>0.022348</text:p>
          </table:table-cell>
        </table:table-row>
        <table:table-row table:style-name="ro1" table:visibility="filter">
          <table:table-cell office:value-type="float" office:value="1527048197.89683" calcext:value-type="float">
            <text:p>1527048197.8968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7.421661" calcext:value-type="float">
            <text:p>-57.421661</text:p>
          </table:table-cell>
          <table:table-cell office:value-type="float" office:value="0.088428" calcext:value-type="float">
            <text:p>0.088428</text:p>
          </table:table-cell>
          <table:table-cell table:style-name="Default" office:value-type="float" office:value="-0.41273" calcext:value-type="float">
            <text:p>-0.41273</text:p>
          </table:table-cell>
          <table:table-cell office:value-type="float" office:value="0.021928" calcext:value-type="float">
            <text:p>0.021928</text:p>
          </table:table-cell>
          <table:table-cell table:style-name="Default" office:value-type="float" office:value="-4.466892" calcext:value-type="float">
            <text:p>-4.466892</text:p>
          </table:table-cell>
          <table:table-cell office:value-type="float" office:value="0.152561" calcext:value-type="float">
            <text:p>0.152561</text:p>
          </table:table-cell>
          <table:table-cell office:value-type="float" office:value="-0.408605" calcext:value-type="float">
            <text:p>-0.408605</text:p>
          </table:table-cell>
          <table:table-cell office:value-type="string" calcext:value-type="string">
            <text:p>0.022348</text:p>
          </table:table-cell>
        </table:table-row>
        <table:table-row table:style-name="ro1">
          <table:table-cell office:value-type="float" office:value="1527048197.91619" calcext:value-type="float">
            <text:p>1527048197.9161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7.989788" calcext:value-type="float">
            <text:p>-57.989788</text:p>
          </table:table-cell>
          <table:table-cell office:value-type="float" office:value="0.085004" calcext:value-type="float">
            <text:p>0.085004</text:p>
          </table:table-cell>
          <table:table-cell office:value-type="float" office:value="-0.41488" calcext:value-type="float">
            <text:p>-0.41488</text:p>
          </table:table-cell>
          <table:table-cell office:value-type="float" office:value="0.021581" calcext:value-type="float">
            <text:p>0.021581</text:p>
          </table:table-cell>
          <table:table-cell office:value-type="float" office:value="-4.489011" calcext:value-type="float">
            <text:p>-4.489011</text:p>
          </table:table-cell>
          <table:table-cell office:value-type="float" office:value="0.14899" calcext:value-type="float">
            <text:p>0.14899</text:p>
          </table:table-cell>
          <table:table-cell office:value-type="float" office:value="-0.41273" calcext:value-type="float">
            <text:p>-0.41273</text:p>
          </table:table-cell>
          <table:table-cell office:value-type="string" calcext:value-type="string">
            <text:p>0.021928</text:p>
          </table:table-cell>
        </table:table-row>
        <table:table-row table:style-name="ro1" table:visibility="filter">
          <table:table-cell office:value-type="float" office:value="1527048197.91625" calcext:value-type="float">
            <text:p>1527048197.9162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7.989788" calcext:value-type="float">
            <text:p>-57.989788</text:p>
          </table:table-cell>
          <table:table-cell office:value-type="float" office:value="0.085004" calcext:value-type="float">
            <text:p>0.085004</text:p>
          </table:table-cell>
          <table:table-cell table:style-name="Default" office:value-type="float" office:value="-0.41488" calcext:value-type="float">
            <text:p>-0.41488</text:p>
          </table:table-cell>
          <table:table-cell office:value-type="float" office:value="0.021581" calcext:value-type="float">
            <text:p>0.021581</text:p>
          </table:table-cell>
          <table:table-cell table:style-name="Default" office:value-type="float" office:value="-4.489011" calcext:value-type="float">
            <text:p>-4.489011</text:p>
          </table:table-cell>
          <table:table-cell office:value-type="float" office:value="0.14899" calcext:value-type="float">
            <text:p>0.14899</text:p>
          </table:table-cell>
          <table:table-cell office:value-type="float" office:value="-0.41273" calcext:value-type="float">
            <text:p>-0.41273</text:p>
          </table:table-cell>
          <table:table-cell office:value-type="string" calcext:value-type="string">
            <text:p>0.021928</text:p>
          </table:table-cell>
        </table:table-row>
        <table:table-row table:style-name="ro1">
          <table:table-cell office:value-type="float" office:value="1527048197.93667" calcext:value-type="float">
            <text:p>1527048197.9366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9.064293" calcext:value-type="float">
            <text:p>-59.064293</text:p>
          </table:table-cell>
          <table:table-cell office:value-type="float" office:value="0.073971" calcext:value-type="float">
            <text:p>0.073971</text:p>
          </table:table-cell>
          <table:table-cell office:value-type="float" office:value="-0.419122" calcext:value-type="float">
            <text:p>-0.419122</text:p>
          </table:table-cell>
          <table:table-cell office:value-type="float" office:value="0.020355" calcext:value-type="float">
            <text:p>0.020355</text:p>
          </table:table-cell>
          <table:table-cell office:value-type="float" office:value="-4.530542" calcext:value-type="float">
            <text:p>-4.530542</text:p>
          </table:table-cell>
          <table:table-cell office:value-type="float" office:value="0.136988" calcext:value-type="float">
            <text:p>0.136988</text:p>
          </table:table-cell>
          <table:table-cell office:value-type="float" office:value="-0.41488" calcext:value-type="float">
            <text:p>-0.41488</text:p>
          </table:table-cell>
          <table:table-cell office:value-type="string" calcext:value-type="string">
            <text:p>0.021581</text:p>
          </table:table-cell>
        </table:table-row>
        <table:table-row table:style-name="ro1" table:visibility="filter">
          <table:table-cell office:value-type="float" office:value="1527048197.93676" calcext:value-type="float">
            <text:p>1527048197.9367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9.064293" calcext:value-type="float">
            <text:p>-59.064293</text:p>
          </table:table-cell>
          <table:table-cell office:value-type="float" office:value="0.073971" calcext:value-type="float">
            <text:p>0.073971</text:p>
          </table:table-cell>
          <table:table-cell table:style-name="Default" office:value-type="float" office:value="-0.419122" calcext:value-type="float">
            <text:p>-0.419122</text:p>
          </table:table-cell>
          <table:table-cell office:value-type="float" office:value="0.020355" calcext:value-type="float">
            <text:p>0.020355</text:p>
          </table:table-cell>
          <table:table-cell table:style-name="Default" office:value-type="float" office:value="-4.530542" calcext:value-type="float">
            <text:p>-4.530542</text:p>
          </table:table-cell>
          <table:table-cell office:value-type="float" office:value="0.136988" calcext:value-type="float">
            <text:p>0.136988</text:p>
          </table:table-cell>
          <table:table-cell office:value-type="float" office:value="-0.41488" calcext:value-type="float">
            <text:p>-0.41488</text:p>
          </table:table-cell>
          <table:table-cell office:value-type="string" calcext:value-type="string">
            <text:p>0.021581</text:p>
          </table:table-cell>
        </table:table-row>
        <table:table-row table:style-name="ro1">
          <table:table-cell office:value-type="float" office:value="1527048197.95617" calcext:value-type="float">
            <text:p>1527048197.9561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9.783482" calcext:value-type="float">
            <text:p>-59.783482</text:p>
          </table:table-cell>
          <table:table-cell office:value-type="float" office:value="0.066926" calcext:value-type="float">
            <text:p>0.066926</text:p>
          </table:table-cell>
          <table:table-cell office:value-type="float" office:value="-0.42182" calcext:value-type="float">
            <text:p>-0.42182</text:p>
          </table:table-cell>
          <table:table-cell office:value-type="float" office:value="0.019552" calcext:value-type="float">
            <text:p>0.019552</text:p>
          </table:table-cell>
          <table:table-cell office:value-type="float" office:value="-4.558134" calcext:value-type="float">
            <text:p>-4.558134</text:p>
          </table:table-cell>
          <table:table-cell office:value-type="float" office:value="0.128767" calcext:value-type="float">
            <text:p>0.128767</text:p>
          </table:table-cell>
          <table:table-cell office:value-type="float" office:value="-0.419122" calcext:value-type="float">
            <text:p>-0.419122</text:p>
          </table:table-cell>
          <table:table-cell office:value-type="string" calcext:value-type="string">
            <text:p>0.020355</text:p>
          </table:table-cell>
        </table:table-row>
        <table:table-row table:style-name="ro1" table:visibility="filter">
          <table:table-cell office:value-type="float" office:value="1527048197.9562" calcext:value-type="float">
            <text:p>1527048197.95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9.783482" calcext:value-type="float">
            <text:p>-59.783482</text:p>
          </table:table-cell>
          <table:table-cell office:value-type="float" office:value="0.066926" calcext:value-type="float">
            <text:p>0.066926</text:p>
          </table:table-cell>
          <table:table-cell table:style-name="Default" office:value-type="float" office:value="-0.42182" calcext:value-type="float">
            <text:p>-0.42182</text:p>
          </table:table-cell>
          <table:table-cell office:value-type="float" office:value="0.019552" calcext:value-type="float">
            <text:p>0.019552</text:p>
          </table:table-cell>
          <table:table-cell table:style-name="Default" office:value-type="float" office:value="-4.558134" calcext:value-type="float">
            <text:p>-4.558134</text:p>
          </table:table-cell>
          <table:table-cell office:value-type="float" office:value="0.128767" calcext:value-type="float">
            <text:p>0.128767</text:p>
          </table:table-cell>
          <table:table-cell office:value-type="float" office:value="-0.419122" calcext:value-type="float">
            <text:p>-0.419122</text:p>
          </table:table-cell>
          <table:table-cell office:value-type="string" calcext:value-type="string">
            <text:p>0.020355</text:p>
          </table:table-cell>
        </table:table-row>
        <table:table-row table:style-name="ro1">
          <table:table-cell office:value-type="float" office:value="1527048197.97666" calcext:value-type="float">
            <text:p>1527048197.9766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1.032013" calcext:value-type="float">
            <text:p>-61.032013</text:p>
          </table:table-cell>
          <table:table-cell office:value-type="float" office:value="0.051326" calcext:value-type="float">
            <text:p>0.051326</text:p>
          </table:table-cell>
          <table:table-cell office:value-type="float" office:value="-0.426692" calcext:value-type="float">
            <text:p>-0.426692</text:p>
          </table:table-cell>
          <table:table-cell office:value-type="float" office:value="0.017504" calcext:value-type="float">
            <text:p>0.017504</text:p>
          </table:table-cell>
          <table:table-cell office:value-type="float" office:value="-4.605634" calcext:value-type="float">
            <text:p>-4.605634</text:p>
          </table:table-cell>
          <table:table-cell office:value-type="float" office:value="0.108803" calcext:value-type="float">
            <text:p>0.108803</text:p>
          </table:table-cell>
          <table:table-cell office:value-type="float" office:value="-0.42182" calcext:value-type="float">
            <text:p>-0.42182</text:p>
          </table:table-cell>
          <table:table-cell office:value-type="string" calcext:value-type="string">
            <text:p>0.019552</text:p>
          </table:table-cell>
        </table:table-row>
        <table:table-row table:style-name="ro1" table:visibility="filter">
          <table:table-cell office:value-type="float" office:value="1527048197.97669" calcext:value-type="float">
            <text:p>1527048197.97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1.032013" calcext:value-type="float">
            <text:p>-61.032013</text:p>
          </table:table-cell>
          <table:table-cell office:value-type="float" office:value="0.051326" calcext:value-type="float">
            <text:p>0.051326</text:p>
          </table:table-cell>
          <table:table-cell table:style-name="Default" office:value-type="float" office:value="-0.426692" calcext:value-type="float">
            <text:p>-0.426692</text:p>
          </table:table-cell>
          <table:table-cell office:value-type="float" office:value="0.017504" calcext:value-type="float">
            <text:p>0.017504</text:p>
          </table:table-cell>
          <table:table-cell table:style-name="Default" office:value-type="float" office:value="-4.605634" calcext:value-type="float">
            <text:p>-4.605634</text:p>
          </table:table-cell>
          <table:table-cell office:value-type="float" office:value="0.108803" calcext:value-type="float">
            <text:p>0.108803</text:p>
          </table:table-cell>
          <table:table-cell office:value-type="float" office:value="-0.42182" calcext:value-type="float">
            <text:p>-0.42182</text:p>
          </table:table-cell>
          <table:table-cell office:value-type="string" calcext:value-type="string">
            <text:p>0.019552</text:p>
          </table:table-cell>
        </table:table-row>
        <table:table-row table:style-name="ro1">
          <table:table-cell office:value-type="float" office:value="1527048197.99708" calcext:value-type="float">
            <text:p>1527048197.9970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2.053844" calcext:value-type="float">
            <text:p>-62.053844</text:p>
          </table:table-cell>
          <table:table-cell office:value-type="float" office:value="0.044557" calcext:value-type="float">
            <text:p>0.044557</text:p>
          </table:table-cell>
          <table:table-cell office:value-type="float" office:value="-0.430623" calcext:value-type="float">
            <text:p>-0.430623</text:p>
          </table:table-cell>
          <table:table-cell office:value-type="float" office:value="0.016511" calcext:value-type="float">
            <text:p>0.016511</text:p>
          </table:table-cell>
          <table:table-cell office:value-type="float" office:value="-4.64415" calcext:value-type="float">
            <text:p>-4.64415</text:p>
          </table:table-cell>
          <table:table-cell office:value-type="float" office:value="0.099076" calcext:value-type="float">
            <text:p>0.099076</text:p>
          </table:table-cell>
          <table:table-cell office:value-type="float" office:value="-0.426692" calcext:value-type="float">
            <text:p>-0.426692</text:p>
          </table:table-cell>
          <table:table-cell office:value-type="string" calcext:value-type="string">
            <text:p>0.017504</text:p>
          </table:table-cell>
        </table:table-row>
        <table:table-row table:style-name="ro1" table:visibility="filter">
          <table:table-cell office:value-type="float" office:value="1527048197.99712" calcext:value-type="float">
            <text:p>1527048197.9971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2.053844" calcext:value-type="float">
            <text:p>-62.053844</text:p>
          </table:table-cell>
          <table:table-cell office:value-type="float" office:value="0.044557" calcext:value-type="float">
            <text:p>0.044557</text:p>
          </table:table-cell>
          <table:table-cell table:style-name="Default" office:value-type="float" office:value="-0.430623" calcext:value-type="float">
            <text:p>-0.430623</text:p>
          </table:table-cell>
          <table:table-cell office:value-type="float" office:value="0.016511" calcext:value-type="float">
            <text:p>0.016511</text:p>
          </table:table-cell>
          <table:table-cell table:style-name="Default" office:value-type="float" office:value="-4.64415" calcext:value-type="float">
            <text:p>-4.64415</text:p>
          </table:table-cell>
          <table:table-cell office:value-type="float" office:value="0.099076" calcext:value-type="float">
            <text:p>0.099076</text:p>
          </table:table-cell>
          <table:table-cell office:value-type="float" office:value="-0.426692" calcext:value-type="float">
            <text:p>-0.426692</text:p>
          </table:table-cell>
          <table:table-cell office:value-type="string" calcext:value-type="string">
            <text:p>0.017504</text:p>
          </table:table-cell>
        </table:table-row>
        <table:table-row table:style-name="ro1">
          <table:table-cell office:value-type="float" office:value="1527048198.01645" calcext:value-type="float">
            <text:p>1527048198.0164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2.589836" calcext:value-type="float">
            <text:p>-62.589836</text:p>
          </table:table-cell>
          <table:table-cell office:value-type="float" office:value="0.050047" calcext:value-type="float">
            <text:p>0.050047</text:p>
          </table:table-cell>
          <table:table-cell office:value-type="float" office:value="-0.432565" calcext:value-type="float">
            <text:p>-0.432565</text:p>
          </table:table-cell>
          <table:table-cell office:value-type="float" office:value="0.017285" calcext:value-type="float">
            <text:p>0.017285</text:p>
          </table:table-cell>
          <table:table-cell office:value-type="float" office:value="-4.66423" calcext:value-type="float">
            <text:p>-4.66423</text:p>
          </table:table-cell>
          <table:table-cell office:value-type="float" office:value="0.107082" calcext:value-type="float">
            <text:p>0.107082</text:p>
          </table:table-cell>
          <table:table-cell office:value-type="float" office:value="-0.430623" calcext:value-type="float">
            <text:p>-0.430623</text:p>
          </table:table-cell>
          <table:table-cell office:value-type="string" calcext:value-type="string">
            <text:p>0.016511</text:p>
          </table:table-cell>
        </table:table-row>
        <table:table-row table:style-name="ro1" table:visibility="filter">
          <table:table-cell office:value-type="float" office:value="1527048198.01651" calcext:value-type="float">
            <text:p>1527048198.0165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2.589836" calcext:value-type="float">
            <text:p>-62.589836</text:p>
          </table:table-cell>
          <table:table-cell office:value-type="float" office:value="0.050047" calcext:value-type="float">
            <text:p>0.050047</text:p>
          </table:table-cell>
          <table:table-cell table:style-name="Default" office:value-type="float" office:value="-0.432565" calcext:value-type="float">
            <text:p>-0.432565</text:p>
          </table:table-cell>
          <table:table-cell office:value-type="float" office:value="0.017285" calcext:value-type="float">
            <text:p>0.017285</text:p>
          </table:table-cell>
          <table:table-cell table:style-name="Default" office:value-type="float" office:value="-4.66423" calcext:value-type="float">
            <text:p>-4.66423</text:p>
          </table:table-cell>
          <table:table-cell office:value-type="float" office:value="0.107082" calcext:value-type="float">
            <text:p>0.107082</text:p>
          </table:table-cell>
          <table:table-cell office:value-type="float" office:value="-0.430623" calcext:value-type="float">
            <text:p>-0.430623</text:p>
          </table:table-cell>
          <table:table-cell office:value-type="string" calcext:value-type="string">
            <text:p>0.016511</text:p>
          </table:table-cell>
        </table:table-row>
        <table:table-row table:style-name="ro1">
          <table:table-cell office:value-type="float" office:value="1527048198.03698" calcext:value-type="float">
            <text:p>1527048198.0369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3.751255" calcext:value-type="float">
            <text:p>-63.751255</text:p>
          </table:table-cell>
          <table:table-cell office:value-type="float" office:value="0.034886" calcext:value-type="float">
            <text:p>0.034886</text:p>
          </table:table-cell>
          <table:table-cell office:value-type="float" office:value="-0.436997" calcext:value-type="float">
            <text:p>-0.436997</text:p>
          </table:table-cell>
          <table:table-cell office:value-type="float" office:value="0.014884" calcext:value-type="float">
            <text:p>0.014884</text:p>
          </table:table-cell>
          <table:table-cell office:value-type="float" office:value="-4.70744" calcext:value-type="float">
            <text:p>-4.70744</text:p>
          </table:table-cell>
          <table:table-cell office:value-type="float" office:value="0.083671" calcext:value-type="float">
            <text:p>0.083671</text:p>
          </table:table-cell>
          <table:table-cell office:value-type="float" office:value="-0.432565" calcext:value-type="float">
            <text:p>-0.432565</text:p>
          </table:table-cell>
          <table:table-cell office:value-type="string" calcext:value-type="string">
            <text:p>0.017285</text:p>
          </table:table-cell>
        </table:table-row>
        <table:table-row table:style-name="ro1" table:visibility="filter">
          <table:table-cell office:value-type="float" office:value="1527048198.03705" calcext:value-type="float">
            <text:p>1527048198.0370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3.751255" calcext:value-type="float">
            <text:p>-63.751255</text:p>
          </table:table-cell>
          <table:table-cell office:value-type="float" office:value="0.034886" calcext:value-type="float">
            <text:p>0.034886</text:p>
          </table:table-cell>
          <table:table-cell table:style-name="Default" office:value-type="float" office:value="-0.436997" calcext:value-type="float">
            <text:p>-0.436997</text:p>
          </table:table-cell>
          <table:table-cell office:value-type="float" office:value="0.014884" calcext:value-type="float">
            <text:p>0.014884</text:p>
          </table:table-cell>
          <table:table-cell table:style-name="Default" office:value-type="float" office:value="-4.70744" calcext:value-type="float">
            <text:p>-4.70744</text:p>
          </table:table-cell>
          <table:table-cell office:value-type="float" office:value="0.083671" calcext:value-type="float">
            <text:p>0.083671</text:p>
          </table:table-cell>
          <table:table-cell office:value-type="float" office:value="-0.432565" calcext:value-type="float">
            <text:p>-0.432565</text:p>
          </table:table-cell>
          <table:table-cell office:value-type="string" calcext:value-type="string">
            <text:p>0.017285</text:p>
          </table:table-cell>
        </table:table-row>
        <table:table-row table:style-name="ro1">
          <table:table-cell office:value-type="float" office:value="1527048198.05645" calcext:value-type="float">
            <text:p>1527048198.0564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4.521179" calcext:value-type="float">
            <text:p>-64.521179</text:p>
          </table:table-cell>
          <table:table-cell office:value-type="float" office:value="0.026035" calcext:value-type="float">
            <text:p>0.026035</text:p>
          </table:table-cell>
          <table:table-cell office:value-type="float" office:value="-0.439767" calcext:value-type="float">
            <text:p>-0.439767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-4.735873" calcext:value-type="float">
            <text:p>-4.735873</text:p>
          </table:table-cell>
          <table:table-cell office:value-type="float" office:value="0.066894" calcext:value-type="float">
            <text:p>0.066894</text:p>
          </table:table-cell>
          <table:table-cell office:value-type="float" office:value="-0.436997" calcext:value-type="float">
            <text:p>-0.436997</text:p>
          </table:table-cell>
          <table:table-cell office:value-type="string" calcext:value-type="string">
            <text:p>0.014884</text:p>
          </table:table-cell>
        </table:table-row>
        <table:table-row table:style-name="ro1" table:visibility="filter">
          <table:table-cell office:value-type="float" office:value="1527048198.05651" calcext:value-type="float">
            <text:p>1527048198.0565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4.521179" calcext:value-type="float">
            <text:p>-64.521179</text:p>
          </table:table-cell>
          <table:table-cell office:value-type="float" office:value="0.026035" calcext:value-type="float">
            <text:p>0.026035</text:p>
          </table:table-cell>
          <table:table-cell table:style-name="Default" office:value-type="float" office:value="-0.439767" calcext:value-type="float">
            <text:p>-0.439767</text:p>
          </table:table-cell>
          <table:table-cell office:value-type="float" office:value="0.01325" calcext:value-type="float">
            <text:p>0.01325</text:p>
          </table:table-cell>
          <table:table-cell table:style-name="Default" office:value-type="float" office:value="-4.735873" calcext:value-type="float">
            <text:p>-4.735873</text:p>
          </table:table-cell>
          <table:table-cell office:value-type="float" office:value="0.066894" calcext:value-type="float">
            <text:p>0.066894</text:p>
          </table:table-cell>
          <table:table-cell office:value-type="float" office:value="-0.436997" calcext:value-type="float">
            <text:p>-0.436997</text:p>
          </table:table-cell>
          <table:table-cell office:value-type="string" calcext:value-type="string">
            <text:p>0.014884</text:p>
          </table:table-cell>
        </table:table-row>
        <table:table-row table:style-name="ro1">
          <table:table-cell office:value-type="float" office:value="1527048198.07706" calcext:value-type="float">
            <text:p>1527048198.0770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5.263359" calcext:value-type="float">
            <text:p>-65.263359</text:p>
          </table:table-cell>
          <table:table-cell office:value-type="float" office:value="0.026026" calcext:value-type="float">
            <text:p>0.026026</text:p>
          </table:table-cell>
          <table:table-cell office:value-type="float" office:value="-0.442576" calcext:value-type="float">
            <text:p>-0.442576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-4.763116" calcext:value-type="float">
            <text:p>-4.763116</text:p>
          </table:table-cell>
          <table:table-cell office:value-type="float" office:value="0.066875" calcext:value-type="float">
            <text:p>0.066875</text:p>
          </table:table-cell>
          <table:table-cell office:value-type="float" office:value="-0.439767" calcext:value-type="float">
            <text:p>-0.439767</text:p>
          </table:table-cell>
          <table:table-cell office:value-type="string" calcext:value-type="string">
            <text:p>0.013250</text:p>
          </table:table-cell>
        </table:table-row>
        <table:table-row table:style-name="ro1" table:visibility="filter">
          <table:table-cell office:value-type="float" office:value="1527048198.07712" calcext:value-type="float">
            <text:p>1527048198.0771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5.263359" calcext:value-type="float">
            <text:p>-65.263359</text:p>
          </table:table-cell>
          <table:table-cell office:value-type="float" office:value="0.026026" calcext:value-type="float">
            <text:p>0.026026</text:p>
          </table:table-cell>
          <table:table-cell table:style-name="Default" office:value-type="float" office:value="-0.442576" calcext:value-type="float">
            <text:p>-0.442576</text:p>
          </table:table-cell>
          <table:table-cell office:value-type="float" office:value="0.013248" calcext:value-type="float">
            <text:p>0.013248</text:p>
          </table:table-cell>
          <table:table-cell table:style-name="Default" office:value-type="float" office:value="-4.763116" calcext:value-type="float">
            <text:p>-4.763116</text:p>
          </table:table-cell>
          <table:table-cell office:value-type="float" office:value="0.066875" calcext:value-type="float">
            <text:p>0.066875</text:p>
          </table:table-cell>
          <table:table-cell office:value-type="float" office:value="-0.439767" calcext:value-type="float">
            <text:p>-0.439767</text:p>
          </table:table-cell>
          <table:table-cell office:value-type="string" calcext:value-type="string">
            <text:p>0.013250</text:p>
          </table:table-cell>
        </table:table-row>
        <table:table-row table:style-name="ro1">
          <table:table-cell office:value-type="float" office:value="1527048198.09662" calcext:value-type="float">
            <text:p>1527048198.0966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5.856033" calcext:value-type="float">
            <text:p>-65.856033</text:p>
          </table:table-cell>
          <table:table-cell office:value-type="float" office:value="0.01847" calcext:value-type="float">
            <text:p>0.01847</text:p>
          </table:table-cell>
          <table:table-cell office:value-type="float" office:value="-0.444692" calcext:value-type="float">
            <text:p>-0.444692</text:p>
          </table:table-cell>
          <table:table-cell office:value-type="float" office:value="0.011529" calcext:value-type="float">
            <text:p>0.011529</text:p>
          </table:table-cell>
          <table:table-cell office:value-type="float" office:value="-4.784764" calcext:value-type="float">
            <text:p>-4.784764</text:p>
          </table:table-cell>
          <table:table-cell office:value-type="float" office:value="0.04929" calcext:value-type="float">
            <text:p>0.04929</text:p>
          </table:table-cell>
          <table:table-cell office:value-type="float" office:value="-0.442576" calcext:value-type="float">
            <text:p>-0.442576</text:p>
          </table:table-cell>
          <table:table-cell office:value-type="string" calcext:value-type="string">
            <text:p>0.013248</text:p>
          </table:table-cell>
        </table:table-row>
        <table:table-row table:style-name="ro1" table:visibility="filter">
          <table:table-cell office:value-type="float" office:value="1527048198.09667" calcext:value-type="float">
            <text:p>1527048198.09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5.856033" calcext:value-type="float">
            <text:p>-65.856033</text:p>
          </table:table-cell>
          <table:table-cell office:value-type="float" office:value="0.01847" calcext:value-type="float">
            <text:p>0.01847</text:p>
          </table:table-cell>
          <table:table-cell table:style-name="Default" office:value-type="float" office:value="-0.444692" calcext:value-type="float">
            <text:p>-0.444692</text:p>
          </table:table-cell>
          <table:table-cell office:value-type="float" office:value="0.011529" calcext:value-type="float">
            <text:p>0.011529</text:p>
          </table:table-cell>
          <table:table-cell table:style-name="Default" office:value-type="float" office:value="-4.784764" calcext:value-type="float">
            <text:p>-4.784764</text:p>
          </table:table-cell>
          <table:table-cell office:value-type="float" office:value="0.04929" calcext:value-type="float">
            <text:p>0.04929</text:p>
          </table:table-cell>
          <table:table-cell office:value-type="float" office:value="-0.442576" calcext:value-type="float">
            <text:p>-0.442576</text:p>
          </table:table-cell>
          <table:table-cell office:value-type="string" calcext:value-type="string">
            <text:p>0.013248</text:p>
          </table:table-cell>
        </table:table-row>
        <table:table-row table:style-name="ro1">
          <table:table-cell office:value-type="float" office:value="1527048198.11719" calcext:value-type="float">
            <text:p>1527048198.1171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6.832787" calcext:value-type="float">
            <text:p>-66.832787</text:p>
          </table:table-cell>
          <table:table-cell office:value-type="float" office:value="0.008745" calcext:value-type="float">
            <text:p>0.008745</text:p>
          </table:table-cell>
          <table:table-cell office:value-type="float" office:value="-0.448336" calcext:value-type="float">
            <text:p>-0.448336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-4.820224" calcext:value-type="float">
            <text:p>-4.820224</text:p>
          </table:table-cell>
          <table:table-cell office:value-type="float" office:value="0.015511" calcext:value-type="float">
            <text:p>0.015511</text:p>
          </table:table-cell>
          <table:table-cell office:value-type="float" office:value="-0.444692" calcext:value-type="float">
            <text:p>-0.444692</text:p>
          </table:table-cell>
          <table:table-cell office:value-type="string" calcext:value-type="string">
            <text:p>0.011529</text:p>
          </table:table-cell>
        </table:table-row>
        <table:table-row table:style-name="ro1" table:visibility="filter">
          <table:table-cell office:value-type="float" office:value="1527048198.11724" calcext:value-type="float">
            <text:p>1527048198.1172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6.832787" calcext:value-type="float">
            <text:p>-66.832787</text:p>
          </table:table-cell>
          <table:table-cell office:value-type="float" office:value="0.008745" calcext:value-type="float">
            <text:p>0.008745</text:p>
          </table:table-cell>
          <table:table-cell table:style-name="Default" office:value-type="float" office:value="-0.448336" calcext:value-type="float">
            <text:p>-0.448336</text:p>
          </table:table-cell>
          <table:table-cell office:value-type="float" office:value="0.008057" calcext:value-type="float">
            <text:p>0.008057</text:p>
          </table:table-cell>
          <table:table-cell table:style-name="Default" office:value-type="float" office:value="-4.820224" calcext:value-type="float">
            <text:p>-4.820224</text:p>
          </table:table-cell>
          <table:table-cell office:value-type="float" office:value="0.015511" calcext:value-type="float">
            <text:p>0.015511</text:p>
          </table:table-cell>
          <table:table-cell office:value-type="float" office:value="-0.444692" calcext:value-type="float">
            <text:p>-0.444692</text:p>
          </table:table-cell>
          <table:table-cell office:value-type="string" calcext:value-type="string">
            <text:p>0.011529</text:p>
          </table:table-cell>
        </table:table-row>
        <table:table-row table:style-name="ro1">
          <table:table-cell office:value-type="float" office:value="1527048198.13664" calcext:value-type="float">
            <text:p>1527048198.1366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7.090279" calcext:value-type="float">
            <text:p>-67.090279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-0.449241" calcext:value-type="float">
            <text:p>-0.449241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-4.82953" calcext:value-type="float">
            <text:p>-4.8295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-0.448336" calcext:value-type="float">
            <text:p>-0.448336</text:p>
          </table:table-cell>
          <table:table-cell office:value-type="string" calcext:value-type="string">
            <text:p>0.008057</text:p>
          </table:table-cell>
        </table:table-row>
        <table:table-row table:style-name="ro1" table:visibility="filter">
          <table:table-cell office:value-type="float" office:value="1527048198.1367" calcext:value-type="float">
            <text:p>1527048198.13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7.090279" calcext:value-type="float">
            <text:p>-67.090279</text:p>
          </table:table-cell>
          <table:table-cell office:value-type="float" office:value="0.006949" calcext:value-type="float">
            <text:p>0.006949</text:p>
          </table:table-cell>
          <table:table-cell table:style-name="Default" office:value-type="float" office:value="-0.449241" calcext:value-type="float">
            <text:p>-0.449241</text:p>
          </table:table-cell>
          <table:table-cell office:value-type="float" office:value="0.006909" calcext:value-type="float">
            <text:p>0.006909</text:p>
          </table:table-cell>
          <table:table-cell table:style-name="Default" office:value-type="float" office:value="-4.82953" calcext:value-type="float">
            <text:p>-4.8295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-0.448336" calcext:value-type="float">
            <text:p>-0.448336</text:p>
          </table:table-cell>
          <table:table-cell office:value-type="string" calcext:value-type="string">
            <text:p>0.008057</text:p>
          </table:table-cell>
        </table:table-row>
        <table:table-row table:style-name="ro1">
          <table:table-cell office:value-type="float" office:value="1527048198.1571" calcext:value-type="float">
            <text:p>1527048198.157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7.373428" calcext:value-type="float">
            <text:p>-67.373428</text:p>
          </table:table-cell>
          <table:table-cell office:value-type="float" office:value="0.005241" calcext:value-type="float">
            <text:p>0.005241</text:p>
          </table:table-cell>
          <table:table-cell office:value-type="float" office:value="-0.450286" calcext:value-type="float">
            <text:p>-0.45028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-4.839742" calcext:value-type="float">
            <text:p>-4.839742</text:p>
          </table:table-cell>
          <table:table-cell office:value-type="float" office:value="-0.00988" calcext:value-type="float">
            <text:p>-0.00988</text:p>
          </table:table-cell>
          <table:table-cell office:value-type="float" office:value="-0.449241" calcext:value-type="float">
            <text:p>-0.449241</text:p>
          </table:table-cell>
          <table:table-cell office:value-type="string" calcext:value-type="string">
            <text:p>0.006909</text:p>
          </table:table-cell>
        </table:table-row>
        <table:table-row table:style-name="ro1" table:visibility="filter">
          <table:table-cell office:value-type="float" office:value="1527048198.15717" calcext:value-type="float">
            <text:p>1527048198.157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7.373428" calcext:value-type="float">
            <text:p>-67.373428</text:p>
          </table:table-cell>
          <table:table-cell office:value-type="float" office:value="0.005241" calcext:value-type="float">
            <text:p>0.005241</text:p>
          </table:table-cell>
          <table:table-cell table:style-name="Default" office:value-type="float" office:value="-0.450286" calcext:value-type="float">
            <text:p>-0.450286</text:p>
          </table:table-cell>
          <table:table-cell office:value-type="float" office:value="0.00552" calcext:value-type="float">
            <text:p>0.00552</text:p>
          </table:table-cell>
          <table:table-cell table:style-name="Default" office:value-type="float" office:value="-4.839742" calcext:value-type="float">
            <text:p>-4.839742</text:p>
          </table:table-cell>
          <table:table-cell office:value-type="float" office:value="-0.00988" calcext:value-type="float">
            <text:p>-0.00988</text:p>
          </table:table-cell>
          <table:table-cell office:value-type="float" office:value="-0.449241" calcext:value-type="float">
            <text:p>-0.449241</text:p>
          </table:table-cell>
          <table:table-cell office:value-type="string" calcext:value-type="string">
            <text:p>0.006909</text:p>
          </table:table-cell>
        </table:table-row>
        <table:table-row table:style-name="ro1">
          <table:table-cell office:value-type="float" office:value="1527048198.17659" calcext:value-type="float">
            <text:p>1527048198.1765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7.636932" calcext:value-type="float">
            <text:p>-67.636932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-0.45121" calcext:value-type="float">
            <text:p>-0.4512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-4.849227" calcext:value-type="float">
            <text:p>-4.849227</text:p>
          </table:table-cell>
          <table:table-cell office:value-type="float" office:value="-0.021071" calcext:value-type="float">
            <text:p>-0.021071</text:p>
          </table:table-cell>
          <table:table-cell office:value-type="float" office:value="-0.450286" calcext:value-type="float">
            <text:p>-0.450286</text:p>
          </table:table-cell>
          <table:table-cell office:value-type="string" calcext:value-type="string">
            <text:p>0.005520</text:p>
          </table:table-cell>
        </table:table-row>
        <table:table-row table:style-name="ro1" table:visibility="filter">
          <table:table-cell office:value-type="float" office:value="1527048198.17665" calcext:value-type="float">
            <text:p>1527048198.176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7.636932" calcext:value-type="float">
            <text:p>-67.636932</text:p>
          </table:table-cell>
          <table:table-cell office:value-type="float" office:value="0.003161" calcext:value-type="float">
            <text:p>0.003161</text:p>
          </table:table-cell>
          <table:table-cell table:style-name="Default" office:value-type="float" office:value="-0.45121" calcext:value-type="float">
            <text:p>-0.45121</text:p>
          </table:table-cell>
          <table:table-cell office:value-type="float" office:value="0.00443" calcext:value-type="float">
            <text:p>0.00443</text:p>
          </table:table-cell>
          <table:table-cell table:style-name="Default" office:value-type="float" office:value="-4.849227" calcext:value-type="float">
            <text:p>-4.849227</text:p>
          </table:table-cell>
          <table:table-cell office:value-type="float" office:value="-0.021071" calcext:value-type="float">
            <text:p>-0.021071</text:p>
          </table:table-cell>
          <table:table-cell office:value-type="float" office:value="-0.450286" calcext:value-type="float">
            <text:p>-0.450286</text:p>
          </table:table-cell>
          <table:table-cell office:value-type="string" calcext:value-type="string">
            <text:p>0.005520</text:p>
          </table:table-cell>
        </table:table-row>
        <table:table-row table:style-name="ro1">
          <table:table-cell office:value-type="float" office:value="1527048198.19711" calcext:value-type="float">
            <text:p>1527048198.1971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7.280769" calcext:value-type="float">
            <text:p>-67.280769</text:p>
          </table:table-cell>
          <table:table-cell office:value-type="float" office:value="-0.001188" calcext:value-type="float">
            <text:p>-0.001188</text:p>
          </table:table-cell>
          <table:table-cell office:value-type="float" office:value="-0.449892" calcext:value-type="float">
            <text:p>-0.449892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-4.836404" calcext:value-type="float">
            <text:p>-4.836404</text:p>
          </table:table-cell>
          <table:table-cell office:value-type="float" office:value="-0.037221" calcext:value-type="float">
            <text:p>-0.037221</text:p>
          </table:table-cell>
          <table:table-cell office:value-type="float" office:value="-0.45121" calcext:value-type="float">
            <text:p>-0.45121</text:p>
          </table:table-cell>
          <table:table-cell office:value-type="string" calcext:value-type="string">
            <text:p>0.004430</text:p>
          </table:table-cell>
        </table:table-row>
        <table:table-row table:style-name="ro1" table:visibility="filter">
          <table:table-cell office:value-type="float" office:value="1527048198.19717" calcext:value-type="float">
            <text:p>1527048198.197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7.280769" calcext:value-type="float">
            <text:p>-67.280769</text:p>
          </table:table-cell>
          <table:table-cell office:value-type="float" office:value="-0.001188" calcext:value-type="float">
            <text:p>-0.001188</text:p>
          </table:table-cell>
          <table:table-cell table:style-name="Default" office:value-type="float" office:value="-0.449892" calcext:value-type="float">
            <text:p>-0.449892</text:p>
          </table:table-cell>
          <table:table-cell office:value-type="float" office:value="0.00277" calcext:value-type="float">
            <text:p>0.00277</text:p>
          </table:table-cell>
          <table:table-cell table:style-name="Default" office:value-type="float" office:value="-4.836404" calcext:value-type="float">
            <text:p>-4.836404</text:p>
          </table:table-cell>
          <table:table-cell office:value-type="float" office:value="-0.037221" calcext:value-type="float">
            <text:p>-0.037221</text:p>
          </table:table-cell>
          <table:table-cell office:value-type="float" office:value="-0.45121" calcext:value-type="float">
            <text:p>-0.45121</text:p>
          </table:table-cell>
          <table:table-cell office:value-type="string" calcext:value-type="string">
            <text:p>0.004430</text:p>
          </table:table-cell>
        </table:table-row>
        <table:table-row table:style-name="ro1">
          <table:table-cell office:value-type="float" office:value="1527048198.21663" calcext:value-type="float">
            <text:p>1527048198.2166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7.639023" calcext:value-type="float">
            <text:p>-67.639023</text:p>
          </table:table-cell>
          <table:table-cell office:value-type="float" office:value="-0.013224" calcext:value-type="float">
            <text:p>-0.013224</text:p>
          </table:table-cell>
          <table:table-cell office:value-type="float" office:value="-0.45115" calcext:value-type="float">
            <text:p>-0.45115</text:p>
          </table:table-cell>
          <table:table-cell office:value-type="float" office:value="-0.000187" calcext:value-type="float">
            <text:p>-0.000187</text:p>
          </table:table-cell>
          <table:table-cell office:value-type="float" office:value="-4.849305" calcext:value-type="float">
            <text:p>-4.849305</text:p>
          </table:table-cell>
          <table:table-cell office:value-type="float" office:value="-0.067551" calcext:value-type="float">
            <text:p>-0.067551</text:p>
          </table:table-cell>
          <table:table-cell office:value-type="float" office:value="-0.449892" calcext:value-type="float">
            <text:p>-0.449892</text:p>
          </table:table-cell>
          <table:table-cell office:value-type="string" calcext:value-type="string">
            <text:p>0.002770</text:p>
          </table:table-cell>
        </table:table-row>
        <table:table-row table:style-name="ro1" table:visibility="filter">
          <table:table-cell office:value-type="float" office:value="1527048198.21671" calcext:value-type="float">
            <text:p>1527048198.216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7.639023" calcext:value-type="float">
            <text:p>-67.639023</text:p>
          </table:table-cell>
          <table:table-cell office:value-type="float" office:value="-0.013224" calcext:value-type="float">
            <text:p>-0.013224</text:p>
          </table:table-cell>
          <table:table-cell table:style-name="Default" office:value-type="float" office:value="-0.45115" calcext:value-type="float">
            <text:p>-0.45115</text:p>
          </table:table-cell>
          <table:table-cell office:value-type="float" office:value="-0.000187" calcext:value-type="float">
            <text:p>-0.000187</text:p>
          </table:table-cell>
          <table:table-cell table:style-name="Default" office:value-type="float" office:value="-4.849305" calcext:value-type="float">
            <text:p>-4.849305</text:p>
          </table:table-cell>
          <table:table-cell office:value-type="float" office:value="-0.067551" calcext:value-type="float">
            <text:p>-0.067551</text:p>
          </table:table-cell>
          <table:table-cell office:value-type="float" office:value="-0.449892" calcext:value-type="float">
            <text:p>-0.449892</text:p>
          </table:table-cell>
          <table:table-cell office:value-type="string" calcext:value-type="string">
            <text:p>0.002770</text:p>
          </table:table-cell>
        </table:table-row>
        <table:table-row table:style-name="ro1">
          <table:table-cell office:value-type="float" office:value="1527048198.23713" calcext:value-type="float">
            <text:p>1527048198.2371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7.34066" calcext:value-type="float">
            <text:p>-67.34066</text:p>
          </table:table-cell>
          <table:table-cell office:value-type="float" office:value="-0.020327" calcext:value-type="float">
            <text:p>-0.020327</text:p>
          </table:table-cell>
          <table:table-cell office:value-type="float" office:value="-0.450048" calcext:value-type="float">
            <text:p>-0.450048</text:p>
          </table:table-cell>
          <table:table-cell office:value-type="float" office:value="-0.00157" calcext:value-type="float">
            <text:p>-0.00157</text:p>
          </table:table-cell>
          <table:table-cell office:value-type="float" office:value="-4.838565" calcext:value-type="float">
            <text:p>-4.838565</text:p>
          </table:table-cell>
          <table:table-cell office:value-type="float" office:value="-0.081026" calcext:value-type="float">
            <text:p>-0.081026</text:p>
          </table:table-cell>
          <table:table-cell office:value-type="float" office:value="-0.45115" calcext:value-type="float">
            <text:p>-0.45115</text:p>
          </table:table-cell>
          <table:table-cell office:value-type="string" calcext:value-type="string">
            <text:p>-0.000187</text:p>
          </table:table-cell>
        </table:table-row>
        <table:table-row table:style-name="ro1" table:visibility="filter">
          <table:table-cell office:value-type="float" office:value="1527048198.2372" calcext:value-type="float">
            <text:p>1527048198.23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7.34066" calcext:value-type="float">
            <text:p>-67.34066</text:p>
          </table:table-cell>
          <table:table-cell office:value-type="float" office:value="-0.020327" calcext:value-type="float">
            <text:p>-0.020327</text:p>
          </table:table-cell>
          <table:table-cell table:style-name="Default" office:value-type="float" office:value="-0.450048" calcext:value-type="float">
            <text:p>-0.450048</text:p>
          </table:table-cell>
          <table:table-cell office:value-type="float" office:value="-0.00157" calcext:value-type="float">
            <text:p>-0.00157</text:p>
          </table:table-cell>
          <table:table-cell table:style-name="Default" office:value-type="float" office:value="-4.838565" calcext:value-type="float">
            <text:p>-4.838565</text:p>
          </table:table-cell>
          <table:table-cell office:value-type="float" office:value="-0.081026" calcext:value-type="float">
            <text:p>-0.081026</text:p>
          </table:table-cell>
          <table:table-cell office:value-type="float" office:value="-0.45115" calcext:value-type="float">
            <text:p>-0.45115</text:p>
          </table:table-cell>
          <table:table-cell office:value-type="string" calcext:value-type="string">
            <text:p>-0.000187</text:p>
          </table:table-cell>
        </table:table-row>
        <table:table-row table:style-name="ro1">
          <table:table-cell office:value-type="float" office:value="1527048198.25656" calcext:value-type="float">
            <text:p>1527048198.25656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7.079895" calcext:value-type="float">
            <text:p>-67.079895</text:p>
          </table:table-cell>
          <table:table-cell office:value-type="float" office:value="-0.019759" calcext:value-type="float">
            <text:p>-0.019759</text:p>
          </table:table-cell>
          <table:table-cell office:value-type="float" office:value="-0.449134" calcext:value-type="float">
            <text:p>-0.449134</text:p>
          </table:table-cell>
          <table:table-cell office:value-type="float" office:value="-0.001471" calcext:value-type="float">
            <text:p>-0.001471</text:p>
          </table:table-cell>
          <table:table-cell office:value-type="float" office:value="-4.829158" calcext:value-type="float">
            <text:p>-4.829158</text:p>
          </table:table-cell>
          <table:table-cell office:value-type="float" office:value="-0.080006" calcext:value-type="float">
            <text:p>-0.080006</text:p>
          </table:table-cell>
          <table:table-cell office:value-type="float" office:value="-0.450048" calcext:value-type="float">
            <text:p>-0.450048</text:p>
          </table:table-cell>
          <table:table-cell office:value-type="string" calcext:value-type="string">
            <text:p>-0.001570</text:p>
          </table:table-cell>
        </table:table-row>
        <table:table-row table:style-name="ro1" table:visibility="filter">
          <table:table-cell office:value-type="float" office:value="1527048198.25662" calcext:value-type="float">
            <text:p>1527048198.25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7.079895" calcext:value-type="float">
            <text:p>-67.079895</text:p>
          </table:table-cell>
          <table:table-cell office:value-type="float" office:value="-0.019759" calcext:value-type="float">
            <text:p>-0.019759</text:p>
          </table:table-cell>
          <table:table-cell table:style-name="Default" office:value-type="float" office:value="-0.449134" calcext:value-type="float">
            <text:p>-0.449134</text:p>
          </table:table-cell>
          <table:table-cell office:value-type="float" office:value="-0.001471" calcext:value-type="float">
            <text:p>-0.001471</text:p>
          </table:table-cell>
          <table:table-cell table:style-name="Default" office:value-type="float" office:value="-4.829158" calcext:value-type="float">
            <text:p>-4.829158</text:p>
          </table:table-cell>
          <table:table-cell office:value-type="float" office:value="-0.080006" calcext:value-type="float">
            <text:p>-0.080006</text:p>
          </table:table-cell>
          <table:table-cell office:value-type="float" office:value="-0.450048" calcext:value-type="float">
            <text:p>-0.450048</text:p>
          </table:table-cell>
          <table:table-cell office:value-type="string" calcext:value-type="string">
            <text:p>-0.001570</text:p>
          </table:table-cell>
        </table:table-row>
        <table:table-row table:style-name="ro1">
          <table:table-cell office:value-type="float" office:value="1527048198.27703" calcext:value-type="float">
            <text:p>1527048198.2770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6.825706" calcext:value-type="float">
            <text:p>-66.825706</text:p>
          </table:table-cell>
          <table:table-cell office:value-type="float" office:value="-0.032016" calcext:value-type="float">
            <text:p>-0.032016</text:p>
          </table:table-cell>
          <table:table-cell office:value-type="float" office:value="-0.448194" calcext:value-type="float">
            <text:p>-0.448194</text:p>
          </table:table-cell>
          <table:table-cell office:value-type="float" office:value="-0.003506" calcext:value-type="float">
            <text:p>-0.003506</text:p>
          </table:table-cell>
          <table:table-cell office:value-type="float" office:value="-4.819972" calcext:value-type="float">
            <text:p>-4.819972</text:p>
          </table:table-cell>
          <table:table-cell office:value-type="float" office:value="-0.099893" calcext:value-type="float">
            <text:p>-0.099893</text:p>
          </table:table-cell>
          <table:table-cell office:value-type="float" office:value="-0.449134" calcext:value-type="float">
            <text:p>-0.449134</text:p>
          </table:table-cell>
          <table:table-cell office:value-type="string" calcext:value-type="string">
            <text:p>-0.001471</text:p>
          </table:table-cell>
        </table:table-row>
        <table:table-row table:style-name="ro1" table:visibility="filter">
          <table:table-cell office:value-type="float" office:value="1527048198.27709" calcext:value-type="float">
            <text:p>1527048198.2770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6.825706" calcext:value-type="float">
            <text:p>-66.825706</text:p>
          </table:table-cell>
          <table:table-cell office:value-type="float" office:value="-0.032016" calcext:value-type="float">
            <text:p>-0.032016</text:p>
          </table:table-cell>
          <table:table-cell table:style-name="Default" office:value-type="float" office:value="-0.448194" calcext:value-type="float">
            <text:p>-0.448194</text:p>
          </table:table-cell>
          <table:table-cell office:value-type="float" office:value="-0.003506" calcext:value-type="float">
            <text:p>-0.003506</text:p>
          </table:table-cell>
          <table:table-cell table:style-name="Default" office:value-type="float" office:value="-4.819972" calcext:value-type="float">
            <text:p>-4.819972</text:p>
          </table:table-cell>
          <table:table-cell office:value-type="float" office:value="-0.099893" calcext:value-type="float">
            <text:p>-0.099893</text:p>
          </table:table-cell>
          <table:table-cell office:value-type="float" office:value="-0.449134" calcext:value-type="float">
            <text:p>-0.449134</text:p>
          </table:table-cell>
          <table:table-cell office:value-type="string" calcext:value-type="string">
            <text:p>-0.001471</text:p>
          </table:table-cell>
        </table:table-row>
        <table:table-row table:style-name="ro1">
          <table:table-cell office:value-type="float" office:value="1527048198.29653" calcext:value-type="float">
            <text:p>1527048198.2965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6.549011" calcext:value-type="float">
            <text:p>-66.549011</text:p>
          </table:table-cell>
          <table:table-cell office:value-type="float" office:value="-0.035234" calcext:value-type="float">
            <text:p>-0.035234</text:p>
          </table:table-cell>
          <table:table-cell office:value-type="float" office:value="-0.447217" calcext:value-type="float">
            <text:p>-0.447217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-4.809951" calcext:value-type="float">
            <text:p>-4.809951</text:p>
          </table:table-cell>
          <table:table-cell office:value-type="float" office:value="-0.104613" calcext:value-type="float">
            <text:p>-0.104613</text:p>
          </table:table-cell>
          <table:table-cell office:value-type="float" office:value="-0.448194" calcext:value-type="float">
            <text:p>-0.448194</text:p>
          </table:table-cell>
          <table:table-cell office:value-type="string" calcext:value-type="string">
            <text:p>-0.003506</text:p>
          </table:table-cell>
        </table:table-row>
        <table:table-row table:style-name="ro1" table:visibility="filter">
          <table:table-cell office:value-type="float" office:value="1527048198.29658" calcext:value-type="float">
            <text:p>1527048198.29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6.549011" calcext:value-type="float">
            <text:p>-66.549011</text:p>
          </table:table-cell>
          <table:table-cell office:value-type="float" office:value="-0.035234" calcext:value-type="float">
            <text:p>-0.035234</text:p>
          </table:table-cell>
          <table:table-cell table:style-name="Default" office:value-type="float" office:value="-0.447217" calcext:value-type="float">
            <text:p>-0.447217</text:p>
          </table:table-cell>
          <table:table-cell office:value-type="float" office:value="-0.003966" calcext:value-type="float">
            <text:p>-0.003966</text:p>
          </table:table-cell>
          <table:table-cell table:style-name="Default" office:value-type="float" office:value="-4.809951" calcext:value-type="float">
            <text:p>-4.809951</text:p>
          </table:table-cell>
          <table:table-cell office:value-type="float" office:value="-0.104613" calcext:value-type="float">
            <text:p>-0.104613</text:p>
          </table:table-cell>
          <table:table-cell office:value-type="float" office:value="-0.448194" calcext:value-type="float">
            <text:p>-0.448194</text:p>
          </table:table-cell>
          <table:table-cell office:value-type="string" calcext:value-type="string">
            <text:p>-0.003506</text:p>
          </table:table-cell>
        </table:table-row>
        <table:table-row table:style-name="ro1">
          <table:table-cell office:value-type="float" office:value="1527048198.31691" calcext:value-type="float">
            <text:p>1527048198.3169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6.324387" calcext:value-type="float">
            <text:p>-66.324387</text:p>
          </table:table-cell>
          <table:table-cell office:value-type="float" office:value="-0.039419" calcext:value-type="float">
            <text:p>-0.039419</text:p>
          </table:table-cell>
          <table:table-cell office:value-type="float" office:value="-0.446387" calcext:value-type="float">
            <text:p>-0.446387</text:p>
          </table:table-cell>
          <table:table-cell office:value-type="float" office:value="-0.004561" calcext:value-type="float">
            <text:p>-0.004561</text:p>
          </table:table-cell>
          <table:table-cell office:value-type="float" office:value="-4.801802" calcext:value-type="float">
            <text:p>-4.801802</text:p>
          </table:table-cell>
          <table:table-cell office:value-type="float" office:value="-0.110454" calcext:value-type="float">
            <text:p>-0.110454</text:p>
          </table:table-cell>
          <table:table-cell office:value-type="float" office:value="-0.447217" calcext:value-type="float">
            <text:p>-0.447217</text:p>
          </table:table-cell>
          <table:table-cell office:value-type="string" calcext:value-type="string">
            <text:p>-0.003966</text:p>
          </table:table-cell>
        </table:table-row>
        <table:table-row table:style-name="ro1" table:visibility="filter">
          <table:table-cell office:value-type="float" office:value="1527048198.31698" calcext:value-type="float">
            <text:p>1527048198.3169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6.324387" calcext:value-type="float">
            <text:p>-66.324387</text:p>
          </table:table-cell>
          <table:table-cell office:value-type="float" office:value="-0.039419" calcext:value-type="float">
            <text:p>-0.039419</text:p>
          </table:table-cell>
          <table:table-cell table:style-name="Default" office:value-type="float" office:value="-0.446387" calcext:value-type="float">
            <text:p>-0.446387</text:p>
          </table:table-cell>
          <table:table-cell office:value-type="float" office:value="-0.004561" calcext:value-type="float">
            <text:p>-0.004561</text:p>
          </table:table-cell>
          <table:table-cell table:style-name="Default" office:value-type="float" office:value="-4.801802" calcext:value-type="float">
            <text:p>-4.801802</text:p>
          </table:table-cell>
          <table:table-cell office:value-type="float" office:value="-0.110454" calcext:value-type="float">
            <text:p>-0.110454</text:p>
          </table:table-cell>
          <table:table-cell office:value-type="float" office:value="-0.447217" calcext:value-type="float">
            <text:p>-0.447217</text:p>
          </table:table-cell>
          <table:table-cell office:value-type="string" calcext:value-type="string">
            <text:p>-0.003966</text:p>
          </table:table-cell>
        </table:table-row>
        <table:table-row table:style-name="ro1">
          <table:table-cell office:value-type="float" office:value="1527048198.33643" calcext:value-type="float">
            <text:p>1527048198.3364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6.094543" calcext:value-type="float">
            <text:p>-66.094543</text:p>
          </table:table-cell>
          <table:table-cell office:value-type="float" office:value="-0.069713" calcext:value-type="float">
            <text:p>-0.069713</text:p>
          </table:table-cell>
          <table:table-cell office:value-type="float" office:value="-0.445572" calcext:value-type="float">
            <text:p>-0.445572</text:p>
          </table:table-cell>
          <table:table-cell office:value-type="float" office:value="-0.008112" calcext:value-type="float">
            <text:p>-0.008112</text:p>
          </table:table-cell>
          <table:table-cell office:value-type="float" office:value="-4.793447" calcext:value-type="float">
            <text:p>-4.793447</text:p>
          </table:table-cell>
          <table:table-cell office:value-type="float" office:value="-0.146835" calcext:value-type="float">
            <text:p>-0.146835</text:p>
          </table:table-cell>
          <table:table-cell office:value-type="float" office:value="-0.446387" calcext:value-type="float">
            <text:p>-0.446387</text:p>
          </table:table-cell>
          <table:table-cell office:value-type="string" calcext:value-type="string">
            <text:p>-0.004561</text:p>
          </table:table-cell>
        </table:table-row>
        <table:table-row table:style-name="ro1" table:visibility="filter">
          <table:table-cell office:value-type="float" office:value="1527048198.33649" calcext:value-type="float">
            <text:p>1527048198.3364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6.094543" calcext:value-type="float">
            <text:p>-66.094543</text:p>
          </table:table-cell>
          <table:table-cell office:value-type="float" office:value="-0.069713" calcext:value-type="float">
            <text:p>-0.069713</text:p>
          </table:table-cell>
          <table:table-cell table:style-name="Default" office:value-type="float" office:value="-0.445572" calcext:value-type="float">
            <text:p>-0.445572</text:p>
          </table:table-cell>
          <table:table-cell office:value-type="float" office:value="-0.008112" calcext:value-type="float">
            <text:p>-0.008112</text:p>
          </table:table-cell>
          <table:table-cell table:style-name="Default" office:value-type="float" office:value="-4.793447" calcext:value-type="float">
            <text:p>-4.793447</text:p>
          </table:table-cell>
          <table:table-cell office:value-type="float" office:value="-0.146835" calcext:value-type="float">
            <text:p>-0.146835</text:p>
          </table:table-cell>
          <table:table-cell office:value-type="float" office:value="-0.446387" calcext:value-type="float">
            <text:p>-0.446387</text:p>
          </table:table-cell>
          <table:table-cell office:value-type="string" calcext:value-type="string">
            <text:p>-0.004561</text:p>
          </table:table-cell>
        </table:table-row>
        <table:table-row table:style-name="ro1">
          <table:table-cell office:value-type="float" office:value="1527048198.35689" calcext:value-type="float">
            <text:p>1527048198.3568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5.376839" calcext:value-type="float">
            <text:p>-65.376839</text:p>
          </table:table-cell>
          <table:table-cell office:value-type="float" office:value="-0.06385" calcext:value-type="float">
            <text:p>-0.06385</text:p>
          </table:table-cell>
          <table:table-cell office:value-type="float" office:value="-0.442893" calcext:value-type="float">
            <text:p>-0.442893</text:p>
          </table:table-cell>
          <table:table-cell office:value-type="float" office:value="-0.007462" calcext:value-type="float">
            <text:p>-0.007462</text:p>
          </table:table-cell>
          <table:table-cell office:value-type="float" office:value="-4.767272" calcext:value-type="float">
            <text:p>-4.767272</text:p>
          </table:table-cell>
          <table:table-cell office:value-type="float" office:value="-0.140485" calcext:value-type="float">
            <text:p>-0.140485</text:p>
          </table:table-cell>
          <table:table-cell office:value-type="float" office:value="-0.445572" calcext:value-type="float">
            <text:p>-0.445572</text:p>
          </table:table-cell>
          <table:table-cell office:value-type="string" calcext:value-type="string">
            <text:p>-0.008112</text:p>
          </table:table-cell>
        </table:table-row>
        <table:table-row table:style-name="ro1" table:visibility="filter">
          <table:table-cell office:value-type="float" office:value="1527048198.35695" calcext:value-type="float">
            <text:p>1527048198.3569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5.376839" calcext:value-type="float">
            <text:p>-65.376839</text:p>
          </table:table-cell>
          <table:table-cell office:value-type="float" office:value="-0.06385" calcext:value-type="float">
            <text:p>-0.06385</text:p>
          </table:table-cell>
          <table:table-cell table:style-name="Default" office:value-type="float" office:value="-0.442893" calcext:value-type="float">
            <text:p>-0.442893</text:p>
          </table:table-cell>
          <table:table-cell office:value-type="float" office:value="-0.007462" calcext:value-type="float">
            <text:p>-0.007462</text:p>
          </table:table-cell>
          <table:table-cell table:style-name="Default" office:value-type="float" office:value="-4.767272" calcext:value-type="float">
            <text:p>-4.767272</text:p>
          </table:table-cell>
          <table:table-cell office:value-type="float" office:value="-0.140485" calcext:value-type="float">
            <text:p>-0.140485</text:p>
          </table:table-cell>
          <table:table-cell office:value-type="float" office:value="-0.445572" calcext:value-type="float">
            <text:p>-0.445572</text:p>
          </table:table-cell>
          <table:table-cell office:value-type="string" calcext:value-type="string">
            <text:p>-0.008112</text:p>
          </table:table-cell>
        </table:table-row>
        <table:table-row table:style-name="ro1">
          <table:table-cell office:value-type="float" office:value="1527048198.37648" calcext:value-type="float">
            <text:p>1527048198.3764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4.995132" calcext:value-type="float">
            <text:p>-64.995132</text:p>
          </table:table-cell>
          <table:table-cell office:value-type="float" office:value="-0.081596" calcext:value-type="float">
            <text:p>-0.081596</text:p>
          </table:table-cell>
          <table:table-cell office:value-type="float" office:value="-0.441523" calcext:value-type="float">
            <text:p>-0.441523</text:p>
          </table:table-cell>
          <table:table-cell office:value-type="float" office:value="-0.009284" calcext:value-type="float">
            <text:p>-0.009284</text:p>
          </table:table-cell>
          <table:table-cell office:value-type="float" office:value="-4.75329" calcext:value-type="float">
            <text:p>-4.75329</text:p>
          </table:table-cell>
          <table:table-cell office:value-type="float" office:value="-0.159088" calcext:value-type="float">
            <text:p>-0.159088</text:p>
          </table:table-cell>
          <table:table-cell office:value-type="float" office:value="-0.442893" calcext:value-type="float">
            <text:p>-0.442893</text:p>
          </table:table-cell>
          <table:table-cell office:value-type="string" calcext:value-type="string">
            <text:p>-0.007462</text:p>
          </table:table-cell>
        </table:table-row>
        <table:table-row table:style-name="ro1" table:visibility="filter">
          <table:table-cell office:value-type="float" office:value="1527048198.37656" calcext:value-type="float">
            <text:p>1527048198.3765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4.995132" calcext:value-type="float">
            <text:p>-64.995132</text:p>
          </table:table-cell>
          <table:table-cell office:value-type="float" office:value="-0.081596" calcext:value-type="float">
            <text:p>-0.081596</text:p>
          </table:table-cell>
          <table:table-cell table:style-name="Default" office:value-type="float" office:value="-0.441523" calcext:value-type="float">
            <text:p>-0.441523</text:p>
          </table:table-cell>
          <table:table-cell office:value-type="float" office:value="-0.009284" calcext:value-type="float">
            <text:p>-0.009284</text:p>
          </table:table-cell>
          <table:table-cell table:style-name="Default" office:value-type="float" office:value="-4.75329" calcext:value-type="float">
            <text:p>-4.75329</text:p>
          </table:table-cell>
          <table:table-cell office:value-type="float" office:value="-0.159088" calcext:value-type="float">
            <text:p>-0.159088</text:p>
          </table:table-cell>
          <table:table-cell office:value-type="float" office:value="-0.442893" calcext:value-type="float">
            <text:p>-0.442893</text:p>
          </table:table-cell>
          <table:table-cell office:value-type="string" calcext:value-type="string">
            <text:p>-0.007462</text:p>
          </table:table-cell>
        </table:table-row>
        <table:table-row table:style-name="ro1">
          <table:table-cell office:value-type="float" office:value="1527048198.39703" calcext:value-type="float">
            <text:p>1527048198.3970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4.474617" calcext:value-type="float">
            <text:p>-64.474617</text:p>
          </table:table-cell>
          <table:table-cell office:value-type="float" office:value="-0.093303" calcext:value-type="float">
            <text:p>-0.093303</text:p>
          </table:table-cell>
          <table:table-cell office:value-type="float" office:value="-0.439557" calcext:value-type="float">
            <text:p>-0.439557</text:p>
          </table:table-cell>
          <table:table-cell office:value-type="float" office:value="-0.010437" calcext:value-type="float">
            <text:p>-0.010437</text:p>
          </table:table-cell>
          <table:table-cell office:value-type="float" office:value="-4.73416" calcext:value-type="float">
            <text:p>-4.73416</text:p>
          </table:table-cell>
          <table:table-cell office:value-type="float" office:value="-0.170303" calcext:value-type="float">
            <text:p>-0.170303</text:p>
          </table:table-cell>
          <table:table-cell office:value-type="float" office:value="-0.441523" calcext:value-type="float">
            <text:p>-0.441523</text:p>
          </table:table-cell>
          <table:table-cell office:value-type="string" calcext:value-type="string">
            <text:p>-0.009284</text:p>
          </table:table-cell>
        </table:table-row>
        <table:table-row table:style-name="ro1" table:visibility="filter">
          <table:table-cell office:value-type="float" office:value="1527048198.39709" calcext:value-type="float">
            <text:p>1527048198.3970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4.474617" calcext:value-type="float">
            <text:p>-64.474617</text:p>
          </table:table-cell>
          <table:table-cell office:value-type="float" office:value="-0.093303" calcext:value-type="float">
            <text:p>-0.093303</text:p>
          </table:table-cell>
          <table:table-cell table:style-name="Default" office:value-type="float" office:value="-0.439557" calcext:value-type="float">
            <text:p>-0.439557</text:p>
          </table:table-cell>
          <table:table-cell office:value-type="float" office:value="-0.010437" calcext:value-type="float">
            <text:p>-0.010437</text:p>
          </table:table-cell>
          <table:table-cell table:style-name="Default" office:value-type="float" office:value="-4.73416" calcext:value-type="float">
            <text:p>-4.73416</text:p>
          </table:table-cell>
          <table:table-cell office:value-type="float" office:value="-0.170303" calcext:value-type="float">
            <text:p>-0.170303</text:p>
          </table:table-cell>
          <table:table-cell office:value-type="float" office:value="-0.441523" calcext:value-type="float">
            <text:p>-0.441523</text:p>
          </table:table-cell>
          <table:table-cell office:value-type="string" calcext:value-type="string">
            <text:p>-0.009284</text:p>
          </table:table-cell>
        </table:table-row>
        <table:table-row table:style-name="ro1">
          <table:table-cell office:value-type="float" office:value="1527048198.4165" calcext:value-type="float">
            <text:p>1527048198.416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3.412704" calcext:value-type="float">
            <text:p>-63.412704</text:p>
          </table:table-cell>
          <table:table-cell office:value-type="float" office:value="-0.095542" calcext:value-type="float">
            <text:p>-0.095542</text:p>
          </table:table-cell>
          <table:table-cell office:value-type="float" office:value="-0.435739" calcext:value-type="float">
            <text:p>-0.435739</text:p>
          </table:table-cell>
          <table:table-cell office:value-type="float" office:value="-0.010639" calcext:value-type="float">
            <text:p>-0.010639</text:p>
          </table:table-cell>
          <table:table-cell office:value-type="float" office:value="-4.694884" calcext:value-type="float">
            <text:p>-4.694884</text:p>
          </table:table-cell>
          <table:table-cell office:value-type="float" office:value="-0.172383" calcext:value-type="float">
            <text:p>-0.172383</text:p>
          </table:table-cell>
          <table:table-cell office:value-type="float" office:value="-0.439557" calcext:value-type="float">
            <text:p>-0.439557</text:p>
          </table:table-cell>
          <table:table-cell office:value-type="string" calcext:value-type="string">
            <text:p>-0.010437</text:p>
          </table:table-cell>
        </table:table-row>
        <table:table-row table:style-name="ro1" table:visibility="filter">
          <table:table-cell office:value-type="float" office:value="1527048198.4166" calcext:value-type="float">
            <text:p>1527048198.41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3.412704" calcext:value-type="float">
            <text:p>-63.412704</text:p>
          </table:table-cell>
          <table:table-cell office:value-type="float" office:value="-0.095542" calcext:value-type="float">
            <text:p>-0.095542</text:p>
          </table:table-cell>
          <table:table-cell table:style-name="Default" office:value-type="float" office:value="-0.435739" calcext:value-type="float">
            <text:p>-0.435739</text:p>
          </table:table-cell>
          <table:table-cell office:value-type="float" office:value="-0.010639" calcext:value-type="float">
            <text:p>-0.010639</text:p>
          </table:table-cell>
          <table:table-cell table:style-name="Default" office:value-type="float" office:value="-4.694884" calcext:value-type="float">
            <text:p>-4.694884</text:p>
          </table:table-cell>
          <table:table-cell office:value-type="float" office:value="-0.172383" calcext:value-type="float">
            <text:p>-0.172383</text:p>
          </table:table-cell>
          <table:table-cell office:value-type="float" office:value="-0.439557" calcext:value-type="float">
            <text:p>-0.439557</text:p>
          </table:table-cell>
          <table:table-cell office:value-type="string" calcext:value-type="string">
            <text:p>-0.010437</text:p>
          </table:table-cell>
        </table:table-row>
        <table:table-row table:style-name="ro1">
          <table:table-cell office:value-type="float" office:value="1527048198.43718" calcext:value-type="float">
            <text:p>1527048198.4371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2.686199" calcext:value-type="float">
            <text:p>-62.686199</text:p>
          </table:table-cell>
          <table:table-cell office:value-type="float" office:value="-0.102372" calcext:value-type="float">
            <text:p>-0.102372</text:p>
          </table:table-cell>
          <table:table-cell office:value-type="float" office:value="-0.432939" calcext:value-type="float">
            <text:p>-0.432939</text:p>
          </table:table-cell>
          <table:table-cell office:value-type="float" office:value="-0.011278" calcext:value-type="float">
            <text:p>-0.011278</text:p>
          </table:table-cell>
          <table:table-cell office:value-type="float" office:value="-4.66783" calcext:value-type="float">
            <text:p>-4.66783</text:p>
          </table:table-cell>
          <table:table-cell office:value-type="float" office:value="-0.178558" calcext:value-type="float">
            <text:p>-0.178558</text:p>
          </table:table-cell>
          <table:table-cell office:value-type="float" office:value="-0.435739" calcext:value-type="float">
            <text:p>-0.435739</text:p>
          </table:table-cell>
          <table:table-cell office:value-type="string" calcext:value-type="string">
            <text:p>-0.010639</text:p>
          </table:table-cell>
        </table:table-row>
        <table:table-row table:style-name="ro1" table:visibility="filter">
          <table:table-cell office:value-type="float" office:value="1527048198.43729" calcext:value-type="float">
            <text:p>1527048198.4372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2.686199" calcext:value-type="float">
            <text:p>-62.686199</text:p>
          </table:table-cell>
          <table:table-cell office:value-type="float" office:value="-0.102372" calcext:value-type="float">
            <text:p>-0.102372</text:p>
          </table:table-cell>
          <table:table-cell table:style-name="Default" office:value-type="float" office:value="-0.432939" calcext:value-type="float">
            <text:p>-0.432939</text:p>
          </table:table-cell>
          <table:table-cell office:value-type="float" office:value="-0.011278" calcext:value-type="float">
            <text:p>-0.011278</text:p>
          </table:table-cell>
          <table:table-cell table:style-name="Default" office:value-type="float" office:value="-4.66783" calcext:value-type="float">
            <text:p>-4.66783</text:p>
          </table:table-cell>
          <table:table-cell office:value-type="float" office:value="-0.178558" calcext:value-type="float">
            <text:p>-0.178558</text:p>
          </table:table-cell>
          <table:table-cell office:value-type="float" office:value="-0.435739" calcext:value-type="float">
            <text:p>-0.435739</text:p>
          </table:table-cell>
          <table:table-cell office:value-type="string" calcext:value-type="string">
            <text:p>-0.010639</text:p>
          </table:table-cell>
        </table:table-row>
        <table:table-row table:style-name="ro1">
          <table:table-cell office:value-type="float" office:value="1527048198.4567" calcext:value-type="float">
            <text:p>1527048198.456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1.882748" calcext:value-type="float">
            <text:p>-61.882748</text:p>
          </table:table-cell>
          <table:table-cell office:value-type="float" office:value="-0.104662" calcext:value-type="float">
            <text:p>-0.104662</text:p>
          </table:table-cell>
          <table:table-cell office:value-type="float" office:value="-0.43" calcext:value-type="float">
            <text:p>-0.43</text:p>
          </table:table-cell>
          <table:table-cell office:value-type="float" office:value="-0.011477" calcext:value-type="float">
            <text:p>-0.011477</text:p>
          </table:table-cell>
          <table:table-cell office:value-type="float" office:value="-4.637722" calcext:value-type="float">
            <text:p>-4.637722</text:p>
          </table:table-cell>
          <table:table-cell office:value-type="float" office:value="-0.180595" calcext:value-type="float">
            <text:p>-0.180595</text:p>
          </table:table-cell>
          <table:table-cell office:value-type="float" office:value="-0.432939" calcext:value-type="float">
            <text:p>-0.432939</text:p>
          </table:table-cell>
          <table:table-cell office:value-type="string" calcext:value-type="string">
            <text:p>-0.011278</text:p>
          </table:table-cell>
        </table:table-row>
        <table:table-row table:style-name="ro1" table:visibility="filter">
          <table:table-cell office:value-type="float" office:value="1527048198.45678" calcext:value-type="float">
            <text:p>1527048198.4567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1.882748" calcext:value-type="float">
            <text:p>-61.882748</text:p>
          </table:table-cell>
          <table:table-cell office:value-type="float" office:value="-0.104662" calcext:value-type="float">
            <text:p>-0.104662</text:p>
          </table:table-cell>
          <table:table-cell table:style-name="Default" office:value-type="float" office:value="-0.43" calcext:value-type="float">
            <text:p>-0.43</text:p>
          </table:table-cell>
          <table:table-cell office:value-type="float" office:value="-0.011477" calcext:value-type="float">
            <text:p>-0.011477</text:p>
          </table:table-cell>
          <table:table-cell table:style-name="Default" office:value-type="float" office:value="-4.637722" calcext:value-type="float">
            <text:p>-4.637722</text:p>
          </table:table-cell>
          <table:table-cell office:value-type="float" office:value="-0.180595" calcext:value-type="float">
            <text:p>-0.180595</text:p>
          </table:table-cell>
          <table:table-cell office:value-type="float" office:value="-0.432939" calcext:value-type="float">
            <text:p>-0.432939</text:p>
          </table:table-cell>
          <table:table-cell office:value-type="string" calcext:value-type="string">
            <text:p>-0.011278</text:p>
          </table:table-cell>
        </table:table-row>
        <table:table-row table:style-name="ro1">
          <table:table-cell office:value-type="float" office:value="1527048198.47621" calcext:value-type="float">
            <text:p>1527048198.47621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0.606213" calcext:value-type="float">
            <text:p>-60.606213</text:p>
          </table:table-cell>
          <table:table-cell office:value-type="float" office:value="-0.1001" calcext:value-type="float">
            <text:p>-0.1001</text:p>
          </table:table-cell>
          <table:table-cell office:value-type="float" office:value="-0.425295" calcext:value-type="float">
            <text:p>-0.425295</text:p>
          </table:table-cell>
          <table:table-cell office:value-type="float" office:value="-0.011079" calcext:value-type="float">
            <text:p>-0.011079</text:p>
          </table:table-cell>
          <table:table-cell office:value-type="float" office:value="-4.589479" calcext:value-type="float">
            <text:p>-4.589479</text:p>
          </table:table-cell>
          <table:table-cell office:value-type="float" office:value="-0.176515" calcext:value-type="float">
            <text:p>-0.176515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-0.011477</text:p>
          </table:table-cell>
        </table:table-row>
        <table:table-row table:style-name="ro1" table:visibility="filter">
          <table:table-cell office:value-type="float" office:value="1527048198.47627" calcext:value-type="float">
            <text:p>1527048198.4762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0.606213" calcext:value-type="float">
            <text:p>-60.606213</text:p>
          </table:table-cell>
          <table:table-cell office:value-type="float" office:value="-0.1001" calcext:value-type="float">
            <text:p>-0.1001</text:p>
          </table:table-cell>
          <table:table-cell table:style-name="Default" office:value-type="float" office:value="-0.425295" calcext:value-type="float">
            <text:p>-0.425295</text:p>
          </table:table-cell>
          <table:table-cell office:value-type="float" office:value="-0.011079" calcext:value-type="float">
            <text:p>-0.011079</text:p>
          </table:table-cell>
          <table:table-cell table:style-name="Default" office:value-type="float" office:value="-4.589479" calcext:value-type="float">
            <text:p>-4.589479</text:p>
          </table:table-cell>
          <table:table-cell office:value-type="float" office:value="-0.176515" calcext:value-type="float">
            <text:p>-0.176515</text:p>
          </table:table-cell>
          <table:table-cell office:value-type="float" office:value="-0.43" calcext:value-type="float">
            <text:p>-0.43</text:p>
          </table:table-cell>
          <table:table-cell office:value-type="string" calcext:value-type="string">
            <text:p>-0.011477</text:p>
          </table:table-cell>
        </table:table-row>
        <table:table-row table:style-name="ro1">
          <table:table-cell office:value-type="float" office:value="1527048198.49678" calcext:value-type="float">
            <text:p>1527048198.4967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60.043156" calcext:value-type="float">
            <text:p>-60.043156</text:p>
          </table:table-cell>
          <table:table-cell office:value-type="float" office:value="-0.106794" calcext:value-type="float">
            <text:p>-0.106794</text:p>
          </table:table-cell>
          <table:table-cell office:value-type="float" office:value="-0.42309" calcext:value-type="float">
            <text:p>-0.42309</text:p>
          </table:table-cell>
          <table:table-cell office:value-type="float" office:value="-0.011689" calcext:value-type="float">
            <text:p>-0.011689</text:p>
          </table:table-cell>
          <table:table-cell office:value-type="float" office:value="-4.568044" calcext:value-type="float">
            <text:p>-4.568044</text:p>
          </table:table-cell>
          <table:table-cell office:value-type="float" office:value="-0.182447" calcext:value-type="float">
            <text:p>-0.182447</text:p>
          </table:table-cell>
          <table:table-cell office:value-type="float" office:value="-0.425295" calcext:value-type="float">
            <text:p>-0.425295</text:p>
          </table:table-cell>
          <table:table-cell office:value-type="string" calcext:value-type="string">
            <text:p>-0.011079</text:p>
          </table:table-cell>
        </table:table-row>
        <table:table-row table:style-name="ro1" table:visibility="filter">
          <table:table-cell office:value-type="float" office:value="1527048198.49684" calcext:value-type="float">
            <text:p>1527048198.4968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0.043156" calcext:value-type="float">
            <text:p>-60.043156</text:p>
          </table:table-cell>
          <table:table-cell office:value-type="float" office:value="-0.106794" calcext:value-type="float">
            <text:p>-0.106794</text:p>
          </table:table-cell>
          <table:table-cell table:style-name="Default" office:value-type="float" office:value="-0.42309" calcext:value-type="float">
            <text:p>-0.42309</text:p>
          </table:table-cell>
          <table:table-cell office:value-type="float" office:value="-0.011689" calcext:value-type="float">
            <text:p>-0.011689</text:p>
          </table:table-cell>
          <table:table-cell table:style-name="Default" office:value-type="float" office:value="-4.568044" calcext:value-type="float">
            <text:p>-4.568044</text:p>
          </table:table-cell>
          <table:table-cell office:value-type="float" office:value="-0.182447" calcext:value-type="float">
            <text:p>-0.182447</text:p>
          </table:table-cell>
          <table:table-cell office:value-type="float" office:value="-0.425295" calcext:value-type="float">
            <text:p>-0.425295</text:p>
          </table:table-cell>
          <table:table-cell office:value-type="string" calcext:value-type="string">
            <text:p>-0.011079</text:p>
          </table:table-cell>
        </table:table-row>
        <table:table-row table:style-name="ro1">
          <table:table-cell office:value-type="float" office:value="1527048198.5162" calcext:value-type="float">
            <text:p>1527048198.516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8.840553" calcext:value-type="float">
            <text:p>-58.840553</text:p>
          </table:table-cell>
          <table:table-cell office:value-type="float" office:value="-0.092988" calcext:value-type="float">
            <text:p>-0.092988</text:p>
          </table:table-cell>
          <table:table-cell office:value-type="float" office:value="-0.418609" calcext:value-type="float">
            <text:p>-0.418609</text:p>
          </table:table-cell>
          <table:table-cell office:value-type="float" office:value="-0.010475" calcext:value-type="float">
            <text:p>-0.010475</text:p>
          </table:table-cell>
          <table:table-cell office:value-type="float" office:value="-4.521911" calcext:value-type="float">
            <text:p>-4.521911</text:p>
          </table:table-cell>
          <table:table-cell office:value-type="float" office:value="-0.16994" calcext:value-type="float">
            <text:p>-0.16994</text:p>
          </table:table-cell>
          <table:table-cell office:value-type="float" office:value="-0.42309" calcext:value-type="float">
            <text:p>-0.42309</text:p>
          </table:table-cell>
          <table:table-cell office:value-type="string" calcext:value-type="string">
            <text:p>-0.011689</text:p>
          </table:table-cell>
        </table:table-row>
        <table:table-row table:style-name="ro1" table:visibility="filter">
          <table:table-cell office:value-type="float" office:value="1527048198.51626" calcext:value-type="float">
            <text:p>1527048198.5162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8.840553" calcext:value-type="float">
            <text:p>-58.840553</text:p>
          </table:table-cell>
          <table:table-cell office:value-type="float" office:value="-0.092988" calcext:value-type="float">
            <text:p>-0.092988</text:p>
          </table:table-cell>
          <table:table-cell table:style-name="Default" office:value-type="float" office:value="-0.418609" calcext:value-type="float">
            <text:p>-0.418609</text:p>
          </table:table-cell>
          <table:table-cell office:value-type="float" office:value="-0.010475" calcext:value-type="float">
            <text:p>-0.010475</text:p>
          </table:table-cell>
          <table:table-cell table:style-name="Default" office:value-type="float" office:value="-4.521911" calcext:value-type="float">
            <text:p>-4.521911</text:p>
          </table:table-cell>
          <table:table-cell office:value-type="float" office:value="-0.16994" calcext:value-type="float">
            <text:p>-0.16994</text:p>
          </table:table-cell>
          <table:table-cell office:value-type="float" office:value="-0.42309" calcext:value-type="float">
            <text:p>-0.42309</text:p>
          </table:table-cell>
          <table:table-cell office:value-type="string" calcext:value-type="string">
            <text:p>-0.011689</text:p>
          </table:table-cell>
        </table:table-row>
        <table:table-row table:style-name="ro1">
          <table:table-cell office:value-type="float" office:value="1527048198.53669" calcext:value-type="float">
            <text:p>1527048198.5366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8.063656" calcext:value-type="float">
            <text:p>-58.063656</text:p>
          </table:table-cell>
          <table:table-cell office:value-type="float" office:value="-0.070231" calcext:value-type="float">
            <text:p>-0.070231</text:p>
          </table:table-cell>
          <table:table-cell office:value-type="float" office:value="-0.415532" calcext:value-type="float">
            <text:p>-0.415532</text:p>
          </table:table-cell>
          <table:table-cell office:value-type="float" office:value="-0.008165" calcext:value-type="float">
            <text:p>-0.008165</text:p>
          </table:table-cell>
          <table:table-cell office:value-type="float" office:value="-4.491864" calcext:value-type="float">
            <text:p>-4.491864</text:p>
          </table:table-cell>
          <table:table-cell office:value-type="float" office:value="-0.147388" calcext:value-type="float">
            <text:p>-0.147388</text:p>
          </table:table-cell>
          <table:table-cell office:value-type="float" office:value="-0.418609" calcext:value-type="float">
            <text:p>-0.418609</text:p>
          </table:table-cell>
          <table:table-cell office:value-type="string" calcext:value-type="string">
            <text:p>-0.010475</text:p>
          </table:table-cell>
        </table:table-row>
        <table:table-row table:style-name="ro1" table:visibility="filter">
          <table:table-cell office:value-type="float" office:value="1527048198.53675" calcext:value-type="float">
            <text:p>1527048198.5367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8.063656" calcext:value-type="float">
            <text:p>-58.063656</text:p>
          </table:table-cell>
          <table:table-cell office:value-type="float" office:value="-0.070231" calcext:value-type="float">
            <text:p>-0.070231</text:p>
          </table:table-cell>
          <table:table-cell table:style-name="Default" office:value-type="float" office:value="-0.415532" calcext:value-type="float">
            <text:p>-0.415532</text:p>
          </table:table-cell>
          <table:table-cell office:value-type="float" office:value="-0.008165" calcext:value-type="float">
            <text:p>-0.008165</text:p>
          </table:table-cell>
          <table:table-cell table:style-name="Default" office:value-type="float" office:value="-4.491864" calcext:value-type="float">
            <text:p>-4.491864</text:p>
          </table:table-cell>
          <table:table-cell office:value-type="float" office:value="-0.147388" calcext:value-type="float">
            <text:p>-0.147388</text:p>
          </table:table-cell>
          <table:table-cell office:value-type="float" office:value="-0.418609" calcext:value-type="float">
            <text:p>-0.418609</text:p>
          </table:table-cell>
          <table:table-cell office:value-type="string" calcext:value-type="string">
            <text:p>-0.010475</text:p>
          </table:table-cell>
        </table:table-row>
        <table:table-row table:style-name="ro1">
          <table:table-cell office:value-type="float" office:value="1527048198.55609" calcext:value-type="float">
            <text:p>1527048198.5560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6.980862" calcext:value-type="float">
            <text:p>-56.980862</text:p>
          </table:table-cell>
          <table:table-cell office:value-type="float" office:value="-0.066128" calcext:value-type="float">
            <text:p>-0.066128</text:p>
          </table:table-cell>
          <table:table-cell office:value-type="float" office:value="-0.411436" calcext:value-type="float">
            <text:p>-0.411436</text:p>
          </table:table-cell>
          <table:table-cell office:value-type="float" office:value="-0.007735" calcext:value-type="float">
            <text:p>-0.007735</text:p>
          </table:table-cell>
          <table:table-cell office:value-type="float" office:value="-4.44964" calcext:value-type="float">
            <text:p>-4.44964</text:p>
          </table:table-cell>
          <table:table-cell office:value-type="float" office:value="-0.14296" calcext:value-type="float">
            <text:p>-0.14296</text:p>
          </table:table-cell>
          <table:table-cell office:value-type="float" office:value="-0.415532" calcext:value-type="float">
            <text:p>-0.415532</text:p>
          </table:table-cell>
          <table:table-cell office:value-type="string" calcext:value-type="string">
            <text:p>-0.008165</text:p>
          </table:table-cell>
        </table:table-row>
        <table:table-row table:style-name="ro1" table:visibility="filter">
          <table:table-cell office:value-type="float" office:value="1527048198.55615" calcext:value-type="float">
            <text:p>1527048198.5561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6.980862" calcext:value-type="float">
            <text:p>-56.980862</text:p>
          </table:table-cell>
          <table:table-cell office:value-type="float" office:value="-0.066128" calcext:value-type="float">
            <text:p>-0.066128</text:p>
          </table:table-cell>
          <table:table-cell table:style-name="Default" office:value-type="float" office:value="-0.411436" calcext:value-type="float">
            <text:p>-0.411436</text:p>
          </table:table-cell>
          <table:table-cell office:value-type="float" office:value="-0.007735" calcext:value-type="float">
            <text:p>-0.007735</text:p>
          </table:table-cell>
          <table:table-cell table:style-name="Default" office:value-type="float" office:value="-4.44964" calcext:value-type="float">
            <text:p>-4.44964</text:p>
          </table:table-cell>
          <table:table-cell office:value-type="float" office:value="-0.14296" calcext:value-type="float">
            <text:p>-0.14296</text:p>
          </table:table-cell>
          <table:table-cell office:value-type="float" office:value="-0.415532" calcext:value-type="float">
            <text:p>-0.415532</text:p>
          </table:table-cell>
          <table:table-cell office:value-type="string" calcext:value-type="string">
            <text:p>-0.008165</text:p>
          </table:table-cell>
        </table:table-row>
        <table:table-row table:style-name="ro1">
          <table:table-cell office:value-type="float" office:value="1527048198.57669" calcext:value-type="float">
            <text:p>1527048198.5766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5.82354" calcext:value-type="float">
            <text:p>-55.82354</text:p>
          </table:table-cell>
          <table:table-cell office:value-type="float" office:value="-0.048557" calcext:value-type="float">
            <text:p>-0.048557</text:p>
          </table:table-cell>
          <table:table-cell office:value-type="float" office:value="-0.406744" calcext:value-type="float">
            <text:p>-0.406744</text:p>
          </table:table-cell>
          <table:table-cell office:value-type="float" office:value="-0.005635" calcext:value-type="float">
            <text:p>-0.005635</text:p>
          </table:table-cell>
          <table:table-cell office:value-type="float" office:value="-4.404075" calcext:value-type="float">
            <text:p>-4.404075</text:p>
          </table:table-cell>
          <table:table-cell office:value-type="float" office:value="-0.122566" calcext:value-type="float">
            <text:p>-0.122566</text:p>
          </table:table-cell>
          <table:table-cell office:value-type="float" office:value="-0.411436" calcext:value-type="float">
            <text:p>-0.411436</text:p>
          </table:table-cell>
          <table:table-cell office:value-type="string" calcext:value-type="string">
            <text:p>-0.007735</text:p>
          </table:table-cell>
        </table:table-row>
        <table:table-row table:style-name="ro1" table:visibility="filter">
          <table:table-cell office:value-type="float" office:value="1527048198.57675" calcext:value-type="float">
            <text:p>1527048198.5767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5.82354" calcext:value-type="float">
            <text:p>-55.82354</text:p>
          </table:table-cell>
          <table:table-cell office:value-type="float" office:value="-0.048557" calcext:value-type="float">
            <text:p>-0.048557</text:p>
          </table:table-cell>
          <table:table-cell table:style-name="Default" office:value-type="float" office:value="-0.406744" calcext:value-type="float">
            <text:p>-0.406744</text:p>
          </table:table-cell>
          <table:table-cell office:value-type="float" office:value="-0.005635" calcext:value-type="float">
            <text:p>-0.005635</text:p>
          </table:table-cell>
          <table:table-cell table:style-name="Default" office:value-type="float" office:value="-4.404075" calcext:value-type="float">
            <text:p>-4.404075</text:p>
          </table:table-cell>
          <table:table-cell office:value-type="float" office:value="-0.122566" calcext:value-type="float">
            <text:p>-0.122566</text:p>
          </table:table-cell>
          <table:table-cell office:value-type="float" office:value="-0.411436" calcext:value-type="float">
            <text:p>-0.411436</text:p>
          </table:table-cell>
          <table:table-cell office:value-type="string" calcext:value-type="string">
            <text:p>-0.007735</text:p>
          </table:table-cell>
        </table:table-row>
        <table:table-row table:style-name="ro1">
          <table:table-cell office:value-type="float" office:value="1527048198.59714" calcext:value-type="float">
            <text:p>1527048198.5971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4.182026" calcext:value-type="float">
            <text:p>-54.182026</text:p>
          </table:table-cell>
          <table:table-cell office:value-type="float" office:value="-0.027446" calcext:value-type="float">
            <text:p>-0.027446</text:p>
          </table:table-cell>
          <table:table-cell office:value-type="float" office:value="-0.400051" calcext:value-type="float">
            <text:p>-0.400051</text:p>
          </table:table-cell>
          <table:table-cell office:value-type="float" office:value="-0.002631" calcext:value-type="float">
            <text:p>-0.002631</text:p>
          </table:table-cell>
          <table:table-cell office:value-type="float" office:value="-4.338628" calcext:value-type="float">
            <text:p>-4.338628</text:p>
          </table:table-cell>
          <table:table-cell office:value-type="float" office:value="-0.093194" calcext:value-type="float">
            <text:p>-0.093194</text:p>
          </table:table-cell>
          <table:table-cell office:value-type="float" office:value="-0.406744" calcext:value-type="float">
            <text:p>-0.406744</text:p>
          </table:table-cell>
          <table:table-cell office:value-type="string" calcext:value-type="string">
            <text:p>-0.005635</text:p>
          </table:table-cell>
        </table:table-row>
        <table:table-row table:style-name="ro1" table:visibility="filter">
          <table:table-cell office:value-type="float" office:value="1527048198.59719" calcext:value-type="float">
            <text:p>1527048198.59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4.182026" calcext:value-type="float">
            <text:p>-54.182026</text:p>
          </table:table-cell>
          <table:table-cell office:value-type="float" office:value="-0.027446" calcext:value-type="float">
            <text:p>-0.027446</text:p>
          </table:table-cell>
          <table:table-cell table:style-name="Default" office:value-type="float" office:value="-0.400051" calcext:value-type="float">
            <text:p>-0.400051</text:p>
          </table:table-cell>
          <table:table-cell office:value-type="float" office:value="-0.002631" calcext:value-type="float">
            <text:p>-0.002631</text:p>
          </table:table-cell>
          <table:table-cell table:style-name="Default" office:value-type="float" office:value="-4.338628" calcext:value-type="float">
            <text:p>-4.338628</text:p>
          </table:table-cell>
          <table:table-cell office:value-type="float" office:value="-0.093194" calcext:value-type="float">
            <text:p>-0.093194</text:p>
          </table:table-cell>
          <table:table-cell office:value-type="float" office:value="-0.406744" calcext:value-type="float">
            <text:p>-0.406744</text:p>
          </table:table-cell>
          <table:table-cell office:value-type="string" calcext:value-type="string">
            <text:p>-0.005635</text:p>
          </table:table-cell>
        </table:table-row>
        <table:table-row table:style-name="ro1">
          <table:table-cell office:value-type="float" office:value="1527048198.61659" calcext:value-type="float">
            <text:p>1527048198.6165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3.603664" calcext:value-type="float">
            <text:p>-53.603664</text:p>
          </table:table-cell>
          <table:table-cell office:value-type="float" office:value="-0.02208" calcext:value-type="float">
            <text:p>-0.02208</text:p>
          </table:table-cell>
          <table:table-cell office:value-type="float" office:value="-0.397787" calcext:value-type="float">
            <text:p>-0.397787</text:p>
          </table:table-cell>
          <table:table-cell office:value-type="float" office:value="-0.001768" calcext:value-type="float">
            <text:p>-0.001768</text:p>
          </table:table-cell>
          <table:table-cell office:value-type="float" office:value="-4.315328" calcext:value-type="float">
            <text:p>-4.315328</text:p>
          </table:table-cell>
          <table:table-cell office:value-type="float" office:value="-0.084315" calcext:value-type="float">
            <text:p>-0.084315</text:p>
          </table:table-cell>
          <table:table-cell office:value-type="float" office:value="-0.400051" calcext:value-type="float">
            <text:p>-0.400051</text:p>
          </table:table-cell>
          <table:table-cell office:value-type="string" calcext:value-type="string">
            <text:p>-0.002631</text:p>
          </table:table-cell>
        </table:table-row>
        <table:table-row table:style-name="ro1" table:visibility="filter">
          <table:table-cell office:value-type="float" office:value="1527048198.61667" calcext:value-type="float">
            <text:p>1527048198.61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3.603664" calcext:value-type="float">
            <text:p>-53.603664</text:p>
          </table:table-cell>
          <table:table-cell office:value-type="float" office:value="-0.02208" calcext:value-type="float">
            <text:p>-0.02208</text:p>
          </table:table-cell>
          <table:table-cell table:style-name="Default" office:value-type="float" office:value="-0.397787" calcext:value-type="float">
            <text:p>-0.397787</text:p>
          </table:table-cell>
          <table:table-cell office:value-type="float" office:value="-0.001768" calcext:value-type="float">
            <text:p>-0.001768</text:p>
          </table:table-cell>
          <table:table-cell table:style-name="Default" office:value-type="float" office:value="-4.315328" calcext:value-type="float">
            <text:p>-4.315328</text:p>
          </table:table-cell>
          <table:table-cell office:value-type="float" office:value="-0.084315" calcext:value-type="float">
            <text:p>-0.084315</text:p>
          </table:table-cell>
          <table:table-cell office:value-type="float" office:value="-0.400051" calcext:value-type="float">
            <text:p>-0.400051</text:p>
          </table:table-cell>
          <table:table-cell office:value-type="string" calcext:value-type="string">
            <text:p>-0.002631</text:p>
          </table:table-cell>
        </table:table-row>
        <table:table-row table:style-name="ro1">
          <table:table-cell office:value-type="float" office:value="1527048198.63712" calcext:value-type="float">
            <text:p>1527048198.6371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2.069752" calcext:value-type="float">
            <text:p>-52.069752</text:p>
          </table:table-cell>
          <table:table-cell office:value-type="float" office:value="-0.004967" calcext:value-type="float">
            <text:p>-0.004967</text:p>
          </table:table-cell>
          <table:table-cell office:value-type="float" office:value="-0.391379" calcext:value-type="float">
            <text:p>-0.391379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-4.252932" calcext:value-type="float">
            <text:p>-4.252932</text:p>
          </table:table-cell>
          <table:table-cell office:value-type="float" office:value="-0.048911" calcext:value-type="float">
            <text:p>-0.048911</text:p>
          </table:table-cell>
          <table:table-cell office:value-type="float" office:value="-0.397787" calcext:value-type="float">
            <text:p>-0.397787</text:p>
          </table:table-cell>
          <table:table-cell office:value-type="string" calcext:value-type="string">
            <text:p>-0.001768</text:p>
          </table:table-cell>
        </table:table-row>
        <table:table-row table:style-name="ro1" table:visibility="filter">
          <table:table-cell office:value-type="float" office:value="1527048198.63718" calcext:value-type="float">
            <text:p>1527048198.637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2.069752" calcext:value-type="float">
            <text:p>-52.069752</text:p>
          </table:table-cell>
          <table:table-cell office:value-type="float" office:value="-0.004967" calcext:value-type="float">
            <text:p>-0.004967</text:p>
          </table:table-cell>
          <table:table-cell table:style-name="Default" office:value-type="float" office:value="-0.391379" calcext:value-type="float">
            <text:p>-0.391379</text:p>
          </table:table-cell>
          <table:table-cell office:value-type="float" office:value="0.001868" calcext:value-type="float">
            <text:p>0.001868</text:p>
          </table:table-cell>
          <table:table-cell table:style-name="Default" office:value-type="float" office:value="-4.252932" calcext:value-type="float">
            <text:p>-4.252932</text:p>
          </table:table-cell>
          <table:table-cell office:value-type="float" office:value="-0.048911" calcext:value-type="float">
            <text:p>-0.048911</text:p>
          </table:table-cell>
          <table:table-cell office:value-type="float" office:value="-0.397787" calcext:value-type="float">
            <text:p>-0.397787</text:p>
          </table:table-cell>
          <table:table-cell office:value-type="string" calcext:value-type="string">
            <text:p>-0.001768</text:p>
          </table:table-cell>
        </table:table-row>
        <table:table-row table:style-name="ro1">
          <table:table-cell office:value-type="float" office:value="1527048198.6567" calcext:value-type="float">
            <text:p>1527048198.656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51.062298" calcext:value-type="float">
            <text:p>-51.062298</text:p>
          </table:table-cell>
          <table:table-cell office:value-type="float" office:value="-0.001196" calcext:value-type="float">
            <text:p>-0.001196</text:p>
          </table:table-cell>
          <table:table-cell office:value-type="float" office:value="-0.387316" calcext:value-type="float">
            <text:p>-0.387316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-4.211442" calcext:value-type="float">
            <text:p>-4.211442</text:p>
          </table:table-cell>
          <table:table-cell office:value-type="float" office:value="-0.038018" calcext:value-type="float">
            <text:p>-0.038018</text:p>
          </table:table-cell>
          <table:table-cell office:value-type="float" office:value="-0.391379" calcext:value-type="float">
            <text:p>-0.391379</text:p>
          </table:table-cell>
          <table:table-cell office:value-type="string" calcext:value-type="string">
            <text:p>0.001868</text:p>
          </table:table-cell>
        </table:table-row>
        <table:table-row table:style-name="ro1" table:visibility="filter">
          <table:table-cell office:value-type="float" office:value="1527048198.65676" calcext:value-type="float">
            <text:p>1527048198.6567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1.062298" calcext:value-type="float">
            <text:p>-51.062298</text:p>
          </table:table-cell>
          <table:table-cell office:value-type="float" office:value="-0.001196" calcext:value-type="float">
            <text:p>-0.001196</text:p>
          </table:table-cell>
          <table:table-cell table:style-name="Default" office:value-type="float" office:value="-0.387316" calcext:value-type="float">
            <text:p>-0.387316</text:p>
          </table:table-cell>
          <table:table-cell office:value-type="float" office:value="0.002934" calcext:value-type="float">
            <text:p>0.002934</text:p>
          </table:table-cell>
          <table:table-cell table:style-name="Default" office:value-type="float" office:value="-4.211442" calcext:value-type="float">
            <text:p>-4.211442</text:p>
          </table:table-cell>
          <table:table-cell office:value-type="float" office:value="-0.038018" calcext:value-type="float">
            <text:p>-0.038018</text:p>
          </table:table-cell>
          <table:table-cell office:value-type="float" office:value="-0.391379" calcext:value-type="float">
            <text:p>-0.391379</text:p>
          </table:table-cell>
          <table:table-cell office:value-type="string" calcext:value-type="string">
            <text:p>0.001868</text:p>
          </table:table-cell>
        </table:table-row>
        <table:table-row table:style-name="ro1">
          <table:table-cell office:value-type="float" office:value="1527048198.67722" calcext:value-type="float">
            <text:p>1527048198.6772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9.195503" calcext:value-type="float">
            <text:p>-49.195503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-0.379315" calcext:value-type="float">
            <text:p>-0.379315</text:p>
          </table:table-cell>
          <table:table-cell office:value-type="float" office:value="0.007065" calcext:value-type="float">
            <text:p>0.007065</text:p>
          </table:table-cell>
          <table:table-cell office:value-type="float" office:value="-4.133481" calcext:value-type="float">
            <text:p>-4.133481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-0.387316" calcext:value-type="float">
            <text:p>-0.387316</text:p>
          </table:table-cell>
          <table:table-cell office:value-type="string" calcext:value-type="string">
            <text:p>0.002934</text:p>
          </table:table-cell>
        </table:table-row>
        <table:table-row table:style-name="ro1" table:visibility="filter">
          <table:table-cell office:value-type="float" office:value="1527048198.67728" calcext:value-type="float">
            <text:p>1527048198.6772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9.195503" calcext:value-type="float">
            <text:p>-49.195503</text:p>
          </table:table-cell>
          <table:table-cell office:value-type="float" office:value="0.00708" calcext:value-type="float">
            <text:p>0.00708</text:p>
          </table:table-cell>
          <table:table-cell table:style-name="Default" office:value-type="float" office:value="-0.379315" calcext:value-type="float">
            <text:p>-0.379315</text:p>
          </table:table-cell>
          <table:table-cell office:value-type="float" office:value="0.007065" calcext:value-type="float">
            <text:p>0.007065</text:p>
          </table:table-cell>
          <table:table-cell table:style-name="Default" office:value-type="float" office:value="-4.133481" calcext:value-type="float">
            <text:p>-4.133481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-0.387316" calcext:value-type="float">
            <text:p>-0.387316</text:p>
          </table:table-cell>
          <table:table-cell office:value-type="string" calcext:value-type="string">
            <text:p>0.002934</text:p>
          </table:table-cell>
        </table:table-row>
        <table:table-row table:style-name="ro1">
          <table:table-cell office:value-type="float" office:value="1527048198.69664" calcext:value-type="float">
            <text:p>1527048198.69664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8.073521" calcext:value-type="float">
            <text:p>-48.073521</text:p>
          </table:table-cell>
          <table:table-cell office:value-type="float" office:value="0.009237" calcext:value-type="float">
            <text:p>0.009237</text:p>
          </table:table-cell>
          <table:table-cell office:value-type="float" office:value="-0.374696" calcext:value-type="float">
            <text:p>-0.374696</text:p>
          </table:table-cell>
          <table:table-cell office:value-type="float" office:value="0.008455" calcext:value-type="float">
            <text:p>0.008455</text:p>
          </table:table-cell>
          <table:table-cell office:value-type="float" office:value="-4.085901" calcext:value-type="float">
            <text:p>-4.085901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-0.379315" calcext:value-type="float">
            <text:p>-0.379315</text:p>
          </table:table-cell>
          <table:table-cell office:value-type="string" calcext:value-type="string">
            <text:p>0.007065</text:p>
          </table:table-cell>
        </table:table-row>
        <table:table-row table:style-name="ro1" table:visibility="filter">
          <table:table-cell office:value-type="float" office:value="1527048198.6967" calcext:value-type="float">
            <text:p>1527048198.69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8.073521" calcext:value-type="float">
            <text:p>-48.073521</text:p>
          </table:table-cell>
          <table:table-cell office:value-type="float" office:value="0.009237" calcext:value-type="float">
            <text:p>0.009237</text:p>
          </table:table-cell>
          <table:table-cell table:style-name="Default" office:value-type="float" office:value="-0.374696" calcext:value-type="float">
            <text:p>-0.374696</text:p>
          </table:table-cell>
          <table:table-cell office:value-type="float" office:value="0.008455" calcext:value-type="float">
            <text:p>0.008455</text:p>
          </table:table-cell>
          <table:table-cell table:style-name="Default" office:value-type="float" office:value="-4.085901" calcext:value-type="float">
            <text:p>-4.085901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-0.379315" calcext:value-type="float">
            <text:p>-0.379315</text:p>
          </table:table-cell>
          <table:table-cell office:value-type="string" calcext:value-type="string">
            <text:p>0.007065</text:p>
          </table:table-cell>
        </table:table-row>
        <table:table-row table:style-name="ro1">
          <table:table-cell office:value-type="float" office:value="1527048198.71705" calcext:value-type="float">
            <text:p>1527048198.7170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6.619598" calcext:value-type="float">
            <text:p>-46.619598</text:p>
          </table:table-cell>
          <table:table-cell office:value-type="float" office:value="0.016171" calcext:value-type="float">
            <text:p>0.016171</text:p>
          </table:table-cell>
          <table:table-cell office:value-type="float" office:value="-0.368324" calcext:value-type="float">
            <text:p>-0.368324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-4.023425" calcext:value-type="float">
            <text:p>-4.023425</text:p>
          </table:table-cell>
          <table:table-cell office:value-type="float" office:value="0.042234" calcext:value-type="float">
            <text:p>0.042234</text:p>
          </table:table-cell>
          <table:table-cell office:value-type="float" office:value="-0.374696" calcext:value-type="float">
            <text:p>-0.374696</text:p>
          </table:table-cell>
          <table:table-cell office:value-type="string" calcext:value-type="string">
            <text:p>0.008455</text:p>
          </table:table-cell>
        </table:table-row>
        <table:table-row table:style-name="ro1" table:visibility="filter">
          <table:table-cell office:value-type="float" office:value="1527048198.71711" calcext:value-type="float">
            <text:p>1527048198.7171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6.619598" calcext:value-type="float">
            <text:p>-46.619598</text:p>
          </table:table-cell>
          <table:table-cell office:value-type="float" office:value="0.016171" calcext:value-type="float">
            <text:p>0.016171</text:p>
          </table:table-cell>
          <table:table-cell table:style-name="Default" office:value-type="float" office:value="-0.368324" calcext:value-type="float">
            <text:p>-0.368324</text:p>
          </table:table-cell>
          <table:table-cell office:value-type="float" office:value="0.011074" calcext:value-type="float">
            <text:p>0.011074</text:p>
          </table:table-cell>
          <table:table-cell table:style-name="Default" office:value-type="float" office:value="-4.023425" calcext:value-type="float">
            <text:p>-4.023425</text:p>
          </table:table-cell>
          <table:table-cell office:value-type="float" office:value="0.042234" calcext:value-type="float">
            <text:p>0.042234</text:p>
          </table:table-cell>
          <table:table-cell office:value-type="float" office:value="-0.374696" calcext:value-type="float">
            <text:p>-0.374696</text:p>
          </table:table-cell>
          <table:table-cell office:value-type="string" calcext:value-type="string">
            <text:p>0.008455</text:p>
          </table:table-cell>
        </table:table-row>
        <table:table-row table:style-name="ro1">
          <table:table-cell office:value-type="float" office:value="1527048198.73657" calcext:value-type="float">
            <text:p>1527048198.7365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5.106476" calcext:value-type="float">
            <text:p>-45.106476</text:p>
          </table:table-cell>
          <table:table-cell office:value-type="float" office:value="0.033022" calcext:value-type="float">
            <text:p>0.033022</text:p>
          </table:table-cell>
          <table:table-cell office:value-type="float" office:value="-0.36187" calcext:value-type="float">
            <text:p>-0.36187</text:p>
          </table:table-cell>
          <table:table-cell office:value-type="float" office:value="0.014758" calcext:value-type="float">
            <text:p>0.014758</text:p>
          </table:table-cell>
          <table:table-cell office:value-type="float" office:value="-3.957349" calcext:value-type="float">
            <text:p>-3.957349</text:p>
          </table:table-cell>
          <table:table-cell office:value-type="float" office:value="0.079951" calcext:value-type="float">
            <text:p>0.079951</text:p>
          </table:table-cell>
          <table:table-cell office:value-type="float" office:value="-0.368324" calcext:value-type="float">
            <text:p>-0.368324</text:p>
          </table:table-cell>
          <table:table-cell office:value-type="string" calcext:value-type="string">
            <text:p>0.011074</text:p>
          </table:table-cell>
        </table:table-row>
        <table:table-row table:style-name="ro1" table:visibility="filter">
          <table:table-cell office:value-type="float" office:value="1527048198.73662" calcext:value-type="float">
            <text:p>1527048198.73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5.106476" calcext:value-type="float">
            <text:p>-45.106476</text:p>
          </table:table-cell>
          <table:table-cell office:value-type="float" office:value="0.033022" calcext:value-type="float">
            <text:p>0.033022</text:p>
          </table:table-cell>
          <table:table-cell table:style-name="Default" office:value-type="float" office:value="-0.36187" calcext:value-type="float">
            <text:p>-0.36187</text:p>
          </table:table-cell>
          <table:table-cell office:value-type="float" office:value="0.014758" calcext:value-type="float">
            <text:p>0.014758</text:p>
          </table:table-cell>
          <table:table-cell table:style-name="Default" office:value-type="float" office:value="-3.957349" calcext:value-type="float">
            <text:p>-3.957349</text:p>
          </table:table-cell>
          <table:table-cell office:value-type="float" office:value="0.079951" calcext:value-type="float">
            <text:p>0.079951</text:p>
          </table:table-cell>
          <table:table-cell office:value-type="float" office:value="-0.368324" calcext:value-type="float">
            <text:p>-0.368324</text:p>
          </table:table-cell>
          <table:table-cell office:value-type="string" calcext:value-type="string">
            <text:p>0.011074</text:p>
          </table:table-cell>
        </table:table-row>
        <table:table-row table:style-name="ro1">
          <table:table-cell office:value-type="float" office:value="1527048198.75707" calcext:value-type="float">
            <text:p>1527048198.7570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3.395485" calcext:value-type="float">
            <text:p>-43.395485</text:p>
          </table:table-cell>
          <table:table-cell office:value-type="float" office:value="0.059051" calcext:value-type="float">
            <text:p>0.059051</text:p>
          </table:table-cell>
          <table:table-cell office:value-type="float" office:value="-0.354076" calcext:value-type="float">
            <text:p>-0.354076</text:p>
          </table:table-cell>
          <table:table-cell office:value-type="float" office:value="0.018738" calcext:value-type="float">
            <text:p>0.018738</text:p>
          </table:table-cell>
          <table:table-cell office:value-type="float" office:value="-3.8813" calcext:value-type="float">
            <text:p>-3.8813</text:p>
          </table:table-cell>
          <table:table-cell office:value-type="float" office:value="0.118784" calcext:value-type="float">
            <text:p>0.118784</text:p>
          </table:table-cell>
          <table:table-cell office:value-type="float" office:value="-0.36187" calcext:value-type="float">
            <text:p>-0.36187</text:p>
          </table:table-cell>
          <table:table-cell office:value-type="string" calcext:value-type="string">
            <text:p>0.014758</text:p>
          </table:table-cell>
        </table:table-row>
        <table:table-row table:style-name="ro1" table:visibility="filter">
          <table:table-cell office:value-type="float" office:value="1527048198.75718" calcext:value-type="float">
            <text:p>1527048198.757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3.395485" calcext:value-type="float">
            <text:p>-43.395485</text:p>
          </table:table-cell>
          <table:table-cell office:value-type="float" office:value="0.059051" calcext:value-type="float">
            <text:p>0.059051</text:p>
          </table:table-cell>
          <table:table-cell table:style-name="Default" office:value-type="float" office:value="-0.354076" calcext:value-type="float">
            <text:p>-0.354076</text:p>
          </table:table-cell>
          <table:table-cell office:value-type="float" office:value="0.018738" calcext:value-type="float">
            <text:p>0.018738</text:p>
          </table:table-cell>
          <table:table-cell table:style-name="Default" office:value-type="float" office:value="-3.8813" calcext:value-type="float">
            <text:p>-3.8813</text:p>
          </table:table-cell>
          <table:table-cell office:value-type="float" office:value="0.118784" calcext:value-type="float">
            <text:p>0.118784</text:p>
          </table:table-cell>
          <table:table-cell office:value-type="float" office:value="-0.36187" calcext:value-type="float">
            <text:p>-0.36187</text:p>
          </table:table-cell>
          <table:table-cell office:value-type="string" calcext:value-type="string">
            <text:p>0.014758</text:p>
          </table:table-cell>
        </table:table-row>
        <table:table-row table:style-name="ro1">
          <table:table-cell office:value-type="float" office:value="1527048198.77669" calcext:value-type="float">
            <text:p>1527048198.7766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41.105282" calcext:value-type="float">
            <text:p>-41.105282</text:p>
          </table:table-cell>
          <table:table-cell office:value-type="float" office:value="0.093173" calcext:value-type="float">
            <text:p>0.093173</text:p>
          </table:table-cell>
          <table:table-cell office:value-type="float" office:value="-0.343851" calcext:value-type="float">
            <text:p>-0.343851</text:p>
          </table:table-cell>
          <table:table-cell office:value-type="float" office:value="0.022514" calcext:value-type="float">
            <text:p>0.022514</text:p>
          </table:table-cell>
          <table:table-cell office:value-type="float" office:value="-3.777102" calcext:value-type="float">
            <text:p>-3.777102</text:p>
          </table:table-cell>
          <table:table-cell office:value-type="float" office:value="0.15726" calcext:value-type="float">
            <text:p>0.15726</text:p>
          </table:table-cell>
          <table:table-cell office:value-type="float" office:value="-0.354076" calcext:value-type="float">
            <text:p>-0.354076</text:p>
          </table:table-cell>
          <table:table-cell office:value-type="string" calcext:value-type="string">
            <text:p>0.018738</text:p>
          </table:table-cell>
        </table:table-row>
        <table:table-row table:style-name="ro1" table:visibility="filter">
          <table:table-cell office:value-type="float" office:value="1527048198.77675" calcext:value-type="float">
            <text:p>1527048198.7767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41.105282" calcext:value-type="float">
            <text:p>-41.105282</text:p>
          </table:table-cell>
          <table:table-cell office:value-type="float" office:value="0.093173" calcext:value-type="float">
            <text:p>0.093173</text:p>
          </table:table-cell>
          <table:table-cell table:style-name="Default" office:value-type="float" office:value="-0.343851" calcext:value-type="float">
            <text:p>-0.343851</text:p>
          </table:table-cell>
          <table:table-cell office:value-type="float" office:value="0.022514" calcext:value-type="float">
            <text:p>0.022514</text:p>
          </table:table-cell>
          <table:table-cell table:style-name="Default" office:value-type="float" office:value="-3.777102" calcext:value-type="float">
            <text:p>-3.777102</text:p>
          </table:table-cell>
          <table:table-cell office:value-type="float" office:value="0.15726" calcext:value-type="float">
            <text:p>0.15726</text:p>
          </table:table-cell>
          <table:table-cell office:value-type="float" office:value="-0.354076" calcext:value-type="float">
            <text:p>-0.354076</text:p>
          </table:table-cell>
          <table:table-cell office:value-type="string" calcext:value-type="string">
            <text:p>0.018738</text:p>
          </table:table-cell>
        </table:table-row>
        <table:table-row table:style-name="ro1">
          <table:table-cell office:value-type="float" office:value="1527048198.7972" calcext:value-type="float">
            <text:p>1527048198.7972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9.738628" calcext:value-type="float">
            <text:p>-39.738628</text:p>
          </table:table-cell>
          <table:table-cell office:value-type="float" office:value="0.109031" calcext:value-type="float">
            <text:p>0.109031</text:p>
          </table:table-cell>
          <table:table-cell office:value-type="float" office:value="-0.337336" calcext:value-type="float">
            <text:p>-0.337336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-3.71355" calcext:value-type="float">
            <text:p>-3.71355</text:p>
          </table:table-cell>
          <table:table-cell office:value-type="float" office:value="0.172442" calcext:value-type="float">
            <text:p>0.172442</text:p>
          </table:table-cell>
          <table:table-cell office:value-type="float" office:value="-0.343851" calcext:value-type="float">
            <text:p>-0.343851</text:p>
          </table:table-cell>
          <table:table-cell office:value-type="string" calcext:value-type="string">
            <text:p>0.022514</text:p>
          </table:table-cell>
        </table:table-row>
        <table:table-row table:style-name="ro1" table:visibility="filter">
          <table:table-cell office:value-type="float" office:value="1527048198.79726" calcext:value-type="float">
            <text:p>1527048198.7972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9.738628" calcext:value-type="float">
            <text:p>-39.738628</text:p>
          </table:table-cell>
          <table:table-cell office:value-type="float" office:value="0.109031" calcext:value-type="float">
            <text:p>0.109031</text:p>
          </table:table-cell>
          <table:table-cell table:style-name="Default" office:value-type="float" office:value="-0.337336" calcext:value-type="float">
            <text:p>-0.337336</text:p>
          </table:table-cell>
          <table:table-cell office:value-type="float" office:value="0.02407" calcext:value-type="float">
            <text:p>0.02407</text:p>
          </table:table-cell>
          <table:table-cell table:style-name="Default" office:value-type="float" office:value="-3.71355" calcext:value-type="float">
            <text:p>-3.71355</text:p>
          </table:table-cell>
          <table:table-cell office:value-type="float" office:value="0.172442" calcext:value-type="float">
            <text:p>0.172442</text:p>
          </table:table-cell>
          <table:table-cell office:value-type="float" office:value="-0.343851" calcext:value-type="float">
            <text:p>-0.343851</text:p>
          </table:table-cell>
          <table:table-cell office:value-type="string" calcext:value-type="string">
            <text:p>0.022514</text:p>
          </table:table-cell>
        </table:table-row>
        <table:table-row table:style-name="ro1">
          <table:table-cell office:value-type="float" office:value="1527048198.81667" calcext:value-type="float">
            <text:p>1527048198.81667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8.035084" calcext:value-type="float">
            <text:p>-38.035084</text:p>
          </table:table-cell>
          <table:table-cell office:value-type="float" office:value="0.126137" calcext:value-type="float">
            <text:p>0.126137</text:p>
          </table:table-cell>
          <table:table-cell office:value-type="float" office:value="-0.329479" calcext:value-type="float">
            <text:p>-0.329479</text:p>
          </table:table-cell>
          <table:table-cell office:value-type="float" office:value="0.025548" calcext:value-type="float">
            <text:p>0.025548</text:p>
          </table:table-cell>
          <table:table-cell office:value-type="float" office:value="-3.632762" calcext:value-type="float">
            <text:p>-3.632762</text:p>
          </table:table-cell>
          <table:table-cell office:value-type="float" office:value="0.187633" calcext:value-type="float">
            <text:p>0.187633</text:p>
          </table:table-cell>
          <table:table-cell office:value-type="float" office:value="-0.337336" calcext:value-type="float">
            <text:p>-0.337336</text:p>
          </table:table-cell>
          <table:table-cell office:value-type="string" calcext:value-type="string">
            <text:p>0.024070</text:p>
          </table:table-cell>
        </table:table-row>
        <table:table-row table:style-name="ro1" table:visibility="filter">
          <table:table-cell office:value-type="float" office:value="1527048198.81675" calcext:value-type="float">
            <text:p>1527048198.8167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8.035084" calcext:value-type="float">
            <text:p>-38.035084</text:p>
          </table:table-cell>
          <table:table-cell office:value-type="float" office:value="0.126137" calcext:value-type="float">
            <text:p>0.126137</text:p>
          </table:table-cell>
          <table:table-cell table:style-name="Default" office:value-type="float" office:value="-0.329479" calcext:value-type="float">
            <text:p>-0.329479</text:p>
          </table:table-cell>
          <table:table-cell office:value-type="float" office:value="0.025548" calcext:value-type="float">
            <text:p>0.025548</text:p>
          </table:table-cell>
          <table:table-cell table:style-name="Default" office:value-type="float" office:value="-3.632762" calcext:value-type="float">
            <text:p>-3.632762</text:p>
          </table:table-cell>
          <table:table-cell office:value-type="float" office:value="0.187633" calcext:value-type="float">
            <text:p>0.187633</text:p>
          </table:table-cell>
          <table:table-cell office:value-type="float" office:value="-0.337336" calcext:value-type="float">
            <text:p>-0.337336</text:p>
          </table:table-cell>
          <table:table-cell office:value-type="string" calcext:value-type="string">
            <text:p>0.024070</text:p>
          </table:table-cell>
        </table:table-row>
        <table:table-row table:style-name="ro1">
          <table:table-cell office:value-type="float" office:value="1527048198.83618" calcext:value-type="float">
            <text:p>1527048198.83618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5.719906" calcext:value-type="float">
            <text:p>-35.719906</text:p>
          </table:table-cell>
          <table:table-cell office:value-type="float" office:value="0.177678" calcext:value-type="float">
            <text:p>0.177678</text:p>
          </table:table-cell>
          <table:table-cell office:value-type="float" office:value="-0.318473" calcext:value-type="float">
            <text:p>-0.318473</text:p>
          </table:table-cell>
          <table:table-cell office:value-type="float" office:value="0.029465" calcext:value-type="float">
            <text:p>0.029465</text:p>
          </table:table-cell>
          <table:table-cell office:value-type="float" office:value="-3.520015" calcext:value-type="float">
            <text:p>-3.520015</text:p>
          </table:table-cell>
          <table:table-cell office:value-type="float" office:value="0.22776" calcext:value-type="float">
            <text:p>0.22776</text:p>
          </table:table-cell>
          <table:table-cell office:value-type="float" office:value="-0.329479" calcext:value-type="float">
            <text:p>-0.329479</text:p>
          </table:table-cell>
          <table:table-cell office:value-type="string" calcext:value-type="string">
            <text:p>0.025548</text:p>
          </table:table-cell>
        </table:table-row>
        <table:table-row table:style-name="ro1" table:visibility="filter">
          <table:table-cell office:value-type="float" office:value="1527048198.83625" calcext:value-type="float">
            <text:p>1527048198.8362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5.719906" calcext:value-type="float">
            <text:p>-35.719906</text:p>
          </table:table-cell>
          <table:table-cell office:value-type="float" office:value="0.177678" calcext:value-type="float">
            <text:p>0.177678</text:p>
          </table:table-cell>
          <table:table-cell table:style-name="Default" office:value-type="float" office:value="-0.318473" calcext:value-type="float">
            <text:p>-0.318473</text:p>
          </table:table-cell>
          <table:table-cell office:value-type="float" office:value="0.029465" calcext:value-type="float">
            <text:p>0.029465</text:p>
          </table:table-cell>
          <table:table-cell table:style-name="Default" office:value-type="float" office:value="-3.520015" calcext:value-type="float">
            <text:p>-3.520015</text:p>
          </table:table-cell>
          <table:table-cell office:value-type="float" office:value="0.22776" calcext:value-type="float">
            <text:p>0.22776</text:p>
          </table:table-cell>
          <table:table-cell office:value-type="float" office:value="-0.329479" calcext:value-type="float">
            <text:p>-0.329479</text:p>
          </table:table-cell>
          <table:table-cell office:value-type="string" calcext:value-type="string">
            <text:p>0.025548</text:p>
          </table:table-cell>
        </table:table-row>
        <table:table-row table:style-name="ro1">
          <table:table-cell office:value-type="float" office:value="1527048198.85669" calcext:value-type="float">
            <text:p>1527048198.8566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4.012074" calcext:value-type="float">
            <text:p>-34.012074</text:p>
          </table:table-cell>
          <table:table-cell office:value-type="float" office:value="0.209933" calcext:value-type="float">
            <text:p>0.209933</text:p>
          </table:table-cell>
          <table:table-cell office:value-type="float" office:value="-0.309699" calcext:value-type="float">
            <text:p>-0.309699</text:p>
          </table:table-cell>
          <table:table-cell office:value-type="float" office:value="0.031721" calcext:value-type="float">
            <text:p>0.031721</text:p>
          </table:table-cell>
          <table:table-cell office:value-type="float" office:value="-3.434506" calcext:value-type="float">
            <text:p>-3.434506</text:p>
          </table:table-cell>
          <table:table-cell office:value-type="float" office:value="0.249748" calcext:value-type="float">
            <text:p>0.249748</text:p>
          </table:table-cell>
          <table:table-cell office:value-type="float" office:value="-0.318473" calcext:value-type="float">
            <text:p>-0.318473</text:p>
          </table:table-cell>
          <table:table-cell office:value-type="string" calcext:value-type="string">
            <text:p>0.029465</text:p>
          </table:table-cell>
        </table:table-row>
        <table:table-row table:style-name="ro1" table:visibility="filter">
          <table:table-cell office:value-type="float" office:value="1527048198.85675" calcext:value-type="float">
            <text:p>1527048198.8567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4.012074" calcext:value-type="float">
            <text:p>-34.012074</text:p>
          </table:table-cell>
          <table:table-cell office:value-type="float" office:value="0.209933" calcext:value-type="float">
            <text:p>0.209933</text:p>
          </table:table-cell>
          <table:table-cell table:style-name="Default" office:value-type="float" office:value="-0.309699" calcext:value-type="float">
            <text:p>-0.309699</text:p>
          </table:table-cell>
          <table:table-cell office:value-type="float" office:value="0.031721" calcext:value-type="float">
            <text:p>0.031721</text:p>
          </table:table-cell>
          <table:table-cell table:style-name="Default" office:value-type="float" office:value="-3.434506" calcext:value-type="float">
            <text:p>-3.434506</text:p>
          </table:table-cell>
          <table:table-cell office:value-type="float" office:value="0.249748" calcext:value-type="float">
            <text:p>0.249748</text:p>
          </table:table-cell>
          <table:table-cell office:value-type="float" office:value="-0.318473" calcext:value-type="float">
            <text:p>-0.318473</text:p>
          </table:table-cell>
          <table:table-cell office:value-type="string" calcext:value-type="string">
            <text:p>0.029465</text:p>
          </table:table-cell>
        </table:table-row>
        <table:table-row table:style-name="ro1">
          <table:table-cell office:value-type="float" office:value="1527048198.87615" calcext:value-type="float">
            <text:p>1527048198.87615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1.951221" calcext:value-type="float">
            <text:p>-31.951221</text:p>
          </table:table-cell>
          <table:table-cell office:value-type="float" office:value="0.286321" calcext:value-type="float">
            <text:p>0.286321</text:p>
          </table:table-cell>
          <table:table-cell office:value-type="float" office:value="-0.299375" calcext:value-type="float">
            <text:p>-0.299375</text:p>
          </table:table-cell>
          <table:table-cell office:value-type="float" office:value="0.036208" calcext:value-type="float">
            <text:p>0.036208</text:p>
          </table:table-cell>
          <table:table-cell office:value-type="float" office:value="-3.328385" calcext:value-type="float">
            <text:p>-3.328385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-0.309699" calcext:value-type="float">
            <text:p>-0.309699</text:p>
          </table:table-cell>
          <table:table-cell office:value-type="string" calcext:value-type="string">
            <text:p>0.031721</text:p>
          </table:table-cell>
        </table:table-row>
        <table:table-row table:style-name="ro1" table:visibility="filter">
          <table:table-cell office:value-type="float" office:value="1527048198.87622" calcext:value-type="float">
            <text:p>1527048198.8762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1.951221" calcext:value-type="float">
            <text:p>-31.951221</text:p>
          </table:table-cell>
          <table:table-cell office:value-type="float" office:value="0.286321" calcext:value-type="float">
            <text:p>0.286321</text:p>
          </table:table-cell>
          <table:table-cell table:style-name="Default" office:value-type="float" office:value="-0.299375" calcext:value-type="float">
            <text:p>-0.299375</text:p>
          </table:table-cell>
          <table:table-cell office:value-type="float" office:value="0.036208" calcext:value-type="float">
            <text:p>0.036208</text:p>
          </table:table-cell>
          <table:table-cell table:style-name="Default" office:value-type="float" office:value="-3.328385" calcext:value-type="float">
            <text:p>-3.328385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-0.309699" calcext:value-type="float">
            <text:p>-0.309699</text:p>
          </table:table-cell>
          <table:table-cell office:value-type="string" calcext:value-type="string">
            <text:p>0.031721</text:p>
          </table:table-cell>
        </table:table-row>
        <table:table-row table:style-name="ro1">
          <table:table-cell office:value-type="float" office:value="1527048198.89663" calcext:value-type="float">
            <text:p>1527048198.8966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30.053642" calcext:value-type="float">
            <text:p>-30.053642</text:p>
          </table:table-cell>
          <table:table-cell office:value-type="float" office:value="0.396672" calcext:value-type="float">
            <text:p>0.396672</text:p>
          </table:table-cell>
          <table:table-cell office:value-type="float" office:value="-0.289059" calcext:value-type="float">
            <text:p>-0.289059</text:p>
          </table:table-cell>
          <table:table-cell office:value-type="float" office:value="0.041989" calcext:value-type="float">
            <text:p>0.041989</text:p>
          </table:table-cell>
          <table:table-cell office:value-type="float" office:value="-3.227631" calcext:value-type="float">
            <text:p>-3.227631</text:p>
          </table:table-cell>
          <table:table-cell office:value-type="float" office:value="0.352334" calcext:value-type="float">
            <text:p>0.352334</text:p>
          </table:table-cell>
          <table:table-cell office:value-type="float" office:value="-0.299375" calcext:value-type="float">
            <text:p>-0.299375</text:p>
          </table:table-cell>
          <table:table-cell office:value-type="string" calcext:value-type="string">
            <text:p>0.036208</text:p>
          </table:table-cell>
        </table:table-row>
        <table:table-row table:style-name="ro1" table:visibility="filter">
          <table:table-cell office:value-type="float" office:value="1527048198.89669" calcext:value-type="float">
            <text:p>1527048198.89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0.053642" calcext:value-type="float">
            <text:p>-30.053642</text:p>
          </table:table-cell>
          <table:table-cell office:value-type="float" office:value="0.396672" calcext:value-type="float">
            <text:p>0.396672</text:p>
          </table:table-cell>
          <table:table-cell table:style-name="Default" office:value-type="float" office:value="-0.289059" calcext:value-type="float">
            <text:p>-0.289059</text:p>
          </table:table-cell>
          <table:table-cell office:value-type="float" office:value="0.041989" calcext:value-type="float">
            <text:p>0.041989</text:p>
          </table:table-cell>
          <table:table-cell table:style-name="Default" office:value-type="float" office:value="-3.227631" calcext:value-type="float">
            <text:p>-3.227631</text:p>
          </table:table-cell>
          <table:table-cell office:value-type="float" office:value="0.352334" calcext:value-type="float">
            <text:p>0.352334</text:p>
          </table:table-cell>
          <table:table-cell office:value-type="float" office:value="-0.299375" calcext:value-type="float">
            <text:p>-0.299375</text:p>
          </table:table-cell>
          <table:table-cell office:value-type="string" calcext:value-type="string">
            <text:p>0.036208</text:p>
          </table:table-cell>
        </table:table-row>
        <table:table-row table:style-name="ro1">
          <table:table-cell office:value-type="float" office:value="1527048198.91713" calcext:value-type="float">
            <text:p>1527048198.91713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29.208006" calcext:value-type="float">
            <text:p>-29.208006</text:p>
          </table:table-cell>
          <table:table-cell office:value-type="float" office:value="0.407051" calcext:value-type="float">
            <text:p>0.407051</text:p>
          </table:table-cell>
          <table:table-cell office:value-type="float" office:value="-0.284353" calcext:value-type="float">
            <text:p>-0.284353</text:p>
          </table:table-cell>
          <table:table-cell office:value-type="float" office:value="0.042489" calcext:value-type="float">
            <text:p>0.042489</text:p>
          </table:table-cell>
          <table:table-cell office:value-type="float" office:value="-3.18171" calcext:value-type="float">
            <text:p>-3.18171</text:p>
          </table:table-cell>
          <table:table-cell office:value-type="float" office:value="0.357207" calcext:value-type="float">
            <text:p>0.357207</text:p>
          </table:table-cell>
          <table:table-cell office:value-type="float" office:value="-0.289059" calcext:value-type="float">
            <text:p>-0.289059</text:p>
          </table:table-cell>
          <table:table-cell office:value-type="string" calcext:value-type="string">
            <text:p>0.041989</text:p>
          </table:table-cell>
        </table:table-row>
        <table:table-row table:style-name="ro1" table:visibility="filter">
          <table:table-cell office:value-type="float" office:value="1527048198.91719" calcext:value-type="float">
            <text:p>1527048198.91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9.208006" calcext:value-type="float">
            <text:p>-29.208006</text:p>
          </table:table-cell>
          <table:table-cell office:value-type="float" office:value="0.407051" calcext:value-type="float">
            <text:p>0.407051</text:p>
          </table:table-cell>
          <table:table-cell table:style-name="Default" office:value-type="float" office:value="-0.284353" calcext:value-type="float">
            <text:p>-0.284353</text:p>
          </table:table-cell>
          <table:table-cell office:value-type="float" office:value="0.042489" calcext:value-type="float">
            <text:p>0.042489</text:p>
          </table:table-cell>
          <table:table-cell table:style-name="Default" office:value-type="float" office:value="-3.18171" calcext:value-type="float">
            <text:p>-3.18171</text:p>
          </table:table-cell>
          <table:table-cell office:value-type="float" office:value="0.357207" calcext:value-type="float">
            <text:p>0.357207</text:p>
          </table:table-cell>
          <table:table-cell office:value-type="float" office:value="-0.289059" calcext:value-type="float">
            <text:p>-0.289059</text:p>
          </table:table-cell>
          <table:table-cell office:value-type="string" calcext:value-type="string">
            <text:p>0.041989</text:p>
          </table:table-cell>
        </table:table-row>
        <table:table-row table:style-name="ro1">
          <table:table-cell office:value-type="float" office:value="1527048198.93659" calcext:value-type="float">
            <text:p>1527048198.9365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26.546747" calcext:value-type="float">
            <text:p>-26.546747</text:p>
          </table:table-cell>
          <table:table-cell office:value-type="float" office:value="0.557678" calcext:value-type="float">
            <text:p>0.557678</text:p>
          </table:table-cell>
          <table:table-cell office:value-type="float" office:value="-0.269876" calcext:value-type="float">
            <text:p>-0.269876</text:p>
          </table:table-cell>
          <table:table-cell office:value-type="float" office:value="0.048784" calcext:value-type="float">
            <text:p>0.048784</text:p>
          </table:table-cell>
          <table:table-cell office:value-type="float" office:value="-3.03264" calcext:value-type="float">
            <text:p>-3.03264</text:p>
          </table:table-cell>
          <table:table-cell office:value-type="float" office:value="0.422034" calcext:value-type="float">
            <text:p>0.422034</text:p>
          </table:table-cell>
          <table:table-cell office:value-type="float" office:value="-0.284353" calcext:value-type="float">
            <text:p>-0.284353</text:p>
          </table:table-cell>
          <table:table-cell office:value-type="string" calcext:value-type="string">
            <text:p>0.042489</text:p>
          </table:table-cell>
        </table:table-row>
        <table:table-row table:style-name="ro1" table:visibility="filter">
          <table:table-cell office:value-type="float" office:value="1527048198.93668" calcext:value-type="float">
            <text:p>1527048198.9366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6.546747" calcext:value-type="float">
            <text:p>-26.546747</text:p>
          </table:table-cell>
          <table:table-cell office:value-type="float" office:value="0.557678" calcext:value-type="float">
            <text:p>0.557678</text:p>
          </table:table-cell>
          <table:table-cell table:style-name="Default" office:value-type="float" office:value="-0.269876" calcext:value-type="float">
            <text:p>-0.269876</text:p>
          </table:table-cell>
          <table:table-cell office:value-type="float" office:value="0.048784" calcext:value-type="float">
            <text:p>0.048784</text:p>
          </table:table-cell>
          <table:table-cell table:style-name="Default" office:value-type="float" office:value="-3.03264" calcext:value-type="float">
            <text:p>-3.03264</text:p>
          </table:table-cell>
          <table:table-cell office:value-type="float" office:value="0.422034" calcext:value-type="float">
            <text:p>0.422034</text:p>
          </table:table-cell>
          <table:table-cell office:value-type="float" office:value="-0.284353" calcext:value-type="float">
            <text:p>-0.284353</text:p>
          </table:table-cell>
          <table:table-cell office:value-type="string" calcext:value-type="string">
            <text:p>0.042489</text:p>
          </table:table-cell>
        </table:table-row>
        <table:table-row table:style-name="ro1">
          <table:table-cell office:value-type="float" office:value="1527048198.95709" calcext:value-type="float">
            <text:p>1527048198.95709</text:p>
          </table:table-cell>
          <table:table-cell table:style-name="ce1" office:value-type="string" calcext:value-type="string">
            <text:p>TOC_x</text:p>
          </table:table-cell>
          <table:table-cell office:value-type="float" office:value="-24.693159" calcext:value-type="float">
            <text:p>-24.693159</text:p>
          </table:table-cell>
          <table:table-cell office:value-type="float" office:value="0.641623" calcext:value-type="float">
            <text:p>0.641623</text:p>
          </table:table-cell>
          <table:table-cell office:value-type="float" office:value="-0.25875" calcext:value-type="float">
            <text:p>-0.25875</text:p>
          </table:table-cell>
          <table:table-cell office:value-type="float" office:value="0.052095" calcext:value-type="float">
            <text:p>0.052095</text:p>
          </table:table-cell>
          <table:table-cell office:value-type="float" office:value="-2.924388" calcext:value-type="float">
            <text:p>-2.924388</text:p>
          </table:table-cell>
          <table:table-cell office:value-type="float" office:value="0.454241" calcext:value-type="float">
            <text:p>0.454241</text:p>
          </table:table-cell>
          <table:table-cell office:value-type="float" office:value="-0.269876" calcext:value-type="float">
            <text:p>-0.269876</text:p>
          </table:table-cell>
          <table:table-cell office:value-type="string" calcext:value-type="string">
            <text:p>0.048784</text:p>
          </table:table-cell>
        </table:table-row>
        <table:table-row table:style-name="ro1" table:visibility="filter">
          <table:table-cell office:value-type="float" office:value="1527048198.95714" calcext:value-type="float">
            <text:p>1527048198.9571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4.693159" calcext:value-type="float">
            <text:p>-24.693159</text:p>
          </table:table-cell>
          <table:table-cell office:value-type="float" office:value="0.641623" calcext:value-type="float">
            <text:p>0.641623</text:p>
          </table:table-cell>
          <table:table-cell table:style-name="Default" office:value-type="float" office:value="-0.25875" calcext:value-type="float">
            <text:p>-0.25875</text:p>
          </table:table-cell>
          <table:table-cell office:value-type="float" office:value="0.052095" calcext:value-type="float">
            <text:p>0.052095</text:p>
          </table:table-cell>
          <table:table-cell table:style-name="Default" office:value-type="float" office:value="-2.924388" calcext:value-type="float">
            <text:p>-2.924388</text:p>
          </table:table-cell>
          <table:table-cell office:value-type="float" office:value="0.454241" calcext:value-type="float">
            <text:p>0.454241</text:p>
          </table:table-cell>
          <table:table-cell office:value-type="float" office:value="-0.269876" calcext:value-type="float">
            <text:p>-0.269876</text:p>
          </table:table-cell>
          <table:table-cell office:value-type="string" calcext:value-type="string">
            <text:p>0.048784</text:p>
          </table:table-cell>
        </table:table-row>
        <table:table-row table:style-name="ro1">
          <table:table-cell office:value-type="float" office:value="1527048198.97651" calcext:value-type="float">
            <text:p>1527048198.97651</text:p>
          </table:table-cell>
          <table:table-cell office:value-type="string" calcext:value-type="string">
            <text:p>PID_x</text:p>
          </table:table-cell>
          <table:table-cell office:value-type="float" office:value="-22.326509" calcext:value-type="float">
            <text:p>-22.326509</text:p>
          </table:table-cell>
          <table:table-cell office:value-type="float" office:value="0.786281" calcext:value-type="float">
            <text:p>0.786281</text:p>
          </table:table-cell>
          <table:table-cell office:value-type="float" office:value="-0.244739" calcext:value-type="float">
            <text:p>-0.244739</text:p>
          </table:table-cell>
          <table:table-cell office:value-type="float" office:value="0.057041" calcext:value-type="float">
            <text:p>0.057041</text:p>
          </table:table-cell>
          <table:table-cell office:value-type="float" office:value="-2.78004" calcext:value-type="float">
            <text:p>-2.78004</text:p>
          </table:table-cell>
          <table:table-cell office:value-type="float" office:value="0.505207" calcext:value-type="float">
            <text:p>0.505207</text:p>
          </table:table-cell>
          <table:table-cell office:value-type="float" office:value="-0.25875" calcext:value-type="float">
            <text:p>-0.25875</text:p>
          </table:table-cell>
          <table:table-cell office:value-type="string" calcext:value-type="string">
            <text:p>0.052095</text:p>
          </table:table-cell>
        </table:table-row>
        <table:table-row table:style-name="ro1" table:visibility="filter">
          <table:table-cell office:value-type="float" office:value="1527048198.97655" calcext:value-type="float">
            <text:p>1527048198.9765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2.326509" calcext:value-type="float">
            <text:p>-22.326509</text:p>
          </table:table-cell>
          <table:table-cell office:value-type="float" office:value="0.786281" calcext:value-type="float">
            <text:p>0.786281</text:p>
          </table:table-cell>
          <table:table-cell table:style-name="Default" office:value-type="float" office:value="-0.244739" calcext:value-type="float">
            <text:p>-0.244739</text:p>
          </table:table-cell>
          <table:table-cell office:value-type="float" office:value="0.057041" calcext:value-type="float">
            <text:p>0.057041</text:p>
          </table:table-cell>
          <table:table-cell table:style-name="Default" office:value-type="float" office:value="-2.78004" calcext:value-type="float">
            <text:p>-2.78004</text:p>
          </table:table-cell>
          <table:table-cell office:value-type="float" office:value="0.505207" calcext:value-type="float">
            <text:p>0.505207</text:p>
          </table:table-cell>
          <table:table-cell office:value-type="float" office:value="-0.25875" calcext:value-type="float">
            <text:p>-0.25875</text:p>
          </table:table-cell>
          <table:table-cell office:value-type="string" calcext:value-type="string">
            <text:p>0.052095</text:p>
          </table:table-cell>
        </table:table-row>
        <table:table-row table:style-name="ro1">
          <table:table-cell office:value-type="float" office:value="1527048198.99684" calcext:value-type="float">
            <text:p>1527048198.99684</text:p>
          </table:table-cell>
          <table:table-cell office:value-type="string" calcext:value-type="string">
            <text:p>PID_x</text:p>
          </table:table-cell>
          <table:table-cell office:value-type="float" office:value="-21.063484" calcext:value-type="float">
            <text:p>-21.063484</text:p>
          </table:table-cell>
          <table:table-cell office:value-type="float" office:value="0.84711" calcext:value-type="float">
            <text:p>0.84711</text:p>
          </table:table-cell>
          <table:table-cell office:value-type="float" office:value="-0.236587" calcext:value-type="float">
            <text:p>-0.236587</text:p>
          </table:table-cell>
          <table:table-cell office:value-type="float" office:value="0.059073" calcext:value-type="float">
            <text:p>0.059073</text:p>
          </table:table-cell>
          <table:table-cell office:value-type="float" office:value="-2.699892" calcext:value-type="float">
            <text:p>-2.699892</text:p>
          </table:table-cell>
          <table:table-cell office:value-type="float" office:value="0.525179" calcext:value-type="float">
            <text:p>0.525179</text:p>
          </table:table-cell>
          <table:table-cell office:value-type="float" office:value="-0.244739" calcext:value-type="float">
            <text:p>-0.244739</text:p>
          </table:table-cell>
          <table:table-cell office:value-type="string" calcext:value-type="string">
            <text:p>0.057041</text:p>
          </table:table-cell>
        </table:table-row>
        <table:table-row table:style-name="ro1" table:visibility="filter">
          <table:table-cell office:value-type="float" office:value="1527048198.99688" calcext:value-type="float">
            <text:p>1527048198.9968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21.063484" calcext:value-type="float">
            <text:p>-21.063484</text:p>
          </table:table-cell>
          <table:table-cell office:value-type="float" office:value="0.84711" calcext:value-type="float">
            <text:p>0.84711</text:p>
          </table:table-cell>
          <table:table-cell table:style-name="Default" office:value-type="float" office:value="-0.236587" calcext:value-type="float">
            <text:p>-0.236587</text:p>
          </table:table-cell>
          <table:table-cell office:value-type="float" office:value="0.059073" calcext:value-type="float">
            <text:p>0.059073</text:p>
          </table:table-cell>
          <table:table-cell table:style-name="Default" office:value-type="float" office:value="-2.699892" calcext:value-type="float">
            <text:p>-2.699892</text:p>
          </table:table-cell>
          <table:table-cell office:value-type="float" office:value="0.525179" calcext:value-type="float">
            <text:p>0.525179</text:p>
          </table:table-cell>
          <table:table-cell office:value-type="float" office:value="-0.244739" calcext:value-type="float">
            <text:p>-0.244739</text:p>
          </table:table-cell>
          <table:table-cell office:value-type="string" calcext:value-type="string">
            <text:p>0.057041</text:p>
          </table:table-cell>
        </table:table-row>
        <table:table-row table:style-name="ro1">
          <table:table-cell office:value-type="float" office:value="1527048199.01617" calcext:value-type="float">
            <text:p>1527048199.01617</text:p>
          </table:table-cell>
          <table:table-cell office:value-type="string" calcext:value-type="string">
            <text:p>PID_x</text:p>
          </table:table-cell>
          <table:table-cell office:value-type="float" office:value="-19.031384" calcext:value-type="float">
            <text:p>-19.031384</text:p>
          </table:table-cell>
          <table:table-cell office:value-type="float" office:value="0.999671" calcext:value-type="float">
            <text:p>0.999671</text:p>
          </table:table-cell>
          <table:table-cell office:value-type="float" office:value="-0.223643" calcext:value-type="float">
            <text:p>-0.223643</text:p>
          </table:table-cell>
          <table:table-cell office:value-type="float" office:value="0.063625" calcext:value-type="float">
            <text:p>0.063625</text:p>
          </table:table-cell>
          <table:table-cell office:value-type="float" office:value="-2.565679" calcext:value-type="float">
            <text:p>-2.565679</text:p>
          </table:table-cell>
          <table:table-cell office:value-type="float" office:value="0.572378" calcext:value-type="float">
            <text:p>0.572378</text:p>
          </table:table-cell>
          <table:table-cell office:value-type="float" office:value="-0.236587" calcext:value-type="float">
            <text:p>-0.236587</text:p>
          </table:table-cell>
          <table:table-cell office:value-type="string" calcext:value-type="string">
            <text:p>0.059073</text:p>
          </table:table-cell>
        </table:table-row>
        <table:table-row table:style-name="ro1" table:visibility="filter">
          <table:table-cell office:value-type="float" office:value="1527048199.01626" calcext:value-type="float">
            <text:p>1527048199.0162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9.031384" calcext:value-type="float">
            <text:p>-19.031384</text:p>
          </table:table-cell>
          <table:table-cell office:value-type="float" office:value="0.999671" calcext:value-type="float">
            <text:p>0.999671</text:p>
          </table:table-cell>
          <table:table-cell table:style-name="Default" office:value-type="float" office:value="-0.223643" calcext:value-type="float">
            <text:p>-0.223643</text:p>
          </table:table-cell>
          <table:table-cell office:value-type="float" office:value="0.063625" calcext:value-type="float">
            <text:p>0.063625</text:p>
          </table:table-cell>
          <table:table-cell table:style-name="Default" office:value-type="float" office:value="-2.565679" calcext:value-type="float">
            <text:p>-2.565679</text:p>
          </table:table-cell>
          <table:table-cell office:value-type="float" office:value="0.572378" calcext:value-type="float">
            <text:p>0.572378</text:p>
          </table:table-cell>
          <table:table-cell office:value-type="float" office:value="-0.236587" calcext:value-type="float">
            <text:p>-0.236587</text:p>
          </table:table-cell>
          <table:table-cell office:value-type="string" calcext:value-type="string">
            <text:p>0.059073</text:p>
          </table:table-cell>
        </table:table-row>
        <table:table-row table:style-name="ro1">
          <table:table-cell office:value-type="float" office:value="1527048199.03663" calcext:value-type="float">
            <text:p>1527048199.03663</text:p>
          </table:table-cell>
          <table:table-cell office:value-type="string" calcext:value-type="string">
            <text:p>PID_x</text:p>
          </table:table-cell>
          <table:table-cell office:value-type="float" office:value="-17.651987" calcext:value-type="float">
            <text:p>-17.651987</text:p>
          </table:table-cell>
          <table:table-cell office:value-type="float" office:value="1.077193" calcext:value-type="float">
            <text:p>1.077193</text:p>
          </table:table-cell>
          <table:table-cell office:value-type="float" office:value="-0.2139" calcext:value-type="float">
            <text:p>-0.2139</text:p>
          </table:table-cell>
          <table:table-cell office:value-type="float" office:value="0.065933" calcext:value-type="float">
            <text:p>0.065933</text:p>
          </table:table-cell>
          <table:table-cell office:value-type="float" office:value="-2.470492" calcext:value-type="float">
            <text:p>-2.470492</text:p>
          </table:table-cell>
          <table:table-cell office:value-type="float" office:value="0.594929" calcext:value-type="float">
            <text:p>0.594929</text:p>
          </table:table-cell>
          <table:table-cell office:value-type="float" office:value="-0.223643" calcext:value-type="float">
            <text:p>-0.223643</text:p>
          </table:table-cell>
          <table:table-cell office:value-type="string" calcext:value-type="string">
            <text:p>0.063625</text:p>
          </table:table-cell>
        </table:table-row>
        <table:table-row table:style-name="ro1" table:visibility="filter">
          <table:table-cell office:value-type="float" office:value="1527048199.03669" calcext:value-type="float">
            <text:p>1527048199.03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7.651987" calcext:value-type="float">
            <text:p>-17.651987</text:p>
          </table:table-cell>
          <table:table-cell office:value-type="float" office:value="1.077193" calcext:value-type="float">
            <text:p>1.077193</text:p>
          </table:table-cell>
          <table:table-cell table:style-name="Default" office:value-type="float" office:value="-0.2139" calcext:value-type="float">
            <text:p>-0.2139</text:p>
          </table:table-cell>
          <table:table-cell office:value-type="float" office:value="0.065933" calcext:value-type="float">
            <text:p>0.065933</text:p>
          </table:table-cell>
          <table:table-cell table:style-name="Default" office:value-type="float" office:value="-2.470492" calcext:value-type="float">
            <text:p>-2.470492</text:p>
          </table:table-cell>
          <table:table-cell office:value-type="float" office:value="0.594929" calcext:value-type="float">
            <text:p>0.594929</text:p>
          </table:table-cell>
          <table:table-cell office:value-type="float" office:value="-0.223643" calcext:value-type="float">
            <text:p>-0.223643</text:p>
          </table:table-cell>
          <table:table-cell office:value-type="string" calcext:value-type="string">
            <text:p>0.063625</text:p>
          </table:table-cell>
        </table:table-row>
        <table:table-row table:style-name="ro1">
          <table:table-cell office:value-type="float" office:value="1527048199.05714" calcext:value-type="float">
            <text:p>1527048199.05714</text:p>
          </table:table-cell>
          <table:table-cell office:value-type="string" calcext:value-type="string">
            <text:p>PID_x</text:p>
          </table:table-cell>
          <table:table-cell office:value-type="float" office:value="-16.094521" calcext:value-type="float">
            <text:p>-16.094521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-0.202409" calcext:value-type="float">
            <text:p>-0.202409</text:p>
          </table:table-cell>
          <table:table-cell office:value-type="float" office:value="0.067773" calcext:value-type="float">
            <text:p>0.067773</text:p>
          </table:table-cell>
          <table:table-cell office:value-type="float" office:value="-2.35844" calcext:value-type="float">
            <text:p>-2.35844</text:p>
          </table:table-cell>
          <table:table-cell office:value-type="float" office:value="0.612869" calcext:value-type="float">
            <text:p>0.612869</text:p>
          </table:table-cell>
          <table:table-cell office:value-type="float" office:value="-0.2139" calcext:value-type="float">
            <text:p>-0.2139</text:p>
          </table:table-cell>
          <table:table-cell office:value-type="string" calcext:value-type="string">
            <text:p>0.065933</text:p>
          </table:table-cell>
        </table:table-row>
        <table:table-row table:style-name="ro1" table:visibility="filter">
          <table:table-cell office:value-type="float" office:value="1527048199.05722" calcext:value-type="float">
            <text:p>1527048199.0572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6.094521" calcext:value-type="float">
            <text:p>-16.094521</text:p>
          </table:table-cell>
          <table:table-cell office:value-type="float" office:value="1.14094" calcext:value-type="float">
            <text:p>1.14094</text:p>
          </table:table-cell>
          <table:table-cell table:style-name="Default" office:value-type="float" office:value="-0.202409" calcext:value-type="float">
            <text:p>-0.202409</text:p>
          </table:table-cell>
          <table:table-cell office:value-type="float" office:value="0.067773" calcext:value-type="float">
            <text:p>0.067773</text:p>
          </table:table-cell>
          <table:table-cell table:style-name="Default" office:value-type="float" office:value="-2.35844" calcext:value-type="float">
            <text:p>-2.35844</text:p>
          </table:table-cell>
          <table:table-cell office:value-type="float" office:value="0.612869" calcext:value-type="float">
            <text:p>0.612869</text:p>
          </table:table-cell>
          <table:table-cell office:value-type="float" office:value="-0.2139" calcext:value-type="float">
            <text:p>-0.2139</text:p>
          </table:table-cell>
          <table:table-cell office:value-type="string" calcext:value-type="string">
            <text:p>0.065933</text:p>
          </table:table-cell>
        </table:table-row>
        <table:table-row table:style-name="ro1">
          <table:table-cell office:value-type="float" office:value="1527048199.07665" calcext:value-type="float">
            <text:p>1527048199.07665</text:p>
          </table:table-cell>
          <table:table-cell office:value-type="string" calcext:value-type="string">
            <text:p>PID_x</text:p>
          </table:table-cell>
          <table:table-cell office:value-type="float" office:value="-14.033438" calcext:value-type="float">
            <text:p>-14.033438</text:p>
          </table:table-cell>
          <table:table-cell office:value-type="float" office:value="1.293996" calcext:value-type="float">
            <text:p>1.293996</text:p>
          </table:table-cell>
          <table:table-cell office:value-type="float" office:value="-0.187084" calcext:value-type="float">
            <text:p>-0.187084</text:p>
          </table:table-cell>
          <table:table-cell office:value-type="float" office:value="0.071791" calcext:value-type="float">
            <text:p>0.071791</text:p>
          </table:table-cell>
          <table:table-cell office:value-type="float" office:value="-2.201414" calcext:value-type="float">
            <text:p>-2.201414</text:p>
          </table:table-cell>
          <table:table-cell office:value-type="float" office:value="0.654042" calcext:value-type="float">
            <text:p>0.654042</text:p>
          </table:table-cell>
          <table:table-cell office:value-type="float" office:value="-0.202409" calcext:value-type="float">
            <text:p>-0.202409</text:p>
          </table:table-cell>
          <table:table-cell office:value-type="string" calcext:value-type="string">
            <text:p>0.067773</text:p>
          </table:table-cell>
        </table:table-row>
        <table:table-row table:style-name="ro1" table:visibility="filter">
          <table:table-cell office:value-type="float" office:value="1527048199.0767" calcext:value-type="float">
            <text:p>1527048199.07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4.033438" calcext:value-type="float">
            <text:p>-14.033438</text:p>
          </table:table-cell>
          <table:table-cell office:value-type="float" office:value="1.293996" calcext:value-type="float">
            <text:p>1.293996</text:p>
          </table:table-cell>
          <table:table-cell table:style-name="Default" office:value-type="float" office:value="-0.187084" calcext:value-type="float">
            <text:p>-0.187084</text:p>
          </table:table-cell>
          <table:table-cell office:value-type="float" office:value="0.071791" calcext:value-type="float">
            <text:p>0.071791</text:p>
          </table:table-cell>
          <table:table-cell table:style-name="Default" office:value-type="float" office:value="-2.201414" calcext:value-type="float">
            <text:p>-2.201414</text:p>
          </table:table-cell>
          <table:table-cell office:value-type="float" office:value="0.654042" calcext:value-type="float">
            <text:p>0.654042</text:p>
          </table:table-cell>
          <table:table-cell office:value-type="float" office:value="-0.202409" calcext:value-type="float">
            <text:p>-0.202409</text:p>
          </table:table-cell>
          <table:table-cell office:value-type="string" calcext:value-type="string">
            <text:p>0.067773</text:p>
          </table:table-cell>
        </table:table-row>
        <table:table-row table:style-name="ro1">
          <table:table-cell office:value-type="float" office:value="1527048199.09714" calcext:value-type="float">
            <text:p>1527048199.09714</text:p>
          </table:table-cell>
          <table:table-cell office:value-type="string" calcext:value-type="string">
            <text:p>PID_x</text:p>
          </table:table-cell>
          <table:table-cell office:value-type="float" office:value="-12.683832" calcext:value-type="float">
            <text:p>-12.683832</text:p>
          </table:table-cell>
          <table:table-cell office:value-type="float" office:value="1.397745" calcext:value-type="float">
            <text:p>1.397745</text:p>
          </table:table-cell>
          <table:table-cell office:value-type="float" office:value="-0.175909" calcext:value-type="float">
            <text:p>-0.175909</text:p>
          </table:table-cell>
          <table:table-cell office:value-type="float" office:value="0.074505" calcext:value-type="float">
            <text:p>0.074505</text:p>
          </table:table-cell>
          <table:table-cell office:value-type="float" office:value="-2.092313" calcext:value-type="float">
            <text:p>-2.092313</text:p>
          </table:table-cell>
          <table:table-cell office:value-type="float" office:value="0.680539" calcext:value-type="float">
            <text:p>0.680539</text:p>
          </table:table-cell>
          <table:table-cell office:value-type="float" office:value="-0.187084" calcext:value-type="float">
            <text:p>-0.187084</text:p>
          </table:table-cell>
          <table:table-cell office:value-type="string" calcext:value-type="string">
            <text:p>0.071791</text:p>
          </table:table-cell>
        </table:table-row>
        <table:table-row table:style-name="ro1" table:visibility="filter">
          <table:table-cell office:value-type="float" office:value="1527048199.09725" calcext:value-type="float">
            <text:p>1527048199.0972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2.683832" calcext:value-type="float">
            <text:p>-12.683832</text:p>
          </table:table-cell>
          <table:table-cell office:value-type="float" office:value="1.397745" calcext:value-type="float">
            <text:p>1.397745</text:p>
          </table:table-cell>
          <table:table-cell table:style-name="Default" office:value-type="float" office:value="-0.175909" calcext:value-type="float">
            <text:p>-0.175909</text:p>
          </table:table-cell>
          <table:table-cell office:value-type="float" office:value="0.074505" calcext:value-type="float">
            <text:p>0.074505</text:p>
          </table:table-cell>
          <table:table-cell table:style-name="Default" office:value-type="float" office:value="-2.092313" calcext:value-type="float">
            <text:p>-2.092313</text:p>
          </table:table-cell>
          <table:table-cell office:value-type="float" office:value="0.680539" calcext:value-type="float">
            <text:p>0.680539</text:p>
          </table:table-cell>
          <table:table-cell office:value-type="float" office:value="-0.187084" calcext:value-type="float">
            <text:p>-0.187084</text:p>
          </table:table-cell>
          <table:table-cell office:value-type="string" calcext:value-type="string">
            <text:p>0.071791</text:p>
          </table:table-cell>
        </table:table-row>
        <table:table-row table:style-name="ro1">
          <table:table-cell office:value-type="float" office:value="1527048199.11674" calcext:value-type="float">
            <text:p>1527048199.11674</text:p>
          </table:table-cell>
          <table:table-cell office:value-type="string" calcext:value-type="string">
            <text:p>PID_x</text:p>
          </table:table-cell>
          <table:table-cell office:value-type="float" office:value="-10.75445" calcext:value-type="float">
            <text:p>-10.75445</text:p>
          </table:table-cell>
          <table:table-cell office:value-type="float" office:value="1.453986" calcext:value-type="float">
            <text:p>1.453986</text:p>
          </table:table-cell>
          <table:table-cell office:value-type="float" office:value="-0.159588" calcext:value-type="float">
            <text:p>-0.159588</text:p>
          </table:table-cell>
          <table:table-cell office:value-type="float" office:value="0.075873" calcext:value-type="float">
            <text:p>0.075873</text:p>
          </table:table-cell>
          <table:table-cell office:value-type="float" office:value="-1.925669" calcext:value-type="float">
            <text:p>-1.925669</text:p>
          </table:table-cell>
          <table:table-cell office:value-type="float" office:value="0.694507" calcext:value-type="float">
            <text:p>0.694507</text:p>
          </table:table-cell>
          <table:table-cell office:value-type="float" office:value="-0.175909" calcext:value-type="float">
            <text:p>-0.175909</text:p>
          </table:table-cell>
          <table:table-cell office:value-type="string" calcext:value-type="string">
            <text:p>0.074505</text:p>
          </table:table-cell>
        </table:table-row>
        <table:table-row table:style-name="ro1" table:visibility="filter">
          <table:table-cell office:value-type="float" office:value="1527048199.11683" calcext:value-type="float">
            <text:p>1527048199.1168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0.75445" calcext:value-type="float">
            <text:p>-10.75445</text:p>
          </table:table-cell>
          <table:table-cell office:value-type="float" office:value="1.453986" calcext:value-type="float">
            <text:p>1.453986</text:p>
          </table:table-cell>
          <table:table-cell table:style-name="Default" office:value-type="float" office:value="-0.159588" calcext:value-type="float">
            <text:p>-0.159588</text:p>
          </table:table-cell>
          <table:table-cell office:value-type="float" office:value="0.075873" calcext:value-type="float">
            <text:p>0.075873</text:p>
          </table:table-cell>
          <table:table-cell table:style-name="Default" office:value-type="float" office:value="-1.925669" calcext:value-type="float">
            <text:p>-1.925669</text:p>
          </table:table-cell>
          <table:table-cell office:value-type="float" office:value="0.694507" calcext:value-type="float">
            <text:p>0.694507</text:p>
          </table:table-cell>
          <table:table-cell office:value-type="float" office:value="-0.175909" calcext:value-type="float">
            <text:p>-0.175909</text:p>
          </table:table-cell>
          <table:table-cell office:value-type="string" calcext:value-type="string">
            <text:p>0.074505</text:p>
          </table:table-cell>
        </table:table-row>
        <table:table-row table:style-name="ro1">
          <table:table-cell office:value-type="float" office:value="1527048199.13634" calcext:value-type="float">
            <text:p>1527048199.13634</text:p>
          </table:table-cell>
          <table:table-cell office:value-type="string" calcext:value-type="string">
            <text:p>PID_x</text:p>
          </table:table-cell>
          <table:table-cell office:value-type="float" office:value="-8.624528" calcext:value-type="float">
            <text:p>-8.624528</text:p>
          </table:table-cell>
          <table:table-cell office:value-type="float" office:value="1.550595" calcext:value-type="float">
            <text:p>1.550595</text:p>
          </table:table-cell>
          <table:table-cell office:value-type="float" office:value="-0.13975" calcext:value-type="float">
            <text:p>-0.13975</text:p>
          </table:table-cell>
          <table:table-cell office:value-type="float" office:value="0.078164" calcext:value-type="float">
            <text:p>0.078164</text:p>
          </table:table-cell>
          <table:table-cell office:value-type="float" office:value="-1.723274" calcext:value-type="float">
            <text:p>-1.723274</text:p>
          </table:table-cell>
          <table:table-cell office:value-type="float" office:value="0.717879" calcext:value-type="float">
            <text:p>0.717879</text:p>
          </table:table-cell>
          <table:table-cell office:value-type="float" office:value="-0.159588" calcext:value-type="float">
            <text:p>-0.159588</text:p>
          </table:table-cell>
          <table:table-cell office:value-type="string" calcext:value-type="string">
            <text:p>0.075873</text:p>
          </table:table-cell>
        </table:table-row>
        <table:table-row table:style-name="ro1" table:visibility="filter">
          <table:table-cell office:value-type="float" office:value="1527048199.1364" calcext:value-type="float">
            <text:p>1527048199.136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8.624528" calcext:value-type="float">
            <text:p>-8.624528</text:p>
          </table:table-cell>
          <table:table-cell office:value-type="float" office:value="1.550595" calcext:value-type="float">
            <text:p>1.550595</text:p>
          </table:table-cell>
          <table:table-cell table:style-name="Default" office:value-type="float" office:value="-0.13975" calcext:value-type="float">
            <text:p>-0.13975</text:p>
          </table:table-cell>
          <table:table-cell office:value-type="float" office:value="0.078164" calcext:value-type="float">
            <text:p>0.078164</text:p>
          </table:table-cell>
          <table:table-cell table:style-name="Default" office:value-type="float" office:value="-1.723274" calcext:value-type="float">
            <text:p>-1.723274</text:p>
          </table:table-cell>
          <table:table-cell office:value-type="float" office:value="0.717879" calcext:value-type="float">
            <text:p>0.717879</text:p>
          </table:table-cell>
          <table:table-cell office:value-type="float" office:value="-0.159588" calcext:value-type="float">
            <text:p>-0.159588</text:p>
          </table:table-cell>
          <table:table-cell office:value-type="string" calcext:value-type="string">
            <text:p>0.075873</text:p>
          </table:table-cell>
        </table:table-row>
        <table:table-row table:style-name="ro1">
          <table:table-cell office:value-type="float" office:value="1527048199.15687" calcext:value-type="float">
            <text:p>1527048199.15687</text:p>
          </table:table-cell>
          <table:table-cell office:value-type="string" calcext:value-type="string">
            <text:p>PID_x</text:p>
          </table:table-cell>
          <table:table-cell office:value-type="float" office:value="-6.824446" calcext:value-type="float">
            <text:p>-6.824446</text:p>
          </table:table-cell>
          <table:table-cell office:value-type="float" office:value="1.804524" calcext:value-type="float">
            <text:p>1.804524</text:p>
          </table:table-cell>
          <table:table-cell office:value-type="float" office:value="-0.1201" calcext:value-type="float">
            <text:p>-0.1201</text:p>
          </table:table-cell>
          <table:table-cell office:value-type="float" office:value="0.084127" calcext:value-type="float">
            <text:p>0.084127</text:p>
          </table:table-cell>
          <table:table-cell office:value-type="float" office:value="-1.531836" calcext:value-type="float">
            <text:p>-1.531836</text:p>
          </table:table-cell>
          <table:table-cell office:value-type="float" office:value="0.775976" calcext:value-type="float">
            <text:p>0.775976</text:p>
          </table:table-cell>
          <table:table-cell office:value-type="float" office:value="-0.13975" calcext:value-type="float">
            <text:p>-0.13975</text:p>
          </table:table-cell>
          <table:table-cell office:value-type="string" calcext:value-type="string">
            <text:p>0.078164</text:p>
          </table:table-cell>
        </table:table-row>
        <table:table-row table:style-name="ro1" table:visibility="filter">
          <table:table-cell office:value-type="float" office:value="1527048199.15695" calcext:value-type="float">
            <text:p>1527048199.1569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6.824446" calcext:value-type="float">
            <text:p>-6.824446</text:p>
          </table:table-cell>
          <table:table-cell office:value-type="float" office:value="1.804524" calcext:value-type="float">
            <text:p>1.804524</text:p>
          </table:table-cell>
          <table:table-cell table:style-name="Default" office:value-type="float" office:value="-0.1201" calcext:value-type="float">
            <text:p>-0.1201</text:p>
          </table:table-cell>
          <table:table-cell office:value-type="float" office:value="0.084127" calcext:value-type="float">
            <text:p>0.084127</text:p>
          </table:table-cell>
          <table:table-cell table:style-name="Default" office:value-type="float" office:value="-1.531836" calcext:value-type="float">
            <text:p>-1.531836</text:p>
          </table:table-cell>
          <table:table-cell office:value-type="float" office:value="0.775976" calcext:value-type="float">
            <text:p>0.775976</text:p>
          </table:table-cell>
          <table:table-cell office:value-type="float" office:value="-0.13975" calcext:value-type="float">
            <text:p>-0.13975</text:p>
          </table:table-cell>
          <table:table-cell office:value-type="string" calcext:value-type="string">
            <text:p>0.078164</text:p>
          </table:table-cell>
        </table:table-row>
        <table:table-row table:style-name="ro1">
          <table:table-cell office:value-type="float" office:value="1527048199.17634" calcext:value-type="float">
            <text:p>1527048199.17634</text:p>
          </table:table-cell>
          <table:table-cell office:value-type="string" calcext:value-type="string">
            <text:p>PID_x</text:p>
          </table:table-cell>
          <table:table-cell office:value-type="float" office:value="-5.067575" calcext:value-type="float">
            <text:p>-5.067575</text:p>
          </table:table-cell>
          <table:table-cell office:value-type="float" office:value="1.553149" calcext:value-type="float">
            <text:p>1.553149</text:p>
          </table:table-cell>
          <table:table-cell office:value-type="float" office:value="-0.099352" calcext:value-type="float">
            <text:p>-0.099352</text:p>
          </table:table-cell>
          <table:table-cell office:value-type="float" office:value="0.078525" calcext:value-type="float">
            <text:p>0.078525</text:p>
          </table:table-cell>
          <table:table-cell office:value-type="float" office:value="-1.318665" calcext:value-type="float">
            <text:p>-1.318665</text:p>
          </table:table-cell>
          <table:table-cell office:value-type="float" office:value="0.718414" calcext:value-type="float">
            <text:p>0.718414</text:p>
          </table:table-cell>
          <table:table-cell office:value-type="float" office:value="-0.1201" calcext:value-type="float">
            <text:p>-0.1201</text:p>
          </table:table-cell>
          <table:table-cell office:value-type="string" calcext:value-type="string">
            <text:p>0.084127</text:p>
          </table:table-cell>
        </table:table-row>
        <table:table-row table:style-name="ro1" table:visibility="filter">
          <table:table-cell office:value-type="float" office:value="1527048199.1764" calcext:value-type="float">
            <text:p>1527048199.176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5.067575" calcext:value-type="float">
            <text:p>-5.067575</text:p>
          </table:table-cell>
          <table:table-cell office:value-type="float" office:value="1.553149" calcext:value-type="float">
            <text:p>1.553149</text:p>
          </table:table-cell>
          <table:table-cell table:style-name="Default" office:value-type="float" office:value="-0.099352" calcext:value-type="float">
            <text:p>-0.099352</text:p>
          </table:table-cell>
          <table:table-cell office:value-type="float" office:value="0.078525" calcext:value-type="float">
            <text:p>0.078525</text:p>
          </table:table-cell>
          <table:table-cell table:style-name="Default" office:value-type="float" office:value="-1.318665" calcext:value-type="float">
            <text:p>-1.318665</text:p>
          </table:table-cell>
          <table:table-cell office:value-type="float" office:value="0.718414" calcext:value-type="float">
            <text:p>0.718414</text:p>
          </table:table-cell>
          <table:table-cell office:value-type="float" office:value="-0.1201" calcext:value-type="float">
            <text:p>-0.1201</text:p>
          </table:table-cell>
          <table:table-cell office:value-type="string" calcext:value-type="string">
            <text:p>0.084127</text:p>
          </table:table-cell>
        </table:table-row>
        <table:table-row table:style-name="ro1">
          <table:table-cell office:value-type="float" office:value="1527048199.19689" calcext:value-type="float">
            <text:p>1527048199.19689</text:p>
          </table:table-cell>
          <table:table-cell office:value-type="string" calcext:value-type="string">
            <text:p>PID_x</text:p>
          </table:table-cell>
          <table:table-cell office:value-type="float" office:value="-3.954481" calcext:value-type="float">
            <text:p>-3.954481</text:p>
          </table:table-cell>
          <table:table-cell office:value-type="float" office:value="1.589564" calcext:value-type="float">
            <text:p>1.589564</text:p>
          </table:table-cell>
          <table:table-cell office:value-type="float" office:value="-0.083444" calcext:value-type="float">
            <text:p>-0.083444</text:p>
          </table:table-cell>
          <table:table-cell office:value-type="float" office:value="0.07941" calcext:value-type="float">
            <text:p>0.07941</text:p>
          </table:table-cell>
          <table:table-cell office:value-type="float" office:value="-1.163986" calcext:value-type="float">
            <text:p>-1.163986</text:p>
          </table:table-cell>
          <table:table-cell office:value-type="float" office:value="0.727017" calcext:value-type="float">
            <text:p>0.727017</text:p>
          </table:table-cell>
          <table:table-cell office:value-type="float" office:value="-0.099352" calcext:value-type="float">
            <text:p>-0.099352</text:p>
          </table:table-cell>
          <table:table-cell office:value-type="string" calcext:value-type="string">
            <text:p>0.078525</text:p>
          </table:table-cell>
        </table:table-row>
        <table:table-row table:style-name="ro1" table:visibility="filter">
          <table:table-cell office:value-type="float" office:value="1527048199.19696" calcext:value-type="float">
            <text:p>1527048199.1969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.954481" calcext:value-type="float">
            <text:p>-3.954481</text:p>
          </table:table-cell>
          <table:table-cell office:value-type="float" office:value="1.589564" calcext:value-type="float">
            <text:p>1.589564</text:p>
          </table:table-cell>
          <table:table-cell table:style-name="Default" office:value-type="float" office:value="-0.083444" calcext:value-type="float">
            <text:p>-0.083444</text:p>
          </table:table-cell>
          <table:table-cell office:value-type="float" office:value="0.07941" calcext:value-type="float">
            <text:p>0.07941</text:p>
          </table:table-cell>
          <table:table-cell table:style-name="Default" office:value-type="float" office:value="-1.163986" calcext:value-type="float">
            <text:p>-1.163986</text:p>
          </table:table-cell>
          <table:table-cell office:value-type="float" office:value="0.727017" calcext:value-type="float">
            <text:p>0.727017</text:p>
          </table:table-cell>
          <table:table-cell office:value-type="float" office:value="-0.099352" calcext:value-type="float">
            <text:p>-0.099352</text:p>
          </table:table-cell>
          <table:table-cell office:value-type="string" calcext:value-type="string">
            <text:p>0.078525</text:p>
          </table:table-cell>
        </table:table-row>
        <table:table-row table:style-name="ro1">
          <table:table-cell office:value-type="float" office:value="1527048199.21642" calcext:value-type="float">
            <text:p>1527048199.21642</text:p>
          </table:table-cell>
          <table:table-cell office:value-type="string" calcext:value-type="string">
            <text:p>PID_x</text:p>
          </table:table-cell>
          <table:table-cell office:value-type="float" office:value="-3.006456" calcext:value-type="float">
            <text:p>-3.006456</text:p>
          </table:table-cell>
          <table:table-cell office:value-type="float" office:value="1.546692" calcext:value-type="float">
            <text:p>1.546692</text:p>
          </table:table-cell>
          <table:table-cell office:value-type="float" office:value="-0.068821" calcext:value-type="float">
            <text:p>-0.068821</text:p>
          </table:table-cell>
          <table:table-cell office:value-type="float" office:value="0.07842" calcext:value-type="float">
            <text:p>0.07842</text:p>
          </table:table-cell>
          <table:table-cell office:value-type="float" office:value="-1.013988" calcext:value-type="float">
            <text:p>-1.013988</text:p>
          </table:table-cell>
          <table:table-cell office:value-type="float" office:value="0.716865" calcext:value-type="float">
            <text:p>0.716865</text:p>
          </table:table-cell>
          <table:table-cell office:value-type="float" office:value="-0.083444" calcext:value-type="float">
            <text:p>-0.083444</text:p>
          </table:table-cell>
          <table:table-cell office:value-type="string" calcext:value-type="string">
            <text:p>0.079410</text:p>
          </table:table-cell>
        </table:table-row>
        <table:table-row table:style-name="ro1" table:visibility="filter">
          <table:table-cell office:value-type="float" office:value="1527048199.2165" calcext:value-type="float">
            <text:p>1527048199.21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3.006456" calcext:value-type="float">
            <text:p>-3.006456</text:p>
          </table:table-cell>
          <table:table-cell office:value-type="float" office:value="1.546692" calcext:value-type="float">
            <text:p>1.546692</text:p>
          </table:table-cell>
          <table:table-cell table:style-name="Default" office:value-type="float" office:value="-0.068821" calcext:value-type="float">
            <text:p>-0.068821</text:p>
          </table:table-cell>
          <table:table-cell office:value-type="float" office:value="0.07842" calcext:value-type="float">
            <text:p>0.07842</text:p>
          </table:table-cell>
          <table:table-cell table:style-name="Default" office:value-type="float" office:value="-1.013988" calcext:value-type="float">
            <text:p>-1.013988</text:p>
          </table:table-cell>
          <table:table-cell office:value-type="float" office:value="0.716865" calcext:value-type="float">
            <text:p>0.716865</text:p>
          </table:table-cell>
          <table:table-cell office:value-type="float" office:value="-0.083444" calcext:value-type="float">
            <text:p>-0.083444</text:p>
          </table:table-cell>
          <table:table-cell office:value-type="string" calcext:value-type="string">
            <text:p>0.079410</text:p>
          </table:table-cell>
        </table:table-row>
        <table:table-row table:style-name="ro1">
          <table:table-cell office:value-type="float" office:value="1527048199.23689" calcext:value-type="float">
            <text:p>1527048199.23689</text:p>
          </table:table-cell>
          <table:table-cell office:value-type="string" calcext:value-type="string">
            <text:p>PID_x</text:p>
          </table:table-cell>
          <table:table-cell office:value-type="float" office:value="-1.857271" calcext:value-type="float">
            <text:p>-1.857271</text:p>
          </table:table-cell>
          <table:table-cell office:value-type="float" office:value="1.657751" calcext:value-type="float">
            <text:p>1.657751</text:p>
          </table:table-cell>
          <table:table-cell office:value-type="float" office:value="-0.046479" calcext:value-type="float">
            <text:p>-0.046479</text:p>
          </table:table-cell>
          <table:table-cell office:value-type="float" office:value="0.081085" calcext:value-type="float">
            <text:p>0.081085</text:p>
          </table:table-cell>
          <table:table-cell office:value-type="float" office:value="-0.796101" calcext:value-type="float">
            <text:p>-0.796101</text:p>
          </table:table-cell>
          <table:table-cell office:value-type="float" office:value="0.742855" calcext:value-type="float">
            <text:p>0.742855</text:p>
          </table:table-cell>
          <table:table-cell office:value-type="float" office:value="-0.068821" calcext:value-type="float">
            <text:p>-0.068821</text:p>
          </table:table-cell>
          <table:table-cell office:value-type="string" calcext:value-type="string">
            <text:p>0.078420</text:p>
          </table:table-cell>
        </table:table-row>
        <table:table-row table:style-name="ro1" table:visibility="filter">
          <table:table-cell office:value-type="float" office:value="1527048199.23695" calcext:value-type="float">
            <text:p>1527048199.2369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.857271" calcext:value-type="float">
            <text:p>-1.857271</text:p>
          </table:table-cell>
          <table:table-cell office:value-type="float" office:value="1.657751" calcext:value-type="float">
            <text:p>1.657751</text:p>
          </table:table-cell>
          <table:table-cell table:style-name="Default" office:value-type="float" office:value="-0.046479" calcext:value-type="float">
            <text:p>-0.046479</text:p>
          </table:table-cell>
          <table:table-cell office:value-type="float" office:value="0.081085" calcext:value-type="float">
            <text:p>0.081085</text:p>
          </table:table-cell>
          <table:table-cell table:style-name="Default" office:value-type="float" office:value="-0.796101" calcext:value-type="float">
            <text:p>-0.796101</text:p>
          </table:table-cell>
          <table:table-cell office:value-type="float" office:value="0.742855" calcext:value-type="float">
            <text:p>0.742855</text:p>
          </table:table-cell>
          <table:table-cell office:value-type="float" office:value="-0.068821" calcext:value-type="float">
            <text:p>-0.068821</text:p>
          </table:table-cell>
          <table:table-cell office:value-type="string" calcext:value-type="string">
            <text:p>0.078420</text:p>
          </table:table-cell>
        </table:table-row>
        <table:table-row table:style-name="ro1">
          <table:table-cell office:value-type="float" office:value="1527048199.25632" calcext:value-type="float">
            <text:p>1527048199.25632</text:p>
          </table:table-cell>
          <table:table-cell office:value-type="string" calcext:value-type="string">
            <text:p>PID_x</text:p>
          </table:table-cell>
          <table:table-cell office:value-type="float" office:value="-1.371262" calcext:value-type="float">
            <text:p>-1.371262</text:p>
          </table:table-cell>
          <table:table-cell office:value-type="float" office:value="1.517565" calcext:value-type="float">
            <text:p>1.517565</text:p>
          </table:table-cell>
          <table:table-cell office:value-type="float" office:value="-0.035561" calcext:value-type="float">
            <text:p>-0.035561</text:p>
          </table:table-cell>
          <table:table-cell office:value-type="float" office:value="0.077878" calcext:value-type="float">
            <text:p>0.077878</text:p>
          </table:table-cell>
          <table:table-cell office:value-type="float" office:value="-0.683736" calcext:value-type="float">
            <text:p>-0.683736</text:p>
          </table:table-cell>
          <table:table-cell office:value-type="float" office:value="0.709852" calcext:value-type="float">
            <text:p>0.709852</text:p>
          </table:table-cell>
          <table:table-cell office:value-type="float" office:value="-0.046479" calcext:value-type="float">
            <text:p>-0.046479</text:p>
          </table:table-cell>
          <table:table-cell office:value-type="string" calcext:value-type="string">
            <text:p>0.081085</text:p>
          </table:table-cell>
        </table:table-row>
        <table:table-row table:style-name="ro1" table:visibility="filter">
          <table:table-cell office:value-type="float" office:value="1527048199.25638" calcext:value-type="float">
            <text:p>1527048199.2563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1.371262" calcext:value-type="float">
            <text:p>-1.371262</text:p>
          </table:table-cell>
          <table:table-cell office:value-type="float" office:value="1.517565" calcext:value-type="float">
            <text:p>1.517565</text:p>
          </table:table-cell>
          <table:table-cell table:style-name="Default" office:value-type="float" office:value="-0.035561" calcext:value-type="float">
            <text:p>-0.035561</text:p>
          </table:table-cell>
          <table:table-cell office:value-type="float" office:value="0.077878" calcext:value-type="float">
            <text:p>0.077878</text:p>
          </table:table-cell>
          <table:table-cell table:style-name="Default" office:value-type="float" office:value="-0.683736" calcext:value-type="float">
            <text:p>-0.683736</text:p>
          </table:table-cell>
          <table:table-cell office:value-type="float" office:value="0.709852" calcext:value-type="float">
            <text:p>0.709852</text:p>
          </table:table-cell>
          <table:table-cell office:value-type="float" office:value="-0.046479" calcext:value-type="float">
            <text:p>-0.046479</text:p>
          </table:table-cell>
          <table:table-cell office:value-type="string" calcext:value-type="string">
            <text:p>0.081085</text:p>
          </table:table-cell>
        </table:table-row>
        <table:table-row table:style-name="ro1">
          <table:table-cell office:value-type="float" office:value="1527048199.27679" calcext:value-type="float">
            <text:p>1527048199.27679</text:p>
          </table:table-cell>
          <table:table-cell office:value-type="string" calcext:value-type="string">
            <text:p>PID_x</text:p>
          </table:table-cell>
          <table:table-cell office:value-type="float" office:value="-0.709882" calcext:value-type="float">
            <text:p>-0.709882</text:p>
          </table:table-cell>
          <table:table-cell office:value-type="float" office:value="1.603974" calcext:value-type="float">
            <text:p>1.603974</text:p>
          </table:table-cell>
          <table:table-cell office:value-type="float" office:value="-0.016028" calcext:value-type="float">
            <text:p>-0.016028</text:p>
          </table:table-cell>
          <table:table-cell office:value-type="float" office:value="0.079974" calcext:value-type="float">
            <text:p>0.079974</text:p>
          </table:table-cell>
          <table:table-cell office:value-type="float" office:value="-0.492797" calcext:value-type="float">
            <text:p>-0.492797</text:p>
          </table:table-cell>
          <table:table-cell office:value-type="float" office:value="0.730342" calcext:value-type="float">
            <text:p>0.730342</text:p>
          </table:table-cell>
          <table:table-cell office:value-type="float" office:value="-0.035561" calcext:value-type="float">
            <text:p>-0.035561</text:p>
          </table:table-cell>
          <table:table-cell office:value-type="string" calcext:value-type="string">
            <text:p>0.077878</text:p>
          </table:table-cell>
        </table:table-row>
        <table:table-row table:style-name="ro1" table:visibility="filter">
          <table:table-cell office:value-type="float" office:value="1527048199.27685" calcext:value-type="float">
            <text:p>1527048199.2768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09882" calcext:value-type="float">
            <text:p>-0.709882</text:p>
          </table:table-cell>
          <table:table-cell office:value-type="float" office:value="1.603974" calcext:value-type="float">
            <text:p>1.603974</text:p>
          </table:table-cell>
          <table:table-cell table:style-name="Default" office:value-type="float" office:value="-0.016028" calcext:value-type="float">
            <text:p>-0.016028</text:p>
          </table:table-cell>
          <table:table-cell office:value-type="float" office:value="0.079974" calcext:value-type="float">
            <text:p>0.079974</text:p>
          </table:table-cell>
          <table:table-cell table:style-name="Default" office:value-type="float" office:value="-0.492797" calcext:value-type="float">
            <text:p>-0.492797</text:p>
          </table:table-cell>
          <table:table-cell office:value-type="float" office:value="0.730342" calcext:value-type="float">
            <text:p>0.730342</text:p>
          </table:table-cell>
          <table:table-cell office:value-type="float" office:value="-0.035561" calcext:value-type="float">
            <text:p>-0.035561</text:p>
          </table:table-cell>
          <table:table-cell office:value-type="string" calcext:value-type="string">
            <text:p>0.077878</text:p>
          </table:table-cell>
        </table:table-row>
        <table:table-row table:style-name="ro1">
          <table:table-cell office:value-type="float" office:value="1527048199.2964" calcext:value-type="float">
            <text:p>1527048199.2964</text:p>
          </table:table-cell>
          <table:table-cell office:value-type="string" calcext:value-type="string">
            <text:p>PID_x</text:p>
          </table:table-cell>
          <table:table-cell office:value-type="float" office:value="-0.472307" calcext:value-type="float">
            <text:p>-0.472307</text:p>
          </table:table-cell>
          <table:table-cell office:value-type="float" office:value="1.324209" calcext:value-type="float">
            <text:p>1.324209</text:p>
          </table:table-cell>
          <table:table-cell office:value-type="float" office:value="-0.007271" calcext:value-type="float">
            <text:p>-0.007271</text:p>
          </table:table-cell>
          <table:table-cell office:value-type="float" office:value="0.073247" calcext:value-type="float">
            <text:p>0.073247</text:p>
          </table:table-cell>
          <table:table-cell office:value-type="float" office:value="-0.403438" calcext:value-type="float">
            <text:p>-0.403438</text:p>
          </table:table-cell>
          <table:table-cell office:value-type="float" office:value="0.661693" calcext:value-type="float">
            <text:p>0.661693</text:p>
          </table:table-cell>
          <table:table-cell office:value-type="float" office:value="-0.016028" calcext:value-type="float">
            <text:p>-0.016028</text:p>
          </table:table-cell>
          <table:table-cell office:value-type="string" calcext:value-type="string">
            <text:p>0.079974</text:p>
          </table:table-cell>
        </table:table-row>
        <table:table-row table:style-name="ro1" table:visibility="filter">
          <table:table-cell office:value-type="float" office:value="1527048199.29645" calcext:value-type="float">
            <text:p>1527048199.2964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2307" calcext:value-type="float">
            <text:p>-0.472307</text:p>
          </table:table-cell>
          <table:table-cell office:value-type="float" office:value="1.324209" calcext:value-type="float">
            <text:p>1.324209</text:p>
          </table:table-cell>
          <table:table-cell table:style-name="Default" office:value-type="float" office:value="-0.007271" calcext:value-type="float">
            <text:p>-0.007271</text:p>
          </table:table-cell>
          <table:table-cell office:value-type="float" office:value="0.073247" calcext:value-type="float">
            <text:p>0.073247</text:p>
          </table:table-cell>
          <table:table-cell table:style-name="Default" office:value-type="float" office:value="-0.403438" calcext:value-type="float">
            <text:p>-0.403438</text:p>
          </table:table-cell>
          <table:table-cell office:value-type="float" office:value="0.661693" calcext:value-type="float">
            <text:p>0.661693</text:p>
          </table:table-cell>
          <table:table-cell office:value-type="float" office:value="-0.016028" calcext:value-type="float">
            <text:p>-0.016028</text:p>
          </table:table-cell>
          <table:table-cell office:value-type="string" calcext:value-type="string">
            <text:p>0.079974</text:p>
          </table:table-cell>
        </table:table-row>
        <table:table-row table:style-name="ro1">
          <table:table-cell office:value-type="float" office:value="1527048199.31685" calcext:value-type="float">
            <text:p>1527048199.31685</text:p>
          </table:table-cell>
          <table:table-cell office:value-type="string" calcext:value-type="string">
            <text:p>PID_x</text:p>
          </table:table-cell>
          <table:table-cell office:value-type="float" office:value="-0.267792" calcext:value-type="float">
            <text:p>-0.267792</text:p>
          </table:table-cell>
          <table:table-cell office:value-type="float" office:value="1.309269" calcext:value-type="float">
            <text:p>1.309269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.072852" calcext:value-type="float">
            <text:p>0.072852</text:p>
          </table:table-cell>
          <table:table-cell office:value-type="float" office:value="-0.307591" calcext:value-type="float">
            <text:p>-0.307591</text:p>
          </table:table-cell>
          <table:table-cell office:value-type="float" office:value="0.657834" calcext:value-type="float">
            <text:p>0.657834</text:p>
          </table:table-cell>
          <table:table-cell office:value-type="float" office:value="-0.007271" calcext:value-type="float">
            <text:p>-0.007271</text:p>
          </table:table-cell>
          <table:table-cell office:value-type="string" calcext:value-type="string">
            <text:p>0.073247</text:p>
          </table:table-cell>
        </table:table-row>
        <table:table-row table:style-name="ro1" table:visibility="filter">
          <table:table-cell office:value-type="float" office:value="1527048199.3169" calcext:value-type="float">
            <text:p>1527048199.31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267792" calcext:value-type="float">
            <text:p>-0.267792</text:p>
          </table:table-cell>
          <table:table-cell office:value-type="float" office:value="1.309269" calcext:value-type="float">
            <text:p>1.309269</text:p>
          </table:table-cell>
          <table:table-cell table:style-name="Default" office:value-type="float" office:value="0.002529" calcext:value-type="float">
            <text:p>0.002529</text:p>
          </table:table-cell>
          <table:table-cell office:value-type="float" office:value="0.072852" calcext:value-type="float">
            <text:p>0.072852</text:p>
          </table:table-cell>
          <table:table-cell table:style-name="Default" office:value-type="float" office:value="-0.307591" calcext:value-type="float">
            <text:p>-0.307591</text:p>
          </table:table-cell>
          <table:table-cell office:value-type="float" office:value="0.657834" calcext:value-type="float">
            <text:p>0.657834</text:p>
          </table:table-cell>
          <table:table-cell office:value-type="float" office:value="-0.007271" calcext:value-type="float">
            <text:p>-0.007271</text:p>
          </table:table-cell>
          <table:table-cell office:value-type="string" calcext:value-type="string">
            <text:p>0.073247</text:p>
          </table:table-cell>
        </table:table-row>
        <table:table-row table:style-name="ro1">
          <table:table-cell office:value-type="float" office:value="1527048199.33634" calcext:value-type="float">
            <text:p>1527048199.33634</text:p>
          </table:table-cell>
          <table:table-cell office:value-type="string" calcext:value-type="string">
            <text:p>PID_x</text:p>
          </table:table-cell>
          <table:table-cell office:value-type="float" office:value="-0.080755" calcext:value-type="float">
            <text:p>-0.080755</text:p>
          </table:table-cell>
          <table:table-cell office:value-type="float" office:value="1.277284" calcext:value-type="float">
            <text:p>1.277284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7204" calcext:value-type="float">
            <text:p>0.07204</text:p>
          </table:table-cell>
          <table:table-cell office:value-type="float" office:value="-0.182763" calcext:value-type="float">
            <text:p>-0.182763</text:p>
          </table:table-cell>
          <table:table-cell office:value-type="float" office:value="0.649489" calcext:value-type="float">
            <text:p>0.649489</text:p>
          </table:table-cell>
          <table:table-cell office:value-type="float" office:value="0.002529" calcext:value-type="float">
            <text:p>0.002529</text:p>
          </table:table-cell>
          <table:table-cell office:value-type="string" calcext:value-type="string">
            <text:p>0.072852</text:p>
          </table:table-cell>
        </table:table-row>
        <table:table-row table:style-name="ro1" table:visibility="filter">
          <table:table-cell office:value-type="float" office:value="1527048199.33642" calcext:value-type="float">
            <text:p>1527048199.3364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080755" calcext:value-type="float">
            <text:p>-0.080755</text:p>
          </table:table-cell>
          <table:table-cell office:value-type="float" office:value="1.277284" calcext:value-type="float">
            <text:p>1.277284</text:p>
          </table:table-cell>
          <table:table-cell table:style-name="Default" office:value-type="float" office:value="0.01468" calcext:value-type="float">
            <text:p>0.01468</text:p>
          </table:table-cell>
          <table:table-cell office:value-type="float" office:value="0.07204" calcext:value-type="float">
            <text:p>0.07204</text:p>
          </table:table-cell>
          <table:table-cell table:style-name="Default" office:value-type="float" office:value="-0.182763" calcext:value-type="float">
            <text:p>-0.182763</text:p>
          </table:table-cell>
          <table:table-cell office:value-type="float" office:value="0.649489" calcext:value-type="float">
            <text:p>0.649489</text:p>
          </table:table-cell>
          <table:table-cell office:value-type="float" office:value="0.002529" calcext:value-type="float">
            <text:p>0.002529</text:p>
          </table:table-cell>
          <table:table-cell office:value-type="string" calcext:value-type="string">
            <text:p>0.072852</text:p>
          </table:table-cell>
        </table:table-row>
        <table:table-row table:style-name="ro1">
          <table:table-cell office:value-type="float" office:value="1527048199.35694" calcext:value-type="float">
            <text:p>1527048199.35694</text:p>
          </table:table-cell>
          <table:table-cell office:value-type="string" calcext:value-type="string">
            <text:p>PID_x</text:p>
          </table:table-cell>
          <table:table-cell office:value-type="float" office:value="0.018097" calcext:value-type="float">
            <text:p>0.018097</text:p>
          </table:table-cell>
          <table:table-cell office:value-type="float" office:value="1.242369" calcext:value-type="float">
            <text:p>1.242369</text:p>
          </table:table-cell>
          <table:table-cell office:value-type="float" office:value="0.027587" calcext:value-type="float">
            <text:p>0.027587</text:p>
          </table:table-cell>
          <table:table-cell office:value-type="float" office:value="0.071089" calcext:value-type="float">
            <text:p>0.071089</text:p>
          </table:table-cell>
          <table:table-cell office:value-type="float" office:value="-0.057632" calcext:value-type="float">
            <text:p>-0.057632</text:p>
          </table:table-cell>
          <table:table-cell office:value-type="float" office:value="0.640272" calcext:value-type="float">
            <text:p>0.640272</text:p>
          </table:table-cell>
          <table:table-cell office:value-type="float" office:value="0.01468" calcext:value-type="float">
            <text:p>0.01468</text:p>
          </table:table-cell>
          <table:table-cell office:value-type="string" calcext:value-type="string">
            <text:p>0.072040</text:p>
          </table:table-cell>
        </table:table-row>
        <table:table-row table:style-name="ro1" table:visibility="filter">
          <table:table-cell office:value-type="float" office:value="1527048199.35701" calcext:value-type="float">
            <text:p>1527048199.3570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18097" calcext:value-type="float">
            <text:p>0.018097</text:p>
          </table:table-cell>
          <table:table-cell office:value-type="float" office:value="1.242369" calcext:value-type="float">
            <text:p>1.242369</text:p>
          </table:table-cell>
          <table:table-cell table:style-name="Default" office:value-type="float" office:value="0.027587" calcext:value-type="float">
            <text:p>0.027587</text:p>
          </table:table-cell>
          <table:table-cell office:value-type="float" office:value="0.071089" calcext:value-type="float">
            <text:p>0.071089</text:p>
          </table:table-cell>
          <table:table-cell table:style-name="Default" office:value-type="float" office:value="-0.057632" calcext:value-type="float">
            <text:p>-0.057632</text:p>
          </table:table-cell>
          <table:table-cell office:value-type="float" office:value="0.640272" calcext:value-type="float">
            <text:p>0.640272</text:p>
          </table:table-cell>
          <table:table-cell office:value-type="float" office:value="0.01468" calcext:value-type="float">
            <text:p>0.01468</text:p>
          </table:table-cell>
          <table:table-cell office:value-type="string" calcext:value-type="string">
            <text:p>0.072040</text:p>
          </table:table-cell>
        </table:table-row>
        <table:table-row table:style-name="ro1">
          <table:table-cell office:value-type="float" office:value="1527048199.37646" calcext:value-type="float">
            <text:p>1527048199.37646</text:p>
          </table:table-cell>
          <table:table-cell office:value-type="string" calcext:value-type="string">
            <text:p>PID_x</text:p>
          </table:table-cell>
          <table:table-cell office:value-type="float" office:value="0.059203" calcext:value-type="float">
            <text:p>0.059203</text:p>
          </table:table-cell>
          <table:table-cell office:value-type="float" office:value="1.139278" calcext:value-type="float">
            <text:p>1.139278</text:p>
          </table:table-cell>
          <table:table-cell office:value-type="float" office:value="0.040999" calcext:value-type="float">
            <text:p>0.040999</text:p>
          </table:table-cell>
          <table:table-cell office:value-type="float" office:value="0.068353" calcext:value-type="float">
            <text:p>0.068353</text:p>
          </table:table-cell>
          <table:table-cell office:value-type="float" office:value="0.079821" calcext:value-type="float">
            <text:p>0.079821</text:p>
          </table:table-cell>
          <table:table-cell office:value-type="float" office:value="0.612229" calcext:value-type="float">
            <text:p>0.612229</text:p>
          </table:table-cell>
          <table:table-cell office:value-type="float" office:value="0.027587" calcext:value-type="float">
            <text:p>0.027587</text:p>
          </table:table-cell>
          <table:table-cell office:value-type="string" calcext:value-type="string">
            <text:p>0.071089</text:p>
          </table:table-cell>
        </table:table-row>
        <table:table-row table:style-name="ro1" table:visibility="filter">
          <table:table-cell office:value-type="float" office:value="1527048199.37651" calcext:value-type="float">
            <text:p>1527048199.3765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59203" calcext:value-type="float">
            <text:p>0.059203</text:p>
          </table:table-cell>
          <table:table-cell office:value-type="float" office:value="1.139278" calcext:value-type="float">
            <text:p>1.139278</text:p>
          </table:table-cell>
          <table:table-cell table:style-name="Default" office:value-type="float" office:value="0.040999" calcext:value-type="float">
            <text:p>0.040999</text:p>
          </table:table-cell>
          <table:table-cell office:value-type="float" office:value="0.068353" calcext:value-type="float">
            <text:p>0.068353</text:p>
          </table:table-cell>
          <table:table-cell table:style-name="Default" office:value-type="float" office:value="0.079821" calcext:value-type="float">
            <text:p>0.079821</text:p>
          </table:table-cell>
          <table:table-cell office:value-type="float" office:value="0.612229" calcext:value-type="float">
            <text:p>0.612229</text:p>
          </table:table-cell>
          <table:table-cell office:value-type="float" office:value="0.027587" calcext:value-type="float">
            <text:p>0.027587</text:p>
          </table:table-cell>
          <table:table-cell office:value-type="string" calcext:value-type="string">
            <text:p>0.071089</text:p>
          </table:table-cell>
        </table:table-row>
        <table:table-row table:style-name="ro1">
          <table:table-cell office:value-type="float" office:value="1527048199.39684" calcext:value-type="float">
            <text:p>1527048199.39684</text:p>
          </table:table-cell>
          <table:table-cell office:value-type="string" calcext:value-type="string">
            <text:p>PID_x</text:p>
          </table:table-cell>
          <table:table-cell office:value-type="float" office:value="0.07873" calcext:value-type="float">
            <text:p>0.07873</text:p>
          </table:table-cell>
          <table:table-cell office:value-type="float" office:value="0.902632" calcext:value-type="float">
            <text:p>0.902632</text:p>
          </table:table-cell>
          <table:table-cell office:value-type="float" office:value="0.044086" calcext:value-type="float">
            <text:p>0.044086</text:p>
          </table:table-cell>
          <table:table-cell office:value-type="float" office:value="0.061262" calcext:value-type="float">
            <text:p>0.061262</text:p>
          </table:table-cell>
          <table:table-cell office:value-type="float" office:value="0.110115" calcext:value-type="float">
            <text:p>0.110115</text:p>
          </table:table-cell>
          <table:table-cell office:value-type="float" office:value="0.54266" calcext:value-type="float">
            <text:p>0.54266</text:p>
          </table:table-cell>
          <table:table-cell office:value-type="float" office:value="0.040999" calcext:value-type="float">
            <text:p>0.040999</text:p>
          </table:table-cell>
          <table:table-cell office:value-type="string" calcext:value-type="string">
            <text:p>0.068353</text:p>
          </table:table-cell>
        </table:table-row>
        <table:table-row table:style-name="ro1" table:visibility="filter">
          <table:table-cell office:value-type="float" office:value="1527048199.3969" calcext:value-type="float">
            <text:p>1527048199.39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7873" calcext:value-type="float">
            <text:p>0.07873</text:p>
          </table:table-cell>
          <table:table-cell office:value-type="float" office:value="0.902632" calcext:value-type="float">
            <text:p>0.902632</text:p>
          </table:table-cell>
          <table:table-cell table:style-name="Default" office:value-type="float" office:value="0.044086" calcext:value-type="float">
            <text:p>0.044086</text:p>
          </table:table-cell>
          <table:table-cell office:value-type="float" office:value="0.061262" calcext:value-type="float">
            <text:p>0.061262</text:p>
          </table:table-cell>
          <table:table-cell table:style-name="Default" office:value-type="float" office:value="0.110115" calcext:value-type="float">
            <text:p>0.110115</text:p>
          </table:table-cell>
          <table:table-cell office:value-type="float" office:value="0.54266" calcext:value-type="float">
            <text:p>0.54266</text:p>
          </table:table-cell>
          <table:table-cell office:value-type="float" office:value="0.040999" calcext:value-type="float">
            <text:p>0.040999</text:p>
          </table:table-cell>
          <table:table-cell office:value-type="string" calcext:value-type="string">
            <text:p>0.068353</text:p>
          </table:table-cell>
        </table:table-row>
        <table:table-row table:style-name="ro1">
          <table:table-cell office:value-type="float" office:value="1527048199.41618" calcext:value-type="float">
            <text:p>1527048199.41618</text:p>
          </table:table-cell>
          <table:table-cell office:value-type="string" calcext:value-type="string">
            <text:p>PID_x</text:p>
          </table:table-cell>
          <table:table-cell office:value-type="float" office:value="0.201708" calcext:value-type="float">
            <text:p>0.201708</text:p>
          </table:table-cell>
          <table:table-cell office:value-type="float" office:value="0.924116" calcext:value-type="float">
            <text:p>0.924116</text:p>
          </table:table-cell>
          <table:table-cell office:value-type="float" office:value="0.055338" calcext:value-type="float">
            <text:p>0.055338</text:p>
          </table:table-cell>
          <table:table-cell office:value-type="float" office:value="0.061909" calcext:value-type="float">
            <text:p>0.061909</text:p>
          </table:table-cell>
          <table:table-cell office:value-type="float" office:value="0.226339" calcext:value-type="float">
            <text:p>0.226339</text:p>
          </table:table-cell>
          <table:table-cell office:value-type="float" office:value="0.549338" calcext:value-type="float">
            <text:p>0.549338</text:p>
          </table:table-cell>
          <table:table-cell office:value-type="float" office:value="0.044086" calcext:value-type="float">
            <text:p>0.044086</text:p>
          </table:table-cell>
          <table:table-cell office:value-type="string" calcext:value-type="string">
            <text:p>0.061262</text:p>
          </table:table-cell>
        </table:table-row>
        <table:table-row table:style-name="ro1" table:visibility="filter">
          <table:table-cell office:value-type="float" office:value="1527048199.41621" calcext:value-type="float">
            <text:p>1527048199.4162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201708" calcext:value-type="float">
            <text:p>0.201708</text:p>
          </table:table-cell>
          <table:table-cell office:value-type="float" office:value="0.924116" calcext:value-type="float">
            <text:p>0.924116</text:p>
          </table:table-cell>
          <table:table-cell table:style-name="Default" office:value-type="float" office:value="0.055338" calcext:value-type="float">
            <text:p>0.055338</text:p>
          </table:table-cell>
          <table:table-cell office:value-type="float" office:value="0.061909" calcext:value-type="float">
            <text:p>0.061909</text:p>
          </table:table-cell>
          <table:table-cell table:style-name="Default" office:value-type="float" office:value="0.226339" calcext:value-type="float">
            <text:p>0.226339</text:p>
          </table:table-cell>
          <table:table-cell office:value-type="float" office:value="0.549338" calcext:value-type="float">
            <text:p>0.549338</text:p>
          </table:table-cell>
          <table:table-cell office:value-type="float" office:value="0.044086" calcext:value-type="float">
            <text:p>0.044086</text:p>
          </table:table-cell>
          <table:table-cell office:value-type="string" calcext:value-type="string">
            <text:p>0.061262</text:p>
          </table:table-cell>
        </table:table-row>
        <table:table-row table:style-name="ro1">
          <table:table-cell office:value-type="float" office:value="1527048199.43657" calcext:value-type="float">
            <text:p>1527048199.43657</text:p>
          </table:table-cell>
          <table:table-cell office:value-type="string" calcext:value-type="string">
            <text:p>PID_x</text:p>
          </table:table-cell>
          <table:table-cell office:value-type="float" office:value="0.368133" calcext:value-type="float">
            <text:p>0.368133</text:p>
          </table:table-cell>
          <table:table-cell office:value-type="float" office:value="0.807062" calcext:value-type="float">
            <text:p>0.807062</text:p>
          </table:table-cell>
          <table:table-cell office:value-type="float" office:value="0.065452" calcext:value-type="float">
            <text:p>0.065452</text:p>
          </table:table-cell>
          <table:table-cell office:value-type="float" office:value="0.058099" calcext:value-type="float">
            <text:p>0.058099</text:p>
          </table:table-cell>
          <table:table-cell office:value-type="float" office:value="0.325482" calcext:value-type="float">
            <text:p>0.325482</text:p>
          </table:table-cell>
          <table:table-cell office:value-type="float" office:value="0.511993" calcext:value-type="float">
            <text:p>0.511993</text:p>
          </table:table-cell>
          <table:table-cell office:value-type="float" office:value="0.055338" calcext:value-type="float">
            <text:p>0.055338</text:p>
          </table:table-cell>
          <table:table-cell office:value-type="string" calcext:value-type="string">
            <text:p>0.061909</text:p>
          </table:table-cell>
        </table:table-row>
        <table:table-row table:style-name="ro1" table:visibility="filter">
          <table:table-cell office:value-type="float" office:value="1527048199.43663" calcext:value-type="float">
            <text:p>1527048199.4366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368133" calcext:value-type="float">
            <text:p>0.368133</text:p>
          </table:table-cell>
          <table:table-cell office:value-type="float" office:value="0.807062" calcext:value-type="float">
            <text:p>0.807062</text:p>
          </table:table-cell>
          <table:table-cell table:style-name="Default" office:value-type="float" office:value="0.065452" calcext:value-type="float">
            <text:p>0.065452</text:p>
          </table:table-cell>
          <table:table-cell office:value-type="float" office:value="0.058099" calcext:value-type="float">
            <text:p>0.058099</text:p>
          </table:table-cell>
          <table:table-cell table:style-name="Default" office:value-type="float" office:value="0.325482" calcext:value-type="float">
            <text:p>0.325482</text:p>
          </table:table-cell>
          <table:table-cell office:value-type="float" office:value="0.511993" calcext:value-type="float">
            <text:p>0.511993</text:p>
          </table:table-cell>
          <table:table-cell office:value-type="float" office:value="0.055338" calcext:value-type="float">
            <text:p>0.055338</text:p>
          </table:table-cell>
          <table:table-cell office:value-type="string" calcext:value-type="string">
            <text:p>0.061909</text:p>
          </table:table-cell>
        </table:table-row>
        <table:table-row table:style-name="ro1">
          <table:table-cell office:value-type="float" office:value="1527048199.457" calcext:value-type="float">
            <text:p>1527048199.457</text:p>
          </table:table-cell>
          <table:table-cell office:value-type="string" calcext:value-type="string">
            <text:p>PID_x</text:p>
          </table:table-cell>
          <table:table-cell office:value-type="float" office:value="0.477586" calcext:value-type="float">
            <text:p>0.477586</text:p>
          </table:table-cell>
          <table:table-cell office:value-type="float" office:value="0.724076" calcext:value-type="float">
            <text:p>0.724076</text:p>
          </table:table-cell>
          <table:table-cell office:value-type="float" office:value="0.070748" calcext:value-type="float">
            <text:p>0.070748</text:p>
          </table:table-cell>
          <table:table-cell office:value-type="float" office:value="0.055224" calcext:value-type="float">
            <text:p>0.055224</text:p>
          </table:table-cell>
          <table:table-cell office:value-type="float" office:value="0.37735" calcext:value-type="float">
            <text:p>0.37735</text:p>
          </table:table-cell>
          <table:table-cell office:value-type="float" office:value="0.483837" calcext:value-type="float">
            <text:p>0.483837</text:p>
          </table:table-cell>
          <table:table-cell office:value-type="float" office:value="0.065452" calcext:value-type="float">
            <text:p>0.065452</text:p>
          </table:table-cell>
          <table:table-cell office:value-type="string" calcext:value-type="string">
            <text:p>0.058099</text:p>
          </table:table-cell>
        </table:table-row>
        <table:table-row table:style-name="ro1" table:visibility="filter">
          <table:table-cell office:value-type="float" office:value="1527048199.45703" calcext:value-type="float">
            <text:p>1527048199.4570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477586" calcext:value-type="float">
            <text:p>0.477586</text:p>
          </table:table-cell>
          <table:table-cell office:value-type="float" office:value="0.724076" calcext:value-type="float">
            <text:p>0.724076</text:p>
          </table:table-cell>
          <table:table-cell table:style-name="Default" office:value-type="float" office:value="0.070748" calcext:value-type="float">
            <text:p>0.070748</text:p>
          </table:table-cell>
          <table:table-cell office:value-type="float" office:value="0.055224" calcext:value-type="float">
            <text:p>0.055224</text:p>
          </table:table-cell>
          <table:table-cell table:style-name="Default" office:value-type="float" office:value="0.37735" calcext:value-type="float">
            <text:p>0.37735</text:p>
          </table:table-cell>
          <table:table-cell office:value-type="float" office:value="0.483837" calcext:value-type="float">
            <text:p>0.483837</text:p>
          </table:table-cell>
          <table:table-cell office:value-type="float" office:value="0.065452" calcext:value-type="float">
            <text:p>0.065452</text:p>
          </table:table-cell>
          <table:table-cell office:value-type="string" calcext:value-type="string">
            <text:p>0.058099</text:p>
          </table:table-cell>
        </table:table-row>
        <table:table-row table:style-name="ro1">
          <table:table-cell office:value-type="float" office:value="1527048199.47642" calcext:value-type="float">
            <text:p>1527048199.47642</text:p>
          </table:table-cell>
          <table:table-cell office:value-type="string" calcext:value-type="string">
            <text:p>PID_x</text:p>
          </table:table-cell>
          <table:table-cell office:value-type="float" office:value="0.647459" calcext:value-type="float">
            <text:p>0.647459</text:p>
          </table:table-cell>
          <table:table-cell office:value-type="float" office:value="0.530491" calcext:value-type="float">
            <text:p>0.530491</text:p>
          </table:table-cell>
          <table:table-cell office:value-type="float" office:value="0.077468" calcext:value-type="float">
            <text:p>0.077468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446651" calcext:value-type="float">
            <text:p>0.446651</text:p>
          </table:table-cell>
          <table:table-cell office:value-type="float" office:value="0.410876" calcext:value-type="float">
            <text:p>0.410876</text:p>
          </table:table-cell>
          <table:table-cell office:value-type="float" office:value="0.070748" calcext:value-type="float">
            <text:p>0.070748</text:p>
          </table:table-cell>
          <table:table-cell office:value-type="string" calcext:value-type="string">
            <text:p>0.055224</text:p>
          </table:table-cell>
        </table:table-row>
        <table:table-row table:style-name="ro1" table:visibility="filter">
          <table:table-cell office:value-type="float" office:value="1527048199.47648" calcext:value-type="float">
            <text:p>1527048199.4764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647459" calcext:value-type="float">
            <text:p>0.647459</text:p>
          </table:table-cell>
          <table:table-cell office:value-type="float" office:value="0.530491" calcext:value-type="float">
            <text:p>0.530491</text:p>
          </table:table-cell>
          <table:table-cell table:style-name="Default" office:value-type="float" office:value="0.077468" calcext:value-type="float">
            <text:p>0.077468</text:p>
          </table:table-cell>
          <table:table-cell office:value-type="float" office:value="0.04815" calcext:value-type="float">
            <text:p>0.04815</text:p>
          </table:table-cell>
          <table:table-cell table:style-name="Default" office:value-type="float" office:value="0.446651" calcext:value-type="float">
            <text:p>0.446651</text:p>
          </table:table-cell>
          <table:table-cell office:value-type="float" office:value="0.410876" calcext:value-type="float">
            <text:p>0.410876</text:p>
          </table:table-cell>
          <table:table-cell office:value-type="float" office:value="0.070748" calcext:value-type="float">
            <text:p>0.070748</text:p>
          </table:table-cell>
          <table:table-cell office:value-type="string" calcext:value-type="string">
            <text:p>0.055224</text:p>
          </table:table-cell>
        </table:table-row>
        <table:table-row table:style-name="ro1">
          <table:table-cell office:value-type="float" office:value="1527048199.49684" calcext:value-type="float">
            <text:p>1527048199.49684</text:p>
          </table:table-cell>
          <table:table-cell office:value-type="string" calcext:value-type="string">
            <text:p>PID_x</text:p>
          </table:table-cell>
          <table:table-cell office:value-type="float" office:value="0.682713" calcext:value-type="float">
            <text:p>0.682713</text:p>
          </table:table-cell>
          <table:table-cell office:value-type="float" office:value="0.435208" calcext:value-type="float">
            <text:p>0.435208</text:p>
          </table:table-cell>
          <table:table-cell office:value-type="float" office:value="0.078806" calcext:value-type="float">
            <text:p>0.078806</text:p>
          </table:table-cell>
          <table:table-cell office:value-type="float" office:value="0.043977" calcext:value-type="float">
            <text:p>0.043977</text:p>
          </table:table-cell>
          <table:table-cell office:value-type="float" office:value="0.459747" calcext:value-type="float">
            <text:p>0.459747</text:p>
          </table:table-cell>
          <table:table-cell office:value-type="float" office:value="0.370042" calcext:value-type="float">
            <text:p>0.370042</text:p>
          </table:table-cell>
          <table:table-cell office:value-type="float" office:value="0.077468" calcext:value-type="float">
            <text:p>0.077468</text:p>
          </table:table-cell>
          <table:table-cell office:value-type="string" calcext:value-type="string">
            <text:p>0.048150</text:p>
          </table:table-cell>
        </table:table-row>
        <table:table-row table:style-name="ro1" table:visibility="filter">
          <table:table-cell office:value-type="float" office:value="1527048199.4969" calcext:value-type="float">
            <text:p>1527048199.49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682713" calcext:value-type="float">
            <text:p>0.682713</text:p>
          </table:table-cell>
          <table:table-cell office:value-type="float" office:value="0.435208" calcext:value-type="float">
            <text:p>0.435208</text:p>
          </table:table-cell>
          <table:table-cell table:style-name="Default" office:value-type="float" office:value="0.078806" calcext:value-type="float">
            <text:p>0.078806</text:p>
          </table:table-cell>
          <table:table-cell office:value-type="float" office:value="0.043977" calcext:value-type="float">
            <text:p>0.043977</text:p>
          </table:table-cell>
          <table:table-cell table:style-name="Default" office:value-type="float" office:value="0.459747" calcext:value-type="float">
            <text:p>0.459747</text:p>
          </table:table-cell>
          <table:table-cell office:value-type="float" office:value="0.370042" calcext:value-type="float">
            <text:p>0.370042</text:p>
          </table:table-cell>
          <table:table-cell office:value-type="float" office:value="0.077468" calcext:value-type="float">
            <text:p>0.077468</text:p>
          </table:table-cell>
          <table:table-cell office:value-type="string" calcext:value-type="string">
            <text:p>0.048150</text:p>
          </table:table-cell>
        </table:table-row>
        <table:table-row table:style-name="ro1">
          <table:table-cell office:value-type="float" office:value="1527048199.51646" calcext:value-type="float">
            <text:p>1527048199.51646</text:p>
          </table:table-cell>
          <table:table-cell office:value-type="string" calcext:value-type="string">
            <text:p>PID_x</text:p>
          </table:table-cell>
          <table:table-cell office:value-type="float" office:value="0.994208" calcext:value-type="float">
            <text:p>0.994208</text:p>
          </table:table-cell>
          <table:table-cell office:value-type="float" office:value="0.363318" calcext:value-type="float">
            <text:p>0.363318</text:p>
          </table:table-cell>
          <table:table-cell office:value-type="float" office:value="0.088924" calcext:value-type="float">
            <text:p>0.088924</text:p>
          </table:table-cell>
          <table:table-cell office:value-type="float" office:value="0.040644" calcext:value-type="float">
            <text:p>0.040644</text:p>
          </table:table-cell>
          <table:table-cell office:value-type="float" office:value="0.562894" calcext:value-type="float">
            <text:p>0.562894</text:p>
          </table:table-cell>
          <table:table-cell office:value-type="float" office:value="0.336059" calcext:value-type="float">
            <text:p>0.336059</text:p>
          </table:table-cell>
          <table:table-cell office:value-type="float" office:value="0.078806" calcext:value-type="float">
            <text:p>0.078806</text:p>
          </table:table-cell>
          <table:table-cell office:value-type="string" calcext:value-type="string">
            <text:p>0.043977</text:p>
          </table:table-cell>
        </table:table-row>
        <table:table-row table:style-name="ro1" table:visibility="filter">
          <table:table-cell office:value-type="float" office:value="1527048199.51652" calcext:value-type="float">
            <text:p>1527048199.5165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994208" calcext:value-type="float">
            <text:p>0.994208</text:p>
          </table:table-cell>
          <table:table-cell office:value-type="float" office:value="0.363318" calcext:value-type="float">
            <text:p>0.363318</text:p>
          </table:table-cell>
          <table:table-cell table:style-name="Default" office:value-type="float" office:value="0.088924" calcext:value-type="float">
            <text:p>0.088924</text:p>
          </table:table-cell>
          <table:table-cell office:value-type="float" office:value="0.040644" calcext:value-type="float">
            <text:p>0.040644</text:p>
          </table:table-cell>
          <table:table-cell table:style-name="Default" office:value-type="float" office:value="0.562894" calcext:value-type="float">
            <text:p>0.562894</text:p>
          </table:table-cell>
          <table:table-cell office:value-type="float" office:value="0.336059" calcext:value-type="float">
            <text:p>0.336059</text:p>
          </table:table-cell>
          <table:table-cell office:value-type="float" office:value="0.078806" calcext:value-type="float">
            <text:p>0.078806</text:p>
          </table:table-cell>
          <table:table-cell office:value-type="string" calcext:value-type="string">
            <text:p>0.043977</text:p>
          </table:table-cell>
        </table:table-row>
        <table:table-row table:style-name="ro1">
          <table:table-cell office:value-type="float" office:value="1527048199.53686" calcext:value-type="float">
            <text:p>1527048199.53686</text:p>
          </table:table-cell>
          <table:table-cell office:value-type="string" calcext:value-type="string">
            <text:p>PID_x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0.326123" calcext:value-type="float">
            <text:p>0.326123</text:p>
          </table:table-cell>
          <table:table-cell office:value-type="float" office:value="0.090973" calcext:value-type="float">
            <text:p>0.090973</text:p>
          </table:table-cell>
          <table:table-cell office:value-type="float" office:value="0.038717" calcext:value-type="float">
            <text:p>0.038717</text:p>
          </table:table-cell>
          <table:table-cell office:value-type="float" office:value="0.582984" calcext:value-type="float">
            <text:p>0.582984</text:p>
          </table:table-cell>
          <table:table-cell office:value-type="float" office:value="0.317163" calcext:value-type="float">
            <text:p>0.317163</text:p>
          </table:table-cell>
          <table:table-cell office:value-type="float" office:value="0.088924" calcext:value-type="float">
            <text:p>0.088924</text:p>
          </table:table-cell>
          <table:table-cell office:value-type="string" calcext:value-type="string">
            <text:p>0.040644</text:p>
          </table:table-cell>
        </table:table-row>
        <table:table-row table:style-name="ro1" table:visibility="filter">
          <table:table-cell office:value-type="float" office:value="1527048199.53694" calcext:value-type="float">
            <text:p>1527048199.5369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06203" calcext:value-type="float">
            <text:p>1.06203</text:p>
          </table:table-cell>
          <table:table-cell office:value-type="float" office:value="0.326123" calcext:value-type="float">
            <text:p>0.326123</text:p>
          </table:table-cell>
          <table:table-cell table:style-name="Default" office:value-type="float" office:value="0.090973" calcext:value-type="float">
            <text:p>0.090973</text:p>
          </table:table-cell>
          <table:table-cell office:value-type="float" office:value="0.038717" calcext:value-type="float">
            <text:p>0.038717</text:p>
          </table:table-cell>
          <table:table-cell table:style-name="Default" office:value-type="float" office:value="0.582984" calcext:value-type="float">
            <text:p>0.582984</text:p>
          </table:table-cell>
          <table:table-cell office:value-type="float" office:value="0.317163" calcext:value-type="float">
            <text:p>0.317163</text:p>
          </table:table-cell>
          <table:table-cell office:value-type="float" office:value="0.088924" calcext:value-type="float">
            <text:p>0.088924</text:p>
          </table:table-cell>
          <table:table-cell office:value-type="string" calcext:value-type="string">
            <text:p>0.040644</text:p>
          </table:table-cell>
        </table:table-row>
        <table:table-row table:style-name="ro1">
          <table:table-cell office:value-type="float" office:value="1527048199.55634" calcext:value-type="float">
            <text:p>1527048199.55634</text:p>
          </table:table-cell>
          <table:table-cell office:value-type="string" calcext:value-type="string">
            <text:p>PID_x</text:p>
          </table:table-cell>
          <table:table-cell office:value-type="float" office:value="1.213136" calcext:value-type="float">
            <text:p>1.213136</text:p>
          </table:table-cell>
          <table:table-cell office:value-type="float" office:value="0.267767" calcext:value-type="float">
            <text:p>0.267767</text:p>
          </table:table-cell>
          <table:table-cell office:value-type="float" office:value="0.095119" calcext:value-type="float">
            <text:p>0.095119</text:p>
          </table:table-cell>
          <table:table-cell office:value-type="float" office:value="0.03559" calcext:value-type="float">
            <text:p>0.03559</text:p>
          </table:table-cell>
          <table:table-cell office:value-type="float" office:value="0.625544" calcext:value-type="float">
            <text:p>0.625544</text:p>
          </table:table-cell>
          <table:table-cell office:value-type="float" office:value="0.285065" calcext:value-type="float">
            <text:p>0.285065</text:p>
          </table:table-cell>
          <table:table-cell office:value-type="float" office:value="0.090973" calcext:value-type="float">
            <text:p>0.090973</text:p>
          </table:table-cell>
          <table:table-cell office:value-type="string" calcext:value-type="string">
            <text:p>0.038717</text:p>
          </table:table-cell>
        </table:table-row>
        <table:table-row table:style-name="ro1" table:visibility="filter">
          <table:table-cell office:value-type="float" office:value="1527048199.5564" calcext:value-type="float">
            <text:p>1527048199.556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213136" calcext:value-type="float">
            <text:p>1.213136</text:p>
          </table:table-cell>
          <table:table-cell office:value-type="float" office:value="0.267767" calcext:value-type="float">
            <text:p>0.267767</text:p>
          </table:table-cell>
          <table:table-cell table:style-name="Default" office:value-type="float" office:value="0.095119" calcext:value-type="float">
            <text:p>0.095119</text:p>
          </table:table-cell>
          <table:table-cell office:value-type="float" office:value="0.03559" calcext:value-type="float">
            <text:p>0.03559</text:p>
          </table:table-cell>
          <table:table-cell table:style-name="Default" office:value-type="float" office:value="0.625544" calcext:value-type="float">
            <text:p>0.625544</text:p>
          </table:table-cell>
          <table:table-cell office:value-type="float" office:value="0.285065" calcext:value-type="float">
            <text:p>0.285065</text:p>
          </table:table-cell>
          <table:table-cell office:value-type="float" office:value="0.090973" calcext:value-type="float">
            <text:p>0.090973</text:p>
          </table:table-cell>
          <table:table-cell office:value-type="string" calcext:value-type="string">
            <text:p>0.038717</text:p>
          </table:table-cell>
        </table:table-row>
        <table:table-row table:style-name="ro1">
          <table:table-cell office:value-type="float" office:value="1527048199.57687" calcext:value-type="float">
            <text:p>1527048199.57687</text:p>
          </table:table-cell>
          <table:table-cell office:value-type="string" calcext:value-type="string">
            <text:p>PID_x</text:p>
          </table:table-cell>
          <table:table-cell office:value-type="float" office:value="1.383891" calcext:value-type="float">
            <text:p>1.383891</text:p>
          </table:table-cell>
          <table:table-cell office:value-type="float" office:value="0.163774" calcext:value-type="float">
            <text:p>0.163774</text:p>
          </table:table-cell>
          <table:table-cell office:value-type="float" office:value="0.099723" calcext:value-type="float">
            <text:p>0.099723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670417" calcext:value-type="float">
            <text:p>0.670417</text:p>
          </table:table-cell>
          <table:table-cell office:value-type="float" office:value="0.217467" calcext:value-type="float">
            <text:p>0.217467</text:p>
          </table:table-cell>
          <table:table-cell office:value-type="float" office:value="0.095119" calcext:value-type="float">
            <text:p>0.095119</text:p>
          </table:table-cell>
          <table:table-cell office:value-type="string" calcext:value-type="string">
            <text:p>0.035590</text:p>
          </table:table-cell>
        </table:table-row>
        <table:table-row table:style-name="ro1" table:visibility="filter">
          <table:table-cell office:value-type="float" office:value="1527048199.57692" calcext:value-type="float">
            <text:p>1527048199.5769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383891" calcext:value-type="float">
            <text:p>1.383891</text:p>
          </table:table-cell>
          <table:table-cell office:value-type="float" office:value="0.163774" calcext:value-type="float">
            <text:p>0.163774</text:p>
          </table:table-cell>
          <table:table-cell table:style-name="Default" office:value-type="float" office:value="0.099723" calcext:value-type="float">
            <text:p>0.099723</text:p>
          </table:table-cell>
          <table:table-cell office:value-type="float" office:value="0.028654" calcext:value-type="float">
            <text:p>0.028654</text:p>
          </table:table-cell>
          <table:table-cell table:style-name="Default" office:value-type="float" office:value="0.670417" calcext:value-type="float">
            <text:p>0.670417</text:p>
          </table:table-cell>
          <table:table-cell office:value-type="float" office:value="0.217467" calcext:value-type="float">
            <text:p>0.217467</text:p>
          </table:table-cell>
          <table:table-cell office:value-type="float" office:value="0.095119" calcext:value-type="float">
            <text:p>0.095119</text:p>
          </table:table-cell>
          <table:table-cell office:value-type="string" calcext:value-type="string">
            <text:p>0.035590</text:p>
          </table:table-cell>
        </table:table-row>
        <table:table-row table:style-name="ro1">
          <table:table-cell office:value-type="float" office:value="1527048199.59638" calcext:value-type="float">
            <text:p>1527048199.59638</text:p>
          </table:table-cell>
          <table:table-cell office:value-type="string" calcext:value-type="string">
            <text:p>PID_x</text:p>
          </table:table-cell>
          <table:table-cell office:value-type="float" office:value="1.439119" calcext:value-type="float">
            <text:p>1.439119</text:p>
          </table:table-cell>
          <table:table-cell office:value-type="float" office:value="0.147712" calcext:value-type="float">
            <text:p>0.147712</text:p>
          </table:table-cell>
          <table:table-cell office:value-type="float" office:value="0.101082" calcext:value-type="float">
            <text:p>0.101082</text:p>
          </table:table-cell>
          <table:table-cell office:value-type="float" office:value="0.027453" calcext:value-type="float">
            <text:p>0.027453</text:p>
          </table:table-cell>
          <table:table-cell office:value-type="float" office:value="0.684334" calcext:value-type="float">
            <text:p>0.684334</text:p>
          </table:table-cell>
          <table:table-cell office:value-type="float" office:value="0.20516" calcext:value-type="float">
            <text:p>0.20516</text:p>
          </table:table-cell>
          <table:table-cell office:value-type="float" office:value="0.099723" calcext:value-type="float">
            <text:p>0.099723</text:p>
          </table:table-cell>
          <table:table-cell office:value-type="string" calcext:value-type="string">
            <text:p>0.028654</text:p>
          </table:table-cell>
        </table:table-row>
        <table:table-row table:style-name="ro1" table:visibility="filter">
          <table:table-cell office:value-type="float" office:value="1527048199.59644" calcext:value-type="float">
            <text:p>1527048199.5964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439119" calcext:value-type="float">
            <text:p>1.439119</text:p>
          </table:table-cell>
          <table:table-cell office:value-type="float" office:value="0.147712" calcext:value-type="float">
            <text:p>0.147712</text:p>
          </table:table-cell>
          <table:table-cell table:style-name="Default" office:value-type="float" office:value="0.101082" calcext:value-type="float">
            <text:p>0.101082</text:p>
          </table:table-cell>
          <table:table-cell office:value-type="float" office:value="0.027453" calcext:value-type="float">
            <text:p>0.027453</text:p>
          </table:table-cell>
          <table:table-cell table:style-name="Default" office:value-type="float" office:value="0.684334" calcext:value-type="float">
            <text:p>0.684334</text:p>
          </table:table-cell>
          <table:table-cell office:value-type="float" office:value="0.20516" calcext:value-type="float">
            <text:p>0.20516</text:p>
          </table:table-cell>
          <table:table-cell office:value-type="float" office:value="0.099723" calcext:value-type="float">
            <text:p>0.099723</text:p>
          </table:table-cell>
          <table:table-cell office:value-type="string" calcext:value-type="string">
            <text:p>0.028654</text:p>
          </table:table-cell>
        </table:table-row>
        <table:table-row table:style-name="ro1">
          <table:table-cell office:value-type="float" office:value="1527048199.61684" calcext:value-type="float">
            <text:p>1527048199.61684</text:p>
          </table:table-cell>
          <table:table-cell office:value-type="string" calcext:value-type="string">
            <text:p>PID_x</text:p>
          </table:table-cell>
          <table:table-cell office:value-type="float" office:value="1.45856" calcext:value-type="float">
            <text:p>1.45856</text:p>
          </table:table-cell>
          <table:table-cell office:value-type="float" office:value="0.082322" calcext:value-type="float">
            <text:p>0.082322</text:p>
          </table:table-cell>
          <table:table-cell office:value-type="float" office:value="0.101576" calcext:value-type="float">
            <text:p>0.101576</text:p>
          </table:table-cell>
          <table:table-cell office:value-type="float" office:value="0.021402" calcext:value-type="float">
            <text:p>0.021402</text:p>
          </table:table-cell>
          <table:table-cell office:value-type="float" office:value="0.689162" calcext:value-type="float">
            <text:p>0.689162</text:p>
          </table:table-cell>
          <table:table-cell office:value-type="float" office:value="0.14602" calcext:value-type="float">
            <text:p>0.14602</text:p>
          </table:table-cell>
          <table:table-cell office:value-type="float" office:value="0.101082" calcext:value-type="float">
            <text:p>0.101082</text:p>
          </table:table-cell>
          <table:table-cell office:value-type="string" calcext:value-type="string">
            <text:p>0.027453</text:p>
          </table:table-cell>
        </table:table-row>
        <table:table-row table:style-name="ro1" table:visibility="filter">
          <table:table-cell office:value-type="float" office:value="1527048199.61692" calcext:value-type="float">
            <text:p>1527048199.6169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45856" calcext:value-type="float">
            <text:p>1.45856</text:p>
          </table:table-cell>
          <table:table-cell office:value-type="float" office:value="0.082322" calcext:value-type="float">
            <text:p>0.082322</text:p>
          </table:table-cell>
          <table:table-cell table:style-name="Default" office:value-type="float" office:value="0.101576" calcext:value-type="float">
            <text:p>0.101576</text:p>
          </table:table-cell>
          <table:table-cell office:value-type="float" office:value="0.021402" calcext:value-type="float">
            <text:p>0.021402</text:p>
          </table:table-cell>
          <table:table-cell table:style-name="Default" office:value-type="float" office:value="0.689162" calcext:value-type="float">
            <text:p>0.689162</text:p>
          </table:table-cell>
          <table:table-cell office:value-type="float" office:value="0.14602" calcext:value-type="float">
            <text:p>0.14602</text:p>
          </table:table-cell>
          <table:table-cell office:value-type="float" office:value="0.101082" calcext:value-type="float">
            <text:p>0.101082</text:p>
          </table:table-cell>
          <table:table-cell office:value-type="string" calcext:value-type="string">
            <text:p>0.027453</text:p>
          </table:table-cell>
        </table:table-row>
        <table:table-row table:style-name="ro1">
          <table:table-cell office:value-type="float" office:value="1527048199.63641" calcext:value-type="float">
            <text:p>1527048199.63641</text:p>
          </table:table-cell>
          <table:table-cell office:value-type="string" calcext:value-type="string">
            <text:p>PID_x</text:p>
          </table:table-cell>
          <table:table-cell office:value-type="float" office:value="1.477979" calcext:value-type="float">
            <text:p>1.477979</text:p>
          </table:table-cell>
          <table:table-cell office:value-type="float" office:value="0.071939" calcext:value-type="float">
            <text:p>0.071939</text:p>
          </table:table-cell>
          <table:table-cell office:value-type="float" office:value="0.102045" calcext:value-type="float">
            <text:p>0.102045</text:p>
          </table:table-cell>
          <table:table-cell office:value-type="float" office:value="0.020273" calcext:value-type="float">
            <text:p>0.020273</text:p>
          </table:table-cell>
          <table:table-cell office:value-type="float" office:value="0.693958" calcext:value-type="float">
            <text:p>0.693958</text:p>
          </table:table-cell>
          <table:table-cell office:value-type="float" office:value="0.134474" calcext:value-type="float">
            <text:p>0.134474</text:p>
          </table:table-cell>
          <table:table-cell office:value-type="float" office:value="0.101576" calcext:value-type="float">
            <text:p>0.101576</text:p>
          </table:table-cell>
          <table:table-cell office:value-type="string" calcext:value-type="string">
            <text:p>0.021402</text:p>
          </table:table-cell>
        </table:table-row>
        <table:table-row table:style-name="ro1" table:visibility="filter">
          <table:table-cell office:value-type="float" office:value="1527048199.63646" calcext:value-type="float">
            <text:p>1527048199.6364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477979" calcext:value-type="float">
            <text:p>1.477979</text:p>
          </table:table-cell>
          <table:table-cell office:value-type="float" office:value="0.071939" calcext:value-type="float">
            <text:p>0.071939</text:p>
          </table:table-cell>
          <table:table-cell table:style-name="Default" office:value-type="float" office:value="0.102045" calcext:value-type="float">
            <text:p>0.102045</text:p>
          </table:table-cell>
          <table:table-cell office:value-type="float" office:value="0.020273" calcext:value-type="float">
            <text:p>0.020273</text:p>
          </table:table-cell>
          <table:table-cell table:style-name="Default" office:value-type="float" office:value="0.693958" calcext:value-type="float">
            <text:p>0.693958</text:p>
          </table:table-cell>
          <table:table-cell office:value-type="float" office:value="0.134474" calcext:value-type="float">
            <text:p>0.134474</text:p>
          </table:table-cell>
          <table:table-cell office:value-type="float" office:value="0.101576" calcext:value-type="float">
            <text:p>0.101576</text:p>
          </table:table-cell>
          <table:table-cell office:value-type="string" calcext:value-type="string">
            <text:p>0.021402</text:p>
          </table:table-cell>
        </table:table-row>
        <table:table-row table:style-name="ro1">
          <table:table-cell office:value-type="float" office:value="1527048199.65691" calcext:value-type="float">
            <text:p>1527048199.65691</text:p>
          </table:table-cell>
          <table:table-cell office:value-type="string" calcext:value-type="string">
            <text:p>PID_x</text:p>
          </table:table-cell>
          <table:table-cell office:value-type="float" office:value="1.547491" calcext:value-type="float">
            <text:p>1.547491</text:p>
          </table:table-cell>
          <table:table-cell office:value-type="float" office:value="0.043119" calcext:value-type="float">
            <text:p>0.043119</text:p>
          </table:table-cell>
          <table:table-cell office:value-type="float" office:value="0.103776" calcext:value-type="float">
            <text:p>0.10377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710845" calcext:value-type="float">
            <text:p>0.710845</text:p>
          </table:table-cell>
          <table:table-cell office:value-type="float" office:value="0.096704" calcext:value-type="float">
            <text:p>0.096704</text:p>
          </table:table-cell>
          <table:table-cell office:value-type="float" office:value="0.102045" calcext:value-type="float">
            <text:p>0.102045</text:p>
          </table:table-cell>
          <table:table-cell office:value-type="string" calcext:value-type="string">
            <text:p>0.020273</text:p>
          </table:table-cell>
        </table:table-row>
        <table:table-row table:style-name="ro1" table:visibility="filter">
          <table:table-cell office:value-type="float" office:value="1527048199.65697" calcext:value-type="float">
            <text:p>1527048199.6569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547491" calcext:value-type="float">
            <text:p>1.547491</text:p>
          </table:table-cell>
          <table:table-cell office:value-type="float" office:value="0.043119" calcext:value-type="float">
            <text:p>0.043119</text:p>
          </table:table-cell>
          <table:table-cell table:style-name="Default" office:value-type="float" office:value="0.103776" calcext:value-type="float">
            <text:p>0.103776</text:p>
          </table:table-cell>
          <table:table-cell office:value-type="float" office:value="0.0164" calcext:value-type="float">
            <text:p>0.0164</text:p>
          </table:table-cell>
          <table:table-cell table:style-name="Default" office:value-type="float" office:value="0.710845" calcext:value-type="float">
            <text:p>0.710845</text:p>
          </table:table-cell>
          <table:table-cell office:value-type="float" office:value="0.096704" calcext:value-type="float">
            <text:p>0.096704</text:p>
          </table:table-cell>
          <table:table-cell office:value-type="float" office:value="0.102045" calcext:value-type="float">
            <text:p>0.102045</text:p>
          </table:table-cell>
          <table:table-cell office:value-type="string" calcext:value-type="string">
            <text:p>0.020273</text:p>
          </table:table-cell>
        </table:table-row>
        <table:table-row table:style-name="ro1">
          <table:table-cell office:value-type="float" office:value="1527048199.67645" calcext:value-type="float">
            <text:p>1527048199.67645</text:p>
          </table:table-cell>
          <table:table-cell office:value-type="string" calcext:value-type="string">
            <text:p>PID_x</text:p>
          </table:table-cell>
          <table:table-cell office:value-type="float" office:value="1.566497" calcext:value-type="float">
            <text:p>1.566497</text:p>
          </table:table-cell>
          <table:table-cell office:value-type="float" office:value="0.041779" calcext:value-type="float">
            <text:p>0.041779</text:p>
          </table:table-cell>
          <table:table-cell office:value-type="float" office:value="0.104221" calcext:value-type="float">
            <text:p>0.104221</text:p>
          </table:table-cell>
          <table:table-cell office:value-type="float" office:value="0.016197" calcext:value-type="float">
            <text:p>0.016197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094624" calcext:value-type="float">
            <text:p>0.094624</text:p>
          </table:table-cell>
          <table:table-cell office:value-type="float" office:value="0.103776" calcext:value-type="float">
            <text:p>0.103776</text:p>
          </table:table-cell>
          <table:table-cell office:value-type="string" calcext:value-type="string">
            <text:p>0.016400</text:p>
          </table:table-cell>
        </table:table-row>
        <table:table-row table:style-name="ro1" table:visibility="filter">
          <table:table-cell office:value-type="float" office:value="1527048199.6765" calcext:value-type="float">
            <text:p>1527048199.67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566497" calcext:value-type="float">
            <text:p>1.566497</text:p>
          </table:table-cell>
          <table:table-cell office:value-type="float" office:value="0.041779" calcext:value-type="float">
            <text:p>0.041779</text:p>
          </table:table-cell>
          <table:table-cell table:style-name="Default" office:value-type="float" office:value="0.104221" calcext:value-type="float">
            <text:p>0.104221</text:p>
          </table:table-cell>
          <table:table-cell office:value-type="float" office:value="0.016197" calcext:value-type="float">
            <text:p>0.016197</text:p>
          </table:table-cell>
          <table:table-cell table:style-name="Default" office:value-type="float" office:value="0.7154" calcext:value-type="float">
            <text:p>0.7154</text:p>
          </table:table-cell>
          <table:table-cell office:value-type="float" office:value="0.094624" calcext:value-type="float">
            <text:p>0.094624</text:p>
          </table:table-cell>
          <table:table-cell office:value-type="float" office:value="0.103776" calcext:value-type="float">
            <text:p>0.103776</text:p>
          </table:table-cell>
          <table:table-cell office:value-type="string" calcext:value-type="string">
            <text:p>0.016400</text:p>
          </table:table-cell>
        </table:table-row>
        <table:table-row table:style-name="ro1">
          <table:table-cell office:value-type="float" office:value="1527048199.69695" calcext:value-type="float">
            <text:p>1527048199.69695</text:p>
          </table:table-cell>
          <table:table-cell office:value-type="string" calcext:value-type="string">
            <text:p>PID_x</text:p>
          </table:table-cell>
          <table:table-cell office:value-type="float" office:value="1.541901" calcext:value-type="float">
            <text:p>1.541901</text:p>
          </table:table-cell>
          <table:table-cell office:value-type="float" office:value="0.020988" calcext:value-type="float">
            <text:p>0.020988</text:p>
          </table:table-cell>
          <table:table-cell office:value-type="float" office:value="0.103617" calcext:value-type="float">
            <text:p>0.103617</text:p>
          </table:table-cell>
          <table:table-cell office:value-type="float" office:value="0.012187" calcext:value-type="float">
            <text:p>0.012187</text:p>
          </table:table-cell>
          <table:table-cell office:value-type="float" office:value="0.709506" calcext:value-type="float">
            <text:p>0.709506</text:p>
          </table:table-cell>
          <table:table-cell office:value-type="float" office:value="0.055501" calcext:value-type="float">
            <text:p>0.055501</text:p>
          </table:table-cell>
          <table:table-cell office:value-type="float" office:value="0.104221" calcext:value-type="float">
            <text:p>0.104221</text:p>
          </table:table-cell>
          <table:table-cell office:value-type="string" calcext:value-type="string">
            <text:p>0.016197</text:p>
          </table:table-cell>
        </table:table-row>
        <table:table-row table:style-name="ro1" table:visibility="filter">
          <table:table-cell office:value-type="float" office:value="1527048199.69702" calcext:value-type="float">
            <text:p>1527048199.6970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541901" calcext:value-type="float">
            <text:p>1.541901</text:p>
          </table:table-cell>
          <table:table-cell office:value-type="float" office:value="0.020988" calcext:value-type="float">
            <text:p>0.020988</text:p>
          </table:table-cell>
          <table:table-cell table:style-name="Default" office:value-type="float" office:value="0.103617" calcext:value-type="float">
            <text:p>0.103617</text:p>
          </table:table-cell>
          <table:table-cell office:value-type="float" office:value="0.012187" calcext:value-type="float">
            <text:p>0.012187</text:p>
          </table:table-cell>
          <table:table-cell table:style-name="Default" office:value-type="float" office:value="0.709506" calcext:value-type="float">
            <text:p>0.709506</text:p>
          </table:table-cell>
          <table:table-cell office:value-type="float" office:value="0.055501" calcext:value-type="float">
            <text:p>0.055501</text:p>
          </table:table-cell>
          <table:table-cell office:value-type="float" office:value="0.104221" calcext:value-type="float">
            <text:p>0.104221</text:p>
          </table:table-cell>
          <table:table-cell office:value-type="string" calcext:value-type="string">
            <text:p>0.016197</text:p>
          </table:table-cell>
        </table:table-row>
        <table:table-row table:style-name="ro1">
          <table:table-cell office:value-type="float" office:value="1527048199.71653" calcext:value-type="float">
            <text:p>1527048199.71653</text:p>
          </table:table-cell>
          <table:table-cell office:value-type="string" calcext:value-type="string">
            <text:p>PID_x</text:p>
          </table:table-cell>
          <table:table-cell office:value-type="float" office:value="1.482142" calcext:value-type="float">
            <text:p>1.482142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0.102194" calcext:value-type="float">
            <text:p>0.102194</text:p>
          </table:table-cell>
          <table:table-cell office:value-type="float" office:value="0.009324" calcext:value-type="float">
            <text:p>0.009324</text:p>
          </table:table-cell>
          <table:table-cell office:value-type="float" office:value="0.694969" calcext:value-type="float">
            <text:p>0.694969</text:p>
          </table:table-cell>
          <table:table-cell office:value-type="float" office:value="0.026256" calcext:value-type="float">
            <text:p>0.026256</text:p>
          </table:table-cell>
          <table:table-cell office:value-type="float" office:value="0.103617" calcext:value-type="float">
            <text:p>0.103617</text:p>
          </table:table-cell>
          <table:table-cell office:value-type="string" calcext:value-type="string">
            <text:p>0.012187</text:p>
          </table:table-cell>
        </table:table-row>
        <table:table-row table:style-name="ro1" table:visibility="filter">
          <table:table-cell office:value-type="float" office:value="1527048199.7166" calcext:value-type="float">
            <text:p>1527048199.71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482142" calcext:value-type="float">
            <text:p>1.482142</text:p>
          </table:table-cell>
          <table:table-cell office:value-type="float" office:value="0.011294" calcext:value-type="float">
            <text:p>0.011294</text:p>
          </table:table-cell>
          <table:table-cell table:style-name="Default" office:value-type="float" office:value="0.102194" calcext:value-type="float">
            <text:p>0.102194</text:p>
          </table:table-cell>
          <table:table-cell office:value-type="float" office:value="0.009324" calcext:value-type="float">
            <text:p>0.009324</text:p>
          </table:table-cell>
          <table:table-cell table:style-name="Default" office:value-type="float" office:value="0.694969" calcext:value-type="float">
            <text:p>0.694969</text:p>
          </table:table-cell>
          <table:table-cell office:value-type="float" office:value="0.026256" calcext:value-type="float">
            <text:p>0.026256</text:p>
          </table:table-cell>
          <table:table-cell office:value-type="float" office:value="0.103617" calcext:value-type="float">
            <text:p>0.103617</text:p>
          </table:table-cell>
          <table:table-cell office:value-type="string" calcext:value-type="string">
            <text:p>0.012187</text:p>
          </table:table-cell>
        </table:table-row>
        <table:table-row table:style-name="ro1">
          <table:table-cell office:value-type="float" office:value="1527048199.73712" calcext:value-type="float">
            <text:p>1527048199.73712</text:p>
          </table:table-cell>
          <table:table-cell office:value-type="string" calcext:value-type="string">
            <text:p>PID_x</text:p>
          </table:table-cell>
          <table:table-cell office:value-type="float" office:value="1.440258" calcext:value-type="float">
            <text:p>1.440258</text:p>
          </table:table-cell>
          <table:table-cell office:value-type="float" office:value="0.006732" calcext:value-type="float">
            <text:p>0.006732</text:p>
          </table:table-cell>
          <table:table-cell office:value-type="float" office:value="0.101128" calcext:value-type="float">
            <text:p>0.1011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684614" calcext:value-type="float">
            <text:p>0.684614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102194" calcext:value-type="float">
            <text:p>0.102194</text:p>
          </table:table-cell>
          <table:table-cell office:value-type="string" calcext:value-type="string">
            <text:p>0.009324</text:p>
          </table:table-cell>
        </table:table-row>
        <table:table-row table:style-name="ro1" table:visibility="filter">
          <table:table-cell office:value-type="float" office:value="1527048199.73718" calcext:value-type="float">
            <text:p>1527048199.737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440258" calcext:value-type="float">
            <text:p>1.440258</text:p>
          </table:table-cell>
          <table:table-cell office:value-type="float" office:value="0.006732" calcext:value-type="float">
            <text:p>0.006732</text:p>
          </table:table-cell>
          <table:table-cell table:style-name="Default" office:value-type="float" office:value="0.101128" calcext:value-type="float">
            <text:p>0.101128</text:p>
          </table:table-cell>
          <table:table-cell office:value-type="float" office:value="0.006729" calcext:value-type="float">
            <text:p>0.006729</text:p>
          </table:table-cell>
          <table:table-cell table:style-name="Default" office:value-type="float" office:value="0.684614" calcext:value-type="float">
            <text:p>0.684614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102194" calcext:value-type="float">
            <text:p>0.102194</text:p>
          </table:table-cell>
          <table:table-cell office:value-type="string" calcext:value-type="string">
            <text:p>0.009324</text:p>
          </table:table-cell>
        </table:table-row>
        <table:table-row table:style-name="ro1">
          <table:table-cell office:value-type="float" office:value="1527048199.75668" calcext:value-type="float">
            <text:p>1527048199.75668</text:p>
          </table:table-cell>
          <table:table-cell office:value-type="string" calcext:value-type="string">
            <text:p>PID_x</text:p>
          </table:table-cell>
          <table:table-cell office:value-type="float" office:value="1.464547" calcext:value-type="float">
            <text:p>1.464547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101717" calcext:value-type="float">
            <text:p>0.101717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690645" calcext:value-type="float">
            <text:p>0.690645</text:p>
          </table:table-cell>
          <table:table-cell office:value-type="float" office:value="-0.023156" calcext:value-type="float">
            <text:p>-0.023156</text:p>
          </table:table-cell>
          <table:table-cell office:value-type="float" office:value="0.101128" calcext:value-type="float">
            <text:p>0.101128</text:p>
          </table:table-cell>
          <table:table-cell office:value-type="string" calcext:value-type="string">
            <text:p>0.006729</text:p>
          </table:table-cell>
        </table:table-row>
        <table:table-row table:style-name="ro1" table:visibility="filter">
          <table:table-cell office:value-type="float" office:value="1527048199.75673" calcext:value-type="float">
            <text:p>1527048199.7567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464547" calcext:value-type="float">
            <text:p>1.464547</text:p>
          </table:table-cell>
          <table:table-cell office:value-type="float" office:value="0.002831" calcext:value-type="float">
            <text:p>0.002831</text:p>
          </table:table-cell>
          <table:table-cell table:style-name="Default" office:value-type="float" office:value="0.101717" calcext:value-type="float">
            <text:p>0.101717</text:p>
          </table:table-cell>
          <table:table-cell office:value-type="float" office:value="0.004363" calcext:value-type="float">
            <text:p>0.004363</text:p>
          </table:table-cell>
          <table:table-cell table:style-name="Default" office:value-type="float" office:value="0.690645" calcext:value-type="float">
            <text:p>0.690645</text:p>
          </table:table-cell>
          <table:table-cell office:value-type="float" office:value="-0.023156" calcext:value-type="float">
            <text:p>-0.023156</text:p>
          </table:table-cell>
          <table:table-cell office:value-type="float" office:value="0.101128" calcext:value-type="float">
            <text:p>0.101128</text:p>
          </table:table-cell>
          <table:table-cell office:value-type="string" calcext:value-type="string">
            <text:p>0.006729</text:p>
          </table:table-cell>
        </table:table-row>
        <table:table-row table:style-name="ro1">
          <table:table-cell office:value-type="float" office:value="1527048199.77616" calcext:value-type="float">
            <text:p>1527048199.77616</text:p>
          </table:table-cell>
          <table:table-cell office:value-type="string" calcext:value-type="string">
            <text:p>PID_x</text:p>
          </table:table-cell>
          <table:table-cell office:value-type="float" office:value="1.343037" calcext:value-type="float">
            <text:p>1.343037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098726" calcext:value-type="float">
            <text:p>0.098726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659931" calcext:value-type="float">
            <text:p>0.659931</text:p>
          </table:table-cell>
          <table:table-cell office:value-type="float" office:value="-0.002497" calcext:value-type="float">
            <text:p>-0.002497</text:p>
          </table:table-cell>
          <table:table-cell office:value-type="float" office:value="0.101717" calcext:value-type="float">
            <text:p>0.101717</text:p>
          </table:table-cell>
          <table:table-cell office:value-type="string" calcext:value-type="string">
            <text:p>0.004363</text:p>
          </table:table-cell>
        </table:table-row>
        <table:table-row table:style-name="ro1" table:visibility="filter">
          <table:table-cell office:value-type="float" office:value="1527048199.77627" calcext:value-type="float">
            <text:p>1527048199.7762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343037" calcext:value-type="float">
            <text:p>1.343037</text:p>
          </table:table-cell>
          <table:table-cell office:value-type="float" office:value="0.006357" calcext:value-type="float">
            <text:p>0.006357</text:p>
          </table:table-cell>
          <table:table-cell table:style-name="Default" office:value-type="float" office:value="0.098726" calcext:value-type="float">
            <text:p>0.098726</text:p>
          </table:table-cell>
          <table:table-cell office:value-type="float" office:value="0.006375" calcext:value-type="float">
            <text:p>0.006375</text:p>
          </table:table-cell>
          <table:table-cell table:style-name="Default" office:value-type="float" office:value="0.659931" calcext:value-type="float">
            <text:p>0.659931</text:p>
          </table:table-cell>
          <table:table-cell office:value-type="float" office:value="-0.002497" calcext:value-type="float">
            <text:p>-0.002497</text:p>
          </table:table-cell>
          <table:table-cell office:value-type="float" office:value="0.101717" calcext:value-type="float">
            <text:p>0.101717</text:p>
          </table:table-cell>
          <table:table-cell office:value-type="string" calcext:value-type="string">
            <text:p>0.004363</text:p>
          </table:table-cell>
        </table:table-row>
        <table:table-row table:style-name="ro1">
          <table:table-cell office:value-type="float" office:value="1527048199.79669" calcext:value-type="float">
            <text:p>1527048199.79669</text:p>
          </table:table-cell>
          <table:table-cell office:value-type="string" calcext:value-type="string">
            <text:p>PID_x</text:p>
          </table:table-cell>
          <table:table-cell office:value-type="float" office:value="1.37917" calcext:value-type="float">
            <text:p>1.37917</text:p>
          </table:table-cell>
          <table:table-cell office:value-type="float" office:value="-0.001407" calcext:value-type="float">
            <text:p>-0.001407</text:p>
          </table:table-cell>
          <table:table-cell office:value-type="float" office:value="0.099677" calcext:value-type="float">
            <text:p>0.099677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669195" calcext:value-type="float">
            <text:p>0.669195</text:p>
          </table:table-cell>
          <table:table-cell office:value-type="float" office:value="-0.038029" calcext:value-type="float">
            <text:p>-0.038029</text:p>
          </table:table-cell>
          <table:table-cell office:value-type="float" office:value="0.098726" calcext:value-type="float">
            <text:p>0.098726</text:p>
          </table:table-cell>
          <table:table-cell office:value-type="string" calcext:value-type="string">
            <text:p>0.006375</text:p>
          </table:table-cell>
        </table:table-row>
        <table:table-row table:style-name="ro1" table:visibility="filter">
          <table:table-cell office:value-type="float" office:value="1527048199.79675" calcext:value-type="float">
            <text:p>1527048199.7967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37917" calcext:value-type="float">
            <text:p>1.37917</text:p>
          </table:table-cell>
          <table:table-cell office:value-type="float" office:value="-0.001407" calcext:value-type="float">
            <text:p>-0.001407</text:p>
          </table:table-cell>
          <table:table-cell table:style-name="Default" office:value-type="float" office:value="0.099677" calcext:value-type="float">
            <text:p>0.099677</text:p>
          </table:table-cell>
          <table:table-cell office:value-type="float" office:value="0.002725" calcext:value-type="float">
            <text:p>0.002725</text:p>
          </table:table-cell>
          <table:table-cell table:style-name="Default" office:value-type="float" office:value="0.669195" calcext:value-type="float">
            <text:p>0.669195</text:p>
          </table:table-cell>
          <table:table-cell office:value-type="float" office:value="-0.038029" calcext:value-type="float">
            <text:p>-0.038029</text:p>
          </table:table-cell>
          <table:table-cell office:value-type="float" office:value="0.098726" calcext:value-type="float">
            <text:p>0.098726</text:p>
          </table:table-cell>
          <table:table-cell office:value-type="string" calcext:value-type="string">
            <text:p>0.006375</text:p>
          </table:table-cell>
        </table:table-row>
        <table:table-row table:style-name="ro1">
          <table:table-cell office:value-type="float" office:value="1527048199.81705" calcext:value-type="float">
            <text:p>1527048199.81705</text:p>
          </table:table-cell>
          <table:table-cell office:value-type="string" calcext:value-type="string">
            <text:p>PID_x</text:p>
          </table:table-cell>
          <table:table-cell office:value-type="float" office:value="1.305274" calcext:value-type="float">
            <text:p>1.305274</text:p>
          </table:table-cell>
          <table:table-cell office:value-type="float" office:value="-0.000551" calcext:value-type="float">
            <text:p>-0.000551</text:p>
          </table:table-cell>
          <table:table-cell office:value-type="float" office:value="0.097734" calcext:value-type="float">
            <text:p>0.097734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650107" calcext:value-type="float">
            <text:p>0.650107</text:p>
          </table:table-cell>
          <table:table-cell office:value-type="float" office:value="-0.035279" calcext:value-type="float">
            <text:p>-0.035279</text:p>
          </table:table-cell>
          <table:table-cell office:value-type="float" office:value="0.099677" calcext:value-type="float">
            <text:p>0.099677</text:p>
          </table:table-cell>
          <table:table-cell office:value-type="string" calcext:value-type="string">
            <text:p>0.002725</text:p>
          </table:table-cell>
        </table:table-row>
        <table:table-row table:style-name="ro1" table:visibility="filter">
          <table:table-cell office:value-type="float" office:value="1527048199.8171" calcext:value-type="float">
            <text:p>1527048199.81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305274" calcext:value-type="float">
            <text:p>1.305274</text:p>
          </table:table-cell>
          <table:table-cell office:value-type="float" office:value="-0.000551" calcext:value-type="float">
            <text:p>-0.000551</text:p>
          </table:table-cell>
          <table:table-cell table:style-name="Default" office:value-type="float" office:value="0.097734" calcext:value-type="float">
            <text:p>0.097734</text:p>
          </table:table-cell>
          <table:table-cell office:value-type="float" office:value="0.003005" calcext:value-type="float">
            <text:p>0.003005</text:p>
          </table:table-cell>
          <table:table-cell table:style-name="Default" office:value-type="float" office:value="0.650107" calcext:value-type="float">
            <text:p>0.650107</text:p>
          </table:table-cell>
          <table:table-cell office:value-type="float" office:value="-0.035279" calcext:value-type="float">
            <text:p>-0.035279</text:p>
          </table:table-cell>
          <table:table-cell office:value-type="float" office:value="0.099677" calcext:value-type="float">
            <text:p>0.099677</text:p>
          </table:table-cell>
          <table:table-cell office:value-type="string" calcext:value-type="string">
            <text:p>0.002725</text:p>
          </table:table-cell>
        </table:table-row>
        <table:table-row table:style-name="ro1">
          <table:table-cell office:value-type="float" office:value="1527048199.8365" calcext:value-type="float">
            <text:p>1527048199.8365</text:p>
          </table:table-cell>
          <table:table-cell office:value-type="string" calcext:value-type="string">
            <text:p>PID_x</text:p>
          </table:table-cell>
          <table:table-cell office:value-type="float" office:value="1.269513" calcext:value-type="float">
            <text:p>1.269513</text:p>
          </table:table-cell>
          <table:table-cell office:value-type="float" office:value="-0.001857" calcext:value-type="float">
            <text:p>-0.001857</text:p>
          </table:table-cell>
          <table:table-cell office:value-type="float" office:value="0.096815" calcext:value-type="float">
            <text:p>0.096815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640659" calcext:value-type="float">
            <text:p>0.640659</text:p>
          </table:table-cell>
          <table:table-cell office:value-type="float" office:value="-0.039482" calcext:value-type="float">
            <text:p>-0.039482</text:p>
          </table:table-cell>
          <table:table-cell office:value-type="float" office:value="0.097734" calcext:value-type="float">
            <text:p>0.097734</text:p>
          </table:table-cell>
          <table:table-cell office:value-type="string" calcext:value-type="string">
            <text:p>0.003005</text:p>
          </table:table-cell>
        </table:table-row>
        <table:table-row table:style-name="ro1" table:visibility="filter">
          <table:table-cell office:value-type="float" office:value="1527048199.83656" calcext:value-type="float">
            <text:p>1527048199.8365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269513" calcext:value-type="float">
            <text:p>1.269513</text:p>
          </table:table-cell>
          <table:table-cell office:value-type="float" office:value="-0.001857" calcext:value-type="float">
            <text:p>-0.001857</text:p>
          </table:table-cell>
          <table:table-cell table:style-name="Default" office:value-type="float" office:value="0.096815" calcext:value-type="float">
            <text:p>0.096815</text:p>
          </table:table-cell>
          <table:table-cell office:value-type="float" office:value="0.002597" calcext:value-type="float">
            <text:p>0.002597</text:p>
          </table:table-cell>
          <table:table-cell table:style-name="Default" office:value-type="float" office:value="0.640659" calcext:value-type="float">
            <text:p>0.640659</text:p>
          </table:table-cell>
          <table:table-cell office:value-type="float" office:value="-0.039482" calcext:value-type="float">
            <text:p>-0.039482</text:p>
          </table:table-cell>
          <table:table-cell office:value-type="float" office:value="0.097734" calcext:value-type="float">
            <text:p>0.097734</text:p>
          </table:table-cell>
          <table:table-cell office:value-type="string" calcext:value-type="string">
            <text:p>0.003005</text:p>
          </table:table-cell>
        </table:table-row>
        <table:table-row table:style-name="ro1">
          <table:table-cell office:value-type="float" office:value="1527048199.85708" calcext:value-type="float">
            <text:p>1527048199.85708</text:p>
          </table:table-cell>
          <table:table-cell office:value-type="string" calcext:value-type="string">
            <text:p>PID_x</text:p>
          </table:table-cell>
          <table:table-cell office:value-type="float" office:value="1.235617" calcext:value-type="float">
            <text:p>1.235617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95882" calcext:value-type="float">
            <text:p>0.095882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631591" calcext:value-type="float">
            <text:p>0.631591</text:p>
          </table:table-cell>
          <table:table-cell office:value-type="float" office:value="-0.022291" calcext:value-type="float">
            <text:p>-0.022291</text:p>
          </table:table-cell>
          <table:table-cell office:value-type="float" office:value="0.096815" calcext:value-type="float">
            <text:p>0.096815</text:p>
          </table:table-cell>
          <table:table-cell office:value-type="string" calcext:value-type="string">
            <text:p>0.002597</text:p>
          </table:table-cell>
        </table:table-row>
        <table:table-row table:style-name="ro1" table:visibility="filter">
          <table:table-cell office:value-type="float" office:value="1527048199.85714" calcext:value-type="float">
            <text:p>1527048199.8571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235617" calcext:value-type="float">
            <text:p>1.235617</text:p>
          </table:table-cell>
          <table:table-cell office:value-type="float" office:value="0.002946" calcext:value-type="float">
            <text:p>0.002946</text:p>
          </table:table-cell>
          <table:table-cell table:style-name="Default" office:value-type="float" office:value="0.095882" calcext:value-type="float">
            <text:p>0.095882</text:p>
          </table:table-cell>
          <table:table-cell office:value-type="float" office:value="0.004365" calcext:value-type="float">
            <text:p>0.004365</text:p>
          </table:table-cell>
          <table:table-cell table:style-name="Default" office:value-type="float" office:value="0.631591" calcext:value-type="float">
            <text:p>0.631591</text:p>
          </table:table-cell>
          <table:table-cell office:value-type="float" office:value="-0.022291" calcext:value-type="float">
            <text:p>-0.022291</text:p>
          </table:table-cell>
          <table:table-cell office:value-type="float" office:value="0.096815" calcext:value-type="float">
            <text:p>0.096815</text:p>
          </table:table-cell>
          <table:table-cell office:value-type="string" calcext:value-type="string">
            <text:p>0.002597</text:p>
          </table:table-cell>
        </table:table-row>
        <table:table-row table:style-name="ro1">
          <table:table-cell office:value-type="float" office:value="1527048199.87652" calcext:value-type="float">
            <text:p>1527048199.87652</text:p>
          </table:table-cell>
          <table:table-cell office:value-type="string" calcext:value-type="string">
            <text:p>PID_x</text:p>
          </table:table-cell>
          <table:table-cell office:value-type="float" office:value="1.385951" calcext:value-type="float">
            <text:p>1.385951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99709" calcext:value-type="float">
            <text:p>0.099709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670958" calcext:value-type="float">
            <text:p>0.670958</text:p>
          </table:table-cell>
          <table:table-cell office:value-type="float" office:value="-0.030013" calcext:value-type="float">
            <text:p>-0.030013</text:p>
          </table:table-cell>
          <table:table-cell office:value-type="float" office:value="0.095882" calcext:value-type="float">
            <text:p>0.095882</text:p>
          </table:table-cell>
          <table:table-cell office:value-type="string" calcext:value-type="string">
            <text:p>0.004365</text:p>
          </table:table-cell>
        </table:table-row>
        <table:table-row table:style-name="ro1" table:visibility="filter">
          <table:table-cell office:value-type="float" office:value="1527048199.87658" calcext:value-type="float">
            <text:p>1527048199.87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385951" calcext:value-type="float">
            <text:p>1.385951</text:p>
          </table:table-cell>
          <table:table-cell office:value-type="float" office:value="0.001041" calcext:value-type="float">
            <text:p>0.001041</text:p>
          </table:table-cell>
          <table:table-cell table:style-name="Default" office:value-type="float" office:value="0.099709" calcext:value-type="float">
            <text:p>0.099709</text:p>
          </table:table-cell>
          <table:table-cell office:value-type="float" office:value="0.003615" calcext:value-type="float">
            <text:p>0.003615</text:p>
          </table:table-cell>
          <table:table-cell table:style-name="Default" office:value-type="float" office:value="0.670958" calcext:value-type="float">
            <text:p>0.670958</text:p>
          </table:table-cell>
          <table:table-cell office:value-type="float" office:value="-0.030013" calcext:value-type="float">
            <text:p>-0.030013</text:p>
          </table:table-cell>
          <table:table-cell office:value-type="float" office:value="0.095882" calcext:value-type="float">
            <text:p>0.095882</text:p>
          </table:table-cell>
          <table:table-cell office:value-type="string" calcext:value-type="string">
            <text:p>0.004365</text:p>
          </table:table-cell>
        </table:table-row>
        <table:table-row table:style-name="ro1">
          <table:table-cell office:value-type="float" office:value="1527048199.89711" calcext:value-type="float">
            <text:p>1527048199.89711</text:p>
          </table:table-cell>
          <table:table-cell office:value-type="string" calcext:value-type="string">
            <text:p>PID_x</text:p>
          </table:table-cell>
          <table:table-cell office:value-type="float" office:value="1.247714" calcext:value-type="float">
            <text:p>1.247714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.095998" calcext:value-type="float">
            <text:p>0.095998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0.634902" calcext:value-type="float">
            <text:p>0.634902</text:p>
          </table:table-cell>
          <table:table-cell office:value-type="float" office:value="-0.010292" calcext:value-type="float">
            <text:p>-0.010292</text:p>
          </table:table-cell>
          <table:table-cell office:value-type="float" office:value="0.099709" calcext:value-type="float">
            <text:p>0.099709</text:p>
          </table:table-cell>
          <table:table-cell office:value-type="string" calcext:value-type="string">
            <text:p>0.003615</text:p>
          </table:table-cell>
        </table:table-row>
        <table:table-row table:style-name="ro1" table:visibility="filter">
          <table:table-cell office:value-type="float" office:value="1527048199.89717" calcext:value-type="float">
            <text:p>1527048199.897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247714" calcext:value-type="float">
            <text:p>1.247714</text:p>
          </table:table-cell>
          <table:table-cell office:value-type="float" office:value="0.005342" calcext:value-type="float">
            <text:p>0.005342</text:p>
          </table:table-cell>
          <table:table-cell table:style-name="Default" office:value-type="float" office:value="0.095998" calcext:value-type="float">
            <text:p>0.095998</text:p>
          </table:table-cell>
          <table:table-cell office:value-type="float" office:value="0.005644" calcext:value-type="float">
            <text:p>0.005644</text:p>
          </table:table-cell>
          <table:table-cell table:style-name="Default" office:value-type="float" office:value="0.634902" calcext:value-type="float">
            <text:p>0.634902</text:p>
          </table:table-cell>
          <table:table-cell office:value-type="float" office:value="-0.010292" calcext:value-type="float">
            <text:p>-0.010292</text:p>
          </table:table-cell>
          <table:table-cell office:value-type="float" office:value="0.099709" calcext:value-type="float">
            <text:p>0.099709</text:p>
          </table:table-cell>
          <table:table-cell office:value-type="string" calcext:value-type="string">
            <text:p>0.003615</text:p>
          </table:table-cell>
        </table:table-row>
        <table:table-row table:style-name="ro1">
          <table:table-cell office:value-type="float" office:value="1527048199.91652" calcext:value-type="float">
            <text:p>1527048199.91652</text:p>
          </table:table-cell>
          <table:table-cell office:value-type="string" calcext:value-type="string">
            <text:p>PID_x</text:p>
          </table:table-cell>
          <table:table-cell office:value-type="float" office:value="1.203635" calcext:value-type="float">
            <text:p>1.203635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0.094839" calcext:value-type="float">
            <text:p>0.094839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62296" calcext:value-type="float">
            <text:p>0.62296</text:p>
          </table:table-cell>
          <table:table-cell office:value-type="float" office:value="-0.003851" calcext:value-type="float">
            <text:p>-0.003851</text:p>
          </table:table-cell>
          <table:table-cell office:value-type="float" office:value="0.095998" calcext:value-type="float">
            <text:p>0.095998</text:p>
          </table:table-cell>
          <table:table-cell office:value-type="string" calcext:value-type="string">
            <text:p>0.005644</text:p>
          </table:table-cell>
        </table:table-row>
        <table:table-row table:style-name="ro1" table:visibility="filter">
          <table:table-cell office:value-type="float" office:value="1527048199.91658" calcext:value-type="float">
            <text:p>1527048199.91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203635" calcext:value-type="float">
            <text:p>1.203635</text:p>
          </table:table-cell>
          <table:table-cell office:value-type="float" office:value="0.006227" calcext:value-type="float">
            <text:p>0.006227</text:p>
          </table:table-cell>
          <table:table-cell table:style-name="Default" office:value-type="float" office:value="0.094839" calcext:value-type="float">
            <text:p>0.094839</text:p>
          </table:table-cell>
          <table:table-cell office:value-type="float" office:value="0.00627" calcext:value-type="float">
            <text:p>0.00627</text:p>
          </table:table-cell>
          <table:table-cell table:style-name="Default" office:value-type="float" office:value="0.62296" calcext:value-type="float">
            <text:p>0.62296</text:p>
          </table:table-cell>
          <table:table-cell office:value-type="float" office:value="-0.003851" calcext:value-type="float">
            <text:p>-0.003851</text:p>
          </table:table-cell>
          <table:table-cell office:value-type="float" office:value="0.095998" calcext:value-type="float">
            <text:p>0.095998</text:p>
          </table:table-cell>
          <table:table-cell office:value-type="string" calcext:value-type="string">
            <text:p>0.005644</text:p>
          </table:table-cell>
        </table:table-row>
        <table:table-row table:style-name="ro1">
          <table:table-cell office:value-type="float" office:value="1527048199.93701" calcext:value-type="float">
            <text:p>1527048199.93701</text:p>
          </table:table-cell>
          <table:table-cell office:value-type="string" calcext:value-type="string">
            <text:p>PID_x</text:p>
          </table:table-cell>
          <table:table-cell office:value-type="float" office:value="1.176599" calcext:value-type="float">
            <text:p>1.176599</text:p>
          </table:table-cell>
          <table:table-cell office:value-type="float" office:value="0.001654" calcext:value-type="float">
            <text:p>0.001654</text:p>
          </table:table-cell>
          <table:table-cell office:value-type="float" office:value="0.094079" calcext:value-type="float">
            <text:p>0.094079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615534" calcext:value-type="float">
            <text:p>0.615534</text:p>
          </table:table-cell>
          <table:table-cell office:value-type="float" office:value="-0.027637" calcext:value-type="float">
            <text:p>-0.027637</text:p>
          </table:table-cell>
          <table:table-cell office:value-type="float" office:value="0.094839" calcext:value-type="float">
            <text:p>0.094839</text:p>
          </table:table-cell>
          <table:table-cell office:value-type="string" calcext:value-type="string">
            <text:p>0.006270</text:p>
          </table:table-cell>
        </table:table-row>
        <table:table-row table:style-name="ro1" table:visibility="filter">
          <table:table-cell office:value-type="float" office:value="1527048199.93707" calcext:value-type="float">
            <text:p>1527048199.9370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176599" calcext:value-type="float">
            <text:p>1.176599</text:p>
          </table:table-cell>
          <table:table-cell office:value-type="float" office:value="0.001654" calcext:value-type="float">
            <text:p>0.001654</text:p>
          </table:table-cell>
          <table:table-cell table:style-name="Default" office:value-type="float" office:value="0.094079" calcext:value-type="float">
            <text:p>0.094079</text:p>
          </table:table-cell>
          <table:table-cell office:value-type="float" office:value="0.003837" calcext:value-type="float">
            <text:p>0.003837</text:p>
          </table:table-cell>
          <table:table-cell table:style-name="Default" office:value-type="float" office:value="0.615534" calcext:value-type="float">
            <text:p>0.615534</text:p>
          </table:table-cell>
          <table:table-cell office:value-type="float" office:value="-0.027637" calcext:value-type="float">
            <text:p>-0.027637</text:p>
          </table:table-cell>
          <table:table-cell office:value-type="float" office:value="0.094839" calcext:value-type="float">
            <text:p>0.094839</text:p>
          </table:table-cell>
          <table:table-cell office:value-type="string" calcext:value-type="string">
            <text:p>0.006270</text:p>
          </table:table-cell>
        </table:table-row>
        <table:table-row table:style-name="ro1">
          <table:table-cell office:value-type="float" office:value="1527048199.9565" calcext:value-type="float">
            <text:p>1527048199.9565</text:p>
          </table:table-cell>
          <table:table-cell office:value-type="string" calcext:value-type="string">
            <text:p>PID_x</text:p>
          </table:table-cell>
          <table:table-cell office:value-type="float" office:value="1.361346" calcext:value-type="float">
            <text:p>1.361346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0.098886" calcext:value-type="float">
            <text:p>0.098886</text:p>
          </table:table-cell>
          <table:table-cell office:value-type="float" office:value="0.005026" calcext:value-type="float">
            <text:p>0.005026</text:p>
          </table:table-cell>
          <table:table-cell office:value-type="float" office:value="0.664726" calcext:value-type="float">
            <text:p>0.664726</text:p>
          </table:table-cell>
          <table:table-cell office:value-type="float" office:value="-0.015471" calcext:value-type="float">
            <text:p>-0.015471</text:p>
          </table:table-cell>
          <table:table-cell office:value-type="float" office:value="0.094079" calcext:value-type="float">
            <text:p>0.094079</text:p>
          </table:table-cell>
          <table:table-cell office:value-type="string" calcext:value-type="string">
            <text:p>0.003837</text:p>
          </table:table-cell>
        </table:table-row>
        <table:table-row table:style-name="ro1" table:visibility="filter">
          <table:table-cell office:value-type="float" office:value="1527048199.95653" calcext:value-type="float">
            <text:p>1527048199.9565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361346" calcext:value-type="float">
            <text:p>1.361346</text:p>
          </table:table-cell>
          <table:table-cell office:value-type="float" office:value="0.004342" calcext:value-type="float">
            <text:p>0.004342</text:p>
          </table:table-cell>
          <table:table-cell table:style-name="Default" office:value-type="float" office:value="0.098886" calcext:value-type="float">
            <text:p>0.098886</text:p>
          </table:table-cell>
          <table:table-cell office:value-type="float" office:value="0.005026" calcext:value-type="float">
            <text:p>0.005026</text:p>
          </table:table-cell>
          <table:table-cell table:style-name="Default" office:value-type="float" office:value="0.664726" calcext:value-type="float">
            <text:p>0.664726</text:p>
          </table:table-cell>
          <table:table-cell office:value-type="float" office:value="-0.015471" calcext:value-type="float">
            <text:p>-0.015471</text:p>
          </table:table-cell>
          <table:table-cell office:value-type="float" office:value="0.094079" calcext:value-type="float">
            <text:p>0.094079</text:p>
          </table:table-cell>
          <table:table-cell office:value-type="string" calcext:value-type="string">
            <text:p>0.003837</text:p>
          </table:table-cell>
        </table:table-row>
        <table:table-row table:style-name="ro1">
          <table:table-cell office:value-type="float" office:value="1527048199.97698" calcext:value-type="float">
            <text:p>1527048199.97698</text:p>
          </table:table-cell>
          <table:table-cell office:value-type="string" calcext:value-type="string">
            <text:p>PID_x</text:p>
          </table:table-cell>
          <table:table-cell office:value-type="float" office:value="1.19891" calcext:value-type="float">
            <text:p>1.19891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94482" calcext:value-type="float">
            <text:p>0.094482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621731" calcext:value-type="float">
            <text:p>0.621731</text:p>
          </table:table-cell>
          <table:table-cell office:value-type="float" office:value="-0.031788" calcext:value-type="float">
            <text:p>-0.031788</text:p>
          </table:table-cell>
          <table:table-cell office:value-type="float" office:value="0.098886" calcext:value-type="float">
            <text:p>0.098886</text:p>
          </table:table-cell>
          <table:table-cell office:value-type="string" calcext:value-type="string">
            <text:p>0.005026</text:p>
          </table:table-cell>
        </table:table-row>
        <table:table-row table:style-name="ro1" table:visibility="filter">
          <table:table-cell office:value-type="float" office:value="1527048199.97701" calcext:value-type="float">
            <text:p>1527048199.9770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19891" calcext:value-type="float">
            <text:p>1.19891</text:p>
          </table:table-cell>
          <table:table-cell office:value-type="float" office:value="0.000467" calcext:value-type="float">
            <text:p>0.000467</text:p>
          </table:table-cell>
          <table:table-cell table:style-name="Default" office:value-type="float" office:value="0.094482" calcext:value-type="float">
            <text:p>0.094482</text:p>
          </table:table-cell>
          <table:table-cell office:value-type="float" office:value="0.003354" calcext:value-type="float">
            <text:p>0.003354</text:p>
          </table:table-cell>
          <table:table-cell table:style-name="Default" office:value-type="float" office:value="0.621731" calcext:value-type="float">
            <text:p>0.621731</text:p>
          </table:table-cell>
          <table:table-cell office:value-type="float" office:value="-0.031788" calcext:value-type="float">
            <text:p>-0.031788</text:p>
          </table:table-cell>
          <table:table-cell office:value-type="float" office:value="0.098886" calcext:value-type="float">
            <text:p>0.098886</text:p>
          </table:table-cell>
          <table:table-cell office:value-type="string" calcext:value-type="string">
            <text:p>0.005026</text:p>
          </table:table-cell>
        </table:table-row>
        <table:table-row table:style-name="ro1">
          <table:table-cell office:value-type="float" office:value="1527048199.99636" calcext:value-type="float">
            <text:p>1527048199.99636</text:p>
          </table:table-cell>
          <table:table-cell office:value-type="string" calcext:value-type="string">
            <text:p>PID_x</text:p>
          </table:table-cell>
          <table:table-cell office:value-type="float" office:value="1.230131" calcext:value-type="float">
            <text:p>1.230131</text:p>
          </table:table-cell>
          <table:table-cell office:value-type="float" office:value="0.008049" calcext:value-type="float">
            <text:p>0.008049</text:p>
          </table:table-cell>
          <table:table-cell office:value-type="float" office:value="0.095305" calcext:value-type="float">
            <text:p>0.095305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0.630229" calcext:value-type="float">
            <text:p>0.630229</text:p>
          </table:table-cell>
          <table:table-cell office:value-type="float" office:value="0.012243" calcext:value-type="float">
            <text:p>0.012243</text:p>
          </table:table-cell>
          <table:table-cell office:value-type="float" office:value="0.094482" calcext:value-type="float">
            <text:p>0.094482</text:p>
          </table:table-cell>
          <table:table-cell office:value-type="string" calcext:value-type="string">
            <text:p>0.003354</text:p>
          </table:table-cell>
        </table:table-row>
        <table:table-row table:style-name="ro1" table:visibility="filter">
          <table:table-cell office:value-type="float" office:value="1527048199.99639" calcext:value-type="float">
            <text:p>1527048199.9963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230131" calcext:value-type="float">
            <text:p>1.230131</text:p>
          </table:table-cell>
          <table:table-cell office:value-type="float" office:value="0.008049" calcext:value-type="float">
            <text:p>0.008049</text:p>
          </table:table-cell>
          <table:table-cell table:style-name="Default" office:value-type="float" office:value="0.095305" calcext:value-type="float">
            <text:p>0.095305</text:p>
          </table:table-cell>
          <table:table-cell office:value-type="float" office:value="0.007621" calcext:value-type="float">
            <text:p>0.007621</text:p>
          </table:table-cell>
          <table:table-cell table:style-name="Default" office:value-type="float" office:value="0.630229" calcext:value-type="float">
            <text:p>0.630229</text:p>
          </table:table-cell>
          <table:table-cell office:value-type="float" office:value="0.012243" calcext:value-type="float">
            <text:p>0.012243</text:p>
          </table:table-cell>
          <table:table-cell office:value-type="float" office:value="0.094482" calcext:value-type="float">
            <text:p>0.094482</text:p>
          </table:table-cell>
          <table:table-cell office:value-type="string" calcext:value-type="string">
            <text:p>0.003354</text:p>
          </table:table-cell>
        </table:table-row>
        <table:table-row table:style-name="ro1">
          <table:table-cell office:value-type="float" office:value="1527048200.0168" calcext:value-type="float">
            <text:p>1527048200.0168</text:p>
          </table:table-cell>
          <table:table-cell office:value-type="string" calcext:value-type="string">
            <text:p>PID_x</text:p>
          </table:table-cell>
          <table:table-cell office:value-type="float" office:value="1.154238" calcext:value-type="float">
            <text:p>1.154238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0.093181" calcext:value-type="float">
            <text:p>0.093181</text:p>
          </table:table-cell>
          <table:table-cell office:value-type="float" office:value="0.006942" calcext:value-type="float">
            <text:p>0.006942</text:p>
          </table:table-cell>
          <table:table-cell office:value-type="float" office:value="0.609401" calcext:value-type="float">
            <text:p>0.609401</text:p>
          </table:table-cell>
          <table:table-cell office:value-type="float" office:value="0.005585" calcext:value-type="float">
            <text:p>0.005585</text:p>
          </table:table-cell>
          <table:table-cell office:value-type="float" office:value="0.095305" calcext:value-type="float">
            <text:p>0.095305</text:p>
          </table:table-cell>
          <table:table-cell office:value-type="string" calcext:value-type="string">
            <text:p>0.007621</text:p>
          </table:table-cell>
        </table:table-row>
        <table:table-row table:style-name="ro1" table:visibility="filter">
          <table:table-cell office:value-type="float" office:value="1527048200.01686" calcext:value-type="float">
            <text:p>1527048200.0168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154238" calcext:value-type="float">
            <text:p>1.154238</text:p>
          </table:table-cell>
          <table:table-cell office:value-type="float" office:value="0.007031" calcext:value-type="float">
            <text:p>0.007031</text:p>
          </table:table-cell>
          <table:table-cell table:style-name="Default" office:value-type="float" office:value="0.093181" calcext:value-type="float">
            <text:p>0.093181</text:p>
          </table:table-cell>
          <table:table-cell office:value-type="float" office:value="0.006942" calcext:value-type="float">
            <text:p>0.006942</text:p>
          </table:table-cell>
          <table:table-cell table:style-name="Default" office:value-type="float" office:value="0.609401" calcext:value-type="float">
            <text:p>0.609401</text:p>
          </table:table-cell>
          <table:table-cell office:value-type="float" office:value="0.005585" calcext:value-type="float">
            <text:p>0.005585</text:p>
          </table:table-cell>
          <table:table-cell office:value-type="float" office:value="0.095305" calcext:value-type="float">
            <text:p>0.095305</text:p>
          </table:table-cell>
          <table:table-cell office:value-type="string" calcext:value-type="string">
            <text:p>0.007621</text:p>
          </table:table-cell>
        </table:table-row>
        <table:table-row table:style-name="ro1">
          <table:table-cell office:value-type="float" office:value="1527048200.03647" calcext:value-type="float">
            <text:p>1527048200.03647</text:p>
          </table:table-cell>
          <table:table-cell office:value-type="string" calcext:value-type="string">
            <text:p>PID_x</text:p>
          </table:table-cell>
          <table:table-cell office:value-type="float" office:value="1.064908" calcext:value-type="float">
            <text:p>1.064908</text:p>
          </table:table-cell>
          <table:table-cell office:value-type="float" office:value="-0.003658" calcext:value-type="float">
            <text:p>-0.003658</text:p>
          </table:table-cell>
          <table:table-cell office:value-type="float" office:value="0.090675" calcext:value-type="float">
            <text:p>0.090675</text:p>
          </table:table-cell>
          <table:table-cell office:value-type="float" office:value="0.002009" calcext:value-type="float">
            <text:p>0.002009</text:p>
          </table:table-cell>
          <table:table-cell office:value-type="float" office:value="0.583936" calcext:value-type="float">
            <text:p>0.583936</text:p>
          </table:table-cell>
          <table:table-cell office:value-type="float" office:value="-0.044535" calcext:value-type="float">
            <text:p>-0.044535</text:p>
          </table:table-cell>
          <table:table-cell office:value-type="float" office:value="0.093181" calcext:value-type="float">
            <text:p>0.093181</text:p>
          </table:table-cell>
          <table:table-cell office:value-type="string" calcext:value-type="string">
            <text:p>0.006942</text:p>
          </table:table-cell>
        </table:table-row>
        <table:table-row table:style-name="ro1" table:visibility="filter">
          <table:table-cell office:value-type="float" office:value="1527048200.03654" calcext:value-type="float">
            <text:p>1527048200.0365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064908" calcext:value-type="float">
            <text:p>1.064908</text:p>
          </table:table-cell>
          <table:table-cell office:value-type="float" office:value="-0.003658" calcext:value-type="float">
            <text:p>-0.003658</text:p>
          </table:table-cell>
          <table:table-cell table:style-name="Default" office:value-type="float" office:value="0.090675" calcext:value-type="float">
            <text:p>0.090675</text:p>
          </table:table-cell>
          <table:table-cell office:value-type="float" office:value="0.002009" calcext:value-type="float">
            <text:p>0.002009</text:p>
          </table:table-cell>
          <table:table-cell table:style-name="Default" office:value-type="float" office:value="0.583936" calcext:value-type="float">
            <text:p>0.583936</text:p>
          </table:table-cell>
          <table:table-cell office:value-type="float" office:value="-0.044535" calcext:value-type="float">
            <text:p>-0.044535</text:p>
          </table:table-cell>
          <table:table-cell office:value-type="float" office:value="0.093181" calcext:value-type="float">
            <text:p>0.093181</text:p>
          </table:table-cell>
          <table:table-cell office:value-type="string" calcext:value-type="string">
            <text:p>0.006942</text:p>
          </table:table-cell>
        </table:table-row>
        <table:table-row table:style-name="ro1">
          <table:table-cell office:value-type="float" office:value="1527048200.05694" calcext:value-type="float">
            <text:p>1527048200.05694</text:p>
          </table:table-cell>
          <table:table-cell office:value-type="string" calcext:value-type="string">
            <text:p>PID_x</text:p>
          </table:table-cell>
          <table:table-cell office:value-type="float" office:value="1.030087" calcext:value-type="float">
            <text:p>1.030087</text:p>
          </table:table-cell>
          <table:table-cell office:value-type="float" office:value="0.004434" calcext:value-type="float">
            <text:p>0.004434</text:p>
          </table:table-cell>
          <table:table-cell office:value-type="float" office:value="0.08963" calcext:value-type="float">
            <text:p>0.08963</text:p>
          </table:table-cell>
          <table:table-cell office:value-type="float" office:value="0.005057" calcext:value-type="float">
            <text:p>0.005057</text:p>
          </table:table-cell>
          <table:table-cell office:value-type="float" office:value="0.573725" calcext:value-type="float">
            <text:p>0.573725</text:p>
          </table:table-cell>
          <table:table-cell office:value-type="float" office:value="-0.014765" calcext:value-type="float">
            <text:p>-0.014765</text:p>
          </table:table-cell>
          <table:table-cell office:value-type="float" office:value="0.090675" calcext:value-type="float">
            <text:p>0.090675</text:p>
          </table:table-cell>
          <table:table-cell office:value-type="string" calcext:value-type="string">
            <text:p>0.002009</text:p>
          </table:table-cell>
        </table:table-row>
        <table:table-row table:style-name="ro1" table:visibility="filter">
          <table:table-cell office:value-type="float" office:value="1527048200.05701" calcext:value-type="float">
            <text:p>1527048200.0570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1.030087" calcext:value-type="float">
            <text:p>1.030087</text:p>
          </table:table-cell>
          <table:table-cell office:value-type="float" office:value="0.004434" calcext:value-type="float">
            <text:p>0.004434</text:p>
          </table:table-cell>
          <table:table-cell table:style-name="Default" office:value-type="float" office:value="0.08963" calcext:value-type="float">
            <text:p>0.08963</text:p>
          </table:table-cell>
          <table:table-cell office:value-type="float" office:value="0.005057" calcext:value-type="float">
            <text:p>0.005057</text:p>
          </table:table-cell>
          <table:table-cell table:style-name="Default" office:value-type="float" office:value="0.573725" calcext:value-type="float">
            <text:p>0.573725</text:p>
          </table:table-cell>
          <table:table-cell office:value-type="float" office:value="-0.014765" calcext:value-type="float">
            <text:p>-0.014765</text:p>
          </table:table-cell>
          <table:table-cell office:value-type="float" office:value="0.090675" calcext:value-type="float">
            <text:p>0.090675</text:p>
          </table:table-cell>
          <table:table-cell office:value-type="string" calcext:value-type="string">
            <text:p>0.002009</text:p>
          </table:table-cell>
        </table:table-row>
        <table:table-row table:style-name="ro1">
          <table:table-cell office:value-type="float" office:value="1527048200.07646" calcext:value-type="float">
            <text:p>1527048200.07646</text:p>
          </table:table-cell>
          <table:table-cell office:value-type="string" calcext:value-type="string">
            <text:p>PID_x</text:p>
          </table:table-cell>
          <table:table-cell office:value-type="float" office:value="0.999856" calcext:value-type="float">
            <text:p>0.999856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88749" calcext:value-type="float">
            <text:p>0.088749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564701" calcext:value-type="float">
            <text:p>0.564701</text:p>
          </table:table-cell>
          <table:table-cell office:value-type="float" office:value="-0.021583" calcext:value-type="float">
            <text:p>-0.021583</text:p>
          </table:table-cell>
          <table:table-cell office:value-type="float" office:value="0.08963" calcext:value-type="float">
            <text:p>0.08963</text:p>
          </table:table-cell>
          <table:table-cell office:value-type="string" calcext:value-type="string">
            <text:p>0.005057</text:p>
          </table:table-cell>
        </table:table-row>
        <table:table-row table:style-name="ro1" table:visibility="filter">
          <table:table-cell office:value-type="float" office:value="1527048200.07651" calcext:value-type="float">
            <text:p>1527048200.0765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999856" calcext:value-type="float">
            <text:p>0.999856</text:p>
          </table:table-cell>
          <table:table-cell office:value-type="float" office:value="0.00306" calcext:value-type="float">
            <text:p>0.00306</text:p>
          </table:table-cell>
          <table:table-cell table:style-name="Default" office:value-type="float" office:value="0.088749" calcext:value-type="float">
            <text:p>0.088749</text:p>
          </table:table-cell>
          <table:table-cell office:value-type="float" office:value="0.004391" calcext:value-type="float">
            <text:p>0.004391</text:p>
          </table:table-cell>
          <table:table-cell table:style-name="Default" office:value-type="float" office:value="0.564701" calcext:value-type="float">
            <text:p>0.564701</text:p>
          </table:table-cell>
          <table:table-cell office:value-type="float" office:value="-0.021583" calcext:value-type="float">
            <text:p>-0.021583</text:p>
          </table:table-cell>
          <table:table-cell office:value-type="float" office:value="0.08963" calcext:value-type="float">
            <text:p>0.08963</text:p>
          </table:table-cell>
          <table:table-cell office:value-type="string" calcext:value-type="string">
            <text:p>0.005057</text:p>
          </table:table-cell>
        </table:table-row>
        <table:table-row table:style-name="ro1">
          <table:table-cell office:value-type="float" office:value="1527048200.09697" calcext:value-type="float">
            <text:p>1527048200.09697</text:p>
          </table:table-cell>
          <table:table-cell office:value-type="string" calcext:value-type="string">
            <text:p>PID_x</text:p>
          </table:table-cell>
          <table:table-cell office:value-type="float" office:value="0.874579" calcext:value-type="float">
            <text:p>0.874579</text:p>
          </table:table-cell>
          <table:table-cell office:value-type="float" office:value="-0.003041" calcext:value-type="float">
            <text:p>-0.003041</text:p>
          </table:table-cell>
          <table:table-cell office:value-type="float" office:value="0.084758" calcext:value-type="float">
            <text:p>0.084758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525773" calcext:value-type="float">
            <text:p>0.525773</text:p>
          </table:table-cell>
          <table:table-cell office:value-type="float" office:value="-0.042868" calcext:value-type="float">
            <text:p>-0.042868</text:p>
          </table:table-cell>
          <table:table-cell office:value-type="float" office:value="0.088749" calcext:value-type="float">
            <text:p>0.088749</text:p>
          </table:table-cell>
          <table:table-cell office:value-type="string" calcext:value-type="string">
            <text:p>0.004391</text:p>
          </table:table-cell>
        </table:table-row>
        <table:table-row table:style-name="ro1" table:visibility="filter">
          <table:table-cell office:value-type="float" office:value="1527048200.09703" calcext:value-type="float">
            <text:p>1527048200.0970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874579" calcext:value-type="float">
            <text:p>0.874579</text:p>
          </table:table-cell>
          <table:table-cell office:value-type="float" office:value="-0.003041" calcext:value-type="float">
            <text:p>-0.003041</text:p>
          </table:table-cell>
          <table:table-cell table:style-name="Default" office:value-type="float" office:value="0.084758" calcext:value-type="float">
            <text:p>0.084758</text:p>
          </table:table-cell>
          <table:table-cell office:value-type="float" office:value="0.002209" calcext:value-type="float">
            <text:p>0.002209</text:p>
          </table:table-cell>
          <table:table-cell table:style-name="Default" office:value-type="float" office:value="0.525773" calcext:value-type="float">
            <text:p>0.525773</text:p>
          </table:table-cell>
          <table:table-cell office:value-type="float" office:value="-0.042868" calcext:value-type="float">
            <text:p>-0.042868</text:p>
          </table:table-cell>
          <table:table-cell office:value-type="float" office:value="0.088749" calcext:value-type="float">
            <text:p>0.088749</text:p>
          </table:table-cell>
          <table:table-cell office:value-type="string" calcext:value-type="string">
            <text:p>0.004391</text:p>
          </table:table-cell>
        </table:table-row>
        <table:table-row table:style-name="ro1">
          <table:table-cell office:value-type="float" office:value="1527048200.11643" calcext:value-type="float">
            <text:p>1527048200.11643</text:p>
          </table:table-cell>
          <table:table-cell office:value-type="string" calcext:value-type="string">
            <text:p>PID_x</text:p>
          </table:table-cell>
          <table:table-cell office:value-type="float" office:value="0.784545" calcext:value-type="float">
            <text:p>0.784545</text:p>
          </table:table-cell>
          <table:table-cell office:value-type="float" office:value="-0.001092" calcext:value-type="float">
            <text:p>-0.001092</text:p>
          </table:table-cell>
          <table:table-cell office:value-type="float" office:value="0.081853" calcext:value-type="float">
            <text:p>0.081853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0.495926" calcext:value-type="float">
            <text:p>0.495926</text:p>
          </table:table-cell>
          <table:table-cell office:value-type="float" office:value="-0.036872" calcext:value-type="float">
            <text:p>-0.036872</text:p>
          </table:table-cell>
          <table:table-cell office:value-type="float" office:value="0.084758" calcext:value-type="float">
            <text:p>0.084758</text:p>
          </table:table-cell>
          <table:table-cell office:value-type="string" calcext:value-type="string">
            <text:p>0.002209</text:p>
          </table:table-cell>
        </table:table-row>
        <table:table-row table:style-name="ro1" table:visibility="filter">
          <table:table-cell office:value-type="float" office:value="1527048200.11648" calcext:value-type="float">
            <text:p>1527048200.1164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784545" calcext:value-type="float">
            <text:p>0.784545</text:p>
          </table:table-cell>
          <table:table-cell office:value-type="float" office:value="-0.001092" calcext:value-type="float">
            <text:p>-0.001092</text:p>
          </table:table-cell>
          <table:table-cell table:style-name="Default" office:value-type="float" office:value="0.081853" calcext:value-type="float">
            <text:p>0.081853</text:p>
          </table:table-cell>
          <table:table-cell office:value-type="float" office:value="0.002792" calcext:value-type="float">
            <text:p>0.002792</text:p>
          </table:table-cell>
          <table:table-cell table:style-name="Default" office:value-type="float" office:value="0.495926" calcext:value-type="float">
            <text:p>0.495926</text:p>
          </table:table-cell>
          <table:table-cell office:value-type="float" office:value="-0.036872" calcext:value-type="float">
            <text:p>-0.036872</text:p>
          </table:table-cell>
          <table:table-cell office:value-type="float" office:value="0.084758" calcext:value-type="float">
            <text:p>0.084758</text:p>
          </table:table-cell>
          <table:table-cell office:value-type="string" calcext:value-type="string">
            <text:p>0.002209</text:p>
          </table:table-cell>
        </table:table-row>
        <table:table-row table:style-name="ro1">
          <table:table-cell office:value-type="float" office:value="1527048200.13696" calcext:value-type="float">
            <text:p>1527048200.13696</text:p>
          </table:table-cell>
          <table:table-cell office:value-type="string" calcext:value-type="string">
            <text:p>PID_x</text:p>
          </table:table-cell>
          <table:table-cell office:value-type="float" office:value="0.834022" calcext:value-type="float">
            <text:p>0.834022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083555" calcext:value-type="float">
            <text:p>0.083555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512507" calcext:value-type="float">
            <text:p>0.512507</text:p>
          </table:table-cell>
          <table:table-cell office:value-type="float" office:value="-0.026177" calcext:value-type="float">
            <text:p>-0.026177</text:p>
          </table:table-cell>
          <table:table-cell office:value-type="float" office:value="0.081853" calcext:value-type="float">
            <text:p>0.081853</text:p>
          </table:table-cell>
          <table:table-cell office:value-type="string" calcext:value-type="string">
            <text:p>0.002792</text:p>
          </table:table-cell>
        </table:table-row>
        <table:table-row table:style-name="ro1" table:visibility="filter">
          <table:table-cell office:value-type="float" office:value="1527048200.13704" calcext:value-type="float">
            <text:p>1527048200.1370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834022" calcext:value-type="float">
            <text:p>0.834022</text:p>
          </table:table-cell>
          <table:table-cell office:value-type="float" office:value="0.001933" calcext:value-type="float">
            <text:p>0.001933</text:p>
          </table:table-cell>
          <table:table-cell table:style-name="Default" office:value-type="float" office:value="0.083555" calcext:value-type="float">
            <text:p>0.083555</text:p>
          </table:table-cell>
          <table:table-cell office:value-type="float" office:value="0.00389" calcext:value-type="float">
            <text:p>0.00389</text:p>
          </table:table-cell>
          <table:table-cell table:style-name="Default" office:value-type="float" office:value="0.512507" calcext:value-type="float">
            <text:p>0.512507</text:p>
          </table:table-cell>
          <table:table-cell office:value-type="float" office:value="-0.026177" calcext:value-type="float">
            <text:p>-0.026177</text:p>
          </table:table-cell>
          <table:table-cell office:value-type="float" office:value="0.081853" calcext:value-type="float">
            <text:p>0.081853</text:p>
          </table:table-cell>
          <table:table-cell office:value-type="string" calcext:value-type="string">
            <text:p>0.002792</text:p>
          </table:table-cell>
        </table:table-row>
        <table:table-row table:style-name="ro1">
          <table:table-cell office:value-type="float" office:value="1527048200.15671" calcext:value-type="float">
            <text:p>1527048200.15671</text:p>
          </table:table-cell>
          <table:table-cell office:value-type="string" calcext:value-type="string">
            <text:p>PID_x</text:p>
          </table:table-cell>
          <table:table-cell office:value-type="float" office:value="0.815091" calcext:value-type="float">
            <text:p>0.815091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82935" calcext:value-type="float">
            <text:p>0.082935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506216" calcext:value-type="float">
            <text:p>0.506216</text:p>
          </table:table-cell>
          <table:table-cell office:value-type="float" office:value="-0.030244" calcext:value-type="float">
            <text:p>-0.030244</text:p>
          </table:table-cell>
          <table:table-cell office:value-type="float" office:value="0.083555" calcext:value-type="float">
            <text:p>0.083555</text:p>
          </table:table-cell>
          <table:table-cell office:value-type="string" calcext:value-type="string">
            <text:p>0.003890</text:p>
          </table:table-cell>
        </table:table-row>
        <table:table-row table:style-name="ro1" table:visibility="filter">
          <table:table-cell office:value-type="float" office:value="1527048200.15677" calcext:value-type="float">
            <text:p>1527048200.1567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815091" calcext:value-type="float">
            <text:p>0.815091</text:p>
          </table:table-cell>
          <table:table-cell office:value-type="float" office:value="0.000876" calcext:value-type="float">
            <text:p>0.000876</text:p>
          </table:table-cell>
          <table:table-cell table:style-name="Default" office:value-type="float" office:value="0.082935" calcext:value-type="float">
            <text:p>0.082935</text:p>
          </table:table-cell>
          <table:table-cell office:value-type="float" office:value="0.003489" calcext:value-type="float">
            <text:p>0.003489</text:p>
          </table:table-cell>
          <table:table-cell table:style-name="Default" office:value-type="float" office:value="0.506216" calcext:value-type="float">
            <text:p>0.506216</text:p>
          </table:table-cell>
          <table:table-cell office:value-type="float" office:value="-0.030244" calcext:value-type="float">
            <text:p>-0.030244</text:p>
          </table:table-cell>
          <table:table-cell office:value-type="float" office:value="0.083555" calcext:value-type="float">
            <text:p>0.083555</text:p>
          </table:table-cell>
          <table:table-cell office:value-type="string" calcext:value-type="string">
            <text:p>0.003890</text:p>
          </table:table-cell>
        </table:table-row>
        <table:table-row table:style-name="ro1">
          <table:table-cell office:value-type="float" office:value="1527048200.17609" calcext:value-type="float">
            <text:p>1527048200.17609</text:p>
          </table:table-cell>
          <table:table-cell office:value-type="string" calcext:value-type="string">
            <text:p>PID_x</text:p>
          </table:table-cell>
          <table:table-cell office:value-type="float" office:value="0.751399" calcext:value-type="float">
            <text:p>0.751399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80826" calcext:value-type="float">
            <text:p>0.080826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0.484459" calcext:value-type="float">
            <text:p>0.484459</text:p>
          </table:table-cell>
          <table:table-cell office:value-type="float" office:value="-0.020689" calcext:value-type="float">
            <text:p>-0.020689</text:p>
          </table:table-cell>
          <table:table-cell office:value-type="float" office:value="0.082935" calcext:value-type="float">
            <text:p>0.082935</text:p>
          </table:table-cell>
          <table:table-cell office:value-type="string" calcext:value-type="string">
            <text:p>0.003489</text:p>
          </table:table-cell>
        </table:table-row>
        <table:table-row table:style-name="ro1" table:visibility="filter">
          <table:table-cell office:value-type="float" office:value="1527048200.17615" calcext:value-type="float">
            <text:p>1527048200.1761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751399" calcext:value-type="float">
            <text:p>0.751399</text:p>
          </table:table-cell>
          <table:table-cell office:value-type="float" office:value="0.003192" calcext:value-type="float">
            <text:p>0.003192</text:p>
          </table:table-cell>
          <table:table-cell table:style-name="Default" office:value-type="float" office:value="0.080826" calcext:value-type="float">
            <text:p>0.080826</text:p>
          </table:table-cell>
          <table:table-cell office:value-type="float" office:value="0.004415" calcext:value-type="float">
            <text:p>0.004415</text:p>
          </table:table-cell>
          <table:table-cell table:style-name="Default" office:value-type="float" office:value="0.484459" calcext:value-type="float">
            <text:p>0.484459</text:p>
          </table:table-cell>
          <table:table-cell office:value-type="float" office:value="-0.020689" calcext:value-type="float">
            <text:p>-0.020689</text:p>
          </table:table-cell>
          <table:table-cell office:value-type="float" office:value="0.082935" calcext:value-type="float">
            <text:p>0.082935</text:p>
          </table:table-cell>
          <table:table-cell office:value-type="string" calcext:value-type="string">
            <text:p>0.003489</text:p>
          </table:table-cell>
        </table:table-row>
        <table:table-row table:style-name="ro1">
          <table:table-cell office:value-type="float" office:value="1527048200.19659" calcext:value-type="float">
            <text:p>1527048200.19659</text:p>
          </table:table-cell>
          <table:table-cell office:value-type="string" calcext:value-type="string">
            <text:p>PID_x</text:p>
          </table:table-cell>
          <table:table-cell office:value-type="float" office:value="0.689259" calcext:value-type="float">
            <text:p>0.689259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78557" calcext:value-type="float">
            <text:p>0.078557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462327" calcext:value-type="float">
            <text:p>0.462327</text:p>
          </table:table-cell>
          <table:table-cell office:value-type="float" office:value="-0.020403" calcext:value-type="float">
            <text:p>-0.020403</text:p>
          </table:table-cell>
          <table:table-cell office:value-type="float" office:value="0.080826" calcext:value-type="float">
            <text:p>0.080826</text:p>
          </table:table-cell>
          <table:table-cell office:value-type="string" calcext:value-type="string">
            <text:p>0.004415</text:p>
          </table:table-cell>
        </table:table-row>
        <table:table-row table:style-name="ro1" table:visibility="filter">
          <table:table-cell office:value-type="float" office:value="1527048200.19664" calcext:value-type="float">
            <text:p>1527048200.1966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689259" calcext:value-type="float">
            <text:p>0.689259</text:p>
          </table:table-cell>
          <table:table-cell office:value-type="float" office:value="0.003255" calcext:value-type="float">
            <text:p>0.003255</text:p>
          </table:table-cell>
          <table:table-cell table:style-name="Default" office:value-type="float" office:value="0.078557" calcext:value-type="float">
            <text:p>0.078557</text:p>
          </table:table-cell>
          <table:table-cell office:value-type="float" office:value="0.004445" calcext:value-type="float">
            <text:p>0.004445</text:p>
          </table:table-cell>
          <table:table-cell table:style-name="Default" office:value-type="float" office:value="0.462327" calcext:value-type="float">
            <text:p>0.462327</text:p>
          </table:table-cell>
          <table:table-cell office:value-type="float" office:value="-0.020403" calcext:value-type="float">
            <text:p>-0.020403</text:p>
          </table:table-cell>
          <table:table-cell office:value-type="float" office:value="0.080826" calcext:value-type="float">
            <text:p>0.080826</text:p>
          </table:table-cell>
          <table:table-cell office:value-type="string" calcext:value-type="string">
            <text:p>0.004415</text:p>
          </table:table-cell>
        </table:table-row>
        <table:table-row table:style-name="ro1">
          <table:table-cell office:value-type="float" office:value="1527048200.21703" calcext:value-type="float">
            <text:p>1527048200.21703</text:p>
          </table:table-cell>
          <table:table-cell office:value-type="string" calcext:value-type="string">
            <text:p>PID_x</text:p>
          </table:table-cell>
          <table:table-cell office:value-type="float" office:value="0.572745" calcext:value-type="float">
            <text:p>0.572745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074005" calcext:value-type="float">
            <text:p>0.074005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417803" calcext:value-type="float">
            <text:p>0.417803</text:p>
          </table:table-cell>
          <table:table-cell office:value-type="float" office:value="-0.027799" calcext:value-type="float">
            <text:p>-0.027799</text:p>
          </table:table-cell>
          <table:table-cell office:value-type="float" office:value="0.078557" calcext:value-type="float">
            <text:p>0.078557</text:p>
          </table:table-cell>
          <table:table-cell office:value-type="string" calcext:value-type="string">
            <text:p>0.004445</text:p>
          </table:table-cell>
        </table:table-row>
        <table:table-row table:style-name="ro1" table:visibility="filter">
          <table:table-cell office:value-type="float" office:value="1527048200.21708" calcext:value-type="float">
            <text:p>1527048200.2170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572745" calcext:value-type="float">
            <text:p>0.572745</text:p>
          </table:table-cell>
          <table:table-cell office:value-type="float" office:value="0.001481" calcext:value-type="float">
            <text:p>0.001481</text:p>
          </table:table-cell>
          <table:table-cell table:style-name="Default" office:value-type="float" office:value="0.074005" calcext:value-type="float">
            <text:p>0.074005</text:p>
          </table:table-cell>
          <table:table-cell office:value-type="float" office:value="0.003689" calcext:value-type="float">
            <text:p>0.003689</text:p>
          </table:table-cell>
          <table:table-cell table:style-name="Default" office:value-type="float" office:value="0.417803" calcext:value-type="float">
            <text:p>0.417803</text:p>
          </table:table-cell>
          <table:table-cell office:value-type="float" office:value="-0.027799" calcext:value-type="float">
            <text:p>-0.027799</text:p>
          </table:table-cell>
          <table:table-cell office:value-type="float" office:value="0.078557" calcext:value-type="float">
            <text:p>0.078557</text:p>
          </table:table-cell>
          <table:table-cell office:value-type="string" calcext:value-type="string">
            <text:p>0.004445</text:p>
          </table:table-cell>
        </table:table-row>
        <table:table-row table:style-name="ro1">
          <table:table-cell office:value-type="float" office:value="1527048200.23647" calcext:value-type="float">
            <text:p>1527048200.23647</text:p>
          </table:table-cell>
          <table:table-cell office:value-type="string" calcext:value-type="string">
            <text:p>PID_x</text:p>
          </table:table-cell>
          <table:table-cell office:value-type="float" office:value="0.488612" calcext:value-type="float">
            <text:p>0.48861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70575" calcext:value-type="float">
            <text:p>0.070575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382509" calcext:value-type="float">
            <text:p>0.382509</text:p>
          </table:table-cell>
          <table:table-cell office:value-type="float" office:value="-0.033227" calcext:value-type="float">
            <text:p>-0.033227</text:p>
          </table:table-cell>
          <table:table-cell office:value-type="float" office:value="0.074005" calcext:value-type="float">
            <text:p>0.074005</text:p>
          </table:table-cell>
          <table:table-cell office:value-type="string" calcext:value-type="string">
            <text:p>0.003689</text:p>
          </table:table-cell>
        </table:table-row>
        <table:table-row table:style-name="ro1" table:visibility="filter">
          <table:table-cell office:value-type="float" office:value="1527048200.23652" calcext:value-type="float">
            <text:p>1527048200.2365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488612" calcext:value-type="float">
            <text:p>0.488612</text:p>
          </table:table-cell>
          <table:table-cell office:value-type="float" office:value="0.000007" calcext:value-type="float">
            <text:p>0.000007</text:p>
          </table:table-cell>
          <table:table-cell table:style-name="Default" office:value-type="float" office:value="0.070575" calcext:value-type="float">
            <text:p>0.070575</text:p>
          </table:table-cell>
          <table:table-cell office:value-type="float" office:value="0.003161" calcext:value-type="float">
            <text:p>0.003161</text:p>
          </table:table-cell>
          <table:table-cell table:style-name="Default" office:value-type="float" office:value="0.382509" calcext:value-type="float">
            <text:p>0.382509</text:p>
          </table:table-cell>
          <table:table-cell office:value-type="float" office:value="-0.033227" calcext:value-type="float">
            <text:p>-0.033227</text:p>
          </table:table-cell>
          <table:table-cell office:value-type="float" office:value="0.074005" calcext:value-type="float">
            <text:p>0.074005</text:p>
          </table:table-cell>
          <table:table-cell office:value-type="string" calcext:value-type="string">
            <text:p>0.003689</text:p>
          </table:table-cell>
        </table:table-row>
        <table:table-row table:style-name="ro1">
          <table:table-cell office:value-type="float" office:value="1527048200.25696" calcext:value-type="float">
            <text:p>1527048200.25696</text:p>
          </table:table-cell>
          <table:table-cell office:value-type="string" calcext:value-type="string">
            <text:p>PID_x</text:p>
          </table:table-cell>
          <table:table-cell office:value-type="float" office:value="0.45898" calcext:value-type="float">
            <text:p>0.45898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69227" calcext:value-type="float">
            <text:p>0.069227</text:p>
          </table:table-cell>
          <table:table-cell office:value-type="float" office:value="0.004176" calcext:value-type="float">
            <text:p>0.004176</text:p>
          </table:table-cell>
          <table:table-cell office:value-type="float" office:value="0.369342" calcext:value-type="float">
            <text:p>0.369342</text:p>
          </table:table-cell>
          <table:table-cell office:value-type="float" office:value="-0.023307" calcext:value-type="float">
            <text:p>-0.023307</text:p>
          </table:table-cell>
          <table:table-cell office:value-type="float" office:value="0.070575" calcext:value-type="float">
            <text:p>0.070575</text:p>
          </table:table-cell>
          <table:table-cell office:value-type="string" calcext:value-type="string">
            <text:p>0.003161</text:p>
          </table:table-cell>
        </table:table-row>
        <table:table-row table:style-name="ro1" table:visibility="filter">
          <table:table-cell office:value-type="float" office:value="1527048200.25703" calcext:value-type="float">
            <text:p>1527048200.2570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45898" calcext:value-type="float">
            <text:p>0.45898</text:p>
          </table:table-cell>
          <table:table-cell office:value-type="float" office:value="0.002624" calcext:value-type="float">
            <text:p>0.002624</text:p>
          </table:table-cell>
          <table:table-cell table:style-name="Default" office:value-type="float" office:value="0.069227" calcext:value-type="float">
            <text:p>0.069227</text:p>
          </table:table-cell>
          <table:table-cell office:value-type="float" office:value="0.004176" calcext:value-type="float">
            <text:p>0.004176</text:p>
          </table:table-cell>
          <table:table-cell table:style-name="Default" office:value-type="float" office:value="0.369342" calcext:value-type="float">
            <text:p>0.369342</text:p>
          </table:table-cell>
          <table:table-cell office:value-type="float" office:value="-0.023307" calcext:value-type="float">
            <text:p>-0.023307</text:p>
          </table:table-cell>
          <table:table-cell office:value-type="float" office:value="0.070575" calcext:value-type="float">
            <text:p>0.070575</text:p>
          </table:table-cell>
          <table:table-cell office:value-type="string" calcext:value-type="string">
            <text:p>0.003161</text:p>
          </table:table-cell>
        </table:table-row>
        <table:table-row table:style-name="ro1">
          <table:table-cell office:value-type="float" office:value="1527048200.27646" calcext:value-type="float">
            <text:p>1527048200.27646</text:p>
          </table:table-cell>
          <table:table-cell office:value-type="string" calcext:value-type="string">
            <text:p>PID_x</text:p>
          </table:table-cell>
          <table:table-cell office:value-type="float" office:value="0.435411" calcext:value-type="float">
            <text:p>0.435411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0.068171" calcext:value-type="float">
            <text:p>0.068171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358516" calcext:value-type="float">
            <text:p>0.358516</text:p>
          </table:table-cell>
          <table:table-cell office:value-type="float" office:value="-0.026388" calcext:value-type="float">
            <text:p>-0.026388</text:p>
          </table:table-cell>
          <table:table-cell office:value-type="float" office:value="0.069227" calcext:value-type="float">
            <text:p>0.069227</text:p>
          </table:table-cell>
          <table:table-cell office:value-type="string" calcext:value-type="string">
            <text:p>0.004176</text:p>
          </table:table-cell>
        </table:table-row>
        <table:table-row table:style-name="ro1" table:visibility="filter">
          <table:table-cell office:value-type="float" office:value="1527048200.27652" calcext:value-type="float">
            <text:p>1527048200.2765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435411" calcext:value-type="float">
            <text:p>0.435411</text:p>
          </table:table-cell>
          <table:table-cell office:value-type="float" office:value="0.001887" calcext:value-type="float">
            <text:p>0.001887</text:p>
          </table:table-cell>
          <table:table-cell table:style-name="Default" office:value-type="float" office:value="0.068171" calcext:value-type="float">
            <text:p>0.068171</text:p>
          </table:table-cell>
          <table:table-cell office:value-type="float" office:value="0.003876" calcext:value-type="float">
            <text:p>0.003876</text:p>
          </table:table-cell>
          <table:table-cell table:style-name="Default" office:value-type="float" office:value="0.358516" calcext:value-type="float">
            <text:p>0.358516</text:p>
          </table:table-cell>
          <table:table-cell office:value-type="float" office:value="-0.026388" calcext:value-type="float">
            <text:p>-0.026388</text:p>
          </table:table-cell>
          <table:table-cell office:value-type="float" office:value="0.069227" calcext:value-type="float">
            <text:p>0.069227</text:p>
          </table:table-cell>
          <table:table-cell office:value-type="string" calcext:value-type="string">
            <text:p>0.004176</text:p>
          </table:table-cell>
        </table:table-row>
        <table:table-row table:style-name="ro1">
          <table:table-cell office:value-type="float" office:value="1527048200.29695" calcext:value-type="float">
            <text:p>1527048200.29695</text:p>
          </table:table-cell>
          <table:table-cell office:value-type="string" calcext:value-type="string">
            <text:p>PID_x</text:p>
          </table:table-cell>
          <table:table-cell office:value-type="float" office:value="0.317576" calcext:value-type="float">
            <text:p>0.31757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62075" calcext:value-type="float">
            <text:p>0.06207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299041" calcext:value-type="float">
            <text:p>0.299041</text:p>
          </table:table-cell>
          <table:table-cell office:value-type="float" office:value="-0.033175" calcext:value-type="float">
            <text:p>-0.033175</text:p>
          </table:table-cell>
          <table:table-cell office:value-type="float" office:value="0.068171" calcext:value-type="float">
            <text:p>0.068171</text:p>
          </table:table-cell>
          <table:table-cell office:value-type="string" calcext:value-type="string">
            <text:p>0.003876</text:p>
          </table:table-cell>
        </table:table-row>
        <table:table-row table:style-name="ro1" table:visibility="filter">
          <table:table-cell office:value-type="float" office:value="1527048200.297" calcext:value-type="float">
            <text:p>1527048200.29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317576" calcext:value-type="float">
            <text:p>0.317576</text:p>
          </table:table-cell>
          <table:table-cell office:value-type="float" office:value="0.000036" calcext:value-type="float">
            <text:p>0.000036</text:p>
          </table:table-cell>
          <table:table-cell table:style-name="Default" office:value-type="float" office:value="0.062075" calcext:value-type="float">
            <text:p>0.062075</text:p>
          </table:table-cell>
          <table:table-cell office:value-type="float" office:value="0.00318" calcext:value-type="float">
            <text:p>0.00318</text:p>
          </table:table-cell>
          <table:table-cell table:style-name="Default" office:value-type="float" office:value="0.299041" calcext:value-type="float">
            <text:p>0.299041</text:p>
          </table:table-cell>
          <table:table-cell office:value-type="float" office:value="-0.033175" calcext:value-type="float">
            <text:p>-0.033175</text:p>
          </table:table-cell>
          <table:table-cell office:value-type="float" office:value="0.068171" calcext:value-type="float">
            <text:p>0.068171</text:p>
          </table:table-cell>
          <table:table-cell office:value-type="string" calcext:value-type="string">
            <text:p>0.003876</text:p>
          </table:table-cell>
        </table:table-row>
        <table:table-row table:style-name="ro1">
          <table:table-cell office:value-type="float" office:value="1527048200.31646" calcext:value-type="float">
            <text:p>1527048200.31646</text:p>
          </table:table-cell>
          <table:table-cell office:value-type="string" calcext:value-type="string">
            <text:p>PID_x</text:p>
          </table:table-cell>
          <table:table-cell office:value-type="float" office:value="0.274704" calcext:value-type="float">
            <text:p>0.274704</text:p>
          </table:table-cell>
          <table:table-cell office:value-type="float" office:value="-0.002169" calcext:value-type="float">
            <text:p>-0.002169</text:p>
          </table:table-cell>
          <table:table-cell office:value-type="float" office:value="0.059666" calcext:value-type="float">
            <text:p>0.059666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274342" calcext:value-type="float">
            <text:p>0.274342</text:p>
          </table:table-cell>
          <table:table-cell office:value-type="float" office:value="-0.040345" calcext:value-type="float">
            <text:p>-0.040345</text:p>
          </table:table-cell>
          <table:table-cell office:value-type="float" office:value="0.062075" calcext:value-type="float">
            <text:p>0.062075</text:p>
          </table:table-cell>
          <table:table-cell office:value-type="string" calcext:value-type="string">
            <text:p>0.003180</text:p>
          </table:table-cell>
        </table:table-row>
        <table:table-row table:style-name="ro1" table:visibility="filter">
          <table:table-cell office:value-type="float" office:value="1527048200.31655" calcext:value-type="float">
            <text:p>1527048200.3165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274704" calcext:value-type="float">
            <text:p>0.274704</text:p>
          </table:table-cell>
          <table:table-cell office:value-type="float" office:value="-0.002169" calcext:value-type="float">
            <text:p>-0.002169</text:p>
          </table:table-cell>
          <table:table-cell table:style-name="Default" office:value-type="float" office:value="0.059666" calcext:value-type="float">
            <text:p>0.059666</text:p>
          </table:table-cell>
          <table:table-cell office:value-type="float" office:value="0.002481" calcext:value-type="float">
            <text:p>0.002481</text:p>
          </table:table-cell>
          <table:table-cell table:style-name="Default" office:value-type="float" office:value="0.274342" calcext:value-type="float">
            <text:p>0.274342</text:p>
          </table:table-cell>
          <table:table-cell office:value-type="float" office:value="-0.040345" calcext:value-type="float">
            <text:p>-0.040345</text:p>
          </table:table-cell>
          <table:table-cell office:value-type="float" office:value="0.062075" calcext:value-type="float">
            <text:p>0.062075</text:p>
          </table:table-cell>
          <table:table-cell office:value-type="string" calcext:value-type="string">
            <text:p>0.003180</text:p>
          </table:table-cell>
        </table:table-row>
        <table:table-row table:style-name="ro1">
          <table:table-cell office:value-type="float" office:value="1527048200.33692" calcext:value-type="float">
            <text:p>1527048200.33692</text:p>
          </table:table-cell>
          <table:table-cell office:value-type="string" calcext:value-type="string">
            <text:p>PID_x</text:p>
          </table:table-cell>
          <table:table-cell office:value-type="float" office:value="0.240342" calcext:value-type="float">
            <text:p>0.240342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57481" calcext:value-type="float">
            <text:p>0.057481</text:p>
          </table:table-cell>
          <table:table-cell office:value-type="float" office:value="0.005388" calcext:value-type="float">
            <text:p>0.005388</text:p>
          </table:table-cell>
          <table:table-cell office:value-type="float" office:value="0.252985" calcext:value-type="float">
            <text:p>0.252985</text:p>
          </table:table-cell>
          <table:table-cell office:value-type="float" office:value="-0.011941" calcext:value-type="float">
            <text:p>-0.011941</text:p>
          </table:table-cell>
          <table:table-cell office:value-type="float" office:value="0.059666" calcext:value-type="float">
            <text:p>0.059666</text:p>
          </table:table-cell>
          <table:table-cell office:value-type="string" calcext:value-type="string">
            <text:p>0.002481</text:p>
          </table:table-cell>
        </table:table-row>
        <table:table-row table:style-name="ro1" table:visibility="filter">
          <table:table-cell office:value-type="float" office:value="1527048200.337" calcext:value-type="float">
            <text:p>1527048200.33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240342" calcext:value-type="float">
            <text:p>0.240342</text:p>
          </table:table-cell>
          <table:table-cell office:value-type="float" office:value="0.00498" calcext:value-type="float">
            <text:p>0.00498</text:p>
          </table:table-cell>
          <table:table-cell table:style-name="Default" office:value-type="float" office:value="0.057481" calcext:value-type="float">
            <text:p>0.057481</text:p>
          </table:table-cell>
          <table:table-cell office:value-type="float" office:value="0.005388" calcext:value-type="float">
            <text:p>0.005388</text:p>
          </table:table-cell>
          <table:table-cell table:style-name="Default" office:value-type="float" office:value="0.252985" calcext:value-type="float">
            <text:p>0.252985</text:p>
          </table:table-cell>
          <table:table-cell office:value-type="float" office:value="-0.011941" calcext:value-type="float">
            <text:p>-0.011941</text:p>
          </table:table-cell>
          <table:table-cell office:value-type="float" office:value="0.059666" calcext:value-type="float">
            <text:p>0.059666</text:p>
          </table:table-cell>
          <table:table-cell office:value-type="string" calcext:value-type="string">
            <text:p>0.002481</text:p>
          </table:table-cell>
        </table:table-row>
        <table:table-row table:style-name="ro1">
          <table:table-cell office:value-type="float" office:value="1527048200.35641" calcext:value-type="float">
            <text:p>1527048200.35641</text:p>
          </table:table-cell>
          <table:table-cell office:value-type="string" calcext:value-type="string">
            <text:p>PID_x</text:p>
          </table:table-cell>
          <table:table-cell office:value-type="float" office:value="0.26" calcext:value-type="float">
            <text:p>0.26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58695" calcext:value-type="float">
            <text:p>0.058695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265437" calcext:value-type="float">
            <text:p>0.265437</text:p>
          </table:table-cell>
          <table:table-cell office:value-type="float" office:value="-0.021027" calcext:value-type="float">
            <text:p>-0.021027</text:p>
          </table:table-cell>
          <table:table-cell office:value-type="float" office:value="0.057481" calcext:value-type="float">
            <text:p>0.057481</text:p>
          </table:table-cell>
          <table:table-cell office:value-type="string" calcext:value-type="string">
            <text:p>0.005388</text:p>
          </table:table-cell>
        </table:table-row>
        <table:table-row table:style-name="ro1" table:visibility="filter">
          <table:table-cell office:value-type="float" office:value="1527048200.35646" calcext:value-type="float">
            <text:p>1527048200.3564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26" calcext:value-type="float">
            <text:p>0.26</text:p>
          </table:table-cell>
          <table:table-cell office:value-type="float" office:value="0.003239" calcext:value-type="float">
            <text:p>0.003239</text:p>
          </table:table-cell>
          <table:table-cell table:style-name="Default" office:value-type="float" office:value="0.058695" calcext:value-type="float">
            <text:p>0.058695</text:p>
          </table:table-cell>
          <table:table-cell office:value-type="float" office:value="0.004502" calcext:value-type="float">
            <text:p>0.004502</text:p>
          </table:table-cell>
          <table:table-cell table:style-name="Default" office:value-type="float" office:value="0.265437" calcext:value-type="float">
            <text:p>0.265437</text:p>
          </table:table-cell>
          <table:table-cell office:value-type="float" office:value="-0.021027" calcext:value-type="float">
            <text:p>-0.021027</text:p>
          </table:table-cell>
          <table:table-cell office:value-type="float" office:value="0.057481" calcext:value-type="float">
            <text:p>0.057481</text:p>
          </table:table-cell>
          <table:table-cell office:value-type="string" calcext:value-type="string">
            <text:p>0.005388</text:p>
          </table:table-cell>
        </table:table-row>
        <table:table-row table:style-name="ro1">
          <table:table-cell office:value-type="float" office:value="1527048200.3768" calcext:value-type="float">
            <text:p>1527048200.3768</text:p>
          </table:table-cell>
          <table:table-cell office:value-type="string" calcext:value-type="string">
            <text:p>PID_x</text:p>
          </table:table-cell>
          <table:table-cell office:value-type="float" office:value="0.178579" calcext:value-type="float">
            <text:p>0.178579</text:p>
          </table:table-cell>
          <table:table-cell office:value-type="float" office:value="0.005323" calcext:value-type="float">
            <text:p>0.005323</text:p>
          </table:table-cell>
          <table:table-cell office:value-type="float" office:value="0.053006" calcext:value-type="float">
            <text:p>0.053006</text:p>
          </table:table-cell>
          <table:table-cell office:value-type="float" office:value="0.005615" calcext:value-type="float">
            <text:p>0.005615</text:p>
          </table:table-cell>
          <table:table-cell office:value-type="float" office:value="0.209644" calcext:value-type="float">
            <text:p>0.209644</text:p>
          </table:table-cell>
          <table:table-cell office:value-type="float" office:value="-0.010113" calcext:value-type="float">
            <text:p>-0.010113</text:p>
          </table:table-cell>
          <table:table-cell office:value-type="float" office:value="0.058695" calcext:value-type="float">
            <text:p>0.058695</text:p>
          </table:table-cell>
          <table:table-cell office:value-type="string" calcext:value-type="string">
            <text:p>0.004502</text:p>
          </table:table-cell>
        </table:table-row>
        <table:table-row table:style-name="ro1" table:visibility="filter">
          <table:table-cell office:value-type="float" office:value="1527048200.37685" calcext:value-type="float">
            <text:p>1527048200.3768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178579" calcext:value-type="float">
            <text:p>0.178579</text:p>
          </table:table-cell>
          <table:table-cell office:value-type="float" office:value="0.005323" calcext:value-type="float">
            <text:p>0.005323</text:p>
          </table:table-cell>
          <table:table-cell table:style-name="Default" office:value-type="float" office:value="0.053006" calcext:value-type="float">
            <text:p>0.053006</text:p>
          </table:table-cell>
          <table:table-cell office:value-type="float" office:value="0.005615" calcext:value-type="float">
            <text:p>0.005615</text:p>
          </table:table-cell>
          <table:table-cell table:style-name="Default" office:value-type="float" office:value="0.209644" calcext:value-type="float">
            <text:p>0.209644</text:p>
          </table:table-cell>
          <table:table-cell office:value-type="float" office:value="-0.010113" calcext:value-type="float">
            <text:p>-0.010113</text:p>
          </table:table-cell>
          <table:table-cell office:value-type="float" office:value="0.058695" calcext:value-type="float">
            <text:p>0.058695</text:p>
          </table:table-cell>
          <table:table-cell office:value-type="string" calcext:value-type="string">
            <text:p>0.004502</text:p>
          </table:table-cell>
        </table:table-row>
        <table:table-row table:style-name="ro1">
          <table:table-cell office:value-type="float" office:value="1527048200.39618" calcext:value-type="float">
            <text:p>1527048200.39618</text:p>
          </table:table-cell>
          <table:table-cell office:value-type="string" calcext:value-type="string">
            <text:p>PID_x</text:p>
          </table:table-cell>
          <table:table-cell office:value-type="float" office:value="0.162707" calcext:value-type="float">
            <text:p>0.162707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.051784" calcext:value-type="float">
            <text:p>0.05178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197036" calcext:value-type="float">
            <text:p>0.197036</text:p>
          </table:table-cell>
          <table:table-cell office:value-type="float" office:value="-0.025648" calcext:value-type="float">
            <text:p>-0.025648</text:p>
          </table:table-cell>
          <table:table-cell office:value-type="float" office:value="0.053006" calcext:value-type="float">
            <text:p>0.053006</text:p>
          </table:table-cell>
          <table:table-cell office:value-type="string" calcext:value-type="string">
            <text:p>0.005615</text:p>
          </table:table-cell>
        </table:table-row>
        <table:table-row table:style-name="ro1" table:visibility="filter">
          <table:table-cell office:value-type="float" office:value="1527048200.39623" calcext:value-type="float">
            <text:p>1527048200.3962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162707" calcext:value-type="float">
            <text:p>0.162707</text:p>
          </table:table-cell>
          <table:table-cell office:value-type="float" office:value="0.002231" calcext:value-type="float">
            <text:p>0.002231</text:p>
          </table:table-cell>
          <table:table-cell table:style-name="Default" office:value-type="float" office:value="0.051784" calcext:value-type="float">
            <text:p>0.051784</text:p>
          </table:table-cell>
          <table:table-cell office:value-type="float" office:value="0.00411" calcext:value-type="float">
            <text:p>0.00411</text:p>
          </table:table-cell>
          <table:table-cell table:style-name="Default" office:value-type="float" office:value="0.197036" calcext:value-type="float">
            <text:p>0.197036</text:p>
          </table:table-cell>
          <table:table-cell office:value-type="float" office:value="-0.025648" calcext:value-type="float">
            <text:p>-0.025648</text:p>
          </table:table-cell>
          <table:table-cell office:value-type="float" office:value="0.053006" calcext:value-type="float">
            <text:p>0.053006</text:p>
          </table:table-cell>
          <table:table-cell office:value-type="string" calcext:value-type="string">
            <text:p>0.005615</text:p>
          </table:table-cell>
        </table:table-row>
        <table:table-row table:style-name="ro1">
          <table:table-cell office:value-type="float" office:value="1527048200.41673" calcext:value-type="float">
            <text:p>1527048200.41673</text:p>
          </table:table-cell>
          <table:table-cell office:value-type="string" calcext:value-type="string">
            <text:p>PID_x</text:p>
          </table:table-cell>
          <table:table-cell office:value-type="float" office:value="0.109355" calcext:value-type="float">
            <text:p>0.109355</text:p>
          </table:table-cell>
          <table:table-cell office:value-type="float" office:value="-0.000503" calcext:value-type="float">
            <text:p>-0.000503</text:p>
          </table:table-cell>
          <table:table-cell office:value-type="float" office:value="0.046753" calcext:value-type="float">
            <text:p>0.046753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148023" calcext:value-type="float">
            <text:p>0.148023</text:p>
          </table:table-cell>
          <table:table-cell office:value-type="float" office:value="-0.035502" calcext:value-type="float">
            <text:p>-0.035502</text:p>
          </table:table-cell>
          <table:table-cell office:value-type="float" office:value="0.051784" calcext:value-type="float">
            <text:p>0.051784</text:p>
          </table:table-cell>
          <table:table-cell office:value-type="string" calcext:value-type="string">
            <text:p>0.004110</text:p>
          </table:table-cell>
        </table:table-row>
        <table:table-row table:style-name="ro1" table:visibility="filter">
          <table:table-cell office:value-type="float" office:value="1527048200.41681" calcext:value-type="float">
            <text:p>1527048200.4168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109355" calcext:value-type="float">
            <text:p>0.109355</text:p>
          </table:table-cell>
          <table:table-cell office:value-type="float" office:value="-0.000503" calcext:value-type="float">
            <text:p>-0.000503</text:p>
          </table:table-cell>
          <table:table-cell table:style-name="Default" office:value-type="float" office:value="0.046753" calcext:value-type="float">
            <text:p>0.046753</text:p>
          </table:table-cell>
          <table:table-cell office:value-type="float" office:value="0.003099" calcext:value-type="float">
            <text:p>0.003099</text:p>
          </table:table-cell>
          <table:table-cell table:style-name="Default" office:value-type="float" office:value="0.148023" calcext:value-type="float">
            <text:p>0.148023</text:p>
          </table:table-cell>
          <table:table-cell office:value-type="float" office:value="-0.035502" calcext:value-type="float">
            <text:p>-0.035502</text:p>
          </table:table-cell>
          <table:table-cell office:value-type="float" office:value="0.051784" calcext:value-type="float">
            <text:p>0.051784</text:p>
          </table:table-cell>
          <table:table-cell office:value-type="string" calcext:value-type="string">
            <text:p>0.004110</text:p>
          </table:table-cell>
        </table:table-row>
        <table:table-row table:style-name="ro1">
          <table:table-cell office:value-type="float" office:value="1527048200.43613" calcext:value-type="float">
            <text:p>1527048200.43613</text:p>
          </table:table-cell>
          <table:table-cell office:value-type="string" calcext:value-type="string">
            <text:p>PID_x</text:p>
          </table:table-cell>
          <table:table-cell office:value-type="float" office:value="0.087215" calcext:value-type="float">
            <text:p>0.087215</text:p>
          </table:table-cell>
          <table:table-cell office:value-type="float" office:value="-0.001483" calcext:value-type="float">
            <text:p>-0.001483</text:p>
          </table:table-cell>
          <table:table-cell office:value-type="float" office:value="0.044282" calcext:value-type="float">
            <text:p>0.044282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122582" calcext:value-type="float">
            <text:p>0.122582</text:p>
          </table:table-cell>
          <table:table-cell office:value-type="float" office:value="-0.038675" calcext:value-type="float">
            <text:p>-0.038675</text:p>
          </table:table-cell>
          <table:table-cell office:value-type="float" office:value="0.046753" calcext:value-type="float">
            <text:p>0.046753</text:p>
          </table:table-cell>
          <table:table-cell office:value-type="string" calcext:value-type="string">
            <text:p>0.003099</text:p>
          </table:table-cell>
        </table:table-row>
        <table:table-row table:style-name="ro1" table:visibility="filter">
          <table:table-cell office:value-type="float" office:value="1527048200.43619" calcext:value-type="float">
            <text:p>1527048200.436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87215" calcext:value-type="float">
            <text:p>0.087215</text:p>
          </table:table-cell>
          <table:table-cell office:value-type="float" office:value="-0.001483" calcext:value-type="float">
            <text:p>-0.001483</text:p>
          </table:table-cell>
          <table:table-cell table:style-name="Default" office:value-type="float" office:value="0.044282" calcext:value-type="float">
            <text:p>0.044282</text:p>
          </table:table-cell>
          <table:table-cell office:value-type="float" office:value="0.00279" calcext:value-type="float">
            <text:p>0.00279</text:p>
          </table:table-cell>
          <table:table-cell table:style-name="Default" office:value-type="float" office:value="0.122582" calcext:value-type="float">
            <text:p>0.122582</text:p>
          </table:table-cell>
          <table:table-cell office:value-type="float" office:value="-0.038675" calcext:value-type="float">
            <text:p>-0.038675</text:p>
          </table:table-cell>
          <table:table-cell office:value-type="float" office:value="0.046753" calcext:value-type="float">
            <text:p>0.046753</text:p>
          </table:table-cell>
          <table:table-cell office:value-type="string" calcext:value-type="string">
            <text:p>0.003099</text:p>
          </table:table-cell>
        </table:table-row>
        <table:table-row table:style-name="ro1">
          <table:table-cell office:value-type="float" office:value="1527048200.45667" calcext:value-type="float">
            <text:p>1527048200.45667</text:p>
          </table:table-cell>
          <table:table-cell office:value-type="string" calcext:value-type="string">
            <text:p>PID_x</text:p>
          </table:table-cell>
          <table:table-cell office:value-type="float" office:value="0.083997" calcext:value-type="float">
            <text:p>0.083997</text:p>
          </table:table-cell>
          <table:table-cell office:value-type="float" office:value="0.004686" calcext:value-type="float">
            <text:p>0.004686</text:p>
          </table:table-cell>
          <table:table-cell office:value-type="float" office:value="0.043865" calcext:value-type="float">
            <text:p>0.043865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0.118518" calcext:value-type="float">
            <text:p>0.118518</text:p>
          </table:table-cell>
          <table:table-cell office:value-type="float" office:value="-0.014428" calcext:value-type="float">
            <text:p>-0.014428</text:p>
          </table:table-cell>
          <table:table-cell office:value-type="float" office:value="0.044282" calcext:value-type="float">
            <text:p>0.044282</text:p>
          </table:table-cell>
          <table:table-cell office:value-type="string" calcext:value-type="string">
            <text:p>0.002790</text:p>
          </table:table-cell>
        </table:table-row>
        <table:table-row table:style-name="ro1" table:visibility="filter">
          <table:table-cell office:value-type="float" office:value="1527048200.45672" calcext:value-type="float">
            <text:p>1527048200.45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83997" calcext:value-type="float">
            <text:p>0.083997</text:p>
          </table:table-cell>
          <table:table-cell office:value-type="float" office:value="0.004686" calcext:value-type="float">
            <text:p>0.004686</text:p>
          </table:table-cell>
          <table:table-cell table:style-name="Default" office:value-type="float" office:value="0.043865" calcext:value-type="float">
            <text:p>0.043865</text:p>
          </table:table-cell>
          <table:table-cell office:value-type="float" office:value="0.005281" calcext:value-type="float">
            <text:p>0.005281</text:p>
          </table:table-cell>
          <table:table-cell table:style-name="Default" office:value-type="float" office:value="0.118518" calcext:value-type="float">
            <text:p>0.118518</text:p>
          </table:table-cell>
          <table:table-cell office:value-type="float" office:value="-0.014428" calcext:value-type="float">
            <text:p>-0.014428</text:p>
          </table:table-cell>
          <table:table-cell office:value-type="float" office:value="0.044282" calcext:value-type="float">
            <text:p>0.044282</text:p>
          </table:table-cell>
          <table:table-cell office:value-type="string" calcext:value-type="string">
            <text:p>0.002790</text:p>
          </table:table-cell>
        </table:table-row>
        <table:table-row table:style-name="ro1">
          <table:table-cell office:value-type="float" office:value="1527048200.47719" calcext:value-type="float">
            <text:p>1527048200.47719</text:p>
          </table:table-cell>
          <table:table-cell office:value-type="string" calcext:value-type="string">
            <text:p>PID_x</text:p>
          </table:table-cell>
          <table:table-cell office:value-type="float" office:value="0.053132" calcext:value-type="float">
            <text:p>0.053132</text:p>
          </table:table-cell>
          <table:table-cell office:value-type="float" office:value="0.006723" calcext:value-type="float">
            <text:p>0.006723</text:p>
          </table:table-cell>
          <table:table-cell office:value-type="float" office:value="0.038939" calcext:value-type="float">
            <text:p>0.038939</text:p>
          </table:table-cell>
          <table:table-cell office:value-type="float" office:value="0.006723" calcext:value-type="float">
            <text:p>0.006723</text:p>
          </table:table-cell>
          <table:table-cell office:value-type="float" office:value="0.070481" calcext:value-type="float">
            <text:p>0.070481</text:p>
          </table:table-cell>
          <table:table-cell office:value-type="float" office:value="-0.000363" calcext:value-type="float">
            <text:p>-0.000363</text:p>
          </table:table-cell>
          <table:table-cell office:value-type="float" office:value="0.043865" calcext:value-type="float">
            <text:p>0.043865</text:p>
          </table:table-cell>
          <table:table-cell office:value-type="string" calcext:value-type="string">
            <text:p>0.005281</text:p>
          </table:table-cell>
        </table:table-row>
        <table:table-row table:style-name="ro1" table:visibility="filter">
          <table:table-cell office:value-type="float" office:value="1527048200.47724" calcext:value-type="float">
            <text:p>1527048200.4772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53132" calcext:value-type="float">
            <text:p>0.053132</text:p>
          </table:table-cell>
          <table:table-cell office:value-type="float" office:value="0.006723" calcext:value-type="float">
            <text:p>0.006723</text:p>
          </table:table-cell>
          <table:table-cell table:style-name="Default" office:value-type="float" office:value="0.038939" calcext:value-type="float">
            <text:p>0.038939</text:p>
          </table:table-cell>
          <table:table-cell office:value-type="float" office:value="0.006723" calcext:value-type="float">
            <text:p>0.006723</text:p>
          </table:table-cell>
          <table:table-cell table:style-name="Default" office:value-type="float" office:value="0.070481" calcext:value-type="float">
            <text:p>0.070481</text:p>
          </table:table-cell>
          <table:table-cell office:value-type="float" office:value="-0.000363" calcext:value-type="float">
            <text:p>-0.000363</text:p>
          </table:table-cell>
          <table:table-cell office:value-type="float" office:value="0.043865" calcext:value-type="float">
            <text:p>0.043865</text:p>
          </table:table-cell>
          <table:table-cell office:value-type="string" calcext:value-type="string">
            <text:p>0.005281</text:p>
          </table:table-cell>
        </table:table-row>
        <table:table-row table:style-name="ro1">
          <table:table-cell office:value-type="float" office:value="1527048200.49662" calcext:value-type="float">
            <text:p>1527048200.49662</text:p>
          </table:table-cell>
          <table:table-cell office:value-type="string" calcext:value-type="string">
            <text:p>PID_x</text:p>
          </table:table-cell>
          <table:table-cell office:value-type="float" office:value="0.047502" calcext:value-type="float">
            <text:p>0.047502</text:p>
          </table:table-cell>
          <table:table-cell office:value-type="float" office:value="-0.002028" calcext:value-type="float">
            <text:p>-0.002028</text:p>
          </table:table-cell>
          <table:table-cell office:value-type="float" office:value="0.037762" calcext:value-type="float">
            <text:p>0.037762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58385" calcext:value-type="float">
            <text:p>0.058385</text:p>
          </table:table-cell>
          <table:table-cell office:value-type="float" office:value="-0.040991" calcext:value-type="float">
            <text:p>-0.040991</text:p>
          </table:table-cell>
          <table:table-cell office:value-type="float" office:value="0.038939" calcext:value-type="float">
            <text:p>0.038939</text:p>
          </table:table-cell>
          <table:table-cell office:value-type="string" calcext:value-type="string">
            <text:p>0.006723</text:p>
          </table:table-cell>
        </table:table-row>
        <table:table-row table:style-name="ro1" table:visibility="filter">
          <table:table-cell office:value-type="float" office:value="1527048200.49667" calcext:value-type="float">
            <text:p>1527048200.49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47502" calcext:value-type="float">
            <text:p>0.047502</text:p>
          </table:table-cell>
          <table:table-cell office:value-type="float" office:value="-0.002028" calcext:value-type="float">
            <text:p>-0.002028</text:p>
          </table:table-cell>
          <table:table-cell table:style-name="Default" office:value-type="float" office:value="0.037762" calcext:value-type="float">
            <text:p>0.037762</text:p>
          </table:table-cell>
          <table:table-cell office:value-type="float" office:value="0.002773" calcext:value-type="float">
            <text:p>0.002773</text:p>
          </table:table-cell>
          <table:table-cell table:style-name="Default" office:value-type="float" office:value="0.058385" calcext:value-type="float">
            <text:p>0.058385</text:p>
          </table:table-cell>
          <table:table-cell office:value-type="float" office:value="-0.040991" calcext:value-type="float">
            <text:p>-0.040991</text:p>
          </table:table-cell>
          <table:table-cell office:value-type="float" office:value="0.038939" calcext:value-type="float">
            <text:p>0.038939</text:p>
          </table:table-cell>
          <table:table-cell office:value-type="string" calcext:value-type="string">
            <text:p>0.006723</text:p>
          </table:table-cell>
        </table:table-row>
        <table:table-row table:style-name="ro1">
          <table:table-cell office:value-type="float" office:value="1527048200.51705" calcext:value-type="float">
            <text:p>1527048200.51705</text:p>
          </table:table-cell>
          <table:table-cell office:value-type="string" calcext:value-type="string">
            <text:p>PID_x</text:p>
          </table:table-cell>
          <table:table-cell office:value-type="float" office:value="0.036622" calcext:value-type="float">
            <text:p>0.036622</text:p>
          </table:table-cell>
          <table:table-cell office:value-type="float" office:value="-0.000214" calcext:value-type="float">
            <text:p>-0.000214</text:p>
          </table:table-cell>
          <table:table-cell office:value-type="float" office:value="0.034551" calcext:value-type="float">
            <text:p>0.034551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26927" calcext:value-type="float">
            <text:p>0.026927</text:p>
          </table:table-cell>
          <table:table-cell office:value-type="float" office:value="-0.035328" calcext:value-type="float">
            <text:p>-0.035328</text:p>
          </table:table-cell>
          <table:table-cell office:value-type="float" office:value="0.037762" calcext:value-type="float">
            <text:p>0.037762</text:p>
          </table:table-cell>
          <table:table-cell office:value-type="string" calcext:value-type="string">
            <text:p>0.002773</text:p>
          </table:table-cell>
        </table:table-row>
        <table:table-row table:style-name="ro1" table:visibility="filter">
          <table:table-cell office:value-type="float" office:value="1527048200.5171" calcext:value-type="float">
            <text:p>1527048200.51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36622" calcext:value-type="float">
            <text:p>0.036622</text:p>
          </table:table-cell>
          <table:table-cell office:value-type="float" office:value="-0.000214" calcext:value-type="float">
            <text:p>-0.000214</text:p>
          </table:table-cell>
          <table:table-cell table:style-name="Default" office:value-type="float" office:value="0.034551" calcext:value-type="float">
            <text:p>0.034551</text:p>
          </table:table-cell>
          <table:table-cell office:value-type="float" office:value="0.003351" calcext:value-type="float">
            <text:p>0.003351</text:p>
          </table:table-cell>
          <table:table-cell table:style-name="Default" office:value-type="float" office:value="0.026927" calcext:value-type="float">
            <text:p>0.026927</text:p>
          </table:table-cell>
          <table:table-cell office:value-type="float" office:value="-0.035328" calcext:value-type="float">
            <text:p>-0.035328</text:p>
          </table:table-cell>
          <table:table-cell office:value-type="float" office:value="0.037762" calcext:value-type="float">
            <text:p>0.037762</text:p>
          </table:table-cell>
          <table:table-cell office:value-type="string" calcext:value-type="string">
            <text:p>0.002773</text:p>
          </table:table-cell>
        </table:table-row>
        <table:table-row table:style-name="ro1">
          <table:table-cell office:value-type="float" office:value="1527048200.53665" calcext:value-type="float">
            <text:p>1527048200.53665</text:p>
          </table:table-cell>
          <table:table-cell office:value-type="string" calcext:value-type="string">
            <text:p>PID_x</text:p>
          </table:table-cell>
          <table:table-cell office:value-type="float" office:value="0.037605" calcext:value-type="float">
            <text:p>0.037605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34917" calcext:value-type="float">
            <text:p>0.034917</text:p>
          </table:table-cell>
          <table:table-cell office:value-type="float" office:value="0.005795" calcext:value-type="float">
            <text:p>0.005795</text:p>
          </table:table-cell>
          <table:table-cell office:value-type="float" office:value="0.03067" calcext:value-type="float">
            <text:p>0.03067</text:p>
          </table:table-cell>
          <table:table-cell office:value-type="float" office:value="-0.01038" calcext:value-type="float">
            <text:p>-0.01038</text:p>
          </table:table-cell>
          <table:table-cell office:value-type="float" office:value="0.034551" calcext:value-type="float">
            <text:p>0.034551</text:p>
          </table:table-cell>
          <table:table-cell office:value-type="string" calcext:value-type="string">
            <text:p>0.003351</text:p>
          </table:table-cell>
        </table:table-row>
        <table:table-row table:style-name="ro1" table:visibility="filter">
          <table:table-cell office:value-type="float" office:value="1527048200.53672" calcext:value-type="float">
            <text:p>1527048200.53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37605" calcext:value-type="float">
            <text:p>0.037605</text:p>
          </table:table-cell>
          <table:table-cell office:value-type="float" office:value="0.005488" calcext:value-type="float">
            <text:p>0.005488</text:p>
          </table:table-cell>
          <table:table-cell table:style-name="Default" office:value-type="float" office:value="0.034917" calcext:value-type="float">
            <text:p>0.034917</text:p>
          </table:table-cell>
          <table:table-cell office:value-type="float" office:value="0.005795" calcext:value-type="float">
            <text:p>0.005795</text:p>
          </table:table-cell>
          <table:table-cell table:style-name="Default" office:value-type="float" office:value="0.03067" calcext:value-type="float">
            <text:p>0.03067</text:p>
          </table:table-cell>
          <table:table-cell office:value-type="float" office:value="-0.01038" calcext:value-type="float">
            <text:p>-0.01038</text:p>
          </table:table-cell>
          <table:table-cell office:value-type="float" office:value="0.034551" calcext:value-type="float">
            <text:p>0.034551</text:p>
          </table:table-cell>
          <table:table-cell office:value-type="string" calcext:value-type="string">
            <text:p>0.003351</text:p>
          </table:table-cell>
        </table:table-row>
        <table:table-row table:style-name="ro1">
          <table:table-cell office:value-type="float" office:value="1527048200.55611" calcext:value-type="float">
            <text:p>1527048200.55611</text:p>
          </table:table-cell>
          <table:table-cell office:value-type="string" calcext:value-type="string">
            <text:p>PID_x</text:p>
          </table:table-cell>
          <table:table-cell office:value-type="float" office:value="0.028355" calcext:value-type="float">
            <text:p>0.028355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29767" calcext:value-type="float">
            <text:p>0.029767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-0.022231" calcext:value-type="float">
            <text:p>-0.022231</text:p>
          </table:table-cell>
          <table:table-cell office:value-type="float" office:value="-0.031266" calcext:value-type="float">
            <text:p>-0.031266</text:p>
          </table:table-cell>
          <table:table-cell office:value-type="float" office:value="0.034917" calcext:value-type="float">
            <text:p>0.034917</text:p>
          </table:table-cell>
          <table:table-cell office:value-type="string" calcext:value-type="string">
            <text:p>0.005795</text:p>
          </table:table-cell>
        </table:table-row>
        <table:table-row table:style-name="ro1" table:visibility="filter">
          <table:table-cell office:value-type="float" office:value="1527048200.55619" calcext:value-type="float">
            <text:p>1527048200.556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28355" calcext:value-type="float">
            <text:p>0.028355</text:p>
          </table:table-cell>
          <table:table-cell office:value-type="float" office:value="0.000969" calcext:value-type="float">
            <text:p>0.000969</text:p>
          </table:table-cell>
          <table:table-cell table:style-name="Default" office:value-type="float" office:value="0.029767" calcext:value-type="float">
            <text:p>0.029767</text:p>
          </table:table-cell>
          <table:table-cell office:value-type="float" office:value="0.003762" calcext:value-type="float">
            <text:p>0.003762</text:p>
          </table:table-cell>
          <table:table-cell table:style-name="Default" office:value-type="float" office:value="-0.022231" calcext:value-type="float">
            <text:p>-0.022231</text:p>
          </table:table-cell>
          <table:table-cell office:value-type="float" office:value="-0.031266" calcext:value-type="float">
            <text:p>-0.031266</text:p>
          </table:table-cell>
          <table:table-cell office:value-type="float" office:value="0.034917" calcext:value-type="float">
            <text:p>0.034917</text:p>
          </table:table-cell>
          <table:table-cell office:value-type="string" calcext:value-type="string">
            <text:p>0.005795</text:p>
          </table:table-cell>
        </table:table-row>
        <table:table-row table:style-name="ro1">
          <table:table-cell office:value-type="float" office:value="1527048200.57662" calcext:value-type="float">
            <text:p>1527048200.57662</text:p>
          </table:table-cell>
          <table:table-cell office:value-type="string" calcext:value-type="string">
            <text:p>PID_x</text:p>
          </table:table-cell>
          <table:table-cell office:value-type="float" office:value="0.018404" calcext:value-type="float">
            <text:p>0.01840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26566" calcext:value-type="float">
            <text:p>0.026566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-0.053449" calcext:value-type="float">
            <text:p>-0.053449</text:p>
          </table:table-cell>
          <table:table-cell office:value-type="float" office:value="-0.034521" calcext:value-type="float">
            <text:p>-0.034521</text:p>
          </table:table-cell>
          <table:table-cell office:value-type="float" office:value="0.029767" calcext:value-type="float">
            <text:p>0.029767</text:p>
          </table:table-cell>
          <table:table-cell office:value-type="string" calcext:value-type="string">
            <text:p>0.003762</text:p>
          </table:table-cell>
        </table:table-row>
        <table:table-row table:style-name="ro1" table:visibility="filter">
          <table:table-cell office:value-type="float" office:value="1527048200.57669" calcext:value-type="float">
            <text:p>1527048200.57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18404" calcext:value-type="float">
            <text:p>0.018404</text:p>
          </table:table-cell>
          <table:table-cell office:value-type="float" office:value="0.000023" calcext:value-type="float">
            <text:p>0.000023</text:p>
          </table:table-cell>
          <table:table-cell table:style-name="Default" office:value-type="float" office:value="0.026566" calcext:value-type="float">
            <text:p>0.026566</text:p>
          </table:table-cell>
          <table:table-cell office:value-type="float" office:value="0.003428" calcext:value-type="float">
            <text:p>0.003428</text:p>
          </table:table-cell>
          <table:table-cell table:style-name="Default" office:value-type="float" office:value="-0.053449" calcext:value-type="float">
            <text:p>-0.053449</text:p>
          </table:table-cell>
          <table:table-cell office:value-type="float" office:value="-0.034521" calcext:value-type="float">
            <text:p>-0.034521</text:p>
          </table:table-cell>
          <table:table-cell office:value-type="float" office:value="0.029767" calcext:value-type="float">
            <text:p>0.029767</text:p>
          </table:table-cell>
          <table:table-cell office:value-type="string" calcext:value-type="string">
            <text:p>0.003762</text:p>
          </table:table-cell>
        </table:table-row>
        <table:table-row table:style-name="ro1">
          <table:table-cell office:value-type="float" office:value="1527048200.59712" calcext:value-type="float">
            <text:p>1527048200.59712</text:p>
          </table:table-cell>
          <table:table-cell office:value-type="string" calcext:value-type="string">
            <text:p>PID_x</text:p>
          </table:table-cell>
          <table:table-cell office:value-type="float" office:value="0.005729" calcext:value-type="float">
            <text:p>0.005729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23875" calcext:value-type="float">
            <text:p>0.023875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-0.079695" calcext:value-type="float">
            <text:p>-0.079695</text:p>
          </table:table-cell>
          <table:table-cell office:value-type="float" office:value="-0.02175" calcext:value-type="float">
            <text:p>-0.02175</text:p>
          </table:table-cell>
          <table:table-cell office:value-type="float" office:value="0.026566" calcext:value-type="float">
            <text:p>0.026566</text:p>
          </table:table-cell>
          <table:table-cell office:value-type="string" calcext:value-type="string">
            <text:p>0.003428</text:p>
          </table:table-cell>
        </table:table-row>
        <table:table-row table:style-name="ro1" table:visibility="filter">
          <table:table-cell office:value-type="float" office:value="1527048200.59719" calcext:value-type="float">
            <text:p>1527048200.59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05729" calcext:value-type="float">
            <text:p>0.005729</text:p>
          </table:table-cell>
          <table:table-cell office:value-type="float" office:value="0.003386" calcext:value-type="float">
            <text:p>0.003386</text:p>
          </table:table-cell>
          <table:table-cell table:style-name="Default" office:value-type="float" office:value="0.023875" calcext:value-type="float">
            <text:p>0.023875</text:p>
          </table:table-cell>
          <table:table-cell office:value-type="float" office:value="0.004737" calcext:value-type="float">
            <text:p>0.004737</text:p>
          </table:table-cell>
          <table:table-cell table:style-name="Default" office:value-type="float" office:value="-0.079695" calcext:value-type="float">
            <text:p>-0.079695</text:p>
          </table:table-cell>
          <table:table-cell office:value-type="float" office:value="-0.02175" calcext:value-type="float">
            <text:p>-0.02175</text:p>
          </table:table-cell>
          <table:table-cell office:value-type="float" office:value="0.026566" calcext:value-type="float">
            <text:p>0.026566</text:p>
          </table:table-cell>
          <table:table-cell office:value-type="string" calcext:value-type="string">
            <text:p>0.003428</text:p>
          </table:table-cell>
        </table:table-row>
        <table:table-row table:style-name="ro1">
          <table:table-cell office:value-type="float" office:value="1527048200.61666" calcext:value-type="float">
            <text:p>1527048200.61666</text:p>
          </table:table-cell>
          <table:table-cell office:value-type="string" calcext:value-type="string">
            <text:p>PID_x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0.024916" calcext:value-type="float">
            <text:p>0.024916</text:p>
          </table:table-cell>
          <table:table-cell office:value-type="float" office:value="0.006538" calcext:value-type="float">
            <text:p>0.006538</text:p>
          </table:table-cell>
          <table:table-cell office:value-type="float" office:value="-0.069027" calcext:value-type="float">
            <text:p>-0.069027</text:p>
          </table:table-cell>
          <table:table-cell office:value-type="float" office:value="-0.003299" calcext:value-type="float">
            <text:p>-0.003299</text:p>
          </table:table-cell>
          <table:table-cell office:value-type="float" office:value="0.023875" calcext:value-type="float">
            <text:p>0.023875</text:p>
          </table:table-cell>
          <table:table-cell office:value-type="string" calcext:value-type="string">
            <text:p>0.004737</text:p>
          </table:table-cell>
        </table:table-row>
        <table:table-row table:style-name="ro1" table:visibility="filter">
          <table:table-cell office:value-type="float" office:value="1527048200.61672" calcext:value-type="float">
            <text:p>1527048200.61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0.011303" calcext:value-type="float">
            <text:p>0.011303</text:p>
          </table:table-cell>
          <table:table-cell office:value-type="float" office:value="0.006506" calcext:value-type="float">
            <text:p>0.006506</text:p>
          </table:table-cell>
          <table:table-cell table:style-name="Default" office:value-type="float" office:value="0.024916" calcext:value-type="float">
            <text:p>0.024916</text:p>
          </table:table-cell>
          <table:table-cell office:value-type="float" office:value="0.006538" calcext:value-type="float">
            <text:p>0.006538</text:p>
          </table:table-cell>
          <table:table-cell table:style-name="Default" office:value-type="float" office:value="-0.069027" calcext:value-type="float">
            <text:p>-0.069027</text:p>
          </table:table-cell>
          <table:table-cell office:value-type="float" office:value="-0.003299" calcext:value-type="float">
            <text:p>-0.003299</text:p>
          </table:table-cell>
          <table:table-cell office:value-type="float" office:value="0.023875" calcext:value-type="float">
            <text:p>0.023875</text:p>
          </table:table-cell>
          <table:table-cell office:value-type="string" calcext:value-type="string">
            <text:p>0.004737</text:p>
          </table:table-cell>
        </table:table-row>
        <table:table-row table:style-name="ro1">
          <table:table-cell office:value-type="float" office:value="1527048200.63708" calcext:value-type="float">
            <text:p>1527048200.63708</text:p>
          </table:table-cell>
          <table:table-cell office:value-type="string" calcext:value-type="string">
            <text:p>PID_x</text:p>
          </table:table-cell>
          <table:table-cell office:value-type="float" office:value="-0.029552" calcext:value-type="float">
            <text:p>-0.029552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-0.129938" calcext:value-type="float">
            <text:p>-0.129938</text:p>
          </table:table-cell>
          <table:table-cell office:value-type="float" office:value="-0.018732" calcext:value-type="float">
            <text:p>-0.018732</text:p>
          </table:table-cell>
          <table:table-cell office:value-type="float" office:value="0.024916" calcext:value-type="float">
            <text:p>0.024916</text:p>
          </table:table-cell>
          <table:table-cell office:value-type="string" calcext:value-type="string">
            <text:p>0.006538</text:p>
          </table:table-cell>
        </table:table-row>
        <table:table-row table:style-name="ro1" table:visibility="filter">
          <table:table-cell office:value-type="float" office:value="1527048200.63713" calcext:value-type="float">
            <text:p>1527048200.6371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029552" calcext:value-type="float">
            <text:p>-0.029552</text:p>
          </table:table-cell>
          <table:table-cell office:value-type="float" office:value="0.003957" calcext:value-type="float">
            <text:p>0.003957</text:p>
          </table:table-cell>
          <table:table-cell table:style-name="Default" office:value-type="float" office:value="0.018688" calcext:value-type="float">
            <text:p>0.018688</text:p>
          </table:table-cell>
          <table:table-cell office:value-type="float" office:value="0.00496" calcext:value-type="float">
            <text:p>0.00496</text:p>
          </table:table-cell>
          <table:table-cell table:style-name="Default" office:value-type="float" office:value="-0.129938" calcext:value-type="float">
            <text:p>-0.129938</text:p>
          </table:table-cell>
          <table:table-cell office:value-type="float" office:value="-0.018732" calcext:value-type="float">
            <text:p>-0.018732</text:p>
          </table:table-cell>
          <table:table-cell office:value-type="float" office:value="0.024916" calcext:value-type="float">
            <text:p>0.024916</text:p>
          </table:table-cell>
          <table:table-cell office:value-type="string" calcext:value-type="string">
            <text:p>0.006538</text:p>
          </table:table-cell>
        </table:table-row>
        <table:table-row table:style-name="ro1">
          <table:table-cell office:value-type="float" office:value="1527048200.65657" calcext:value-type="float">
            <text:p>1527048200.65657</text:p>
          </table:table-cell>
          <table:table-cell office:value-type="string" calcext:value-type="string">
            <text:p>PID_x</text:p>
          </table:table-cell>
          <table:table-cell office:value-type="float" office:value="-0.003334" calcext:value-type="float">
            <text:p>-0.003334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022146" calcext:value-type="float">
            <text:p>0.022146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-0.094436" calcext:value-type="float">
            <text:p>-0.094436</text:p>
          </table:table-cell>
          <table:table-cell office:value-type="float" office:value="-0.000201" calcext:value-type="float">
            <text:p>-0.000201</text:p>
          </table:table-cell>
          <table:table-cell office:value-type="float" office:value="0.018688" calcext:value-type="float">
            <text:p>0.018688</text:p>
          </table:table-cell>
          <table:table-cell office:value-type="string" calcext:value-type="string">
            <text:p>0.004960</text:p>
          </table:table-cell>
        </table:table-row>
        <table:table-row table:style-name="ro1" table:visibility="filter">
          <table:table-cell office:value-type="float" office:value="1527048200.65662" calcext:value-type="float">
            <text:p>1527048200.65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003334" calcext:value-type="float">
            <text:p>-0.003334</text:p>
          </table:table-cell>
          <table:table-cell office:value-type="float" office:value="0.006764" calcext:value-type="float">
            <text:p>0.006764</text:p>
          </table:table-cell>
          <table:table-cell table:style-name="Default" office:value-type="float" office:value="0.022146" calcext:value-type="float">
            <text:p>0.022146</text:p>
          </table:table-cell>
          <table:table-cell office:value-type="float" office:value="0.006764" calcext:value-type="float">
            <text:p>0.006764</text:p>
          </table:table-cell>
          <table:table-cell table:style-name="Default" office:value-type="float" office:value="-0.094436" calcext:value-type="float">
            <text:p>-0.094436</text:p>
          </table:table-cell>
          <table:table-cell office:value-type="float" office:value="-0.000201" calcext:value-type="float">
            <text:p>-0.000201</text:p>
          </table:table-cell>
          <table:table-cell office:value-type="float" office:value="0.018688" calcext:value-type="float">
            <text:p>0.018688</text:p>
          </table:table-cell>
          <table:table-cell office:value-type="string" calcext:value-type="string">
            <text:p>0.004960</text:p>
          </table:table-cell>
        </table:table-row>
        <table:table-row table:style-name="ro1">
          <table:table-cell office:value-type="float" office:value="1527048200.67714" calcext:value-type="float">
            <text:p>1527048200.67714</text:p>
          </table:table-cell>
          <table:table-cell office:value-type="string" calcext:value-type="string">
            <text:p>PID_x</text:p>
          </table:table-cell>
          <table:table-cell office:value-type="float" office:value="-0.048758" calcext:value-type="float">
            <text:p>-0.048758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16333" calcext:value-type="float">
            <text:p>0.016333</text:p>
          </table:table-cell>
          <table:table-cell office:value-type="float" office:value="0.004682" calcext:value-type="float">
            <text:p>0.004682</text:p>
          </table:table-cell>
          <table:table-cell office:value-type="float" office:value="-0.150937" calcext:value-type="float">
            <text:p>-0.150937</text:p>
          </table:table-cell>
          <table:table-cell office:value-type="float" office:value="-0.020445" calcext:value-type="float">
            <text:p>-0.020445</text:p>
          </table:table-cell>
          <table:table-cell office:value-type="float" office:value="0.022146" calcext:value-type="float">
            <text:p>0.022146</text:p>
          </table:table-cell>
          <table:table-cell office:value-type="string" calcext:value-type="string">
            <text:p>0.006764</text:p>
          </table:table-cell>
        </table:table-row>
        <table:table-row table:style-name="ro1" table:visibility="filter">
          <table:table-cell office:value-type="float" office:value="1527048200.67719" calcext:value-type="float">
            <text:p>1527048200.67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048758" calcext:value-type="float">
            <text:p>-0.048758</text:p>
          </table:table-cell>
          <table:table-cell office:value-type="float" office:value="0.003488" calcext:value-type="float">
            <text:p>0.003488</text:p>
          </table:table-cell>
          <table:table-cell table:style-name="Default" office:value-type="float" office:value="0.016333" calcext:value-type="float">
            <text:p>0.016333</text:p>
          </table:table-cell>
          <table:table-cell office:value-type="float" office:value="0.004682" calcext:value-type="float">
            <text:p>0.004682</text:p>
          </table:table-cell>
          <table:table-cell table:style-name="Default" office:value-type="float" office:value="-0.150937" calcext:value-type="float">
            <text:p>-0.150937</text:p>
          </table:table-cell>
          <table:table-cell office:value-type="float" office:value="-0.020445" calcext:value-type="float">
            <text:p>-0.020445</text:p>
          </table:table-cell>
          <table:table-cell office:value-type="float" office:value="0.022146" calcext:value-type="float">
            <text:p>0.022146</text:p>
          </table:table-cell>
          <table:table-cell office:value-type="string" calcext:value-type="string">
            <text:p>0.006764</text:p>
          </table:table-cell>
        </table:table-row>
        <table:table-row table:style-name="ro1">
          <table:table-cell office:value-type="float" office:value="1527048200.69672" calcext:value-type="float">
            <text:p>1527048200.69672</text:p>
          </table:table-cell>
          <table:table-cell office:value-type="string" calcext:value-type="string">
            <text:p>PID_x</text:p>
          </table:table-cell>
          <table:table-cell office:value-type="float" office:value="-0.053178" calcext:value-type="float">
            <text:p>-0.053178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.015889" calcext:value-type="float">
            <text:p>0.015889</text:p>
          </table:table-cell>
          <table:table-cell office:value-type="float" office:value="0.008522" calcext:value-type="float">
            <text:p>0.008522</text:p>
          </table:table-cell>
          <table:table-cell office:value-type="float" office:value="-0.155478" calcext:value-type="float">
            <text:p>-0.155478</text:p>
          </table:table-cell>
          <table:table-cell office:value-type="float" office:value="0.018816" calcext:value-type="float">
            <text:p>0.018816</text:p>
          </table:table-cell>
          <table:table-cell office:value-type="float" office:value="0.016333" calcext:value-type="float">
            <text:p>0.016333</text:p>
          </table:table-cell>
          <table:table-cell office:value-type="string" calcext:value-type="string">
            <text:p>0.004682</text:p>
          </table:table-cell>
        </table:table-row>
        <table:table-row table:style-name="ro1" table:visibility="filter">
          <table:table-cell office:value-type="float" office:value="1527048200.69677" calcext:value-type="float">
            <text:p>1527048200.6967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053178" calcext:value-type="float">
            <text:p>-0.053178</text:p>
          </table:table-cell>
          <table:table-cell office:value-type="float" office:value="0.009534" calcext:value-type="float">
            <text:p>0.009534</text:p>
          </table:table-cell>
          <table:table-cell table:style-name="Default" office:value-type="float" office:value="0.015889" calcext:value-type="float">
            <text:p>0.015889</text:p>
          </table:table-cell>
          <table:table-cell office:value-type="float" office:value="0.008522" calcext:value-type="float">
            <text:p>0.008522</text:p>
          </table:table-cell>
          <table:table-cell table:style-name="Default" office:value-type="float" office:value="-0.155478" calcext:value-type="float">
            <text:p>-0.155478</text:p>
          </table:table-cell>
          <table:table-cell office:value-type="float" office:value="0.018816" calcext:value-type="float">
            <text:p>0.018816</text:p>
          </table:table-cell>
          <table:table-cell office:value-type="float" office:value="0.016333" calcext:value-type="float">
            <text:p>0.016333</text:p>
          </table:table-cell>
          <table:table-cell office:value-type="string" calcext:value-type="string">
            <text:p>0.004682</text:p>
          </table:table-cell>
        </table:table-row>
        <table:table-row table:style-name="ro1">
          <table:table-cell office:value-type="float" office:value="1527048200.71614" calcext:value-type="float">
            <text:p>1527048200.71614</text:p>
          </table:table-cell>
          <table:table-cell office:value-type="string" calcext:value-type="string">
            <text:p>PID_x</text:p>
          </table:table-cell>
          <table:table-cell office:value-type="float" office:value="-0.065065" calcext:value-type="float">
            <text:p>-0.065065</text:p>
          </table:table-cell>
          <table:table-cell office:value-type="float" office:value="0.006653" calcext:value-type="float">
            <text:p>0.006653</text:p>
          </table:table-cell>
          <table:table-cell office:value-type="float" office:value="0.014756" calcext:value-type="float">
            <text:p>0.014756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-0.167145" calcext:value-type="float">
            <text:p>-0.167145</text:p>
          </table:table-cell>
          <table:table-cell office:value-type="float" office:value="-0.000421" calcext:value-type="float">
            <text:p>-0.000421</text:p>
          </table:table-cell>
          <table:table-cell office:value-type="float" office:value="0.015889" calcext:value-type="float">
            <text:p>0.015889</text:p>
          </table:table-cell>
          <table:table-cell office:value-type="string" calcext:value-type="string">
            <text:p>0.008522</text:p>
          </table:table-cell>
        </table:table-row>
        <table:table-row table:style-name="ro1" table:visibility="filter">
          <table:table-cell office:value-type="float" office:value="1527048200.71619" calcext:value-type="float">
            <text:p>1527048200.716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065065" calcext:value-type="float">
            <text:p>-0.065065</text:p>
          </table:table-cell>
          <table:table-cell office:value-type="float" office:value="0.006653" calcext:value-type="float">
            <text:p>0.006653</text:p>
          </table:table-cell>
          <table:table-cell table:style-name="Default" office:value-type="float" office:value="0.014756" calcext:value-type="float">
            <text:p>0.014756</text:p>
          </table:table-cell>
          <table:table-cell office:value-type="float" office:value="0.006654" calcext:value-type="float">
            <text:p>0.006654</text:p>
          </table:table-cell>
          <table:table-cell table:style-name="Default" office:value-type="float" office:value="-0.167145" calcext:value-type="float">
            <text:p>-0.167145</text:p>
          </table:table-cell>
          <table:table-cell office:value-type="float" office:value="-0.000421" calcext:value-type="float">
            <text:p>-0.000421</text:p>
          </table:table-cell>
          <table:table-cell office:value-type="float" office:value="0.015889" calcext:value-type="float">
            <text:p>0.015889</text:p>
          </table:table-cell>
          <table:table-cell office:value-type="string" calcext:value-type="string">
            <text:p>0.008522</text:p>
          </table:table-cell>
        </table:table-row>
        <table:table-row table:style-name="ro1">
          <table:table-cell office:value-type="float" office:value="1527048200.73666" calcext:value-type="float">
            <text:p>1527048200.73666</text:p>
          </table:table-cell>
          <table:table-cell office:value-type="string" calcext:value-type="string">
            <text:p>PID_x</text:p>
          </table:table-cell>
          <table:table-cell office:value-type="float" office:value="-0.115618" calcext:value-type="float">
            <text:p>-0.11561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10358" calcext:value-type="float">
            <text:p>0.010358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-0.20998" calcext:value-type="float">
            <text:p>-0.20998</text:p>
          </table:table-cell>
          <table:table-cell office:value-type="float" office:value="-0.013726" calcext:value-type="float">
            <text:p>-0.013726</text:p>
          </table:table-cell>
          <table:table-cell office:value-type="float" office:value="0.014756" calcext:value-type="float">
            <text:p>0.014756</text:p>
          </table:table-cell>
          <table:table-cell office:value-type="string" calcext:value-type="string">
            <text:p>0.006654</text:p>
          </table:table-cell>
        </table:table-row>
        <table:table-row table:style-name="ro1" table:visibility="filter">
          <table:table-cell office:value-type="float" office:value="1527048200.73672" calcext:value-type="float">
            <text:p>1527048200.73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115618" calcext:value-type="float">
            <text:p>-0.115618</text:p>
          </table:table-cell>
          <table:table-cell office:value-type="float" office:value="0.004749" calcext:value-type="float">
            <text:p>0.004749</text:p>
          </table:table-cell>
          <table:table-cell table:style-name="Default" office:value-type="float" office:value="0.010358" calcext:value-type="float">
            <text:p>0.010358</text:p>
          </table:table-cell>
          <table:table-cell office:value-type="float" office:value="0.005288" calcext:value-type="float">
            <text:p>0.005288</text:p>
          </table:table-cell>
          <table:table-cell table:style-name="Default" office:value-type="float" office:value="-0.20998" calcext:value-type="float">
            <text:p>-0.20998</text:p>
          </table:table-cell>
          <table:table-cell office:value-type="float" office:value="-0.013726" calcext:value-type="float">
            <text:p>-0.013726</text:p>
          </table:table-cell>
          <table:table-cell office:value-type="float" office:value="0.014756" calcext:value-type="float">
            <text:p>0.014756</text:p>
          </table:table-cell>
          <table:table-cell office:value-type="string" calcext:value-type="string">
            <text:p>0.006654</text:p>
          </table:table-cell>
        </table:table-row>
        <table:table-row table:style-name="ro1">
          <table:table-cell office:value-type="float" office:value="1527048200.75722" calcext:value-type="float">
            <text:p>1527048200.75722</text:p>
          </table:table-cell>
          <table:table-cell office:value-type="string" calcext:value-type="string">
            <text:p>PID_x</text:p>
          </table:table-cell>
          <table:table-cell office:value-type="float" office:value="-0.112448" calcext:value-type="float">
            <text:p>-0.112448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10609" calcext:value-type="float">
            <text:p>0.010609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-0.207533" calcext:value-type="float">
            <text:p>-0.207533</text:p>
          </table:table-cell>
          <table:table-cell office:value-type="float" office:value="-0.028133" calcext:value-type="float">
            <text:p>-0.028133</text:p>
          </table:table-cell>
          <table:table-cell office:value-type="float" office:value="0.010358" calcext:value-type="float">
            <text:p>0.010358</text:p>
          </table:table-cell>
          <table:table-cell office:value-type="string" calcext:value-type="string">
            <text:p>0.005288</text:p>
          </table:table-cell>
        </table:table-row>
        <table:table-row table:style-name="ro1" table:visibility="filter">
          <table:table-cell office:value-type="float" office:value="1527048200.75728" calcext:value-type="float">
            <text:p>1527048200.7572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112448" calcext:value-type="float">
            <text:p>-0.112448</text:p>
          </table:table-cell>
          <table:table-cell office:value-type="float" office:value="0.001546" calcext:value-type="float">
            <text:p>0.001546</text:p>
          </table:table-cell>
          <table:table-cell table:style-name="Default" office:value-type="float" office:value="0.010609" calcext:value-type="float">
            <text:p>0.010609</text:p>
          </table:table-cell>
          <table:table-cell office:value-type="float" office:value="0.003808" calcext:value-type="float">
            <text:p>0.003808</text:p>
          </table:table-cell>
          <table:table-cell table:style-name="Default" office:value-type="float" office:value="-0.207533" calcext:value-type="float">
            <text:p>-0.207533</text:p>
          </table:table-cell>
          <table:table-cell office:value-type="float" office:value="-0.028133" calcext:value-type="float">
            <text:p>-0.028133</text:p>
          </table:table-cell>
          <table:table-cell office:value-type="float" office:value="0.010358" calcext:value-type="float">
            <text:p>0.010358</text:p>
          </table:table-cell>
          <table:table-cell office:value-type="string" calcext:value-type="string">
            <text:p>0.005288</text:p>
          </table:table-cell>
        </table:table-row>
        <table:table-row table:style-name="ro1">
          <table:table-cell office:value-type="float" office:value="1527048200.77675" calcext:value-type="float">
            <text:p>1527048200.77675</text:p>
          </table:table-cell>
          <table:table-cell office:value-type="string" calcext:value-type="string">
            <text:p>PID_x</text:p>
          </table:table-cell>
          <table:table-cell office:value-type="float" office:value="-0.147839" calcext:value-type="float">
            <text:p>-0.147839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008064" calcext:value-type="float">
            <text:p>0.008064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-0.233593" calcext:value-type="float">
            <text:p>-0.233593</text:p>
          </table:table-cell>
          <table:table-cell office:value-type="float" office:value="0.007415" calcext:value-type="float">
            <text:p>0.007415</text:p>
          </table:table-cell>
          <table:table-cell office:value-type="float" office:value="0.010609" calcext:value-type="float">
            <text:p>0.010609</text:p>
          </table:table-cell>
          <table:table-cell office:value-type="string" calcext:value-type="string">
            <text:p>0.003808</text:p>
          </table:table-cell>
        </table:table-row>
        <table:table-row table:style-name="ro1" table:visibility="filter">
          <table:table-cell office:value-type="float" office:value="1527048200.77681" calcext:value-type="float">
            <text:p>1527048200.7768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147839" calcext:value-type="float">
            <text:p>-0.147839</text:p>
          </table:table-cell>
          <table:table-cell office:value-type="float" office:value="0.007437" calcext:value-type="float">
            <text:p>0.007437</text:p>
          </table:table-cell>
          <table:table-cell table:style-name="Default" office:value-type="float" office:value="0.008064" calcext:value-type="float">
            <text:p>0.008064</text:p>
          </table:table-cell>
          <table:table-cell office:value-type="float" office:value="0.00728" calcext:value-type="float">
            <text:p>0.00728</text:p>
          </table:table-cell>
          <table:table-cell table:style-name="Default" office:value-type="float" office:value="-0.233593" calcext:value-type="float">
            <text:p>-0.233593</text:p>
          </table:table-cell>
          <table:table-cell office:value-type="float" office:value="0.007415" calcext:value-type="float">
            <text:p>0.007415</text:p>
          </table:table-cell>
          <table:table-cell office:value-type="float" office:value="0.010609" calcext:value-type="float">
            <text:p>0.010609</text:p>
          </table:table-cell>
          <table:table-cell office:value-type="string" calcext:value-type="string">
            <text:p>0.003808</text:p>
          </table:table-cell>
        </table:table-row>
        <table:table-row table:style-name="ro1">
          <table:table-cell office:value-type="float" office:value="1527048200.79615" calcext:value-type="float">
            <text:p>1527048200.79615</text:p>
          </table:table-cell>
          <table:table-cell office:value-type="string" calcext:value-type="string">
            <text:p>PID_x</text:p>
          </table:table-cell>
          <table:table-cell office:value-type="float" office:value="-0.144586" calcext:value-type="float">
            <text:p>-0.144586</text:p>
          </table:table-cell>
          <table:table-cell office:value-type="float" office:value="0.004376" calcext:value-type="float">
            <text:p>0.004376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-0.231311" calcext:value-type="float">
            <text:p>-0.231311</text:p>
          </table:table-cell>
          <table:table-cell office:value-type="float" office:value="-0.015465" calcext:value-type="float">
            <text:p>-0.015465</text:p>
          </table:table-cell>
          <table:table-cell office:value-type="float" office:value="0.008064" calcext:value-type="float">
            <text:p>0.008064</text:p>
          </table:table-cell>
          <table:table-cell office:value-type="string" calcext:value-type="string">
            <text:p>0.007280</text:p>
          </table:table-cell>
        </table:table-row>
        <table:table-row table:style-name="ro1" table:visibility="filter">
          <table:table-cell office:value-type="float" office:value="1527048200.79621" calcext:value-type="float">
            <text:p>1527048200.7962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144586" calcext:value-type="float">
            <text:p>-0.144586</text:p>
          </table:table-cell>
          <table:table-cell office:value-type="float" office:value="0.004376" calcext:value-type="float">
            <text:p>0.004376</text:p>
          </table:table-cell>
          <table:table-cell table:style-name="Default" office:value-type="float" office:value="0.008285" calcext:value-type="float">
            <text:p>0.008285</text:p>
          </table:table-cell>
          <table:table-cell office:value-type="float" office:value="0.00506" calcext:value-type="float">
            <text:p>0.00506</text:p>
          </table:table-cell>
          <table:table-cell table:style-name="Default" office:value-type="float" office:value="-0.231311" calcext:value-type="float">
            <text:p>-0.231311</text:p>
          </table:table-cell>
          <table:table-cell office:value-type="float" office:value="-0.015465" calcext:value-type="float">
            <text:p>-0.015465</text:p>
          </table:table-cell>
          <table:table-cell office:value-type="float" office:value="0.008064" calcext:value-type="float">
            <text:p>0.008064</text:p>
          </table:table-cell>
          <table:table-cell office:value-type="string" calcext:value-type="string">
            <text:p>0.007280</text:p>
          </table:table-cell>
        </table:table-row>
        <table:table-row table:style-name="ro1">
          <table:table-cell office:value-type="float" office:value="1527048200.8167" calcext:value-type="float">
            <text:p>1527048200.8167</text:p>
          </table:table-cell>
          <table:table-cell office:value-type="string" calcext:value-type="string">
            <text:p>PID_x</text:p>
          </table:table-cell>
          <table:table-cell office:value-type="float" office:value="-0.210971" calcext:value-type="float">
            <text:p>-0.210971</text:p>
          </table:table-cell>
          <table:table-cell office:value-type="float" office:value="-0.00064" calcext:value-type="float">
            <text:p>-0.00064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-0.274222" calcext:value-type="float">
            <text:p>-0.274222</text:p>
          </table:table-cell>
          <table:table-cell office:value-type="float" office:value="-0.035639" calcext:value-type="float">
            <text:p>-0.035639</text:p>
          </table:table-cell>
          <table:table-cell office:value-type="float" office:value="0.008285" calcext:value-type="float">
            <text:p>0.008285</text:p>
          </table:table-cell>
          <table:table-cell office:value-type="string" calcext:value-type="string">
            <text:p>0.005060</text:p>
          </table:table-cell>
        </table:table-row>
        <table:table-row table:style-name="ro1" table:visibility="filter">
          <table:table-cell office:value-type="float" office:value="1527048200.81676" calcext:value-type="float">
            <text:p>1527048200.8167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210971" calcext:value-type="float">
            <text:p>-0.210971</text:p>
          </table:table-cell>
          <table:table-cell office:value-type="float" office:value="-0.00064" calcext:value-type="float">
            <text:p>-0.00064</text:p>
          </table:table-cell>
          <table:table-cell table:style-name="Default" office:value-type="float" office:value="0.00388" calcext:value-type="float">
            <text:p>0.00388</text:p>
          </table:table-cell>
          <table:table-cell office:value-type="float" office:value="0.002989" calcext:value-type="float">
            <text:p>0.002989</text:p>
          </table:table-cell>
          <table:table-cell table:style-name="Default" office:value-type="float" office:value="-0.274222" calcext:value-type="float">
            <text:p>-0.274222</text:p>
          </table:table-cell>
          <table:table-cell office:value-type="float" office:value="-0.035639" calcext:value-type="float">
            <text:p>-0.035639</text:p>
          </table:table-cell>
          <table:table-cell office:value-type="float" office:value="0.008285" calcext:value-type="float">
            <text:p>0.008285</text:p>
          </table:table-cell>
          <table:table-cell office:value-type="string" calcext:value-type="string">
            <text:p>0.005060</text:p>
          </table:table-cell>
        </table:table-row>
        <table:table-row table:style-name="ro1">
          <table:table-cell office:value-type="float" office:value="1527048200.83724" calcext:value-type="float">
            <text:p>1527048200.83724</text:p>
          </table:table-cell>
          <table:table-cell office:value-type="string" calcext:value-type="string">
            <text:p>PID_x</text:p>
          </table:table-cell>
          <table:table-cell office:value-type="float" office:value="-0.247851" calcext:value-type="float">
            <text:p>-0.247851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1691" calcext:value-type="float">
            <text:p>0.001691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-0.295533" calcext:value-type="float">
            <text:p>-0.295533</text:p>
          </table:table-cell>
          <table:table-cell office:value-type="float" office:value="-0.028612" calcext:value-type="float">
            <text:p>-0.028612</text:p>
          </table:table-cell>
          <table:table-cell office:value-type="float" office:value="0.00388" calcext:value-type="float">
            <text:p>0.00388</text:p>
          </table:table-cell>
          <table:table-cell office:value-type="string" calcext:value-type="string">
            <text:p>0.002989</text:p>
          </table:table-cell>
        </table:table-row>
        <table:table-row table:style-name="ro1" table:visibility="filter">
          <table:table-cell office:value-type="float" office:value="1527048200.83729" calcext:value-type="float">
            <text:p>1527048200.8372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247851" calcext:value-type="float">
            <text:p>-0.247851</text:p>
          </table:table-cell>
          <table:table-cell office:value-type="float" office:value="0.001372" calcext:value-type="float">
            <text:p>0.001372</text:p>
          </table:table-cell>
          <table:table-cell table:style-name="Default" office:value-type="float" office:value="0.001691" calcext:value-type="float">
            <text:p>0.001691</text:p>
          </table:table-cell>
          <table:table-cell office:value-type="float" office:value="0.003711" calcext:value-type="float">
            <text:p>0.003711</text:p>
          </table:table-cell>
          <table:table-cell table:style-name="Default" office:value-type="float" office:value="-0.295533" calcext:value-type="float">
            <text:p>-0.295533</text:p>
          </table:table-cell>
          <table:table-cell office:value-type="float" office:value="-0.028612" calcext:value-type="float">
            <text:p>-0.028612</text:p>
          </table:table-cell>
          <table:table-cell office:value-type="float" office:value="0.00388" calcext:value-type="float">
            <text:p>0.00388</text:p>
          </table:table-cell>
          <table:table-cell office:value-type="string" calcext:value-type="string">
            <text:p>0.002989</text:p>
          </table:table-cell>
        </table:table-row>
        <table:table-row table:style-name="ro1">
          <table:table-cell office:value-type="float" office:value="1527048200.85661" calcext:value-type="float">
            <text:p>1527048200.85661</text:p>
          </table:table-cell>
          <table:table-cell office:value-type="string" calcext:value-type="string">
            <text:p>PID_x</text:p>
          </table:table-cell>
          <table:table-cell office:value-type="float" office:value="-0.279574" calcext:value-type="float">
            <text:p>-0.279574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-0.31282" calcext:value-type="float">
            <text:p>-0.31282</text:p>
          </table:table-cell>
          <table:table-cell office:value-type="float" office:value="-0.026234" calcext:value-type="float">
            <text:p>-0.026234</text:p>
          </table:table-cell>
          <table:table-cell office:value-type="float" office:value="0.001691" calcext:value-type="float">
            <text:p>0.001691</text:p>
          </table:table-cell>
          <table:table-cell office:value-type="string" calcext:value-type="string">
            <text:p>0.003711</text:p>
          </table:table-cell>
        </table:table-row>
        <table:table-row table:style-name="ro1" table:visibility="filter">
          <table:table-cell office:value-type="float" office:value="1527048200.85667" calcext:value-type="float">
            <text:p>1527048200.85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279574" calcext:value-type="float">
            <text:p>-0.279574</text:p>
          </table:table-cell>
          <table:table-cell office:value-type="float" office:value="0.001975" calcext:value-type="float">
            <text:p>0.001975</text:p>
          </table:table-cell>
          <table:table-cell table:style-name="Default" office:value-type="float" office:value="0.000015" calcext:value-type="float">
            <text:p>0.000015</text:p>
          </table:table-cell>
          <table:table-cell office:value-type="float" office:value="0.003941" calcext:value-type="float">
            <text:p>0.003941</text:p>
          </table:table-cell>
          <table:table-cell table:style-name="Default" office:value-type="float" office:value="-0.31282" calcext:value-type="float">
            <text:p>-0.31282</text:p>
          </table:table-cell>
          <table:table-cell office:value-type="float" office:value="-0.026234" calcext:value-type="float">
            <text:p>-0.026234</text:p>
          </table:table-cell>
          <table:table-cell office:value-type="float" office:value="0.001691" calcext:value-type="float">
            <text:p>0.001691</text:p>
          </table:table-cell>
          <table:table-cell office:value-type="string" calcext:value-type="string">
            <text:p>0.003711</text:p>
          </table:table-cell>
        </table:table-row>
        <table:table-row table:style-name="ro1">
          <table:table-cell office:value-type="float" office:value="1527048200.87712" calcext:value-type="float">
            <text:p>1527048200.87712</text:p>
          </table:table-cell>
          <table:table-cell office:value-type="string" calcext:value-type="string">
            <text:p>PID_x</text:p>
          </table:table-cell>
          <table:table-cell office:value-type="float" office:value="-0.319182" calcext:value-type="float">
            <text:p>-0.319182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-0.00207" calcext:value-type="float">
            <text:p>-0.00207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-0.33315" calcext:value-type="float">
            <text:p>-0.33315</text:p>
          </table:table-cell>
          <table:table-cell office:value-type="float" office:value="-0.027911" calcext:value-type="float">
            <text:p>-0.027911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0.003941</text:p>
          </table:table-cell>
        </table:table-row>
        <table:table-row table:style-name="ro1" table:visibility="filter">
          <table:table-cell office:value-type="float" office:value="1527048200.87718" calcext:value-type="float">
            <text:p>1527048200.877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319182" calcext:value-type="float">
            <text:p>-0.319182</text:p>
          </table:table-cell>
          <table:table-cell office:value-type="float" office:value="0.001543" calcext:value-type="float">
            <text:p>0.001543</text:p>
          </table:table-cell>
          <table:table-cell table:style-name="Default" office:value-type="float" office:value="-0.00207" calcext:value-type="float">
            <text:p>-0.00207</text:p>
          </table:table-cell>
          <table:table-cell office:value-type="float" office:value="0.003769" calcext:value-type="float">
            <text:p>0.003769</text:p>
          </table:table-cell>
          <table:table-cell table:style-name="Default" office:value-type="float" office:value="-0.33315" calcext:value-type="float">
            <text:p>-0.33315</text:p>
          </table:table-cell>
          <table:table-cell office:value-type="float" office:value="-0.027911" calcext:value-type="float">
            <text:p>-0.027911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0.003941</text:p>
          </table:table-cell>
        </table:table-row>
        <table:table-row table:style-name="ro1">
          <table:table-cell office:value-type="float" office:value="1527048200.89661" calcext:value-type="float">
            <text:p>1527048200.89661</text:p>
          </table:table-cell>
          <table:table-cell office:value-type="string" calcext:value-type="string">
            <text:p>PID_x</text:p>
          </table:table-cell>
          <table:table-cell office:value-type="float" office:value="-0.365629" calcext:value-type="float">
            <text:p>-0.365629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-0.00426" calcext:value-type="float">
            <text:p>-0.00426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355639" calcext:value-type="float">
            <text:p>-0.355639</text:p>
          </table:table-cell>
          <table:table-cell office:value-type="float" office:value="-0.022663" calcext:value-type="float">
            <text:p>-0.022663</text:p>
          </table:table-cell>
          <table:table-cell office:value-type="float" office:value="-0.00207" calcext:value-type="float">
            <text:p>-0.00207</text:p>
          </table:table-cell>
          <table:table-cell office:value-type="string" calcext:value-type="string">
            <text:p>0.003769</text:p>
          </table:table-cell>
        </table:table-row>
        <table:table-row table:style-name="ro1" table:visibility="filter">
          <table:table-cell office:value-type="float" office:value="1527048200.89666" calcext:value-type="float">
            <text:p>1527048200.896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365629" calcext:value-type="float">
            <text:p>-0.365629</text:p>
          </table:table-cell>
          <table:table-cell office:value-type="float" office:value="0.002813" calcext:value-type="float">
            <text:p>0.002813</text:p>
          </table:table-cell>
          <table:table-cell table:style-name="Default" office:value-type="float" office:value="-0.00426" calcext:value-type="float">
            <text:p>-0.00426</text:p>
          </table:table-cell>
          <table:table-cell office:value-type="float" office:value="0.00428" calcext:value-type="float">
            <text:p>0.00428</text:p>
          </table:table-cell>
          <table:table-cell table:style-name="Default" office:value-type="float" office:value="-0.355639" calcext:value-type="float">
            <text:p>-0.355639</text:p>
          </table:table-cell>
          <table:table-cell office:value-type="float" office:value="-0.022663" calcext:value-type="float">
            <text:p>-0.022663</text:p>
          </table:table-cell>
          <table:table-cell office:value-type="float" office:value="-0.00207" calcext:value-type="float">
            <text:p>-0.00207</text:p>
          </table:table-cell>
          <table:table-cell office:value-type="string" calcext:value-type="string">
            <text:p>0.003769</text:p>
          </table:table-cell>
        </table:table-row>
        <table:table-row table:style-name="ro1">
          <table:table-cell office:value-type="float" office:value="1527048200.91712" calcext:value-type="float">
            <text:p>1527048200.91712</text:p>
          </table:table-cell>
          <table:table-cell office:value-type="string" calcext:value-type="string">
            <text:p>PID_x</text:p>
          </table:table-cell>
          <table:table-cell office:value-type="float" office:value="-0.374586" calcext:value-type="float">
            <text:p>-0.374586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-0.004688" calcext:value-type="float">
            <text:p>-0.00468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-0.359811" calcext:value-type="float">
            <text:p>-0.359811</text:p>
          </table:table-cell>
          <table:table-cell office:value-type="float" office:value="-0.027066" calcext:value-type="float">
            <text:p>-0.027066</text:p>
          </table:table-cell>
          <table:table-cell office:value-type="float" office:value="-0.00426" calcext:value-type="float">
            <text:p>-0.00426</text:p>
          </table:table-cell>
          <table:table-cell office:value-type="string" calcext:value-type="string">
            <text:p>0.004280</text:p>
          </table:table-cell>
        </table:table-row>
        <table:table-row table:style-name="ro1" table:visibility="filter">
          <table:table-cell office:value-type="float" office:value="1527048200.91718" calcext:value-type="float">
            <text:p>1527048200.917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374586" calcext:value-type="float">
            <text:p>-0.374586</text:p>
          </table:table-cell>
          <table:table-cell office:value-type="float" office:value="0.001736" calcext:value-type="float">
            <text:p>0.001736</text:p>
          </table:table-cell>
          <table:table-cell table:style-name="Default" office:value-type="float" office:value="-0.004688" calcext:value-type="float">
            <text:p>-0.004688</text:p>
          </table:table-cell>
          <table:table-cell office:value-type="float" office:value="0.003829" calcext:value-type="float">
            <text:p>0.003829</text:p>
          </table:table-cell>
          <table:table-cell table:style-name="Default" office:value-type="float" office:value="-0.359811" calcext:value-type="float">
            <text:p>-0.359811</text:p>
          </table:table-cell>
          <table:table-cell office:value-type="float" office:value="-0.027066" calcext:value-type="float">
            <text:p>-0.027066</text:p>
          </table:table-cell>
          <table:table-cell office:value-type="float" office:value="-0.00426" calcext:value-type="float">
            <text:p>-0.00426</text:p>
          </table:table-cell>
          <table:table-cell office:value-type="string" calcext:value-type="string">
            <text:p>0.004280</text:p>
          </table:table-cell>
        </table:table-row>
        <table:table-row table:style-name="ro1">
          <table:table-cell office:value-type="float" office:value="1527048200.93655" calcext:value-type="float">
            <text:p>1527048200.93655</text:p>
          </table:table-cell>
          <table:table-cell office:value-type="string" calcext:value-type="string">
            <text:p>PID_x</text:p>
          </table:table-cell>
          <table:table-cell office:value-type="float" office:value="-0.45254" calcext:value-type="float">
            <text:p>-0.45254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-0.008049" calcext:value-type="float">
            <text:p>-0.008049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-0.394426" calcext:value-type="float">
            <text:p>-0.394426</text:p>
          </table:table-cell>
          <table:table-cell office:value-type="float" office:value="-0.01906" calcext:value-type="float">
            <text:p>-0.01906</text:p>
          </table:table-cell>
          <table:table-cell office:value-type="float" office:value="-0.004688" calcext:value-type="float">
            <text:p>-0.004688</text:p>
          </table:table-cell>
          <table:table-cell office:value-type="string" calcext:value-type="string">
            <text:p>0.003829</text:p>
          </table:table-cell>
        </table:table-row>
        <table:table-row table:style-name="ro1" table:visibility="filter">
          <table:table-cell office:value-type="float" office:value="1527048200.93661" calcext:value-type="float">
            <text:p>1527048200.9366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254" calcext:value-type="float">
            <text:p>-0.45254</text:p>
          </table:table-cell>
          <table:table-cell office:value-type="float" office:value="0.003568" calcext:value-type="float">
            <text:p>0.003568</text:p>
          </table:table-cell>
          <table:table-cell table:style-name="Default" office:value-type="float" office:value="-0.008049" calcext:value-type="float">
            <text:p>-0.008049</text:p>
          </table:table-cell>
          <table:table-cell office:value-type="float" office:value="0.004606" calcext:value-type="float">
            <text:p>0.004606</text:p>
          </table:table-cell>
          <table:table-cell table:style-name="Default" office:value-type="float" office:value="-0.394426" calcext:value-type="float">
            <text:p>-0.394426</text:p>
          </table:table-cell>
          <table:table-cell office:value-type="float" office:value="-0.01906" calcext:value-type="float">
            <text:p>-0.01906</text:p>
          </table:table-cell>
          <table:table-cell office:value-type="float" office:value="-0.004688" calcext:value-type="float">
            <text:p>-0.004688</text:p>
          </table:table-cell>
          <table:table-cell office:value-type="string" calcext:value-type="string">
            <text:p>0.003829</text:p>
          </table:table-cell>
        </table:table-row>
        <table:table-row table:style-name="ro1">
          <table:table-cell office:value-type="float" office:value="1527048200.957" calcext:value-type="float">
            <text:p>1527048200.957</text:p>
          </table:table-cell>
          <table:table-cell office:value-type="string" calcext:value-type="string">
            <text:p>PID_x</text:p>
          </table:table-cell>
          <table:table-cell office:value-type="float" office:value="-0.413869" calcext:value-type="float">
            <text:p>-0.413869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-0.006335" calcext:value-type="float">
            <text:p>-0.006335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-0.377673" calcext:value-type="float">
            <text:p>-0.377673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-0.008049" calcext:value-type="float">
            <text:p>-0.008049</text:p>
          </table:table-cell>
          <table:table-cell office:value-type="string" calcext:value-type="string">
            <text:p>0.004606</text:p>
          </table:table-cell>
        </table:table-row>
        <table:table-row table:style-name="ro1" table:visibility="filter">
          <table:table-cell office:value-type="float" office:value="1527048200.95703" calcext:value-type="float">
            <text:p>1527048200.9570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13869" calcext:value-type="float">
            <text:p>-0.413869</text:p>
          </table:table-cell>
          <table:table-cell office:value-type="float" office:value="0.004773" calcext:value-type="float">
            <text:p>0.004773</text:p>
          </table:table-cell>
          <table:table-cell table:style-name="Default" office:value-type="float" office:value="-0.006335" calcext:value-type="float">
            <text:p>-0.006335</text:p>
          </table:table-cell>
          <table:table-cell office:value-type="float" office:value="0.005243" calcext:value-type="float">
            <text:p>0.005243</text:p>
          </table:table-cell>
          <table:table-cell table:style-name="Default" office:value-type="float" office:value="-0.377673" calcext:value-type="float">
            <text:p>-0.377673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-0.008049" calcext:value-type="float">
            <text:p>-0.008049</text:p>
          </table:table-cell>
          <table:table-cell office:value-type="string" calcext:value-type="string">
            <text:p>0.004606</text:p>
          </table:table-cell>
        </table:table-row>
        <table:table-row table:style-name="ro1">
          <table:table-cell office:value-type="float" office:value="1527048200.97642" calcext:value-type="float">
            <text:p>1527048200.97642</text:p>
          </table:table-cell>
          <table:table-cell office:value-type="string" calcext:value-type="string">
            <text:p>PID_x</text:p>
          </table:table-cell>
          <table:table-cell office:value-type="float" office:value="-0.539229" calcext:value-type="float">
            <text:p>-0.539229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-0.011396" calcext:value-type="float">
            <text:p>-0.011396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-0.429816" calcext:value-type="float">
            <text:p>-0.429816</text:p>
          </table:table-cell>
          <table:table-cell office:value-type="float" office:value="-0.005263" calcext:value-type="float">
            <text:p>-0.005263</text:p>
          </table:table-cell>
          <table:table-cell office:value-type="float" office:value="-0.006335" calcext:value-type="float">
            <text:p>-0.006335</text:p>
          </table:table-cell>
          <table:table-cell office:value-type="string" calcext:value-type="string">
            <text:p>0.005243</text:p>
          </table:table-cell>
        </table:table-row>
        <table:table-row table:style-name="ro1" table:visibility="filter">
          <table:table-cell office:value-type="float" office:value="1527048200.97648" calcext:value-type="float">
            <text:p>1527048200.9764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39229" calcext:value-type="float">
            <text:p>-0.539229</text:p>
          </table:table-cell>
          <table:table-cell office:value-type="float" office:value="0.005899" calcext:value-type="float">
            <text:p>0.005899</text:p>
          </table:table-cell>
          <table:table-cell table:style-name="Default" office:value-type="float" office:value="-0.011396" calcext:value-type="float">
            <text:p>-0.011396</text:p>
          </table:table-cell>
          <table:table-cell office:value-type="float" office:value="0.005978" calcext:value-type="float">
            <text:p>0.005978</text:p>
          </table:table-cell>
          <table:table-cell table:style-name="Default" office:value-type="float" office:value="-0.429816" calcext:value-type="float">
            <text:p>-0.429816</text:p>
          </table:table-cell>
          <table:table-cell office:value-type="float" office:value="-0.005263" calcext:value-type="float">
            <text:p>-0.005263</text:p>
          </table:table-cell>
          <table:table-cell office:value-type="float" office:value="-0.006335" calcext:value-type="float">
            <text:p>-0.006335</text:p>
          </table:table-cell>
          <table:table-cell office:value-type="string" calcext:value-type="string">
            <text:p>0.005243</text:p>
          </table:table-cell>
        </table:table-row>
        <table:table-row table:style-name="ro1">
          <table:table-cell office:value-type="float" office:value="1527048200.99699" calcext:value-type="float">
            <text:p>1527048200.99699</text:p>
          </table:table-cell>
          <table:table-cell office:value-type="string" calcext:value-type="string">
            <text:p>PID_x</text:p>
          </table:table-cell>
          <table:table-cell office:value-type="float" office:value="-0.494887" calcext:value-type="float">
            <text:p>-0.494887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-0.009578" calcext:value-type="float">
            <text:p>-0.009578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-0.412138" calcext:value-type="float">
            <text:p>-0.412138</text:p>
          </table:table-cell>
          <table:table-cell office:value-type="float" office:value="-0.007874" calcext:value-type="float">
            <text:p>-0.007874</text:p>
          </table:table-cell>
          <table:table-cell office:value-type="float" office:value="-0.011396" calcext:value-type="float">
            <text:p>-0.011396</text:p>
          </table:table-cell>
          <table:table-cell office:value-type="string" calcext:value-type="string">
            <text:p>0.005978</text:p>
          </table:table-cell>
        </table:table-row>
        <table:table-row table:style-name="ro1" table:visibility="filter">
          <table:table-cell office:value-type="float" office:value="1527048200.99704" calcext:value-type="float">
            <text:p>1527048200.9970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94887" calcext:value-type="float">
            <text:p>-0.494887</text:p>
          </table:table-cell>
          <table:table-cell office:value-type="float" office:value="0.005532" calcext:value-type="float">
            <text:p>0.005532</text:p>
          </table:table-cell>
          <table:table-cell table:style-name="Default" office:value-type="float" office:value="-0.009578" calcext:value-type="float">
            <text:p>-0.009578</text:p>
          </table:table-cell>
          <table:table-cell office:value-type="float" office:value="0.005709" calcext:value-type="float">
            <text:p>0.005709</text:p>
          </table:table-cell>
          <table:table-cell table:style-name="Default" office:value-type="float" office:value="-0.412138" calcext:value-type="float">
            <text:p>-0.412138</text:p>
          </table:table-cell>
          <table:table-cell office:value-type="float" office:value="-0.007874" calcext:value-type="float">
            <text:p>-0.007874</text:p>
          </table:table-cell>
          <table:table-cell office:value-type="float" office:value="-0.011396" calcext:value-type="float">
            <text:p>-0.011396</text:p>
          </table:table-cell>
          <table:table-cell office:value-type="string" calcext:value-type="string">
            <text:p>0.005978</text:p>
          </table:table-cell>
        </table:table-row>
        <table:table-row table:style-name="ro1">
          <table:table-cell office:value-type="float" office:value="1527048201.01648" calcext:value-type="float">
            <text:p>1527048201.01648</text:p>
          </table:table-cell>
          <table:table-cell office:value-type="string" calcext:value-type="string">
            <text:p>PID_x</text:p>
          </table:table-cell>
          <table:table-cell office:value-type="float" office:value="-0.647245" calcext:value-type="float">
            <text:p>-0.647245</text:p>
          </table:table-cell>
          <table:table-cell office:value-type="float" office:value="0.004345" calcext:value-type="float">
            <text:p>0.004345</text:p>
          </table:table-cell>
          <table:table-cell office:value-type="float" office:value="-0.01525" calcext:value-type="float">
            <text:p>-0.015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470317" calcext:value-type="float">
            <text:p>-0.470317</text:p>
          </table:table-cell>
          <table:table-cell office:value-type="float" office:value="-0.015144" calcext:value-type="float">
            <text:p>-0.015144</text:p>
          </table:table-cell>
          <table:table-cell office:value-type="float" office:value="-0.009578" calcext:value-type="float">
            <text:p>-0.009578</text:p>
          </table:table-cell>
          <table:table-cell office:value-type="string" calcext:value-type="string">
            <text:p>0.005709</text:p>
          </table:table-cell>
        </table:table-row>
        <table:table-row table:style-name="ro1" table:visibility="filter">
          <table:table-cell office:value-type="float" office:value="1527048201.01654" calcext:value-type="float">
            <text:p>1527048201.0165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47245" calcext:value-type="float">
            <text:p>-0.647245</text:p>
          </table:table-cell>
          <table:table-cell office:value-type="float" office:value="0.004345" calcext:value-type="float">
            <text:p>0.004345</text:p>
          </table:table-cell>
          <table:table-cell table:style-name="Default" office:value-type="float" office:value="-0.01525" calcext:value-type="float">
            <text:p>-0.01525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-0.470317" calcext:value-type="float">
            <text:p>-0.470317</text:p>
          </table:table-cell>
          <table:table-cell office:value-type="float" office:value="-0.015144" calcext:value-type="float">
            <text:p>-0.015144</text:p>
          </table:table-cell>
          <table:table-cell office:value-type="float" office:value="-0.009578" calcext:value-type="float">
            <text:p>-0.009578</text:p>
          </table:table-cell>
          <table:table-cell office:value-type="string" calcext:value-type="string">
            <text:p>0.005709</text:p>
          </table:table-cell>
        </table:table-row>
        <table:table-row table:style-name="ro1">
          <table:table-cell office:value-type="float" office:value="1527048201.03705" calcext:value-type="float">
            <text:p>1527048201.03705</text:p>
          </table:table-cell>
          <table:table-cell office:value-type="string" calcext:value-type="string">
            <text:p>PID_x</text:p>
          </table:table-cell>
          <table:table-cell office:value-type="float" office:value="-0.655653" calcext:value-type="float">
            <text:p>-0.655653</text:p>
          </table:table-cell>
          <table:table-cell office:value-type="float" office:value="0.004362" calcext:value-type="float">
            <text:p>0.004362</text:p>
          </table:table-cell>
          <table:table-cell office:value-type="float" office:value="-0.015559" calcext:value-type="float">
            <text:p>-0.015559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-0.473321" calcext:value-type="float">
            <text:p>-0.473321</text:p>
          </table:table-cell>
          <table:table-cell office:value-type="float" office:value="-0.015053" calcext:value-type="float">
            <text:p>-0.015053</text:p>
          </table:table-cell>
          <table:table-cell office:value-type="float" office:value="-0.01525" calcext:value-type="float">
            <text:p>-0.01525</text:p>
          </table:table-cell>
          <table:table-cell office:value-type="string" calcext:value-type="string">
            <text:p>0.005000</text:p>
          </table:table-cell>
        </table:table-row>
        <table:table-row table:style-name="ro1" table:visibility="filter">
          <table:table-cell office:value-type="float" office:value="1527048201.03712" calcext:value-type="float">
            <text:p>1527048201.0371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55653" calcext:value-type="float">
            <text:p>-0.655653</text:p>
          </table:table-cell>
          <table:table-cell office:value-type="float" office:value="0.004362" calcext:value-type="float">
            <text:p>0.004362</text:p>
          </table:table-cell>
          <table:table-cell table:style-name="Default" office:value-type="float" office:value="-0.015559" calcext:value-type="float">
            <text:p>-0.015559</text:p>
          </table:table-cell>
          <table:table-cell office:value-type="float" office:value="0.00501" calcext:value-type="float">
            <text:p>0.00501</text:p>
          </table:table-cell>
          <table:table-cell table:style-name="Default" office:value-type="float" office:value="-0.473321" calcext:value-type="float">
            <text:p>-0.473321</text:p>
          </table:table-cell>
          <table:table-cell office:value-type="float" office:value="-0.015053" calcext:value-type="float">
            <text:p>-0.015053</text:p>
          </table:table-cell>
          <table:table-cell office:value-type="float" office:value="-0.01525" calcext:value-type="float">
            <text:p>-0.01525</text:p>
          </table:table-cell>
          <table:table-cell office:value-type="string" calcext:value-type="string">
            <text:p>0.005000</text:p>
          </table:table-cell>
        </table:table-row>
        <table:table-row table:style-name="ro1">
          <table:table-cell office:value-type="float" office:value="1527048201.05663" calcext:value-type="float">
            <text:p>1527048201.05663</text:p>
          </table:table-cell>
          <table:table-cell office:value-type="string" calcext:value-type="string">
            <text:p>PID_x</text:p>
          </table:table-cell>
          <table:table-cell office:value-type="float" office:value="-0.725906" calcext:value-type="float">
            <text:p>-0.725906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-0.017953" calcext:value-type="float">
            <text:p>-0.017953</text:p>
          </table:table-cell>
          <table:table-cell office:value-type="float" office:value="0.004149" calcext:value-type="float">
            <text:p>0.004149</text:p>
          </table:table-cell>
          <table:table-cell office:value-type="float" office:value="-0.497779" calcext:value-type="float">
            <text:p>-0.497779</text:p>
          </table:table-cell>
          <table:table-cell office:value-type="float" office:value="-0.023846" calcext:value-type="float">
            <text:p>-0.023846</text:p>
          </table:table-cell>
          <table:table-cell office:value-type="float" office:value="-0.015559" calcext:value-type="float">
            <text:p>-0.015559</text:p>
          </table:table-cell>
          <table:table-cell office:value-type="string" calcext:value-type="string">
            <text:p>0.005010</text:p>
          </table:table-cell>
        </table:table-row>
        <table:table-row table:style-name="ro1" table:visibility="filter">
          <table:table-cell office:value-type="float" office:value="1527048201.05669" calcext:value-type="float">
            <text:p>1527048201.05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25906" calcext:value-type="float">
            <text:p>-0.725906</text:p>
          </table:table-cell>
          <table:table-cell office:value-type="float" office:value="0.002524" calcext:value-type="float">
            <text:p>0.002524</text:p>
          </table:table-cell>
          <table:table-cell table:style-name="Default" office:value-type="float" office:value="-0.017953" calcext:value-type="float">
            <text:p>-0.017953</text:p>
          </table:table-cell>
          <table:table-cell office:value-type="float" office:value="0.004149" calcext:value-type="float">
            <text:p>0.004149</text:p>
          </table:table-cell>
          <table:table-cell table:style-name="Default" office:value-type="float" office:value="-0.497779" calcext:value-type="float">
            <text:p>-0.497779</text:p>
          </table:table-cell>
          <table:table-cell office:value-type="float" office:value="-0.023846" calcext:value-type="float">
            <text:p>-0.023846</text:p>
          </table:table-cell>
          <table:table-cell office:value-type="float" office:value="-0.015559" calcext:value-type="float">
            <text:p>-0.015559</text:p>
          </table:table-cell>
          <table:table-cell office:value-type="string" calcext:value-type="string">
            <text:p>0.005010</text:p>
          </table:table-cell>
        </table:table-row>
        <table:table-row table:style-name="ro1">
          <table:table-cell office:value-type="float" office:value="1527048201.07713" calcext:value-type="float">
            <text:p>1527048201.07713</text:p>
          </table:table-cell>
          <table:table-cell office:value-type="string" calcext:value-type="string">
            <text:p>PID_x</text:p>
          </table:table-cell>
          <table:table-cell office:value-type="float" office:value="-0.767671" calcext:value-type="float">
            <text:p>-0.767671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-0.019386" calcext:value-type="float">
            <text:p>-0.019386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-0.511761" calcext:value-type="float">
            <text:p>-0.511761</text:p>
          </table:table-cell>
          <table:table-cell office:value-type="float" office:value="-0.007973" calcext:value-type="float">
            <text:p>-0.007973</text:p>
          </table:table-cell>
          <table:table-cell office:value-type="float" office:value="-0.017953" calcext:value-type="float">
            <text:p>-0.017953</text:p>
          </table:table-cell>
          <table:table-cell office:value-type="string" calcext:value-type="string">
            <text:p>0.004149</text:p>
          </table:table-cell>
        </table:table-row>
        <table:table-row table:style-name="ro1" table:visibility="filter">
          <table:table-cell office:value-type="float" office:value="1527048201.07719" calcext:value-type="float">
            <text:p>1527048201.07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67671" calcext:value-type="float">
            <text:p>-0.767671</text:p>
          </table:table-cell>
          <table:table-cell office:value-type="float" office:value="0.005595" calcext:value-type="float">
            <text:p>0.005595</text:p>
          </table:table-cell>
          <table:table-cell table:style-name="Default" office:value-type="float" office:value="-0.019386" calcext:value-type="float">
            <text:p>-0.019386</text:p>
          </table:table-cell>
          <table:table-cell office:value-type="float" office:value="0.005776" calcext:value-type="float">
            <text:p>0.005776</text:p>
          </table:table-cell>
          <table:table-cell table:style-name="Default" office:value-type="float" office:value="-0.511761" calcext:value-type="float">
            <text:p>-0.511761</text:p>
          </table:table-cell>
          <table:table-cell office:value-type="float" office:value="-0.007973" calcext:value-type="float">
            <text:p>-0.007973</text:p>
          </table:table-cell>
          <table:table-cell office:value-type="float" office:value="-0.017953" calcext:value-type="float">
            <text:p>-0.017953</text:p>
          </table:table-cell>
          <table:table-cell office:value-type="string" calcext:value-type="string">
            <text:p>0.004149</text:p>
          </table:table-cell>
        </table:table-row>
        <table:table-row table:style-name="ro1">
          <table:table-cell office:value-type="float" office:value="1527048201.09662" calcext:value-type="float">
            <text:p>1527048201.09662</text:p>
          </table:table-cell>
          <table:table-cell office:value-type="string" calcext:value-type="string">
            <text:p>PID_x</text:p>
          </table:table-cell>
          <table:table-cell office:value-type="float" office:value="-0.773518" calcext:value-type="float">
            <text:p>-0.773518</text:p>
          </table:table-cell>
          <table:table-cell office:value-type="float" office:value="0.004034" calcext:value-type="float">
            <text:p>0.004034</text:p>
          </table:table-cell>
          <table:table-cell office:value-type="float" office:value="-0.019575" calcext:value-type="float">
            <text:p>-0.019575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-0.513693" calcext:value-type="float">
            <text:p>-0.513693</text:p>
          </table:table-cell>
          <table:table-cell office:value-type="float" office:value="-0.017187" calcext:value-type="float">
            <text:p>-0.017187</text:p>
          </table:table-cell>
          <table:table-cell office:value-type="float" office:value="-0.019386" calcext:value-type="float">
            <text:p>-0.019386</text:p>
          </table:table-cell>
          <table:table-cell office:value-type="string" calcext:value-type="string">
            <text:p>0.005776</text:p>
          </table:table-cell>
        </table:table-row>
        <table:table-row table:style-name="ro1" table:visibility="filter">
          <table:table-cell office:value-type="float" office:value="1527048201.09668" calcext:value-type="float">
            <text:p>1527048201.0966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73518" calcext:value-type="float">
            <text:p>-0.773518</text:p>
          </table:table-cell>
          <table:table-cell office:value-type="float" office:value="0.004034" calcext:value-type="float">
            <text:p>0.004034</text:p>
          </table:table-cell>
          <table:table-cell table:style-name="Default" office:value-type="float" office:value="-0.019575" calcext:value-type="float">
            <text:p>-0.019575</text:p>
          </table:table-cell>
          <table:table-cell office:value-type="float" office:value="0.004878" calcext:value-type="float">
            <text:p>0.004878</text:p>
          </table:table-cell>
          <table:table-cell table:style-name="Default" office:value-type="float" office:value="-0.513693" calcext:value-type="float">
            <text:p>-0.513693</text:p>
          </table:table-cell>
          <table:table-cell office:value-type="float" office:value="-0.017187" calcext:value-type="float">
            <text:p>-0.017187</text:p>
          </table:table-cell>
          <table:table-cell office:value-type="float" office:value="-0.019386" calcext:value-type="float">
            <text:p>-0.019386</text:p>
          </table:table-cell>
          <table:table-cell office:value-type="string" calcext:value-type="string">
            <text:p>0.005776</text:p>
          </table:table-cell>
        </table:table-row>
        <table:table-row table:style-name="ro1">
          <table:table-cell office:value-type="float" office:value="1527048201.11712" calcext:value-type="float">
            <text:p>1527048201.11712</text:p>
          </table:table-cell>
          <table:table-cell office:value-type="string" calcext:value-type="string">
            <text:p>PID_x</text:p>
          </table:table-cell>
          <table:table-cell office:value-type="float" office:value="-0.805402" calcext:value-type="float">
            <text:p>-0.805402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-0.02064" calcext:value-type="float">
            <text:p>-0.02064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-0.524087" calcext:value-type="float">
            <text:p>-0.524087</text:p>
          </table:table-cell>
          <table:table-cell office:value-type="float" office:value="-0.008937" calcext:value-type="float">
            <text:p>-0.008937</text:p>
          </table:table-cell>
          <table:table-cell office:value-type="float" office:value="-0.019575" calcext:value-type="float">
            <text:p>-0.019575</text:p>
          </table:table-cell>
          <table:table-cell office:value-type="string" calcext:value-type="string">
            <text:p>0.004878</text:p>
          </table:table-cell>
        </table:table-row>
        <table:table-row table:style-name="ro1" table:visibility="filter">
          <table:table-cell office:value-type="float" office:value="1527048201.11718" calcext:value-type="float">
            <text:p>1527048201.117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05402" calcext:value-type="float">
            <text:p>-0.805402</text:p>
          </table:table-cell>
          <table:table-cell office:value-type="float" office:value="0.005495" calcext:value-type="float">
            <text:p>0.005495</text:p>
          </table:table-cell>
          <table:table-cell table:style-name="Default" office:value-type="float" office:value="-0.02064" calcext:value-type="float">
            <text:p>-0.02064</text:p>
          </table:table-cell>
          <table:table-cell office:value-type="float" office:value="0.005724" calcext:value-type="float">
            <text:p>0.005724</text:p>
          </table:table-cell>
          <table:table-cell table:style-name="Default" office:value-type="float" office:value="-0.524087" calcext:value-type="float">
            <text:p>-0.524087</text:p>
          </table:table-cell>
          <table:table-cell office:value-type="float" office:value="-0.008937" calcext:value-type="float">
            <text:p>-0.008937</text:p>
          </table:table-cell>
          <table:table-cell office:value-type="float" office:value="-0.019575" calcext:value-type="float">
            <text:p>-0.019575</text:p>
          </table:table-cell>
          <table:table-cell office:value-type="string" calcext:value-type="string">
            <text:p>0.004878</text:p>
          </table:table-cell>
        </table:table-row>
        <table:table-row table:style-name="ro1">
          <table:table-cell office:value-type="float" office:value="1527048201.13658" calcext:value-type="float">
            <text:p>1527048201.13658</text:p>
          </table:table-cell>
          <table:table-cell office:value-type="string" calcext:value-type="string">
            <text:p>PID_x</text:p>
          </table:table-cell>
          <table:table-cell office:value-type="float" office:value="-0.803652" calcext:value-type="float">
            <text:p>-0.803652</text:p>
          </table:table-cell>
          <table:table-cell office:value-type="float" office:value="0.008441" calcext:value-type="float">
            <text:p>0.008441</text:p>
          </table:table-cell>
          <table:table-cell office:value-type="float" office:value="-0.020585" calcext:value-type="float">
            <text:p>-0.020585</text:p>
          </table:table-cell>
          <table:table-cell office:value-type="float" office:value="0.007913" calcext:value-type="float">
            <text:p>0.007913</text:p>
          </table:table-cell>
          <table:table-cell office:value-type="float" office:value="-0.52352" calcext:value-type="float">
            <text:p>-0.52352</text:p>
          </table:table-cell>
          <table:table-cell office:value-type="float" office:value="0.013589" calcext:value-type="float">
            <text:p>0.013589</text:p>
          </table:table-cell>
          <table:table-cell office:value-type="float" office:value="-0.02064" calcext:value-type="float">
            <text:p>-0.02064</text:p>
          </table:table-cell>
          <table:table-cell office:value-type="string" calcext:value-type="string">
            <text:p>0.005724</text:p>
          </table:table-cell>
        </table:table-row>
        <table:table-row table:style-name="ro1" table:visibility="filter">
          <table:table-cell office:value-type="float" office:value="1527048201.13671" calcext:value-type="float">
            <text:p>1527048201.136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03652" calcext:value-type="float">
            <text:p>-0.803652</text:p>
          </table:table-cell>
          <table:table-cell office:value-type="float" office:value="0.008441" calcext:value-type="float">
            <text:p>0.008441</text:p>
          </table:table-cell>
          <table:table-cell table:style-name="Default" office:value-type="float" office:value="-0.020585" calcext:value-type="float">
            <text:p>-0.020585</text:p>
          </table:table-cell>
          <table:table-cell office:value-type="float" office:value="0.007913" calcext:value-type="float">
            <text:p>0.007913</text:p>
          </table:table-cell>
          <table:table-cell table:style-name="Default" office:value-type="float" office:value="-0.52352" calcext:value-type="float">
            <text:p>-0.52352</text:p>
          </table:table-cell>
          <table:table-cell office:value-type="float" office:value="0.013589" calcext:value-type="float">
            <text:p>0.013589</text:p>
          </table:table-cell>
          <table:table-cell office:value-type="float" office:value="-0.02064" calcext:value-type="float">
            <text:p>-0.02064</text:p>
          </table:table-cell>
          <table:table-cell office:value-type="string" calcext:value-type="string">
            <text:p>0.005724</text:p>
          </table:table-cell>
        </table:table-row>
        <table:table-row table:style-name="ro1">
          <table:table-cell office:value-type="float" office:value="1527048201.15645" calcext:value-type="float">
            <text:p>1527048201.15645</text:p>
          </table:table-cell>
          <table:table-cell office:value-type="string" calcext:value-type="string">
            <text:p>PID_x</text:p>
          </table:table-cell>
          <table:table-cell office:value-type="float" office:value="-0.83677" calcext:value-type="float">
            <text:p>-0.83677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-0.021639" calcext:value-type="float">
            <text:p>-0.021639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-0.534131" calcext:value-type="float">
            <text:p>-0.53413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-0.020585" calcext:value-type="float">
            <text:p>-0.020585</text:p>
          </table:table-cell>
          <table:table-cell office:value-type="string" calcext:value-type="string">
            <text:p>0.007913</text:p>
          </table:table-cell>
        </table:table-row>
        <table:table-row table:style-name="ro1" table:visibility="filter">
          <table:table-cell office:value-type="float" office:value="1527048201.15651" calcext:value-type="float">
            <text:p>1527048201.1565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3677" calcext:value-type="float">
            <text:p>-0.83677</text:p>
          </table:table-cell>
          <table:table-cell office:value-type="float" office:value="0.006576" calcext:value-type="float">
            <text:p>0.006576</text:p>
          </table:table-cell>
          <table:table-cell table:style-name="Default" office:value-type="float" office:value="-0.021639" calcext:value-type="float">
            <text:p>-0.021639</text:p>
          </table:table-cell>
          <table:table-cell office:value-type="float" office:value="0.006576" calcext:value-type="float">
            <text:p>0.006576</text:p>
          </table:table-cell>
          <table:table-cell table:style-name="Default" office:value-type="float" office:value="-0.534131" calcext:value-type="float">
            <text:p>-0.53413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-0.020585" calcext:value-type="float">
            <text:p>-0.020585</text:p>
          </table:table-cell>
          <table:table-cell office:value-type="string" calcext:value-type="string">
            <text:p>0.007913</text:p>
          </table:table-cell>
        </table:table-row>
        <table:table-row table:style-name="ro1">
          <table:table-cell office:value-type="float" office:value="1527048201.17696" calcext:value-type="float">
            <text:p>1527048201.17696</text:p>
          </table:table-cell>
          <table:table-cell office:value-type="string" calcext:value-type="string">
            <text:p>PID_x</text:p>
          </table:table-cell>
          <table:table-cell office:value-type="float" office:value="-0.815286" calcext:value-type="float">
            <text:p>-0.815286</text:p>
          </table:table-cell>
          <table:table-cell office:value-type="float" office:value="0.008375" calcext:value-type="float">
            <text:p>0.008375</text:p>
          </table:table-cell>
          <table:table-cell office:value-type="float" office:value="-0.020936" calcext:value-type="float">
            <text:p>-0.020936</text:p>
          </table:table-cell>
          <table:table-cell office:value-type="float" office:value="0.007894" calcext:value-type="float">
            <text:p>0.007894</text:p>
          </table:table-cell>
          <table:table-cell office:value-type="float" office:value="-0.527278" calcext:value-type="float">
            <text:p>-0.527278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-0.021639" calcext:value-type="float">
            <text:p>-0.021639</text:p>
          </table:table-cell>
          <table:table-cell office:value-type="string" calcext:value-type="string">
            <text:p>0.006576</text:p>
          </table:table-cell>
        </table:table-row>
        <table:table-row table:style-name="ro1" table:visibility="filter">
          <table:table-cell office:value-type="float" office:value="1527048201.17702" calcext:value-type="float">
            <text:p>1527048201.1770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15286" calcext:value-type="float">
            <text:p>-0.815286</text:p>
          </table:table-cell>
          <table:table-cell office:value-type="float" office:value="0.008375" calcext:value-type="float">
            <text:p>0.008375</text:p>
          </table:table-cell>
          <table:table-cell table:style-name="Default" office:value-type="float" office:value="-0.020936" calcext:value-type="float">
            <text:p>-0.020936</text:p>
          </table:table-cell>
          <table:table-cell office:value-type="float" office:value="0.007894" calcext:value-type="float">
            <text:p>0.007894</text:p>
          </table:table-cell>
          <table:table-cell table:style-name="Default" office:value-type="float" office:value="-0.527278" calcext:value-type="float">
            <text:p>-0.527278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-0.021639" calcext:value-type="float">
            <text:p>-0.021639</text:p>
          </table:table-cell>
          <table:table-cell office:value-type="string" calcext:value-type="string">
            <text:p>0.006576</text:p>
          </table:table-cell>
        </table:table-row>
        <table:table-row table:style-name="ro1">
          <table:table-cell office:value-type="float" office:value="1527048201.1965" calcext:value-type="float">
            <text:p>1527048201.1965</text:p>
          </table:table-cell>
          <table:table-cell office:value-type="string" calcext:value-type="string">
            <text:p>PID_x</text:p>
          </table:table-cell>
          <table:table-cell office:value-type="float" office:value="-0.745866" calcext:value-type="float">
            <text:p>-0.745866</text:p>
          </table:table-cell>
          <table:table-cell office:value-type="float" office:value="0.009075" calcext:value-type="float">
            <text:p>0.009075</text:p>
          </table:table-cell>
          <table:table-cell office:value-type="float" office:value="-0.018707" calcext:value-type="float">
            <text:p>-0.018707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-0.504485" calcext:value-type="float">
            <text:p>-0.504485</text:p>
          </table:table-cell>
          <table:table-cell office:value-type="float" office:value="0.016803" calcext:value-type="float">
            <text:p>0.016803</text:p>
          </table:table-cell>
          <table:table-cell office:value-type="float" office:value="-0.020936" calcext:value-type="float">
            <text:p>-0.020936</text:p>
          </table:table-cell>
          <table:table-cell office:value-type="string" calcext:value-type="string">
            <text:p>0.007894</text:p>
          </table:table-cell>
        </table:table-row>
        <table:table-row table:style-name="ro1" table:visibility="filter">
          <table:table-cell office:value-type="float" office:value="1527048201.19656" calcext:value-type="float">
            <text:p>1527048201.1965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45866" calcext:value-type="float">
            <text:p>-0.745866</text:p>
          </table:table-cell>
          <table:table-cell office:value-type="float" office:value="0.009075" calcext:value-type="float">
            <text:p>0.009075</text:p>
          </table:table-cell>
          <table:table-cell table:style-name="Default" office:value-type="float" office:value="-0.018707" calcext:value-type="float">
            <text:p>-0.018707</text:p>
          </table:table-cell>
          <table:table-cell office:value-type="float" office:value="0.008268" calcext:value-type="float">
            <text:p>0.008268</text:p>
          </table:table-cell>
          <table:table-cell table:style-name="Default" office:value-type="float" office:value="-0.504485" calcext:value-type="float">
            <text:p>-0.504485</text:p>
          </table:table-cell>
          <table:table-cell office:value-type="float" office:value="0.016803" calcext:value-type="float">
            <text:p>0.016803</text:p>
          </table:table-cell>
          <table:table-cell office:value-type="float" office:value="-0.020936" calcext:value-type="float">
            <text:p>-0.020936</text:p>
          </table:table-cell>
          <table:table-cell office:value-type="string" calcext:value-type="string">
            <text:p>0.007894</text:p>
          </table:table-cell>
        </table:table-row>
        <table:table-row table:style-name="ro1">
          <table:table-cell office:value-type="float" office:value="1527048201.21692" calcext:value-type="float">
            <text:p>1527048201.21692</text:p>
          </table:table-cell>
          <table:table-cell office:value-type="string" calcext:value-type="string">
            <text:p>PID_x</text:p>
          </table:table-cell>
          <table:table-cell office:value-type="float" office:value="-0.793693" calcext:value-type="float">
            <text:p>-0.793693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-0.02032" calcext:value-type="float">
            <text:p>-0.02032</text:p>
          </table:table-cell>
          <table:table-cell office:value-type="float" office:value="0.009691" calcext:value-type="float">
            <text:p>0.009691</text:p>
          </table:table-cell>
          <table:table-cell office:value-type="float" office:value="-0.52027" calcext:value-type="float">
            <text:p>-0.52027</text:p>
          </table:table-cell>
          <table:table-cell office:value-type="float" office:value="0.030735" calcext:value-type="float">
            <text:p>0.030735</text:p>
          </table:table-cell>
          <table:table-cell office:value-type="float" office:value="-0.018707" calcext:value-type="float">
            <text:p>-0.018707</text:p>
          </table:table-cell>
          <table:table-cell office:value-type="string" calcext:value-type="string">
            <text:p>0.008268</text:p>
          </table:table-cell>
        </table:table-row>
        <table:table-row table:style-name="ro1" table:visibility="filter">
          <table:table-cell office:value-type="float" office:value="1527048201.21697" calcext:value-type="float">
            <text:p>1527048201.2169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93693" calcext:value-type="float">
            <text:p>-0.793693</text:p>
          </table:table-cell>
          <table:table-cell office:value-type="float" office:value="0.01239" calcext:value-type="float">
            <text:p>0.01239</text:p>
          </table:table-cell>
          <table:table-cell table:style-name="Default" office:value-type="float" office:value="-0.02032" calcext:value-type="float">
            <text:p>-0.02032</text:p>
          </table:table-cell>
          <table:table-cell office:value-type="float" office:value="0.009691" calcext:value-type="float">
            <text:p>0.009691</text:p>
          </table:table-cell>
          <table:table-cell table:style-name="Default" office:value-type="float" office:value="-0.52027" calcext:value-type="float">
            <text:p>-0.52027</text:p>
          </table:table-cell>
          <table:table-cell office:value-type="float" office:value="0.030735" calcext:value-type="float">
            <text:p>0.030735</text:p>
          </table:table-cell>
          <table:table-cell office:value-type="float" office:value="-0.018707" calcext:value-type="float">
            <text:p>-0.018707</text:p>
          </table:table-cell>
          <table:table-cell office:value-type="string" calcext:value-type="string">
            <text:p>0.008268</text:p>
          </table:table-cell>
        </table:table-row>
        <table:table-row table:style-name="ro1">
          <table:table-cell office:value-type="float" office:value="1527048201.23643" calcext:value-type="float">
            <text:p>1527048201.23643</text:p>
          </table:table-cell>
          <table:table-cell office:value-type="string" calcext:value-type="string">
            <text:p>PID_x</text:p>
          </table:table-cell>
          <table:table-cell office:value-type="float" office:value="-0.799455" calcext:value-type="float">
            <text:p>-0.799455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-0.020502" calcext:value-type="float">
            <text:p>-0.020502</text:p>
          </table:table-cell>
          <table:table-cell office:value-type="float" office:value="0.006721" calcext:value-type="float">
            <text:p>0.006721</text:p>
          </table:table-cell>
          <table:table-cell office:value-type="float" office:value="-0.522143" calcext:value-type="float">
            <text:p>-0.522143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-0.02032" calcext:value-type="float">
            <text:p>-0.02032</text:p>
          </table:table-cell>
          <table:table-cell office:value-type="string" calcext:value-type="string">
            <text:p>0.009691</text:p>
          </table:table-cell>
        </table:table-row>
        <table:table-row table:style-name="ro1" table:visibility="filter">
          <table:table-cell office:value-type="float" office:value="1527048201.23649" calcext:value-type="float">
            <text:p>1527048201.2364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99455" calcext:value-type="float">
            <text:p>-0.799455</text:p>
          </table:table-cell>
          <table:table-cell office:value-type="float" office:value="0.006722" calcext:value-type="float">
            <text:p>0.006722</text:p>
          </table:table-cell>
          <table:table-cell table:style-name="Default" office:value-type="float" office:value="-0.020502" calcext:value-type="float">
            <text:p>-0.020502</text:p>
          </table:table-cell>
          <table:table-cell office:value-type="float" office:value="0.006721" calcext:value-type="float">
            <text:p>0.006721</text:p>
          </table:table-cell>
          <table:table-cell table:style-name="Default" office:value-type="float" office:value="-0.522143" calcext:value-type="float">
            <text:p>-0.522143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-0.02032" calcext:value-type="float">
            <text:p>-0.02032</text:p>
          </table:table-cell>
          <table:table-cell office:value-type="string" calcext:value-type="string">
            <text:p>0.009691</text:p>
          </table:table-cell>
        </table:table-row>
        <table:table-row table:style-name="ro1">
          <table:table-cell office:value-type="float" office:value="1527048201.25691" calcext:value-type="float">
            <text:p>1527048201.25691</text:p>
          </table:table-cell>
          <table:table-cell office:value-type="string" calcext:value-type="string">
            <text:p>PID_x</text:p>
          </table:table-cell>
          <table:table-cell office:value-type="float" office:value="-0.843566" calcext:value-type="float">
            <text:p>-0.843566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21947" calcext:value-type="float">
            <text:p>-0.021947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-0.536252" calcext:value-type="float">
            <text:p>-0.536252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-0.020502" calcext:value-type="float">
            <text:p>-0.020502</text:p>
          </table:table-cell>
          <table:table-cell office:value-type="string" calcext:value-type="string">
            <text:p>0.006721</text:p>
          </table:table-cell>
        </table:table-row>
        <table:table-row table:style-name="ro1" table:visibility="filter">
          <table:table-cell office:value-type="float" office:value="1527048201.25697" calcext:value-type="float">
            <text:p>1527048201.2569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43566" calcext:value-type="float">
            <text:p>-0.843566</text:p>
          </table:table-cell>
          <table:table-cell office:value-type="float" office:value="0.0069" calcext:value-type="float">
            <text:p>0.0069</text:p>
          </table:table-cell>
          <table:table-cell table:style-name="Default" office:value-type="float" office:value="-0.021947" calcext:value-type="float">
            <text:p>-0.021947</text:p>
          </table:table-cell>
          <table:table-cell office:value-type="float" office:value="0.006889" calcext:value-type="float">
            <text:p>0.006889</text:p>
          </table:table-cell>
          <table:table-cell table:style-name="Default" office:value-type="float" office:value="-0.536252" calcext:value-type="float">
            <text:p>-0.536252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-0.020502" calcext:value-type="float">
            <text:p>-0.020502</text:p>
          </table:table-cell>
          <table:table-cell office:value-type="string" calcext:value-type="string">
            <text:p>0.006721</text:p>
          </table:table-cell>
        </table:table-row>
        <table:table-row table:style-name="ro1">
          <table:table-cell office:value-type="float" office:value="1527048201.27629" calcext:value-type="float">
            <text:p>1527048201.27629</text:p>
          </table:table-cell>
          <table:table-cell office:value-type="string" calcext:value-type="string">
            <text:p>PID_x</text:p>
          </table:table-cell>
          <table:table-cell office:value-type="float" office:value="-0.833872" calcext:value-type="float">
            <text:p>-0.833872</text:p>
          </table:table-cell>
          <table:table-cell office:value-type="float" office:value="0.011552" calcext:value-type="float">
            <text:p>0.011552</text:p>
          </table:table-cell>
          <table:table-cell office:value-type="float" office:value="-0.021649" calcext:value-type="float">
            <text:p>-0.021649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-0.533177" calcext:value-type="float">
            <text:p>-0.533177</text:p>
          </table:table-cell>
          <table:table-cell office:value-type="float" office:value="0.027603" calcext:value-type="float">
            <text:p>0.027603</text:p>
          </table:table-cell>
          <table:table-cell office:value-type="float" office:value="-0.021947" calcext:value-type="float">
            <text:p>-0.021947</text:p>
          </table:table-cell>
          <table:table-cell office:value-type="string" calcext:value-type="string">
            <text:p>0.006889</text:p>
          </table:table-cell>
        </table:table-row>
        <table:table-row table:style-name="ro1" table:visibility="filter">
          <table:table-cell office:value-type="float" office:value="1527048201.27634" calcext:value-type="float">
            <text:p>1527048201.2763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33872" calcext:value-type="float">
            <text:p>-0.833872</text:p>
          </table:table-cell>
          <table:table-cell office:value-type="float" office:value="0.011552" calcext:value-type="float">
            <text:p>0.011552</text:p>
          </table:table-cell>
          <table:table-cell table:style-name="Default" office:value-type="float" office:value="-0.021649" calcext:value-type="float">
            <text:p>-0.021649</text:p>
          </table:table-cell>
          <table:table-cell office:value-type="float" office:value="0.009375" calcext:value-type="float">
            <text:p>0.009375</text:p>
          </table:table-cell>
          <table:table-cell table:style-name="Default" office:value-type="float" office:value="-0.533177" calcext:value-type="float">
            <text:p>-0.533177</text:p>
          </table:table-cell>
          <table:table-cell office:value-type="float" office:value="0.027603" calcext:value-type="float">
            <text:p>0.027603</text:p>
          </table:table-cell>
          <table:table-cell office:value-type="float" office:value="-0.021947" calcext:value-type="float">
            <text:p>-0.021947</text:p>
          </table:table-cell>
          <table:table-cell office:value-type="string" calcext:value-type="string">
            <text:p>0.006889</text:p>
          </table:table-cell>
        </table:table-row>
        <table:table-row table:style-name="ro1">
          <table:table-cell office:value-type="float" office:value="1527048201.2968" calcext:value-type="float">
            <text:p>1527048201.2968</text:p>
          </table:table-cell>
          <table:table-cell office:value-type="string" calcext:value-type="string">
            <text:p>PID_x</text:p>
          </table:table-cell>
          <table:table-cell office:value-type="float" office:value="-0.853675" calcext:value-type="float">
            <text:p>-0.853675</text:p>
          </table:table-cell>
          <table:table-cell office:value-type="float" office:value="0.007911" calcext:value-type="float">
            <text:p>0.007911</text:p>
          </table:table-cell>
          <table:table-cell office:value-type="float" office:value="-0.022291" calcext:value-type="float">
            <text:p>-0.022291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-0.53943" calcext:value-type="float">
            <text:p>-0.53943</text:p>
          </table:table-cell>
          <table:table-cell office:value-type="float" office:value="0.010349" calcext:value-type="float">
            <text:p>0.010349</text:p>
          </table:table-cell>
          <table:table-cell office:value-type="float" office:value="-0.021649" calcext:value-type="float">
            <text:p>-0.021649</text:p>
          </table:table-cell>
          <table:table-cell office:value-type="string" calcext:value-type="string">
            <text:p>0.009375</text:p>
          </table:table-cell>
        </table:table-row>
        <table:table-row table:style-name="ro1" table:visibility="filter">
          <table:table-cell office:value-type="float" office:value="1527048201.29686" calcext:value-type="float">
            <text:p>1527048201.2968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53675" calcext:value-type="float">
            <text:p>-0.853675</text:p>
          </table:table-cell>
          <table:table-cell office:value-type="float" office:value="0.007911" calcext:value-type="float">
            <text:p>0.007911</text:p>
          </table:table-cell>
          <table:table-cell table:style-name="Default" office:value-type="float" office:value="-0.022291" calcext:value-type="float">
            <text:p>-0.022291</text:p>
          </table:table-cell>
          <table:table-cell office:value-type="float" office:value="0.007605" calcext:value-type="float">
            <text:p>0.007605</text:p>
          </table:table-cell>
          <table:table-cell table:style-name="Default" office:value-type="float" office:value="-0.53943" calcext:value-type="float">
            <text:p>-0.53943</text:p>
          </table:table-cell>
          <table:table-cell office:value-type="float" office:value="0.010349" calcext:value-type="float">
            <text:p>0.010349</text:p>
          </table:table-cell>
          <table:table-cell office:value-type="float" office:value="-0.021649" calcext:value-type="float">
            <text:p>-0.021649</text:p>
          </table:table-cell>
          <table:table-cell office:value-type="string" calcext:value-type="string">
            <text:p>0.009375</text:p>
          </table:table-cell>
        </table:table-row>
        <table:table-row table:style-name="ro1">
          <table:table-cell office:value-type="float" office:value="1527048201.31624" calcext:value-type="float">
            <text:p>1527048201.31624</text:p>
          </table:table-cell>
          <table:table-cell office:value-type="string" calcext:value-type="string">
            <text:p>PID_x</text:p>
          </table:table-cell>
          <table:table-cell office:value-type="float" office:value="-0.796089" calcext:value-type="float">
            <text:p>-0.796089</text:p>
          </table:table-cell>
          <table:table-cell office:value-type="float" office:value="0.011431" calcext:value-type="float">
            <text:p>0.011431</text:p>
          </table:table-cell>
          <table:table-cell office:value-type="float" office:value="-0.020501" calcext:value-type="float">
            <text:p>-0.020501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-0.521014" calcext:value-type="float">
            <text:p>-0.521014</text:p>
          </table:table-cell>
          <table:table-cell office:value-type="float" office:value="0.027492" calcext:value-type="float">
            <text:p>0.027492</text:p>
          </table:table-cell>
          <table:table-cell office:value-type="float" office:value="-0.022291" calcext:value-type="float">
            <text:p>-0.022291</text:p>
          </table:table-cell>
          <table:table-cell office:value-type="string" calcext:value-type="string">
            <text:p>0.007605</text:p>
          </table:table-cell>
        </table:table-row>
        <table:table-row table:style-name="ro1" table:visibility="filter">
          <table:table-cell office:value-type="float" office:value="1527048201.3163" calcext:value-type="float">
            <text:p>1527048201.316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96089" calcext:value-type="float">
            <text:p>-0.796089</text:p>
          </table:table-cell>
          <table:table-cell office:value-type="float" office:value="0.011431" calcext:value-type="float">
            <text:p>0.011431</text:p>
          </table:table-cell>
          <table:table-cell table:style-name="Default" office:value-type="float" office:value="-0.020501" calcext:value-type="float">
            <text:p>-0.020501</text:p>
          </table:table-cell>
          <table:table-cell office:value-type="float" office:value="0.009271" calcext:value-type="float">
            <text:p>0.009271</text:p>
          </table:table-cell>
          <table:table-cell table:style-name="Default" office:value-type="float" office:value="-0.521014" calcext:value-type="float">
            <text:p>-0.521014</text:p>
          </table:table-cell>
          <table:table-cell office:value-type="float" office:value="0.027492" calcext:value-type="float">
            <text:p>0.027492</text:p>
          </table:table-cell>
          <table:table-cell office:value-type="float" office:value="-0.022291" calcext:value-type="float">
            <text:p>-0.022291</text:p>
          </table:table-cell>
          <table:table-cell office:value-type="string" calcext:value-type="string">
            <text:p>0.007605</text:p>
          </table:table-cell>
        </table:table-row>
        <table:table-row table:style-name="ro1">
          <table:table-cell office:value-type="float" office:value="1527048201.33681" calcext:value-type="float">
            <text:p>1527048201.33681</text:p>
          </table:table-cell>
          <table:table-cell office:value-type="string" calcext:value-type="string">
            <text:p>PID_x</text:p>
          </table:table-cell>
          <table:table-cell office:value-type="float" office:value="-0.830416" calcext:value-type="float">
            <text:p>-0.830416</text:p>
          </table:table-cell>
          <table:table-cell office:value-type="float" office:value="0.012718" calcext:value-type="float">
            <text:p>0.012718</text:p>
          </table:table-cell>
          <table:table-cell office:value-type="float" office:value="-0.021636" calcext:value-type="float">
            <text:p>-0.021636</text:p>
          </table:table-cell>
          <table:table-cell office:value-type="float" office:value="0.009756" calcext:value-type="float">
            <text:p>0.009756</text:p>
          </table:table-cell>
          <table:table-cell office:value-type="float" office:value="-0.532046" calcext:value-type="float">
            <text:p>-0.532046</text:p>
          </table:table-cell>
          <table:table-cell office:value-type="float" office:value="0.0322" calcext:value-type="float">
            <text:p>0.0322</text:p>
          </table:table-cell>
          <table:table-cell office:value-type="float" office:value="-0.020501" calcext:value-type="float">
            <text:p>-0.020501</text:p>
          </table:table-cell>
          <table:table-cell office:value-type="string" calcext:value-type="string">
            <text:p>0.009271</text:p>
          </table:table-cell>
        </table:table-row>
        <table:table-row table:style-name="ro1" table:visibility="filter">
          <table:table-cell office:value-type="float" office:value="1527048201.33688" calcext:value-type="float">
            <text:p>1527048201.3368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30416" calcext:value-type="float">
            <text:p>-0.830416</text:p>
          </table:table-cell>
          <table:table-cell office:value-type="float" office:value="0.012718" calcext:value-type="float">
            <text:p>0.012718</text:p>
          </table:table-cell>
          <table:table-cell table:style-name="Default" office:value-type="float" office:value="-0.021636" calcext:value-type="float">
            <text:p>-0.021636</text:p>
          </table:table-cell>
          <table:table-cell office:value-type="float" office:value="0.009756" calcext:value-type="float">
            <text:p>0.009756</text:p>
          </table:table-cell>
          <table:table-cell table:style-name="Default" office:value-type="float" office:value="-0.532046" calcext:value-type="float">
            <text:p>-0.532046</text:p>
          </table:table-cell>
          <table:table-cell office:value-type="float" office:value="0.0322" calcext:value-type="float">
            <text:p>0.0322</text:p>
          </table:table-cell>
          <table:table-cell office:value-type="float" office:value="-0.020501" calcext:value-type="float">
            <text:p>-0.020501</text:p>
          </table:table-cell>
          <table:table-cell office:value-type="string" calcext:value-type="string">
            <text:p>0.009271</text:p>
          </table:table-cell>
        </table:table-row>
        <table:table-row table:style-name="ro1">
          <table:table-cell office:value-type="float" office:value="1527048201.35641" calcext:value-type="float">
            <text:p>1527048201.35641</text:p>
          </table:table-cell>
          <table:table-cell office:value-type="string" calcext:value-type="string">
            <text:p>PID_x</text:p>
          </table:table-cell>
          <table:table-cell office:value-type="float" office:value="-0.789865" calcext:value-type="float">
            <text:p>-0.789865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-0.020356" calcext:value-type="float">
            <text:p>-0.020356</text:p>
          </table:table-cell>
          <table:table-cell office:value-type="float" office:value="0.008945" calcext:value-type="float">
            <text:p>0.008945</text:p>
          </table:table-cell>
          <table:table-cell office:value-type="float" office:value="-0.518968" calcext:value-type="float">
            <text:p>-0.518968</text:p>
          </table:table-cell>
          <table:table-cell office:value-type="float" office:value="0.023922" calcext:value-type="float">
            <text:p>0.023922</text:p>
          </table:table-cell>
          <table:table-cell office:value-type="float" office:value="-0.021636" calcext:value-type="float">
            <text:p>-0.021636</text:p>
          </table:table-cell>
          <table:table-cell office:value-type="string" calcext:value-type="string">
            <text:p>0.009756</text:p>
          </table:table-cell>
        </table:table-row>
        <table:table-row table:style-name="ro1" table:visibility="filter">
          <table:table-cell office:value-type="float" office:value="1527048201.35647" calcext:value-type="float">
            <text:p>1527048201.3564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89865" calcext:value-type="float">
            <text:p>-0.789865</text:p>
          </table:table-cell>
          <table:table-cell office:value-type="float" office:value="0.01058" calcext:value-type="float">
            <text:p>0.01058</text:p>
          </table:table-cell>
          <table:table-cell table:style-name="Default" office:value-type="float" office:value="-0.020356" calcext:value-type="float">
            <text:p>-0.020356</text:p>
          </table:table-cell>
          <table:table-cell office:value-type="float" office:value="0.008945" calcext:value-type="float">
            <text:p>0.008945</text:p>
          </table:table-cell>
          <table:table-cell table:style-name="Default" office:value-type="float" office:value="-0.518968" calcext:value-type="float">
            <text:p>-0.518968</text:p>
          </table:table-cell>
          <table:table-cell office:value-type="float" office:value="0.023922" calcext:value-type="float">
            <text:p>0.023922</text:p>
          </table:table-cell>
          <table:table-cell office:value-type="float" office:value="-0.021636" calcext:value-type="float">
            <text:p>-0.021636</text:p>
          </table:table-cell>
          <table:table-cell office:value-type="string" calcext:value-type="string">
            <text:p>0.009756</text:p>
          </table:table-cell>
        </table:table-row>
        <table:table-row table:style-name="ro1">
          <table:table-cell office:value-type="float" office:value="1527048201.37691" calcext:value-type="float">
            <text:p>1527048201.37691</text:p>
          </table:table-cell>
          <table:table-cell office:value-type="string" calcext:value-type="string">
            <text:p>PID_x</text:p>
          </table:table-cell>
          <table:table-cell office:value-type="float" office:value="-0.800423" calcext:value-type="float">
            <text:p>-0.800423</text:p>
          </table:table-cell>
          <table:table-cell office:value-type="float" office:value="0.011978" calcext:value-type="float">
            <text:p>0.011978</text:p>
          </table:table-cell>
          <table:table-cell office:value-type="float" office:value="-0.020708" calcext:value-type="float">
            <text:p>-0.020708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-0.522399" calcext:value-type="float">
            <text:p>-0.522399</text:p>
          </table:table-cell>
          <table:table-cell office:value-type="float" office:value="0.029404" calcext:value-type="float">
            <text:p>0.029404</text:p>
          </table:table-cell>
          <table:table-cell office:value-type="float" office:value="-0.020356" calcext:value-type="float">
            <text:p>-0.020356</text:p>
          </table:table-cell>
          <table:table-cell office:value-type="string" calcext:value-type="string">
            <text:p>0.008945</text:p>
          </table:table-cell>
        </table:table-row>
        <table:table-row table:style-name="ro1" table:visibility="filter">
          <table:table-cell office:value-type="float" office:value="1527048201.37696" calcext:value-type="float">
            <text:p>1527048201.3769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00423" calcext:value-type="float">
            <text:p>-0.800423</text:p>
          </table:table-cell>
          <table:table-cell office:value-type="float" office:value="0.011978" calcext:value-type="float">
            <text:p>0.011978</text:p>
          </table:table-cell>
          <table:table-cell table:style-name="Default" office:value-type="float" office:value="-0.020708" calcext:value-type="float">
            <text:p>-0.020708</text:p>
          </table:table-cell>
          <table:table-cell office:value-type="float" office:value="0.009507" calcext:value-type="float">
            <text:p>0.009507</text:p>
          </table:table-cell>
          <table:table-cell table:style-name="Default" office:value-type="float" office:value="-0.522399" calcext:value-type="float">
            <text:p>-0.522399</text:p>
          </table:table-cell>
          <table:table-cell office:value-type="float" office:value="0.029404" calcext:value-type="float">
            <text:p>0.029404</text:p>
          </table:table-cell>
          <table:table-cell office:value-type="float" office:value="-0.020356" calcext:value-type="float">
            <text:p>-0.020356</text:p>
          </table:table-cell>
          <table:table-cell office:value-type="string" calcext:value-type="string">
            <text:p>0.008945</text:p>
          </table:table-cell>
        </table:table-row>
        <table:table-row table:style-name="ro1">
          <table:table-cell office:value-type="float" office:value="1527048201.3964" calcext:value-type="float">
            <text:p>1527048201.3964</text:p>
          </table:table-cell>
          <table:table-cell office:value-type="string" calcext:value-type="string">
            <text:p>PID_x</text:p>
          </table:table-cell>
          <table:table-cell office:value-type="float" office:value="-0.832658" calcext:value-type="float">
            <text:p>-0.832658</text:p>
          </table:table-cell>
          <table:table-cell office:value-type="float" office:value="0.010026" calcext:value-type="float">
            <text:p>0.010026</text:p>
          </table:table-cell>
          <table:table-cell office:value-type="float" office:value="-0.021717" calcext:value-type="float">
            <text:p>-0.021717</text:p>
          </table:table-cell>
          <table:table-cell office:value-type="float" office:value="0.008723" calcext:value-type="float">
            <text:p>0.008723</text:p>
          </table:table-cell>
          <table:table-cell office:value-type="float" office:value="-0.532756" calcext:value-type="float">
            <text:p>-0.532756</text:p>
          </table:table-cell>
          <table:table-cell office:value-type="float" office:value="0.021357" calcext:value-type="float">
            <text:p>0.021357</text:p>
          </table:table-cell>
          <table:table-cell office:value-type="float" office:value="-0.020708" calcext:value-type="float">
            <text:p>-0.020708</text:p>
          </table:table-cell>
          <table:table-cell office:value-type="string" calcext:value-type="string">
            <text:p>0.009507</text:p>
          </table:table-cell>
        </table:table-row>
        <table:table-row table:style-name="ro1" table:visibility="filter">
          <table:table-cell office:value-type="float" office:value="1527048201.39646" calcext:value-type="float">
            <text:p>1527048201.3964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32658" calcext:value-type="float">
            <text:p>-0.832658</text:p>
          </table:table-cell>
          <table:table-cell office:value-type="float" office:value="0.010026" calcext:value-type="float">
            <text:p>0.010026</text:p>
          </table:table-cell>
          <table:table-cell table:style-name="Default" office:value-type="float" office:value="-0.021717" calcext:value-type="float">
            <text:p>-0.021717</text:p>
          </table:table-cell>
          <table:table-cell office:value-type="float" office:value="0.008723" calcext:value-type="float">
            <text:p>0.008723</text:p>
          </table:table-cell>
          <table:table-cell table:style-name="Default" office:value-type="float" office:value="-0.532756" calcext:value-type="float">
            <text:p>-0.532756</text:p>
          </table:table-cell>
          <table:table-cell office:value-type="float" office:value="0.021357" calcext:value-type="float">
            <text:p>0.021357</text:p>
          </table:table-cell>
          <table:table-cell office:value-type="float" office:value="-0.020708" calcext:value-type="float">
            <text:p>-0.020708</text:p>
          </table:table-cell>
          <table:table-cell office:value-type="string" calcext:value-type="string">
            <text:p>0.009507</text:p>
          </table:table-cell>
        </table:table-row>
        <table:table-row table:style-name="ro1">
          <table:table-cell office:value-type="float" office:value="1527048201.41687" calcext:value-type="float">
            <text:p>1527048201.41687</text:p>
          </table:table-cell>
          <table:table-cell office:value-type="string" calcext:value-type="string">
            <text:p>PID_x</text:p>
          </table:table-cell>
          <table:table-cell office:value-type="float" office:value="-0.890221" calcext:value-type="float">
            <text:p>-0.890221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-0.023559" calcext:value-type="float">
            <text:p>-0.023559</text:p>
          </table:table-cell>
          <table:table-cell office:value-type="float" office:value="0.009108" calcext:value-type="float">
            <text:p>0.009108</text:p>
          </table:table-cell>
          <table:table-cell office:value-type="float" office:value="-0.550756" calcext:value-type="float">
            <text:p>-0.550756</text:p>
          </table:table-cell>
          <table:table-cell office:value-type="float" office:value="0.025116" calcext:value-type="float">
            <text:p>0.025116</text:p>
          </table:table-cell>
          <table:table-cell office:value-type="float" office:value="-0.021717" calcext:value-type="float">
            <text:p>-0.021717</text:p>
          </table:table-cell>
          <table:table-cell office:value-type="string" calcext:value-type="string">
            <text:p>0.008723</text:p>
          </table:table-cell>
        </table:table-row>
        <table:table-row table:style-name="ro1" table:visibility="filter">
          <table:table-cell office:value-type="float" office:value="1527048201.41693" calcext:value-type="float">
            <text:p>1527048201.4169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90221" calcext:value-type="float">
            <text:p>-0.890221</text:p>
          </table:table-cell>
          <table:table-cell office:value-type="float" office:value="0.01091" calcext:value-type="float">
            <text:p>0.01091</text:p>
          </table:table-cell>
          <table:table-cell table:style-name="Default" office:value-type="float" office:value="-0.023559" calcext:value-type="float">
            <text:p>-0.023559</text:p>
          </table:table-cell>
          <table:table-cell office:value-type="float" office:value="0.009108" calcext:value-type="float">
            <text:p>0.009108</text:p>
          </table:table-cell>
          <table:table-cell table:style-name="Default" office:value-type="float" office:value="-0.550756" calcext:value-type="float">
            <text:p>-0.550756</text:p>
          </table:table-cell>
          <table:table-cell office:value-type="float" office:value="0.025116" calcext:value-type="float">
            <text:p>0.025116</text:p>
          </table:table-cell>
          <table:table-cell office:value-type="float" office:value="-0.021717" calcext:value-type="float">
            <text:p>-0.021717</text:p>
          </table:table-cell>
          <table:table-cell office:value-type="string" calcext:value-type="string">
            <text:p>0.008723</text:p>
          </table:table-cell>
        </table:table-row>
        <table:table-row table:style-name="ro1">
          <table:table-cell office:value-type="float" office:value="1527048201.43639" calcext:value-type="float">
            <text:p>1527048201.43639</text:p>
          </table:table-cell>
          <table:table-cell office:value-type="string" calcext:value-type="string">
            <text:p>PID_x</text:p>
          </table:table-cell>
          <table:table-cell office:value-type="float" office:value="-0.795461" calcext:value-type="float">
            <text:p>-0.795461</text:p>
          </table:table-cell>
          <table:table-cell office:value-type="float" office:value="0.013872" calcext:value-type="float">
            <text:p>0.013872</text:p>
          </table:table-cell>
          <table:table-cell office:value-type="float" office:value="-0.020631" calcext:value-type="float">
            <text:p>-0.020631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-0.520759" calcext:value-type="float">
            <text:p>-0.520759</text:p>
          </table:table-cell>
          <table:table-cell office:value-type="float" office:value="0.035996" calcext:value-type="float">
            <text:p>0.035996</text:p>
          </table:table-cell>
          <table:table-cell office:value-type="float" office:value="-0.023559" calcext:value-type="float">
            <text:p>-0.023559</text:p>
          </table:table-cell>
          <table:table-cell office:value-type="string" calcext:value-type="string">
            <text:p>0.009108</text:p>
          </table:table-cell>
        </table:table-row>
        <table:table-row table:style-name="ro1" table:visibility="filter">
          <table:table-cell office:value-type="float" office:value="1527048201.43646" calcext:value-type="float">
            <text:p>1527048201.4364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95461" calcext:value-type="float">
            <text:p>-0.795461</text:p>
          </table:table-cell>
          <table:table-cell office:value-type="float" office:value="0.013872" calcext:value-type="float">
            <text:p>0.013872</text:p>
          </table:table-cell>
          <table:table-cell table:style-name="Default" office:value-type="float" office:value="-0.020631" calcext:value-type="float">
            <text:p>-0.020631</text:p>
          </table:table-cell>
          <table:table-cell office:value-type="float" office:value="0.01017" calcext:value-type="float">
            <text:p>0.01017</text:p>
          </table:table-cell>
          <table:table-cell table:style-name="Default" office:value-type="float" office:value="-0.520759" calcext:value-type="float">
            <text:p>-0.520759</text:p>
          </table:table-cell>
          <table:table-cell office:value-type="float" office:value="0.035996" calcext:value-type="float">
            <text:p>0.035996</text:p>
          </table:table-cell>
          <table:table-cell office:value-type="float" office:value="-0.023559" calcext:value-type="float">
            <text:p>-0.023559</text:p>
          </table:table-cell>
          <table:table-cell office:value-type="string" calcext:value-type="string">
            <text:p>0.009108</text:p>
          </table:table-cell>
        </table:table-row>
        <table:table-row table:style-name="ro1">
          <table:table-cell office:value-type="float" office:value="1527048201.45693" calcext:value-type="float">
            <text:p>1527048201.45693</text:p>
          </table:table-cell>
          <table:table-cell office:value-type="string" calcext:value-type="string">
            <text:p>PID_x</text:p>
          </table:table-cell>
          <table:table-cell office:value-type="float" office:value="-0.858037" calcext:value-type="float">
            <text:p>-0.858037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-0.02268" calcext:value-type="float">
            <text:p>-0.02268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-0.540717" calcext:value-type="float">
            <text:p>-0.540717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-0.020631" calcext:value-type="float">
            <text:p>-0.020631</text:p>
          </table:table-cell>
          <table:table-cell office:value-type="string" calcext:value-type="string">
            <text:p>0.010170</text:p>
          </table:table-cell>
        </table:table-row>
        <table:table-row table:style-name="ro1" table:visibility="filter">
          <table:table-cell office:value-type="float" office:value="1527048201.457" calcext:value-type="float">
            <text:p>1527048201.45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58037" calcext:value-type="float">
            <text:p>-0.858037</text:p>
          </table:table-cell>
          <table:table-cell office:value-type="float" office:value="0.009762" calcext:value-type="float">
            <text:p>0.009762</text:p>
          </table:table-cell>
          <table:table-cell table:style-name="Default" office:value-type="float" office:value="-0.02268" calcext:value-type="float">
            <text:p>-0.02268</text:p>
          </table:table-cell>
          <table:table-cell office:value-type="float" office:value="0.00857" calcext:value-type="float">
            <text:p>0.00857</text:p>
          </table:table-cell>
          <table:table-cell table:style-name="Default" office:value-type="float" office:value="-0.540717" calcext:value-type="float">
            <text:p>-0.540717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-0.020631" calcext:value-type="float">
            <text:p>-0.020631</text:p>
          </table:table-cell>
          <table:table-cell office:value-type="string" calcext:value-type="string">
            <text:p>0.010170</text:p>
          </table:table-cell>
        </table:table-row>
        <table:table-row table:style-name="ro1">
          <table:table-cell office:value-type="float" office:value="1527048201.47649" calcext:value-type="float">
            <text:p>1527048201.47649</text:p>
          </table:table-cell>
          <table:table-cell office:value-type="string" calcext:value-type="string">
            <text:p>PID_x</text:p>
          </table:table-cell>
          <table:table-cell office:value-type="float" office:value="-0.831971" calcext:value-type="float">
            <text:p>-0.831971</text:p>
          </table:table-cell>
          <table:table-cell office:value-type="float" office:value="0.011715" calcext:value-type="float">
            <text:p>0.011715</text:p>
          </table:table-cell>
          <table:table-cell office:value-type="float" office:value="-0.021875" calcext:value-type="float">
            <text:p>-0.021875</text:p>
          </table:table-cell>
          <table:table-cell office:value-type="float" office:value="0.009373" calcext:value-type="float">
            <text:p>0.009373</text:p>
          </table:table-cell>
          <table:table-cell office:value-type="float" office:value="-0.532479" calcext:value-type="float">
            <text:p>-0.532479</text:p>
          </table:table-cell>
          <table:table-cell office:value-type="float" office:value="0.028629" calcext:value-type="float">
            <text:p>0.028629</text:p>
          </table:table-cell>
          <table:table-cell office:value-type="float" office:value="-0.02268" calcext:value-type="float">
            <text:p>-0.02268</text:p>
          </table:table-cell>
          <table:table-cell office:value-type="string" calcext:value-type="string">
            <text:p>0.008570</text:p>
          </table:table-cell>
        </table:table-row>
        <table:table-row table:style-name="ro1" table:visibility="filter">
          <table:table-cell office:value-type="float" office:value="1527048201.4766" calcext:value-type="float">
            <text:p>1527048201.47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31971" calcext:value-type="float">
            <text:p>-0.831971</text:p>
          </table:table-cell>
          <table:table-cell office:value-type="float" office:value="0.011715" calcext:value-type="float">
            <text:p>0.011715</text:p>
          </table:table-cell>
          <table:table-cell table:style-name="Default" office:value-type="float" office:value="-0.021875" calcext:value-type="float">
            <text:p>-0.021875</text:p>
          </table:table-cell>
          <table:table-cell office:value-type="float" office:value="0.009373" calcext:value-type="float">
            <text:p>0.009373</text:p>
          </table:table-cell>
          <table:table-cell table:style-name="Default" office:value-type="float" office:value="-0.532479" calcext:value-type="float">
            <text:p>-0.532479</text:p>
          </table:table-cell>
          <table:table-cell office:value-type="float" office:value="0.028629" calcext:value-type="float">
            <text:p>0.028629</text:p>
          </table:table-cell>
          <table:table-cell office:value-type="float" office:value="-0.02268" calcext:value-type="float">
            <text:p>-0.02268</text:p>
          </table:table-cell>
          <table:table-cell office:value-type="string" calcext:value-type="string">
            <text:p>0.008570</text:p>
          </table:table-cell>
        </table:table-row>
        <table:table-row table:style-name="ro1">
          <table:table-cell office:value-type="float" office:value="1527048201.49706" calcext:value-type="float">
            <text:p>1527048201.49706</text:p>
          </table:table-cell>
          <table:table-cell office:value-type="string" calcext:value-type="string">
            <text:p>PID_x</text:p>
          </table:table-cell>
          <table:table-cell office:value-type="float" office:value="-0.899369" calcext:value-type="float">
            <text:p>-0.899369</text:p>
          </table:table-cell>
          <table:table-cell office:value-type="float" office:value="0.009462" calcext:value-type="float">
            <text:p>0.009462</text:p>
          </table:table-cell>
          <table:table-cell office:value-type="float" office:value="-0.024037" calcext:value-type="float">
            <text:p>-0.024037</text:p>
          </table:table-cell>
          <table:table-cell office:value-type="float" office:value="0.008406" calcext:value-type="float">
            <text:p>0.008406</text:p>
          </table:table-cell>
          <table:table-cell office:value-type="float" office:value="-0.553503" calcext:value-type="float">
            <text:p>-0.553503</text:p>
          </table:table-cell>
          <table:table-cell office:value-type="float" office:value="0.019226" calcext:value-type="float">
            <text:p>0.019226</text:p>
          </table:table-cell>
          <table:table-cell office:value-type="float" office:value="-0.021875" calcext:value-type="float">
            <text:p>-0.021875</text:p>
          </table:table-cell>
          <table:table-cell office:value-type="string" calcext:value-type="string">
            <text:p>0.009373</text:p>
          </table:table-cell>
        </table:table-row>
        <table:table-row table:style-name="ro1" table:visibility="filter">
          <table:table-cell office:value-type="float" office:value="1527048201.49712" calcext:value-type="float">
            <text:p>1527048201.4971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99369" calcext:value-type="float">
            <text:p>-0.899369</text:p>
          </table:table-cell>
          <table:table-cell office:value-type="float" office:value="0.009462" calcext:value-type="float">
            <text:p>0.009462</text:p>
          </table:table-cell>
          <table:table-cell table:style-name="Default" office:value-type="float" office:value="-0.024037" calcext:value-type="float">
            <text:p>-0.024037</text:p>
          </table:table-cell>
          <table:table-cell office:value-type="float" office:value="0.008406" calcext:value-type="float">
            <text:p>0.008406</text:p>
          </table:table-cell>
          <table:table-cell table:style-name="Default" office:value-type="float" office:value="-0.553503" calcext:value-type="float">
            <text:p>-0.553503</text:p>
          </table:table-cell>
          <table:table-cell office:value-type="float" office:value="0.019226" calcext:value-type="float">
            <text:p>0.019226</text:p>
          </table:table-cell>
          <table:table-cell office:value-type="float" office:value="-0.021875" calcext:value-type="float">
            <text:p>-0.021875</text:p>
          </table:table-cell>
          <table:table-cell office:value-type="string" calcext:value-type="string">
            <text:p>0.009373</text:p>
          </table:table-cell>
        </table:table-row>
        <table:table-row table:style-name="ro1">
          <table:table-cell office:value-type="float" office:value="1527048201.51661" calcext:value-type="float">
            <text:p>1527048201.51661</text:p>
          </table:table-cell>
          <table:table-cell office:value-type="string" calcext:value-type="string">
            <text:p>PID_x</text:p>
          </table:table-cell>
          <table:table-cell office:value-type="float" office:value="-0.877316" calcext:value-type="float">
            <text:p>-0.877316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-0.023373" calcext:value-type="float">
            <text:p>-0.023373</text:p>
          </table:table-cell>
          <table:table-cell office:value-type="float" office:value="0.009476" calcext:value-type="float">
            <text:p>0.009476</text:p>
          </table:table-cell>
          <table:table-cell office:value-type="float" office:value="-0.546699" calcext:value-type="float">
            <text:p>-0.546699</text:p>
          </table:table-cell>
          <table:table-cell office:value-type="float" office:value="0.030184" calcext:value-type="float">
            <text:p>0.030184</text:p>
          </table:table-cell>
          <table:table-cell office:value-type="float" office:value="-0.024037" calcext:value-type="float">
            <text:p>-0.024037</text:p>
          </table:table-cell>
          <table:table-cell office:value-type="string" calcext:value-type="string">
            <text:p>0.008406</text:p>
          </table:table-cell>
        </table:table-row>
        <table:table-row table:style-name="ro1" table:visibility="filter">
          <table:table-cell office:value-type="float" office:value="1527048201.51668" calcext:value-type="float">
            <text:p>1527048201.5166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77316" calcext:value-type="float">
            <text:p>-0.877316</text:p>
          </table:table-cell>
          <table:table-cell office:value-type="float" office:value="0.01208" calcext:value-type="float">
            <text:p>0.01208</text:p>
          </table:table-cell>
          <table:table-cell table:style-name="Default" office:value-type="float" office:value="-0.023373" calcext:value-type="float">
            <text:p>-0.023373</text:p>
          </table:table-cell>
          <table:table-cell office:value-type="float" office:value="0.009476" calcext:value-type="float">
            <text:p>0.009476</text:p>
          </table:table-cell>
          <table:table-cell table:style-name="Default" office:value-type="float" office:value="-0.546699" calcext:value-type="float">
            <text:p>-0.546699</text:p>
          </table:table-cell>
          <table:table-cell office:value-type="float" office:value="0.030184" calcext:value-type="float">
            <text:p>0.030184</text:p>
          </table:table-cell>
          <table:table-cell office:value-type="float" office:value="-0.024037" calcext:value-type="float">
            <text:p>-0.024037</text:p>
          </table:table-cell>
          <table:table-cell office:value-type="string" calcext:value-type="string">
            <text:p>0.008406</text:p>
          </table:table-cell>
        </table:table-row>
        <table:table-row table:style-name="ro1">
          <table:table-cell office:value-type="float" office:value="1527048201.53723" calcext:value-type="float">
            <text:p>1527048201.53723</text:p>
          </table:table-cell>
          <table:table-cell office:value-type="string" calcext:value-type="string">
            <text:p>PID_x</text:p>
          </table:table-cell>
          <table:table-cell office:value-type="float" office:value="-0.959917" calcext:value-type="float">
            <text:p>-0.959917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-0.025958" calcext:value-type="float">
            <text:p>-0.025958</text:p>
          </table:table-cell>
          <table:table-cell office:value-type="float" office:value="0.008523" calcext:value-type="float">
            <text:p>0.008523</text:p>
          </table:table-cell>
          <table:table-cell office:value-type="float" office:value="-0.571739" calcext:value-type="float">
            <text:p>-0.571739</text:p>
          </table:table-cell>
          <table:table-cell office:value-type="float" office:value="0.020951" calcext:value-type="float">
            <text:p>0.020951</text:p>
          </table:table-cell>
          <table:table-cell office:value-type="float" office:value="-0.023373" calcext:value-type="float">
            <text:p>-0.023373</text:p>
          </table:table-cell>
          <table:table-cell office:value-type="string" calcext:value-type="string">
            <text:p>0.009476</text:p>
          </table:table-cell>
        </table:table-row>
        <table:table-row table:style-name="ro1" table:visibility="filter">
          <table:table-cell office:value-type="float" office:value="1527048201.5373" calcext:value-type="float">
            <text:p>1527048201.537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959917" calcext:value-type="float">
            <text:p>-0.959917</text:p>
          </table:table-cell>
          <table:table-cell office:value-type="float" office:value="0.009778" calcext:value-type="float">
            <text:p>0.009778</text:p>
          </table:table-cell>
          <table:table-cell table:style-name="Default" office:value-type="float" office:value="-0.025958" calcext:value-type="float">
            <text:p>-0.025958</text:p>
          </table:table-cell>
          <table:table-cell office:value-type="float" office:value="0.008523" calcext:value-type="float">
            <text:p>0.008523</text:p>
          </table:table-cell>
          <table:table-cell table:style-name="Default" office:value-type="float" office:value="-0.571739" calcext:value-type="float">
            <text:p>-0.571739</text:p>
          </table:table-cell>
          <table:table-cell office:value-type="float" office:value="0.020951" calcext:value-type="float">
            <text:p>0.020951</text:p>
          </table:table-cell>
          <table:table-cell office:value-type="float" office:value="-0.023373" calcext:value-type="float">
            <text:p>-0.023373</text:p>
          </table:table-cell>
          <table:table-cell office:value-type="string" calcext:value-type="string">
            <text:p>0.009476</text:p>
          </table:table-cell>
        </table:table-row>
        <table:table-row table:style-name="ro1">
          <table:table-cell office:value-type="float" office:value="1527048201.55675" calcext:value-type="float">
            <text:p>1527048201.55675</text:p>
          </table:table-cell>
          <table:table-cell office:value-type="string" calcext:value-type="string">
            <text:p>PID_x</text:p>
          </table:table-cell>
          <table:table-cell office:value-type="float" office:value="-0.873271" calcext:value-type="float">
            <text:p>-0.873271</text:p>
          </table:table-cell>
          <table:table-cell office:value-type="float" office:value="0.015629" calcext:value-type="float">
            <text:p>0.015629</text:p>
          </table:table-cell>
          <table:table-cell office:value-type="float" office:value="-0.02339" calcext:value-type="float">
            <text:p>-0.02339</text:p>
          </table:table-cell>
          <table:table-cell office:value-type="float" office:value="0.010579" calcext:value-type="float">
            <text:p>0.010579</text:p>
          </table:table-cell>
          <table:table-cell office:value-type="float" office:value="-0.545397" calcext:value-type="float">
            <text:p>-0.545397</text:p>
          </table:table-cell>
          <table:table-cell office:value-type="float" office:value="0.042042" calcext:value-type="float">
            <text:p>0.042042</text:p>
          </table:table-cell>
          <table:table-cell office:value-type="float" office:value="-0.025958" calcext:value-type="float">
            <text:p>-0.025958</text:p>
          </table:table-cell>
          <table:table-cell office:value-type="string" calcext:value-type="string">
            <text:p>0.008523</text:p>
          </table:table-cell>
        </table:table-row>
        <table:table-row table:style-name="ro1" table:visibility="filter">
          <table:table-cell office:value-type="float" office:value="1527048201.55681" calcext:value-type="float">
            <text:p>1527048201.5568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73271" calcext:value-type="float">
            <text:p>-0.873271</text:p>
          </table:table-cell>
          <table:table-cell office:value-type="float" office:value="0.015629" calcext:value-type="float">
            <text:p>0.015629</text:p>
          </table:table-cell>
          <table:table-cell table:style-name="Default" office:value-type="float" office:value="-0.02339" calcext:value-type="float">
            <text:p>-0.02339</text:p>
          </table:table-cell>
          <table:table-cell office:value-type="float" office:value="0.010579" calcext:value-type="float">
            <text:p>0.010579</text:p>
          </table:table-cell>
          <table:table-cell table:style-name="Default" office:value-type="float" office:value="-0.545397" calcext:value-type="float">
            <text:p>-0.545397</text:p>
          </table:table-cell>
          <table:table-cell office:value-type="float" office:value="0.042042" calcext:value-type="float">
            <text:p>0.042042</text:p>
          </table:table-cell>
          <table:table-cell office:value-type="float" office:value="-0.025958" calcext:value-type="float">
            <text:p>-0.025958</text:p>
          </table:table-cell>
          <table:table-cell office:value-type="string" calcext:value-type="string">
            <text:p>0.008523</text:p>
          </table:table-cell>
        </table:table-row>
        <table:table-row table:style-name="ro1">
          <table:table-cell office:value-type="float" office:value="1527048201.57723" calcext:value-type="float">
            <text:p>1527048201.57723</text:p>
          </table:table-cell>
          <table:table-cell office:value-type="string" calcext:value-type="string">
            <text:p>PID_x</text:p>
          </table:table-cell>
          <table:table-cell office:value-type="float" office:value="-0.935731" calcext:value-type="float">
            <text:p>-0.935731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-0.025345" calcext:value-type="float">
            <text:p>-0.025345</text:p>
          </table:table-cell>
          <table:table-cell office:value-type="float" office:value="0.009242" calcext:value-type="float">
            <text:p>0.009242</text:p>
          </table:table-cell>
          <table:table-cell office:value-type="float" office:value="-0.564478" calcext:value-type="float">
            <text:p>-0.564478</text:p>
          </table:table-cell>
          <table:table-cell office:value-type="float" office:value="0.028993" calcext:value-type="float">
            <text:p>0.028993</text:p>
          </table:table-cell>
          <table:table-cell office:value-type="float" office:value="-0.02339" calcext:value-type="float">
            <text:p>-0.02339</text:p>
          </table:table-cell>
          <table:table-cell office:value-type="string" calcext:value-type="string">
            <text:p>0.010579</text:p>
          </table:table-cell>
        </table:table-row>
        <table:table-row table:style-name="ro1" table:visibility="filter">
          <table:table-cell office:value-type="float" office:value="1527048201.57728" calcext:value-type="float">
            <text:p>1527048201.5772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935731" calcext:value-type="float">
            <text:p>-0.935731</text:p>
          </table:table-cell>
          <table:table-cell office:value-type="float" office:value="0.011644" calcext:value-type="float">
            <text:p>0.011644</text:p>
          </table:table-cell>
          <table:table-cell table:style-name="Default" office:value-type="float" office:value="-0.025345" calcext:value-type="float">
            <text:p>-0.025345</text:p>
          </table:table-cell>
          <table:table-cell office:value-type="float" office:value="0.009242" calcext:value-type="float">
            <text:p>0.009242</text:p>
          </table:table-cell>
          <table:table-cell table:style-name="Default" office:value-type="float" office:value="-0.564478" calcext:value-type="float">
            <text:p>-0.564478</text:p>
          </table:table-cell>
          <table:table-cell office:value-type="float" office:value="0.028993" calcext:value-type="float">
            <text:p>0.028993</text:p>
          </table:table-cell>
          <table:table-cell office:value-type="float" office:value="-0.02339" calcext:value-type="float">
            <text:p>-0.02339</text:p>
          </table:table-cell>
          <table:table-cell office:value-type="string" calcext:value-type="string">
            <text:p>0.010579</text:p>
          </table:table-cell>
        </table:table-row>
        <table:table-row table:style-name="ro1">
          <table:table-cell office:value-type="float" office:value="1527048201.59674" calcext:value-type="float">
            <text:p>1527048201.59674</text:p>
          </table:table-cell>
          <table:table-cell office:value-type="string" calcext:value-type="string">
            <text:p>PID_x</text:p>
          </table:table-cell>
          <table:table-cell office:value-type="float" office:value="-0.958754" calcext:value-type="float">
            <text:p>-0.958754</text:p>
          </table:table-cell>
          <table:table-cell office:value-type="float" office:value="0.011539" calcext:value-type="float">
            <text:p>0.011539</text:p>
          </table:table-cell>
          <table:table-cell office:value-type="float" office:value="-0.026017" calcext:value-type="float">
            <text:p>-0.026017</text:p>
          </table:table-cell>
          <table:table-cell office:value-type="float" office:value="0.009203" calcext:value-type="float">
            <text:p>0.009203</text:p>
          </table:table-cell>
          <table:table-cell office:value-type="float" office:value="-0.571365" calcext:value-type="float">
            <text:p>-0.571365</text:p>
          </table:table-cell>
          <table:table-cell office:value-type="float" office:value="0.028594" calcext:value-type="float">
            <text:p>0.028594</text:p>
          </table:table-cell>
          <table:table-cell office:value-type="float" office:value="-0.025345" calcext:value-type="float">
            <text:p>-0.025345</text:p>
          </table:table-cell>
          <table:table-cell office:value-type="string" calcext:value-type="string">
            <text:p>0.009242</text:p>
          </table:table-cell>
        </table:table-row>
        <table:table-row table:style-name="ro1" table:visibility="filter">
          <table:table-cell office:value-type="float" office:value="1527048201.59679" calcext:value-type="float">
            <text:p>1527048201.5967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958754" calcext:value-type="float">
            <text:p>-0.958754</text:p>
          </table:table-cell>
          <table:table-cell office:value-type="float" office:value="0.011539" calcext:value-type="float">
            <text:p>0.011539</text:p>
          </table:table-cell>
          <table:table-cell table:style-name="Default" office:value-type="float" office:value="-0.026017" calcext:value-type="float">
            <text:p>-0.026017</text:p>
          </table:table-cell>
          <table:table-cell office:value-type="float" office:value="0.009203" calcext:value-type="float">
            <text:p>0.009203</text:p>
          </table:table-cell>
          <table:table-cell table:style-name="Default" office:value-type="float" office:value="-0.571365" calcext:value-type="float">
            <text:p>-0.571365</text:p>
          </table:table-cell>
          <table:table-cell office:value-type="float" office:value="0.028594" calcext:value-type="float">
            <text:p>0.028594</text:p>
          </table:table-cell>
          <table:table-cell office:value-type="float" office:value="-0.025345" calcext:value-type="float">
            <text:p>-0.025345</text:p>
          </table:table-cell>
          <table:table-cell office:value-type="string" calcext:value-type="string">
            <text:p>0.009242</text:p>
          </table:table-cell>
        </table:table-row>
        <table:table-row table:style-name="ro1">
          <table:table-cell office:value-type="float" office:value="1527048201.61607" calcext:value-type="float">
            <text:p>1527048201.61607</text:p>
          </table:table-cell>
          <table:table-cell office:value-type="string" calcext:value-type="string">
            <text:p>PID_x</text:p>
          </table:table-cell>
          <table:table-cell office:value-type="float" office:value="-0.945795" calcext:value-type="float">
            <text:p>-0.945795</text:p>
          </table:table-cell>
          <table:table-cell office:value-type="float" office:value="0.011624" calcext:value-type="float">
            <text:p>0.011624</text:p>
          </table:table-cell>
          <table:table-cell office:value-type="float" office:value="-0.025643" calcext:value-type="float">
            <text:p>-0.025643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-0.567497" calcext:value-type="float">
            <text:p>-0.567497</text:p>
          </table:table-cell>
          <table:table-cell office:value-type="float" office:value="0.028921" calcext:value-type="float">
            <text:p>0.028921</text:p>
          </table:table-cell>
          <table:table-cell office:value-type="float" office:value="-0.026017" calcext:value-type="float">
            <text:p>-0.026017</text:p>
          </table:table-cell>
          <table:table-cell office:value-type="string" calcext:value-type="string">
            <text:p>0.009203</text:p>
          </table:table-cell>
        </table:table-row>
        <table:table-row table:style-name="ro1" table:visibility="filter">
          <table:table-cell office:value-type="float" office:value="1527048201.61613" calcext:value-type="float">
            <text:p>1527048201.6161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945795" calcext:value-type="float">
            <text:p>-0.945795</text:p>
          </table:table-cell>
          <table:table-cell office:value-type="float" office:value="0.011624" calcext:value-type="float">
            <text:p>0.011624</text:p>
          </table:table-cell>
          <table:table-cell table:style-name="Default" office:value-type="float" office:value="-0.025643" calcext:value-type="float">
            <text:p>-0.025643</text:p>
          </table:table-cell>
          <table:table-cell office:value-type="float" office:value="0.009235" calcext:value-type="float">
            <text:p>0.009235</text:p>
          </table:table-cell>
          <table:table-cell table:style-name="Default" office:value-type="float" office:value="-0.567497" calcext:value-type="float">
            <text:p>-0.567497</text:p>
          </table:table-cell>
          <table:table-cell office:value-type="float" office:value="0.028921" calcext:value-type="float">
            <text:p>0.028921</text:p>
          </table:table-cell>
          <table:table-cell office:value-type="float" office:value="-0.026017" calcext:value-type="float">
            <text:p>-0.026017</text:p>
          </table:table-cell>
          <table:table-cell office:value-type="string" calcext:value-type="string">
            <text:p>0.009203</text:p>
          </table:table-cell>
        </table:table-row>
        <table:table-row table:style-name="ro1">
          <table:table-cell office:value-type="float" office:value="1527048201.63659" calcext:value-type="float">
            <text:p>1527048201.63659</text:p>
          </table:table-cell>
          <table:table-cell office:value-type="string" calcext:value-type="string">
            <text:p>PID_x</text:p>
          </table:table-cell>
          <table:table-cell office:value-type="float" office:value="-0.918559" calcext:value-type="float">
            <text:p>-0.918559</text:p>
          </table:table-cell>
          <table:table-cell office:value-type="float" office:value="0.012193" calcext:value-type="float">
            <text:p>0.012193</text:p>
          </table:table-cell>
          <table:table-cell office:value-type="float" office:value="-0.024802" calcext:value-type="float">
            <text:p>-0.024802</text:p>
          </table:table-cell>
          <table:table-cell office:value-type="float" office:value="0.009448" calcext:value-type="float">
            <text:p>0.009448</text:p>
          </table:table-cell>
          <table:table-cell office:value-type="float" office:value="-0.559298" calcext:value-type="float">
            <text:p>-0.559298</text:p>
          </table:table-cell>
          <table:table-cell office:value-type="float" office:value="0.030999" calcext:value-type="float">
            <text:p>0.030999</text:p>
          </table:table-cell>
          <table:table-cell office:value-type="float" office:value="-0.025643" calcext:value-type="float">
            <text:p>-0.025643</text:p>
          </table:table-cell>
          <table:table-cell office:value-type="string" calcext:value-type="string">
            <text:p>0.009235</text:p>
          </table:table-cell>
        </table:table-row>
        <table:table-row table:style-name="ro1" table:visibility="filter">
          <table:table-cell office:value-type="float" office:value="1527048201.63664" calcext:value-type="float">
            <text:p>1527048201.6366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918559" calcext:value-type="float">
            <text:p>-0.918559</text:p>
          </table:table-cell>
          <table:table-cell office:value-type="float" office:value="0.012193" calcext:value-type="float">
            <text:p>0.012193</text:p>
          </table:table-cell>
          <table:table-cell table:style-name="Default" office:value-type="float" office:value="-0.024802" calcext:value-type="float">
            <text:p>-0.024802</text:p>
          </table:table-cell>
          <table:table-cell office:value-type="float" office:value="0.009448" calcext:value-type="float">
            <text:p>0.009448</text:p>
          </table:table-cell>
          <table:table-cell table:style-name="Default" office:value-type="float" office:value="-0.559298" calcext:value-type="float">
            <text:p>-0.559298</text:p>
          </table:table-cell>
          <table:table-cell office:value-type="float" office:value="0.030999" calcext:value-type="float">
            <text:p>0.030999</text:p>
          </table:table-cell>
          <table:table-cell office:value-type="float" office:value="-0.025643" calcext:value-type="float">
            <text:p>-0.025643</text:p>
          </table:table-cell>
          <table:table-cell office:value-type="string" calcext:value-type="string">
            <text:p>0.009235</text:p>
          </table:table-cell>
        </table:table-row>
        <table:table-row table:style-name="ro1">
          <table:table-cell office:value-type="float" office:value="1527048201.65702" calcext:value-type="float">
            <text:p>1527048201.65702</text:p>
          </table:table-cell>
          <table:table-cell office:value-type="string" calcext:value-type="string">
            <text:p>PID_x</text:p>
          </table:table-cell>
          <table:table-cell office:value-type="float" office:value="-0.854089" calcext:value-type="float">
            <text:p>-0.854089</text:p>
          </table:table-cell>
          <table:table-cell office:value-type="float" office:value="0.014302" calcext:value-type="float">
            <text:p>0.014302</text:p>
          </table:table-cell>
          <table:table-cell office:value-type="float" office:value="-0.022771" calcext:value-type="float">
            <text:p>-0.022771</text:p>
          </table:table-cell>
          <table:table-cell office:value-type="float" office:value="0.010167" calcext:value-type="float">
            <text:p>0.010167</text:p>
          </table:table-cell>
          <table:table-cell office:value-type="float" office:value="-0.539409" calcext:value-type="float">
            <text:p>-0.539409</text:p>
          </table:table-cell>
          <table:table-cell office:value-type="float" office:value="0.038043" calcext:value-type="float">
            <text:p>0.038043</text:p>
          </table:table-cell>
          <table:table-cell office:value-type="float" office:value="-0.024802" calcext:value-type="float">
            <text:p>-0.024802</text:p>
          </table:table-cell>
          <table:table-cell office:value-type="string" calcext:value-type="string">
            <text:p>0.009448</text:p>
          </table:table-cell>
        </table:table-row>
        <table:table-row table:style-name="ro1" table:visibility="filter">
          <table:table-cell office:value-type="float" office:value="1527048201.65709" calcext:value-type="float">
            <text:p>1527048201.6570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54089" calcext:value-type="float">
            <text:p>-0.854089</text:p>
          </table:table-cell>
          <table:table-cell office:value-type="float" office:value="0.014302" calcext:value-type="float">
            <text:p>0.014302</text:p>
          </table:table-cell>
          <table:table-cell table:style-name="Default" office:value-type="float" office:value="-0.022771" calcext:value-type="float">
            <text:p>-0.022771</text:p>
          </table:table-cell>
          <table:table-cell office:value-type="float" office:value="0.010167" calcext:value-type="float">
            <text:p>0.010167</text:p>
          </table:table-cell>
          <table:table-cell table:style-name="Default" office:value-type="float" office:value="-0.539409" calcext:value-type="float">
            <text:p>-0.539409</text:p>
          </table:table-cell>
          <table:table-cell office:value-type="float" office:value="0.038043" calcext:value-type="float">
            <text:p>0.038043</text:p>
          </table:table-cell>
          <table:table-cell office:value-type="float" office:value="-0.024802" calcext:value-type="float">
            <text:p>-0.024802</text:p>
          </table:table-cell>
          <table:table-cell office:value-type="string" calcext:value-type="string">
            <text:p>0.009448</text:p>
          </table:table-cell>
        </table:table-row>
        <table:table-row table:style-name="ro1">
          <table:table-cell office:value-type="float" office:value="1527048201.67663" calcext:value-type="float">
            <text:p>1527048201.67663</text:p>
          </table:table-cell>
          <table:table-cell office:value-type="string" calcext:value-type="string">
            <text:p>PID_x</text:p>
          </table:table-cell>
          <table:table-cell office:value-type="float" office:value="-0.89997" calcext:value-type="float">
            <text:p>-0.89997</text:p>
          </table:table-cell>
          <table:table-cell office:value-type="float" office:value="0.011227" calcext:value-type="float">
            <text:p>0.011227</text:p>
          </table:table-cell>
          <table:table-cell office:value-type="float" office:value="-0.024168" calcext:value-type="float">
            <text:p>-0.024168</text:p>
          </table:table-cell>
          <table:table-cell office:value-type="float" office:value="0.009107" calcext:value-type="float">
            <text:p>0.009107</text:p>
          </table:table-cell>
          <table:table-cell office:value-type="float" office:value="-0.553652" calcext:value-type="float">
            <text:p>-0.553652</text:p>
          </table:table-cell>
          <table:table-cell office:value-type="float" office:value="0.027236" calcext:value-type="float">
            <text:p>0.027236</text:p>
          </table:table-cell>
          <table:table-cell office:value-type="float" office:value="-0.022771" calcext:value-type="float">
            <text:p>-0.022771</text:p>
          </table:table-cell>
          <table:table-cell office:value-type="string" calcext:value-type="string">
            <text:p>0.010167</text:p>
          </table:table-cell>
        </table:table-row>
        <table:table-row table:style-name="ro1" table:visibility="filter">
          <table:table-cell office:value-type="float" office:value="1527048201.67669" calcext:value-type="float">
            <text:p>1527048201.6766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9997" calcext:value-type="float">
            <text:p>-0.89997</text:p>
          </table:table-cell>
          <table:table-cell office:value-type="float" office:value="0.011227" calcext:value-type="float">
            <text:p>0.011227</text:p>
          </table:table-cell>
          <table:table-cell table:style-name="Default" office:value-type="float" office:value="-0.024168" calcext:value-type="float">
            <text:p>-0.024168</text:p>
          </table:table-cell>
          <table:table-cell office:value-type="float" office:value="0.009107" calcext:value-type="float">
            <text:p>0.009107</text:p>
          </table:table-cell>
          <table:table-cell table:style-name="Default" office:value-type="float" office:value="-0.553652" calcext:value-type="float">
            <text:p>-0.553652</text:p>
          </table:table-cell>
          <table:table-cell office:value-type="float" office:value="0.027236" calcext:value-type="float">
            <text:p>0.027236</text:p>
          </table:table-cell>
          <table:table-cell office:value-type="float" office:value="-0.022771" calcext:value-type="float">
            <text:p>-0.022771</text:p>
          </table:table-cell>
          <table:table-cell office:value-type="string" calcext:value-type="string">
            <text:p>0.010167</text:p>
          </table:table-cell>
        </table:table-row>
        <table:table-row table:style-name="ro1">
          <table:table-cell office:value-type="float" office:value="1527048201.69723" calcext:value-type="float">
            <text:p>1527048201.69723</text:p>
          </table:table-cell>
          <table:table-cell office:value-type="string" calcext:value-type="string">
            <text:p>PID_x</text:p>
          </table:table-cell>
          <table:table-cell office:value-type="float" office:value="-0.907797" calcext:value-type="float">
            <text:p>-0.907797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24414" calcext:value-type="float">
            <text:p>-0.024414</text:p>
          </table:table-cell>
          <table:table-cell office:value-type="float" office:value="0.010282" calcext:value-type="float">
            <text:p>0.010282</text:p>
          </table:table-cell>
          <table:table-cell office:value-type="float" office:value="-0.556043" calcext:value-type="float">
            <text:p>-0.556043</text:p>
          </table:table-cell>
          <table:table-cell office:value-type="float" office:value="0.038648" calcext:value-type="float">
            <text:p>0.038648</text:p>
          </table:table-cell>
          <table:table-cell office:value-type="float" office:value="-0.024168" calcext:value-type="float">
            <text:p>-0.024168</text:p>
          </table:table-cell>
          <table:table-cell office:value-type="string" calcext:value-type="string">
            <text:p>0.009107</text:p>
          </table:table-cell>
        </table:table-row>
        <table:table-row table:style-name="ro1" table:visibility="filter">
          <table:table-cell office:value-type="float" office:value="1527048201.69729" calcext:value-type="float">
            <text:p>1527048201.6972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907797" calcext:value-type="float">
            <text:p>-0.907797</text:p>
          </table:table-cell>
          <table:table-cell office:value-type="float" office:value="0.01455" calcext:value-type="float">
            <text:p>0.01455</text:p>
          </table:table-cell>
          <table:table-cell table:style-name="Default" office:value-type="float" office:value="-0.024414" calcext:value-type="float">
            <text:p>-0.024414</text:p>
          </table:table-cell>
          <table:table-cell office:value-type="float" office:value="0.010282" calcext:value-type="float">
            <text:p>0.010282</text:p>
          </table:table-cell>
          <table:table-cell table:style-name="Default" office:value-type="float" office:value="-0.556043" calcext:value-type="float">
            <text:p>-0.556043</text:p>
          </table:table-cell>
          <table:table-cell office:value-type="float" office:value="0.038648" calcext:value-type="float">
            <text:p>0.038648</text:p>
          </table:table-cell>
          <table:table-cell office:value-type="float" office:value="-0.024168" calcext:value-type="float">
            <text:p>-0.024168</text:p>
          </table:table-cell>
          <table:table-cell office:value-type="string" calcext:value-type="string">
            <text:p>0.009107</text:p>
          </table:table-cell>
        </table:table-row>
        <table:table-row table:style-name="ro1">
          <table:table-cell office:value-type="float" office:value="1527048201.71675" calcext:value-type="float">
            <text:p>1527048201.71675</text:p>
          </table:table-cell>
          <table:table-cell office:value-type="string" calcext:value-type="string">
            <text:p>PID_x</text:p>
          </table:table-cell>
          <table:table-cell office:value-type="float" office:value="-0.854176" calcext:value-type="float">
            <text:p>-0.854176</text:p>
          </table:table-cell>
          <table:table-cell office:value-type="float" office:value="0.018878" calcext:value-type="float">
            <text:p>0.018878</text:p>
          </table:table-cell>
          <table:table-cell office:value-type="float" office:value="-0.022794" calcext:value-type="float">
            <text:p>-0.022794</text:p>
          </table:table-cell>
          <table:table-cell office:value-type="float" office:value="0.011477" calcext:value-type="float">
            <text:p>0.011477</text:p>
          </table:table-cell>
          <table:table-cell office:value-type="float" office:value="-0.539429" calcext:value-type="float">
            <text:p>-0.539429</text:p>
          </table:table-cell>
          <table:table-cell office:value-type="float" office:value="0.050897" calcext:value-type="float">
            <text:p>0.050897</text:p>
          </table:table-cell>
          <table:table-cell office:value-type="float" office:value="-0.024414" calcext:value-type="float">
            <text:p>-0.024414</text:p>
          </table:table-cell>
          <table:table-cell office:value-type="string" calcext:value-type="string">
            <text:p>0.010282</text:p>
          </table:table-cell>
        </table:table-row>
        <table:table-row table:style-name="ro1" table:visibility="filter">
          <table:table-cell office:value-type="float" office:value="1527048201.71683" calcext:value-type="float">
            <text:p>1527048201.7168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54176" calcext:value-type="float">
            <text:p>-0.854176</text:p>
          </table:table-cell>
          <table:table-cell office:value-type="float" office:value="0.018878" calcext:value-type="float">
            <text:p>0.018878</text:p>
          </table:table-cell>
          <table:table-cell table:style-name="Default" office:value-type="float" office:value="-0.022794" calcext:value-type="float">
            <text:p>-0.022794</text:p>
          </table:table-cell>
          <table:table-cell office:value-type="float" office:value="0.011477" calcext:value-type="float">
            <text:p>0.011477</text:p>
          </table:table-cell>
          <table:table-cell table:style-name="Default" office:value-type="float" office:value="-0.539429" calcext:value-type="float">
            <text:p>-0.539429</text:p>
          </table:table-cell>
          <table:table-cell office:value-type="float" office:value="0.050897" calcext:value-type="float">
            <text:p>0.050897</text:p>
          </table:table-cell>
          <table:table-cell office:value-type="float" office:value="-0.024414" calcext:value-type="float">
            <text:p>-0.024414</text:p>
          </table:table-cell>
          <table:table-cell office:value-type="string" calcext:value-type="string">
            <text:p>0.010282</text:p>
          </table:table-cell>
        </table:table-row>
        <table:table-row table:style-name="ro1">
          <table:table-cell office:value-type="float" office:value="1527048201.73611" calcext:value-type="float">
            <text:p>1527048201.73611</text:p>
          </table:table-cell>
          <table:table-cell office:value-type="string" calcext:value-type="string">
            <text:p>PID_x</text:p>
          </table:table-cell>
          <table:table-cell office:value-type="float" office:value="-0.841823" calcext:value-type="float">
            <text:p>-0.841823</text:p>
          </table:table-cell>
          <table:table-cell office:value-type="float" office:value="0.018728" calcext:value-type="float">
            <text:p>0.018728</text:p>
          </table:table-cell>
          <table:table-cell office:value-type="float" office:value="-0.022416" calcext:value-type="float">
            <text:p>-0.022416</text:p>
          </table:table-cell>
          <table:table-cell office:value-type="float" office:value="0.011439" calcext:value-type="float">
            <text:p>0.011439</text:p>
          </table:table-cell>
          <table:table-cell office:value-type="float" office:value="-0.53553" calcext:value-type="float">
            <text:p>-0.53553</text:p>
          </table:table-cell>
          <table:table-cell office:value-type="float" office:value="0.050507" calcext:value-type="float">
            <text:p>0.050507</text:p>
          </table:table-cell>
          <table:table-cell office:value-type="float" office:value="-0.022794" calcext:value-type="float">
            <text:p>-0.022794</text:p>
          </table:table-cell>
          <table:table-cell office:value-type="string" calcext:value-type="string">
            <text:p>0.011477</text:p>
          </table:table-cell>
        </table:table-row>
        <table:table-row table:style-name="ro1" table:visibility="filter">
          <table:table-cell office:value-type="float" office:value="1527048201.73617" calcext:value-type="float">
            <text:p>1527048201.736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41823" calcext:value-type="float">
            <text:p>-0.841823</text:p>
          </table:table-cell>
          <table:table-cell office:value-type="float" office:value="0.018728" calcext:value-type="float">
            <text:p>0.018728</text:p>
          </table:table-cell>
          <table:table-cell table:style-name="Default" office:value-type="float" office:value="-0.022416" calcext:value-type="float">
            <text:p>-0.022416</text:p>
          </table:table-cell>
          <table:table-cell office:value-type="float" office:value="0.011439" calcext:value-type="float">
            <text:p>0.011439</text:p>
          </table:table-cell>
          <table:table-cell table:style-name="Default" office:value-type="float" office:value="-0.53553" calcext:value-type="float">
            <text:p>-0.53553</text:p>
          </table:table-cell>
          <table:table-cell office:value-type="float" office:value="0.050507" calcext:value-type="float">
            <text:p>0.050507</text:p>
          </table:table-cell>
          <table:table-cell office:value-type="float" office:value="-0.022794" calcext:value-type="float">
            <text:p>-0.022794</text:p>
          </table:table-cell>
          <table:table-cell office:value-type="string" calcext:value-type="string">
            <text:p>0.011477</text:p>
          </table:table-cell>
        </table:table-row>
        <table:table-row table:style-name="ro1">
          <table:table-cell office:value-type="float" office:value="1527048201.75661" calcext:value-type="float">
            <text:p>1527048201.75661</text:p>
          </table:table-cell>
          <table:table-cell office:value-type="string" calcext:value-type="string">
            <text:p>PID_x</text:p>
          </table:table-cell>
          <table:table-cell office:value-type="float" office:value="-0.89034" calcext:value-type="float">
            <text:p>-0.89034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-0.023966" calcext:value-type="float">
            <text:p>-0.023966</text:p>
          </table:table-cell>
          <table:table-cell office:value-type="float" office:value="0.009786" calcext:value-type="float">
            <text:p>0.009786</text:p>
          </table:table-cell>
          <table:table-cell office:value-type="float" office:value="-0.550664" calcext:value-type="float">
            <text:p>-0.550664</text:p>
          </table:table-cell>
          <table:table-cell office:value-type="float" office:value="0.034363" calcext:value-type="float">
            <text:p>0.034363</text:p>
          </table:table-cell>
          <table:table-cell office:value-type="float" office:value="-0.022416" calcext:value-type="float">
            <text:p>-0.022416</text:p>
          </table:table-cell>
          <table:table-cell office:value-type="string" calcext:value-type="string">
            <text:p>0.011439</text:p>
          </table:table-cell>
        </table:table-row>
        <table:table-row table:style-name="ro1" table:visibility="filter">
          <table:table-cell office:value-type="float" office:value="1527048201.75666" calcext:value-type="float">
            <text:p>1527048201.756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9034" calcext:value-type="float">
            <text:p>-0.89034</text:p>
          </table:table-cell>
          <table:table-cell office:value-type="float" office:value="0.01316" calcext:value-type="float">
            <text:p>0.01316</text:p>
          </table:table-cell>
          <table:table-cell table:style-name="Default" office:value-type="float" office:value="-0.023966" calcext:value-type="float">
            <text:p>-0.023966</text:p>
          </table:table-cell>
          <table:table-cell office:value-type="float" office:value="0.009786" calcext:value-type="float">
            <text:p>0.009786</text:p>
          </table:table-cell>
          <table:table-cell table:style-name="Default" office:value-type="float" office:value="-0.550664" calcext:value-type="float">
            <text:p>-0.550664</text:p>
          </table:table-cell>
          <table:table-cell office:value-type="float" office:value="0.034363" calcext:value-type="float">
            <text:p>0.034363</text:p>
          </table:table-cell>
          <table:table-cell office:value-type="float" office:value="-0.022416" calcext:value-type="float">
            <text:p>-0.022416</text:p>
          </table:table-cell>
          <table:table-cell office:value-type="string" calcext:value-type="string">
            <text:p>0.011439</text:p>
          </table:table-cell>
        </table:table-row>
        <table:table-row table:style-name="ro1">
          <table:table-cell office:value-type="float" office:value="1527048201.77722" calcext:value-type="float">
            <text:p>1527048201.77722</text:p>
          </table:table-cell>
          <table:table-cell office:value-type="string" calcext:value-type="string">
            <text:p>PID_x</text:p>
          </table:table-cell>
          <table:table-cell office:value-type="float" office:value="-0.846292" calcext:value-type="float">
            <text:p>-0.846292</text:p>
          </table:table-cell>
          <table:table-cell office:value-type="float" office:value="0.014522" calcext:value-type="float">
            <text:p>0.014522</text:p>
          </table:table-cell>
          <table:table-cell office:value-type="float" office:value="-0.022552" calcext:value-type="float">
            <text:p>-0.022552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-0.536944" calcext:value-type="float">
            <text:p>-0.536944</text:p>
          </table:table-cell>
          <table:table-cell office:value-type="float" office:value="0.038731" calcext:value-type="float">
            <text:p>0.038731</text:p>
          </table:table-cell>
          <table:table-cell office:value-type="float" office:value="-0.023966" calcext:value-type="float">
            <text:p>-0.023966</text:p>
          </table:table-cell>
          <table:table-cell office:value-type="string" calcext:value-type="string">
            <text:p>0.009786</text:p>
          </table:table-cell>
        </table:table-row>
        <table:table-row table:style-name="ro1" table:visibility="filter">
          <table:table-cell office:value-type="float" office:value="1527048201.77729" calcext:value-type="float">
            <text:p>1527048201.7772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46292" calcext:value-type="float">
            <text:p>-0.846292</text:p>
          </table:table-cell>
          <table:table-cell office:value-type="float" office:value="0.014522" calcext:value-type="float">
            <text:p>0.014522</text:p>
          </table:table-cell>
          <table:table-cell table:style-name="Default" office:value-type="float" office:value="-0.022552" calcext:value-type="float">
            <text:p>-0.022552</text:p>
          </table:table-cell>
          <table:table-cell office:value-type="float" office:value="0.010236" calcext:value-type="float">
            <text:p>0.010236</text:p>
          </table:table-cell>
          <table:table-cell table:style-name="Default" office:value-type="float" office:value="-0.536944" calcext:value-type="float">
            <text:p>-0.536944</text:p>
          </table:table-cell>
          <table:table-cell office:value-type="float" office:value="0.038731" calcext:value-type="float">
            <text:p>0.038731</text:p>
          </table:table-cell>
          <table:table-cell office:value-type="float" office:value="-0.023966" calcext:value-type="float">
            <text:p>-0.023966</text:p>
          </table:table-cell>
          <table:table-cell office:value-type="string" calcext:value-type="string">
            <text:p>0.009786</text:p>
          </table:table-cell>
        </table:table-row>
        <table:table-row table:style-name="ro1">
          <table:table-cell office:value-type="float" office:value="1527048201.79677" calcext:value-type="float">
            <text:p>1527048201.79677</text:p>
          </table:table-cell>
          <table:table-cell office:value-type="string" calcext:value-type="string">
            <text:p>PID_x</text:p>
          </table:table-cell>
          <table:table-cell office:value-type="float" office:value="-0.787379" calcext:value-type="float">
            <text:p>-0.787379</text:p>
          </table:table-cell>
          <table:table-cell office:value-type="float" office:value="0.019786" calcext:value-type="float">
            <text:p>0.019786</text:p>
          </table:table-cell>
          <table:table-cell office:value-type="float" office:value="-0.020701" calcext:value-type="float">
            <text:p>-0.020701</text:p>
          </table:table-cell>
          <table:table-cell office:value-type="float" office:value="0.011662" calcext:value-type="float">
            <text:p>0.011662</text:p>
          </table:table-cell>
          <table:table-cell office:value-type="float" office:value="-0.518013" calcext:value-type="float">
            <text:p>-0.518013</text:p>
          </table:table-cell>
          <table:table-cell office:value-type="float" office:value="0.053323" calcext:value-type="float">
            <text:p>0.053323</text:p>
          </table:table-cell>
          <table:table-cell office:value-type="float" office:value="-0.022552" calcext:value-type="float">
            <text:p>-0.022552</text:p>
          </table:table-cell>
          <table:table-cell office:value-type="string" calcext:value-type="string">
            <text:p>0.010236</text:p>
          </table:table-cell>
        </table:table-row>
        <table:table-row table:style-name="ro1" table:visibility="filter">
          <table:table-cell office:value-type="float" office:value="1527048201.79682" calcext:value-type="float">
            <text:p>1527048201.7968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87379" calcext:value-type="float">
            <text:p>-0.787379</text:p>
          </table:table-cell>
          <table:table-cell office:value-type="float" office:value="0.019786" calcext:value-type="float">
            <text:p>0.019786</text:p>
          </table:table-cell>
          <table:table-cell table:style-name="Default" office:value-type="float" office:value="-0.020701" calcext:value-type="float">
            <text:p>-0.020701</text:p>
          </table:table-cell>
          <table:table-cell office:value-type="float" office:value="0.011662" calcext:value-type="float">
            <text:p>0.011662</text:p>
          </table:table-cell>
          <table:table-cell table:style-name="Default" office:value-type="float" office:value="-0.518013" calcext:value-type="float">
            <text:p>-0.518013</text:p>
          </table:table-cell>
          <table:table-cell office:value-type="float" office:value="0.053323" calcext:value-type="float">
            <text:p>0.053323</text:p>
          </table:table-cell>
          <table:table-cell office:value-type="float" office:value="-0.022552" calcext:value-type="float">
            <text:p>-0.022552</text:p>
          </table:table-cell>
          <table:table-cell office:value-type="string" calcext:value-type="string">
            <text:p>0.010236</text:p>
          </table:table-cell>
        </table:table-row>
        <table:table-row table:style-name="ro1">
          <table:table-cell office:value-type="float" office:value="1527048201.81623" calcext:value-type="float">
            <text:p>1527048201.81623</text:p>
          </table:table-cell>
          <table:table-cell office:value-type="string" calcext:value-type="string">
            <text:p>PID_x</text:p>
          </table:table-cell>
          <table:table-cell office:value-type="float" office:value="-0.803566" calcext:value-type="float">
            <text:p>-0.803566</text:p>
          </table:table-cell>
          <table:table-cell office:value-type="float" office:value="0.015581" calcext:value-type="float">
            <text:p>0.015581</text:p>
          </table:table-cell>
          <table:table-cell office:value-type="float" office:value="-0.021215" calcext:value-type="float">
            <text:p>-0.021215</text:p>
          </table:table-cell>
          <table:table-cell office:value-type="float" office:value="0.010554" calcext:value-type="float">
            <text:p>0.010554</text:p>
          </table:table-cell>
          <table:table-cell office:value-type="float" office:value="-0.523281" calcext:value-type="float">
            <text:p>-0.523281</text:p>
          </table:table-cell>
          <table:table-cell office:value-type="float" office:value="0.041946" calcext:value-type="float">
            <text:p>0.041946</text:p>
          </table:table-cell>
          <table:table-cell office:value-type="float" office:value="-0.020701" calcext:value-type="float">
            <text:p>-0.020701</text:p>
          </table:table-cell>
          <table:table-cell office:value-type="string" calcext:value-type="string">
            <text:p>0.011662</text:p>
          </table:table-cell>
        </table:table-row>
        <table:table-row table:style-name="ro1" table:visibility="filter">
          <table:table-cell office:value-type="float" office:value="1527048201.81635" calcext:value-type="float">
            <text:p>1527048201.8163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03566" calcext:value-type="float">
            <text:p>-0.803566</text:p>
          </table:table-cell>
          <table:table-cell office:value-type="float" office:value="0.015581" calcext:value-type="float">
            <text:p>0.015581</text:p>
          </table:table-cell>
          <table:table-cell table:style-name="Default" office:value-type="float" office:value="-0.021215" calcext:value-type="float">
            <text:p>-0.021215</text:p>
          </table:table-cell>
          <table:table-cell office:value-type="float" office:value="0.010554" calcext:value-type="float">
            <text:p>0.010554</text:p>
          </table:table-cell>
          <table:table-cell table:style-name="Default" office:value-type="float" office:value="-0.523281" calcext:value-type="float">
            <text:p>-0.523281</text:p>
          </table:table-cell>
          <table:table-cell office:value-type="float" office:value="0.041946" calcext:value-type="float">
            <text:p>0.041946</text:p>
          </table:table-cell>
          <table:table-cell office:value-type="float" office:value="-0.020701" calcext:value-type="float">
            <text:p>-0.020701</text:p>
          </table:table-cell>
          <table:table-cell office:value-type="string" calcext:value-type="string">
            <text:p>0.011662</text:p>
          </table:table-cell>
        </table:table-row>
        <table:table-row table:style-name="ro1">
          <table:table-cell office:value-type="float" office:value="1527048201.83685" calcext:value-type="float">
            <text:p>1527048201.83685</text:p>
          </table:table-cell>
          <table:table-cell office:value-type="string" calcext:value-type="string">
            <text:p>PID_x</text:p>
          </table:table-cell>
          <table:table-cell office:value-type="float" office:value="-0.801678" calcext:value-type="float">
            <text:p>-0.80167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-0.021152" calcext:value-type="float">
            <text:p>-0.021152</text:p>
          </table:table-cell>
          <table:table-cell office:value-type="float" office:value="0.010496" calcext:value-type="float">
            <text:p>0.010496</text:p>
          </table:table-cell>
          <table:table-cell office:value-type="float" office:value="-0.52267" calcext:value-type="float">
            <text:p>-0.52267</text:p>
          </table:table-cell>
          <table:table-cell office:value-type="float" office:value="0.041386" calcext:value-type="float">
            <text:p>0.041386</text:p>
          </table:table-cell>
          <table:table-cell office:value-type="float" office:value="-0.021215" calcext:value-type="float">
            <text:p>-0.021215</text:p>
          </table:table-cell>
          <table:table-cell office:value-type="string" calcext:value-type="string">
            <text:p>0.010554</text:p>
          </table:table-cell>
        </table:table-row>
        <table:table-row table:style-name="ro1" table:visibility="filter">
          <table:table-cell office:value-type="float" office:value="1527048201.83691" calcext:value-type="float">
            <text:p>1527048201.8369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01678" calcext:value-type="float">
            <text:p>-0.801678</text:p>
          </table:table-cell>
          <table:table-cell office:value-type="float" office:value="0.01539" calcext:value-type="float">
            <text:p>0.01539</text:p>
          </table:table-cell>
          <table:table-cell table:style-name="Default" office:value-type="float" office:value="-0.021152" calcext:value-type="float">
            <text:p>-0.021152</text:p>
          </table:table-cell>
          <table:table-cell office:value-type="float" office:value="0.010496" calcext:value-type="float">
            <text:p>0.010496</text:p>
          </table:table-cell>
          <table:table-cell table:style-name="Default" office:value-type="float" office:value="-0.52267" calcext:value-type="float">
            <text:p>-0.52267</text:p>
          </table:table-cell>
          <table:table-cell office:value-type="float" office:value="0.041386" calcext:value-type="float">
            <text:p>0.041386</text:p>
          </table:table-cell>
          <table:table-cell office:value-type="float" office:value="-0.021215" calcext:value-type="float">
            <text:p>-0.021215</text:p>
          </table:table-cell>
          <table:table-cell office:value-type="string" calcext:value-type="string">
            <text:p>0.010554</text:p>
          </table:table-cell>
        </table:table-row>
        <table:table-row table:style-name="ro1">
          <table:table-cell office:value-type="float" office:value="1527048201.85636" calcext:value-type="float">
            <text:p>1527048201.85636</text:p>
          </table:table-cell>
          <table:table-cell office:value-type="string" calcext:value-type="string">
            <text:p>PID_x</text:p>
          </table:table-cell>
          <table:table-cell office:value-type="float" office:value="-0.79719" calcext:value-type="float">
            <text:p>-0.79719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-0.021009" calcext:value-type="float">
            <text:p>-0.021009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-0.521213" calcext:value-type="float">
            <text:p>-0.521213</text:p>
          </table:table-cell>
          <table:table-cell office:value-type="float" office:value="0.047585" calcext:value-type="float">
            <text:p>0.047585</text:p>
          </table:table-cell>
          <table:table-cell office:value-type="float" office:value="-0.021152" calcext:value-type="float">
            <text:p>-0.021152</text:p>
          </table:table-cell>
          <table:table-cell office:value-type="string" calcext:value-type="string">
            <text:p>0.010496</text:p>
          </table:table-cell>
        </table:table-row>
        <table:table-row table:style-name="ro1" table:visibility="filter">
          <table:table-cell office:value-type="float" office:value="1527048201.85641" calcext:value-type="float">
            <text:p>1527048201.8564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9719" calcext:value-type="float">
            <text:p>-0.79719</text:p>
          </table:table-cell>
          <table:table-cell office:value-type="float" office:value="0.01757" calcext:value-type="float">
            <text:p>0.01757</text:p>
          </table:table-cell>
          <table:table-cell table:style-name="Default" office:value-type="float" office:value="-0.021009" calcext:value-type="float">
            <text:p>-0.021009</text:p>
          </table:table-cell>
          <table:table-cell office:value-type="float" office:value="0.011101" calcext:value-type="float">
            <text:p>0.011101</text:p>
          </table:table-cell>
          <table:table-cell table:style-name="Default" office:value-type="float" office:value="-0.521213" calcext:value-type="float">
            <text:p>-0.521213</text:p>
          </table:table-cell>
          <table:table-cell office:value-type="float" office:value="0.047585" calcext:value-type="float">
            <text:p>0.047585</text:p>
          </table:table-cell>
          <table:table-cell office:value-type="float" office:value="-0.021152" calcext:value-type="float">
            <text:p>-0.021152</text:p>
          </table:table-cell>
          <table:table-cell office:value-type="string" calcext:value-type="string">
            <text:p>0.010496</text:p>
          </table:table-cell>
        </table:table-row>
        <table:table-row table:style-name="ro1">
          <table:table-cell office:value-type="float" office:value="1527048201.87681" calcext:value-type="float">
            <text:p>1527048201.87681</text:p>
          </table:table-cell>
          <table:table-cell office:value-type="string" calcext:value-type="string">
            <text:p>PID_x</text:p>
          </table:table-cell>
          <table:table-cell office:value-type="float" office:value="-0.774865" calcext:value-type="float">
            <text:p>-0.774865</text:p>
          </table:table-cell>
          <table:table-cell office:value-type="float" office:value="0.020596" calcext:value-type="float">
            <text:p>0.020596</text:p>
          </table:table-cell>
          <table:table-cell office:value-type="float" office:value="-0.020263" calcext:value-type="float">
            <text:p>-0.020263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-0.513917" calcext:value-type="float">
            <text:p>-0.513917</text:p>
          </table:table-cell>
          <table:table-cell office:value-type="float" office:value="0.055226" calcext:value-type="float">
            <text:p>0.055226</text:p>
          </table:table-cell>
          <table:table-cell office:value-type="float" office:value="-0.021009" calcext:value-type="float">
            <text:p>-0.021009</text:p>
          </table:table-cell>
          <table:table-cell office:value-type="string" calcext:value-type="string">
            <text:p>0.011101</text:p>
          </table:table-cell>
        </table:table-row>
        <table:table-row table:style-name="ro1" table:visibility="filter">
          <table:table-cell office:value-type="float" office:value="1527048201.87687" calcext:value-type="float">
            <text:p>1527048201.8768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74865" calcext:value-type="float">
            <text:p>-0.774865</text:p>
          </table:table-cell>
          <table:table-cell office:value-type="float" office:value="0.020596" calcext:value-type="float">
            <text:p>0.020596</text:p>
          </table:table-cell>
          <table:table-cell table:style-name="Default" office:value-type="float" office:value="-0.020263" calcext:value-type="float">
            <text:p>-0.020263</text:p>
          </table:table-cell>
          <table:table-cell office:value-type="float" office:value="0.011882" calcext:value-type="float">
            <text:p>0.011882</text:p>
          </table:table-cell>
          <table:table-cell table:style-name="Default" office:value-type="float" office:value="-0.513917" calcext:value-type="float">
            <text:p>-0.513917</text:p>
          </table:table-cell>
          <table:table-cell office:value-type="float" office:value="0.055226" calcext:value-type="float">
            <text:p>0.055226</text:p>
          </table:table-cell>
          <table:table-cell office:value-type="float" office:value="-0.021009" calcext:value-type="float">
            <text:p>-0.021009</text:p>
          </table:table-cell>
          <table:table-cell office:value-type="string" calcext:value-type="string">
            <text:p>0.011101</text:p>
          </table:table-cell>
        </table:table-row>
        <table:table-row table:style-name="ro1">
          <table:table-cell office:value-type="float" office:value="1527048201.89631" calcext:value-type="float">
            <text:p>1527048201.89631</text:p>
          </table:table-cell>
          <table:table-cell office:value-type="string" calcext:value-type="string">
            <text:p>PID_x</text:p>
          </table:table-cell>
          <table:table-cell office:value-type="float" office:value="-0.805174" calcext:value-type="float">
            <text:p>-0.805174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-0.021228" calcext:value-type="float">
            <text:p>-0.021228</text:p>
          </table:table-cell>
          <table:table-cell office:value-type="float" office:value="0.011284" calcext:value-type="float">
            <text:p>0.011284</text:p>
          </table:table-cell>
          <table:table-cell office:value-type="float" office:value="-0.523814" calcext:value-type="float">
            <text:p>-0.523814</text:p>
          </table:table-cell>
          <table:table-cell office:value-type="float" office:value="0.049091" calcext:value-type="float">
            <text:p>0.049091</text:p>
          </table:table-cell>
          <table:table-cell office:value-type="float" office:value="-0.020263" calcext:value-type="float">
            <text:p>-0.020263</text:p>
          </table:table-cell>
          <table:table-cell office:value-type="string" calcext:value-type="string">
            <text:p>0.011882</text:p>
          </table:table-cell>
        </table:table-row>
        <table:table-row table:style-name="ro1" table:visibility="filter">
          <table:table-cell office:value-type="float" office:value="1527048201.89638" calcext:value-type="float">
            <text:p>1527048201.8963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05174" calcext:value-type="float">
            <text:p>-0.805174</text:p>
          </table:table-cell>
          <table:table-cell office:value-type="float" office:value="0.01817" calcext:value-type="float">
            <text:p>0.01817</text:p>
          </table:table-cell>
          <table:table-cell table:style-name="Default" office:value-type="float" office:value="-0.021228" calcext:value-type="float">
            <text:p>-0.021228</text:p>
          </table:table-cell>
          <table:table-cell office:value-type="float" office:value="0.011284" calcext:value-type="float">
            <text:p>0.011284</text:p>
          </table:table-cell>
          <table:table-cell table:style-name="Default" office:value-type="float" office:value="-0.523814" calcext:value-type="float">
            <text:p>-0.523814</text:p>
          </table:table-cell>
          <table:table-cell office:value-type="float" office:value="0.049091" calcext:value-type="float">
            <text:p>0.049091</text:p>
          </table:table-cell>
          <table:table-cell office:value-type="float" office:value="-0.020263" calcext:value-type="float">
            <text:p>-0.020263</text:p>
          </table:table-cell>
          <table:table-cell office:value-type="string" calcext:value-type="string">
            <text:p>0.011882</text:p>
          </table:table-cell>
        </table:table-row>
        <table:table-row table:style-name="ro1">
          <table:table-cell office:value-type="float" office:value="1527048201.91692" calcext:value-type="float">
            <text:p>1527048201.91692</text:p>
          </table:table-cell>
          <table:table-cell office:value-type="string" calcext:value-type="string">
            <text:p>PID_x</text:p>
          </table:table-cell>
          <table:table-cell office:value-type="float" office:value="-0.785865" calcext:value-type="float">
            <text:p>-0.785865</text:p>
          </table:table-cell>
          <table:table-cell office:value-type="float" office:value="0.017831" calcext:value-type="float">
            <text:p>0.017831</text:p>
          </table:table-cell>
          <table:table-cell office:value-type="float" office:value="-0.020582" calcext:value-type="float">
            <text:p>-0.020582</text:p>
          </table:table-cell>
          <table:table-cell office:value-type="float" office:value="0.011193" calcext:value-type="float">
            <text:p>0.011193</text:p>
          </table:table-cell>
          <table:table-cell office:value-type="float" office:value="-0.517542" calcext:value-type="float">
            <text:p>-0.517542</text:p>
          </table:table-cell>
          <table:table-cell office:value-type="float" office:value="0.048203" calcext:value-type="float">
            <text:p>0.048203</text:p>
          </table:table-cell>
          <table:table-cell office:value-type="float" office:value="-0.021228" calcext:value-type="float">
            <text:p>-0.021228</text:p>
          </table:table-cell>
          <table:table-cell office:value-type="string" calcext:value-type="string">
            <text:p>0.011284</text:p>
          </table:table-cell>
        </table:table-row>
        <table:table-row table:style-name="ro1" table:visibility="filter">
          <table:table-cell office:value-type="float" office:value="1527048201.91697" calcext:value-type="float">
            <text:p>1527048201.9169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85865" calcext:value-type="float">
            <text:p>-0.785865</text:p>
          </table:table-cell>
          <table:table-cell office:value-type="float" office:value="0.017831" calcext:value-type="float">
            <text:p>0.017831</text:p>
          </table:table-cell>
          <table:table-cell table:style-name="Default" office:value-type="float" office:value="-0.020582" calcext:value-type="float">
            <text:p>-0.020582</text:p>
          </table:table-cell>
          <table:table-cell office:value-type="float" office:value="0.011193" calcext:value-type="float">
            <text:p>0.011193</text:p>
          </table:table-cell>
          <table:table-cell table:style-name="Default" office:value-type="float" office:value="-0.517542" calcext:value-type="float">
            <text:p>-0.517542</text:p>
          </table:table-cell>
          <table:table-cell office:value-type="float" office:value="0.048203" calcext:value-type="float">
            <text:p>0.048203</text:p>
          </table:table-cell>
          <table:table-cell office:value-type="float" office:value="-0.021228" calcext:value-type="float">
            <text:p>-0.021228</text:p>
          </table:table-cell>
          <table:table-cell office:value-type="string" calcext:value-type="string">
            <text:p>0.011284</text:p>
          </table:table-cell>
        </table:table-row>
        <table:table-row table:style-name="ro1">
          <table:table-cell office:value-type="float" office:value="1527048201.93633" calcext:value-type="float">
            <text:p>1527048201.93633</text:p>
          </table:table-cell>
          <table:table-cell office:value-type="string" calcext:value-type="string">
            <text:p>PID_x</text:p>
          </table:table-cell>
          <table:table-cell office:value-type="float" office:value="-0.820891" calcext:value-type="float">
            <text:p>-0.820891</text:p>
          </table:table-cell>
          <table:table-cell office:value-type="float" office:value="0.022178" calcext:value-type="float">
            <text:p>0.022178</text:p>
          </table:table-cell>
          <table:table-cell office:value-type="float" office:value="-0.021683" calcext:value-type="float">
            <text:p>-0.021683</text:p>
          </table:table-cell>
          <table:table-cell office:value-type="float" office:value="0.012239" calcext:value-type="float">
            <text:p>0.012239</text:p>
          </table:table-cell>
          <table:table-cell office:value-type="float" office:value="-0.528888" calcext:value-type="float">
            <text:p>-0.528888</text:p>
          </table:table-cell>
          <table:table-cell office:value-type="float" office:value="0.058981" calcext:value-type="float">
            <text:p>0.058981</text:p>
          </table:table-cell>
          <table:table-cell office:value-type="float" office:value="-0.020582" calcext:value-type="float">
            <text:p>-0.020582</text:p>
          </table:table-cell>
          <table:table-cell office:value-type="string" calcext:value-type="string">
            <text:p>0.011193</text:p>
          </table:table-cell>
        </table:table-row>
        <table:table-row table:style-name="ro1" table:visibility="filter">
          <table:table-cell office:value-type="float" office:value="1527048201.93639" calcext:value-type="float">
            <text:p>1527048201.9363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820891" calcext:value-type="float">
            <text:p>-0.820891</text:p>
          </table:table-cell>
          <table:table-cell office:value-type="float" office:value="0.022178" calcext:value-type="float">
            <text:p>0.022178</text:p>
          </table:table-cell>
          <table:table-cell table:style-name="Default" office:value-type="float" office:value="-0.021683" calcext:value-type="float">
            <text:p>-0.021683</text:p>
          </table:table-cell>
          <table:table-cell office:value-type="float" office:value="0.012239" calcext:value-type="float">
            <text:p>0.012239</text:p>
          </table:table-cell>
          <table:table-cell table:style-name="Default" office:value-type="float" office:value="-0.528888" calcext:value-type="float">
            <text:p>-0.528888</text:p>
          </table:table-cell>
          <table:table-cell office:value-type="float" office:value="0.058981" calcext:value-type="float">
            <text:p>0.058981</text:p>
          </table:table-cell>
          <table:table-cell office:value-type="float" office:value="-0.020582" calcext:value-type="float">
            <text:p>-0.020582</text:p>
          </table:table-cell>
          <table:table-cell office:value-type="string" calcext:value-type="string">
            <text:p>0.011193</text:p>
          </table:table-cell>
        </table:table-row>
        <table:table-row table:style-name="ro1">
          <table:table-cell office:value-type="float" office:value="1527048201.95677" calcext:value-type="float">
            <text:p>1527048201.95677</text:p>
          </table:table-cell>
          <table:table-cell office:value-type="string" calcext:value-type="string">
            <text:p>PID_x</text:p>
          </table:table-cell>
          <table:table-cell office:value-type="float" office:value="-0.786429" calcext:value-type="float">
            <text:p>-0.786429</text:p>
          </table:table-cell>
          <table:table-cell office:value-type="float" office:value="0.019364" calcext:value-type="float">
            <text:p>0.019364</text:p>
          </table:table-cell>
          <table:table-cell office:value-type="float" office:value="-0.020544" calcext:value-type="float">
            <text:p>-0.020544</text:p>
          </table:table-cell>
          <table:table-cell office:value-type="float" office:value="0.011554" calcext:value-type="float">
            <text:p>0.011554</text:p>
          </table:table-cell>
          <table:table-cell office:value-type="float" office:value="-0.517745" calcext:value-type="float">
            <text:p>-0.517745</text:p>
          </table:table-cell>
          <table:table-cell office:value-type="float" office:value="0.052283" calcext:value-type="float">
            <text:p>0.052283</text:p>
          </table:table-cell>
          <table:table-cell office:value-type="float" office:value="-0.021683" calcext:value-type="float">
            <text:p>-0.021683</text:p>
          </table:table-cell>
          <table:table-cell office:value-type="string" calcext:value-type="string">
            <text:p>0.012239</text:p>
          </table:table-cell>
        </table:table-row>
        <table:table-row table:style-name="ro1" table:visibility="filter">
          <table:table-cell office:value-type="float" office:value="1527048201.9568" calcext:value-type="float">
            <text:p>1527048201.956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86429" calcext:value-type="float">
            <text:p>-0.786429</text:p>
          </table:table-cell>
          <table:table-cell office:value-type="float" office:value="0.019364" calcext:value-type="float">
            <text:p>0.019364</text:p>
          </table:table-cell>
          <table:table-cell table:style-name="Default" office:value-type="float" office:value="-0.020544" calcext:value-type="float">
            <text:p>-0.020544</text:p>
          </table:table-cell>
          <table:table-cell office:value-type="float" office:value="0.011554" calcext:value-type="float">
            <text:p>0.011554</text:p>
          </table:table-cell>
          <table:table-cell table:style-name="Default" office:value-type="float" office:value="-0.517745" calcext:value-type="float">
            <text:p>-0.517745</text:p>
          </table:table-cell>
          <table:table-cell office:value-type="float" office:value="0.052283" calcext:value-type="float">
            <text:p>0.052283</text:p>
          </table:table-cell>
          <table:table-cell office:value-type="float" office:value="-0.021683" calcext:value-type="float">
            <text:p>-0.021683</text:p>
          </table:table-cell>
          <table:table-cell office:value-type="string" calcext:value-type="string">
            <text:p>0.012239</text:p>
          </table:table-cell>
        </table:table-row>
        <table:table-row table:style-name="ro1">
          <table:table-cell office:value-type="float" office:value="1527048201.97609" calcext:value-type="float">
            <text:p>1527048201.97609</text:p>
          </table:table-cell>
          <table:table-cell office:value-type="string" calcext:value-type="string">
            <text:p>PID_x</text:p>
          </table:table-cell>
          <table:table-cell office:value-type="float" office:value="-0.767556" calcext:value-type="float">
            <text:p>-0.767556</text:p>
          </table:table-cell>
          <table:table-cell office:value-type="float" office:value="0.025143" calcext:value-type="float">
            <text:p>0.025143</text:p>
          </table:table-cell>
          <table:table-cell office:value-type="float" office:value="-0.019943" calcext:value-type="float">
            <text:p>-0.019943</text:p>
          </table:table-cell>
          <table:table-cell office:value-type="float" office:value="0.012843" calcext:value-type="float">
            <text:p>0.012843</text:p>
          </table:table-cell>
          <table:table-cell office:value-type="float" office:value="-0.511532" calcext:value-type="float">
            <text:p>-0.511532</text:p>
          </table:table-cell>
          <table:table-cell office:value-type="float" office:value="0.065612" calcext:value-type="float">
            <text:p>0.065612</text:p>
          </table:table-cell>
          <table:table-cell office:value-type="float" office:value="-0.020544" calcext:value-type="float">
            <text:p>-0.020544</text:p>
          </table:table-cell>
          <table:table-cell office:value-type="string" calcext:value-type="string">
            <text:p>0.011554</text:p>
          </table:table-cell>
        </table:table-row>
        <table:table-row table:style-name="ro1" table:visibility="filter">
          <table:table-cell office:value-type="float" office:value="1527048201.97612" calcext:value-type="float">
            <text:p>1527048201.9761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67556" calcext:value-type="float">
            <text:p>-0.767556</text:p>
          </table:table-cell>
          <table:table-cell office:value-type="float" office:value="0.025143" calcext:value-type="float">
            <text:p>0.025143</text:p>
          </table:table-cell>
          <table:table-cell table:style-name="Default" office:value-type="float" office:value="-0.019943" calcext:value-type="float">
            <text:p>-0.019943</text:p>
          </table:table-cell>
          <table:table-cell office:value-type="float" office:value="0.012843" calcext:value-type="float">
            <text:p>0.012843</text:p>
          </table:table-cell>
          <table:table-cell table:style-name="Default" office:value-type="float" office:value="-0.511532" calcext:value-type="float">
            <text:p>-0.511532</text:p>
          </table:table-cell>
          <table:table-cell office:value-type="float" office:value="0.065612" calcext:value-type="float">
            <text:p>0.065612</text:p>
          </table:table-cell>
          <table:table-cell office:value-type="float" office:value="-0.020544" calcext:value-type="float">
            <text:p>-0.020544</text:p>
          </table:table-cell>
          <table:table-cell office:value-type="string" calcext:value-type="string">
            <text:p>0.011554</text:p>
          </table:table-cell>
        </table:table-row>
        <table:table-row table:style-name="ro1">
          <table:table-cell office:value-type="float" office:value="1527048201.99655" calcext:value-type="float">
            <text:p>1527048201.99655</text:p>
          </table:table-cell>
          <table:table-cell office:value-type="string" calcext:value-type="string">
            <text:p>PID_x</text:p>
          </table:table-cell>
          <table:table-cell office:value-type="float" office:value="-0.774803" calcext:value-type="float">
            <text:p>-0.774803</text:p>
          </table:table-cell>
          <table:table-cell office:value-type="float" office:value="0.019904" calcext:value-type="float">
            <text:p>0.019904</text:p>
          </table:table-cell>
          <table:table-cell office:value-type="float" office:value="-0.020187" calcext:value-type="float">
            <text:p>-0.020187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-0.513922" calcext:value-type="float">
            <text:p>-0.513922</text:p>
          </table:table-cell>
          <table:table-cell office:value-type="float" office:value="0.053796" calcext:value-type="float">
            <text:p>0.053796</text:p>
          </table:table-cell>
          <table:table-cell office:value-type="float" office:value="-0.019943" calcext:value-type="float">
            <text:p>-0.019943</text:p>
          </table:table-cell>
          <table:table-cell office:value-type="string" calcext:value-type="string">
            <text:p>0.012843</text:p>
          </table:table-cell>
        </table:table-row>
        <table:table-row table:style-name="ro1" table:visibility="filter">
          <table:table-cell office:value-type="float" office:value="1527048201.99659" calcext:value-type="float">
            <text:p>1527048201.9965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74803" calcext:value-type="float">
            <text:p>-0.774803</text:p>
          </table:table-cell>
          <table:table-cell office:value-type="float" office:value="0.019904" calcext:value-type="float">
            <text:p>0.019904</text:p>
          </table:table-cell>
          <table:table-cell table:style-name="Default" office:value-type="float" office:value="-0.020187" calcext:value-type="float">
            <text:p>-0.020187</text:p>
          </table:table-cell>
          <table:table-cell office:value-type="float" office:value="0.011635" calcext:value-type="float">
            <text:p>0.011635</text:p>
          </table:table-cell>
          <table:table-cell table:style-name="Default" office:value-type="float" office:value="-0.513922" calcext:value-type="float">
            <text:p>-0.513922</text:p>
          </table:table-cell>
          <table:table-cell office:value-type="float" office:value="0.053796" calcext:value-type="float">
            <text:p>0.053796</text:p>
          </table:table-cell>
          <table:table-cell office:value-type="float" office:value="-0.019943" calcext:value-type="float">
            <text:p>-0.019943</text:p>
          </table:table-cell>
          <table:table-cell office:value-type="string" calcext:value-type="string">
            <text:p>0.012843</text:p>
          </table:table-cell>
        </table:table-row>
        <table:table-row table:style-name="ro1">
          <table:table-cell office:value-type="float" office:value="1527048202.01697" calcext:value-type="float">
            <text:p>1527048202.01697</text:p>
          </table:table-cell>
          <table:table-cell office:value-type="string" calcext:value-type="string">
            <text:p>PID_x</text:p>
          </table:table-cell>
          <table:table-cell office:value-type="float" office:value="-0.774369" calcext:value-type="float">
            <text:p>-0.774369</text:p>
          </table:table-cell>
          <table:table-cell office:value-type="float" office:value="0.022819" calcext:value-type="float">
            <text:p>0.022819</text:p>
          </table:table-cell>
          <table:table-cell office:value-type="float" office:value="-0.020172" calcext:value-type="float">
            <text:p>-0.020172</text:p>
          </table:table-cell>
          <table:table-cell office:value-type="float" office:value="0.012328" calcext:value-type="float">
            <text:p>0.012328</text:p>
          </table:table-cell>
          <table:table-cell office:value-type="float" office:value="-0.513779" calcext:value-type="float">
            <text:p>-0.513779</text:p>
          </table:table-cell>
          <table:table-cell office:value-type="float" office:value="0.060595" calcext:value-type="float">
            <text:p>0.060595</text:p>
          </table:table-cell>
          <table:table-cell office:value-type="float" office:value="-0.020187" calcext:value-type="float">
            <text:p>-0.020187</text:p>
          </table:table-cell>
          <table:table-cell office:value-type="string" calcext:value-type="string">
            <text:p>0.011635</text:p>
          </table:table-cell>
        </table:table-row>
        <table:table-row table:style-name="ro1" table:visibility="filter">
          <table:table-cell office:value-type="float" office:value="1527048202.01702" calcext:value-type="float">
            <text:p>1527048202.0170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74369" calcext:value-type="float">
            <text:p>-0.774369</text:p>
          </table:table-cell>
          <table:table-cell office:value-type="float" office:value="0.022819" calcext:value-type="float">
            <text:p>0.022819</text:p>
          </table:table-cell>
          <table:table-cell table:style-name="Default" office:value-type="float" office:value="-0.020172" calcext:value-type="float">
            <text:p>-0.020172</text:p>
          </table:table-cell>
          <table:table-cell office:value-type="float" office:value="0.012328" calcext:value-type="float">
            <text:p>0.012328</text:p>
          </table:table-cell>
          <table:table-cell table:style-name="Default" office:value-type="float" office:value="-0.513779" calcext:value-type="float">
            <text:p>-0.513779</text:p>
          </table:table-cell>
          <table:table-cell office:value-type="float" office:value="0.060595" calcext:value-type="float">
            <text:p>0.060595</text:p>
          </table:table-cell>
          <table:table-cell office:value-type="float" office:value="-0.020187" calcext:value-type="float">
            <text:p>-0.020187</text:p>
          </table:table-cell>
          <table:table-cell office:value-type="string" calcext:value-type="string">
            <text:p>0.011635</text:p>
          </table:table-cell>
        </table:table-row>
        <table:table-row table:style-name="ro1">
          <table:table-cell office:value-type="float" office:value="1527048202.03648" calcext:value-type="float">
            <text:p>1527048202.03648</text:p>
          </table:table-cell>
          <table:table-cell office:value-type="string" calcext:value-type="string">
            <text:p>PID_x</text:p>
          </table:table-cell>
          <table:table-cell office:value-type="float" office:value="-0.730346" calcext:value-type="float">
            <text:p>-0.730346</text:p>
          </table:table-cell>
          <table:table-cell office:value-type="float" office:value="0.025029" calcext:value-type="float">
            <text:p>0.025029</text:p>
          </table:table-cell>
          <table:table-cell office:value-type="float" office:value="-0.018736" calcext:value-type="float">
            <text:p>-0.0187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-0.499063" calcext:value-type="float">
            <text:p>-0.499063</text:p>
          </table:table-cell>
          <table:table-cell office:value-type="float" office:value="0.065424" calcext:value-type="float">
            <text:p>0.065424</text:p>
          </table:table-cell>
          <table:table-cell office:value-type="float" office:value="-0.020172" calcext:value-type="float">
            <text:p>-0.020172</text:p>
          </table:table-cell>
          <table:table-cell office:value-type="string" calcext:value-type="string">
            <text:p>0.012328</text:p>
          </table:table-cell>
        </table:table-row>
        <table:table-row table:style-name="ro1" table:visibility="filter">
          <table:table-cell office:value-type="float" office:value="1527048202.03653" calcext:value-type="float">
            <text:p>1527048202.0365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30346" calcext:value-type="float">
            <text:p>-0.730346</text:p>
          </table:table-cell>
          <table:table-cell office:value-type="float" office:value="0.025029" calcext:value-type="float">
            <text:p>0.025029</text:p>
          </table:table-cell>
          <table:table-cell table:style-name="Default" office:value-type="float" office:value="-0.018736" calcext:value-type="float">
            <text:p>-0.018736</text:p>
          </table:table-cell>
          <table:table-cell office:value-type="float" office:value="0.0128" calcext:value-type="float">
            <text:p>0.0128</text:p>
          </table:table-cell>
          <table:table-cell table:style-name="Default" office:value-type="float" office:value="-0.499063" calcext:value-type="float">
            <text:p>-0.499063</text:p>
          </table:table-cell>
          <table:table-cell office:value-type="float" office:value="0.065424" calcext:value-type="float">
            <text:p>0.065424</text:p>
          </table:table-cell>
          <table:table-cell office:value-type="float" office:value="-0.020172" calcext:value-type="float">
            <text:p>-0.020172</text:p>
          </table:table-cell>
          <table:table-cell office:value-type="string" calcext:value-type="string">
            <text:p>0.012328</text:p>
          </table:table-cell>
        </table:table-row>
        <table:table-row table:style-name="ro1">
          <table:table-cell office:value-type="float" office:value="1527048202.05699" calcext:value-type="float">
            <text:p>1527048202.05699</text:p>
          </table:table-cell>
          <table:table-cell office:value-type="string" calcext:value-type="string">
            <text:p>PID_x</text:p>
          </table:table-cell>
          <table:table-cell office:value-type="float" office:value="-0.7527" calcext:value-type="float">
            <text:p>-0.7527</text:p>
          </table:table-cell>
          <table:table-cell office:value-type="float" office:value="0.021304" calcext:value-type="float">
            <text:p>0.021304</text:p>
          </table:table-cell>
          <table:table-cell office:value-type="float" office:value="-0.019506" calcext:value-type="float">
            <text:p>-0.019506</text:p>
          </table:table-cell>
          <table:table-cell office:value-type="float" office:value="0.011957" calcext:value-type="float">
            <text:p>0.011957</text:p>
          </table:table-cell>
          <table:table-cell office:value-type="float" office:value="-0.506575" calcext:value-type="float">
            <text:p>-0.506575</text:p>
          </table:table-cell>
          <table:table-cell office:value-type="float" office:value="0.057199" calcext:value-type="float">
            <text:p>0.057199</text:p>
          </table:table-cell>
          <table:table-cell office:value-type="float" office:value="-0.018736" calcext:value-type="float">
            <text:p>-0.018736</text:p>
          </table:table-cell>
          <table:table-cell office:value-type="string" calcext:value-type="string">
            <text:p>0.012800</text:p>
          </table:table-cell>
        </table:table-row>
        <table:table-row table:style-name="ro1" table:visibility="filter">
          <table:table-cell office:value-type="float" office:value="1527048202.05705" calcext:value-type="float">
            <text:p>1527048202.0570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527" calcext:value-type="float">
            <text:p>-0.7527</text:p>
          </table:table-cell>
          <table:table-cell office:value-type="float" office:value="0.021304" calcext:value-type="float">
            <text:p>0.021304</text:p>
          </table:table-cell>
          <table:table-cell table:style-name="Default" office:value-type="float" office:value="-0.019506" calcext:value-type="float">
            <text:p>-0.019506</text:p>
          </table:table-cell>
          <table:table-cell office:value-type="float" office:value="0.011957" calcext:value-type="float">
            <text:p>0.011957</text:p>
          </table:table-cell>
          <table:table-cell table:style-name="Default" office:value-type="float" office:value="-0.506575" calcext:value-type="float">
            <text:p>-0.506575</text:p>
          </table:table-cell>
          <table:table-cell office:value-type="float" office:value="0.057199" calcext:value-type="float">
            <text:p>0.057199</text:p>
          </table:table-cell>
          <table:table-cell office:value-type="float" office:value="-0.018736" calcext:value-type="float">
            <text:p>-0.018736</text:p>
          </table:table-cell>
          <table:table-cell office:value-type="string" calcext:value-type="string">
            <text:p>0.012800</text:p>
          </table:table-cell>
        </table:table-row>
        <table:table-row table:style-name="ro1">
          <table:table-cell office:value-type="float" office:value="1527048202.07662" calcext:value-type="float">
            <text:p>1527048202.07662</text:p>
          </table:table-cell>
          <table:table-cell office:value-type="string" calcext:value-type="string">
            <text:p>PID_x</text:p>
          </table:table-cell>
          <table:table-cell office:value-type="float" office:value="-0.768178" calcext:value-type="float">
            <text:p>-0.768178</text:p>
          </table:table-cell>
          <table:table-cell office:value-type="float" office:value="0.022542" calcext:value-type="float">
            <text:p>0.022542</text:p>
          </table:table-cell>
          <table:table-cell office:value-type="float" office:value="-0.020011" calcext:value-type="float">
            <text:p>-0.020011</text:p>
          </table:table-cell>
          <table:table-cell office:value-type="float" office:value="0.012237" calcext:value-type="float">
            <text:p>0.012237</text:p>
          </table:table-cell>
          <table:table-cell office:value-type="float" office:value="-0.511721" calcext:value-type="float">
            <text:p>-0.511721</text:p>
          </table:table-cell>
          <table:table-cell office:value-type="float" office:value="0.060055" calcext:value-type="float">
            <text:p>0.060055</text:p>
          </table:table-cell>
          <table:table-cell office:value-type="float" office:value="-0.019506" calcext:value-type="float">
            <text:p>-0.019506</text:p>
          </table:table-cell>
          <table:table-cell office:value-type="string" calcext:value-type="string">
            <text:p>0.011957</text:p>
          </table:table-cell>
        </table:table-row>
        <table:table-row table:style-name="ro1" table:visibility="filter">
          <table:table-cell office:value-type="float" office:value="1527048202.07667" calcext:value-type="float">
            <text:p>1527048202.07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68178" calcext:value-type="float">
            <text:p>-0.768178</text:p>
          </table:table-cell>
          <table:table-cell office:value-type="float" office:value="0.022542" calcext:value-type="float">
            <text:p>0.022542</text:p>
          </table:table-cell>
          <table:table-cell table:style-name="Default" office:value-type="float" office:value="-0.020011" calcext:value-type="float">
            <text:p>-0.020011</text:p>
          </table:table-cell>
          <table:table-cell office:value-type="float" office:value="0.012237" calcext:value-type="float">
            <text:p>0.012237</text:p>
          </table:table-cell>
          <table:table-cell table:style-name="Default" office:value-type="float" office:value="-0.511721" calcext:value-type="float">
            <text:p>-0.511721</text:p>
          </table:table-cell>
          <table:table-cell office:value-type="float" office:value="0.060055" calcext:value-type="float">
            <text:p>0.060055</text:p>
          </table:table-cell>
          <table:table-cell office:value-type="float" office:value="-0.019506" calcext:value-type="float">
            <text:p>-0.019506</text:p>
          </table:table-cell>
          <table:table-cell office:value-type="string" calcext:value-type="string">
            <text:p>0.011957</text:p>
          </table:table-cell>
        </table:table-row>
        <table:table-row table:style-name="ro1">
          <table:table-cell office:value-type="float" office:value="1527048202.0971" calcext:value-type="float">
            <text:p>1527048202.0971</text:p>
          </table:table-cell>
          <table:table-cell office:value-type="string" calcext:value-type="string">
            <text:p>PID_x</text:p>
          </table:table-cell>
          <table:table-cell office:value-type="float" office:value="-0.741271" calcext:value-type="float">
            <text:p>-0.741271</text:p>
          </table:table-cell>
          <table:table-cell office:value-type="float" office:value="0.020963" calcext:value-type="float">
            <text:p>0.020963</text:p>
          </table:table-cell>
          <table:table-cell office:value-type="float" office:value="-0.019093" calcext:value-type="float">
            <text:p>-0.019093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-0.502755" calcext:value-type="float">
            <text:p>-0.502755</text:p>
          </table:table-cell>
          <table:table-cell office:value-type="float" office:value="0.056427" calcext:value-type="float">
            <text:p>0.056427</text:p>
          </table:table-cell>
          <table:table-cell office:value-type="float" office:value="-0.020011" calcext:value-type="float">
            <text:p>-0.020011</text:p>
          </table:table-cell>
          <table:table-cell office:value-type="string" calcext:value-type="string">
            <text:p>0.012237</text:p>
          </table:table-cell>
        </table:table-row>
        <table:table-row table:style-name="ro1" table:visibility="filter">
          <table:table-cell office:value-type="float" office:value="1527048202.0972" calcext:value-type="float">
            <text:p>1527048202.09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41271" calcext:value-type="float">
            <text:p>-0.741271</text:p>
          </table:table-cell>
          <table:table-cell office:value-type="float" office:value="0.020963" calcext:value-type="float">
            <text:p>0.020963</text:p>
          </table:table-cell>
          <table:table-cell table:style-name="Default" office:value-type="float" office:value="-0.019093" calcext:value-type="float">
            <text:p>-0.019093</text:p>
          </table:table-cell>
          <table:table-cell office:value-type="float" office:value="0.011865" calcext:value-type="float">
            <text:p>0.011865</text:p>
          </table:table-cell>
          <table:table-cell table:style-name="Default" office:value-type="float" office:value="-0.502755" calcext:value-type="float">
            <text:p>-0.502755</text:p>
          </table:table-cell>
          <table:table-cell office:value-type="float" office:value="0.056427" calcext:value-type="float">
            <text:p>0.056427</text:p>
          </table:table-cell>
          <table:table-cell office:value-type="float" office:value="-0.020011" calcext:value-type="float">
            <text:p>-0.020011</text:p>
          </table:table-cell>
          <table:table-cell office:value-type="string" calcext:value-type="string">
            <text:p>0.012237</text:p>
          </table:table-cell>
        </table:table-row>
        <table:table-row table:style-name="ro1">
          <table:table-cell office:value-type="float" office:value="1527048202.1166" calcext:value-type="float">
            <text:p>1527048202.1166</text:p>
          </table:table-cell>
          <table:table-cell office:value-type="string" calcext:value-type="string">
            <text:p>PID_x</text:p>
          </table:table-cell>
          <table:table-cell office:value-type="float" office:value="-0.750515" calcext:value-type="float">
            <text:p>-0.750515</text:p>
          </table:table-cell>
          <table:table-cell office:value-type="float" office:value="0.022242" calcext:value-type="float">
            <text:p>0.022242</text:p>
          </table:table-cell>
          <table:table-cell office:value-type="float" office:value="-0.019395" calcext:value-type="float">
            <text:p>-0.019395</text:p>
          </table:table-cell>
          <table:table-cell office:value-type="float" office:value="0.012156" calcext:value-type="float">
            <text:p>0.012156</text:p>
          </table:table-cell>
          <table:table-cell office:value-type="float" office:value="-0.505858" calcext:value-type="float">
            <text:p>-0.505858</text:p>
          </table:table-cell>
          <table:table-cell office:value-type="float" office:value="0.059415" calcext:value-type="float">
            <text:p>0.059415</text:p>
          </table:table-cell>
          <table:table-cell office:value-type="float" office:value="-0.019093" calcext:value-type="float">
            <text:p>-0.019093</text:p>
          </table:table-cell>
          <table:table-cell office:value-type="string" calcext:value-type="string">
            <text:p>0.011865</text:p>
          </table:table-cell>
        </table:table-row>
        <table:table-row table:style-name="ro1" table:visibility="filter">
          <table:table-cell office:value-type="float" office:value="1527048202.11667" calcext:value-type="float">
            <text:p>1527048202.116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50515" calcext:value-type="float">
            <text:p>-0.750515</text:p>
          </table:table-cell>
          <table:table-cell office:value-type="float" office:value="0.022242" calcext:value-type="float">
            <text:p>0.022242</text:p>
          </table:table-cell>
          <table:table-cell table:style-name="Default" office:value-type="float" office:value="-0.019395" calcext:value-type="float">
            <text:p>-0.019395</text:p>
          </table:table-cell>
          <table:table-cell office:value-type="float" office:value="0.012156" calcext:value-type="float">
            <text:p>0.012156</text:p>
          </table:table-cell>
          <table:table-cell table:style-name="Default" office:value-type="float" office:value="-0.505858" calcext:value-type="float">
            <text:p>-0.505858</text:p>
          </table:table-cell>
          <table:table-cell office:value-type="float" office:value="0.059415" calcext:value-type="float">
            <text:p>0.059415</text:p>
          </table:table-cell>
          <table:table-cell office:value-type="float" office:value="-0.019093" calcext:value-type="float">
            <text:p>-0.019093</text:p>
          </table:table-cell>
          <table:table-cell office:value-type="string" calcext:value-type="string">
            <text:p>0.011865</text:p>
          </table:table-cell>
        </table:table-row>
        <table:table-row table:style-name="ro1">
          <table:table-cell office:value-type="float" office:value="1527048202.1372" calcext:value-type="float">
            <text:p>1527048202.1372</text:p>
          </table:table-cell>
          <table:table-cell office:value-type="string" calcext:value-type="string">
            <text:p>PID_x</text:p>
          </table:table-cell>
          <table:table-cell office:value-type="float" office:value="-0.689227" calcext:value-type="float">
            <text:p>-0.689227</text:p>
          </table:table-cell>
          <table:table-cell office:value-type="float" office:value="0.026106" calcext:value-type="float">
            <text:p>0.026106</text:p>
          </table:table-cell>
          <table:table-cell office:value-type="float" office:value="-0.017241" calcext:value-type="float">
            <text:p>-0.017241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-0.484969" calcext:value-type="float">
            <text:p>-0.484969</text:p>
          </table:table-cell>
          <table:table-cell office:value-type="float" office:value="0.0677" calcext:value-type="float">
            <text:p>0.0677</text:p>
          </table:table-cell>
          <table:table-cell office:value-type="float" office:value="-0.019395" calcext:value-type="float">
            <text:p>-0.019395</text:p>
          </table:table-cell>
          <table:table-cell office:value-type="string" calcext:value-type="string">
            <text:p>0.012156</text:p>
          </table:table-cell>
        </table:table-row>
        <table:table-row table:style-name="ro1" table:visibility="filter">
          <table:table-cell office:value-type="float" office:value="1527048202.13726" calcext:value-type="float">
            <text:p>1527048202.1372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89227" calcext:value-type="float">
            <text:p>-0.689227</text:p>
          </table:table-cell>
          <table:table-cell office:value-type="float" office:value="0.026106" calcext:value-type="float">
            <text:p>0.026106</text:p>
          </table:table-cell>
          <table:table-cell table:style-name="Default" office:value-type="float" office:value="-0.017241" calcext:value-type="float">
            <text:p>-0.017241</text:p>
          </table:table-cell>
          <table:table-cell office:value-type="float" office:value="0.01301" calcext:value-type="float">
            <text:p>0.01301</text:p>
          </table:table-cell>
          <table:table-cell table:style-name="Default" office:value-type="float" office:value="-0.484969" calcext:value-type="float">
            <text:p>-0.484969</text:p>
          </table:table-cell>
          <table:table-cell office:value-type="float" office:value="0.0677" calcext:value-type="float">
            <text:p>0.0677</text:p>
          </table:table-cell>
          <table:table-cell office:value-type="float" office:value="-0.019395" calcext:value-type="float">
            <text:p>-0.019395</text:p>
          </table:table-cell>
          <table:table-cell office:value-type="string" calcext:value-type="string">
            <text:p>0.012156</text:p>
          </table:table-cell>
        </table:table-row>
        <table:table-row table:style-name="ro1">
          <table:table-cell office:value-type="float" office:value="1527048202.15679" calcext:value-type="float">
            <text:p>1527048202.15679</text:p>
          </table:table-cell>
          <table:table-cell office:value-type="string" calcext:value-type="string">
            <text:p>PID_x</text:p>
          </table:table-cell>
          <table:table-cell office:value-type="float" office:value="-0.714316" calcext:value-type="float">
            <text:p>-0.714316</text:p>
          </table:table-cell>
          <table:table-cell office:value-type="float" office:value="0.027193" calcext:value-type="float">
            <text:p>0.027193</text:p>
          </table:table-cell>
          <table:table-cell office:value-type="float" office:value="-0.01809" calcext:value-type="float">
            <text:p>-0.01809</text:p>
          </table:table-cell>
          <table:table-cell office:value-type="float" office:value="0.013227" calcext:value-type="float">
            <text:p>0.013227</text:p>
          </table:table-cell>
          <table:table-cell office:value-type="float" office:value="-0.493639" calcext:value-type="float">
            <text:p>-0.493639</text:p>
          </table:table-cell>
          <table:table-cell office:value-type="float" office:value="0.069915" calcext:value-type="float">
            <text:p>0.069915</text:p>
          </table:table-cell>
          <table:table-cell office:value-type="float" office:value="-0.017241" calcext:value-type="float">
            <text:p>-0.017241</text:p>
          </table:table-cell>
          <table:table-cell office:value-type="string" calcext:value-type="string">
            <text:p>0.013010</text:p>
          </table:table-cell>
        </table:table-row>
        <table:table-row table:style-name="ro1" table:visibility="filter">
          <table:table-cell office:value-type="float" office:value="1527048202.15685" calcext:value-type="float">
            <text:p>1527048202.1568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14316" calcext:value-type="float">
            <text:p>-0.714316</text:p>
          </table:table-cell>
          <table:table-cell office:value-type="float" office:value="0.027193" calcext:value-type="float">
            <text:p>0.027193</text:p>
          </table:table-cell>
          <table:table-cell table:style-name="Default" office:value-type="float" office:value="-0.01809" calcext:value-type="float">
            <text:p>-0.01809</text:p>
          </table:table-cell>
          <table:table-cell office:value-type="float" office:value="0.013227" calcext:value-type="float">
            <text:p>0.013227</text:p>
          </table:table-cell>
          <table:table-cell table:style-name="Default" office:value-type="float" office:value="-0.493639" calcext:value-type="float">
            <text:p>-0.493639</text:p>
          </table:table-cell>
          <table:table-cell office:value-type="float" office:value="0.069915" calcext:value-type="float">
            <text:p>0.069915</text:p>
          </table:table-cell>
          <table:table-cell office:value-type="float" office:value="-0.017241" calcext:value-type="float">
            <text:p>-0.017241</text:p>
          </table:table-cell>
          <table:table-cell office:value-type="string" calcext:value-type="string">
            <text:p>0.013010</text:p>
          </table:table-cell>
        </table:table-row>
        <table:table-row table:style-name="ro1">
          <table:table-cell office:value-type="float" office:value="1527048202.17619" calcext:value-type="float">
            <text:p>1527048202.17619</text:p>
          </table:table-cell>
          <table:table-cell office:value-type="string" calcext:value-type="string">
            <text:p>PID_x</text:p>
          </table:table-cell>
          <table:table-cell office:value-type="float" office:value="-0.702008" calcext:value-type="float">
            <text:p>-0.702008</text:p>
          </table:table-cell>
          <table:table-cell office:value-type="float" office:value="0.021201" calcext:value-type="float">
            <text:p>0.021201</text:p>
          </table:table-cell>
          <table:table-cell office:value-type="float" office:value="-0.017679" calcext:value-type="float">
            <text:p>-0.017679</text:p>
          </table:table-cell>
          <table:table-cell office:value-type="float" office:value="0.011962" calcext:value-type="float">
            <text:p>0.011962</text:p>
          </table:table-cell>
          <table:table-cell office:value-type="float" office:value="-0.489403" calcext:value-type="float">
            <text:p>-0.489403</text:p>
          </table:table-cell>
          <table:table-cell office:value-type="float" office:value="0.056865" calcext:value-type="float">
            <text:p>0.056865</text:p>
          </table:table-cell>
          <table:table-cell office:value-type="float" office:value="-0.01809" calcext:value-type="float">
            <text:p>-0.01809</text:p>
          </table:table-cell>
          <table:table-cell office:value-type="string" calcext:value-type="string">
            <text:p>0.013227</text:p>
          </table:table-cell>
        </table:table-row>
        <table:table-row table:style-name="ro1" table:visibility="filter">
          <table:table-cell office:value-type="float" office:value="1527048202.17625" calcext:value-type="float">
            <text:p>1527048202.1762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02008" calcext:value-type="float">
            <text:p>-0.702008</text:p>
          </table:table-cell>
          <table:table-cell office:value-type="float" office:value="0.021201" calcext:value-type="float">
            <text:p>0.021201</text:p>
          </table:table-cell>
          <table:table-cell table:style-name="Default" office:value-type="float" office:value="-0.017679" calcext:value-type="float">
            <text:p>-0.017679</text:p>
          </table:table-cell>
          <table:table-cell office:value-type="float" office:value="0.011962" calcext:value-type="float">
            <text:p>0.011962</text:p>
          </table:table-cell>
          <table:table-cell table:style-name="Default" office:value-type="float" office:value="-0.489403" calcext:value-type="float">
            <text:p>-0.489403</text:p>
          </table:table-cell>
          <table:table-cell office:value-type="float" office:value="0.056865" calcext:value-type="float">
            <text:p>0.056865</text:p>
          </table:table-cell>
          <table:table-cell office:value-type="float" office:value="-0.01809" calcext:value-type="float">
            <text:p>-0.01809</text:p>
          </table:table-cell>
          <table:table-cell office:value-type="string" calcext:value-type="string">
            <text:p>0.013227</text:p>
          </table:table-cell>
        </table:table-row>
        <table:table-row table:style-name="ro1">
          <table:table-cell office:value-type="float" office:value="1527048202.19665" calcext:value-type="float">
            <text:p>1527048202.19665</text:p>
          </table:table-cell>
          <table:table-cell office:value-type="string" calcext:value-type="string">
            <text:p>PID_x</text:p>
          </table:table-cell>
          <table:table-cell office:value-type="float" office:value="-0.71831" calcext:value-type="float">
            <text:p>-0.71831</text:p>
          </table:table-cell>
          <table:table-cell office:value-type="float" office:value="0.019404" calcext:value-type="float">
            <text:p>0.019404</text:p>
          </table:table-cell>
          <table:table-cell office:value-type="float" office:value="-0.018252" calcext:value-type="float">
            <text:p>-0.018252</text:p>
          </table:table-cell>
          <table:table-cell office:value-type="float" office:value="0.011519" calcext:value-type="float">
            <text:p>0.011519</text:p>
          </table:table-cell>
          <table:table-cell office:value-type="float" office:value="-0.494995" calcext:value-type="float">
            <text:p>-0.494995</text:p>
          </table:table-cell>
          <table:table-cell office:value-type="float" office:value="0.052536" calcext:value-type="float">
            <text:p>0.052536</text:p>
          </table:table-cell>
          <table:table-cell office:value-type="float" office:value="-0.017679" calcext:value-type="float">
            <text:p>-0.017679</text:p>
          </table:table-cell>
          <table:table-cell office:value-type="string" calcext:value-type="string">
            <text:p>0.011962</text:p>
          </table:table-cell>
        </table:table-row>
        <table:table-row table:style-name="ro1" table:visibility="filter">
          <table:table-cell office:value-type="float" office:value="1527048202.1967" calcext:value-type="float">
            <text:p>1527048202.196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71831" calcext:value-type="float">
            <text:p>-0.71831</text:p>
          </table:table-cell>
          <table:table-cell office:value-type="float" office:value="0.019404" calcext:value-type="float">
            <text:p>0.019404</text:p>
          </table:table-cell>
          <table:table-cell table:style-name="Default" office:value-type="float" office:value="-0.018252" calcext:value-type="float">
            <text:p>-0.018252</text:p>
          </table:table-cell>
          <table:table-cell office:value-type="float" office:value="0.011519" calcext:value-type="float">
            <text:p>0.011519</text:p>
          </table:table-cell>
          <table:table-cell table:style-name="Default" office:value-type="float" office:value="-0.494995" calcext:value-type="float">
            <text:p>-0.494995</text:p>
          </table:table-cell>
          <table:table-cell office:value-type="float" office:value="0.052536" calcext:value-type="float">
            <text:p>0.052536</text:p>
          </table:table-cell>
          <table:table-cell office:value-type="float" office:value="-0.017679" calcext:value-type="float">
            <text:p>-0.017679</text:p>
          </table:table-cell>
          <table:table-cell office:value-type="string" calcext:value-type="string">
            <text:p>0.011962</text:p>
          </table:table-cell>
        </table:table-row>
        <table:table-row table:style-name="ro1">
          <table:table-cell office:value-type="float" office:value="1527048202.21704" calcext:value-type="float">
            <text:p>1527048202.21704</text:p>
          </table:table-cell>
          <table:table-cell office:value-type="string" calcext:value-type="string">
            <text:p>PID_x</text:p>
          </table:table-cell>
          <table:table-cell office:value-type="float" office:value="-0.67517" calcext:value-type="float">
            <text:p>-0.67517</text:p>
          </table:table-cell>
          <table:table-cell office:value-type="float" office:value="0.023553" calcext:value-type="float">
            <text:p>0.023553</text:p>
          </table:table-cell>
          <table:table-cell office:value-type="float" office:value="-0.016729" calcext:value-type="float">
            <text:p>-0.016729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-0.480057" calcext:value-type="float">
            <text:p>-0.480057</text:p>
          </table:table-cell>
          <table:table-cell office:value-type="float" office:value="0.062188" calcext:value-type="float">
            <text:p>0.062188</text:p>
          </table:table-cell>
          <table:table-cell office:value-type="float" office:value="-0.018252" calcext:value-type="float">
            <text:p>-0.018252</text:p>
          </table:table-cell>
          <table:table-cell office:value-type="string" calcext:value-type="string">
            <text:p>0.011519</text:p>
          </table:table-cell>
        </table:table-row>
        <table:table-row table:style-name="ro1" table:visibility="filter">
          <table:table-cell office:value-type="float" office:value="1527048202.21709" calcext:value-type="float">
            <text:p>1527048202.2170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7517" calcext:value-type="float">
            <text:p>-0.67517</text:p>
          </table:table-cell>
          <table:table-cell office:value-type="float" office:value="0.023553" calcext:value-type="float">
            <text:p>0.023553</text:p>
          </table:table-cell>
          <table:table-cell table:style-name="Default" office:value-type="float" office:value="-0.016729" calcext:value-type="float">
            <text:p>-0.016729</text:p>
          </table:table-cell>
          <table:table-cell office:value-type="float" office:value="0.012503" calcext:value-type="float">
            <text:p>0.012503</text:p>
          </table:table-cell>
          <table:table-cell table:style-name="Default" office:value-type="float" office:value="-0.480057" calcext:value-type="float">
            <text:p>-0.480057</text:p>
          </table:table-cell>
          <table:table-cell office:value-type="float" office:value="0.062188" calcext:value-type="float">
            <text:p>0.062188</text:p>
          </table:table-cell>
          <table:table-cell office:value-type="float" office:value="-0.018252" calcext:value-type="float">
            <text:p>-0.018252</text:p>
          </table:table-cell>
          <table:table-cell office:value-type="string" calcext:value-type="string">
            <text:p>0.011519</text:p>
          </table:table-cell>
        </table:table-row>
        <table:table-row table:style-name="ro1">
          <table:table-cell office:value-type="float" office:value="1527048202.23652" calcext:value-type="float">
            <text:p>1527048202.23652</text:p>
          </table:table-cell>
          <table:table-cell office:value-type="string" calcext:value-type="string">
            <text:p>PID_x</text:p>
          </table:table-cell>
          <table:table-cell office:value-type="float" office:value="-0.692752" calcext:value-type="float">
            <text:p>-0.692752</text:p>
          </table:table-cell>
          <table:table-cell office:value-type="float" office:value="0.020992" calcext:value-type="float">
            <text:p>0.020992</text:p>
          </table:table-cell>
          <table:table-cell office:value-type="float" office:value="-0.017328" calcext:value-type="float">
            <text:p>-0.017328</text:p>
          </table:table-cell>
          <table:table-cell office:value-type="float" office:value="0.011931" calcext:value-type="float">
            <text:p>0.011931</text:p>
          </table:table-cell>
          <table:table-cell office:value-type="float" office:value="-0.486208" calcext:value-type="float">
            <text:p>-0.486208</text:p>
          </table:table-cell>
          <table:table-cell office:value-type="float" office:value="0.056316" calcext:value-type="float">
            <text:p>0.056316</text:p>
          </table:table-cell>
          <table:table-cell office:value-type="float" office:value="-0.016729" calcext:value-type="float">
            <text:p>-0.016729</text:p>
          </table:table-cell>
          <table:table-cell office:value-type="string" calcext:value-type="string">
            <text:p>0.012503</text:p>
          </table:table-cell>
        </table:table-row>
        <table:table-row table:style-name="ro1" table:visibility="filter">
          <table:table-cell office:value-type="float" office:value="1527048202.23658" calcext:value-type="float">
            <text:p>1527048202.2365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92752" calcext:value-type="float">
            <text:p>-0.692752</text:p>
          </table:table-cell>
          <table:table-cell office:value-type="float" office:value="0.020992" calcext:value-type="float">
            <text:p>0.020992</text:p>
          </table:table-cell>
          <table:table-cell table:style-name="Default" office:value-type="float" office:value="-0.017328" calcext:value-type="float">
            <text:p>-0.017328</text:p>
          </table:table-cell>
          <table:table-cell office:value-type="float" office:value="0.011931" calcext:value-type="float">
            <text:p>0.011931</text:p>
          </table:table-cell>
          <table:table-cell table:style-name="Default" office:value-type="float" office:value="-0.486208" calcext:value-type="float">
            <text:p>-0.486208</text:p>
          </table:table-cell>
          <table:table-cell office:value-type="float" office:value="0.056316" calcext:value-type="float">
            <text:p>0.056316</text:p>
          </table:table-cell>
          <table:table-cell office:value-type="float" office:value="-0.016729" calcext:value-type="float">
            <text:p>-0.016729</text:p>
          </table:table-cell>
          <table:table-cell office:value-type="string" calcext:value-type="string">
            <text:p>0.012503</text:p>
          </table:table-cell>
        </table:table-row>
        <table:table-row table:style-name="ro1">
          <table:table-cell office:value-type="float" office:value="1527048202.25692" calcext:value-type="float">
            <text:p>1527048202.25692</text:p>
          </table:table-cell>
          <table:table-cell office:value-type="string" calcext:value-type="string">
            <text:p>PID_x</text:p>
          </table:table-cell>
          <table:table-cell office:value-type="float" office:value="-0.674963" calcext:value-type="float">
            <text:p>-0.674963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-0.016694" calcext:value-type="float">
            <text:p>-0.016694</text:p>
          </table:table-cell>
          <table:table-cell office:value-type="float" office:value="0.011533" calcext:value-type="float">
            <text:p>0.011533</text:p>
          </table:table-cell>
          <table:table-cell office:value-type="float" office:value="-0.479994" calcext:value-type="float">
            <text:p>-0.479994</text:p>
          </table:table-cell>
          <table:table-cell office:value-type="float" office:value="0.052416" calcext:value-type="float">
            <text:p>0.052416</text:p>
          </table:table-cell>
          <table:table-cell office:value-type="float" office:value="-0.017328" calcext:value-type="float">
            <text:p>-0.017328</text:p>
          </table:table-cell>
          <table:table-cell office:value-type="string" calcext:value-type="string">
            <text:p>0.011931</text:p>
          </table:table-cell>
        </table:table-row>
        <table:table-row table:style-name="ro1" table:visibility="filter">
          <table:table-cell office:value-type="float" office:value="1527048202.25699" calcext:value-type="float">
            <text:p>1527048202.2569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74963" calcext:value-type="float">
            <text:p>-0.674963</text:p>
          </table:table-cell>
          <table:table-cell office:value-type="float" office:value="0.019383" calcext:value-type="float">
            <text:p>0.019383</text:p>
          </table:table-cell>
          <table:table-cell table:style-name="Default" office:value-type="float" office:value="-0.016694" calcext:value-type="float">
            <text:p>-0.016694</text:p>
          </table:table-cell>
          <table:table-cell office:value-type="float" office:value="0.011533" calcext:value-type="float">
            <text:p>0.011533</text:p>
          </table:table-cell>
          <table:table-cell table:style-name="Default" office:value-type="float" office:value="-0.479994" calcext:value-type="float">
            <text:p>-0.479994</text:p>
          </table:table-cell>
          <table:table-cell office:value-type="float" office:value="0.052416" calcext:value-type="float">
            <text:p>0.052416</text:p>
          </table:table-cell>
          <table:table-cell office:value-type="float" office:value="-0.017328" calcext:value-type="float">
            <text:p>-0.017328</text:p>
          </table:table-cell>
          <table:table-cell office:value-type="string" calcext:value-type="string">
            <text:p>0.011931</text:p>
          </table:table-cell>
        </table:table-row>
        <table:table-row table:style-name="ro1">
          <table:table-cell office:value-type="float" office:value="1527048202.27651" calcext:value-type="float">
            <text:p>1527048202.27651</text:p>
          </table:table-cell>
          <table:table-cell office:value-type="string" calcext:value-type="string">
            <text:p>PID_x</text:p>
          </table:table-cell>
          <table:table-cell office:value-type="float" office:value="-0.679769" calcext:value-type="float">
            <text:p>-0.679769</text:p>
          </table:table-cell>
          <table:table-cell office:value-type="float" office:value="0.019245" calcext:value-type="float">
            <text:p>0.019245</text:p>
          </table:table-cell>
          <table:table-cell office:value-type="float" office:value="-0.016859" calcext:value-type="float">
            <text:p>-0.016859</text:p>
          </table:table-cell>
          <table:table-cell office:value-type="float" office:value="0.011499" calcext:value-type="float">
            <text:p>0.011499</text:p>
          </table:table-cell>
          <table:table-cell office:value-type="float" office:value="-0.481683" calcext:value-type="float">
            <text:p>-0.481683</text:p>
          </table:table-cell>
          <table:table-cell office:value-type="float" office:value="0.052067" calcext:value-type="float">
            <text:p>0.052067</text:p>
          </table:table-cell>
          <table:table-cell office:value-type="float" office:value="-0.016694" calcext:value-type="float">
            <text:p>-0.016694</text:p>
          </table:table-cell>
          <table:table-cell office:value-type="string" calcext:value-type="string">
            <text:p>0.011533</text:p>
          </table:table-cell>
        </table:table-row>
        <table:table-row table:style-name="ro1" table:visibility="filter">
          <table:table-cell office:value-type="float" office:value="1527048202.27657" calcext:value-type="float">
            <text:p>1527048202.2765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79769" calcext:value-type="float">
            <text:p>-0.679769</text:p>
          </table:table-cell>
          <table:table-cell office:value-type="float" office:value="0.019245" calcext:value-type="float">
            <text:p>0.019245</text:p>
          </table:table-cell>
          <table:table-cell table:style-name="Default" office:value-type="float" office:value="-0.016859" calcext:value-type="float">
            <text:p>-0.016859</text:p>
          </table:table-cell>
          <table:table-cell office:value-type="float" office:value="0.011499" calcext:value-type="float">
            <text:p>0.011499</text:p>
          </table:table-cell>
          <table:table-cell table:style-name="Default" office:value-type="float" office:value="-0.481683" calcext:value-type="float">
            <text:p>-0.481683</text:p>
          </table:table-cell>
          <table:table-cell office:value-type="float" office:value="0.052067" calcext:value-type="float">
            <text:p>0.052067</text:p>
          </table:table-cell>
          <table:table-cell office:value-type="float" office:value="-0.016694" calcext:value-type="float">
            <text:p>-0.016694</text:p>
          </table:table-cell>
          <table:table-cell office:value-type="string" calcext:value-type="string">
            <text:p>0.011533</text:p>
          </table:table-cell>
        </table:table-row>
        <table:table-row table:style-name="ro1">
          <table:table-cell office:value-type="float" office:value="1527048202.29703" calcext:value-type="float">
            <text:p>1527048202.29703</text:p>
          </table:table-cell>
          <table:table-cell office:value-type="string" calcext:value-type="string">
            <text:p>PID_x</text:p>
          </table:table-cell>
          <table:table-cell office:value-type="float" office:value="-0.673003" calcext:value-type="float">
            <text:p>-0.673003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-0.016614" calcext:value-type="float">
            <text:p>-0.016614</text:p>
          </table:table-cell>
          <table:table-cell office:value-type="float" office:value="0.011518" calcext:value-type="float">
            <text:p>0.011518</text:p>
          </table:table-cell>
          <table:table-cell office:value-type="float" office:value="-0.479308" calcext:value-type="float">
            <text:p>-0.479308</text:p>
          </table:table-cell>
          <table:table-cell office:value-type="float" office:value="0.052248" calcext:value-type="float">
            <text:p>0.052248</text:p>
          </table:table-cell>
          <table:table-cell office:value-type="float" office:value="-0.016859" calcext:value-type="float">
            <text:p>-0.016859</text:p>
          </table:table-cell>
          <table:table-cell office:value-type="string" calcext:value-type="string">
            <text:p>0.011499</text:p>
          </table:table-cell>
        </table:table-row>
        <table:table-row table:style-name="ro1" table:visibility="filter">
          <table:table-cell office:value-type="float" office:value="1527048202.29709" calcext:value-type="float">
            <text:p>1527048202.2970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73003" calcext:value-type="float">
            <text:p>-0.673003</text:p>
          </table:table-cell>
          <table:table-cell office:value-type="float" office:value="0.019318" calcext:value-type="float">
            <text:p>0.019318</text:p>
          </table:table-cell>
          <table:table-cell table:style-name="Default" office:value-type="float" office:value="-0.016614" calcext:value-type="float">
            <text:p>-0.016614</text:p>
          </table:table-cell>
          <table:table-cell office:value-type="float" office:value="0.011518" calcext:value-type="float">
            <text:p>0.011518</text:p>
          </table:table-cell>
          <table:table-cell table:style-name="Default" office:value-type="float" office:value="-0.479308" calcext:value-type="float">
            <text:p>-0.479308</text:p>
          </table:table-cell>
          <table:table-cell office:value-type="float" office:value="0.052248" calcext:value-type="float">
            <text:p>0.052248</text:p>
          </table:table-cell>
          <table:table-cell office:value-type="float" office:value="-0.016859" calcext:value-type="float">
            <text:p>-0.016859</text:p>
          </table:table-cell>
          <table:table-cell office:value-type="string" calcext:value-type="string">
            <text:p>0.011499</text:p>
          </table:table-cell>
        </table:table-row>
        <table:table-row table:style-name="ro1">
          <table:table-cell office:value-type="float" office:value="1527048202.31655" calcext:value-type="float">
            <text:p>1527048202.31655</text:p>
          </table:table-cell>
          <table:table-cell office:value-type="string" calcext:value-type="string">
            <text:p>PID_x</text:p>
          </table:table-cell>
          <table:table-cell office:value-type="float" office:value="-0.661446" calcext:value-type="float">
            <text:p>-0.661446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-0.016215" calcext:value-type="float">
            <text:p>-0.016215</text:p>
          </table:table-cell>
          <table:table-cell office:value-type="float" office:value="0.0113" calcext:value-type="float">
            <text:p>0.0113</text:p>
          </table:table-cell>
          <table:table-cell office:value-type="float" office:value="-0.475217" calcext:value-type="float">
            <text:p>-0.475217</text:p>
          </table:table-cell>
          <table:table-cell office:value-type="float" office:value="0.050019" calcext:value-type="float">
            <text:p>0.050019</text:p>
          </table:table-cell>
          <table:table-cell office:value-type="float" office:value="-0.016614" calcext:value-type="float">
            <text:p>-0.016614</text:p>
          </table:table-cell>
          <table:table-cell office:value-type="string" calcext:value-type="string">
            <text:p>0.011518</text:p>
          </table:table-cell>
        </table:table-row>
        <table:table-row table:style-name="ro1" table:visibility="filter">
          <table:table-cell office:value-type="float" office:value="1527048202.31661" calcext:value-type="float">
            <text:p>1527048202.3166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61446" calcext:value-type="float">
            <text:p>-0.661446</text:p>
          </table:table-cell>
          <table:table-cell office:value-type="float" office:value="0.018449" calcext:value-type="float">
            <text:p>0.018449</text:p>
          </table:table-cell>
          <table:table-cell table:style-name="Default" office:value-type="float" office:value="-0.016215" calcext:value-type="float">
            <text:p>-0.016215</text:p>
          </table:table-cell>
          <table:table-cell office:value-type="float" office:value="0.0113" calcext:value-type="float">
            <text:p>0.0113</text:p>
          </table:table-cell>
          <table:table-cell table:style-name="Default" office:value-type="float" office:value="-0.475217" calcext:value-type="float">
            <text:p>-0.475217</text:p>
          </table:table-cell>
          <table:table-cell office:value-type="float" office:value="0.050019" calcext:value-type="float">
            <text:p>0.050019</text:p>
          </table:table-cell>
          <table:table-cell office:value-type="float" office:value="-0.016614" calcext:value-type="float">
            <text:p>-0.016614</text:p>
          </table:table-cell>
          <table:table-cell office:value-type="string" calcext:value-type="string">
            <text:p>0.011518</text:p>
          </table:table-cell>
        </table:table-row>
        <table:table-row table:style-name="ro1">
          <table:table-cell office:value-type="float" office:value="1527048202.337" calcext:value-type="float">
            <text:p>1527048202.337</text:p>
          </table:table-cell>
          <table:table-cell office:value-type="string" calcext:value-type="string">
            <text:p>PID_x</text:p>
          </table:table-cell>
          <table:table-cell office:value-type="float" office:value="-0.651861" calcext:value-type="float">
            <text:p>-0.651861</text:p>
          </table:table-cell>
          <table:table-cell office:value-type="float" office:value="0.020595" calcext:value-type="float">
            <text:p>0.020595</text:p>
          </table:table-cell>
          <table:table-cell office:value-type="float" office:value="-0.015866" calcext:value-type="float">
            <text:p>-0.015866</text:p>
          </table:table-cell>
          <table:table-cell office:value-type="float" office:value="0.011844" calcext:value-type="float">
            <text:p>0.011844</text:p>
          </table:table-cell>
          <table:table-cell office:value-type="float" office:value="-0.471803" calcext:value-type="float">
            <text:p>-0.471803</text:p>
          </table:table-cell>
          <table:table-cell office:value-type="float" office:value="0.055341" calcext:value-type="float">
            <text:p>0.055341</text:p>
          </table:table-cell>
          <table:table-cell office:value-type="float" office:value="-0.016215" calcext:value-type="float">
            <text:p>-0.016215</text:p>
          </table:table-cell>
          <table:table-cell office:value-type="string" calcext:value-type="string">
            <text:p>0.011300</text:p>
          </table:table-cell>
        </table:table-row>
        <table:table-row table:style-name="ro1" table:visibility="filter">
          <table:table-cell office:value-type="float" office:value="1527048202.33705" calcext:value-type="float">
            <text:p>1527048202.3370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51861" calcext:value-type="float">
            <text:p>-0.651861</text:p>
          </table:table-cell>
          <table:table-cell office:value-type="float" office:value="0.020595" calcext:value-type="float">
            <text:p>0.020595</text:p>
          </table:table-cell>
          <table:table-cell table:style-name="Default" office:value-type="float" office:value="-0.015866" calcext:value-type="float">
            <text:p>-0.015866</text:p>
          </table:table-cell>
          <table:table-cell office:value-type="float" office:value="0.011844" calcext:value-type="float">
            <text:p>0.011844</text:p>
          </table:table-cell>
          <table:table-cell table:style-name="Default" office:value-type="float" office:value="-0.471803" calcext:value-type="float">
            <text:p>-0.471803</text:p>
          </table:table-cell>
          <table:table-cell office:value-type="float" office:value="0.055341" calcext:value-type="float">
            <text:p>0.055341</text:p>
          </table:table-cell>
          <table:table-cell office:value-type="float" office:value="-0.016215" calcext:value-type="float">
            <text:p>-0.016215</text:p>
          </table:table-cell>
          <table:table-cell office:value-type="string" calcext:value-type="string">
            <text:p>0.011300</text:p>
          </table:table-cell>
        </table:table-row>
        <table:table-row table:style-name="ro1">
          <table:table-cell office:value-type="float" office:value="1527048202.35658" calcext:value-type="float">
            <text:p>1527048202.35658</text:p>
          </table:table-cell>
          <table:table-cell office:value-type="string" calcext:value-type="string">
            <text:p>PID_x</text:p>
          </table:table-cell>
          <table:table-cell office:value-type="float" office:value="-0.650515" calcext:value-type="float">
            <text:p>-0.650515</text:p>
          </table:table-cell>
          <table:table-cell office:value-type="float" office:value="0.016515" calcext:value-type="float">
            <text:p>0.016515</text:p>
          </table:table-cell>
          <table:table-cell office:value-type="float" office:value="-0.015819" calcext:value-type="float">
            <text:p>-0.015819</text:p>
          </table:table-cell>
          <table:table-cell office:value-type="float" office:value="0.010804" calcext:value-type="float">
            <text:p>0.010804</text:p>
          </table:table-cell>
          <table:table-cell office:value-type="float" office:value="-0.471321" calcext:value-type="float">
            <text:p>-0.471321</text:p>
          </table:table-cell>
          <table:table-cell office:value-type="float" office:value="0.044709" calcext:value-type="float">
            <text:p>0.044709</text:p>
          </table:table-cell>
          <table:table-cell office:value-type="float" office:value="-0.015866" calcext:value-type="float">
            <text:p>-0.015866</text:p>
          </table:table-cell>
          <table:table-cell office:value-type="string" calcext:value-type="string">
            <text:p>0.011844</text:p>
          </table:table-cell>
        </table:table-row>
        <table:table-row table:style-name="ro1" table:visibility="filter">
          <table:table-cell office:value-type="float" office:value="1527048202.35663" calcext:value-type="float">
            <text:p>1527048202.3566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50515" calcext:value-type="float">
            <text:p>-0.650515</text:p>
          </table:table-cell>
          <table:table-cell office:value-type="float" office:value="0.016515" calcext:value-type="float">
            <text:p>0.016515</text:p>
          </table:table-cell>
          <table:table-cell table:style-name="Default" office:value-type="float" office:value="-0.015819" calcext:value-type="float">
            <text:p>-0.015819</text:p>
          </table:table-cell>
          <table:table-cell office:value-type="float" office:value="0.010804" calcext:value-type="float">
            <text:p>0.010804</text:p>
          </table:table-cell>
          <table:table-cell table:style-name="Default" office:value-type="float" office:value="-0.471321" calcext:value-type="float">
            <text:p>-0.471321</text:p>
          </table:table-cell>
          <table:table-cell office:value-type="float" office:value="0.044709" calcext:value-type="float">
            <text:p>0.044709</text:p>
          </table:table-cell>
          <table:table-cell office:value-type="float" office:value="-0.015866" calcext:value-type="float">
            <text:p>-0.015866</text:p>
          </table:table-cell>
          <table:table-cell office:value-type="string" calcext:value-type="string">
            <text:p>0.011844</text:p>
          </table:table-cell>
        </table:table-row>
        <table:table-row table:style-name="ro1">
          <table:table-cell office:value-type="float" office:value="1527048202.37715" calcext:value-type="float">
            <text:p>1527048202.37715</text:p>
          </table:table-cell>
          <table:table-cell office:value-type="string" calcext:value-type="string">
            <text:p>PID_x</text:p>
          </table:table-cell>
          <table:table-cell office:value-type="float" office:value="-0.632783" calcext:value-type="float">
            <text:p>-0.632783</text:p>
          </table:table-cell>
          <table:table-cell office:value-type="float" office:value="0.017756" calcext:value-type="float">
            <text:p>0.017756</text:p>
          </table:table-cell>
          <table:table-cell office:value-type="float" office:value="-0.015162" calcext:value-type="float">
            <text:p>-0.015162</text:p>
          </table:table-cell>
          <table:table-cell office:value-type="float" office:value="0.011151" calcext:value-type="float">
            <text:p>0.011151</text:p>
          </table:table-cell>
          <table:table-cell office:value-type="float" office:value="-0.464938" calcext:value-type="float">
            <text:p>-0.464938</text:p>
          </table:table-cell>
          <table:table-cell office:value-type="float" office:value="0.048082" calcext:value-type="float">
            <text:p>0.048082</text:p>
          </table:table-cell>
          <table:table-cell office:value-type="float" office:value="-0.015819" calcext:value-type="float">
            <text:p>-0.015819</text:p>
          </table:table-cell>
          <table:table-cell office:value-type="string" calcext:value-type="string">
            <text:p>0.010804</text:p>
          </table:table-cell>
        </table:table-row>
        <table:table-row table:style-name="ro1" table:visibility="filter">
          <table:table-cell office:value-type="float" office:value="1527048202.37721" calcext:value-type="float">
            <text:p>1527048202.3772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32783" calcext:value-type="float">
            <text:p>-0.632783</text:p>
          </table:table-cell>
          <table:table-cell office:value-type="float" office:value="0.017756" calcext:value-type="float">
            <text:p>0.017756</text:p>
          </table:table-cell>
          <table:table-cell table:style-name="Default" office:value-type="float" office:value="-0.015162" calcext:value-type="float">
            <text:p>-0.015162</text:p>
          </table:table-cell>
          <table:table-cell office:value-type="float" office:value="0.011151" calcext:value-type="float">
            <text:p>0.011151</text:p>
          </table:table-cell>
          <table:table-cell table:style-name="Default" office:value-type="float" office:value="-0.464938" calcext:value-type="float">
            <text:p>-0.464938</text:p>
          </table:table-cell>
          <table:table-cell office:value-type="float" office:value="0.048082" calcext:value-type="float">
            <text:p>0.048082</text:p>
          </table:table-cell>
          <table:table-cell office:value-type="float" office:value="-0.015819" calcext:value-type="float">
            <text:p>-0.015819</text:p>
          </table:table-cell>
          <table:table-cell office:value-type="string" calcext:value-type="string">
            <text:p>0.010804</text:p>
          </table:table-cell>
        </table:table-row>
        <table:table-row table:style-name="ro1">
          <table:table-cell office:value-type="float" office:value="1527048202.39673" calcext:value-type="float">
            <text:p>1527048202.39673</text:p>
          </table:table-cell>
          <table:table-cell office:value-type="string" calcext:value-type="string">
            <text:p>PID_x</text:p>
          </table:table-cell>
          <table:table-cell office:value-type="float" office:value="-0.639164" calcext:value-type="float">
            <text:p>-0.639164</text:p>
          </table:table-cell>
          <table:table-cell office:value-type="float" office:value="0.016335" calcext:value-type="float">
            <text:p>0.016335</text:p>
          </table:table-cell>
          <table:table-cell office:value-type="float" office:value="-0.015388" calcext:value-type="float">
            <text:p>-0.015388</text:p>
          </table:table-cell>
          <table:table-cell office:value-type="float" office:value="0.010766" calcext:value-type="float">
            <text:p>0.010766</text:p>
          </table:table-cell>
          <table:table-cell office:value-type="float" office:value="-0.467249" calcext:value-type="float">
            <text:p>-0.467249</text:p>
          </table:table-cell>
          <table:table-cell office:value-type="float" office:value="0.044151" calcext:value-type="float">
            <text:p>0.044151</text:p>
          </table:table-cell>
          <table:table-cell office:value-type="float" office:value="-0.015162" calcext:value-type="float">
            <text:p>-0.015162</text:p>
          </table:table-cell>
          <table:table-cell office:value-type="string" calcext:value-type="string">
            <text:p>0.011151</text:p>
          </table:table-cell>
        </table:table-row>
        <table:table-row table:style-name="ro1" table:visibility="filter">
          <table:table-cell office:value-type="float" office:value="1527048202.39678" calcext:value-type="float">
            <text:p>1527048202.3967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39164" calcext:value-type="float">
            <text:p>-0.639164</text:p>
          </table:table-cell>
          <table:table-cell office:value-type="float" office:value="0.016335" calcext:value-type="float">
            <text:p>0.016335</text:p>
          </table:table-cell>
          <table:table-cell table:style-name="Default" office:value-type="float" office:value="-0.015388" calcext:value-type="float">
            <text:p>-0.015388</text:p>
          </table:table-cell>
          <table:table-cell office:value-type="float" office:value="0.010766" calcext:value-type="float">
            <text:p>0.010766</text:p>
          </table:table-cell>
          <table:table-cell table:style-name="Default" office:value-type="float" office:value="-0.467249" calcext:value-type="float">
            <text:p>-0.467249</text:p>
          </table:table-cell>
          <table:table-cell office:value-type="float" office:value="0.044151" calcext:value-type="float">
            <text:p>0.044151</text:p>
          </table:table-cell>
          <table:table-cell office:value-type="float" office:value="-0.015162" calcext:value-type="float">
            <text:p>-0.015162</text:p>
          </table:table-cell>
          <table:table-cell office:value-type="string" calcext:value-type="string">
            <text:p>0.011151</text:p>
          </table:table-cell>
        </table:table-row>
        <table:table-row table:style-name="ro1">
          <table:table-cell office:value-type="float" office:value="1527048202.41621" calcext:value-type="float">
            <text:p>1527048202.41621</text:p>
          </table:table-cell>
          <table:table-cell office:value-type="string" calcext:value-type="string">
            <text:p>PID_x</text:p>
          </table:table-cell>
          <table:table-cell office:value-type="float" office:value="-0.655717" calcext:value-type="float">
            <text:p>-0.655717</text:p>
          </table:table-cell>
          <table:table-cell office:value-type="float" office:value="0.014535" calcext:value-type="float">
            <text:p>0.014535</text:p>
          </table:table-cell>
          <table:table-cell office:value-type="float" office:value="-0.015967" calcext:value-type="float">
            <text:p>-0.015967</text:p>
          </table:table-cell>
          <table:table-cell office:value-type="float" office:value="0.010242" calcext:value-type="float">
            <text:p>0.010242</text:p>
          </table:table-cell>
          <table:table-cell office:value-type="float" office:value="-0.473194" calcext:value-type="float">
            <text:p>-0.473194</text:p>
          </table:table-cell>
          <table:table-cell office:value-type="float" office:value="0.038765" calcext:value-type="float">
            <text:p>0.038765</text:p>
          </table:table-cell>
          <table:table-cell office:value-type="float" office:value="-0.015388" calcext:value-type="float">
            <text:p>-0.015388</text:p>
          </table:table-cell>
          <table:table-cell office:value-type="string" calcext:value-type="string">
            <text:p>0.010766</text:p>
          </table:table-cell>
        </table:table-row>
        <table:table-row table:style-name="ro1" table:visibility="filter">
          <table:table-cell office:value-type="float" office:value="1527048202.41627" calcext:value-type="float">
            <text:p>1527048202.4162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55717" calcext:value-type="float">
            <text:p>-0.655717</text:p>
          </table:table-cell>
          <table:table-cell office:value-type="float" office:value="0.014535" calcext:value-type="float">
            <text:p>0.014535</text:p>
          </table:table-cell>
          <table:table-cell table:style-name="Default" office:value-type="float" office:value="-0.015967" calcext:value-type="float">
            <text:p>-0.015967</text:p>
          </table:table-cell>
          <table:table-cell office:value-type="float" office:value="0.010242" calcext:value-type="float">
            <text:p>0.010242</text:p>
          </table:table-cell>
          <table:table-cell table:style-name="Default" office:value-type="float" office:value="-0.473194" calcext:value-type="float">
            <text:p>-0.473194</text:p>
          </table:table-cell>
          <table:table-cell office:value-type="float" office:value="0.038765" calcext:value-type="float">
            <text:p>0.038765</text:p>
          </table:table-cell>
          <table:table-cell office:value-type="float" office:value="-0.015388" calcext:value-type="float">
            <text:p>-0.015388</text:p>
          </table:table-cell>
          <table:table-cell office:value-type="string" calcext:value-type="string">
            <text:p>0.010766</text:p>
          </table:table-cell>
        </table:table-row>
        <table:table-row table:style-name="ro1">
          <table:table-cell office:value-type="float" office:value="1527048202.43668" calcext:value-type="float">
            <text:p>1527048202.43668</text:p>
          </table:table-cell>
          <table:table-cell office:value-type="string" calcext:value-type="string">
            <text:p>PID_x</text:p>
          </table:table-cell>
          <table:table-cell office:value-type="float" office:value="-0.620683" calcext:value-type="float">
            <text:p>-0.620683</text:p>
          </table:table-cell>
          <table:table-cell office:value-type="float" office:value="0.013987" calcext:value-type="float">
            <text:p>0.013987</text:p>
          </table:table-cell>
          <table:table-cell office:value-type="float" office:value="-0.014673" calcext:value-type="float">
            <text:p>-0.014673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-0.460547" calcext:value-type="float">
            <text:p>-0.460547</text:p>
          </table:table-cell>
          <table:table-cell office:value-type="float" office:value="0.037046" calcext:value-type="float">
            <text:p>0.037046</text:p>
          </table:table-cell>
          <table:table-cell office:value-type="float" office:value="-0.015967" calcext:value-type="float">
            <text:p>-0.015967</text:p>
          </table:table-cell>
          <table:table-cell office:value-type="string" calcext:value-type="string">
            <text:p>0.010242</text:p>
          </table:table-cell>
        </table:table-row>
        <table:table-row table:style-name="ro1" table:visibility="filter">
          <table:table-cell office:value-type="float" office:value="1527048202.43675" calcext:value-type="float">
            <text:p>1527048202.4367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20683" calcext:value-type="float">
            <text:p>-0.620683</text:p>
          </table:table-cell>
          <table:table-cell office:value-type="float" office:value="0.013987" calcext:value-type="float">
            <text:p>0.013987</text:p>
          </table:table-cell>
          <table:table-cell table:style-name="Default" office:value-type="float" office:value="-0.014673" calcext:value-type="float">
            <text:p>-0.014673</text:p>
          </table:table-cell>
          <table:table-cell office:value-type="float" office:value="0.010066" calcext:value-type="float">
            <text:p>0.010066</text:p>
          </table:table-cell>
          <table:table-cell table:style-name="Default" office:value-type="float" office:value="-0.460547" calcext:value-type="float">
            <text:p>-0.460547</text:p>
          </table:table-cell>
          <table:table-cell office:value-type="float" office:value="0.037046" calcext:value-type="float">
            <text:p>0.037046</text:p>
          </table:table-cell>
          <table:table-cell office:value-type="float" office:value="-0.015967" calcext:value-type="float">
            <text:p>-0.015967</text:p>
          </table:table-cell>
          <table:table-cell office:value-type="string" calcext:value-type="string">
            <text:p>0.010242</text:p>
          </table:table-cell>
        </table:table-row>
        <table:table-row table:style-name="ro1">
          <table:table-cell office:value-type="float" office:value="1527048202.45713" calcext:value-type="float">
            <text:p>1527048202.45713</text:p>
          </table:table-cell>
          <table:table-cell office:value-type="string" calcext:value-type="string">
            <text:p>PID_x</text:p>
          </table:table-cell>
          <table:table-cell office:value-type="float" office:value="-0.620561" calcext:value-type="float">
            <text:p>-0.620561</text:p>
          </table:table-cell>
          <table:table-cell office:value-type="float" office:value="0.013736" calcext:value-type="float">
            <text:p>0.013736</text:p>
          </table:table-cell>
          <table:table-cell office:value-type="float" office:value="-0.014668" calcext:value-type="float">
            <text:p>-0.014668</text:p>
          </table:table-cell>
          <table:table-cell office:value-type="float" office:value="0.009983" calcext:value-type="float">
            <text:p>0.009983</text:p>
          </table:table-cell>
          <table:table-cell office:value-type="float" office:value="-0.460502" calcext:value-type="float">
            <text:p>-0.460502</text:p>
          </table:table-cell>
          <table:table-cell office:value-type="float" office:value="0.036241" calcext:value-type="float">
            <text:p>0.036241</text:p>
          </table:table-cell>
          <table:table-cell office:value-type="float" office:value="-0.014673" calcext:value-type="float">
            <text:p>-0.014673</text:p>
          </table:table-cell>
          <table:table-cell office:value-type="string" calcext:value-type="string">
            <text:p>0.010066</text:p>
          </table:table-cell>
        </table:table-row>
        <table:table-row table:style-name="ro1" table:visibility="filter">
          <table:table-cell office:value-type="float" office:value="1527048202.4572" calcext:value-type="float">
            <text:p>1527048202.45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20561" calcext:value-type="float">
            <text:p>-0.620561</text:p>
          </table:table-cell>
          <table:table-cell office:value-type="float" office:value="0.013736" calcext:value-type="float">
            <text:p>0.013736</text:p>
          </table:table-cell>
          <table:table-cell table:style-name="Default" office:value-type="float" office:value="-0.014668" calcext:value-type="float">
            <text:p>-0.014668</text:p>
          </table:table-cell>
          <table:table-cell office:value-type="float" office:value="0.009983" calcext:value-type="float">
            <text:p>0.009983</text:p>
          </table:table-cell>
          <table:table-cell table:style-name="Default" office:value-type="float" office:value="-0.460502" calcext:value-type="float">
            <text:p>-0.460502</text:p>
          </table:table-cell>
          <table:table-cell office:value-type="float" office:value="0.036241" calcext:value-type="float">
            <text:p>0.036241</text:p>
          </table:table-cell>
          <table:table-cell office:value-type="float" office:value="-0.014673" calcext:value-type="float">
            <text:p>-0.014673</text:p>
          </table:table-cell>
          <table:table-cell office:value-type="string" calcext:value-type="string">
            <text:p>0.010066</text:p>
          </table:table-cell>
        </table:table-row>
        <table:table-row table:style-name="ro1">
          <table:table-cell office:value-type="float" office:value="1527048202.47665" calcext:value-type="float">
            <text:p>1527048202.47665</text:p>
          </table:table-cell>
          <table:table-cell office:value-type="string" calcext:value-type="string">
            <text:p>PID_x</text:p>
          </table:table-cell>
          <table:table-cell office:value-type="float" office:value="-0.617726" calcext:value-type="float">
            <text:p>-0.617726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-0.014567" calcext:value-type="float">
            <text:p>-0.014567</text:p>
          </table:table-cell>
          <table:table-cell office:value-type="float" office:value="0.010081" calcext:value-type="float">
            <text:p>0.010081</text:p>
          </table:table-cell>
          <table:table-cell office:value-type="float" office:value="-0.459463" calcext:value-type="float">
            <text:p>-0.459463</text:p>
          </table:table-cell>
          <table:table-cell office:value-type="float" office:value="0.037237" calcext:value-type="float">
            <text:p>0.037237</text:p>
          </table:table-cell>
          <table:table-cell office:value-type="float" office:value="-0.014668" calcext:value-type="float">
            <text:p>-0.014668</text:p>
          </table:table-cell>
          <table:table-cell office:value-type="string" calcext:value-type="string">
            <text:p>0.009983</text:p>
          </table:table-cell>
        </table:table-row>
        <table:table-row table:style-name="ro1" table:visibility="filter">
          <table:table-cell office:value-type="float" office:value="1527048202.47672" calcext:value-type="float">
            <text:p>1527048202.47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617726" calcext:value-type="float">
            <text:p>-0.617726</text:p>
          </table:table-cell>
          <table:table-cell office:value-type="float" office:value="0.014042" calcext:value-type="float">
            <text:p>0.014042</text:p>
          </table:table-cell>
          <table:table-cell table:style-name="Default" office:value-type="float" office:value="-0.014567" calcext:value-type="float">
            <text:p>-0.014567</text:p>
          </table:table-cell>
          <table:table-cell office:value-type="float" office:value="0.010081" calcext:value-type="float">
            <text:p>0.010081</text:p>
          </table:table-cell>
          <table:table-cell table:style-name="Default" office:value-type="float" office:value="-0.459463" calcext:value-type="float">
            <text:p>-0.459463</text:p>
          </table:table-cell>
          <table:table-cell office:value-type="float" office:value="0.037237" calcext:value-type="float">
            <text:p>0.037237</text:p>
          </table:table-cell>
          <table:table-cell office:value-type="float" office:value="-0.014668" calcext:value-type="float">
            <text:p>-0.014668</text:p>
          </table:table-cell>
          <table:table-cell office:value-type="string" calcext:value-type="string">
            <text:p>0.009983</text:p>
          </table:table-cell>
        </table:table-row>
        <table:table-row table:style-name="ro1">
          <table:table-cell office:value-type="float" office:value="1527048202.49623" calcext:value-type="float">
            <text:p>1527048202.49623</text:p>
          </table:table-cell>
          <table:table-cell office:value-type="string" calcext:value-type="string">
            <text:p>PID_x</text:p>
          </table:table-cell>
          <table:table-cell office:value-type="float" office:value="-0.591673" calcext:value-type="float">
            <text:p>-0.591673</text:p>
          </table:table-cell>
          <table:table-cell office:value-type="float" office:value="0.011553" calcext:value-type="float">
            <text:p>0.011553</text:p>
          </table:table-cell>
          <table:table-cell office:value-type="float" office:value="-0.01362" calcext:value-type="float">
            <text:p>-0.01362</text:p>
          </table:table-cell>
          <table:table-cell office:value-type="float" office:value="0.009228" calcext:value-type="float">
            <text:p>0.009228</text:p>
          </table:table-cell>
          <table:table-cell office:value-type="float" office:value="-0.449798" calcext:value-type="float">
            <text:p>-0.449798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-0.014567" calcext:value-type="float">
            <text:p>-0.014567</text:p>
          </table:table-cell>
          <table:table-cell office:value-type="string" calcext:value-type="string">
            <text:p>0.010081</text:p>
          </table:table-cell>
        </table:table-row>
        <table:table-row table:style-name="ro1" table:visibility="filter">
          <table:table-cell office:value-type="float" office:value="1527048202.49629" calcext:value-type="float">
            <text:p>1527048202.4962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91673" calcext:value-type="float">
            <text:p>-0.591673</text:p>
          </table:table-cell>
          <table:table-cell office:value-type="float" office:value="0.011553" calcext:value-type="float">
            <text:p>0.011553</text:p>
          </table:table-cell>
          <table:table-cell table:style-name="Default" office:value-type="float" office:value="-0.01362" calcext:value-type="float">
            <text:p>-0.01362</text:p>
          </table:table-cell>
          <table:table-cell office:value-type="float" office:value="0.009228" calcext:value-type="float">
            <text:p>0.009228</text:p>
          </table:table-cell>
          <table:table-cell table:style-name="Default" office:value-type="float" office:value="-0.449798" calcext:value-type="float">
            <text:p>-0.449798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-0.014567" calcext:value-type="float">
            <text:p>-0.014567</text:p>
          </table:table-cell>
          <table:table-cell office:value-type="string" calcext:value-type="string">
            <text:p>0.010081</text:p>
          </table:table-cell>
        </table:table-row>
        <table:table-row table:style-name="ro1">
          <table:table-cell office:value-type="float" office:value="1527048202.51678" calcext:value-type="float">
            <text:p>1527048202.51678</text:p>
          </table:table-cell>
          <table:table-cell office:value-type="string" calcext:value-type="string">
            <text:p>PID_x</text:p>
          </table:table-cell>
          <table:table-cell office:value-type="float" office:value="-0.575153" calcext:value-type="float">
            <text:p>-0.575153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-0.012981" calcext:value-type="float">
            <text:p>-0.012981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-0.443577" calcext:value-type="float">
            <text:p>-0.443577</text:p>
          </table:table-cell>
          <table:table-cell office:value-type="float" office:value="0.031419" calcext:value-type="float">
            <text:p>0.031419</text:p>
          </table:table-cell>
          <table:table-cell office:value-type="float" office:value="-0.01362" calcext:value-type="float">
            <text:p>-0.01362</text:p>
          </table:table-cell>
          <table:table-cell office:value-type="string" calcext:value-type="string">
            <text:p>0.009228</text:p>
          </table:table-cell>
        </table:table-row>
        <table:table-row table:style-name="ro1" table:visibility="filter">
          <table:table-cell office:value-type="float" office:value="1527048202.51684" calcext:value-type="float">
            <text:p>1527048202.5168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75153" calcext:value-type="float">
            <text:p>-0.575153</text:p>
          </table:table-cell>
          <table:table-cell office:value-type="float" office:value="0.012345" calcext:value-type="float">
            <text:p>0.012345</text:p>
          </table:table-cell>
          <table:table-cell table:style-name="Default" office:value-type="float" office:value="-0.012981" calcext:value-type="float">
            <text:p>-0.012981</text:p>
          </table:table-cell>
          <table:table-cell office:value-type="float" office:value="0.009524" calcext:value-type="float">
            <text:p>0.009524</text:p>
          </table:table-cell>
          <table:table-cell table:style-name="Default" office:value-type="float" office:value="-0.443577" calcext:value-type="float">
            <text:p>-0.443577</text:p>
          </table:table-cell>
          <table:table-cell office:value-type="float" office:value="0.031419" calcext:value-type="float">
            <text:p>0.031419</text:p>
          </table:table-cell>
          <table:table-cell office:value-type="float" office:value="-0.01362" calcext:value-type="float">
            <text:p>-0.01362</text:p>
          </table:table-cell>
          <table:table-cell office:value-type="string" calcext:value-type="string">
            <text:p>0.009228</text:p>
          </table:table-cell>
        </table:table-row>
        <table:table-row table:style-name="ro1">
          <table:table-cell office:value-type="float" office:value="1527048202.53628" calcext:value-type="float">
            <text:p>1527048202.53628</text:p>
          </table:table-cell>
          <table:table-cell office:value-type="string" calcext:value-type="string">
            <text:p>PID_x</text:p>
          </table:table-cell>
          <table:table-cell office:value-type="float" office:value="-0.568285" calcext:value-type="float">
            <text:p>-0.568285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-0.012726" calcext:value-type="float">
            <text:p>-0.012726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-0.44096" calcext:value-type="float">
            <text:p>-0.44096</text:p>
          </table:table-cell>
          <table:table-cell office:value-type="float" office:value="0.025843" calcext:value-type="float">
            <text:p>0.025843</text:p>
          </table:table-cell>
          <table:table-cell office:value-type="float" office:value="-0.012981" calcext:value-type="float">
            <text:p>-0.012981</text:p>
          </table:table-cell>
          <table:table-cell office:value-type="string" calcext:value-type="string">
            <text:p>0.009524</text:p>
          </table:table-cell>
        </table:table-row>
        <table:table-row table:style-name="ro1" table:visibility="filter">
          <table:table-cell office:value-type="float" office:value="1527048202.53633" calcext:value-type="float">
            <text:p>1527048202.5363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68285" calcext:value-type="float">
            <text:p>-0.568285</text:p>
          </table:table-cell>
          <table:table-cell office:value-type="float" office:value="0.010888" calcext:value-type="float">
            <text:p>0.010888</text:p>
          </table:table-cell>
          <table:table-cell table:style-name="Default" office:value-type="float" office:value="-0.012726" calcext:value-type="float">
            <text:p>-0.012726</text:p>
          </table:table-cell>
          <table:table-cell office:value-type="float" office:value="0.00898" calcext:value-type="float">
            <text:p>0.00898</text:p>
          </table:table-cell>
          <table:table-cell table:style-name="Default" office:value-type="float" office:value="-0.44096" calcext:value-type="float">
            <text:p>-0.44096</text:p>
          </table:table-cell>
          <table:table-cell office:value-type="float" office:value="0.025843" calcext:value-type="float">
            <text:p>0.025843</text:p>
          </table:table-cell>
          <table:table-cell office:value-type="float" office:value="-0.012981" calcext:value-type="float">
            <text:p>-0.012981</text:p>
          </table:table-cell>
          <table:table-cell office:value-type="string" calcext:value-type="string">
            <text:p>0.009524</text:p>
          </table:table-cell>
        </table:table-row>
        <table:table-row table:style-name="ro1">
          <table:table-cell office:value-type="float" office:value="1527048202.55678" calcext:value-type="float">
            <text:p>1527048202.55678</text:p>
          </table:table-cell>
          <table:table-cell office:value-type="string" calcext:value-type="string">
            <text:p>PID_x</text:p>
          </table:table-cell>
          <table:table-cell office:value-type="float" office:value="-0.578946" calcext:value-type="float">
            <text:p>-0.578946</text:p>
          </table:table-cell>
          <table:table-cell office:value-type="float" office:value="0.010611" calcext:value-type="float">
            <text:p>0.010611</text:p>
          </table:table-cell>
          <table:table-cell office:value-type="float" office:value="-0.01314" calcext:value-type="float">
            <text:p>-0.01314</text:p>
          </table:table-cell>
          <table:table-cell office:value-type="float" office:value="0.008865" calcext:value-type="float">
            <text:p>0.008865</text:p>
          </table:table-cell>
          <table:table-cell office:value-type="float" office:value="-0.445008" calcext:value-type="float">
            <text:p>-0.445008</text:p>
          </table:table-cell>
          <table:table-cell office:value-type="float" office:value="0.024718" calcext:value-type="float">
            <text:p>0.024718</text:p>
          </table:table-cell>
          <table:table-cell office:value-type="float" office:value="-0.012726" calcext:value-type="float">
            <text:p>-0.012726</text:p>
          </table:table-cell>
          <table:table-cell office:value-type="string" calcext:value-type="string">
            <text:p>0.008980</text:p>
          </table:table-cell>
        </table:table-row>
        <table:table-row table:style-name="ro1" table:visibility="filter">
          <table:table-cell office:value-type="float" office:value="1527048202.55687" calcext:value-type="float">
            <text:p>1527048202.5568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78946" calcext:value-type="float">
            <text:p>-0.578946</text:p>
          </table:table-cell>
          <table:table-cell office:value-type="float" office:value="0.010611" calcext:value-type="float">
            <text:p>0.010611</text:p>
          </table:table-cell>
          <table:table-cell table:style-name="Default" office:value-type="float" office:value="-0.01314" calcext:value-type="float">
            <text:p>-0.01314</text:p>
          </table:table-cell>
          <table:table-cell office:value-type="float" office:value="0.008865" calcext:value-type="float">
            <text:p>0.008865</text:p>
          </table:table-cell>
          <table:table-cell table:style-name="Default" office:value-type="float" office:value="-0.445008" calcext:value-type="float">
            <text:p>-0.445008</text:p>
          </table:table-cell>
          <table:table-cell office:value-type="float" office:value="0.024718" calcext:value-type="float">
            <text:p>0.024718</text:p>
          </table:table-cell>
          <table:table-cell office:value-type="float" office:value="-0.012726" calcext:value-type="float">
            <text:p>-0.012726</text:p>
          </table:table-cell>
          <table:table-cell office:value-type="string" calcext:value-type="string">
            <text:p>0.008980</text:p>
          </table:table-cell>
        </table:table-row>
        <table:table-row table:style-name="ro1">
          <table:table-cell office:value-type="float" office:value="1527048202.5764" calcext:value-type="float">
            <text:p>1527048202.5764</text:p>
          </table:table-cell>
          <table:table-cell office:value-type="string" calcext:value-type="string">
            <text:p>PID_x</text:p>
          </table:table-cell>
          <table:table-cell office:value-type="float" office:value="-0.558603" calcext:value-type="float">
            <text:p>-0.558603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-0.012377" calcext:value-type="float">
            <text:p>-0.012377</text:p>
          </table:table-cell>
          <table:table-cell office:value-type="float" office:value="0.008489" calcext:value-type="float">
            <text:p>0.008489</text:p>
          </table:table-cell>
          <table:table-cell office:value-type="float" office:value="-0.43724" calcext:value-type="float">
            <text:p>-0.43724</text:p>
          </table:table-cell>
          <table:table-cell office:value-type="float" office:value="0.020886" calcext:value-type="float">
            <text:p>0.020886</text:p>
          </table:table-cell>
          <table:table-cell office:value-type="float" office:value="-0.01314" calcext:value-type="float">
            <text:p>-0.01314</text:p>
          </table:table-cell>
          <table:table-cell office:value-type="string" calcext:value-type="string">
            <text:p>0.008865</text:p>
          </table:table-cell>
        </table:table-row>
        <table:table-row table:style-name="ro1" table:visibility="filter">
          <table:table-cell office:value-type="float" office:value="1527048202.57646" calcext:value-type="float">
            <text:p>1527048202.5764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58603" calcext:value-type="float">
            <text:p>-0.558603</text:p>
          </table:table-cell>
          <table:table-cell office:value-type="float" office:value="0.009735" calcext:value-type="float">
            <text:p>0.009735</text:p>
          </table:table-cell>
          <table:table-cell table:style-name="Default" office:value-type="float" office:value="-0.012377" calcext:value-type="float">
            <text:p>-0.012377</text:p>
          </table:table-cell>
          <table:table-cell office:value-type="float" office:value="0.008489" calcext:value-type="float">
            <text:p>0.008489</text:p>
          </table:table-cell>
          <table:table-cell table:style-name="Default" office:value-type="float" office:value="-0.43724" calcext:value-type="float">
            <text:p>-0.43724</text:p>
          </table:table-cell>
          <table:table-cell office:value-type="float" office:value="0.020886" calcext:value-type="float">
            <text:p>0.020886</text:p>
          </table:table-cell>
          <table:table-cell office:value-type="float" office:value="-0.01314" calcext:value-type="float">
            <text:p>-0.01314</text:p>
          </table:table-cell>
          <table:table-cell office:value-type="string" calcext:value-type="string">
            <text:p>0.008865</text:p>
          </table:table-cell>
        </table:table-row>
        <table:table-row table:style-name="ro1">
          <table:table-cell office:value-type="float" office:value="1527048202.59683" calcext:value-type="float">
            <text:p>1527048202.59683</text:p>
          </table:table-cell>
          <table:table-cell office:value-type="string" calcext:value-type="string">
            <text:p>PID_x</text:p>
          </table:table-cell>
          <table:table-cell office:value-type="float" office:value="-0.550149" calcext:value-type="float">
            <text:p>-0.550149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-0.012044" calcext:value-type="float">
            <text:p>-0.012044</text:p>
          </table:table-cell>
          <table:table-cell office:value-type="float" office:value="0.008392" calcext:value-type="float">
            <text:p>0.008392</text:p>
          </table:table-cell>
          <table:table-cell office:value-type="float" office:value="-0.433978" calcext:value-type="float">
            <text:p>-0.433978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-0.012377" calcext:value-type="float">
            <text:p>-0.012377</text:p>
          </table:table-cell>
          <table:table-cell office:value-type="string" calcext:value-type="string">
            <text:p>0.008489</text:p>
          </table:table-cell>
        </table:table-row>
        <table:table-row table:style-name="ro1" table:visibility="filter">
          <table:table-cell office:value-type="float" office:value="1527048202.59689" calcext:value-type="float">
            <text:p>1527048202.5968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50149" calcext:value-type="float">
            <text:p>-0.550149</text:p>
          </table:table-cell>
          <table:table-cell office:value-type="float" office:value="0.009528" calcext:value-type="float">
            <text:p>0.009528</text:p>
          </table:table-cell>
          <table:table-cell table:style-name="Default" office:value-type="float" office:value="-0.012044" calcext:value-type="float">
            <text:p>-0.012044</text:p>
          </table:table-cell>
          <table:table-cell office:value-type="float" office:value="0.008392" calcext:value-type="float">
            <text:p>0.008392</text:p>
          </table:table-cell>
          <table:table-cell table:style-name="Default" office:value-type="float" office:value="-0.433978" calcext:value-type="float">
            <text:p>-0.433978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-0.012377" calcext:value-type="float">
            <text:p>-0.012377</text:p>
          </table:table-cell>
          <table:table-cell office:value-type="string" calcext:value-type="string">
            <text:p>0.008489</text:p>
          </table:table-cell>
        </table:table-row>
        <table:table-row table:style-name="ro1">
          <table:table-cell office:value-type="float" office:value="1527048202.61624" calcext:value-type="float">
            <text:p>1527048202.61624</text:p>
          </table:table-cell>
          <table:table-cell office:value-type="string" calcext:value-type="string">
            <text:p>PID_x</text:p>
          </table:table-cell>
          <table:table-cell office:value-type="float" office:value="-0.550444" calcext:value-type="float">
            <text:p>-0.550444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-0.012055" calcext:value-type="float">
            <text:p>-0.012055</text:p>
          </table:table-cell>
          <table:table-cell office:value-type="float" office:value="0.008971" calcext:value-type="float">
            <text:p>0.008971</text:p>
          </table:table-cell>
          <table:table-cell office:value-type="float" office:value="-0.434092" calcext:value-type="float">
            <text:p>-0.434092</text:p>
          </table:table-cell>
          <table:table-cell office:value-type="float" office:value="0.025904" calcext:value-type="float">
            <text:p>0.025904</text:p>
          </table:table-cell>
          <table:table-cell office:value-type="float" office:value="-0.012044" calcext:value-type="float">
            <text:p>-0.012044</text:p>
          </table:table-cell>
          <table:table-cell office:value-type="string" calcext:value-type="string">
            <text:p>0.008392</text:p>
          </table:table-cell>
        </table:table-row>
        <table:table-row table:style-name="ro1" table:visibility="filter">
          <table:table-cell office:value-type="float" office:value="1527048202.61629" calcext:value-type="float">
            <text:p>1527048202.6162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50444" calcext:value-type="float">
            <text:p>-0.550444</text:p>
          </table:table-cell>
          <table:table-cell office:value-type="float" office:value="0.010888" calcext:value-type="float">
            <text:p>0.010888</text:p>
          </table:table-cell>
          <table:table-cell table:style-name="Default" office:value-type="float" office:value="-0.012055" calcext:value-type="float">
            <text:p>-0.012055</text:p>
          </table:table-cell>
          <table:table-cell office:value-type="float" office:value="0.008971" calcext:value-type="float">
            <text:p>0.008971</text:p>
          </table:table-cell>
          <table:table-cell table:style-name="Default" office:value-type="float" office:value="-0.434092" calcext:value-type="float">
            <text:p>-0.434092</text:p>
          </table:table-cell>
          <table:table-cell office:value-type="float" office:value="0.025904" calcext:value-type="float">
            <text:p>0.025904</text:p>
          </table:table-cell>
          <table:table-cell office:value-type="float" office:value="-0.012044" calcext:value-type="float">
            <text:p>-0.012044</text:p>
          </table:table-cell>
          <table:table-cell office:value-type="string" calcext:value-type="string">
            <text:p>0.008392</text:p>
          </table:table-cell>
        </table:table-row>
        <table:table-row table:style-name="ro1">
          <table:table-cell office:value-type="float" office:value="1527048202.63681" calcext:value-type="float">
            <text:p>1527048202.63681</text:p>
          </table:table-cell>
          <table:table-cell office:value-type="string" calcext:value-type="string">
            <text:p>PID_x</text:p>
          </table:table-cell>
          <table:table-cell office:value-type="float" office:value="-0.554445" calcext:value-type="float">
            <text:p>-0.554445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-0.012214" calcext:value-type="float">
            <text:p>-0.012214</text:p>
          </table:table-cell>
          <table:table-cell office:value-type="float" office:value="0.008695" calcext:value-type="float">
            <text:p>0.008695</text:p>
          </table:table-cell>
          <table:table-cell office:value-type="float" office:value="-0.435638" calcext:value-type="float">
            <text:p>-0.435638</text:p>
          </table:table-cell>
          <table:table-cell office:value-type="float" office:value="0.023225" calcext:value-type="float">
            <text:p>0.023225</text:p>
          </table:table-cell>
          <table:table-cell office:value-type="float" office:value="-0.012055" calcext:value-type="float">
            <text:p>-0.012055</text:p>
          </table:table-cell>
          <table:table-cell office:value-type="string" calcext:value-type="string">
            <text:p>0.008971</text:p>
          </table:table-cell>
        </table:table-row>
        <table:table-row table:style-name="ro1" table:visibility="filter">
          <table:table-cell office:value-type="float" office:value="1527048202.63686" calcext:value-type="float">
            <text:p>1527048202.6368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54445" calcext:value-type="float">
            <text:p>-0.554445</text:p>
          </table:table-cell>
          <table:table-cell office:value-type="float" office:value="0.010236" calcext:value-type="float">
            <text:p>0.010236</text:p>
          </table:table-cell>
          <table:table-cell table:style-name="Default" office:value-type="float" office:value="-0.012214" calcext:value-type="float">
            <text:p>-0.012214</text:p>
          </table:table-cell>
          <table:table-cell office:value-type="float" office:value="0.008695" calcext:value-type="float">
            <text:p>0.008695</text:p>
          </table:table-cell>
          <table:table-cell table:style-name="Default" office:value-type="float" office:value="-0.435638" calcext:value-type="float">
            <text:p>-0.435638</text:p>
          </table:table-cell>
          <table:table-cell office:value-type="float" office:value="0.023225" calcext:value-type="float">
            <text:p>0.023225</text:p>
          </table:table-cell>
          <table:table-cell office:value-type="float" office:value="-0.012055" calcext:value-type="float">
            <text:p>-0.012055</text:p>
          </table:table-cell>
          <table:table-cell office:value-type="string" calcext:value-type="string">
            <text:p>0.008971</text:p>
          </table:table-cell>
        </table:table-row>
        <table:table-row table:style-name="ro1">
          <table:table-cell office:value-type="float" office:value="1527048202.6562" calcext:value-type="float">
            <text:p>1527048202.6562</text:p>
          </table:table-cell>
          <table:table-cell office:value-type="string" calcext:value-type="string">
            <text:p>PID_x</text:p>
          </table:table-cell>
          <table:table-cell office:value-type="float" office:value="-0.545127" calcext:value-type="float">
            <text:p>-0.545127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-0.011864" calcext:value-type="float">
            <text:p>-0.011864</text:p>
          </table:table-cell>
          <table:table-cell office:value-type="float" office:value="0.008407" calcext:value-type="float">
            <text:p>0.008407</text:p>
          </table:table-cell>
          <table:table-cell office:value-type="float" office:value="-0.432021" calcext:value-type="float">
            <text:p>-0.432021</text:p>
          </table:table-cell>
          <table:table-cell office:value-type="float" office:value="0.020252" calcext:value-type="float">
            <text:p>0.020252</text:p>
          </table:table-cell>
          <table:table-cell office:value-type="float" office:value="-0.012214" calcext:value-type="float">
            <text:p>-0.012214</text:p>
          </table:table-cell>
          <table:table-cell office:value-type="string" calcext:value-type="string">
            <text:p>0.008695</text:p>
          </table:table-cell>
        </table:table-row>
        <table:table-row table:style-name="ro1" table:visibility="filter">
          <table:table-cell office:value-type="float" office:value="1527048202.65625" calcext:value-type="float">
            <text:p>1527048202.6562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45127" calcext:value-type="float">
            <text:p>-0.545127</text:p>
          </table:table-cell>
          <table:table-cell office:value-type="float" office:value="0.009579" calcext:value-type="float">
            <text:p>0.009579</text:p>
          </table:table-cell>
          <table:table-cell table:style-name="Default" office:value-type="float" office:value="-0.011864" calcext:value-type="float">
            <text:p>-0.011864</text:p>
          </table:table-cell>
          <table:table-cell office:value-type="float" office:value="0.008407" calcext:value-type="float">
            <text:p>0.008407</text:p>
          </table:table-cell>
          <table:table-cell table:style-name="Default" office:value-type="float" office:value="-0.432021" calcext:value-type="float">
            <text:p>-0.432021</text:p>
          </table:table-cell>
          <table:table-cell office:value-type="float" office:value="0.020252" calcext:value-type="float">
            <text:p>0.020252</text:p>
          </table:table-cell>
          <table:table-cell office:value-type="float" office:value="-0.012214" calcext:value-type="float">
            <text:p>-0.012214</text:p>
          </table:table-cell>
          <table:table-cell office:value-type="string" calcext:value-type="string">
            <text:p>0.008695</text:p>
          </table:table-cell>
        </table:table-row>
        <table:table-row table:style-name="ro1">
          <table:table-cell office:value-type="float" office:value="1527048202.67677" calcext:value-type="float">
            <text:p>1527048202.67677</text:p>
          </table:table-cell>
          <table:table-cell office:value-type="string" calcext:value-type="string">
            <text:p>PID_x</text:p>
          </table:table-cell>
          <table:table-cell office:value-type="float" office:value="-0.528948" calcext:value-type="float">
            <text:p>-0.528948</text:p>
          </table:table-cell>
          <table:table-cell office:value-type="float" office:value="0.008746" calcext:value-type="float">
            <text:p>0.008746</text:p>
          </table:table-cell>
          <table:table-cell office:value-type="float" office:value="-0.011212" calcext:value-type="float">
            <text:p>-0.011212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-0.425685" calcext:value-type="float">
            <text:p>-0.425685</text:p>
          </table:table-cell>
          <table:table-cell office:value-type="float" office:value="0.016234" calcext:value-type="float">
            <text:p>0.016234</text:p>
          </table:table-cell>
          <table:table-cell office:value-type="float" office:value="-0.011864" calcext:value-type="float">
            <text:p>-0.011864</text:p>
          </table:table-cell>
          <table:table-cell office:value-type="string" calcext:value-type="string">
            <text:p>0.008407</text:p>
          </table:table-cell>
        </table:table-row>
        <table:table-row table:style-name="ro1" table:visibility="filter">
          <table:table-cell office:value-type="float" office:value="1527048202.67685" calcext:value-type="float">
            <text:p>1527048202.6768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28948" calcext:value-type="float">
            <text:p>-0.528948</text:p>
          </table:table-cell>
          <table:table-cell office:value-type="float" office:value="0.008746" calcext:value-type="float">
            <text:p>0.008746</text:p>
          </table:table-cell>
          <table:table-cell table:style-name="Default" office:value-type="float" office:value="-0.011212" calcext:value-type="float">
            <text:p>-0.011212</text:p>
          </table:table-cell>
          <table:table-cell office:value-type="float" office:value="0.007993" calcext:value-type="float">
            <text:p>0.007993</text:p>
          </table:table-cell>
          <table:table-cell table:style-name="Default" office:value-type="float" office:value="-0.425685" calcext:value-type="float">
            <text:p>-0.425685</text:p>
          </table:table-cell>
          <table:table-cell office:value-type="float" office:value="0.016234" calcext:value-type="float">
            <text:p>0.016234</text:p>
          </table:table-cell>
          <table:table-cell office:value-type="float" office:value="-0.011864" calcext:value-type="float">
            <text:p>-0.011864</text:p>
          </table:table-cell>
          <table:table-cell office:value-type="string" calcext:value-type="string">
            <text:p>0.008407</text:p>
          </table:table-cell>
        </table:table-row>
        <table:table-row table:style-name="ro1">
          <table:table-cell office:value-type="float" office:value="1527048202.69642" calcext:value-type="float">
            <text:p>1527048202.69642</text:p>
          </table:table-cell>
          <table:table-cell office:value-type="string" calcext:value-type="string">
            <text:p>PID_x</text:p>
          </table:table-cell>
          <table:table-cell office:value-type="float" office:value="-0.536684" calcext:value-type="float">
            <text:p>-0.536684</text:p>
          </table:table-cell>
          <table:table-cell office:value-type="float" office:value="0.008487" calcext:value-type="float">
            <text:p>0.008487</text:p>
          </table:table-cell>
          <table:table-cell office:value-type="float" office:value="-0.011511" calcext:value-type="float">
            <text:p>-0.011511</text:p>
          </table:table-cell>
          <table:table-cell office:value-type="float" office:value="0.007857" calcext:value-type="float">
            <text:p>0.007857</text:p>
          </table:table-cell>
          <table:table-cell office:value-type="float" office:value="-0.428731" calcext:value-type="float">
            <text:p>-0.428731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11212" calcext:value-type="float">
            <text:p>-0.011212</text:p>
          </table:table-cell>
          <table:table-cell office:value-type="string" calcext:value-type="string">
            <text:p>0.007993</text:p>
          </table:table-cell>
        </table:table-row>
        <table:table-row table:style-name="ro1" table:visibility="filter">
          <table:table-cell office:value-type="float" office:value="1527048202.69648" calcext:value-type="float">
            <text:p>1527048202.6964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36684" calcext:value-type="float">
            <text:p>-0.536684</text:p>
          </table:table-cell>
          <table:table-cell office:value-type="float" office:value="0.008487" calcext:value-type="float">
            <text:p>0.008487</text:p>
          </table:table-cell>
          <table:table-cell table:style-name="Default" office:value-type="float" office:value="-0.011511" calcext:value-type="float">
            <text:p>-0.011511</text:p>
          </table:table-cell>
          <table:table-cell office:value-type="float" office:value="0.007857" calcext:value-type="float">
            <text:p>0.007857</text:p>
          </table:table-cell>
          <table:table-cell table:style-name="Default" office:value-type="float" office:value="-0.428731" calcext:value-type="float">
            <text:p>-0.428731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11212" calcext:value-type="float">
            <text:p>-0.011212</text:p>
          </table:table-cell>
          <table:table-cell office:value-type="string" calcext:value-type="string">
            <text:p>0.007993</text:p>
          </table:table-cell>
        </table:table-row>
        <table:table-row table:style-name="ro1">
          <table:table-cell office:value-type="float" office:value="1527048202.7169" calcext:value-type="float">
            <text:p>1527048202.7169</text:p>
          </table:table-cell>
          <table:table-cell office:value-type="string" calcext:value-type="string">
            <text:p>PID_x</text:p>
          </table:table-cell>
          <table:table-cell office:value-type="float" office:value="-0.534528" calcext:value-type="float">
            <text:p>-0.534528</text:p>
          </table:table-cell>
          <table:table-cell office:value-type="float" office:value="0.007729" calcext:value-type="float">
            <text:p>0.007729</text:p>
          </table:table-cell>
          <table:table-cell office:value-type="float" office:value="-0.011425" calcext:value-type="float">
            <text:p>-0.011425</text:p>
          </table:table-cell>
          <table:table-cell office:value-type="float" office:value="0.007413" calcext:value-type="float">
            <text:p>0.007413</text:p>
          </table:table-cell>
          <table:table-cell office:value-type="float" office:value="-0.427886" calcext:value-type="float">
            <text:p>-0.427886</text:p>
          </table:table-cell>
          <table:table-cell office:value-type="float" office:value="0.010512" calcext:value-type="float">
            <text:p>0.010512</text:p>
          </table:table-cell>
          <table:table-cell office:value-type="float" office:value="-0.011511" calcext:value-type="float">
            <text:p>-0.011511</text:p>
          </table:table-cell>
          <table:table-cell office:value-type="string" calcext:value-type="string">
            <text:p>0.007857</text:p>
          </table:table-cell>
        </table:table-row>
        <table:table-row table:style-name="ro1" table:visibility="filter">
          <table:table-cell office:value-type="float" office:value="1527048202.71695" calcext:value-type="float">
            <text:p>1527048202.7169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34528" calcext:value-type="float">
            <text:p>-0.534528</text:p>
          </table:table-cell>
          <table:table-cell office:value-type="float" office:value="0.007729" calcext:value-type="float">
            <text:p>0.007729</text:p>
          </table:table-cell>
          <table:table-cell table:style-name="Default" office:value-type="float" office:value="-0.011425" calcext:value-type="float">
            <text:p>-0.011425</text:p>
          </table:table-cell>
          <table:table-cell office:value-type="float" office:value="0.007413" calcext:value-type="float">
            <text:p>0.007413</text:p>
          </table:table-cell>
          <table:table-cell table:style-name="Default" office:value-type="float" office:value="-0.427886" calcext:value-type="float">
            <text:p>-0.427886</text:p>
          </table:table-cell>
          <table:table-cell office:value-type="float" office:value="0.010512" calcext:value-type="float">
            <text:p>0.010512</text:p>
          </table:table-cell>
          <table:table-cell office:value-type="float" office:value="-0.011511" calcext:value-type="float">
            <text:p>-0.011511</text:p>
          </table:table-cell>
          <table:table-cell office:value-type="string" calcext:value-type="string">
            <text:p>0.007857</text:p>
          </table:table-cell>
        </table:table-row>
        <table:table-row table:style-name="ro1">
          <table:table-cell office:value-type="float" office:value="1527048202.73637" calcext:value-type="float">
            <text:p>1527048202.73637</text:p>
          </table:table-cell>
          <table:table-cell office:value-type="string" calcext:value-type="string">
            <text:p>PID_x</text:p>
          </table:table-cell>
          <table:table-cell office:value-type="float" office:value="-0.49825" calcext:value-type="float">
            <text:p>-0.49825</text:p>
          </table:table-cell>
          <table:table-cell office:value-type="float" office:value="0.008611" calcext:value-type="float">
            <text:p>0.008611</text:p>
          </table:table-cell>
          <table:table-cell office:value-type="float" office:value="-0.010011" calcext:value-type="float">
            <text:p>-0.010011</text:p>
          </table:table-cell>
          <table:table-cell office:value-type="float" office:value="0.007912" calcext:value-type="float">
            <text:p>0.007912</text:p>
          </table:table-cell>
          <table:table-cell office:value-type="float" office:value="-0.41338" calcext:value-type="float">
            <text:p>-0.41338</text:p>
          </table:table-cell>
          <table:table-cell office:value-type="float" office:value="0.015634" calcext:value-type="float">
            <text:p>0.015634</text:p>
          </table:table-cell>
          <table:table-cell office:value-type="float" office:value="-0.011425" calcext:value-type="float">
            <text:p>-0.011425</text:p>
          </table:table-cell>
          <table:table-cell office:value-type="string" calcext:value-type="string">
            <text:p>0.007413</text:p>
          </table:table-cell>
        </table:table-row>
        <table:table-row table:style-name="ro1" table:visibility="filter">
          <table:table-cell office:value-type="float" office:value="1527048202.73643" calcext:value-type="float">
            <text:p>1527048202.7364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9825" calcext:value-type="float">
            <text:p>-0.49825</text:p>
          </table:table-cell>
          <table:table-cell office:value-type="float" office:value="0.008611" calcext:value-type="float">
            <text:p>0.008611</text:p>
          </table:table-cell>
          <table:table-cell table:style-name="Default" office:value-type="float" office:value="-0.010011" calcext:value-type="float">
            <text:p>-0.010011</text:p>
          </table:table-cell>
          <table:table-cell office:value-type="float" office:value="0.007912" calcext:value-type="float">
            <text:p>0.007912</text:p>
          </table:table-cell>
          <table:table-cell table:style-name="Default" office:value-type="float" office:value="-0.41338" calcext:value-type="float">
            <text:p>-0.41338</text:p>
          </table:table-cell>
          <table:table-cell office:value-type="float" office:value="0.015634" calcext:value-type="float">
            <text:p>0.015634</text:p>
          </table:table-cell>
          <table:table-cell office:value-type="float" office:value="-0.011425" calcext:value-type="float">
            <text:p>-0.011425</text:p>
          </table:table-cell>
          <table:table-cell office:value-type="string" calcext:value-type="string">
            <text:p>0.007413</text:p>
          </table:table-cell>
        </table:table-row>
        <table:table-row table:style-name="ro1">
          <table:table-cell office:value-type="float" office:value="1527048202.75702" calcext:value-type="float">
            <text:p>1527048202.75702</text:p>
          </table:table-cell>
          <table:table-cell office:value-type="string" calcext:value-type="string">
            <text:p>PID_x</text:p>
          </table:table-cell>
          <table:table-cell office:value-type="float" office:value="-0.513222" calcext:value-type="float">
            <text:p>-0.513222</text:p>
          </table:table-cell>
          <table:table-cell office:value-type="float" office:value="0.007572" calcext:value-type="float">
            <text:p>0.007572</text:p>
          </table:table-cell>
          <table:table-cell office:value-type="float" office:value="-0.010634" calcext:value-type="float">
            <text:p>-0.010634</text:p>
          </table:table-cell>
          <table:table-cell office:value-type="float" office:value="0.007302" calcext:value-type="float">
            <text:p>0.007302</text:p>
          </table:table-cell>
          <table:table-cell office:value-type="float" office:value="-0.419411" calcext:value-type="float">
            <text:p>-0.419411</text:p>
          </table:table-cell>
          <table:table-cell office:value-type="float" office:value="0.009718" calcext:value-type="float">
            <text:p>0.009718</text:p>
          </table:table-cell>
          <table:table-cell office:value-type="float" office:value="-0.010011" calcext:value-type="float">
            <text:p>-0.010011</text:p>
          </table:table-cell>
          <table:table-cell office:value-type="string" calcext:value-type="string">
            <text:p>0.007912</text:p>
          </table:table-cell>
        </table:table-row>
        <table:table-row table:style-name="ro1" table:visibility="filter">
          <table:table-cell office:value-type="float" office:value="1527048202.7571" calcext:value-type="float">
            <text:p>1527048202.75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13222" calcext:value-type="float">
            <text:p>-0.513222</text:p>
          </table:table-cell>
          <table:table-cell office:value-type="float" office:value="0.007572" calcext:value-type="float">
            <text:p>0.007572</text:p>
          </table:table-cell>
          <table:table-cell table:style-name="Default" office:value-type="float" office:value="-0.010634" calcext:value-type="float">
            <text:p>-0.010634</text:p>
          </table:table-cell>
          <table:table-cell office:value-type="float" office:value="0.007302" calcext:value-type="float">
            <text:p>0.007302</text:p>
          </table:table-cell>
          <table:table-cell table:style-name="Default" office:value-type="float" office:value="-0.419411" calcext:value-type="float">
            <text:p>-0.419411</text:p>
          </table:table-cell>
          <table:table-cell office:value-type="float" office:value="0.009718" calcext:value-type="float">
            <text:p>0.009718</text:p>
          </table:table-cell>
          <table:table-cell office:value-type="float" office:value="-0.010011" calcext:value-type="float">
            <text:p>-0.010011</text:p>
          </table:table-cell>
          <table:table-cell office:value-type="string" calcext:value-type="string">
            <text:p>0.007912</text:p>
          </table:table-cell>
        </table:table-row>
        <table:table-row table:style-name="ro1">
          <table:table-cell office:value-type="float" office:value="1527048202.77657" calcext:value-type="float">
            <text:p>1527048202.77657</text:p>
          </table:table-cell>
          <table:table-cell office:value-type="string" calcext:value-type="string">
            <text:p>PID_x</text:p>
          </table:table-cell>
          <table:table-cell office:value-type="float" office:value="-0.496391" calcext:value-type="float">
            <text:p>-0.496391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-0.009969" calcext:value-type="float">
            <text:p>-0.009969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-0.412611" calcext:value-type="float">
            <text:p>-0.412611</text:p>
          </table:table-cell>
          <table:table-cell office:value-type="float" office:value="0.007717" calcext:value-type="float">
            <text:p>0.007717</text:p>
          </table:table-cell>
          <table:table-cell office:value-type="float" office:value="-0.010634" calcext:value-type="float">
            <text:p>-0.010634</text:p>
          </table:table-cell>
          <table:table-cell office:value-type="string" calcext:value-type="string">
            <text:p>0.007302</text:p>
          </table:table-cell>
        </table:table-row>
        <table:table-row table:style-name="ro1" table:visibility="filter">
          <table:table-cell office:value-type="float" office:value="1527048202.77662" calcext:value-type="float">
            <text:p>1527048202.77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96391" calcext:value-type="float">
            <text:p>-0.496391</text:p>
          </table:table-cell>
          <table:table-cell office:value-type="float" office:value="0.007277" calcext:value-type="float">
            <text:p>0.007277</text:p>
          </table:table-cell>
          <table:table-cell table:style-name="Default" office:value-type="float" office:value="-0.009969" calcext:value-type="float">
            <text:p>-0.009969</text:p>
          </table:table-cell>
          <table:table-cell office:value-type="float" office:value="0.007106" calcext:value-type="float">
            <text:p>0.007106</text:p>
          </table:table-cell>
          <table:table-cell table:style-name="Default" office:value-type="float" office:value="-0.412611" calcext:value-type="float">
            <text:p>-0.412611</text:p>
          </table:table-cell>
          <table:table-cell office:value-type="float" office:value="0.007717" calcext:value-type="float">
            <text:p>0.007717</text:p>
          </table:table-cell>
          <table:table-cell office:value-type="float" office:value="-0.010634" calcext:value-type="float">
            <text:p>-0.010634</text:p>
          </table:table-cell>
          <table:table-cell office:value-type="string" calcext:value-type="string">
            <text:p>0.007302</text:p>
          </table:table-cell>
        </table:table-row>
        <table:table-row table:style-name="ro1">
          <table:table-cell office:value-type="float" office:value="1527048202.79706" calcext:value-type="float">
            <text:p>1527048202.79706</text:p>
          </table:table-cell>
          <table:table-cell office:value-type="string" calcext:value-type="string">
            <text:p>PID_x</text:p>
          </table:table-cell>
          <table:table-cell office:value-type="float" office:value="-0.500486" calcext:value-type="float">
            <text:p>-0.500486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-0.01014" calcext:value-type="float">
            <text:p>-0.01014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-0.414272" calcext:value-type="float">
            <text:p>-0.414272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-0.009969" calcext:value-type="float">
            <text:p>-0.009969</text:p>
          </table:table-cell>
          <table:table-cell office:value-type="string" calcext:value-type="string">
            <text:p>0.007106</text:p>
          </table:table-cell>
        </table:table-row>
        <table:table-row table:style-name="ro1" table:visibility="filter">
          <table:table-cell office:value-type="float" office:value="1527048202.79712" calcext:value-type="float">
            <text:p>1527048202.7971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500486" calcext:value-type="float">
            <text:p>-0.500486</text:p>
          </table:table-cell>
          <table:table-cell office:value-type="float" office:value="0.006931" calcext:value-type="float">
            <text:p>0.006931</text:p>
          </table:table-cell>
          <table:table-cell table:style-name="Default" office:value-type="float" office:value="-0.01014" calcext:value-type="float">
            <text:p>-0.01014</text:p>
          </table:table-cell>
          <table:table-cell office:value-type="float" office:value="0.006853" calcext:value-type="float">
            <text:p>0.006853</text:p>
          </table:table-cell>
          <table:table-cell table:style-name="Default" office:value-type="float" office:value="-0.414272" calcext:value-type="float">
            <text:p>-0.414272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-0.009969" calcext:value-type="float">
            <text:p>-0.009969</text:p>
          </table:table-cell>
          <table:table-cell office:value-type="string" calcext:value-type="string">
            <text:p>0.007106</text:p>
          </table:table-cell>
        </table:table-row>
        <table:table-row table:style-name="ro1">
          <table:table-cell office:value-type="float" office:value="1527048202.81649" calcext:value-type="float">
            <text:p>1527048202.81649</text:p>
          </table:table-cell>
          <table:table-cell office:value-type="string" calcext:value-type="string">
            <text:p>PID_x</text:p>
          </table:table-cell>
          <table:table-cell office:value-type="float" office:value="-0.468482" calcext:value-type="float">
            <text:p>-0.468482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-0.008858" calcext:value-type="float">
            <text:p>-0.008858</text:p>
          </table:table-cell>
          <table:table-cell office:value-type="float" office:value="0.007084" calcext:value-type="float">
            <text:p>0.007084</text:p>
          </table:table-cell>
          <table:table-cell office:value-type="float" office:value="-0.401084" calcext:value-type="float">
            <text:p>-0.401084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-0.01014" calcext:value-type="float">
            <text:p>-0.01014</text:p>
          </table:table-cell>
          <table:table-cell office:value-type="string" calcext:value-type="string">
            <text:p>0.006853</text:p>
          </table:table-cell>
        </table:table-row>
        <table:table-row table:style-name="ro1" table:visibility="filter">
          <table:table-cell office:value-type="float" office:value="1527048202.8166" calcext:value-type="float">
            <text:p>1527048202.81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68482" calcext:value-type="float">
            <text:p>-0.468482</text:p>
          </table:table-cell>
          <table:table-cell office:value-type="float" office:value="0.00725" calcext:value-type="float">
            <text:p>0.00725</text:p>
          </table:table-cell>
          <table:table-cell table:style-name="Default" office:value-type="float" office:value="-0.008858" calcext:value-type="float">
            <text:p>-0.008858</text:p>
          </table:table-cell>
          <table:table-cell office:value-type="float" office:value="0.007084" calcext:value-type="float">
            <text:p>0.007084</text:p>
          </table:table-cell>
          <table:table-cell table:style-name="Default" office:value-type="float" office:value="-0.401084" calcext:value-type="float">
            <text:p>-0.401084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-0.01014" calcext:value-type="float">
            <text:p>-0.01014</text:p>
          </table:table-cell>
          <table:table-cell office:value-type="string" calcext:value-type="string">
            <text:p>0.006853</text:p>
          </table:table-cell>
        </table:table-row>
        <table:table-row table:style-name="ro1">
          <table:table-cell office:value-type="float" office:value="1527048202.83703" calcext:value-type="float">
            <text:p>1527048202.83703</text:p>
          </table:table-cell>
          <table:table-cell office:value-type="string" calcext:value-type="string">
            <text:p>PID_x</text:p>
          </table:table-cell>
          <table:table-cell office:value-type="float" office:value="-0.476462" calcext:value-type="float">
            <text:p>-0.476462</text:p>
          </table:table-cell>
          <table:table-cell office:value-type="float" office:value="0.007073" calcext:value-type="float">
            <text:p>0.007073</text:p>
          </table:table-cell>
          <table:table-cell office:value-type="float" office:value="-0.009199" calcext:value-type="float">
            <text:p>-0.009199</text:p>
          </table:table-cell>
          <table:table-cell office:value-type="float" office:value="0.006957" calcext:value-type="float">
            <text:p>0.006957</text:p>
          </table:table-cell>
          <table:table-cell office:value-type="float" office:value="-0.404404" calcext:value-type="float">
            <text:p>-0.404404</text:p>
          </table:table-cell>
          <table:table-cell office:value-type="float" office:value="0.006381" calcext:value-type="float">
            <text:p>0.006381</text:p>
          </table:table-cell>
          <table:table-cell office:value-type="float" office:value="-0.008858" calcext:value-type="float">
            <text:p>-0.008858</text:p>
          </table:table-cell>
          <table:table-cell office:value-type="string" calcext:value-type="string">
            <text:p>0.007084</text:p>
          </table:table-cell>
        </table:table-row>
        <table:table-row table:style-name="ro1" table:visibility="filter">
          <table:table-cell office:value-type="float" office:value="1527048202.8371" calcext:value-type="float">
            <text:p>1527048202.837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6462" calcext:value-type="float">
            <text:p>-0.476462</text:p>
          </table:table-cell>
          <table:table-cell office:value-type="float" office:value="0.007073" calcext:value-type="float">
            <text:p>0.007073</text:p>
          </table:table-cell>
          <table:table-cell table:style-name="Default" office:value-type="float" office:value="-0.009199" calcext:value-type="float">
            <text:p>-0.009199</text:p>
          </table:table-cell>
          <table:table-cell office:value-type="float" office:value="0.006957" calcext:value-type="float">
            <text:p>0.006957</text:p>
          </table:table-cell>
          <table:table-cell table:style-name="Default" office:value-type="float" office:value="-0.404404" calcext:value-type="float">
            <text:p>-0.404404</text:p>
          </table:table-cell>
          <table:table-cell office:value-type="float" office:value="0.006381" calcext:value-type="float">
            <text:p>0.006381</text:p>
          </table:table-cell>
          <table:table-cell office:value-type="float" office:value="-0.008858" calcext:value-type="float">
            <text:p>-0.008858</text:p>
          </table:table-cell>
          <table:table-cell office:value-type="string" calcext:value-type="string">
            <text:p>0.007084</text:p>
          </table:table-cell>
        </table:table-row>
        <table:table-row table:style-name="ro1">
          <table:table-cell office:value-type="float" office:value="1527048202.85657" calcext:value-type="float">
            <text:p>1527048202.85657</text:p>
          </table:table-cell>
          <table:table-cell office:value-type="string" calcext:value-type="string">
            <text:p>PID_x</text:p>
          </table:table-cell>
          <table:table-cell office:value-type="float" office:value="-0.48827" calcext:value-type="float">
            <text:p>-0.48827</text:p>
          </table:table-cell>
          <table:table-cell office:value-type="float" office:value="0.006436" calcext:value-type="float">
            <text:p>0.006436</text:p>
          </table:table-cell>
          <table:table-cell office:value-type="float" office:value="-0.009675" calcext:value-type="float">
            <text:p>-0.009675</text:p>
          </table:table-cell>
          <table:table-cell office:value-type="float" office:value="0.006433" calcext:value-type="float">
            <text:p>0.006433</text:p>
          </table:table-cell>
          <table:table-cell office:value-type="float" office:value="-0.409278" calcext:value-type="float">
            <text:p>-0.409278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-0.009199" calcext:value-type="float">
            <text:p>-0.009199</text:p>
          </table:table-cell>
          <table:table-cell office:value-type="string" calcext:value-type="string">
            <text:p>0.006957</text:p>
          </table:table-cell>
        </table:table-row>
        <table:table-row table:style-name="ro1" table:visibility="filter">
          <table:table-cell office:value-type="float" office:value="1527048202.85662" calcext:value-type="float">
            <text:p>1527048202.8566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8827" calcext:value-type="float">
            <text:p>-0.48827</text:p>
          </table:table-cell>
          <table:table-cell office:value-type="float" office:value="0.006436" calcext:value-type="float">
            <text:p>0.006436</text:p>
          </table:table-cell>
          <table:table-cell table:style-name="Default" office:value-type="float" office:value="-0.009675" calcext:value-type="float">
            <text:p>-0.009675</text:p>
          </table:table-cell>
          <table:table-cell office:value-type="float" office:value="0.006433" calcext:value-type="float">
            <text:p>0.006433</text:p>
          </table:table-cell>
          <table:table-cell table:style-name="Default" office:value-type="float" office:value="-0.409278" calcext:value-type="float">
            <text:p>-0.409278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-0.009199" calcext:value-type="float">
            <text:p>-0.009199</text:p>
          </table:table-cell>
          <table:table-cell office:value-type="string" calcext:value-type="string">
            <text:p>0.006957</text:p>
          </table:table-cell>
        </table:table-row>
        <table:table-row table:style-name="ro1">
          <table:table-cell office:value-type="float" office:value="1527048202.87712" calcext:value-type="float">
            <text:p>1527048202.87712</text:p>
          </table:table-cell>
          <table:table-cell office:value-type="string" calcext:value-type="string">
            <text:p>PID_x</text:p>
          </table:table-cell>
          <table:table-cell office:value-type="float" office:value="-0.470438" calcext:value-type="float">
            <text:p>-0.470438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-0.008918" calcext:value-type="float">
            <text:p>-0.008918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-0.401911" calcext:value-type="float">
            <text:p>-0.401911</text:p>
          </table:table-cell>
          <table:table-cell office:value-type="float" office:value="-0.003777" calcext:value-type="float">
            <text:p>-0.003777</text:p>
          </table:table-cell>
          <table:table-cell office:value-type="float" office:value="-0.009675" calcext:value-type="float">
            <text:p>-0.009675</text:p>
          </table:table-cell>
          <table:table-cell office:value-type="string" calcext:value-type="string">
            <text:p>0.006433</text:p>
          </table:table-cell>
        </table:table-row>
        <table:table-row table:style-name="ro1" table:visibility="filter">
          <table:table-cell office:value-type="float" office:value="1527048202.87718" calcext:value-type="float">
            <text:p>1527048202.8771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0438" calcext:value-type="float">
            <text:p>-0.470438</text:p>
          </table:table-cell>
          <table:table-cell office:value-type="float" office:value="0.005899" calcext:value-type="float">
            <text:p>0.005899</text:p>
          </table:table-cell>
          <table:table-cell table:style-name="Default" office:value-type="float" office:value="-0.008918" calcext:value-type="float">
            <text:p>-0.008918</text:p>
          </table:table-cell>
          <table:table-cell office:value-type="float" office:value="0.00594" calcext:value-type="float">
            <text:p>0.00594</text:p>
          </table:table-cell>
          <table:table-cell table:style-name="Default" office:value-type="float" office:value="-0.401911" calcext:value-type="float">
            <text:p>-0.401911</text:p>
          </table:table-cell>
          <table:table-cell office:value-type="float" office:value="-0.003777" calcext:value-type="float">
            <text:p>-0.003777</text:p>
          </table:table-cell>
          <table:table-cell office:value-type="float" office:value="-0.009675" calcext:value-type="float">
            <text:p>-0.009675</text:p>
          </table:table-cell>
          <table:table-cell office:value-type="string" calcext:value-type="string">
            <text:p>0.006433</text:p>
          </table:table-cell>
        </table:table-row>
        <table:table-row table:style-name="ro1">
          <table:table-cell office:value-type="float" office:value="1527048202.89672" calcext:value-type="float">
            <text:p>1527048202.89672</text:p>
          </table:table-cell>
          <table:table-cell office:value-type="string" calcext:value-type="string">
            <text:p>PID_x</text:p>
          </table:table-cell>
          <table:table-cell office:value-type="float" office:value="-0.476432" calcext:value-type="float">
            <text:p>-0.476432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-0.009162" calcext:value-type="float">
            <text:p>-0.009162</text:p>
          </table:table-cell>
          <table:table-cell office:value-type="float" office:value="0.005789" calcext:value-type="float">
            <text:p>0.005789</text:p>
          </table:table-cell>
          <table:table-cell office:value-type="float" office:value="-0.404406" calcext:value-type="float">
            <text:p>-0.404406</text:p>
          </table:table-cell>
          <table:table-cell office:value-type="float" office:value="-0.005315" calcext:value-type="float">
            <text:p>-0.005315</text:p>
          </table:table-cell>
          <table:table-cell office:value-type="float" office:value="-0.008918" calcext:value-type="float">
            <text:p>-0.008918</text:p>
          </table:table-cell>
          <table:table-cell office:value-type="string" calcext:value-type="string">
            <text:p>0.005940</text:p>
          </table:table-cell>
        </table:table-row>
        <table:table-row table:style-name="ro1" table:visibility="filter">
          <table:table-cell office:value-type="float" office:value="1527048202.89678" calcext:value-type="float">
            <text:p>1527048202.8967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6432" calcext:value-type="float">
            <text:p>-0.476432</text:p>
          </table:table-cell>
          <table:table-cell office:value-type="float" office:value="0.005708" calcext:value-type="float">
            <text:p>0.005708</text:p>
          </table:table-cell>
          <table:table-cell table:style-name="Default" office:value-type="float" office:value="-0.009162" calcext:value-type="float">
            <text:p>-0.009162</text:p>
          </table:table-cell>
          <table:table-cell office:value-type="float" office:value="0.005789" calcext:value-type="float">
            <text:p>0.005789</text:p>
          </table:table-cell>
          <table:table-cell table:style-name="Default" office:value-type="float" office:value="-0.404406" calcext:value-type="float">
            <text:p>-0.404406</text:p>
          </table:table-cell>
          <table:table-cell office:value-type="float" office:value="-0.005315" calcext:value-type="float">
            <text:p>-0.005315</text:p>
          </table:table-cell>
          <table:table-cell office:value-type="float" office:value="-0.008918" calcext:value-type="float">
            <text:p>-0.008918</text:p>
          </table:table-cell>
          <table:table-cell office:value-type="string" calcext:value-type="string">
            <text:p>0.005940</text:p>
          </table:table-cell>
        </table:table-row>
        <table:table-row table:style-name="ro1">
          <table:table-cell office:value-type="float" office:value="1527048202.91617" calcext:value-type="float">
            <text:p>1527048202.91617</text:p>
          </table:table-cell>
          <table:table-cell office:value-type="string" calcext:value-type="string">
            <text:p>PID_x</text:p>
          </table:table-cell>
          <table:table-cell office:value-type="float" office:value="-0.473648" calcext:value-type="float">
            <text:p>-0.473648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-0.00905" calcext:value-type="float">
            <text:p>-0.00905</text:p>
          </table:table-cell>
          <table:table-cell office:value-type="float" office:value="0.005624" calcext:value-type="float">
            <text:p>0.005624</text:p>
          </table:table-cell>
          <table:table-cell office:value-type="float" office:value="-0.403249" calcext:value-type="float">
            <text:p>-0.403249</text:p>
          </table:table-cell>
          <table:table-cell office:value-type="float" office:value="-0.007013" calcext:value-type="float">
            <text:p>-0.007013</text:p>
          </table:table-cell>
          <table:table-cell office:value-type="float" office:value="-0.009162" calcext:value-type="float">
            <text:p>-0.009162</text:p>
          </table:table-cell>
          <table:table-cell office:value-type="string" calcext:value-type="string">
            <text:p>0.005789</text:p>
          </table:table-cell>
        </table:table-row>
        <table:table-row table:style-name="ro1" table:visibility="filter">
          <table:table-cell office:value-type="float" office:value="1527048202.91623" calcext:value-type="float">
            <text:p>1527048202.9162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3648" calcext:value-type="float">
            <text:p>-0.473648</text:p>
          </table:table-cell>
          <table:table-cell office:value-type="float" office:value="0.005484" calcext:value-type="float">
            <text:p>0.005484</text:p>
          </table:table-cell>
          <table:table-cell table:style-name="Default" office:value-type="float" office:value="-0.00905" calcext:value-type="float">
            <text:p>-0.00905</text:p>
          </table:table-cell>
          <table:table-cell office:value-type="float" office:value="0.005624" calcext:value-type="float">
            <text:p>0.005624</text:p>
          </table:table-cell>
          <table:table-cell table:style-name="Default" office:value-type="float" office:value="-0.403249" calcext:value-type="float">
            <text:p>-0.403249</text:p>
          </table:table-cell>
          <table:table-cell office:value-type="float" office:value="-0.007013" calcext:value-type="float">
            <text:p>-0.007013</text:p>
          </table:table-cell>
          <table:table-cell office:value-type="float" office:value="-0.009162" calcext:value-type="float">
            <text:p>-0.009162</text:p>
          </table:table-cell>
          <table:table-cell office:value-type="string" calcext:value-type="string">
            <text:p>0.005789</text:p>
          </table:table-cell>
        </table:table-row>
        <table:table-row table:style-name="ro1">
          <table:table-cell office:value-type="float" office:value="1527048202.93659" calcext:value-type="float">
            <text:p>1527048202.93659</text:p>
          </table:table-cell>
          <table:table-cell office:value-type="string" calcext:value-type="string">
            <text:p>PID_x</text:p>
          </table:table-cell>
          <table:table-cell office:value-type="float" office:value="-0.451942" calcext:value-type="float">
            <text:p>-0.451942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-0.008119" calcext:value-type="float">
            <text:p>-0.008119</text:p>
          </table:table-cell>
          <table:table-cell office:value-type="float" office:value="0.005011" calcext:value-type="float">
            <text:p>0.005011</text:p>
          </table:table-cell>
          <table:table-cell office:value-type="float" office:value="-0.39413" calcext:value-type="float">
            <text:p>-0.39413</text:p>
          </table:table-cell>
          <table:table-cell office:value-type="float" office:value="-0.013023" calcext:value-type="float">
            <text:p>-0.013023</text:p>
          </table:table-cell>
          <table:table-cell office:value-type="float" office:value="-0.00905" calcext:value-type="float">
            <text:p>-0.00905</text:p>
          </table:table-cell>
          <table:table-cell office:value-type="string" calcext:value-type="string">
            <text:p>0.005624</text:p>
          </table:table-cell>
        </table:table-row>
        <table:table-row table:style-name="ro1" table:visibility="filter">
          <table:table-cell office:value-type="float" office:value="1527048202.93665" calcext:value-type="float">
            <text:p>1527048202.936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1942" calcext:value-type="float">
            <text:p>-0.451942</text:p>
          </table:table-cell>
          <table:table-cell office:value-type="float" office:value="0.004526" calcext:value-type="float">
            <text:p>0.004526</text:p>
          </table:table-cell>
          <table:table-cell table:style-name="Default" office:value-type="float" office:value="-0.008119" calcext:value-type="float">
            <text:p>-0.008119</text:p>
          </table:table-cell>
          <table:table-cell office:value-type="float" office:value="0.005011" calcext:value-type="float">
            <text:p>0.005011</text:p>
          </table:table-cell>
          <table:table-cell table:style-name="Default" office:value-type="float" office:value="-0.39413" calcext:value-type="float">
            <text:p>-0.39413</text:p>
          </table:table-cell>
          <table:table-cell office:value-type="float" office:value="-0.013023" calcext:value-type="float">
            <text:p>-0.013023</text:p>
          </table:table-cell>
          <table:table-cell office:value-type="float" office:value="-0.00905" calcext:value-type="float">
            <text:p>-0.00905</text:p>
          </table:table-cell>
          <table:table-cell office:value-type="string" calcext:value-type="string">
            <text:p>0.005624</text:p>
          </table:table-cell>
        </table:table-row>
        <table:table-row table:style-name="ro1">
          <table:table-cell office:value-type="float" office:value="1527048202.95699" calcext:value-type="float">
            <text:p>1527048202.95699</text:p>
          </table:table-cell>
          <table:table-cell office:value-type="string" calcext:value-type="string">
            <text:p>PID_x</text:p>
          </table:table-cell>
          <table:table-cell office:value-type="float" office:value="-0.461403" calcext:value-type="float">
            <text:p>-0.461403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-0.008527" calcext:value-type="float">
            <text:p>-0.008527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-0.398129" calcext:value-type="float">
            <text:p>-0.398129</text:p>
          </table:table-cell>
          <table:table-cell office:value-type="float" office:value="-0.015823" calcext:value-type="float">
            <text:p>-0.015823</text:p>
          </table:table-cell>
          <table:table-cell office:value-type="float" office:value="-0.008119" calcext:value-type="float">
            <text:p>-0.008119</text:p>
          </table:table-cell>
          <table:table-cell office:value-type="string" calcext:value-type="string">
            <text:p>0.005011</text:p>
          </table:table-cell>
        </table:table-row>
        <table:table-row table:style-name="ro1" table:visibility="filter">
          <table:table-cell office:value-type="float" office:value="1527048202.95702" calcext:value-type="float">
            <text:p>1527048202.9570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61403" calcext:value-type="float">
            <text:p>-0.461403</text:p>
          </table:table-cell>
          <table:table-cell office:value-type="float" office:value="0.004009" calcext:value-type="float">
            <text:p>0.004009</text:p>
          </table:table-cell>
          <table:table-cell table:style-name="Default" office:value-type="float" office:value="-0.008527" calcext:value-type="float">
            <text:p>-0.008527</text:p>
          </table:table-cell>
          <table:table-cell office:value-type="float" office:value="0.004725" calcext:value-type="float">
            <text:p>0.004725</text:p>
          </table:table-cell>
          <table:table-cell table:style-name="Default" office:value-type="float" office:value="-0.398129" calcext:value-type="float">
            <text:p>-0.398129</text:p>
          </table:table-cell>
          <table:table-cell office:value-type="float" office:value="-0.015823" calcext:value-type="float">
            <text:p>-0.015823</text:p>
          </table:table-cell>
          <table:table-cell office:value-type="float" office:value="-0.008119" calcext:value-type="float">
            <text:p>-0.008119</text:p>
          </table:table-cell>
          <table:table-cell office:value-type="string" calcext:value-type="string">
            <text:p>0.005011</text:p>
          </table:table-cell>
        </table:table-row>
        <table:table-row table:style-name="ro1">
          <table:table-cell office:value-type="float" office:value="1527048202.97632" calcext:value-type="float">
            <text:p>1527048202.97632</text:p>
          </table:table-cell>
          <table:table-cell office:value-type="string" calcext:value-type="string">
            <text:p>PID_x</text:p>
          </table:table-cell>
          <table:table-cell office:value-type="float" office:value="-0.443359" calcext:value-type="float">
            <text:p>-0.443359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-0.007784" calcext:value-type="float">
            <text:p>-0.007784</text:p>
          </table:table-cell>
          <table:table-cell office:value-type="float" office:value="0.004682" calcext:value-type="float">
            <text:p>0.004682</text:p>
          </table:table-cell>
          <table:table-cell office:value-type="float" office:value="-0.39045" calcext:value-type="float">
            <text:p>-0.39045</text:p>
          </table:table-cell>
          <table:table-cell office:value-type="float" office:value="-0.016268" calcext:value-type="float">
            <text:p>-0.016268</text:p>
          </table:table-cell>
          <table:table-cell office:value-type="float" office:value="-0.008527" calcext:value-type="float">
            <text:p>-0.008527</text:p>
          </table:table-cell>
          <table:table-cell office:value-type="string" calcext:value-type="string">
            <text:p>0.004725</text:p>
          </table:table-cell>
        </table:table-row>
        <table:table-row table:style-name="ro1" table:visibility="filter">
          <table:table-cell office:value-type="float" office:value="1527048202.97636" calcext:value-type="float">
            <text:p>1527048202.9763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43359" calcext:value-type="float">
            <text:p>-0.443359</text:p>
          </table:table-cell>
          <table:table-cell office:value-type="float" office:value="0.003925" calcext:value-type="float">
            <text:p>0.003925</text:p>
          </table:table-cell>
          <table:table-cell table:style-name="Default" office:value-type="float" office:value="-0.007784" calcext:value-type="float">
            <text:p>-0.007784</text:p>
          </table:table-cell>
          <table:table-cell office:value-type="float" office:value="0.004682" calcext:value-type="float">
            <text:p>0.004682</text:p>
          </table:table-cell>
          <table:table-cell table:style-name="Default" office:value-type="float" office:value="-0.39045" calcext:value-type="float">
            <text:p>-0.39045</text:p>
          </table:table-cell>
          <table:table-cell office:value-type="float" office:value="-0.016268" calcext:value-type="float">
            <text:p>-0.016268</text:p>
          </table:table-cell>
          <table:table-cell office:value-type="float" office:value="-0.008527" calcext:value-type="float">
            <text:p>-0.008527</text:p>
          </table:table-cell>
          <table:table-cell office:value-type="string" calcext:value-type="string">
            <text:p>0.004725</text:p>
          </table:table-cell>
        </table:table-row>
        <table:table-row table:style-name="ro1">
          <table:table-cell office:value-type="float" office:value="1527048202.99681" calcext:value-type="float">
            <text:p>1527048202.99681</text:p>
          </table:table-cell>
          <table:table-cell office:value-type="string" calcext:value-type="string">
            <text:p>PID_x</text:p>
          </table:table-cell>
          <table:table-cell office:value-type="float" office:value="-0.44162" calcext:value-type="float">
            <text:p>-0.44162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-0.007708" calcext:value-type="float">
            <text:p>-0.007708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-0.389704" calcext:value-type="float">
            <text:p>-0.389704</text:p>
          </table:table-cell>
          <table:table-cell office:value-type="float" office:value="-0.023992" calcext:value-type="float">
            <text:p>-0.023992</text:p>
          </table:table-cell>
          <table:table-cell office:value-type="float" office:value="-0.007784" calcext:value-type="float">
            <text:p>-0.007784</text:p>
          </table:table-cell>
          <table:table-cell office:value-type="string" calcext:value-type="string">
            <text:p>0.004682</text:p>
          </table:table-cell>
        </table:table-row>
        <table:table-row table:style-name="ro1" table:visibility="filter">
          <table:table-cell office:value-type="float" office:value="1527048202.99685" calcext:value-type="float">
            <text:p>1527048202.9968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4162" calcext:value-type="float">
            <text:p>-0.44162</text:p>
          </table:table-cell>
          <table:table-cell office:value-type="float" office:value="0.002246" calcext:value-type="float">
            <text:p>0.002246</text:p>
          </table:table-cell>
          <table:table-cell table:style-name="Default" office:value-type="float" office:value="-0.007708" calcext:value-type="float">
            <text:p>-0.007708</text:p>
          </table:table-cell>
          <table:table-cell office:value-type="float" office:value="0.003891" calcext:value-type="float">
            <text:p>0.003891</text:p>
          </table:table-cell>
          <table:table-cell table:style-name="Default" office:value-type="float" office:value="-0.389704" calcext:value-type="float">
            <text:p>-0.389704</text:p>
          </table:table-cell>
          <table:table-cell office:value-type="float" office:value="-0.023992" calcext:value-type="float">
            <text:p>-0.023992</text:p>
          </table:table-cell>
          <table:table-cell office:value-type="float" office:value="-0.007784" calcext:value-type="float">
            <text:p>-0.007784</text:p>
          </table:table-cell>
          <table:table-cell office:value-type="string" calcext:value-type="string">
            <text:p>0.004682</text:p>
          </table:table-cell>
        </table:table-row>
        <table:table-row table:style-name="ro1">
          <table:table-cell office:value-type="float" office:value="1527048203.01621" calcext:value-type="float">
            <text:p>1527048203.01621</text:p>
          </table:table-cell>
          <table:table-cell office:value-type="string" calcext:value-type="string">
            <text:p>PID_x</text:p>
          </table:table-cell>
          <table:table-cell office:value-type="float" office:value="-0.447904" calcext:value-type="float">
            <text:p>-0.447904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-0.007969" calcext:value-type="float">
            <text:p>-0.007969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-0.392399" calcext:value-type="float">
            <text:p>-0.392399</text:p>
          </table:table-cell>
          <table:table-cell office:value-type="float" office:value="-0.027169" calcext:value-type="float">
            <text:p>-0.027169</text:p>
          </table:table-cell>
          <table:table-cell office:value-type="float" office:value="-0.007708" calcext:value-type="float">
            <text:p>-0.007708</text:p>
          </table:table-cell>
          <table:table-cell office:value-type="string" calcext:value-type="string">
            <text:p>0.003891</text:p>
          </table:table-cell>
        </table:table-row>
        <table:table-row table:style-name="ro1" table:visibility="filter">
          <table:table-cell office:value-type="float" office:value="1527048203.01626" calcext:value-type="float">
            <text:p>1527048203.0162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47904" calcext:value-type="float">
            <text:p>-0.447904</text:p>
          </table:table-cell>
          <table:table-cell office:value-type="float" office:value="0.001474" calcext:value-type="float">
            <text:p>0.001474</text:p>
          </table:table-cell>
          <table:table-cell table:style-name="Default" office:value-type="float" office:value="-0.007969" calcext:value-type="float">
            <text:p>-0.007969</text:p>
          </table:table-cell>
          <table:table-cell office:value-type="float" office:value="0.003583" calcext:value-type="float">
            <text:p>0.003583</text:p>
          </table:table-cell>
          <table:table-cell table:style-name="Default" office:value-type="float" office:value="-0.392399" calcext:value-type="float">
            <text:p>-0.392399</text:p>
          </table:table-cell>
          <table:table-cell office:value-type="float" office:value="-0.027169" calcext:value-type="float">
            <text:p>-0.027169</text:p>
          </table:table-cell>
          <table:table-cell office:value-type="float" office:value="-0.007708" calcext:value-type="float">
            <text:p>-0.007708</text:p>
          </table:table-cell>
          <table:table-cell office:value-type="string" calcext:value-type="string">
            <text:p>0.003891</text:p>
          </table:table-cell>
        </table:table-row>
        <table:table-row table:style-name="ro1">
          <table:table-cell office:value-type="float" office:value="1527048203.03676" calcext:value-type="float">
            <text:p>1527048203.03676</text:p>
          </table:table-cell>
          <table:table-cell office:value-type="string" calcext:value-type="string">
            <text:p>PID_x</text:p>
          </table:table-cell>
          <table:table-cell office:value-type="float" office:value="-0.438923" calcext:value-type="float">
            <text:p>-0.438923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-0.007573" calcext:value-type="float">
            <text:p>-0.007573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-0.388552" calcext:value-type="float">
            <text:p>-0.388552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-0.007969" calcext:value-type="float">
            <text:p>-0.007969</text:p>
          </table:table-cell>
          <table:table-cell office:value-type="string" calcext:value-type="string">
            <text:p>0.003583</text:p>
          </table:table-cell>
        </table:table-row>
        <table:table-row table:style-name="ro1" table:visibility="filter">
          <table:table-cell office:value-type="float" office:value="1527048203.03683" calcext:value-type="float">
            <text:p>1527048203.0368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38923" calcext:value-type="float">
            <text:p>-0.438923</text:p>
          </table:table-cell>
          <table:table-cell office:value-type="float" office:value="0.001225" calcext:value-type="float">
            <text:p>0.001225</text:p>
          </table:table-cell>
          <table:table-cell table:style-name="Default" office:value-type="float" office:value="-0.007573" calcext:value-type="float">
            <text:p>-0.007573</text:p>
          </table:table-cell>
          <table:table-cell office:value-type="float" office:value="0.003485" calcext:value-type="float">
            <text:p>0.003485</text:p>
          </table:table-cell>
          <table:table-cell table:style-name="Default" office:value-type="float" office:value="-0.388552" calcext:value-type="float">
            <text:p>-0.388552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-0.007969" calcext:value-type="float">
            <text:p>-0.007969</text:p>
          </table:table-cell>
          <table:table-cell office:value-type="string" calcext:value-type="string">
            <text:p>0.003583</text:p>
          </table:table-cell>
        </table:table-row>
        <table:table-row table:style-name="ro1">
          <table:table-cell office:value-type="float" office:value="1527048203.0562" calcext:value-type="float">
            <text:p>1527048203.0562</text:p>
          </table:table-cell>
          <table:table-cell office:value-type="string" calcext:value-type="string">
            <text:p>PID_x</text:p>
          </table:table-cell>
          <table:table-cell office:value-type="float" office:value="-0.452317" calcext:value-type="float">
            <text:p>-0.452317</text:p>
          </table:table-cell>
          <table:table-cell office:value-type="float" office:value="-0.001322" calcext:value-type="float">
            <text:p>-0.001322</text:p>
          </table:table-cell>
          <table:table-cell office:value-type="float" office:value="-0.008131" calcext:value-type="float">
            <text:p>-0.008131</text:p>
          </table:table-cell>
          <table:table-cell office:value-type="float" office:value="0.002612" calcext:value-type="float">
            <text:p>0.002612</text:p>
          </table:table-cell>
          <table:table-cell office:value-type="float" office:value="-0.394291" calcext:value-type="float">
            <text:p>-0.394291</text:p>
          </table:table-cell>
          <table:table-cell office:value-type="float" office:value="-0.037108" calcext:value-type="float">
            <text:p>-0.037108</text:p>
          </table:table-cell>
          <table:table-cell office:value-type="float" office:value="-0.007573" calcext:value-type="float">
            <text:p>-0.007573</text:p>
          </table:table-cell>
          <table:table-cell office:value-type="string" calcext:value-type="string">
            <text:p>0.003485</text:p>
          </table:table-cell>
        </table:table-row>
        <table:table-row table:style-name="ro1" table:visibility="filter">
          <table:table-cell office:value-type="float" office:value="1527048203.05626" calcext:value-type="float">
            <text:p>1527048203.0562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2317" calcext:value-type="float">
            <text:p>-0.452317</text:p>
          </table:table-cell>
          <table:table-cell office:value-type="float" office:value="-0.001322" calcext:value-type="float">
            <text:p>-0.001322</text:p>
          </table:table-cell>
          <table:table-cell table:style-name="Default" office:value-type="float" office:value="-0.008131" calcext:value-type="float">
            <text:p>-0.008131</text:p>
          </table:table-cell>
          <table:table-cell office:value-type="float" office:value="0.002612" calcext:value-type="float">
            <text:p>0.002612</text:p>
          </table:table-cell>
          <table:table-cell table:style-name="Default" office:value-type="float" office:value="-0.394291" calcext:value-type="float">
            <text:p>-0.394291</text:p>
          </table:table-cell>
          <table:table-cell office:value-type="float" office:value="-0.037108" calcext:value-type="float">
            <text:p>-0.037108</text:p>
          </table:table-cell>
          <table:table-cell office:value-type="float" office:value="-0.007573" calcext:value-type="float">
            <text:p>-0.007573</text:p>
          </table:table-cell>
          <table:table-cell office:value-type="string" calcext:value-type="string">
            <text:p>0.003485</text:p>
          </table:table-cell>
        </table:table-row>
        <table:table-row table:style-name="ro1">
          <table:table-cell office:value-type="float" office:value="1527048203.07667" calcext:value-type="float">
            <text:p>1527048203.07667</text:p>
          </table:table-cell>
          <table:table-cell office:value-type="string" calcext:value-type="string">
            <text:p>PID_x</text:p>
          </table:table-cell>
          <table:table-cell office:value-type="float" office:value="-0.449043" calcext:value-type="float">
            <text:p>-0.449043</text:p>
          </table:table-cell>
          <table:table-cell office:value-type="float" office:value="-0.001858" calcext:value-type="float">
            <text:p>-0.001858</text:p>
          </table:table-cell>
          <table:table-cell office:value-type="float" office:value="-0.007988" calcext:value-type="float">
            <text:p>-0.007988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-0.392898" calcext:value-type="float">
            <text:p>-0.392898</text:p>
          </table:table-cell>
          <table:table-cell office:value-type="float" office:value="-0.038786" calcext:value-type="float">
            <text:p>-0.038786</text:p>
          </table:table-cell>
          <table:table-cell office:value-type="float" office:value="-0.008131" calcext:value-type="float">
            <text:p>-0.008131</text:p>
          </table:table-cell>
          <table:table-cell office:value-type="string" calcext:value-type="string">
            <text:p>0.002612</text:p>
          </table:table-cell>
        </table:table-row>
        <table:table-row table:style-name="ro1" table:visibility="filter">
          <table:table-cell office:value-type="float" office:value="1527048203.07674" calcext:value-type="float">
            <text:p>1527048203.0767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49043" calcext:value-type="float">
            <text:p>-0.449043</text:p>
          </table:table-cell>
          <table:table-cell office:value-type="float" office:value="-0.001858" calcext:value-type="float">
            <text:p>-0.001858</text:p>
          </table:table-cell>
          <table:table-cell table:style-name="Default" office:value-type="float" office:value="-0.007988" calcext:value-type="float">
            <text:p>-0.007988</text:p>
          </table:table-cell>
          <table:table-cell office:value-type="float" office:value="0.00244" calcext:value-type="float">
            <text:p>0.00244</text:p>
          </table:table-cell>
          <table:table-cell table:style-name="Default" office:value-type="float" office:value="-0.392898" calcext:value-type="float">
            <text:p>-0.392898</text:p>
          </table:table-cell>
          <table:table-cell office:value-type="float" office:value="-0.038786" calcext:value-type="float">
            <text:p>-0.038786</text:p>
          </table:table-cell>
          <table:table-cell office:value-type="float" office:value="-0.008131" calcext:value-type="float">
            <text:p>-0.008131</text:p>
          </table:table-cell>
          <table:table-cell office:value-type="string" calcext:value-type="string">
            <text:p>0.002612</text:p>
          </table:table-cell>
        </table:table-row>
        <table:table-row table:style-name="ro1">
          <table:table-cell office:value-type="float" office:value="1527048203.09717" calcext:value-type="float">
            <text:p>1527048203.09717</text:p>
          </table:table-cell>
          <table:table-cell office:value-type="string" calcext:value-type="string">
            <text:p>PID_x</text:p>
          </table:table-cell>
          <table:table-cell office:value-type="float" office:value="-0.450021" calcext:value-type="float">
            <text:p>-0.450021</text:p>
          </table:table-cell>
          <table:table-cell office:value-type="float" office:value="-0.003002" calcext:value-type="float">
            <text:p>-0.003002</text:p>
          </table:table-cell>
          <table:table-cell office:value-type="float" office:value="-0.008031" calcext:value-type="float">
            <text:p>-0.008031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-0.393315" calcext:value-type="float">
            <text:p>-0.393315</text:p>
          </table:table-cell>
          <table:table-cell office:value-type="float" office:value="-0.042214" calcext:value-type="float">
            <text:p>-0.042214</text:p>
          </table:table-cell>
          <table:table-cell office:value-type="float" office:value="-0.007988" calcext:value-type="float">
            <text:p>-0.007988</text:p>
          </table:table-cell>
          <table:table-cell office:value-type="string" calcext:value-type="string">
            <text:p>0.002440</text:p>
          </table:table-cell>
        </table:table-row>
        <table:table-row table:style-name="ro1" table:visibility="filter">
          <table:table-cell office:value-type="float" office:value="1527048203.09723" calcext:value-type="float">
            <text:p>1527048203.0972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0021" calcext:value-type="float">
            <text:p>-0.450021</text:p>
          </table:table-cell>
          <table:table-cell office:value-type="float" office:value="-0.003002" calcext:value-type="float">
            <text:p>-0.003002</text:p>
          </table:table-cell>
          <table:table-cell table:style-name="Default" office:value-type="float" office:value="-0.008031" calcext:value-type="float">
            <text:p>-0.008031</text:p>
          </table:table-cell>
          <table:table-cell office:value-type="float" office:value="0.002089" calcext:value-type="float">
            <text:p>0.002089</text:p>
          </table:table-cell>
          <table:table-cell table:style-name="Default" office:value-type="float" office:value="-0.393315" calcext:value-type="float">
            <text:p>-0.393315</text:p>
          </table:table-cell>
          <table:table-cell office:value-type="float" office:value="-0.042214" calcext:value-type="float">
            <text:p>-0.042214</text:p>
          </table:table-cell>
          <table:table-cell office:value-type="float" office:value="-0.007988" calcext:value-type="float">
            <text:p>-0.007988</text:p>
          </table:table-cell>
          <table:table-cell office:value-type="string" calcext:value-type="string">
            <text:p>0.002440</text:p>
          </table:table-cell>
        </table:table-row>
        <table:table-row table:style-name="ro1">
          <table:table-cell office:value-type="float" office:value="1527048203.11669" calcext:value-type="float">
            <text:p>1527048203.11669</text:p>
          </table:table-cell>
          <table:table-cell office:value-type="string" calcext:value-type="string">
            <text:p>PID_x</text:p>
          </table:table-cell>
          <table:table-cell office:value-type="float" office:value="-0.441634" calcext:value-type="float">
            <text:p>-0.441634</text:p>
          </table:table-cell>
          <table:table-cell office:value-type="float" office:value="-0.004635" calcext:value-type="float">
            <text:p>-0.004635</text:p>
          </table:table-cell>
          <table:table-cell office:value-type="float" office:value="-0.007681" calcext:value-type="float">
            <text:p>-0.007681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-0.389722" calcext:value-type="float">
            <text:p>-0.389722</text:p>
          </table:table-cell>
          <table:table-cell office:value-type="float" office:value="-0.046852" calcext:value-type="float">
            <text:p>-0.046852</text:p>
          </table:table-cell>
          <table:table-cell office:value-type="float" office:value="-0.008031" calcext:value-type="float">
            <text:p>-0.008031</text:p>
          </table:table-cell>
          <table:table-cell office:value-type="string" calcext:value-type="string">
            <text:p>0.002089</text:p>
          </table:table-cell>
        </table:table-row>
        <table:table-row table:style-name="ro1" table:visibility="filter">
          <table:table-cell office:value-type="float" office:value="1527048203.11676" calcext:value-type="float">
            <text:p>1527048203.1167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41634" calcext:value-type="float">
            <text:p>-0.441634</text:p>
          </table:table-cell>
          <table:table-cell office:value-type="float" office:value="-0.004635" calcext:value-type="float">
            <text:p>-0.004635</text:p>
          </table:table-cell>
          <table:table-cell table:style-name="Default" office:value-type="float" office:value="-0.007681" calcext:value-type="float">
            <text:p>-0.007681</text:p>
          </table:table-cell>
          <table:table-cell office:value-type="float" office:value="0.001637" calcext:value-type="float">
            <text:p>0.001637</text:p>
          </table:table-cell>
          <table:table-cell table:style-name="Default" office:value-type="float" office:value="-0.389722" calcext:value-type="float">
            <text:p>-0.389722</text:p>
          </table:table-cell>
          <table:table-cell office:value-type="float" office:value="-0.046852" calcext:value-type="float">
            <text:p>-0.046852</text:p>
          </table:table-cell>
          <table:table-cell office:value-type="float" office:value="-0.008031" calcext:value-type="float">
            <text:p>-0.008031</text:p>
          </table:table-cell>
          <table:table-cell office:value-type="string" calcext:value-type="string">
            <text:p>0.002089</text:p>
          </table:table-cell>
        </table:table-row>
        <table:table-row table:style-name="ro1">
          <table:table-cell office:value-type="float" office:value="1527048203.13721" calcext:value-type="float">
            <text:p>1527048203.13721</text:p>
          </table:table-cell>
          <table:table-cell office:value-type="string" calcext:value-type="string">
            <text:p>PID_x</text:p>
          </table:table-cell>
          <table:table-cell office:value-type="float" office:value="-0.444389" calcext:value-type="float">
            <text:p>-0.444389</text:p>
          </table:table-cell>
          <table:table-cell office:value-type="float" office:value="-0.006218" calcext:value-type="float">
            <text:p>-0.006218</text:p>
          </table:table-cell>
          <table:table-cell office:value-type="float" office:value="-0.007802" calcext:value-type="float">
            <text:p>-0.007802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-0.390903" calcext:value-type="float">
            <text:p>-0.390903</text:p>
          </table:table-cell>
          <table:table-cell office:value-type="float" office:value="-0.050994" calcext:value-type="float">
            <text:p>-0.050994</text:p>
          </table:table-cell>
          <table:table-cell office:value-type="float" office:value="-0.007681" calcext:value-type="float">
            <text:p>-0.007681</text:p>
          </table:table-cell>
          <table:table-cell office:value-type="string" calcext:value-type="string">
            <text:p>0.001637</text:p>
          </table:table-cell>
        </table:table-row>
        <table:table-row table:style-name="ro1" table:visibility="filter">
          <table:table-cell office:value-type="float" office:value="1527048203.13728" calcext:value-type="float">
            <text:p>1527048203.1372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44389" calcext:value-type="float">
            <text:p>-0.444389</text:p>
          </table:table-cell>
          <table:table-cell office:value-type="float" office:value="-0.006218" calcext:value-type="float">
            <text:p>-0.006218</text:p>
          </table:table-cell>
          <table:table-cell table:style-name="Default" office:value-type="float" office:value="-0.007802" calcext:value-type="float">
            <text:p>-0.007802</text:p>
          </table:table-cell>
          <table:table-cell office:value-type="float" office:value="0.001212" calcext:value-type="float">
            <text:p>0.001212</text:p>
          </table:table-cell>
          <table:table-cell table:style-name="Default" office:value-type="float" office:value="-0.390903" calcext:value-type="float">
            <text:p>-0.390903</text:p>
          </table:table-cell>
          <table:table-cell office:value-type="float" office:value="-0.050994" calcext:value-type="float">
            <text:p>-0.050994</text:p>
          </table:table-cell>
          <table:table-cell office:value-type="float" office:value="-0.007681" calcext:value-type="float">
            <text:p>-0.007681</text:p>
          </table:table-cell>
          <table:table-cell office:value-type="string" calcext:value-type="string">
            <text:p>0.001637</text:p>
          </table:table-cell>
        </table:table-row>
        <table:table-row table:style-name="ro1">
          <table:table-cell office:value-type="float" office:value="1527048203.15665" calcext:value-type="float">
            <text:p>1527048203.15665</text:p>
          </table:table-cell>
          <table:table-cell office:value-type="string" calcext:value-type="string">
            <text:p>PID_x</text:p>
          </table:table-cell>
          <table:table-cell office:value-type="float" office:value="-0.461242" calcext:value-type="float">
            <text:p>-0.461242</text:p>
          </table:table-cell>
          <table:table-cell office:value-type="float" office:value="-0.007733" calcext:value-type="float">
            <text:p>-0.007733</text:p>
          </table:table-cell>
          <table:table-cell office:value-type="float" office:value="-0.008498" calcext:value-type="float">
            <text:p>-0.008498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-0.398071" calcext:value-type="float">
            <text:p>-0.398071</text:p>
          </table:table-cell>
          <table:table-cell office:value-type="float" office:value="-0.054788" calcext:value-type="float">
            <text:p>-0.054788</text:p>
          </table:table-cell>
          <table:table-cell office:value-type="float" office:value="-0.007802" calcext:value-type="float">
            <text:p>-0.007802</text:p>
          </table:table-cell>
          <table:table-cell office:value-type="string" calcext:value-type="string">
            <text:p>0.001212</text:p>
          </table:table-cell>
        </table:table-row>
        <table:table-row table:style-name="ro1" table:visibility="filter">
          <table:table-cell office:value-type="float" office:value="1527048203.15678" calcext:value-type="float">
            <text:p>1527048203.1567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61242" calcext:value-type="float">
            <text:p>-0.461242</text:p>
          </table:table-cell>
          <table:table-cell office:value-type="float" office:value="-0.007733" calcext:value-type="float">
            <text:p>-0.007733</text:p>
          </table:table-cell>
          <table:table-cell table:style-name="Default" office:value-type="float" office:value="-0.008498" calcext:value-type="float">
            <text:p>-0.008498</text:p>
          </table:table-cell>
          <table:table-cell office:value-type="float" office:value="0.000843" calcext:value-type="float">
            <text:p>0.000843</text:p>
          </table:table-cell>
          <table:table-cell table:style-name="Default" office:value-type="float" office:value="-0.398071" calcext:value-type="float">
            <text:p>-0.398071</text:p>
          </table:table-cell>
          <table:table-cell office:value-type="float" office:value="-0.054788" calcext:value-type="float">
            <text:p>-0.054788</text:p>
          </table:table-cell>
          <table:table-cell office:value-type="float" office:value="-0.007802" calcext:value-type="float">
            <text:p>-0.007802</text:p>
          </table:table-cell>
          <table:table-cell office:value-type="string" calcext:value-type="string">
            <text:p>0.001212</text:p>
          </table:table-cell>
        </table:table-row>
        <table:table-row table:style-name="ro1">
          <table:table-cell office:value-type="float" office:value="1527048203.17611" calcext:value-type="float">
            <text:p>1527048203.17611</text:p>
          </table:table-cell>
          <table:table-cell office:value-type="string" calcext:value-type="string">
            <text:p>PID_x</text:p>
          </table:table-cell>
          <table:table-cell office:value-type="float" office:value="-0.446009" calcext:value-type="float">
            <text:p>-0.446009</text:p>
          </table:table-cell>
          <table:table-cell office:value-type="float" office:value="-0.008491" calcext:value-type="float">
            <text:p>-0.008491</text:p>
          </table:table-cell>
          <table:table-cell office:value-type="float" office:value="-0.007869" calcext:value-type="float">
            <text:p>-0.007869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-0.391598" calcext:value-type="float">
            <text:p>-0.391598</text:p>
          </table:table-cell>
          <table:table-cell office:value-type="float" office:value="-0.056611" calcext:value-type="float">
            <text:p>-0.056611</text:p>
          </table:table-cell>
          <table:table-cell office:value-type="float" office:value="-0.008498" calcext:value-type="float">
            <text:p>-0.008498</text:p>
          </table:table-cell>
          <table:table-cell office:value-type="string" calcext:value-type="string">
            <text:p>0.000843</text:p>
          </table:table-cell>
        </table:table-row>
        <table:table-row table:style-name="ro1" table:visibility="filter">
          <table:table-cell office:value-type="float" office:value="1527048203.17619" calcext:value-type="float">
            <text:p>1527048203.176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46009" calcext:value-type="float">
            <text:p>-0.446009</text:p>
          </table:table-cell>
          <table:table-cell office:value-type="float" office:value="-0.008491" calcext:value-type="float">
            <text:p>-0.008491</text:p>
          </table:table-cell>
          <table:table-cell table:style-name="Default" office:value-type="float" office:value="-0.007869" calcext:value-type="float">
            <text:p>-0.007869</text:p>
          </table:table-cell>
          <table:table-cell office:value-type="float" office:value="0.000666" calcext:value-type="float">
            <text:p>0.000666</text:p>
          </table:table-cell>
          <table:table-cell table:style-name="Default" office:value-type="float" office:value="-0.391598" calcext:value-type="float">
            <text:p>-0.391598</text:p>
          </table:table-cell>
          <table:table-cell office:value-type="float" office:value="-0.056611" calcext:value-type="float">
            <text:p>-0.056611</text:p>
          </table:table-cell>
          <table:table-cell office:value-type="float" office:value="-0.008498" calcext:value-type="float">
            <text:p>-0.008498</text:p>
          </table:table-cell>
          <table:table-cell office:value-type="string" calcext:value-type="string">
            <text:p>0.000843</text:p>
          </table:table-cell>
        </table:table-row>
        <table:table-row table:style-name="ro1">
          <table:table-cell office:value-type="float" office:value="1527048203.19658" calcext:value-type="float">
            <text:p>1527048203.19658</text:p>
          </table:table-cell>
          <table:table-cell office:value-type="string" calcext:value-type="string">
            <text:p>PID_x</text:p>
          </table:table-cell>
          <table:table-cell office:value-type="float" office:value="-0.450437" calcext:value-type="float">
            <text:p>-0.450437</text:p>
          </table:table-cell>
          <table:table-cell office:value-type="float" office:value="-0.009858" calcext:value-type="float">
            <text:p>-0.009858</text:p>
          </table:table-cell>
          <table:table-cell office:value-type="float" office:value="-0.008062" calcext:value-type="float">
            <text:p>-0.008062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-0.393486" calcext:value-type="float">
            <text:p>-0.393486</text:p>
          </table:table-cell>
          <table:table-cell office:value-type="float" office:value="-0.059754" calcext:value-type="float">
            <text:p>-0.059754</text:p>
          </table:table-cell>
          <table:table-cell office:value-type="float" office:value="-0.007869" calcext:value-type="float">
            <text:p>-0.007869</text:p>
          </table:table-cell>
          <table:table-cell office:value-type="string" calcext:value-type="string">
            <text:p>0.000666</text:p>
          </table:table-cell>
        </table:table-row>
        <table:table-row table:style-name="ro1" table:visibility="filter">
          <table:table-cell office:value-type="float" office:value="1527048203.19665" calcext:value-type="float">
            <text:p>1527048203.19665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0437" calcext:value-type="float">
            <text:p>-0.450437</text:p>
          </table:table-cell>
          <table:table-cell office:value-type="float" office:value="-0.009858" calcext:value-type="float">
            <text:p>-0.009858</text:p>
          </table:table-cell>
          <table:table-cell table:style-name="Default" office:value-type="float" office:value="-0.008062" calcext:value-type="float">
            <text:p>-0.008062</text:p>
          </table:table-cell>
          <table:table-cell office:value-type="float" office:value="0.000344" calcext:value-type="float">
            <text:p>0.000344</text:p>
          </table:table-cell>
          <table:table-cell table:style-name="Default" office:value-type="float" office:value="-0.393486" calcext:value-type="float">
            <text:p>-0.393486</text:p>
          </table:table-cell>
          <table:table-cell office:value-type="float" office:value="-0.059754" calcext:value-type="float">
            <text:p>-0.059754</text:p>
          </table:table-cell>
          <table:table-cell office:value-type="float" office:value="-0.007869" calcext:value-type="float">
            <text:p>-0.007869</text:p>
          </table:table-cell>
          <table:table-cell office:value-type="string" calcext:value-type="string">
            <text:p>0.000666</text:p>
          </table:table-cell>
        </table:table-row>
        <table:table-row table:style-name="ro1">
          <table:table-cell office:value-type="float" office:value="1527048203.21712" calcext:value-type="float">
            <text:p>1527048203.21712</text:p>
          </table:table-cell>
          <table:table-cell office:value-type="string" calcext:value-type="string">
            <text:p>PID_x</text:p>
          </table:table-cell>
          <table:table-cell office:value-type="float" office:value="-0.45519" calcext:value-type="float">
            <text:p>-0.45519</text:p>
          </table:table-cell>
          <table:table-cell office:value-type="float" office:value="-0.01261" calcext:value-type="float">
            <text:p>-0.01261</text:p>
          </table:table-cell>
          <table:table-cell office:value-type="float" office:value="-0.008269" calcext:value-type="float">
            <text:p>-0.008269</text:p>
          </table:table-cell>
          <table:table-cell office:value-type="float" office:value="-0.000269" calcext:value-type="float">
            <text:p>-0.000269</text:p>
          </table:table-cell>
          <table:table-cell office:value-type="float" office:value="-0.395503" calcext:value-type="float">
            <text:p>-0.395503</text:p>
          </table:table-cell>
          <table:table-cell office:value-type="float" office:value="-0.065721" calcext:value-type="float">
            <text:p>-0.065721</text:p>
          </table:table-cell>
          <table:table-cell office:value-type="float" office:value="-0.008062" calcext:value-type="float">
            <text:p>-0.008062</text:p>
          </table:table-cell>
          <table:table-cell office:value-type="string" calcext:value-type="string">
            <text:p>0.000344</text:p>
          </table:table-cell>
        </table:table-row>
        <table:table-row table:style-name="ro1" table:visibility="filter">
          <table:table-cell office:value-type="float" office:value="1527048203.21719" calcext:value-type="float">
            <text:p>1527048203.2171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519" calcext:value-type="float">
            <text:p>-0.45519</text:p>
          </table:table-cell>
          <table:table-cell office:value-type="float" office:value="-0.01261" calcext:value-type="float">
            <text:p>-0.01261</text:p>
          </table:table-cell>
          <table:table-cell table:style-name="Default" office:value-type="float" office:value="-0.008269" calcext:value-type="float">
            <text:p>-0.008269</text:p>
          </table:table-cell>
          <table:table-cell office:value-type="float" office:value="-0.000269" calcext:value-type="float">
            <text:p>-0.000269</text:p>
          </table:table-cell>
          <table:table-cell table:style-name="Default" office:value-type="float" office:value="-0.395503" calcext:value-type="float">
            <text:p>-0.395503</text:p>
          </table:table-cell>
          <table:table-cell office:value-type="float" office:value="-0.065721" calcext:value-type="float">
            <text:p>-0.065721</text:p>
          </table:table-cell>
          <table:table-cell office:value-type="float" office:value="-0.008062" calcext:value-type="float">
            <text:p>-0.008062</text:p>
          </table:table-cell>
          <table:table-cell office:value-type="string" calcext:value-type="string">
            <text:p>0.000344</text:p>
          </table:table-cell>
        </table:table-row>
        <table:table-row table:style-name="ro1">
          <table:table-cell office:value-type="float" office:value="1527048203.23666" calcext:value-type="float">
            <text:p>1527048203.23666</text:p>
          </table:table-cell>
          <table:table-cell office:value-type="string" calcext:value-type="string">
            <text:p>PID_x</text:p>
          </table:table-cell>
          <table:table-cell office:value-type="float" office:value="-0.454844" calcext:value-type="float">
            <text:p>-0.454844</text:p>
          </table:table-cell>
          <table:table-cell office:value-type="float" office:value="-0.012044" calcext:value-type="float">
            <text:p>-0.012044</text:p>
          </table:table-cell>
          <table:table-cell office:value-type="float" office:value="-0.008255" calcext:value-type="float">
            <text:p>-0.008255</text:p>
          </table:table-cell>
          <table:table-cell office:value-type="float" office:value="-0.000151" calcext:value-type="float">
            <text:p>-0.000151</text:p>
          </table:table-cell>
          <table:table-cell office:value-type="float" office:value="-0.395356" calcext:value-type="float">
            <text:p>-0.395356</text:p>
          </table:table-cell>
          <table:table-cell office:value-type="float" office:value="-0.064518" calcext:value-type="float">
            <text:p>-0.064518</text:p>
          </table:table-cell>
          <table:table-cell office:value-type="float" office:value="-0.008269" calcext:value-type="float">
            <text:p>-0.008269</text:p>
          </table:table-cell>
          <table:table-cell office:value-type="string" calcext:value-type="string">
            <text:p>-0.000269</text:p>
          </table:table-cell>
        </table:table-row>
        <table:table-row table:style-name="ro1" table:visibility="filter">
          <table:table-cell office:value-type="float" office:value="1527048203.23672" calcext:value-type="float">
            <text:p>1527048203.2367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4844" calcext:value-type="float">
            <text:p>-0.454844</text:p>
          </table:table-cell>
          <table:table-cell office:value-type="float" office:value="-0.012044" calcext:value-type="float">
            <text:p>-0.012044</text:p>
          </table:table-cell>
          <table:table-cell table:style-name="Default" office:value-type="float" office:value="-0.008255" calcext:value-type="float">
            <text:p>-0.008255</text:p>
          </table:table-cell>
          <table:table-cell office:value-type="float" office:value="-0.000151" calcext:value-type="float">
            <text:p>-0.000151</text:p>
          </table:table-cell>
          <table:table-cell table:style-name="Default" office:value-type="float" office:value="-0.395356" calcext:value-type="float">
            <text:p>-0.395356</text:p>
          </table:table-cell>
          <table:table-cell office:value-type="float" office:value="-0.064518" calcext:value-type="float">
            <text:p>-0.064518</text:p>
          </table:table-cell>
          <table:table-cell office:value-type="float" office:value="-0.008269" calcext:value-type="float">
            <text:p>-0.008269</text:p>
          </table:table-cell>
          <table:table-cell office:value-type="string" calcext:value-type="string">
            <text:p>-0.000269</text:p>
          </table:table-cell>
        </table:table-row>
        <table:table-row table:style-name="ro1">
          <table:table-cell office:value-type="float" office:value="1527048203.25715" calcext:value-type="float">
            <text:p>1527048203.25715</text:p>
          </table:table-cell>
          <table:table-cell office:value-type="string" calcext:value-type="string">
            <text:p>PID_x</text:p>
          </table:table-cell>
          <table:table-cell office:value-type="float" office:value="-0.451973" calcext:value-type="float">
            <text:p>-0.451973</text:p>
          </table:table-cell>
          <table:table-cell office:value-type="float" office:value="-0.014135" calcext:value-type="float">
            <text:p>-0.014135</text:p>
          </table:table-cell>
          <table:table-cell office:value-type="float" office:value="-0.00813" calcext:value-type="float">
            <text:p>-0.00813</text:p>
          </table:table-cell>
          <table:table-cell office:value-type="float" office:value="-0.000595" calcext:value-type="float">
            <text:p>-0.000595</text:p>
          </table:table-cell>
          <table:table-cell office:value-type="float" office:value="-0.394138" calcext:value-type="float">
            <text:p>-0.394138</text:p>
          </table:table-cell>
          <table:table-cell office:value-type="float" office:value="-0.068842" calcext:value-type="float">
            <text:p>-0.068842</text:p>
          </table:table-cell>
          <table:table-cell office:value-type="float" office:value="-0.008255" calcext:value-type="float">
            <text:p>-0.008255</text:p>
          </table:table-cell>
          <table:table-cell office:value-type="string" calcext:value-type="string">
            <text:p>-0.000151</text:p>
          </table:table-cell>
        </table:table-row>
        <table:table-row table:style-name="ro1" table:visibility="filter">
          <table:table-cell office:value-type="float" office:value="1527048203.25722" calcext:value-type="float">
            <text:p>1527048203.25722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1973" calcext:value-type="float">
            <text:p>-0.451973</text:p>
          </table:table-cell>
          <table:table-cell office:value-type="float" office:value="-0.014135" calcext:value-type="float">
            <text:p>-0.014135</text:p>
          </table:table-cell>
          <table:table-cell table:style-name="Default" office:value-type="float" office:value="-0.00813" calcext:value-type="float">
            <text:p>-0.00813</text:p>
          </table:table-cell>
          <table:table-cell office:value-type="float" office:value="-0.000595" calcext:value-type="float">
            <text:p>-0.000595</text:p>
          </table:table-cell>
          <table:table-cell table:style-name="Default" office:value-type="float" office:value="-0.394138" calcext:value-type="float">
            <text:p>-0.394138</text:p>
          </table:table-cell>
          <table:table-cell office:value-type="float" office:value="-0.068842" calcext:value-type="float">
            <text:p>-0.068842</text:p>
          </table:table-cell>
          <table:table-cell office:value-type="float" office:value="-0.008255" calcext:value-type="float">
            <text:p>-0.008255</text:p>
          </table:table-cell>
          <table:table-cell office:value-type="string" calcext:value-type="string">
            <text:p>-0.000151</text:p>
          </table:table-cell>
        </table:table-row>
        <table:table-row table:style-name="ro1">
          <table:table-cell office:value-type="float" office:value="1527048203.27667" calcext:value-type="float">
            <text:p>1527048203.27667</text:p>
          </table:table-cell>
          <table:table-cell office:value-type="string" calcext:value-type="string">
            <text:p>PID_x</text:p>
          </table:table-cell>
          <table:table-cell office:value-type="float" office:value="-0.46622" calcext:value-type="float">
            <text:p>-0.46622</text:p>
          </table:table-cell>
          <table:table-cell office:value-type="float" office:value="-0.016311" calcext:value-type="float">
            <text:p>-0.016311</text:p>
          </table:table-cell>
          <table:table-cell office:value-type="float" office:value="-0.008717" calcext:value-type="float">
            <text:p>-0.008717</text:p>
          </table:table-cell>
          <table:table-cell office:value-type="float" office:value="-0.001016" calcext:value-type="float">
            <text:p>-0.001016</text:p>
          </table:table-cell>
          <table:table-cell office:value-type="float" office:value="-0.400157" calcext:value-type="float">
            <text:p>-0.400157</text:p>
          </table:table-cell>
          <table:table-cell office:value-type="float" office:value="-0.073165" calcext:value-type="float">
            <text:p>-0.073165</text:p>
          </table:table-cell>
          <table:table-cell office:value-type="float" office:value="-0.00813" calcext:value-type="float">
            <text:p>-0.00813</text:p>
          </table:table-cell>
          <table:table-cell office:value-type="string" calcext:value-type="string">
            <text:p>-0.000595</text:p>
          </table:table-cell>
        </table:table-row>
        <table:table-row table:style-name="ro1" table:visibility="filter">
          <table:table-cell office:value-type="float" office:value="1527048203.27674" calcext:value-type="float">
            <text:p>1527048203.2767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6622" calcext:value-type="float">
            <text:p>-0.46622</text:p>
          </table:table-cell>
          <table:table-cell office:value-type="float" office:value="-0.016311" calcext:value-type="float">
            <text:p>-0.016311</text:p>
          </table:table-cell>
          <table:table-cell table:style-name="Default" office:value-type="float" office:value="-0.008717" calcext:value-type="float">
            <text:p>-0.008717</text:p>
          </table:table-cell>
          <table:table-cell office:value-type="float" office:value="-0.001016" calcext:value-type="float">
            <text:p>-0.001016</text:p>
          </table:table-cell>
          <table:table-cell table:style-name="Default" office:value-type="float" office:value="-0.400157" calcext:value-type="float">
            <text:p>-0.400157</text:p>
          </table:table-cell>
          <table:table-cell office:value-type="float" office:value="-0.073165" calcext:value-type="float">
            <text:p>-0.073165</text:p>
          </table:table-cell>
          <table:table-cell office:value-type="float" office:value="-0.00813" calcext:value-type="float">
            <text:p>-0.00813</text:p>
          </table:table-cell>
          <table:table-cell office:value-type="string" calcext:value-type="string">
            <text:p>-0.000595</text:p>
          </table:table-cell>
        </table:table-row>
        <table:table-row table:style-name="ro1">
          <table:table-cell office:value-type="float" office:value="1527048203.2971" calcext:value-type="float">
            <text:p>1527048203.2971</text:p>
          </table:table-cell>
          <table:table-cell office:value-type="string" calcext:value-type="string">
            <text:p>PID_x</text:p>
          </table:table-cell>
          <table:table-cell office:value-type="float" office:value="-0.459952" calcext:value-type="float">
            <text:p>-0.459952</text:p>
          </table:table-cell>
          <table:table-cell office:value-type="float" office:value="-0.017414" calcext:value-type="float">
            <text:p>-0.017414</text:p>
          </table:table-cell>
          <table:table-cell office:value-type="float" office:value="-0.008449" calcext:value-type="float">
            <text:p>-0.008449</text:p>
          </table:table-cell>
          <table:table-cell office:value-type="float" office:value="-0.001231" calcext:value-type="float">
            <text:p>-0.001231</text:p>
          </table:table-cell>
          <table:table-cell office:value-type="float" office:value="-0.397525" calcext:value-type="float">
            <text:p>-0.397525</text:p>
          </table:table-cell>
          <table:table-cell office:value-type="float" office:value="-0.075261" calcext:value-type="float">
            <text:p>-0.075261</text:p>
          </table:table-cell>
          <table:table-cell office:value-type="float" office:value="-0.008717" calcext:value-type="float">
            <text:p>-0.008717</text:p>
          </table:table-cell>
          <table:table-cell office:value-type="string" calcext:value-type="string">
            <text:p>-0.001016</text:p>
          </table:table-cell>
        </table:table-row>
        <table:table-row table:style-name="ro1" table:visibility="filter">
          <table:table-cell office:value-type="float" office:value="1527048203.29717" calcext:value-type="float">
            <text:p>1527048203.29717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59952" calcext:value-type="float">
            <text:p>-0.459952</text:p>
          </table:table-cell>
          <table:table-cell office:value-type="float" office:value="-0.017414" calcext:value-type="float">
            <text:p>-0.017414</text:p>
          </table:table-cell>
          <table:table-cell table:style-name="Default" office:value-type="float" office:value="-0.008449" calcext:value-type="float">
            <text:p>-0.008449</text:p>
          </table:table-cell>
          <table:table-cell office:value-type="float" office:value="-0.001231" calcext:value-type="float">
            <text:p>-0.001231</text:p>
          </table:table-cell>
          <table:table-cell table:style-name="Default" office:value-type="float" office:value="-0.397525" calcext:value-type="float">
            <text:p>-0.397525</text:p>
          </table:table-cell>
          <table:table-cell office:value-type="float" office:value="-0.075261" calcext:value-type="float">
            <text:p>-0.075261</text:p>
          </table:table-cell>
          <table:table-cell office:value-type="float" office:value="-0.008717" calcext:value-type="float">
            <text:p>-0.008717</text:p>
          </table:table-cell>
          <table:table-cell office:value-type="string" calcext:value-type="string">
            <text:p>-0.001016</text:p>
          </table:table-cell>
        </table:table-row>
        <table:table-row table:style-name="ro1">
          <table:table-cell office:value-type="float" office:value="1527048203.31662" calcext:value-type="float">
            <text:p>1527048203.31662</text:p>
          </table:table-cell>
          <table:table-cell office:value-type="string" calcext:value-type="string">
            <text:p>PID_x</text:p>
          </table:table-cell>
          <table:table-cell office:value-type="float" office:value="-0.470564" calcext:value-type="float">
            <text:p>-0.470564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08883" calcext:value-type="float">
            <text:p>-0.008883</text:p>
          </table:table-cell>
          <table:table-cell office:value-type="float" office:value="-0.001679" calcext:value-type="float">
            <text:p>-0.001679</text:p>
          </table:table-cell>
          <table:table-cell office:value-type="float" office:value="-0.401981" calcext:value-type="float">
            <text:p>-0.401981</text:p>
          </table:table-cell>
          <table:table-cell office:value-type="float" office:value="-0.079859" calcext:value-type="float">
            <text:p>-0.079859</text:p>
          </table:table-cell>
          <table:table-cell office:value-type="float" office:value="-0.008449" calcext:value-type="float">
            <text:p>-0.008449</text:p>
          </table:table-cell>
          <table:table-cell office:value-type="string" calcext:value-type="string">
            <text:p>-0.001231</text:p>
          </table:table-cell>
        </table:table-row>
        <table:table-row table:style-name="ro1" table:visibility="filter">
          <table:table-cell office:value-type="float" office:value="1527048203.31668" calcext:value-type="float">
            <text:p>1527048203.3166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0564" calcext:value-type="float">
            <text:p>-0.470564</text:p>
          </table:table-cell>
          <table:table-cell office:value-type="float" office:value="-0.0199" calcext:value-type="float">
            <text:p>-0.0199</text:p>
          </table:table-cell>
          <table:table-cell table:style-name="Default" office:value-type="float" office:value="-0.008883" calcext:value-type="float">
            <text:p>-0.008883</text:p>
          </table:table-cell>
          <table:table-cell office:value-type="float" office:value="-0.001679" calcext:value-type="float">
            <text:p>-0.001679</text:p>
          </table:table-cell>
          <table:table-cell table:style-name="Default" office:value-type="float" office:value="-0.401981" calcext:value-type="float">
            <text:p>-0.401981</text:p>
          </table:table-cell>
          <table:table-cell office:value-type="float" office:value="-0.079859" calcext:value-type="float">
            <text:p>-0.079859</text:p>
          </table:table-cell>
          <table:table-cell office:value-type="float" office:value="-0.008449" calcext:value-type="float">
            <text:p>-0.008449</text:p>
          </table:table-cell>
          <table:table-cell office:value-type="string" calcext:value-type="string">
            <text:p>-0.001231</text:p>
          </table:table-cell>
        </table:table-row>
        <table:table-row table:style-name="ro1">
          <table:table-cell office:value-type="float" office:value="1527048203.33703" calcext:value-type="float">
            <text:p>1527048203.33703</text:p>
          </table:table-cell>
          <table:table-cell office:value-type="string" calcext:value-type="string">
            <text:p>PID_x</text:p>
          </table:table-cell>
          <table:table-cell office:value-type="float" office:value="-0.470792" calcext:value-type="float">
            <text:p>-0.470792</text:p>
          </table:table-cell>
          <table:table-cell office:value-type="float" office:value="-0.021415" calcext:value-type="float">
            <text:p>-0.021415</text:p>
          </table:table-cell>
          <table:table-cell office:value-type="float" office:value="-0.008893" calcext:value-type="float">
            <text:p>-0.008893</text:p>
          </table:table-cell>
          <table:table-cell office:value-type="float" office:value="-0.001952" calcext:value-type="float">
            <text:p>-0.001952</text:p>
          </table:table-cell>
          <table:table-cell office:value-type="float" office:value="-0.402076" calcext:value-type="float">
            <text:p>-0.402076</text:p>
          </table:table-cell>
          <table:table-cell office:value-type="float" office:value="-0.082535" calcext:value-type="float">
            <text:p>-0.082535</text:p>
          </table:table-cell>
          <table:table-cell office:value-type="float" office:value="-0.008883" calcext:value-type="float">
            <text:p>-0.008883</text:p>
          </table:table-cell>
          <table:table-cell office:value-type="string" calcext:value-type="string">
            <text:p>-0.001679</text:p>
          </table:table-cell>
        </table:table-row>
        <table:table-row table:style-name="ro1" table:visibility="filter">
          <table:table-cell office:value-type="float" office:value="1527048203.33708" calcext:value-type="float">
            <text:p>1527048203.33708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0792" calcext:value-type="float">
            <text:p>-0.470792</text:p>
          </table:table-cell>
          <table:table-cell office:value-type="float" office:value="-0.021415" calcext:value-type="float">
            <text:p>-0.021415</text:p>
          </table:table-cell>
          <table:table-cell table:style-name="Default" office:value-type="float" office:value="-0.008893" calcext:value-type="float">
            <text:p>-0.008893</text:p>
          </table:table-cell>
          <table:table-cell office:value-type="float" office:value="-0.001952" calcext:value-type="float">
            <text:p>-0.001952</text:p>
          </table:table-cell>
          <table:table-cell table:style-name="Default" office:value-type="float" office:value="-0.402076" calcext:value-type="float">
            <text:p>-0.402076</text:p>
          </table:table-cell>
          <table:table-cell office:value-type="float" office:value="-0.082535" calcext:value-type="float">
            <text:p>-0.082535</text:p>
          </table:table-cell>
          <table:table-cell office:value-type="float" office:value="-0.008883" calcext:value-type="float">
            <text:p>-0.008883</text:p>
          </table:table-cell>
          <table:table-cell office:value-type="string" calcext:value-type="string">
            <text:p>-0.001679</text:p>
          </table:table-cell>
        </table:table-row>
        <table:table-row table:style-name="ro1">
          <table:table-cell office:value-type="float" office:value="1527048203.35654" calcext:value-type="float">
            <text:p>1527048203.35654</text:p>
          </table:table-cell>
          <table:table-cell office:value-type="string" calcext:value-type="string">
            <text:p>PID_x</text:p>
          </table:table-cell>
          <table:table-cell office:value-type="float" office:value="-0.47209" calcext:value-type="float">
            <text:p>-0.47209</text:p>
          </table:table-cell>
          <table:table-cell office:value-type="float" office:value="-0.022974" calcext:value-type="float">
            <text:p>-0.022974</text:p>
          </table:table-cell>
          <table:table-cell office:value-type="float" office:value="-0.008946" calcext:value-type="float">
            <text:p>-0.008946</text:p>
          </table:table-cell>
          <table:table-cell office:value-type="float" office:value="-0.002216" calcext:value-type="float">
            <text:p>-0.002216</text:p>
          </table:table-cell>
          <table:table-cell office:value-type="float" office:value="-0.402617" calcext:value-type="float">
            <text:p>-0.402617</text:p>
          </table:table-cell>
          <table:table-cell office:value-type="float" office:value="-0.085238" calcext:value-type="float">
            <text:p>-0.085238</text:p>
          </table:table-cell>
          <table:table-cell office:value-type="float" office:value="-0.008893" calcext:value-type="float">
            <text:p>-0.008893</text:p>
          </table:table-cell>
          <table:table-cell office:value-type="string" calcext:value-type="string">
            <text:p>-0.001952</text:p>
          </table:table-cell>
        </table:table-row>
        <table:table-row table:style-name="ro1" table:visibility="filter">
          <table:table-cell office:value-type="float" office:value="1527048203.3566" calcext:value-type="float">
            <text:p>1527048203.356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209" calcext:value-type="float">
            <text:p>-0.47209</text:p>
          </table:table-cell>
          <table:table-cell office:value-type="float" office:value="-0.022974" calcext:value-type="float">
            <text:p>-0.022974</text:p>
          </table:table-cell>
          <table:table-cell table:style-name="Default" office:value-type="float" office:value="-0.008946" calcext:value-type="float">
            <text:p>-0.008946</text:p>
          </table:table-cell>
          <table:table-cell office:value-type="float" office:value="-0.002216" calcext:value-type="float">
            <text:p>-0.002216</text:p>
          </table:table-cell>
          <table:table-cell table:style-name="Default" office:value-type="float" office:value="-0.402617" calcext:value-type="float">
            <text:p>-0.402617</text:p>
          </table:table-cell>
          <table:table-cell office:value-type="float" office:value="-0.085238" calcext:value-type="float">
            <text:p>-0.085238</text:p>
          </table:table-cell>
          <table:table-cell office:value-type="float" office:value="-0.008893" calcext:value-type="float">
            <text:p>-0.008893</text:p>
          </table:table-cell>
          <table:table-cell office:value-type="string" calcext:value-type="string">
            <text:p>-0.001952</text:p>
          </table:table-cell>
        </table:table-row>
        <table:table-row table:style-name="ro1">
          <table:table-cell office:value-type="float" office:value="1527048203.37706" calcext:value-type="float">
            <text:p>1527048203.37706</text:p>
          </table:table-cell>
          <table:table-cell office:value-type="string" calcext:value-type="string">
            <text:p>PID_x</text:p>
          </table:table-cell>
          <table:table-cell office:value-type="float" office:value="-0.470611" calcext:value-type="float">
            <text:p>-0.470611</text:p>
          </table:table-cell>
          <table:table-cell office:value-type="float" office:value="-0.02421" calcext:value-type="float">
            <text:p>-0.02421</text:p>
          </table:table-cell>
          <table:table-cell office:value-type="float" office:value="-0.008882" calcext:value-type="float">
            <text:p>-0.008882</text:p>
          </table:table-cell>
          <table:table-cell office:value-type="float" office:value="-0.002429" calcext:value-type="float">
            <text:p>-0.002429</text:p>
          </table:table-cell>
          <table:table-cell office:value-type="float" office:value="-0.402001" calcext:value-type="float">
            <text:p>-0.402001</text:p>
          </table:table-cell>
          <table:table-cell office:value-type="float" office:value="-0.087312" calcext:value-type="float">
            <text:p>-0.087312</text:p>
          </table:table-cell>
          <table:table-cell office:value-type="float" office:value="-0.008946" calcext:value-type="float">
            <text:p>-0.008946</text:p>
          </table:table-cell>
          <table:table-cell office:value-type="string" calcext:value-type="string">
            <text:p>-0.002216</text:p>
          </table:table-cell>
        </table:table-row>
        <table:table-row table:style-name="ro1" table:visibility="filter">
          <table:table-cell office:value-type="float" office:value="1527048203.37711" calcext:value-type="float">
            <text:p>1527048203.3771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0611" calcext:value-type="float">
            <text:p>-0.470611</text:p>
          </table:table-cell>
          <table:table-cell office:value-type="float" office:value="-0.02421" calcext:value-type="float">
            <text:p>-0.02421</text:p>
          </table:table-cell>
          <table:table-cell table:style-name="Default" office:value-type="float" office:value="-0.008882" calcext:value-type="float">
            <text:p>-0.008882</text:p>
          </table:table-cell>
          <table:table-cell office:value-type="float" office:value="-0.002429" calcext:value-type="float">
            <text:p>-0.002429</text:p>
          </table:table-cell>
          <table:table-cell table:style-name="Default" office:value-type="float" office:value="-0.402001" calcext:value-type="float">
            <text:p>-0.402001</text:p>
          </table:table-cell>
          <table:table-cell office:value-type="float" office:value="-0.087312" calcext:value-type="float">
            <text:p>-0.087312</text:p>
          </table:table-cell>
          <table:table-cell office:value-type="float" office:value="-0.008946" calcext:value-type="float">
            <text:p>-0.008946</text:p>
          </table:table-cell>
          <table:table-cell office:value-type="string" calcext:value-type="string">
            <text:p>-0.002216</text:p>
          </table:table-cell>
        </table:table-row>
        <table:table-row table:style-name="ro1">
          <table:table-cell office:value-type="float" office:value="1527048203.39657" calcext:value-type="float">
            <text:p>1527048203.39657</text:p>
          </table:table-cell>
          <table:table-cell office:value-type="string" calcext:value-type="string">
            <text:p>PID_x</text:p>
          </table:table-cell>
          <table:table-cell office:value-type="float" office:value="-0.47015" calcext:value-type="float">
            <text:p>-0.47015</text:p>
          </table:table-cell>
          <table:table-cell office:value-type="float" office:value="-0.026253" calcext:value-type="float">
            <text:p>-0.026253</text:p>
          </table:table-cell>
          <table:table-cell office:value-type="float" office:value="-0.008864" calcext:value-type="float">
            <text:p>-0.008864</text:p>
          </table:table-cell>
          <table:table-cell office:value-type="float" office:value="-0.002757" calcext:value-type="float">
            <text:p>-0.002757</text:p>
          </table:table-cell>
          <table:table-cell office:value-type="float" office:value="-0.401809" calcext:value-type="float">
            <text:p>-0.401809</text:p>
          </table:table-cell>
          <table:table-cell office:value-type="float" office:value="-0.090683" calcext:value-type="float">
            <text:p>-0.090683</text:p>
          </table:table-cell>
          <table:table-cell office:value-type="float" office:value="-0.008882" calcext:value-type="float">
            <text:p>-0.008882</text:p>
          </table:table-cell>
          <table:table-cell office:value-type="string" calcext:value-type="string">
            <text:p>-0.002429</text:p>
          </table:table-cell>
        </table:table-row>
        <table:table-row table:style-name="ro1" table:visibility="filter">
          <table:table-cell office:value-type="float" office:value="1527048203.39663" calcext:value-type="float">
            <text:p>1527048203.3966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015" calcext:value-type="float">
            <text:p>-0.47015</text:p>
          </table:table-cell>
          <table:table-cell office:value-type="float" office:value="-0.026253" calcext:value-type="float">
            <text:p>-0.026253</text:p>
          </table:table-cell>
          <table:table-cell table:style-name="Default" office:value-type="float" office:value="-0.008864" calcext:value-type="float">
            <text:p>-0.008864</text:p>
          </table:table-cell>
          <table:table-cell office:value-type="float" office:value="-0.002757" calcext:value-type="float">
            <text:p>-0.002757</text:p>
          </table:table-cell>
          <table:table-cell table:style-name="Default" office:value-type="float" office:value="-0.401809" calcext:value-type="float">
            <text:p>-0.401809</text:p>
          </table:table-cell>
          <table:table-cell office:value-type="float" office:value="-0.090683" calcext:value-type="float">
            <text:p>-0.090683</text:p>
          </table:table-cell>
          <table:table-cell office:value-type="float" office:value="-0.008882" calcext:value-type="float">
            <text:p>-0.008882</text:p>
          </table:table-cell>
          <table:table-cell office:value-type="string" calcext:value-type="string">
            <text:p>-0.002429</text:p>
          </table:table-cell>
        </table:table-row>
        <table:table-row table:style-name="ro1">
          <table:table-cell office:value-type="float" office:value="1527048203.41704" calcext:value-type="float">
            <text:p>1527048203.41704</text:p>
          </table:table-cell>
          <table:table-cell office:value-type="string" calcext:value-type="string">
            <text:p>PID_x</text:p>
          </table:table-cell>
          <table:table-cell office:value-type="float" office:value="-0.474173" calcext:value-type="float">
            <text:p>-0.474173</text:p>
          </table:table-cell>
          <table:table-cell office:value-type="float" office:value="-0.027811" calcext:value-type="float">
            <text:p>-0.027811</text:p>
          </table:table-cell>
          <table:table-cell office:value-type="float" office:value="-0.009035" calcext:value-type="float">
            <text:p>-0.009035</text:p>
          </table:table-cell>
          <table:table-cell office:value-type="float" office:value="-0.003011" calcext:value-type="float">
            <text:p>-0.003011</text:p>
          </table:table-cell>
          <table:table-cell office:value-type="float" office:value="-0.403483" calcext:value-type="float">
            <text:p>-0.403483</text:p>
          </table:table-cell>
          <table:table-cell office:value-type="float" office:value="-0.093165" calcext:value-type="float">
            <text:p>-0.093165</text:p>
          </table:table-cell>
          <table:table-cell office:value-type="float" office:value="-0.008864" calcext:value-type="float">
            <text:p>-0.008864</text:p>
          </table:table-cell>
          <table:table-cell office:value-type="string" calcext:value-type="string">
            <text:p>-0.002757</text:p>
          </table:table-cell>
        </table:table-row>
        <table:table-row table:style-name="ro1" table:visibility="filter">
          <table:table-cell office:value-type="float" office:value="1527048203.41709" calcext:value-type="float">
            <text:p>1527048203.41709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4173" calcext:value-type="float">
            <text:p>-0.474173</text:p>
          </table:table-cell>
          <table:table-cell office:value-type="float" office:value="-0.027811" calcext:value-type="float">
            <text:p>-0.027811</text:p>
          </table:table-cell>
          <table:table-cell table:style-name="Default" office:value-type="float" office:value="-0.009035" calcext:value-type="float">
            <text:p>-0.009035</text:p>
          </table:table-cell>
          <table:table-cell office:value-type="float" office:value="-0.003011" calcext:value-type="float">
            <text:p>-0.003011</text:p>
          </table:table-cell>
          <table:table-cell table:style-name="Default" office:value-type="float" office:value="-0.403483" calcext:value-type="float">
            <text:p>-0.403483</text:p>
          </table:table-cell>
          <table:table-cell office:value-type="float" office:value="-0.093165" calcext:value-type="float">
            <text:p>-0.093165</text:p>
          </table:table-cell>
          <table:table-cell office:value-type="float" office:value="-0.008864" calcext:value-type="float">
            <text:p>-0.008864</text:p>
          </table:table-cell>
          <table:table-cell office:value-type="string" calcext:value-type="string">
            <text:p>-0.002757</text:p>
          </table:table-cell>
        </table:table-row>
        <table:table-row table:style-name="ro1">
          <table:table-cell office:value-type="float" office:value="1527048203.43645" calcext:value-type="float">
            <text:p>1527048203.43645</text:p>
          </table:table-cell>
          <table:table-cell office:value-type="string" calcext:value-type="string">
            <text:p>PID_x</text:p>
          </table:table-cell>
          <table:table-cell office:value-type="float" office:value="-0.479484" calcext:value-type="float">
            <text:p>-0.479484</text:p>
          </table:table-cell>
          <table:table-cell office:value-type="float" office:value="-0.029507" calcext:value-type="float">
            <text:p>-0.029507</text:p>
          </table:table-cell>
          <table:table-cell office:value-type="float" office:value="-0.009249" calcext:value-type="float">
            <text:p>-0.009249</text:p>
          </table:table-cell>
          <table:table-cell office:value-type="float" office:value="-0.00327" calcext:value-type="float">
            <text:p>-0.00327</text:p>
          </table:table-cell>
          <table:table-cell office:value-type="float" office:value="-0.405687" calcext:value-type="float">
            <text:p>-0.405687</text:p>
          </table:table-cell>
          <table:table-cell office:value-type="float" office:value="-0.095828" calcext:value-type="float">
            <text:p>-0.095828</text:p>
          </table:table-cell>
          <table:table-cell office:value-type="float" office:value="-0.009035" calcext:value-type="float">
            <text:p>-0.009035</text:p>
          </table:table-cell>
          <table:table-cell office:value-type="string" calcext:value-type="string">
            <text:p>-0.003011</text:p>
          </table:table-cell>
        </table:table-row>
        <table:table-row table:style-name="ro1" table:visibility="filter">
          <table:table-cell office:value-type="float" office:value="1527048203.43651" calcext:value-type="float">
            <text:p>1527048203.4365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9484" calcext:value-type="float">
            <text:p>-0.479484</text:p>
          </table:table-cell>
          <table:table-cell office:value-type="float" office:value="-0.029507" calcext:value-type="float">
            <text:p>-0.029507</text:p>
          </table:table-cell>
          <table:table-cell table:style-name="Default" office:value-type="float" office:value="-0.009249" calcext:value-type="float">
            <text:p>-0.009249</text:p>
          </table:table-cell>
          <table:table-cell office:value-type="float" office:value="-0.00327" calcext:value-type="float">
            <text:p>-0.00327</text:p>
          </table:table-cell>
          <table:table-cell table:style-name="Default" office:value-type="float" office:value="-0.405687" calcext:value-type="float">
            <text:p>-0.405687</text:p>
          </table:table-cell>
          <table:table-cell office:value-type="float" office:value="-0.095828" calcext:value-type="float">
            <text:p>-0.095828</text:p>
          </table:table-cell>
          <table:table-cell office:value-type="float" office:value="-0.009035" calcext:value-type="float">
            <text:p>-0.009035</text:p>
          </table:table-cell>
          <table:table-cell office:value-type="string" calcext:value-type="string">
            <text:p>-0.003011</text:p>
          </table:table-cell>
        </table:table-row>
        <table:table-row table:style-name="ro1">
          <table:table-cell office:value-type="float" office:value="1527048203.45695" calcext:value-type="float">
            <text:p>1527048203.45695</text:p>
          </table:table-cell>
          <table:table-cell office:value-type="string" calcext:value-type="string">
            <text:p>PID_x</text:p>
          </table:table-cell>
          <table:table-cell office:value-type="float" office:value="-0.479814" calcext:value-type="float">
            <text:p>-0.479814</text:p>
          </table:table-cell>
          <table:table-cell office:value-type="float" office:value="-0.031326" calcext:value-type="float">
            <text:p>-0.031326</text:p>
          </table:table-cell>
          <table:table-cell office:value-type="float" office:value="-0.009263" calcext:value-type="float">
            <text:p>-0.009263</text:p>
          </table:table-cell>
          <table:table-cell office:value-type="float" office:value="-0.003553" calcext:value-type="float">
            <text:p>-0.003553</text:p>
          </table:table-cell>
          <table:table-cell office:value-type="float" office:value="-0.405824" calcext:value-type="float">
            <text:p>-0.405824</text:p>
          </table:table-cell>
          <table:table-cell office:value-type="float" office:value="-0.098592" calcext:value-type="float">
            <text:p>-0.098592</text:p>
          </table:table-cell>
          <table:table-cell office:value-type="float" office:value="-0.009249" calcext:value-type="float">
            <text:p>-0.009249</text:p>
          </table:table-cell>
          <table:table-cell office:value-type="string" calcext:value-type="string">
            <text:p>-0.003270</text:p>
          </table:table-cell>
        </table:table-row>
        <table:table-row table:style-name="ro1" table:visibility="filter">
          <table:table-cell office:value-type="float" office:value="1527048203.45701" calcext:value-type="float">
            <text:p>1527048203.4570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9814" calcext:value-type="float">
            <text:p>-0.479814</text:p>
          </table:table-cell>
          <table:table-cell office:value-type="float" office:value="-0.031326" calcext:value-type="float">
            <text:p>-0.031326</text:p>
          </table:table-cell>
          <table:table-cell table:style-name="Default" office:value-type="float" office:value="-0.009263" calcext:value-type="float">
            <text:p>-0.009263</text:p>
          </table:table-cell>
          <table:table-cell office:value-type="float" office:value="-0.003553" calcext:value-type="float">
            <text:p>-0.003553</text:p>
          </table:table-cell>
          <table:table-cell table:style-name="Default" office:value-type="float" office:value="-0.405824" calcext:value-type="float">
            <text:p>-0.405824</text:p>
          </table:table-cell>
          <table:table-cell office:value-type="float" office:value="-0.098592" calcext:value-type="float">
            <text:p>-0.098592</text:p>
          </table:table-cell>
          <table:table-cell office:value-type="float" office:value="-0.009249" calcext:value-type="float">
            <text:p>-0.009249</text:p>
          </table:table-cell>
          <table:table-cell office:value-type="string" calcext:value-type="string">
            <text:p>-0.003270</text:p>
          </table:table-cell>
        </table:table-row>
        <table:table-row table:style-name="ro1" table:visibility="filter">
          <table:table-cell office:value-type="float" office:value="1527048203.47664" calcext:value-type="float">
            <text:p>1527048203.4766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468" calcext:value-type="float">
            <text:p>-0.47468</text:p>
          </table:table-cell>
          <table:table-cell office:value-type="float" office:value="-0.031084" calcext:value-type="float">
            <text:p>-0.031084</text:p>
          </table:table-cell>
          <table:table-cell table:style-name="Default" office:value-type="float" office:value="-0.009054" calcext:value-type="float">
            <text:p>-0.009054</text:p>
          </table:table-cell>
          <table:table-cell office:value-type="float" office:value="-0.003517" calcext:value-type="float">
            <text:p>-0.003517</text:p>
          </table:table-cell>
          <table:table-cell table:style-name="Default" office:value-type="float" office:value="-0.403694" calcext:value-type="float">
            <text:p>-0.403694</text:p>
          </table:table-cell>
          <table:table-cell office:value-type="float" office:value="-0.098226" calcext:value-type="float">
            <text:p>-0.098226</text:p>
          </table:table-cell>
          <table:table-cell office:value-type="float" office:value="-0.009263" calcext:value-type="float">
            <text:p>-0.009263</text:p>
          </table:table-cell>
          <table:table-cell office:value-type="string" calcext:value-type="string">
            <text:p>-0.003553</text:p>
          </table:table-cell>
        </table:table-row>
        <table:table-row table:style-name="ro1">
          <table:table-cell office:value-type="float" office:value="1527048203.49719" calcext:value-type="float">
            <text:p>1527048203.49719</text:p>
          </table:table-cell>
          <table:table-cell office:value-type="string" calcext:value-type="string">
            <text:p>PID_x</text:p>
          </table:table-cell>
          <table:table-cell office:value-type="float" office:value="-0.476591" calcext:value-type="float">
            <text:p>-0.476591</text:p>
          </table:table-cell>
          <table:table-cell office:value-type="float" office:value="-0.03286" calcext:value-type="float">
            <text:p>-0.03286</text:p>
          </table:table-cell>
          <table:table-cell office:value-type="float" office:value="-0.009136" calcext:value-type="float">
            <text:p>-0.009136</text:p>
          </table:table-cell>
          <table:table-cell office:value-type="float" office:value="-0.00379" calcext:value-type="float">
            <text:p>-0.00379</text:p>
          </table:table-cell>
          <table:table-cell office:value-type="float" office:value="-0.404486" calcext:value-type="float">
            <text:p>-0.404486</text:p>
          </table:table-cell>
          <table:table-cell office:value-type="float" office:value="-0.100868" calcext:value-type="float">
            <text:p>-0.100868</text:p>
          </table:table-cell>
          <table:table-cell office:value-type="float" office:value="-0.009054" calcext:value-type="float">
            <text:p>-0.009054</text:p>
          </table:table-cell>
          <table:table-cell office:value-type="string" calcext:value-type="string">
            <text:p>-0.003517</text:p>
          </table:table-cell>
        </table:table-row>
        <table:table-row table:style-name="ro1" table:visibility="filter">
          <table:table-cell office:value-type="float" office:value="1527048203.49724" calcext:value-type="float">
            <text:p>1527048203.49724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76591" calcext:value-type="float">
            <text:p>-0.476591</text:p>
          </table:table-cell>
          <table:table-cell office:value-type="float" office:value="-0.03286" calcext:value-type="float">
            <text:p>-0.03286</text:p>
          </table:table-cell>
          <table:table-cell table:style-name="Default" office:value-type="float" office:value="-0.009136" calcext:value-type="float">
            <text:p>-0.009136</text:p>
          </table:table-cell>
          <table:table-cell office:value-type="float" office:value="-0.00379" calcext:value-type="float">
            <text:p>-0.00379</text:p>
          </table:table-cell>
          <table:table-cell table:style-name="Default" office:value-type="float" office:value="-0.404486" calcext:value-type="float">
            <text:p>-0.404486</text:p>
          </table:table-cell>
          <table:table-cell office:value-type="float" office:value="-0.100868" calcext:value-type="float">
            <text:p>-0.100868</text:p>
          </table:table-cell>
          <table:table-cell office:value-type="float" office:value="-0.009054" calcext:value-type="float">
            <text:p>-0.009054</text:p>
          </table:table-cell>
          <table:table-cell office:value-type="string" calcext:value-type="string">
            <text:p>-0.003517</text:p>
          </table:table-cell>
        </table:table-row>
        <table:table-row table:style-name="ro1">
          <table:table-cell office:value-type="float" office:value="1527048203.51671" calcext:value-type="float">
            <text:p>1527048203.51671</text:p>
          </table:table-cell>
          <table:table-cell office:value-type="string" calcext:value-type="string">
            <text:p>PID_x</text:p>
          </table:table-cell>
          <table:table-cell office:value-type="float" office:value="-0.481585" calcext:value-type="float">
            <text:p>-0.481585</text:p>
          </table:table-cell>
          <table:table-cell office:value-type="float" office:value="-0.03349" calcext:value-type="float">
            <text:p>-0.03349</text:p>
          </table:table-cell>
          <table:table-cell office:value-type="float" office:value="-0.009338" calcext:value-type="float">
            <text:p>-0.009338</text:p>
          </table:table-cell>
          <table:table-cell office:value-type="float" office:value="-0.003881" calcext:value-type="float">
            <text:p>-0.003881</text:p>
          </table:table-cell>
          <table:table-cell office:value-type="float" office:value="-0.406554" calcext:value-type="float">
            <text:p>-0.406554</text:p>
          </table:table-cell>
          <table:table-cell office:value-type="float" office:value="-0.101799" calcext:value-type="float">
            <text:p>-0.101799</text:p>
          </table:table-cell>
          <table:table-cell office:value-type="float" office:value="-0.009136" calcext:value-type="float">
            <text:p>-0.009136</text:p>
          </table:table-cell>
          <table:table-cell office:value-type="string" calcext:value-type="string">
            <text:p>-0.003790</text:p>
          </table:table-cell>
        </table:table-row>
        <table:table-row table:style-name="ro1" table:visibility="filter">
          <table:table-cell office:value-type="float" office:value="1527048203.51676" calcext:value-type="float">
            <text:p>1527048203.5167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81585" calcext:value-type="float">
            <text:p>-0.481585</text:p>
          </table:table-cell>
          <table:table-cell office:value-type="float" office:value="-0.03349" calcext:value-type="float">
            <text:p>-0.03349</text:p>
          </table:table-cell>
          <table:table-cell table:style-name="Default" office:value-type="float" office:value="-0.009338" calcext:value-type="float">
            <text:p>-0.009338</text:p>
          </table:table-cell>
          <table:table-cell office:value-type="float" office:value="-0.003881" calcext:value-type="float">
            <text:p>-0.003881</text:p>
          </table:table-cell>
          <table:table-cell table:style-name="Default" office:value-type="float" office:value="-0.406554" calcext:value-type="float">
            <text:p>-0.406554</text:p>
          </table:table-cell>
          <table:table-cell office:value-type="float" office:value="-0.101799" calcext:value-type="float">
            <text:p>-0.101799</text:p>
          </table:table-cell>
          <table:table-cell office:value-type="float" office:value="-0.009136" calcext:value-type="float">
            <text:p>-0.009136</text:p>
          </table:table-cell>
          <table:table-cell office:value-type="string" calcext:value-type="string">
            <text:p>-0.003790</text:p>
          </table:table-cell>
        </table:table-row>
        <table:table-row table:style-name="ro1">
          <table:table-cell office:value-type="float" office:value="1527048203.53714" calcext:value-type="float">
            <text:p>1527048203.53714</text:p>
          </table:table-cell>
          <table:table-cell office:value-type="string" calcext:value-type="string">
            <text:p>PID_x</text:p>
          </table:table-cell>
          <table:table-cell office:value-type="float" office:value="-0.48367" calcext:value-type="float">
            <text:p>-0.48367</text:p>
          </table:table-cell>
          <table:table-cell office:value-type="float" office:value="-0.035687" calcext:value-type="float">
            <text:p>-0.035687</text:p>
          </table:table-cell>
          <table:table-cell office:value-type="float" office:value="-0.009426" calcext:value-type="float">
            <text:p>-0.009426</text:p>
          </table:table-cell>
          <table:table-cell office:value-type="float" office:value="-0.004205" calcext:value-type="float">
            <text:p>-0.004205</text:p>
          </table:table-cell>
          <table:table-cell office:value-type="float" office:value="-0.407413" calcext:value-type="float">
            <text:p>-0.407413</text:p>
          </table:table-cell>
          <table:table-cell office:value-type="float" office:value="-0.10497" calcext:value-type="float">
            <text:p>-0.10497</text:p>
          </table:table-cell>
          <table:table-cell office:value-type="float" office:value="-0.009338" calcext:value-type="float">
            <text:p>-0.009338</text:p>
          </table:table-cell>
          <table:table-cell office:value-type="string" calcext:value-type="string">
            <text:p>-0.003881</text:p>
          </table:table-cell>
        </table:table-row>
        <table:table-row table:style-name="ro1" table:visibility="filter">
          <table:table-cell office:value-type="float" office:value="1527048203.53721" calcext:value-type="float">
            <text:p>1527048203.5372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8367" calcext:value-type="float">
            <text:p>-0.48367</text:p>
          </table:table-cell>
          <table:table-cell office:value-type="float" office:value="-0.035687" calcext:value-type="float">
            <text:p>-0.035687</text:p>
          </table:table-cell>
          <table:table-cell table:style-name="Default" office:value-type="float" office:value="-0.009426" calcext:value-type="float">
            <text:p>-0.009426</text:p>
          </table:table-cell>
          <table:table-cell office:value-type="float" office:value="-0.004205" calcext:value-type="float">
            <text:p>-0.004205</text:p>
          </table:table-cell>
          <table:table-cell table:style-name="Default" office:value-type="float" office:value="-0.407413" calcext:value-type="float">
            <text:p>-0.407413</text:p>
          </table:table-cell>
          <table:table-cell office:value-type="float" office:value="-0.10497" calcext:value-type="float">
            <text:p>-0.10497</text:p>
          </table:table-cell>
          <table:table-cell office:value-type="float" office:value="-0.009338" calcext:value-type="float">
            <text:p>-0.009338</text:p>
          </table:table-cell>
          <table:table-cell office:value-type="string" calcext:value-type="string">
            <text:p>-0.003881</text:p>
          </table:table-cell>
        </table:table-row>
        <table:table-row table:style-name="ro1">
          <table:table-cell office:value-type="float" office:value="1527048203.55666" calcext:value-type="float">
            <text:p>1527048203.55666</text:p>
          </table:table-cell>
          <table:table-cell office:value-type="string" calcext:value-type="string">
            <text:p>PID_x</text:p>
          </table:table-cell>
          <table:table-cell office:value-type="float" office:value="-0.493053" calcext:value-type="float">
            <text:p>-0.493053</text:p>
          </table:table-cell>
          <table:table-cell office:value-type="float" office:value="-0.036574" calcext:value-type="float">
            <text:p>-0.036574</text:p>
          </table:table-cell>
          <table:table-cell office:value-type="float" office:value="-0.009801" calcext:value-type="float">
            <text:p>-0.009801</text:p>
          </table:table-cell>
          <table:table-cell office:value-type="float" office:value="-0.004329" calcext:value-type="float">
            <text:p>-0.004329</text:p>
          </table:table-cell>
          <table:table-cell office:value-type="float" office:value="-0.411264" calcext:value-type="float">
            <text:p>-0.411264</text:p>
          </table:table-cell>
          <table:table-cell office:value-type="float" office:value="-0.106235" calcext:value-type="float">
            <text:p>-0.106235</text:p>
          </table:table-cell>
          <table:table-cell office:value-type="float" office:value="-0.009426" calcext:value-type="float">
            <text:p>-0.009426</text:p>
          </table:table-cell>
          <table:table-cell office:value-type="string" calcext:value-type="string">
            <text:p>-0.004205</text:p>
          </table:table-cell>
        </table:table-row>
        <table:table-row table:style-name="ro1" table:visibility="filter">
          <table:table-cell office:value-type="float" office:value="1527048203.55673" calcext:value-type="float">
            <text:p>1527048203.55673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93053" calcext:value-type="float">
            <text:p>-0.493053</text:p>
          </table:table-cell>
          <table:table-cell office:value-type="float" office:value="-0.036574" calcext:value-type="float">
            <text:p>-0.036574</text:p>
          </table:table-cell>
          <table:table-cell table:style-name="Default" office:value-type="float" office:value="-0.009801" calcext:value-type="float">
            <text:p>-0.009801</text:p>
          </table:table-cell>
          <table:table-cell office:value-type="float" office:value="-0.004329" calcext:value-type="float">
            <text:p>-0.004329</text:p>
          </table:table-cell>
          <table:table-cell table:style-name="Default" office:value-type="float" office:value="-0.411264" calcext:value-type="float">
            <text:p>-0.411264</text:p>
          </table:table-cell>
          <table:table-cell office:value-type="float" office:value="-0.106235" calcext:value-type="float">
            <text:p>-0.106235</text:p>
          </table:table-cell>
          <table:table-cell office:value-type="float" office:value="-0.009426" calcext:value-type="float">
            <text:p>-0.009426</text:p>
          </table:table-cell>
          <table:table-cell office:value-type="string" calcext:value-type="string">
            <text:p>-0.004205</text:p>
          </table:table-cell>
        </table:table-row>
        <table:table-row table:style-name="ro1">
          <table:table-cell office:value-type="float" office:value="1527048203.5771" calcext:value-type="float">
            <text:p>1527048203.5771</text:p>
          </table:table-cell>
          <table:table-cell office:value-type="string" calcext:value-type="string">
            <text:p>PID_x</text:p>
          </table:table-cell>
          <table:table-cell office:value-type="float" office:value="-0.499594" calcext:value-type="float">
            <text:p>-0.499594</text:p>
          </table:table-cell>
          <table:table-cell office:value-type="float" office:value="-0.037573" calcext:value-type="float">
            <text:p>-0.037573</text:p>
          </table:table-cell>
          <table:table-cell office:value-type="float" office:value="-0.010073" calcext:value-type="float">
            <text:p>-0.010073</text:p>
          </table:table-cell>
          <table:table-cell office:value-type="float" office:value="-0.004472" calcext:value-type="float">
            <text:p>-0.004472</text:p>
          </table:table-cell>
          <table:table-cell office:value-type="float" office:value="-0.413923" calcext:value-type="float">
            <text:p>-0.413923</text:p>
          </table:table-cell>
          <table:table-cell office:value-type="float" office:value="-0.107636" calcext:value-type="float">
            <text:p>-0.107636</text:p>
          </table:table-cell>
          <table:table-cell office:value-type="float" office:value="-0.009801" calcext:value-type="float">
            <text:p>-0.009801</text:p>
          </table:table-cell>
          <table:table-cell office:value-type="string" calcext:value-type="string">
            <text:p>-0.004329</text:p>
          </table:table-cell>
        </table:table-row>
        <table:table-row table:style-name="ro1" table:visibility="filter">
          <table:table-cell office:value-type="float" office:value="1527048203.57716" calcext:value-type="float">
            <text:p>1527048203.57716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99594" calcext:value-type="float">
            <text:p>-0.499594</text:p>
          </table:table-cell>
          <table:table-cell office:value-type="float" office:value="-0.037573" calcext:value-type="float">
            <text:p>-0.037573</text:p>
          </table:table-cell>
          <table:table-cell table:style-name="Default" office:value-type="float" office:value="-0.010073" calcext:value-type="float">
            <text:p>-0.010073</text:p>
          </table:table-cell>
          <table:table-cell office:value-type="float" office:value="-0.004472" calcext:value-type="float">
            <text:p>-0.004472</text:p>
          </table:table-cell>
          <table:table-cell table:style-name="Default" office:value-type="float" office:value="-0.413923" calcext:value-type="float">
            <text:p>-0.413923</text:p>
          </table:table-cell>
          <table:table-cell office:value-type="float" office:value="-0.107636" calcext:value-type="float">
            <text:p>-0.107636</text:p>
          </table:table-cell>
          <table:table-cell office:value-type="float" office:value="-0.009801" calcext:value-type="float">
            <text:p>-0.009801</text:p>
          </table:table-cell>
          <table:table-cell office:value-type="string" calcext:value-type="string">
            <text:p>-0.004329</text:p>
          </table:table-cell>
        </table:table-row>
        <table:table-row table:style-name="ro1">
          <table:table-cell office:value-type="float" office:value="1527048203.59674" calcext:value-type="float">
            <text:p>1527048203.59674</text:p>
          </table:table-cell>
          <table:table-cell office:value-type="string" calcext:value-type="string">
            <text:p>PID_x</text:p>
          </table:table-cell>
          <table:table-cell office:value-type="float" office:value="-0.495311" calcext:value-type="float">
            <text:p>-0.495311</text:p>
          </table:table-cell>
          <table:table-cell office:value-type="float" office:value="-0.038312" calcext:value-type="float">
            <text:p>-0.038312</text:p>
          </table:table-cell>
          <table:table-cell office:value-type="float" office:value="-0.009902" calcext:value-type="float">
            <text:p>-0.009902</text:p>
          </table:table-cell>
          <table:table-cell office:value-type="float" office:value="-0.004573" calcext:value-type="float">
            <text:p>-0.004573</text:p>
          </table:table-cell>
          <table:table-cell office:value-type="float" office:value="-0.412181" calcext:value-type="float">
            <text:p>-0.412181</text:p>
          </table:table-cell>
          <table:table-cell office:value-type="float" office:value="-0.108667" calcext:value-type="float">
            <text:p>-0.108667</text:p>
          </table:table-cell>
          <table:table-cell office:value-type="float" office:value="-0.010073" calcext:value-type="float">
            <text:p>-0.010073</text:p>
          </table:table-cell>
          <table:table-cell office:value-type="string" calcext:value-type="string">
            <text:p>-0.004472</text:p>
          </table:table-cell>
        </table:table-row>
        <table:table-row table:style-name="ro1" table:visibility="filter">
          <table:table-cell office:value-type="float" office:value="1527048203.59681" calcext:value-type="float">
            <text:p>1527048203.59681</text:p>
          </table:table-cell>
          <table:table-cell office:value-type="string" calcext:value-type="string">
            <text:p>PID_y</text:p>
          </table:table-cell>
          <table:table-cell table:style-name="Default" office:value-type="float" office:value="-0.495311" calcext:value-type="float">
            <text:p>-0.495311</text:p>
          </table:table-cell>
          <table:table-cell office:value-type="float" office:value="-0.038312" calcext:value-type="float">
            <text:p>-0.038312</text:p>
          </table:table-cell>
          <table:table-cell table:style-name="Default" office:value-type="float" office:value="-0.009902" calcext:value-type="float">
            <text:p>-0.009902</text:p>
          </table:table-cell>
          <table:table-cell office:value-type="float" office:value="-0.004573" calcext:value-type="float">
            <text:p>-0.004573</text:p>
          </table:table-cell>
          <table:table-cell table:style-name="Default" office:value-type="float" office:value="-0.412181" calcext:value-type="float">
            <text:p>-0.412181</text:p>
          </table:table-cell>
          <table:table-cell office:value-type="float" office:value="-0.108667" calcext:value-type="float">
            <text:p>-0.108667</text:p>
          </table:table-cell>
          <table:table-cell office:value-type="float" office:value="-0.010073" calcext:value-type="float">
            <text:p>-0.010073</text:p>
          </table:table-cell>
          <table:table-cell office:value-type="string" calcext:value-type="string">
            <text:p>-0.004472</text:p>
          </table:table-cell>
        </table:table-row>
        <table:table-row table:style-name="ro1" table:number-rows-repeated="10477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J818" table:display-filter-buttons="true" table:orientation="column">
          <table:filter>
            <table:filter-or>
              <table:filter-condition table:field-number="1" table:value="TOC_x" table:operator="=">
                <table:filter-set-item table:value="TOC_x"/>
                <table:filter-set-item table:value="PID_x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1:41:02.857417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11:59.447397450</meta:creation-date>
    <dc:date>2018-05-24T16:06:36.972428321</dc:date>
    <meta:editing-duration>PT18M58S</meta:editing-duration>
    <meta:editing-cycles>2</meta:editing-cycles>
    <meta:generator>LibreOffice/4.2.8.2$Linux_X86_64 LibreOffice_project/420m0$Build-2</meta:generator>
    <meta:document-statistic meta:table-count="3" meta:cell-count="8178" meta:object-count="0"/>
  </office:meta>
</office:document-meta>
</file>